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text-align="justify" fo:break-before="auto" fo:line-height="138%" fo:margin-top="0.847cm" style:writing-mode="rl-tb"/>
    </style:style>
    <style:style style:name="T1_1" style:family="text">
      <style:text-properties fo:font-size="16pt" style:font-size-asian="16pt" style:font-size-complex="16pt" fo:font-weight="bold" style:font-weight-asian="bold" style:font-weight-complex="bold"/>
    </style:style>
    <style:style style:name="T1_2" style:family="text">
      <style:text-properties fo:font-size="16pt" style:font-size-asian="16pt" style:font-size-complex="16pt" fo:font-weight="bold" style:font-weight-asian="bold" style:font-weight-complex="bold"/>
    </style:style>
    <style:style style:name="P2" style:family="paragraph" style:parent-style-name="Heading_20_2">
      <style:paragraph-properties fo:text-align="justify" fo:break-before="auto" fo:line-height="138%" fo:margin-bottom="0.141cm" style:writing-mode="rl-tb"/>
    </style:style>
    <style:style style:name="T2_1" style:family="text">
      <style:text-properties fo:font-size="17pt" style:font-size-asian="17pt" style:font-size-complex="17pt" fo:font-weight="bold" style:font-weight-asian="bold" style:font-weight-complex="bold"/>
    </style:style>
    <style:style style:name="T2_2" style:family="text">
      <style:text-properties fo:font-size="17pt" style:font-size-asian="17pt" style:font-size-complex="17pt" fo:font-weight="bold" style:font-weight-asian="bold" style:font-weight-complex="bold"/>
    </style:style>
    <style:style style:name="T2_3" style:family="text">
      <style:text-properties fo:font-size="17pt" style:font-size-asian="17pt" style:font-size-complex="17pt" fo:font-weight="bold" style:font-weight-asian="bold" style:font-weight-complex="bold"/>
    </style:style>
    <style:style style:name="T2_4" style:family="text">
      <style:text-properties fo:font-size="17pt" style:font-size-asian="17pt" style:font-size-complex="17pt" fo:font-weight="bold" style:font-weight-asian="bold" style:font-weight-complex="bold"/>
    </style:style>
    <style:style style:name="T2_5" style:family="text">
      <style:text-properties fo:font-size="17pt" style:font-size-asian="17pt" style:font-size-complex="17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38%" style:writing-mode="rl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6pt" style:font-size-asian="16pt" style:font-size-complex="16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T3_93" style:family="text">
      <style:text-properties fo:font-size="12pt" style:font-size-asian="12pt" style:font-size-complex="12pt"/>
    </style:style>
    <style:style style:name="T3_94" style:family="text">
      <style:text-properties fo:font-size="12pt" style:font-size-asian="12pt" style:font-size-complex="12pt"/>
    </style:style>
    <style:style style:name="T3_95" style:family="text">
      <style:text-properties fo:font-size="12pt" style:font-size-asian="12pt" style:font-size-complex="12pt"/>
    </style:style>
    <style:style style:name="T3_96" style:family="text">
      <style:text-properties fo:font-size="12pt" style:font-size-asian="12pt" style:font-size-complex="12pt"/>
    </style:style>
    <style:style style:name="T3_97" style:family="text">
      <style:text-properties fo:font-size="12pt" style:font-size-asian="12pt" style:font-size-complex="12pt"/>
    </style:style>
    <style:style style:name="T3_98" style:family="text">
      <style:text-properties fo:font-size="12pt" style:font-size-asian="12pt" style:font-size-complex="12pt"/>
    </style:style>
    <style:style style:name="T3_99" style:family="text">
      <style:text-properties fo:font-size="12pt" style:font-size-asian="12pt" style:font-size-complex="12pt"/>
    </style:style>
    <style:style style:name="T3_100" style:family="text">
      <style:text-properties fo:font-size="12pt" style:font-size-asian="12pt" style:font-size-complex="12pt"/>
    </style:style>
    <style:style style:name="T3_101" style:family="text">
      <style:text-properties fo:font-size="12pt" style:font-size-asian="12pt" style:font-size-complex="12pt"/>
    </style:style>
    <style:style style:name="T3_102" style:family="text">
      <style:text-properties fo:font-size="12pt" style:font-size-asian="12pt" style:font-size-complex="12pt"/>
    </style:style>
    <style:style style:name="T3_103" style:family="text">
      <style:text-properties fo:font-size="12pt" style:font-size-asian="12pt" style:font-size-complex="12pt"/>
    </style:style>
    <style:style style:name="T3_104" style:family="text">
      <style:text-properties fo:font-size="12pt" style:font-size-asian="12pt" style:font-size-complex="12pt"/>
    </style:style>
    <style:style style:name="T3_105" style:family="text">
      <style:text-properties fo:font-size="12pt" style:font-size-asian="12pt" style:font-size-complex="12pt"/>
    </style:style>
    <style:style style:name="T3_106" style:family="text">
      <style:text-properties fo:font-size="12pt" style:font-size-asian="12pt" style:font-size-complex="12pt"/>
    </style:style>
    <style:style style:name="T3_107" style:family="text">
      <style:text-properties fo:font-size="12pt" style:font-size-asian="12pt" style:font-size-complex="12pt"/>
    </style:style>
    <style:style style:name="T3_108" style:family="text">
      <style:text-properties fo:font-size="12pt" style:font-size-asian="12pt" style:font-size-complex="12pt"/>
    </style:style>
    <style:style style:name="T3_109" style:family="text">
      <style:text-properties fo:font-size="12pt" style:font-size-asian="12pt" style:font-size-complex="12pt"/>
    </style:style>
    <style:style style:name="T3_110" style:family="text">
      <style:text-properties fo:font-size="12pt" style:font-size-asian="12pt" style:font-size-complex="12pt"/>
    </style:style>
    <style:style style:name="T3_111" style:family="text">
      <style:text-properties fo:font-size="12pt" style:font-size-asian="12pt" style:font-size-complex="12pt"/>
    </style:style>
    <style:style style:name="T3_112" style:family="text">
      <style:text-properties fo:font-size="12pt" style:font-size-asian="12pt" style:font-size-complex="12pt"/>
    </style:style>
    <style:style style:name="T3_113" style:family="text">
      <style:text-properties fo:font-size="12pt" style:font-size-asian="12pt" style:font-size-complex="12pt"/>
    </style:style>
    <style:style style:name="T3_114" style:family="text">
      <style:text-properties fo:font-size="12pt" style:font-size-asian="12pt" style:font-size-complex="12pt"/>
    </style:style>
    <style:style style:name="T3_115" style:family="text">
      <style:text-properties fo:font-size="12pt" style:font-size-asian="12pt" style:font-size-complex="12pt"/>
    </style:style>
    <style:style style:name="T3_116" style:family="text">
      <style:text-properties fo:font-size="12pt" style:font-size-asian="12pt" style:font-size-complex="12pt"/>
    </style:style>
    <style:style style:name="T3_117" style:family="text">
      <style:text-properties fo:font-size="12pt" style:font-size-asian="12pt" style:font-size-complex="12pt"/>
    </style:style>
    <style:style style:name="T3_118" style:family="text">
      <style:text-properties fo:font-size="12pt" style:font-size-asian="12pt" style:font-size-complex="12pt"/>
    </style:style>
    <style:style style:name="T3_119" style:family="text">
      <style:text-properties fo:font-size="12pt" style:font-size-asian="12pt" style:font-size-complex="12pt"/>
    </style:style>
    <style:style style:name="T3_120" style:family="text">
      <style:text-properties fo:font-size="12pt" style:font-size-asian="12pt" style:font-size-complex="12pt"/>
    </style:style>
    <style:style style:name="T3_121" style:family="text">
      <style:text-properties fo:font-size="12pt" style:font-size-asian="12pt" style:font-size-complex="12pt"/>
    </style:style>
    <style:style style:name="T3_122" style:family="text">
      <style:text-properties fo:font-size="12pt" style:font-size-asian="12pt" style:font-size-complex="12pt"/>
    </style:style>
    <style:style style:name="T3_123" style:family="text">
      <style:text-properties fo:font-size="12pt" style:font-size-asian="12pt" style:font-size-complex="12pt"/>
    </style:style>
    <style:style style:name="T3_124" style:family="text">
      <style:text-properties fo:font-size="12pt" style:font-size-asian="12pt" style:font-size-complex="12pt"/>
    </style:style>
    <style:style style:name="T3_125" style:family="text">
      <style:text-properties fo:font-size="12pt" style:font-size-asian="12pt" style:font-size-complex="12pt"/>
    </style:style>
    <style:style style:name="T3_126" style:family="text">
      <style:text-properties fo:font-size="12pt" style:font-size-asian="12pt" style:font-size-complex="12pt"/>
    </style:style>
    <style:style style:name="T3_127" style:family="text">
      <style:text-properties fo:font-size="12pt" style:font-size-asian="12pt" style:font-size-complex="12pt"/>
    </style:style>
    <style:style style:name="T3_12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38%" style:writing-mode="rl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P5" style:family="paragraph" style:parent-style-name="Heading_20_2">
      <style:paragraph-properties fo:text-align="justify" fo:break-before="auto" fo:line-height="138%" fo:margin-bottom="0.141cm" style:writing-mode="rl-tb"/>
    </style:style>
    <style:style style:name="T5_1" style:family="text">
      <style:text-properties fo:font-size="17pt" style:font-size-asian="17pt" style:font-size-complex="17pt" fo:font-weight="bold" style:font-weight-asian="bold" style:font-weight-complex="bold"/>
    </style:style>
    <style:style style:name="T5_2" style:family="text">
      <style:text-properties fo:font-size="17pt" style:font-size-asian="17pt" style:font-size-complex="17pt" fo:font-weight="bold" style:font-weight-asian="bold" style:font-weight-complex="bold"/>
    </style:style>
    <style:style style:name="T5_3" style:family="text">
      <style:text-properties fo:font-size="17pt" style:font-size-asian="17pt" style:font-size-complex="17pt" fo:font-weight="bold" style:font-weight-asian="bold" style:font-weight-complex="bold"/>
    </style:style>
    <style:style style:name="T5_4" style:family="text">
      <style:text-properties fo:font-size="17pt" style:font-size-asian="17pt" style:font-size-complex="17pt" fo:font-weight="bold" style:font-weight-asian="bold" style:font-weight-complex="bold"/>
    </style:style>
    <style:style style:name="T5_5" style:family="text">
      <style:text-properties fo:font-size="17pt" style:font-size-asian="17pt" style:font-size-complex="17pt" fo:font-weight="bold" style:font-weight-asian="bold" style:font-weight-complex="bold"/>
    </style:style>
    <style:style style:name="T5_6" style:family="text">
      <style:text-properties fo:font-size="17pt" style:font-size-asian="17pt" style:font-size-complex="17pt" fo:font-weight="bold" style:font-weight-asian="bold" style:font-weight-complex="bold"/>
    </style:style>
    <style:style style:name="T5_7" style:family="text">
      <style:text-properties fo:font-size="17pt" style:font-size-asian="17pt" style:font-size-complex="17pt" fo:font-weight="bold" style:font-weight-asian="bold" style:font-weight-complex="bold"/>
    </style:style>
    <style:style style:name="T5_8" style:family="text">
      <style:text-properties fo:font-size="17pt" style:font-size-asian="17pt" style:font-size-complex="17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38%" style:writing-mode="rl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P7" style:family="paragraph" style:parent-style-name="Heading_20_3">
      <style:paragraph-properties fo:text-align="justify" fo:break-before="auto" fo:line-height="138%" fo:margin-top="0.494cm" style:writing-mode="rl-tb"/>
    </style:style>
    <style:style style:name="T7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7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28%" style:writing-mode="rl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6pt" style:font-size-asian="16pt" style:font-size-complex="16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38%" style:writing-mode="rl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6pt" style:font-size-asian="16pt" style:font-size-complex="16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0pt" style:font-size-asian="10pt" style:font-size-complex="10pt"/>
    </style:style>
    <style:style style:name="T9_14" style:family="text">
      <style:text-properties fo:font-size="16pt" style:font-size-asian="16pt" style:font-size-complex="16pt"/>
    </style:style>
    <style:style style:name="T9_15" style:family="text">
      <style:text-properties fo:font-size="10pt" style:font-size-asian="10pt" style:font-size-complex="10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6pt" style:font-size-asian="16pt" style:font-size-complex="16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6pt" style:font-size-asian="16pt" style:font-size-complex="16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0pt" style:font-size-asian="10pt" style:font-size-complex="10pt"/>
    </style:style>
    <style:style style:name="T9_43" style:family="text">
      <style:text-properties fo:font-size="16pt" style:font-size-asian="16pt" style:font-size-complex="16pt"/>
    </style:style>
    <style:style style:name="T9_44" style:family="text">
      <style:text-properties fo:font-size="10pt" style:font-size-asian="10pt" style:font-size-complex="10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color="#ff0000"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able1" style:family="table">
      <style:table-properties table:align="right" style:width="15.69cm" fo:margin-left="0.82cm" style:writing-mode="rl-tb"/>
    </style:style>
    <style:style style:name="Column1" style:family="table-column">
      <style:table-column-properties style:column-width="15.69cm"/>
    </style:style>
    <style:style style:name="Row1" style:family="table-row"/>
    <style:style style:name="Cell1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538135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38%" style:writing-mode="rl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6pt" style:font-size-asian="16pt" style:font-size-complex="16pt"/>
    </style:style>
    <style:style style:name="T13_14" style:family="text">
      <style:text-properties fo:font-size="16pt" style:font-size-asian="16pt" style:font-size-complex="16pt"/>
    </style:style>
    <style:style style:name="T13_15" style:family="text">
      <style:text-properties fo:font-size="16pt" style:font-size-asian="16pt" style:font-size-complex="16pt"/>
    </style:style>
    <style:style style:name="T13_16" style:family="text">
      <style:text-properties fo:font-size="16pt" style:font-size-asian="16pt" style:font-size-complex="16pt"/>
    </style:style>
    <style:style style:name="T13_17" style:family="text">
      <style:text-properties fo:font-size="16pt" style:font-size-asian="16pt" style:font-size-complex="16pt"/>
    </style:style>
    <style:style style:name="T13_18" style:family="text">
      <style:text-properties fo:font-size="16pt" style:font-size-asian="16pt" style:font-size-complex="16pt"/>
    </style:style>
    <style:style style:name="T13_19" style:family="text">
      <style:text-properties fo:font-size="16pt" style:font-size-asian="16pt" style:font-size-complex="16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P14" style:family="paragraph" style:parent-style-name="Heading_20_3">
      <style:paragraph-properties fo:text-align="justify" fo:break-before="auto" fo:line-height="138%" fo:margin-top="0.494cm" style:writing-mode="rl-tb"/>
    </style:style>
    <style:style style:name="T14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4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38%" style:writing-mode="rl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6pt" style:font-size-asian="16pt" style:font-size-complex="16pt"/>
    </style:style>
    <style:style style:name="T15_6" style:family="text">
      <style:text-properties fo:font-size="16pt" style:font-size-asian="16pt" style:font-size-complex="16pt"/>
    </style:style>
    <style:style style:name="T15_7" style:family="text">
      <style:text-properties fo:font-size="16pt" style:font-size-asian="16pt" style:font-size-complex="16pt"/>
    </style:style>
    <style:style style:name="T15_8" style:family="text">
      <style:text-properties fo:font-size="16pt" style:font-size-asian="16pt" style:font-size-complex="16pt"/>
    </style:style>
    <style:style style:name="T15_9" style:family="text">
      <style:text-properties fo:font-size="16pt" style:font-size-asian="16pt" style:font-size-complex="16pt"/>
    </style:style>
    <style:style style:name="T15_10" style:family="text">
      <style:text-properties fo:font-size="16pt" style:font-size-asian="16pt" style:font-size-complex="16pt"/>
    </style:style>
    <style:style style:name="T15_11" style:family="text">
      <style:text-properties fo:font-size="16pt" style:font-size-asian="16pt" style:font-size-complex="16pt"/>
    </style:style>
    <style:style style:name="T15_12" style:family="text">
      <style:text-properties fo:font-size="16pt" style:font-size-asian="16pt" style:font-size-complex="16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6pt" style:font-size-asian="16pt" style:font-size-complex="16pt"/>
    </style:style>
    <style:style style:name="T15_27" style:family="text">
      <style:text-properties fo:font-size="16pt" style:font-size-asian="16pt" style:font-size-complex="16pt"/>
    </style:style>
    <style:style style:name="T15_28" style:family="text">
      <style:text-properties fo:font-size="16pt" style:font-size-asian="16pt" style:font-size-complex="16pt"/>
    </style:style>
    <style:style style:name="T15_29" style:family="text">
      <style:text-properties fo:font-size="16pt" style:font-size-asian="16pt" style:font-size-complex="16pt"/>
    </style:style>
    <style:style style:name="T15_30" style:family="text">
      <style:text-properties fo:font-size="16pt" style:font-size-asian="16pt" style:font-size-complex="16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6pt" style:font-size-asian="16pt" style:font-size-complex="16pt"/>
    </style:style>
    <style:style style:name="T15_47" style:family="text">
      <style:text-properties fo:font-size="16pt" style:font-size-asian="16pt" style:font-size-complex="16pt"/>
    </style:style>
    <style:style style:name="T15_48" style:family="text">
      <style:text-properties fo:font-size="16pt" style:font-size-asian="16pt" style:font-size-complex="16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38%" style:writing-mode="rl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38%" style:writing-mode="rl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P18" style:family="paragraph" style:parent-style-name="Heading_20_3">
      <style:paragraph-properties fo:text-align="justify" fo:break-before="auto" fo:line-height="138%" fo:margin-top="0.494cm" style:writing-mode="rl-tb"/>
    </style:style>
    <style:style style:name="T18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8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9" style:family="paragraph" style:parent-style-name="Standard">
      <style:paragraph-properties fo:text-align="justify" fo:break-before="auto" fo:line-height="138%" style:writing-mode="rl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P20" style:family="paragraph" style:parent-style-name="Heading_20_3">
      <style:paragraph-properties fo:text-align="justify" fo:break-before="auto" fo:line-height="138%" fo:margin-top="0.494cm" style:writing-mode="rl-tb"/>
    </style:style>
    <style:style style:name="T20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0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21" style:family="paragraph" style:parent-style-name="Standard">
      <style:paragraph-properties fo:text-align="justify" fo:break-before="auto" fo:line-height="138%" style:writing-mode="rl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P22" style:family="paragraph" style:parent-style-name="Heading_20_2">
      <style:paragraph-properties fo:text-align="justify" fo:break-before="auto" fo:line-height="138%" fo:margin-bottom="0.141cm" style:writing-mode="rl-tb"/>
    </style:style>
    <style:style style:name="T22_1" style:family="text">
      <style:text-properties fo:font-size="17pt" style:font-size-asian="17pt" style:font-size-complex="17pt" fo:font-weight="bold" style:font-weight-asian="bold" style:font-weight-complex="bold"/>
    </style:style>
    <style:style style:name="T22_2" style:family="text">
      <style:text-properties fo:font-size="17pt" style:font-size-asian="17pt" style:font-size-complex="17pt" fo:font-weight="bold" style:font-weight-asian="bold" style:font-weight-complex="bold"/>
    </style:style>
    <style:style style:name="T22_3" style:family="text">
      <style:text-properties fo:font-size="17pt" style:font-size-asian="17pt" style:font-size-complex="17pt" fo:font-weight="bold" style:font-weight-asian="bold" style:font-weight-complex="bold"/>
    </style:style>
    <style:style style:name="T22_4" style:family="text">
      <style:text-properties fo:font-size="17pt" style:font-size-asian="17pt" style:font-size-complex="17pt"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38%" style:writing-mode="rl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T23_115" style:family="text">
      <style:text-properties fo:font-size="12pt" style:font-size-asian="12pt" style:font-size-complex="12pt"/>
    </style:style>
    <style:style style:name="T23_116" style:family="text">
      <style:text-properties fo:font-size="12pt" style:font-size-asian="12pt" style:font-size-complex="12pt"/>
    </style:style>
    <style:style style:name="T23_117" style:family="text">
      <style:text-properties fo:font-size="12pt" style:font-size-asian="12pt" style:font-size-complex="12pt"/>
    </style:style>
    <style:style style:name="T23_118" style:family="text">
      <style:text-properties fo:font-size="12pt" style:font-size-asian="12pt" style:font-size-complex="12pt"/>
    </style:style>
    <style:style style:name="T23_119" style:family="text">
      <style:text-properties fo:font-size="12pt" style:font-size-asian="12pt" style:font-size-complex="12pt"/>
    </style:style>
    <style:style style:name="T23_120" style:family="text">
      <style:text-properties fo:font-size="12pt" style:font-size-asian="12pt" style:font-size-complex="12pt"/>
    </style:style>
    <style:style style:name="T23_121" style:family="text">
      <style:text-properties fo:font-size="12pt" style:font-size-asian="12pt" style:font-size-complex="12pt"/>
    </style:style>
    <style:style style:name="T23_122" style:family="text">
      <style:text-properties fo:font-size="12pt" style:font-size-asian="12pt" style:font-size-complex="12pt"/>
    </style:style>
    <style:style style:name="T23_123" style:family="text">
      <style:text-properties fo:font-size="12pt" style:font-size-asian="12pt" style:font-size-complex="12pt"/>
    </style:style>
    <style:style style:name="T23_124" style:family="text">
      <style:text-properties fo:font-size="12pt" style:font-size-asian="12pt" style:font-size-complex="12pt"/>
    </style:style>
    <style:style style:name="T23_125" style:family="text">
      <style:text-properties fo:font-size="12pt" style:font-size-asian="12pt" style:font-size-complex="12pt"/>
    </style:style>
    <style:style style:name="T23_126" style:family="text">
      <style:text-properties fo:font-size="12pt" style:font-size-asian="12pt" style:font-size-complex="12pt"/>
    </style:style>
    <style:style style:name="T23_127" style:family="text">
      <style:text-properties fo:font-size="12pt" style:font-size-asian="12pt" style:font-size-complex="12pt"/>
    </style:style>
    <style:style style:name="T23_128" style:family="text">
      <style:text-properties fo:font-size="12pt" style:font-size-asian="12pt" style:font-size-complex="12pt"/>
    </style:style>
    <style:style style:name="T23_129" style:family="text">
      <style:text-properties fo:font-size="12pt" style:font-size-asian="12pt" style:font-size-complex="12pt"/>
    </style:style>
    <style:style style:name="T23_130" style:family="text">
      <style:text-properties fo:font-size="12pt" style:font-size-asian="12pt" style:font-size-complex="12pt"/>
    </style:style>
    <style:style style:name="T23_131" style:family="text">
      <style:text-properties fo:font-size="12pt" style:font-size-asian="12pt" style:font-size-complex="12pt"/>
    </style:style>
    <style:style style:name="T23_132" style:family="text">
      <style:text-properties fo:font-size="12pt" style:font-size-asian="12pt" style:font-size-complex="12pt"/>
    </style:style>
    <style:style style:name="T23_133" style:family="text">
      <style:text-properties fo:font-size="12pt" style:font-size-asian="12pt" style:font-size-complex="12pt"/>
    </style:style>
    <style:style style:name="T23_134" style:family="text">
      <style:text-properties fo:font-size="12pt" style:font-size-asian="12pt" style:font-size-complex="12pt"/>
    </style:style>
    <style:style style:name="T23_135" style:family="text">
      <style:text-properties fo:font-size="12pt" style:font-size-asian="12pt" style:font-size-complex="12pt"/>
    </style:style>
    <style:style style:name="T23_136" style:family="text">
      <style:text-properties fo:font-size="12pt" style:font-size-asian="12pt" style:font-size-complex="12pt"/>
    </style:style>
    <style:style style:name="T23_137" style:family="text">
      <style:text-properties fo:font-size="12pt" style:font-size-asian="12pt" style:font-size-complex="12pt"/>
    </style:style>
    <style:style style:name="T23_138" style:family="text">
      <style:text-properties fo:font-size="12pt" style:font-size-asian="12pt" style:font-size-complex="12pt"/>
    </style:style>
    <style:style style:name="T23_139" style:family="text">
      <style:text-properties fo:font-size="12pt" style:font-size-asian="12pt" style:font-size-complex="12pt"/>
    </style:style>
    <style:style style:name="T23_140" style:family="text">
      <style:text-properties fo:font-size="12pt" style:font-size-asian="12pt" style:font-size-complex="12pt"/>
    </style:style>
    <style:style style:name="T23_141" style:family="text">
      <style:text-properties fo:font-size="12pt" style:font-size-asian="12pt" style:font-size-complex="12pt"/>
    </style:style>
    <style:style style:name="T23_142" style:family="text">
      <style:text-properties fo:font-size="12pt" style:font-size-asian="12pt" style:font-size-complex="12pt"/>
    </style:style>
    <style:style style:name="T23_143" style:family="text">
      <style:text-properties fo:font-size="12pt" style:font-size-asian="12pt" style:font-size-complex="12pt"/>
    </style:style>
    <style:style style:name="T23_14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line-height="138%" style:writing-mode="rl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T24_115" style:family="text">
      <style:text-properties fo:font-size="12pt" style:font-size-asian="12pt" style:font-size-complex="12pt"/>
    </style:style>
    <style:style style:name="T24_116" style:family="text">
      <style:text-properties fo:font-size="12pt" style:font-size-asian="12pt" style:font-size-complex="12pt"/>
    </style:style>
    <style:style style:name="T24_117" style:family="text">
      <style:text-properties fo:font-size="12pt" style:font-size-asian="12pt" style:font-size-complex="12pt"/>
    </style:style>
    <style:style style:name="T24_118" style:family="text">
      <style:text-properties fo:font-size="12pt" style:font-size-asian="12pt" style:font-size-complex="12pt"/>
    </style:style>
    <style:style style:name="T24_119" style:family="text">
      <style:text-properties fo:font-size="12pt" style:font-size-asian="12pt" style:font-size-complex="12pt"/>
    </style:style>
    <style:style style:name="T24_120" style:family="text">
      <style:text-properties fo:font-size="12pt" style:font-size-asian="12pt" style:font-size-complex="12pt"/>
    </style:style>
    <style:style style:name="T24_121" style:family="text">
      <style:text-properties fo:font-size="12pt" style:font-size-asian="12pt" style:font-size-complex="12pt"/>
    </style:style>
    <style:style style:name="T24_122" style:family="text">
      <style:text-properties fo:font-size="12pt" style:font-size-asian="12pt" style:font-size-complex="12pt"/>
    </style:style>
    <style:style style:name="T24_123" style:family="text">
      <style:text-properties fo:font-size="12pt" style:font-size-asian="12pt" style:font-size-complex="12pt"/>
    </style:style>
    <style:style style:name="T24_124" style:family="text">
      <style:text-properties fo:font-size="12pt" style:font-size-asian="12pt" style:font-size-complex="12pt"/>
    </style:style>
    <style:style style:name="T24_125" style:family="text">
      <style:text-properties fo:font-size="12pt" style:font-size-asian="12pt" style:font-size-complex="12pt"/>
    </style:style>
    <style:style style:name="T24_126" style:family="text">
      <style:text-properties fo:font-size="12pt" style:font-size-asian="12pt" style:font-size-complex="12pt"/>
    </style:style>
    <style:style style:name="T24_127" style:family="text">
      <style:text-properties fo:font-size="12pt" style:font-size-asian="12pt" style:font-size-complex="12pt"/>
    </style:style>
    <style:style style:name="T24_128" style:family="text">
      <style:text-properties fo:font-size="12pt" style:font-size-asian="12pt" style:font-size-complex="12pt"/>
    </style:style>
    <style:style style:name="T24_129" style:family="text">
      <style:text-properties fo:font-size="12pt" style:font-size-asian="12pt" style:font-size-complex="12pt"/>
    </style:style>
    <style:style style:name="T24_130" style:family="text">
      <style:text-properties fo:font-size="12pt" style:font-size-asian="12pt" style:font-size-complex="12pt"/>
    </style:style>
    <style:style style:name="T24_131" style:family="text">
      <style:text-properties fo:font-size="12pt" style:font-size-asian="12pt" style:font-size-complex="12pt"/>
    </style:style>
    <style:style style:name="T24_132" style:family="text">
      <style:text-properties fo:font-size="12pt" style:font-size-asian="12pt" style:font-size-complex="12pt"/>
    </style:style>
    <style:style style:name="T24_133" style:family="text">
      <style:text-properties fo:font-size="12pt" style:font-size-asian="12pt" style:font-size-complex="12pt"/>
    </style:style>
    <style:style style:name="T24_134" style:family="text">
      <style:text-properties fo:font-size="12pt" style:font-size-asian="12pt" style:font-size-complex="12pt"/>
    </style:style>
    <style:style style:name="T24_135" style:family="text">
      <style:text-properties fo:font-size="12pt" style:font-size-asian="12pt" style:font-size-complex="12pt"/>
    </style:style>
    <style:style style:name="T24_136" style:family="text">
      <style:text-properties fo:font-size="12pt" style:font-size-asian="12pt" style:font-size-complex="12pt"/>
    </style:style>
    <style:style style:name="T24_137" style:family="text">
      <style:text-properties fo:font-size="12pt" style:font-size-asian="12pt" style:font-size-complex="12pt"/>
    </style:style>
    <style:style style:name="T24_138" style:family="text">
      <style:text-properties fo:font-size="12pt" style:font-size-asian="12pt" style:font-size-complex="12pt"/>
    </style:style>
    <style:style style:name="T24_139" style:family="text">
      <style:text-properties fo:font-size="12pt" style:font-size-asian="12pt" style:font-size-complex="12pt"/>
    </style:style>
    <style:style style:name="T24_140" style:family="text">
      <style:text-properties fo:font-size="12pt" style:font-size-asian="12pt" style:font-size-complex="12pt"/>
    </style:style>
    <style:style style:name="T24_141" style:family="text">
      <style:text-properties fo:font-size="12pt" style:font-size-asian="12pt" style:font-size-complex="12pt"/>
    </style:style>
    <style:style style:name="T24_142" style:family="text">
      <style:text-properties fo:font-size="12pt" style:font-size-asian="12pt" style:font-size-complex="12pt"/>
    </style:style>
    <style:style style:name="T24_143" style:family="text">
      <style:text-properties fo:font-size="12pt" style:font-size-asian="12pt" style:font-size-complex="12pt"/>
    </style:style>
    <style:style style:name="T24_144" style:family="text">
      <style:text-properties fo:font-size="12pt" style:font-size-asian="12pt" style:font-size-complex="12pt"/>
    </style:style>
    <style:style style:name="T24_145" style:family="text">
      <style:text-properties fo:font-size="12pt" style:font-size-asian="12pt" style:font-size-complex="12pt"/>
    </style:style>
    <style:style style:name="T24_146" style:family="text">
      <style:text-properties fo:font-size="12pt" style:font-size-asian="12pt" style:font-size-complex="12pt"/>
    </style:style>
    <style:style style:name="T24_147" style:family="text">
      <style:text-properties fo:font-size="12pt" style:font-size-asian="12pt" style:font-size-complex="12pt"/>
    </style:style>
    <style:style style:name="T24_148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line-height="138%" style:writing-mode="rl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6pt" style:font-size-asian="16pt" style:font-size-complex="16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line-height="138%" style:writing-mode="rl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6pt" style:font-size-asian="16pt" style:font-size-complex="16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6pt" style:font-size-asian="16pt" style:font-size-complex="16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able2" style:family="table">
      <style:table-properties table:align="right" style:width="15.69cm" fo:margin-left="0.82cm" style:writing-mode="rl-tb"/>
    </style:style>
    <style:style style:name="Column2" style:family="table-column">
      <style:table-column-properties style:column-width="15.69cm"/>
    </style:style>
    <style:style style:name="Row2" style:family="table-row"/>
    <style:style style:name="Cell2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line-height="138%" style:writing-mode="rl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6pt" style:font-size-asian="16pt" style:font-size-complex="16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6pt" style:font-size-asian="16pt" style:font-size-complex="16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6pt" style:font-size-asian="16pt" style:font-size-complex="16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able3" style:family="table">
      <style:table-properties table:align="right" style:width="15.69cm" fo:margin-left="0.82cm" style:writing-mode="rl-tb"/>
    </style:style>
    <style:style style:name="Column3" style:family="table-column">
      <style:table-column-properties style:column-width="15.69cm"/>
    </style:style>
    <style:style style:name="Row3" style:family="table-row"/>
    <style:style style:name="Cell3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3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line-height="138%" style:writing-mode="rl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6pt" style:font-size-asian="16pt" style:font-size-complex="16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able4" style:family="table">
      <style:table-properties table:align="right" style:width="15.69cm" fo:margin-left="0.82cm" style:writing-mode="rl-tb"/>
    </style:style>
    <style:style style:name="Column4" style:family="table-column">
      <style:table-column-properties style:column-width="15.69cm"/>
    </style:style>
    <style:style style:name="Row4" style:family="table-row"/>
    <style:style style:name="Cell4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line-height="138%" style:writing-mode="rl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6pt" style:font-size-asian="16pt" style:font-size-complex="16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P43" style:family="paragraph" style:parent-style-name="Heading_20_3">
      <style:paragraph-properties fo:text-align="justify" fo:break-before="auto" fo:line-height="138%" fo:margin-top="0.494cm" style:writing-mode="rl-tb"/>
    </style:style>
    <style:style style:name="T43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43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line-height="138%" style:writing-mode="rl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6pt" style:font-size-asian="16pt" style:font-size-complex="16pt"/>
    </style:style>
    <style:style style:name="T44_10" style:family="text">
      <style:text-properties fo:font-size="16pt" style:font-size-asian="16pt" style:font-size-complex="16pt"/>
    </style:style>
    <style:style style:name="T44_11" style:family="text">
      <style:text-properties fo:font-size="16pt" style:font-size-asian="16pt" style:font-size-complex="16pt"/>
    </style:style>
    <style:style style:name="T44_12" style:family="text">
      <style:text-properties fo:font-size="16pt" style:font-size-asian="16pt" style:font-size-complex="16pt"/>
    </style:style>
    <style:style style:name="T44_13" style:family="text">
      <style:text-properties fo:font-size="16pt" style:font-size-asian="16pt" style:font-size-complex="16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T44_39" style:family="text">
      <style:text-properties fo:font-size="12pt" style:font-size-asian="12pt" style:font-size-complex="12pt"/>
    </style:style>
    <style:style style:name="T44_40" style:family="text">
      <style:text-properties fo:font-size="12pt" style:font-size-asian="12pt" style:font-size-complex="12pt"/>
    </style:style>
    <style:style style:name="T44_41" style:family="text">
      <style:text-properties fo:font-size="12pt" style:font-size-asian="12pt" style:font-size-complex="12pt"/>
    </style:style>
    <style:style style:name="T44_42" style:family="text">
      <style:text-properties fo:font-size="12pt" style:font-size-asian="12pt" style:font-size-complex="12pt"/>
    </style:style>
    <style:style style:name="T44_43" style:family="text">
      <style:text-properties fo:font-size="12pt" style:font-size-asian="12pt" style:font-size-complex="12pt"/>
    </style:style>
    <style:style style:name="T44_44" style:family="text">
      <style:text-properties fo:font-size="12pt" style:font-size-asian="12pt" style:font-size-complex="12pt"/>
    </style:style>
    <style:style style:name="T44_45" style:family="text">
      <style:text-properties fo:font-size="12pt" style:font-size-asian="12pt" style:font-size-complex="12pt"/>
    </style:style>
    <style:style style:name="T44_46" style:family="text">
      <style:text-properties fo:font-size="12pt" style:font-size-asian="12pt" style:font-size-complex="12pt"/>
    </style:style>
    <style:style style:name="T44_47" style:family="text">
      <style:text-properties fo:font-size="12pt" style:font-size-asian="12pt" style:font-size-complex="12pt"/>
    </style:style>
    <style:style style:name="T44_48" style:family="text">
      <style:text-properties fo:font-size="12pt" style:font-size-asian="12pt" style:font-size-complex="12pt"/>
    </style:style>
    <style:style style:name="T44_49" style:family="text">
      <style:text-properties fo:font-size="12pt" style:font-size-asian="12pt" style:font-size-complex="12pt"/>
    </style:style>
    <style:style style:name="T44_50" style:family="text">
      <style:text-properties fo:font-size="12pt" style:font-size-asian="12pt" style:font-size-complex="12pt"/>
    </style:style>
    <style:style style:name="T44_51" style:family="text">
      <style:text-properties fo:font-size="12pt" style:font-size-asian="12pt" style:font-size-complex="12pt"/>
    </style:style>
    <style:style style:name="T44_52" style:family="text">
      <style:text-properties fo:font-size="12pt" style:font-size-asian="12pt" style:font-size-complex="12pt"/>
    </style:style>
    <style:style style:name="T44_53" style:family="text">
      <style:text-properties fo:font-size="12pt" style:font-size-asian="12pt" style:font-size-complex="12pt"/>
    </style:style>
    <style:style style:name="T44_54" style:family="text">
      <style:text-properties fo:font-size="12pt" style:font-size-asian="12pt" style:font-size-complex="12pt"/>
    </style:style>
    <style:style style:name="T44_55" style:family="text">
      <style:text-properties fo:font-size="12pt" style:font-size-asian="12pt" style:font-size-complex="12pt"/>
    </style:style>
    <style:style style:name="T44_56" style:family="text">
      <style:text-properties fo:font-size="12pt" style:font-size-asian="12pt" style:font-size-complex="12pt"/>
    </style:style>
    <style:style style:name="T44_57" style:family="text">
      <style:text-properties fo:font-size="12pt" style:font-size-asian="12pt" style:font-size-complex="12pt"/>
    </style:style>
    <style:style style:name="T44_58" style:family="text">
      <style:text-properties fo:font-size="12pt" style:font-size-asian="12pt" style:font-size-complex="12pt"/>
    </style:style>
    <style:style style:name="T44_59" style:family="text">
      <style:text-properties fo:font-size="12pt" style:font-size-asian="12pt" style:font-size-complex="12pt"/>
    </style:style>
    <style:style style:name="T44_60" style:family="text">
      <style:text-properties fo:font-size="12pt" style:font-size-asian="12pt" style:font-size-complex="12pt"/>
    </style:style>
    <style:style style:name="T44_61" style:family="text">
      <style:text-properties fo:font-size="12pt" style:font-size-asian="12pt" style:font-size-complex="12pt"/>
    </style:style>
    <style:style style:name="T44_62" style:family="text">
      <style:text-properties fo:font-size="12pt" style:font-size-asian="12pt" style:font-size-complex="12pt"/>
    </style:style>
    <style:style style:name="T44_63" style:family="text">
      <style:text-properties fo:font-size="12pt" style:font-size-asian="12pt" style:font-size-complex="12pt"/>
    </style:style>
    <style:style style:name="T44_64" style:family="text">
      <style:text-properties fo:font-size="12pt" style:font-size-asian="12pt" style:font-size-complex="12pt"/>
    </style:style>
    <style:style style:name="T44_65" style:family="text">
      <style:text-properties fo:font-size="12pt" style:font-size-asian="12pt" style:font-size-complex="12pt"/>
    </style:style>
    <style:style style:name="T44_66" style:family="text">
      <style:text-properties fo:font-size="12pt" style:font-size-asian="12pt" style:font-size-complex="12pt"/>
    </style:style>
    <style:style style:name="T44_67" style:family="text">
      <style:text-properties fo:font-size="12pt" style:font-size-asian="12pt" style:font-size-complex="12pt"/>
    </style:style>
    <style:style style:name="T44_68" style:family="text">
      <style:text-properties fo:font-size="12pt" style:font-size-asian="12pt" style:font-size-complex="12pt"/>
    </style:style>
    <style:style style:name="T44_69" style:family="text">
      <style:text-properties fo:font-size="12pt" style:font-size-asian="12pt" style:font-size-complex="12pt"/>
    </style:style>
    <style:style style:name="T44_70" style:family="text">
      <style:text-properties fo:font-size="12pt" style:font-size-asian="12pt" style:font-size-complex="12pt"/>
    </style:style>
    <style:style style:name="T44_71" style:family="text">
      <style:text-properties fo:font-size="12pt" style:font-size-asian="12pt" style:font-size-complex="12pt"/>
    </style:style>
    <style:style style:name="T44_72" style:family="text">
      <style:text-properties fo:font-size="12pt" style:font-size-asian="12pt" style:font-size-complex="12pt"/>
    </style:style>
    <style:style style:name="T44_73" style:family="text">
      <style:text-properties fo:font-size="12pt" style:font-size-asian="12pt" style:font-size-complex="12pt"/>
    </style:style>
    <style:style style:name="T44_74" style:family="text">
      <style:text-properties fo:font-size="12pt" style:font-size-asian="12pt" style:font-size-complex="12pt"/>
    </style:style>
    <style:style style:name="T44_75" style:family="text">
      <style:text-properties fo:font-size="12pt" style:font-size-asian="12pt" style:font-size-complex="12pt"/>
    </style:style>
    <style:style style:name="T44_76" style:family="text">
      <style:text-properties fo:font-size="12pt" style:font-size-asian="12pt" style:font-size-complex="12pt"/>
    </style:style>
    <style:style style:name="Table5" style:family="table">
      <style:table-properties table:align="right" style:width="15.69cm" fo:margin-left="0.82cm" style:writing-mode="rl-tb"/>
    </style:style>
    <style:style style:name="Column5" style:family="table-column">
      <style:table-column-properties style:column-width="15.69cm"/>
    </style:style>
    <style:style style:name="Row5" style:family="table-row"/>
    <style:style style:name="Cell5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4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53813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line-height="138%" style:writing-mode="rl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6pt" style:font-size-asian="16pt" style:font-size-complex="16pt"/>
    </style:style>
    <style:style style:name="T49_10" style:family="text">
      <style:text-properties fo:font-size="16pt" style:font-size-asian="16pt" style:font-size-complex="16pt"/>
    </style:style>
    <style:style style:name="T49_11" style:family="text">
      <style:text-properties fo:font-size="16pt" style:font-size-asian="16pt" style:font-size-complex="16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6pt" style:font-size-asian="16pt" style:font-size-complex="16pt"/>
    </style:style>
    <style:style style:name="T49_24" style:family="text">
      <style:text-properties fo:font-size="16pt" style:font-size-asian="16pt" style:font-size-complex="16pt"/>
    </style:style>
    <style:style style:name="T49_25" style:family="text">
      <style:text-properties fo:font-size="16pt" style:font-size-asian="16pt" style:font-size-complex="16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6pt" style:font-size-asian="16pt" style:font-size-complex="16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P50" style:family="paragraph" style:parent-style-name="Heading_20_2">
      <style:paragraph-properties fo:text-align="justify" fo:break-before="auto" fo:line-height="138%" fo:margin-bottom="0.141cm" style:writing-mode="rl-tb"/>
    </style:style>
    <style:style style:name="T50_1" style:family="text">
      <style:text-properties fo:font-size="17pt" style:font-size-asian="17pt" style:font-size-complex="17pt" fo:font-weight="bold" style:font-weight-asian="bold" style:font-weight-complex="bold"/>
    </style:style>
    <style:style style:name="T50_2" style:family="text">
      <style:text-properties fo:font-size="17pt" style:font-size-asian="17pt" style:font-size-complex="17pt" fo:font-weight="bold" style:font-weight-asian="bold" style:font-weight-complex="bold"/>
    </style:style>
    <style:style style:name="T50_3" style:family="text">
      <style:text-properties fo:font-size="17pt" style:font-size-asian="17pt" style:font-size-complex="17pt" fo:font-weight="bold" style:font-weight-asian="bold" style:font-weight-complex="bold"/>
    </style:style>
    <style:style style:name="T50_4" style:family="text">
      <style:text-properties fo:font-size="17pt" style:font-size-asian="17pt" style:font-size-complex="17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38%" style:writing-mode="rl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fo:font-size="12pt" style:font-size-asian="12pt" style:font-size-complex="12pt"/>
    </style:style>
    <style:style style:name="T51_28" style:family="text">
      <style:text-properties fo:font-size="12pt" style:font-size-asian="12pt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T51_37" style:family="text">
      <style:text-properties fo:font-size="12pt" style:font-size-asian="12pt" style:font-size-complex="12pt"/>
    </style:style>
    <style:style style:name="T51_38" style:family="text">
      <style:text-properties fo:font-size="12pt" style:font-size-asian="12pt" style:font-size-complex="12pt"/>
    </style:style>
    <style:style style:name="T51_39" style:family="text">
      <style:text-properties fo:font-size="12pt" style:font-size-asian="12pt" style:font-size-complex="12pt"/>
    </style:style>
    <style:style style:name="T51_40" style:family="text">
      <style:text-properties fo:font-size="12pt" style:font-size-asian="12pt" style:font-size-complex="12pt"/>
    </style:style>
    <style:style style:name="T51_41" style:family="text">
      <style:text-properties fo:font-size="12pt" style:font-size-asian="12pt" style:font-size-complex="12pt"/>
    </style:style>
    <style:style style:name="T51_42" style:family="text">
      <style:text-properties fo:font-size="12pt" style:font-size-asian="12pt" style:font-size-complex="12pt"/>
    </style:style>
    <style:style style:name="T51_43" style:family="text">
      <style:text-properties fo:font-size="12pt" style:font-size-asian="12pt" style:font-size-complex="12pt"/>
    </style:style>
    <style:style style:name="T51_44" style:family="text">
      <style:text-properties fo:font-size="12pt" style:font-size-asian="12pt" style:font-size-complex="12pt"/>
    </style:style>
    <style:style style:name="T51_45" style:family="text">
      <style:text-properties fo:font-size="12pt" style:font-size-asian="12pt" style:font-size-complex="12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/>
    <style:style style:name="T51_49" style:family="text">
      <style:text-properties fo:font-size="12pt" style:font-size-asian="12pt" style:font-size-complex="12pt"/>
    </style:style>
    <style:style style:name="T51_50" style:family="text"/>
    <style:style style:name="T51_51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52" style:family="text"/>
    <style:style style:name="T51_53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54" style:family="text"/>
    <style:style style:name="T51_55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56" style:family="text"/>
    <style:style style:name="T51_57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58" style:family="text"/>
    <style:style style:name="T51_59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60" style:family="text"/>
    <style:style style:name="T51_61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62" style:family="text"/>
    <style:style style:name="T51_63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64" style:family="text"/>
    <style:style style:name="T51_65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66" style:family="text"/>
    <style:style style:name="T51_67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68" style:family="text"/>
    <style:style style:name="T51_69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70" style:family="text"/>
    <style:style style:name="T51_71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72" style:family="text"/>
    <style:style style:name="T51_73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74" style:family="text"/>
    <style:style style:name="T51_75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76" style:family="text">
      <style:text-properties fo:font-size="12pt" style:font-size-asian="12pt" style:font-size-complex="12pt"/>
    </style:style>
    <style:style style:name="T51_77" style:family="text">
      <style:text-properties fo:font-size="12pt" style:font-size-asian="12pt" style:font-size-complex="12pt"/>
    </style:style>
    <style:style style:name="T51_78" style:family="text">
      <style:text-properties fo:font-size="12pt" style:font-size-asian="12pt" style:font-size-complex="12pt"/>
    </style:style>
    <style:style style:name="T51_79" style:family="text">
      <style:text-properties fo:font-size="12pt" style:font-size-asian="12pt" style:font-size-complex="12pt"/>
    </style:style>
    <style:style style:name="T51_80" style:family="text">
      <style:text-properties fo:font-size="12pt" style:font-size-asian="12pt" style:font-size-complex="12pt"/>
    </style:style>
    <style:style style:name="T51_81" style:family="text">
      <style:text-properties fo:font-size="12pt" style:font-size-asian="12pt" style:font-size-complex="12pt"/>
    </style:style>
    <style:style style:name="T51_82" style:family="text">
      <style:text-properties fo:font-size="12pt" style:font-size-asian="12pt" style:font-size-complex="12pt"/>
    </style:style>
    <style:style style:name="T51_83" style:family="text">
      <style:text-properties fo:font-size="12pt" style:font-size-asian="12pt" style:font-size-complex="12pt"/>
    </style:style>
    <style:style style:name="T51_84" style:family="text"/>
    <style:style style:name="T51_85" style:family="text">
      <style:text-properties fo:font-size="12pt" style:font-size-asian="12pt" style:font-size-complex="12pt"/>
    </style:style>
    <style:style style:name="T51_86" style:family="text"/>
    <style:style style:name="T51_87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88" style:family="text"/>
    <style:style style:name="T51_89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90" style:family="text"/>
    <style:style style:name="T51_91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92" style:family="text"/>
    <style:style style:name="T51_93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94" style:family="text"/>
    <style:style style:name="T51_95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96" style:family="text"/>
    <style:style style:name="T51_97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98" style:family="text"/>
    <style:style style:name="T51_99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100" style:family="text"/>
    <style:style style:name="T51_101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102" style:family="text"/>
    <style:style style:name="T51_103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104" style:family="text"/>
    <style:style style:name="T51_105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106" style:family="text"/>
    <style:style style:name="T51_107" style:family="text">
      <style:text-properties fo:color="#1155cc" fo:font-size="16pt" style:font-size-asian="16pt" style:font-size-complex="16pt" style:text-underline-style="solid" style:text-underline-color="font-color"/>
    </style:style>
    <style:style style:name="T51_108" style:family="text">
      <style:text-properties fo:font-size="12pt" style:font-size-asian="12pt" style:font-size-complex="12pt"/>
    </style:style>
    <style:style style:name="T51_109" style:family="text">
      <style:text-properties fo:font-size="12pt" style:font-size-asian="12pt" style:font-size-complex="12pt"/>
    </style:style>
    <style:style style:name="T51_110" style:family="text">
      <style:text-properties fo:font-size="12pt" style:font-size-asian="12pt" style:font-size-complex="12pt"/>
    </style:style>
    <style:style style:name="T51_111" style:family="text">
      <style:text-properties fo:font-size="12pt" style:font-size-asian="12pt" style:font-size-complex="12pt"/>
    </style:style>
    <style:style style:name="T51_112" style:family="text">
      <style:text-properties fo:font-size="12pt" style:font-size-asian="12pt" style:font-size-complex="12pt"/>
    </style:style>
    <style:style style:name="T51_113" style:family="text">
      <style:text-properties fo:font-size="12pt" style:font-size-asian="12pt" style:font-size-complex="12pt"/>
    </style:style>
    <style:style style:name="T51_114" style:family="text">
      <style:text-properties fo:font-size="12pt" style:font-size-asian="12pt" style:font-size-complex="12pt"/>
    </style:style>
    <style:style style:name="T51_115" style:family="text">
      <style:text-properties fo:font-size="12pt" style:font-size-asian="12pt" style:font-size-complex="12pt"/>
    </style:style>
    <style:style style:name="T51_116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line-height="138%" style:writing-mode="rl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able6" style:family="table">
      <style:table-properties table:align="right" style:width="15.69cm" fo:margin-left="0.82cm" style:writing-mode="rl-tb"/>
    </style:style>
    <style:style style:name="Column6" style:family="table-column">
      <style:table-column-properties style:column-width="15.69cm"/>
    </style:style>
    <style:style style:name="Row6" style:family="table-row"/>
    <style:style style:name="Cell6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justify" fo:break-before="auto" fo:line-height="138%" style:writing-mode="rl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6pt" style:font-size-asian="16pt" style:font-size-complex="16pt"/>
    </style:style>
    <style:style style:name="T67_8" style:family="text">
      <style:text-properties fo:font-size="16pt" style:font-size-asian="16pt" style:font-size-complex="16pt"/>
    </style:style>
    <style:style style:name="T67_9" style:family="text">
      <style:text-properties fo:font-size="16pt" style:font-size-asian="16pt" style:font-size-complex="16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6pt" style:font-size-asian="16pt" style:font-size-complex="16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6pt" style:font-size-asian="16pt" style:font-size-complex="16pt"/>
    </style:style>
    <style:style style:name="T67_24" style:family="text">
      <style:text-properties fo:font-size="16pt" style:font-size-asian="16pt" style:font-size-complex="16pt"/>
    </style:style>
    <style:style style:name="T67_25" style:family="text">
      <style:text-properties fo:font-size="16pt" style:font-size-asian="16pt" style:font-size-complex="16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6pt" style:font-size-asian="16pt" style:font-size-complex="16pt"/>
    </style:style>
    <style:style style:name="T67_36" style:family="text">
      <style:text-properties fo:font-size="16pt" style:font-size-asian="16pt" style:font-size-complex="16pt"/>
    </style:style>
    <style:style style:name="T67_37" style:family="text">
      <style:text-properties fo:font-size="16pt" style:font-size-asian="16pt" style:font-size-complex="16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6pt" style:font-size-asian="16pt" style:font-size-complex="16pt"/>
    </style:style>
    <style:style style:name="T67_76" style:family="text">
      <style:text-properties fo:font-size="16pt" style:font-size-asian="16pt" style:font-size-complex="16pt"/>
    </style:style>
    <style:style style:name="T67_77" style:family="text">
      <style:text-properties fo:font-size="16pt" style:font-size-asian="16pt" style:font-size-complex="16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T67_85" style:family="text">
      <style:text-properties fo:font-size="12pt" style:font-size-asian="12pt" style:font-size-complex="12pt"/>
    </style:style>
    <style:style style:name="T67_86" style:family="text">
      <style:text-properties fo:font-size="12pt" style:font-size-asian="12pt" style:font-size-complex="12pt"/>
    </style:style>
    <style:style style:name="T67_87" style:family="text">
      <style:text-properties fo:font-size="12pt" style:font-size-asian="12pt" style:font-size-complex="12pt"/>
    </style:style>
    <style:style style:name="T67_88" style:family="text">
      <style:text-properties fo:font-size="12pt" style:font-size-asian="12pt" style:font-size-complex="12pt"/>
    </style:style>
    <style:style style:name="T67_89" style:family="text">
      <style:text-properties fo:font-size="16pt" style:font-size-asian="16pt" style:font-size-complex="16pt"/>
    </style:style>
    <style:style style:name="T67_90" style:family="text">
      <style:text-properties fo:font-size="12pt" style:font-size-asian="12pt" style:font-size-complex="12pt"/>
    </style:style>
    <style:style style:name="T67_91" style:family="text">
      <style:text-properties fo:font-size="12pt" style:font-size-asian="12pt" style:font-size-complex="12pt"/>
    </style:style>
    <style:style style:name="T67_92" style:family="text">
      <style:text-properties fo:font-size="12pt" style:font-size-asian="12pt" style:font-size-complex="12pt"/>
    </style:style>
    <style:style style:name="T67_93" style:family="text">
      <style:text-properties fo:font-size="12pt" style:font-size-asian="12pt" style:font-size-complex="12pt"/>
    </style:style>
    <style:style style:name="T67_94" style:family="text">
      <style:text-properties fo:font-size="12pt" style:font-size-asian="12pt" style:font-size-complex="12pt"/>
    </style:style>
    <style:style style:name="T67_95" style:family="text">
      <style:text-properties fo:font-size="12pt" style:font-size-asian="12pt" style:font-size-complex="12pt"/>
    </style:style>
    <style:style style:name="T67_96" style:family="text">
      <style:text-properties fo:font-size="12pt" style:font-size-asian="12pt" style:font-size-complex="12pt"/>
    </style:style>
    <style:style style:name="T67_97" style:family="text">
      <style:text-properties fo:font-size="12pt" style:font-size-asian="12pt" style:font-size-complex="12pt"/>
    </style:style>
    <style:style style:name="T67_98" style:family="text">
      <style:text-properties fo:font-size="12pt" style:font-size-asian="12pt" style:font-size-complex="12pt"/>
    </style:style>
    <style:style style:name="T67_99" style:family="text">
      <style:text-properties fo:font-size="12pt" style:font-size-asian="12pt" style:font-size-complex="12pt"/>
    </style:style>
    <style:style style:name="T67_100" style:family="text">
      <style:text-properties fo:font-size="12pt" style:font-size-asian="12pt" style:font-size-complex="12pt"/>
    </style:style>
    <style:style style:name="T67_101" style:family="text">
      <style:text-properties fo:font-size="12pt" style:font-size-asian="12pt" style:font-size-complex="12pt"/>
    </style:style>
    <style:style style:name="T67_102" style:family="text">
      <style:text-properties fo:font-size="12pt" style:font-size-asian="12pt" style:font-size-complex="12pt"/>
    </style:style>
    <style:style style:name="T67_103" style:family="text">
      <style:text-properties fo:font-size="16pt" style:font-size-asian="16pt" style:font-size-complex="16pt"/>
    </style:style>
    <style:style style:name="T67_104" style:family="text">
      <style:text-properties fo:font-size="16pt" style:font-size-asian="16pt" style:font-size-complex="16pt"/>
    </style:style>
    <style:style style:name="T67_105" style:family="text">
      <style:text-properties fo:font-size="16pt" style:font-size-asian="16pt" style:font-size-complex="16pt"/>
    </style:style>
    <style:style style:name="T67_106" style:family="text">
      <style:text-properties fo:font-size="12pt" style:font-size-asian="12pt" style:font-size-complex="12pt"/>
    </style:style>
    <style:style style:name="T67_107" style:family="text">
      <style:text-properties fo:font-size="12pt" style:font-size-asian="12pt" style:font-size-complex="12pt"/>
    </style:style>
    <style:style style:name="T67_108" style:family="text">
      <style:text-properties fo:font-size="12pt" style:font-size-asian="12pt" style:font-size-complex="12pt"/>
    </style:style>
    <style:style style:name="T67_109" style:family="text">
      <style:text-properties fo:font-size="12pt" style:font-size-asian="12pt" style:font-size-complex="12pt"/>
    </style:style>
    <style:style style:name="T67_110" style:family="text">
      <style:text-properties fo:font-size="12pt" style:font-size-asian="12pt" style:font-size-complex="12pt"/>
    </style:style>
    <style:style style:name="T67_111" style:family="text">
      <style:text-properties fo:font-size="16pt" style:font-size-asian="16pt" style:font-size-complex="16pt"/>
    </style:style>
    <style:style style:name="T67_112" style:family="text">
      <style:text-properties fo:font-size="12pt" style:font-size-asian="12pt" style:font-size-complex="12pt"/>
    </style:style>
    <style:style style:name="T67_113" style:family="text">
      <style:text-properties fo:font-size="12pt" style:font-size-asian="12pt" style:font-size-complex="12pt"/>
    </style:style>
    <style:style style:name="T67_114" style:family="text">
      <style:text-properties fo:font-size="12pt" style:font-size-asian="12pt" style:font-size-complex="12pt"/>
    </style:style>
    <style:style style:name="T67_115" style:family="text">
      <style:text-properties fo:font-size="16pt" style:font-size-asian="16pt" style:font-size-complex="16pt"/>
    </style:style>
    <style:style style:name="T67_116" style:family="text">
      <style:text-properties fo:font-size="12pt" style:font-size-asian="12pt" style:font-size-complex="12pt"/>
    </style:style>
    <style:style style:name="T67_117" style:family="text">
      <style:text-properties fo:font-size="12pt" style:font-size-asian="12pt" style:font-size-complex="12pt"/>
    </style:style>
    <style:style style:name="T67_118" style:family="text">
      <style:text-properties fo:font-size="12pt" style:font-size-asian="12pt" style:font-size-complex="12pt"/>
    </style:style>
    <style:style style:name="T67_119" style:family="text">
      <style:text-properties fo:font-size="12pt" style:font-size-asian="12pt" style:font-size-complex="12pt"/>
    </style:style>
    <style:style style:name="T67_120" style:family="text">
      <style:text-properties fo:font-size="12pt" style:font-size-asian="12pt" style:font-size-complex="12pt"/>
    </style:style>
    <style:style style:name="T67_121" style:family="text">
      <style:text-properties fo:font-size="12pt" style:font-size-asian="12pt" style:font-size-complex="12pt"/>
    </style:style>
    <style:style style:name="T67_122" style:family="text">
      <style:text-properties fo:font-size="12pt" style:font-size-asian="12pt" style:font-size-complex="12pt"/>
    </style:style>
    <style:style style:name="T67_123" style:family="text">
      <style:text-properties fo:font-size="12pt" style:font-size-asian="12pt" style:font-size-complex="12pt"/>
    </style:style>
    <style:style style:name="T67_124" style:family="text">
      <style:text-properties fo:font-size="12pt" style:font-size-asian="12pt" style:font-size-complex="12pt"/>
    </style:style>
    <style:style style:name="T67_125" style:family="text">
      <style:text-properties fo:font-size="12pt" style:font-size-asian="12pt" style:font-size-complex="12pt"/>
    </style:style>
    <style:style style:name="T67_126" style:family="text">
      <style:text-properties fo:font-size="12pt" style:font-size-asian="12pt" style:font-size-complex="12pt"/>
    </style:style>
    <style:style style:name="T67_127" style:family="text">
      <style:text-properties fo:font-size="12pt" style:font-size-asian="12pt" style:font-size-complex="12pt"/>
    </style:style>
    <style:style style:name="T67_128" style:family="text">
      <style:text-properties fo:font-size="12pt" style:font-size-asian="12pt" style:font-size-complex="12pt"/>
    </style:style>
    <style:style style:name="T67_129" style:family="text">
      <style:text-properties fo:font-size="12pt" style:font-size-asian="12pt" style:font-size-complex="12pt"/>
    </style:style>
    <style:style style:name="T67_130" style:family="text">
      <style:text-properties fo:font-size="12pt" style:font-size-asian="12pt" style:font-size-complex="12pt"/>
    </style:style>
    <style:style style:name="T67_131" style:family="text">
      <style:text-properties fo:font-size="12pt" style:font-size-asian="12pt" style:font-size-complex="12pt"/>
    </style:style>
    <style:style style:name="T67_132" style:family="text">
      <style:text-properties fo:font-size="12pt" style:font-size-asian="12pt" style:font-size-complex="12pt"/>
    </style:style>
    <style:style style:name="T67_133" style:family="text">
      <style:text-properties fo:font-size="12pt" style:font-size-asian="12pt" style:font-size-complex="12pt"/>
    </style:style>
    <style:style style:name="T67_134" style:family="text">
      <style:text-properties fo:font-size="12pt" style:font-size-asian="12pt" style:font-size-complex="12pt"/>
    </style:style>
    <style:style style:name="T67_135" style:family="text">
      <style:text-properties fo:font-size="12pt" style:font-size-asian="12pt" style:font-size-complex="12pt"/>
    </style:style>
    <style:style style:name="T67_136" style:family="text">
      <style:text-properties fo:font-size="12pt" style:font-size-asian="12pt" style:font-size-complex="12pt"/>
    </style:style>
    <style:style style:name="T67_137" style:family="text">
      <style:text-properties fo:font-size="12pt" style:font-size-asian="12pt" style:font-size-complex="12pt"/>
    </style:style>
    <style:style style:name="T67_138" style:family="text">
      <style:text-properties fo:font-size="12pt" style:font-size-asian="12pt" style:font-size-complex="12pt"/>
    </style:style>
    <style:style style:name="T67_139" style:family="text">
      <style:text-properties fo:font-size="12pt" style:font-size-asian="12pt" style:font-size-complex="12pt"/>
    </style:style>
    <style:style style:name="T67_140" style:family="text">
      <style:text-properties fo:font-size="12pt" style:font-size-asian="12pt" style:font-size-complex="12pt"/>
    </style:style>
    <style:style style:name="T67_141" style:family="text">
      <style:text-properties fo:font-size="16pt" style:font-size-asian="16pt" style:font-size-complex="16pt"/>
    </style:style>
    <style:style style:name="T67_142" style:family="text">
      <style:text-properties fo:font-size="12pt" style:font-size-asian="12pt" style:font-size-complex="12pt"/>
    </style:style>
    <style:style style:name="T67_143" style:family="text">
      <style:text-properties fo:font-size="12pt" style:font-size-asian="12pt" style:font-size-complex="12pt"/>
    </style:style>
    <style:style style:name="T67_144" style:family="text">
      <style:text-properties fo:font-size="12pt" style:font-size-asian="12pt" style:font-size-complex="12pt"/>
    </style:style>
    <style:style style:name="T67_145" style:family="text">
      <style:text-properties fo:font-size="12pt" style:font-size-asian="12pt" style:font-size-complex="12pt"/>
    </style:style>
    <style:style style:name="T67_146" style:family="text">
      <style:text-properties fo:font-size="12pt" style:font-size-asian="12pt" style:font-size-complex="12pt"/>
    </style:style>
    <style:style style:name="T67_147" style:family="text">
      <style:text-properties fo:font-size="12pt" style:font-size-asian="12pt" style:font-size-complex="12pt"/>
    </style:style>
    <style:style style:name="T67_148" style:family="text">
      <style:text-properties fo:font-size="12pt" style:font-size-asian="12pt" style:font-size-complex="12pt"/>
    </style:style>
    <style:style style:name="T67_149" style:family="text">
      <style:text-properties fo:font-size="12pt" style:font-size-asian="12pt" style:font-size-complex="12pt"/>
    </style:style>
    <style:style style:name="T67_150" style:family="text">
      <style:text-properties fo:font-size="12pt" style:font-size-asian="12pt" style:font-size-complex="12pt"/>
    </style:style>
    <style:style style:name="T67_151" style:family="text">
      <style:text-properties fo:font-size="12pt" style:font-size-asian="12pt" style:font-size-complex="12pt"/>
    </style:style>
    <style:style style:name="T67_152" style:family="text">
      <style:text-properties fo:font-size="12pt" style:font-size-asian="12pt" style:font-size-complex="12pt"/>
    </style:style>
    <style:style style:name="T67_153" style:family="text">
      <style:text-properties fo:font-size="12pt" style:font-size-asian="12pt" style:font-size-complex="12pt"/>
    </style:style>
    <style:style style:name="T67_154" style:family="text">
      <style:text-properties fo:font-size="12pt" style:font-size-asian="12pt" style:font-size-complex="12pt"/>
    </style:style>
    <style:style style:name="T67_155" style:family="text">
      <style:text-properties fo:font-size="12pt" style:font-size-asian="12pt" style:font-size-complex="12pt"/>
    </style:style>
    <style:style style:name="T67_156" style:family="text">
      <style:text-properties fo:font-size="12pt" style:font-size-asian="12pt" style:font-size-complex="12pt"/>
    </style:style>
    <style:style style:name="T67_157" style:family="text">
      <style:text-properties fo:font-size="12pt" style:font-size-asian="12pt" style:font-size-complex="12pt"/>
    </style:style>
    <style:style style:name="T67_158" style:family="text">
      <style:text-properties fo:font-size="12pt" style:font-size-asian="12pt" style:font-size-complex="12pt"/>
    </style:style>
    <style:style style:name="T67_159" style:family="text">
      <style:text-properties fo:font-size="12pt" style:font-size-asian="12pt" style:font-size-complex="12pt"/>
    </style:style>
    <style:style style:name="T67_160" style:family="text">
      <style:text-properties fo:font-size="12pt" style:font-size-asian="12pt" style:font-size-complex="12pt"/>
    </style:style>
    <style:style style:name="T67_161" style:family="text">
      <style:text-properties fo:font-size="12pt" style:font-size-asian="12pt" style:font-size-complex="12pt"/>
    </style:style>
    <style:style style:name="T67_162" style:family="text">
      <style:text-properties fo:font-size="12pt" style:font-size-asian="12pt" style:font-size-complex="12pt"/>
    </style:style>
    <style:style style:name="T67_163" style:family="text">
      <style:text-properties fo:font-size="12pt" style:font-size-asian="12pt" style:font-size-complex="12pt"/>
    </style:style>
    <style:style style:name="T67_164" style:family="text">
      <style:text-properties fo:font-size="12pt" style:font-size-asian="12pt" style:font-size-complex="12pt"/>
    </style:style>
    <style:style style:name="T67_165" style:family="text">
      <style:text-properties fo:font-size="12pt" style:font-size-asian="12pt" style:font-size-complex="12pt"/>
    </style:style>
    <style:style style:name="T67_166" style:family="text">
      <style:text-properties fo:font-size="12pt" style:font-size-asian="12pt" style:font-size-complex="12pt"/>
    </style:style>
    <style:style style:name="T67_167" style:family="text">
      <style:text-properties fo:font-size="12pt" style:font-size-asian="12pt" style:font-size-complex="12pt"/>
    </style:style>
    <style:style style:name="T67_168" style:family="text">
      <style:text-properties fo:font-size="12pt" style:font-size-asian="12pt" style:font-size-complex="12pt"/>
    </style:style>
    <style:style style:name="T67_169" style:family="text">
      <style:text-properties fo:font-size="12pt" style:font-size-asian="12pt" style:font-size-complex="12pt"/>
    </style:style>
    <style:style style:name="T67_170" style:family="text">
      <style:text-properties fo:font-size="12pt" style:font-size-asian="12pt" style:font-size-complex="12pt"/>
    </style:style>
    <style:style style:name="T67_171" style:family="text">
      <style:text-properties fo:font-size="12pt" style:font-size-asian="12pt" style:font-size-complex="12pt"/>
    </style:style>
    <style:style style:name="T67_172" style:family="text">
      <style:text-properties fo:font-size="12pt" style:font-size-asian="12pt" style:font-size-complex="12pt"/>
    </style:style>
    <style:style style:name="T67_173" style:family="text">
      <style:text-properties fo:font-size="12pt" style:font-size-asian="12pt" style:font-size-complex="12pt"/>
    </style:style>
    <style:style style:name="T67_174" style:family="text">
      <style:text-properties fo:font-size="12pt" style:font-size-asian="12pt" style:font-size-complex="12pt"/>
    </style:style>
    <style:style style:name="T67_175" style:family="text">
      <style:text-properties fo:font-size="12pt" style:font-size-asian="12pt" style:font-size-complex="12pt"/>
    </style:style>
    <style:style style:name="T67_176" style:family="text">
      <style:text-properties fo:font-size="12pt" style:font-size-asian="12pt" style:font-size-complex="12pt"/>
    </style:style>
    <style:style style:name="T67_177" style:family="text">
      <style:text-properties fo:font-size="12pt" style:font-size-asian="12pt" style:font-size-complex="12pt"/>
    </style:style>
    <style:style style:name="T67_178" style:family="text">
      <style:text-properties fo:font-size="12pt" style:font-size-asian="12pt" style:font-size-complex="12pt"/>
    </style:style>
    <style:style style:name="T67_179" style:family="text">
      <style:text-properties fo:font-size="12pt" style:font-size-asian="12pt" style:font-size-complex="12pt"/>
    </style:style>
    <style:style style:name="T67_180" style:family="text">
      <style:text-properties fo:font-size="12pt" style:font-size-asian="12pt" style:font-size-complex="12pt"/>
    </style:style>
    <style:style style:name="T67_181" style:family="text">
      <style:text-properties fo:font-size="12pt" style:font-size-asian="12pt" style:font-size-complex="12pt"/>
    </style:style>
    <style:style style:name="T67_182" style:family="text">
      <style:text-properties fo:font-size="12pt" style:font-size-asian="12pt" style:font-size-complex="12pt"/>
    </style:style>
    <style:style style:name="T67_183" style:family="text">
      <style:text-properties fo:font-size="12pt" style:font-size-asian="12pt" style:font-size-complex="12pt"/>
    </style:style>
    <style:style style:name="T67_184" style:family="text">
      <style:text-properties fo:font-size="12pt" style:font-size-asian="12pt" style:font-size-complex="12pt"/>
    </style:style>
    <style:style style:name="T67_185" style:family="text">
      <style:text-properties fo:font-size="12pt" style:font-size-asian="12pt" style:font-size-complex="12pt"/>
    </style:style>
    <style:style style:name="T67_186" style:family="text">
      <style:text-properties fo:font-size="12pt" style:font-size-asian="12pt" style:font-size-complex="12pt"/>
    </style:style>
    <style:style style:name="T67_187" style:family="text">
      <style:text-properties fo:font-size="12pt" style:font-size-asian="12pt" style:font-size-complex="12pt"/>
    </style:style>
    <style:style style:name="T67_188" style:family="text">
      <style:text-properties fo:font-size="12pt" style:font-size-asian="12pt" style:font-size-complex="12pt"/>
    </style:style>
    <style:style style:name="T67_189" style:family="text">
      <style:text-properties fo:font-size="16pt" style:font-size-asian="16pt" style:font-size-complex="16pt"/>
    </style:style>
    <style:style style:name="T67_190" style:family="text">
      <style:text-properties fo:font-size="16pt" style:font-size-asian="16pt" style:font-size-complex="16pt"/>
    </style:style>
    <style:style style:name="T67_191" style:family="text">
      <style:text-properties fo:font-size="12pt" style:font-size-asian="12pt" style:font-size-complex="12pt"/>
    </style:style>
    <style:style style:name="T67_192" style:family="text">
      <style:text-properties fo:font-size="12pt" style:font-size-asian="12pt" style:font-size-complex="12pt"/>
    </style:style>
    <style:style style:name="T67_193" style:family="text">
      <style:text-properties fo:font-size="12pt" style:font-size-asian="12pt" style:font-size-complex="12pt"/>
    </style:style>
    <style:style style:name="T67_194" style:family="text">
      <style:text-properties fo:font-size="16pt" style:font-size-asian="16pt" style:font-size-complex="16pt"/>
    </style:style>
    <style:style style:name="T67_195" style:family="text">
      <style:text-properties fo:font-size="12pt" style:font-size-asian="12pt" style:font-size-complex="12pt"/>
    </style:style>
    <style:style style:name="T67_196" style:family="text">
      <style:text-properties fo:font-size="12pt" style:font-size-asian="12pt" style:font-size-complex="12pt"/>
    </style:style>
    <style:style style:name="T67_197" style:family="text">
      <style:text-properties fo:font-size="12pt" style:font-size-asian="12pt" style:font-size-complex="12pt"/>
    </style:style>
    <style:style style:name="T67_198" style:family="text">
      <style:text-properties fo:font-size="12pt" style:font-size-asian="12pt" style:font-size-complex="12pt"/>
    </style:style>
    <style:style style:name="T67_199" style:family="text">
      <style:text-properties fo:font-size="12pt" style:font-size-asian="12pt" style:font-size-complex="12pt"/>
    </style:style>
    <style:style style:name="T67_200" style:family="text">
      <style:text-properties fo:font-size="12pt" style:font-size-asian="12pt" style:font-size-complex="12pt"/>
    </style:style>
    <style:style style:name="T67_201" style:family="text">
      <style:text-properties fo:font-size="12pt" style:font-size-asian="12pt" style:font-size-complex="12pt"/>
    </style:style>
    <style:style style:name="T67_202" style:family="text">
      <style:text-properties fo:font-size="12pt" style:font-size-asian="12pt" style:font-size-complex="12pt"/>
    </style:style>
    <style:style style:name="T67_203" style:family="text">
      <style:text-properties fo:font-size="12pt" style:font-size-asian="12pt" style:font-size-complex="12pt"/>
    </style:style>
    <style:style style:name="T67_204" style:family="text">
      <style:text-properties fo:font-size="12pt" style:font-size-asian="12pt" style:font-size-complex="12pt"/>
    </style:style>
    <style:style style:name="T67_205" style:family="text">
      <style:text-properties fo:font-size="12pt" style:font-size-asian="12pt" style:font-size-complex="12pt"/>
    </style:style>
    <style:style style:name="T67_206" style:family="text">
      <style:text-properties fo:font-size="12pt" style:font-size-asian="12pt" style:font-size-complex="12pt"/>
    </style:style>
    <style:style style:name="T67_207" style:family="text">
      <style:text-properties fo:font-size="12pt" style:font-size-asian="12pt" style:font-size-complex="12pt"/>
    </style:style>
    <style:style style:name="T67_208" style:family="text">
      <style:text-properties fo:font-size="12pt" style:font-size-asian="12pt" style:font-size-complex="12pt"/>
    </style:style>
    <style:style style:name="T67_209" style:family="text">
      <style:text-properties fo:font-size="12pt" style:font-size-asian="12pt" style:font-size-complex="12pt"/>
    </style:style>
    <style:style style:name="T67_210" style:family="text">
      <style:text-properties fo:font-size="12pt" style:font-size-asian="12pt" style:font-size-complex="12pt"/>
    </style:style>
    <style:style style:name="T67_211" style:family="text">
      <style:text-properties fo:font-size="12pt" style:font-size-asian="12pt" style:font-size-complex="12pt"/>
    </style:style>
    <style:style style:name="T67_212" style:family="text">
      <style:text-properties fo:font-size="12pt" style:font-size-asian="12pt" style:font-size-complex="12pt"/>
    </style:style>
    <style:style style:name="T67_213" style:family="text">
      <style:text-properties fo:font-size="12pt" style:font-size-asian="12pt" style:font-size-complex="12pt"/>
    </style:style>
    <style:style style:name="T67_214" style:family="text">
      <style:text-properties fo:font-size="12pt" style:font-size-asian="12pt" style:font-size-complex="12pt"/>
    </style:style>
    <style:style style:name="T67_215" style:family="text">
      <style:text-properties fo:font-size="12pt" style:font-size-asian="12pt" style:font-size-complex="12pt"/>
    </style:style>
    <style:style style:name="T67_216" style:family="text">
      <style:text-properties fo:font-size="12pt" style:font-size-asian="12pt" style:font-size-complex="12pt"/>
    </style:style>
    <style:style style:name="T67_217" style:family="text">
      <style:text-properties fo:font-size="12pt" style:font-size-asian="12pt" style:font-size-complex="12pt"/>
    </style:style>
    <style:style style:name="T67_218" style:family="text">
      <style:text-properties fo:font-size="12pt" style:font-size-asian="12pt" style:font-size-complex="12pt"/>
    </style:style>
    <style:style style:name="T67_219" style:family="text">
      <style:text-properties fo:font-size="12pt" style:font-size-asian="12pt" style:font-size-complex="12pt"/>
    </style:style>
    <style:style style:name="T67_220" style:family="text">
      <style:text-properties fo:font-size="12pt" style:font-size-asian="12pt" style:font-size-complex="12pt"/>
    </style:style>
    <style:style style:name="T67_221" style:family="text">
      <style:text-properties fo:font-size="12pt" style:font-size-asian="12pt" style:font-size-complex="12pt"/>
    </style:style>
    <style:style style:name="T67_222" style:family="text">
      <style:text-properties fo:font-size="12pt" style:font-size-asian="12pt" style:font-size-complex="12pt"/>
    </style:style>
    <style:style style:name="T67_223" style:family="text">
      <style:text-properties fo:font-size="12pt" style:font-size-asian="12pt" style:font-size-complex="12pt"/>
    </style:style>
    <style:style style:name="T67_224" style:family="text">
      <style:text-properties fo:font-size="12pt" style:font-size-asian="12pt" style:font-size-complex="12pt"/>
    </style:style>
    <style:style style:name="T67_225" style:family="text">
      <style:text-properties fo:font-size="12pt" style:font-size-asian="12pt" style:font-size-complex="12pt"/>
    </style:style>
    <style:style style:name="T67_226" style:family="text">
      <style:text-properties fo:font-size="12pt" style:font-size-asian="12pt" style:font-size-complex="12pt"/>
    </style:style>
    <style:style style:name="T67_227" style:family="text">
      <style:text-properties fo:font-size="12pt" style:font-size-asian="12pt" style:font-size-complex="12pt"/>
    </style:style>
    <style:style style:name="T67_228" style:family="text">
      <style:text-properties fo:font-size="12pt" style:font-size-asian="12pt" style:font-size-complex="12pt"/>
    </style:style>
    <style:style style:name="T67_229" style:family="text">
      <style:text-properties fo:font-size="12pt" style:font-size-asian="12pt" style:font-size-complex="12pt"/>
    </style:style>
    <style:style style:name="T67_230" style:family="text">
      <style:text-properties fo:font-size="12pt" style:font-size-asian="12pt" style:font-size-complex="12pt"/>
    </style:style>
    <style:style style:name="T67_231" style:family="text">
      <style:text-properties fo:font-size="12pt" style:font-size-asian="12pt" style:font-size-complex="12pt"/>
    </style:style>
    <style:style style:name="T67_232" style:family="text">
      <style:text-properties fo:font-size="12pt" style:font-size-asian="12pt" style:font-size-complex="12pt"/>
    </style:style>
    <style:style style:name="T67_233" style:family="text">
      <style:text-properties fo:font-size="12pt" style:font-size-asian="12pt" style:font-size-complex="12pt"/>
    </style:style>
    <style:style style:name="T67_234" style:family="text">
      <style:text-properties fo:font-size="12pt" style:font-size-asian="12pt" style:font-size-complex="12pt"/>
    </style:style>
    <style:style style:name="T67_235" style:family="text">
      <style:text-properties fo:font-size="12pt" style:font-size-asian="12pt" style:font-size-complex="12pt"/>
    </style:style>
    <style:style style:name="T67_236" style:family="text">
      <style:text-properties fo:font-size="12pt" style:font-size-asian="12pt" style:font-size-complex="12pt"/>
    </style:style>
    <style:style style:name="T67_237" style:family="text">
      <style:text-properties fo:font-size="12pt" style:font-size-asian="12pt" style:font-size-complex="12pt"/>
    </style:style>
    <style:style style:name="T67_238" style:family="text">
      <style:text-properties fo:font-size="12pt" style:font-size-asian="12pt" style:font-size-complex="12pt"/>
    </style:style>
    <style:style style:name="T67_239" style:family="text">
      <style:text-properties fo:font-size="12pt" style:font-size-asian="12pt" style:font-size-complex="12pt"/>
    </style:style>
    <style:style style:name="T67_240" style:family="text">
      <style:text-properties fo:font-size="12pt" style:font-size-asian="12pt" style:font-size-complex="12pt"/>
    </style:style>
    <style:style style:name="T67_241" style:family="text">
      <style:text-properties fo:font-size="12pt" style:font-size-asian="12pt" style:font-size-complex="12pt"/>
    </style:style>
    <style:style style:name="T67_242" style:family="text">
      <style:text-properties fo:font-size="12pt" style:font-size-asian="12pt" style:font-size-complex="12pt"/>
    </style:style>
    <style:style style:name="T67_243" style:family="text">
      <style:text-properties fo:font-size="12pt" style:font-size-asian="12pt" style:font-size-complex="12pt"/>
    </style:style>
    <style:style style:name="T67_244" style:family="text">
      <style:text-properties fo:font-size="12pt" style:font-size-asian="12pt" style:font-size-complex="12pt"/>
    </style:style>
    <style:style style:name="T67_245" style:family="text">
      <style:text-properties fo:font-size="12pt" style:font-size-asian="12pt" style:font-size-complex="12pt"/>
    </style:style>
    <style:style style:name="T67_246" style:family="text">
      <style:text-properties fo:font-size="12pt" style:font-size-asian="12pt" style:font-size-complex="12pt"/>
    </style:style>
    <style:style style:name="T67_247" style:family="text">
      <style:text-properties fo:font-size="12pt" style:font-size-asian="12pt" style:font-size-complex="12pt"/>
    </style:style>
    <style:style style:name="T67_248" style:family="text">
      <style:text-properties fo:font-size="12pt" style:font-size-asian="12pt" style:font-size-complex="12pt"/>
    </style:style>
    <style:style style:name="T67_249" style:family="text">
      <style:text-properties fo:font-size="12pt" style:font-size-asian="12pt" style:font-size-complex="12pt"/>
    </style:style>
    <style:style style:name="T67_250" style:family="text">
      <style:text-properties fo:font-size="12pt" style:font-size-asian="12pt" style:font-size-complex="12pt"/>
    </style:style>
    <style:style style:name="T67_251" style:family="text">
      <style:text-properties fo:font-size="12pt" style:font-size-asian="12pt" style:font-size-complex="12pt"/>
    </style:style>
    <style:style style:name="T67_252" style:family="text">
      <style:text-properties fo:font-size="12pt" style:font-size-asian="12pt" style:font-size-complex="12pt"/>
    </style:style>
    <style:style style:name="T67_253" style:family="text">
      <style:text-properties fo:font-size="12pt" style:font-size-asian="12pt" style:font-size-complex="12pt"/>
    </style:style>
    <style:style style:name="T67_254" style:family="text">
      <style:text-properties fo:font-size="12pt" style:font-size-asian="12pt" style:font-size-complex="12pt"/>
    </style:style>
    <style:style style:name="T67_255" style:family="text">
      <style:text-properties fo:font-size="12pt" style:font-size-asian="12pt" style:font-size-complex="12pt"/>
    </style:style>
    <style:style style:name="T67_256" style:family="text">
      <style:text-properties fo:font-size="12pt" style:font-size-asian="12pt" style:font-size-complex="12pt"/>
    </style:style>
    <style:style style:name="T67_257" style:family="text">
      <style:text-properties fo:font-size="12pt" style:font-size-asian="12pt" style:font-size-complex="12pt"/>
    </style:style>
    <style:style style:name="T67_258" style:family="text">
      <style:text-properties fo:font-size="12pt" style:font-size-asian="12pt" style:font-size-complex="12pt"/>
    </style:style>
    <style:style style:name="T67_259" style:family="text">
      <style:text-properties fo:font-size="12pt" style:font-size-asian="12pt" style:font-size-complex="12pt"/>
    </style:style>
    <style:style style:name="T67_260" style:family="text">
      <style:text-properties fo:font-size="16pt" style:font-size-asian="16pt" style:font-size-complex="16pt"/>
    </style:style>
    <style:style style:name="T67_261" style:family="text">
      <style:text-properties fo:font-size="12pt" style:font-size-asian="12pt" style:font-size-complex="12pt"/>
    </style:style>
    <style:style style:name="T67_262" style:family="text">
      <style:text-properties fo:font-size="12pt" style:font-size-asian="12pt" style:font-size-complex="12pt"/>
    </style:style>
    <style:style style:name="T67_263" style:family="text">
      <style:text-properties fo:font-size="12pt" style:font-size-asian="12pt" style:font-size-complex="12pt"/>
    </style:style>
    <style:style style:name="T67_264" style:family="text">
      <style:text-properties fo:font-size="16pt" style:font-size-asian="16pt" style:font-size-complex="16pt"/>
    </style:style>
    <style:style style:name="T67_265" style:family="text">
      <style:text-properties fo:font-size="12pt" style:font-size-asian="12pt" style:font-size-complex="12pt"/>
    </style:style>
    <style:style style:name="T67_266" style:family="text">
      <style:text-properties fo:font-size="12pt" style:font-size-asian="12pt" style:font-size-complex="12pt"/>
    </style:style>
    <style:style style:name="T67_267" style:family="text">
      <style:text-properties fo:font-size="12pt" style:font-size-asian="12pt" style:font-size-complex="12pt"/>
    </style:style>
    <style:style style:name="T67_268" style:family="text">
      <style:text-properties fo:font-size="12pt" style:font-size-asian="12pt" style:font-size-complex="12pt"/>
    </style:style>
    <style:style style:name="T67_269" style:family="text">
      <style:text-properties fo:font-size="12pt" style:font-size-asian="12pt" style:font-size-complex="12pt"/>
    </style:style>
    <style:style style:name="T67_270" style:family="text">
      <style:text-properties fo:font-size="12pt" style:font-size-asian="12pt" style:font-size-complex="12pt"/>
    </style:style>
    <style:style style:name="T67_271" style:family="text">
      <style:text-properties fo:font-size="12pt" style:font-size-asian="12pt" style:font-size-complex="12pt"/>
    </style:style>
    <style:style style:name="T67_272" style:family="text">
      <style:text-properties fo:font-size="12pt" style:font-size-asian="12pt" style:font-size-complex="12pt"/>
    </style:style>
    <style:style style:name="T67_273" style:family="text">
      <style:text-properties fo:font-size="12pt" style:font-size-asian="12pt" style:font-size-complex="12pt"/>
    </style:style>
    <style:style style:name="T67_274" style:family="text">
      <style:text-properties fo:font-size="12pt" style:font-size-asian="12pt" style:font-size-complex="12pt"/>
    </style:style>
    <style:style style:name="T67_275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justify" fo:break-before="auto" fo:line-height="138%" style:writing-mode="rl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6pt" style:font-size-asian="16pt" style:font-size-complex="16pt"/>
    </style:style>
    <style:style style:name="T68_8" style:family="text">
      <style:text-properties fo:font-size="16pt" style:font-size-asian="16pt" style:font-size-complex="16pt"/>
    </style:style>
    <style:style style:name="T68_9" style:family="text">
      <style:text-properties fo:font-size="16pt" style:font-size-asian="16pt" style:font-size-complex="16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justify" fo:break-before="auto" fo:line-height="138%" style:writing-mode="rl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able7" style:family="table">
      <style:table-properties table:align="right" style:width="15.69cm" fo:margin-left="0.82cm" style:writing-mode="rl-tb"/>
    </style:style>
    <style:style style:name="Column7" style:family="table-column">
      <style:table-column-properties style:column-width="15.69cm"/>
    </style:style>
    <style:style style:name="Row7" style:family="table-row"/>
    <style:style style:name="Cell7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justify" fo:break-before="auto" fo:line-height="138%" style:writing-mode="rl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able8" style:family="table">
      <style:table-properties table:align="right" style:width="15.69cm" fo:margin-left="0.82cm" style:writing-mode="rl-tb"/>
    </style:style>
    <style:style style:name="Column8" style:family="table-column">
      <style:table-column-properties style:column-width="15.69cm"/>
    </style:style>
    <style:style style:name="Row8" style:family="table-row"/>
    <style:style style:name="Cell8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justify" fo:break-before="auto" fo:line-height="138%" style:writing-mode="rl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able9" style:family="table">
      <style:table-properties table:align="right" style:width="15.69cm" fo:margin-left="0.82cm" style:writing-mode="rl-tb"/>
    </style:style>
    <style:style style:name="Column9" style:family="table-column">
      <style:table-column-properties style:column-width="15.69cm"/>
    </style:style>
    <style:style style:name="Row9" style:family="table-row"/>
    <style:style style:name="Cell9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justify" fo:break-before="auto" fo:line-height="138%" style:writing-mode="rl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able10" style:family="table">
      <style:table-properties table:align="right" style:width="15.69cm" fo:margin-left="0.82cm" style:writing-mode="rl-tb"/>
    </style:style>
    <style:style style:name="Column10" style:family="table-column">
      <style:table-column-properties style:column-width="15.69cm"/>
    </style:style>
    <style:style style:name="Row10" style:family="table-row"/>
    <style:style style:name="Cell10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1" style:family="paragraph" style:parent-style-name="Heading_20_2">
      <style:paragraph-properties fo:text-align="justify" fo:break-before="auto" fo:line-height="138%" fo:margin-bottom="0.141cm" style:writing-mode="rl-tb"/>
    </style:style>
    <style:style style:name="T81_1" style:family="text">
      <style:text-properties fo:font-size="17pt" style:font-size-asian="17pt" style:font-size-complex="17pt" fo:font-weight="bold" style:font-weight-asian="bold" style:font-weight-complex="bold"/>
    </style:style>
    <style:style style:name="T81_2" style:family="text">
      <style:text-properties fo:font-size="17pt" style:font-size-asian="17pt" style:font-size-complex="17pt" fo:font-weight="bold" style:font-weight-asian="bold" style:font-weight-complex="bold"/>
    </style:style>
    <style:style style:name="T81_3" style:family="text">
      <style:text-properties fo:font-size="17pt" style:font-size-asian="17pt" style:font-size-complex="17pt" fo:font-weight="bold" style:font-weight-asian="bold" style:font-weight-complex="bold"/>
    </style:style>
    <style:style style:name="T81_4" style:family="text">
      <style:text-properties fo:font-size="17pt" style:font-size-asian="17pt" style:font-size-complex="17pt" fo:font-weight="bold" style:font-weight-asian="bold" style:font-weight-complex="bold"/>
    </style:style>
    <style:style style:name="T81_5" style:family="text">
      <style:text-properties fo:font-size="17pt" style:font-size-asian="17pt" style:font-size-complex="17pt" fo:font-weight="bold" style:font-weight-asian="bold" style:font-weight-complex="bold"/>
    </style:style>
    <style:style style:name="T81_6" style:family="text">
      <style:text-properties fo:font-size="17pt" style:font-size-asian="17pt" style:font-size-complex="17pt" fo:font-weight="bold" style:font-weight-asian="bold" style:font-weight-complex="bold"/>
    </style:style>
    <style:style style:name="P82" style:family="paragraph" style:parent-style-name="Standard">
      <style:paragraph-properties fo:text-align="justify" fo:break-before="auto" fo:line-height="138%" style:writing-mode="rl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ize="12pt" style:font-size-asian="12pt" style:font-size-complex="12pt"/>
    </style:style>
    <style:style style:name="T82_20" style:family="text">
      <style:text-properties fo:font-size="12pt" style:font-size-asian="12pt" style:font-size-complex="12pt"/>
    </style:style>
    <style:style style:name="T82_21" style:family="text">
      <style:text-properties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6pt" style:font-size-asian="16pt" style:font-size-complex="16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T82_30" style:family="text">
      <style:text-properties fo:font-size="12pt" style:font-size-asian="12pt" style:font-size-complex="12pt"/>
    </style:style>
    <style:style style:name="T82_31" style:family="text">
      <style:text-properties fo:font-size="12pt" style:font-size-asian="12pt" style:font-size-complex="12pt"/>
    </style:style>
    <style:style style:name="T82_32" style:family="text">
      <style:text-properties fo:font-size="12pt" style:font-size-asian="12pt" style:font-size-complex="12pt"/>
    </style:style>
    <style:style style:name="T82_33" style:family="text">
      <style:text-properties fo:font-size="16pt" style:font-size-asian="16pt" style:font-size-complex="16pt"/>
    </style:style>
    <style:style style:name="T82_34" style:family="text">
      <style:text-properties fo:font-size="12pt" style:font-size-asian="12pt" style:font-size-complex="12pt"/>
    </style:style>
    <style:style style:name="T82_35" style:family="text">
      <style:text-properties fo:font-size="12pt" style:font-size-asian="12pt" style:font-size-complex="12pt"/>
    </style:style>
    <style:style style:name="T82_36" style:family="text">
      <style:text-properties fo:font-size="12pt" style:font-size-asian="12pt" style:font-size-complex="12pt"/>
    </style:style>
    <style:style style:name="T82_37" style:family="text">
      <style:text-properties fo:font-size="12pt" style:font-size-asian="12pt" style:font-size-complex="12pt"/>
    </style:style>
    <style:style style:name="T82_38" style:family="text">
      <style:text-properties fo:font-size="12pt" style:font-size-asian="12pt" style:font-size-complex="12pt"/>
    </style:style>
    <style:style style:name="T82_39" style:family="text">
      <style:text-properties fo:font-size="12pt" style:font-size-asian="12pt" style:font-size-complex="12pt"/>
    </style:style>
    <style:style style:name="T82_40" style:family="text">
      <style:text-properties fo:font-size="12pt" style:font-size-asian="12pt" style:font-size-complex="12pt"/>
    </style:style>
    <style:style style:name="T82_41" style:family="text">
      <style:text-properties fo:font-size="12pt" style:font-size-asian="12pt" style:font-size-complex="12pt"/>
    </style:style>
    <style:style style:name="T82_42" style:family="text">
      <style:text-properties fo:font-size="12pt" style:font-size-asian="12pt" style:font-size-complex="12pt"/>
    </style:style>
    <style:style style:name="T82_43" style:family="text">
      <style:text-properties fo:font-size="12pt" style:font-size-asian="12pt" style:font-size-complex="12pt"/>
    </style:style>
    <style:style style:name="T82_44" style:family="text">
      <style:text-properties fo:font-size="12pt" style:font-size-asian="12pt" style:font-size-complex="12pt"/>
    </style:style>
    <style:style style:name="T82_45" style:family="text">
      <style:text-properties fo:font-size="12pt" style:font-size-asian="12pt" style:font-size-complex="12pt"/>
    </style:style>
    <style:style style:name="T82_46" style:family="text">
      <style:text-properties fo:font-size="12pt" style:font-size-asian="12pt" style:font-size-complex="12pt"/>
    </style:style>
    <style:style style:name="T82_47" style:family="text">
      <style:text-properties fo:font-size="12pt" style:font-size-asian="12pt" style:font-size-complex="12pt"/>
    </style:style>
    <style:style style:name="T82_48" style:family="text">
      <style:text-properties fo:font-size="12pt" style:font-size-asian="12pt" style:font-size-complex="12pt"/>
    </style:style>
    <style:style style:name="T82_49" style:family="text">
      <style:text-properties fo:font-size="12pt" style:font-size-asian="12pt" style:font-size-complex="12pt"/>
    </style:style>
    <style:style style:name="T82_50" style:family="text">
      <style:text-properties fo:font-size="12pt" style:font-size-asian="12pt" style:font-size-complex="12pt"/>
    </style:style>
    <style:style style:name="T82_51" style:family="text">
      <style:text-properties fo:font-size="12pt" style:font-size-asian="12pt" style:font-size-complex="12pt"/>
    </style:style>
    <style:style style:name="T82_52" style:family="text">
      <style:text-properties fo:font-size="12pt" style:font-size-asian="12pt" style:font-size-complex="12pt"/>
    </style:style>
    <style:style style:name="T82_53" style:family="text">
      <style:text-properties fo:font-size="12pt" style:font-size-asian="12pt" style:font-size-complex="12pt"/>
    </style:style>
    <style:style style:name="T82_54" style:family="text">
      <style:text-properties fo:font-size="12pt" style:font-size-asian="12pt" style:font-size-complex="12pt"/>
    </style:style>
    <style:style style:name="T82_55" style:family="text">
      <style:text-properties fo:font-size="12pt" style:font-size-asian="12pt" style:font-size-complex="12pt"/>
    </style:style>
    <style:style style:name="T82_56" style:family="text">
      <style:text-properties fo:font-size="12pt" style:font-size-asian="12pt" style:font-size-complex="12pt"/>
    </style:style>
    <style:style style:name="T82_57" style:family="text">
      <style:text-properties fo:font-size="12pt" style:font-size-asian="12pt" style:font-size-complex="12pt"/>
    </style:style>
    <style:style style:name="T82_58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line-height="138%" style:writing-mode="rl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6pt" style:font-size-asian="16pt" style:font-size-complex="16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able11" style:family="table">
      <style:table-properties table:align="right" style:width="15.69cm" fo:margin-left="0.82cm" style:writing-mode="rl-tb"/>
    </style:style>
    <style:style style:name="Column11" style:family="table-column">
      <style:table-column-properties style:column-width="15.69cm"/>
    </style:style>
    <style:style style:name="Row11" style:family="table-row"/>
    <style:style style:name="Cell11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justify" fo:break-before="auto" fo:line-height="138%" style:writing-mode="rl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6pt" style:font-size-asian="16pt" style:font-size-complex="16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T90_47" style:family="text">
      <style:text-properties fo:font-size="12pt" style:font-size-asian="12pt" style:font-size-complex="12pt"/>
    </style:style>
    <style:style style:name="T90_48" style:family="text">
      <style:text-properties fo:font-size="12pt" style:font-size-asian="12pt" style:font-size-complex="12pt"/>
    </style:style>
    <style:style style:name="T90_49" style:family="text">
      <style:text-properties fo:font-size="12pt" style:font-size-asian="12pt" style:font-size-complex="12pt"/>
    </style:style>
    <style:style style:name="T90_50" style:family="text">
      <style:text-properties fo:font-size="12pt" style:font-size-asian="12pt" style:font-size-complex="12pt"/>
    </style:style>
    <style:style style:name="T90_51" style:family="text">
      <style:text-properties fo:font-size="12pt" style:font-size-asian="12pt" style:font-size-complex="12pt"/>
    </style:style>
    <style:style style:name="T90_52" style:family="text">
      <style:text-properties fo:font-size="12pt" style:font-size-asian="12pt" style:font-size-complex="12pt"/>
    </style:style>
    <style:style style:name="T90_53" style:family="text">
      <style:text-properties fo:font-size="12pt" style:font-size-asian="12pt" style:font-size-complex="12pt"/>
    </style:style>
    <style:style style:name="T90_54" style:family="text">
      <style:text-properties fo:font-size="12pt" style:font-size-asian="12pt" style:font-size-complex="12pt"/>
    </style:style>
    <style:style style:name="T90_55" style:family="text">
      <style:text-properties fo:font-size="12pt" style:font-size-asian="12pt" style:font-size-complex="12pt"/>
    </style:style>
    <style:style style:name="T90_56" style:family="text">
      <style:text-properties fo:font-size="12pt" style:font-size-asian="12pt" style:font-size-complex="12pt"/>
    </style:style>
    <style:style style:name="Table12" style:family="table">
      <style:table-properties table:align="right" style:width="15.69cm" fo:margin-left="0.82cm" style:writing-mode="rl-tb"/>
    </style:style>
    <style:style style:name="Column12" style:family="table-column">
      <style:table-column-properties style:column-width="15.69cm"/>
    </style:style>
    <style:style style:name="Row12" style:family="table-row"/>
    <style:style style:name="Cell12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justify" fo:break-before="auto" fo:line-height="138%" style:writing-mode="rl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6pt" style:font-size-asian="16pt" style:font-size-complex="16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T95_25" style:family="text">
      <style:text-properties fo:font-size="12pt" style:font-size-asian="12pt" style:font-size-complex="12pt"/>
    </style:style>
    <style:style style:name="T95_26" style:family="text">
      <style:text-properties fo:font-size="12pt" style:font-size-asian="12pt" style:font-size-complex="12pt"/>
    </style:style>
    <style:style style:name="T95_27" style:family="text">
      <style:text-properties fo:font-size="12pt" style:font-size-asian="12pt" style:font-size-complex="12pt"/>
    </style:style>
    <style:style style:name="T95_28" style:family="text">
      <style:text-properties fo:font-size="12pt" style:font-size-asian="12pt" style:font-size-complex="12pt"/>
    </style:style>
    <style:style style:name="T95_29" style:family="text">
      <style:text-properties fo:font-size="16pt" style:font-size-asian="16pt" style:font-size-complex="16pt"/>
    </style:style>
    <style:style style:name="T95_30" style:family="text">
      <style:text-properties fo:font-size="12pt" style:font-size-asian="12pt" style:font-size-complex="12pt"/>
    </style:style>
    <style:style style:name="T95_31" style:family="text">
      <style:text-properties fo:font-size="12pt" style:font-size-asian="12pt" style:font-size-complex="12pt"/>
    </style:style>
    <style:style style:name="T95_32" style:family="text">
      <style:text-properties fo:font-size="12pt" style:font-size-asian="12pt" style:font-size-complex="12pt"/>
    </style:style>
    <style:style style:name="T95_33" style:family="text">
      <style:text-properties fo:font-size="12pt" style:font-size-asian="12pt" style:font-size-complex="12pt"/>
    </style:style>
    <style:style style:name="T95_34" style:family="text">
      <style:text-properties fo:font-size="12pt" style:font-size-asian="12pt" style:font-size-complex="12pt"/>
    </style:style>
    <style:style style:name="T95_35" style:family="text">
      <style:text-properties fo:font-size="12pt" style:font-size-asian="12pt" style:font-size-complex="12pt"/>
    </style:style>
    <style:style style:name="T95_36" style:family="text">
      <style:text-properties fo:font-size="12pt" style:font-size-asian="12pt" style:font-size-complex="12pt"/>
    </style:style>
    <style:style style:name="T95_37" style:family="text">
      <style:text-properties fo:font-size="12pt" style:font-size-asian="12pt" style:font-size-complex="12pt"/>
    </style:style>
    <style:style style:name="T95_38" style:family="text">
      <style:text-properties fo:font-size="12pt" style:font-size-asian="12pt" style:font-size-complex="12pt"/>
    </style:style>
    <style:style style:name="T95_39" style:family="text">
      <style:text-properties fo:font-size="12pt" style:font-size-asian="12pt" style:font-size-complex="12pt"/>
    </style:style>
    <style:style style:name="T95_40" style:family="text">
      <style:text-properties fo:font-size="12pt" style:font-size-asian="12pt" style:font-size-complex="12pt"/>
    </style:style>
    <style:style style:name="T95_41" style:family="text">
      <style:text-properties fo:font-size="12pt" style:font-size-asian="12pt" style:font-size-complex="12pt"/>
    </style:style>
    <style:style style:name="T95_42" style:family="text">
      <style:text-properties fo:font-size="12pt" style:font-size-asian="12pt" style:font-size-complex="12pt"/>
    </style:style>
    <style:style style:name="T95_43" style:family="text">
      <style:text-properties fo:font-size="12pt" style:font-size-asian="12pt" style:font-size-complex="12pt"/>
    </style:style>
    <style:style style:name="T95_44" style:family="text">
      <style:text-properties fo:font-size="12pt" style:font-size-asian="12pt" style:font-size-complex="12pt"/>
    </style:style>
    <style:style style:name="T95_45" style:family="text">
      <style:text-properties fo:font-size="12pt" style:font-size-asian="12pt" style:font-size-complex="12pt"/>
    </style:style>
    <style:style style:name="T95_46" style:family="text">
      <style:text-properties fo:font-size="12pt" style:font-size-asian="12pt" style:font-size-complex="12pt"/>
    </style:style>
    <style:style style:name="T95_47" style:family="text">
      <style:text-properties fo:font-size="12pt" style:font-size-asian="12pt" style:font-size-complex="12pt"/>
    </style:style>
    <style:style style:name="T95_48" style:family="text">
      <style:text-properties fo:font-size="12pt" style:font-size-asian="12pt" style:font-size-complex="12pt"/>
    </style:style>
    <style:style style:name="T95_49" style:family="text">
      <style:text-properties fo:font-size="12pt" style:font-size-asian="12pt" style:font-size-complex="12pt"/>
    </style:style>
    <style:style style:name="T95_50" style:family="text">
      <style:text-properties fo:font-size="12pt" style:font-size-asian="12pt" style:font-size-complex="12pt"/>
    </style:style>
    <style:style style:name="T95_51" style:family="text">
      <style:text-properties fo:font-size="12pt" style:font-size-asian="12pt" style:font-size-complex="12pt"/>
    </style:style>
    <style:style style:name="T95_52" style:family="text">
      <style:text-properties fo:font-size="12pt" style:font-size-asian="12pt" style:font-size-complex="12pt"/>
    </style:style>
    <style:style style:name="T95_53" style:family="text">
      <style:text-properties fo:font-size="12pt" style:font-size-asian="12pt" style:font-size-complex="12pt"/>
    </style:style>
    <style:style style:name="T95_54" style:family="text">
      <style:text-properties fo:font-size="12pt" style:font-size-asian="12pt" style:font-size-complex="12pt"/>
    </style:style>
    <style:style style:name="T95_55" style:family="text">
      <style:text-properties fo:font-size="12pt" style:font-size-asian="12pt" style:font-size-complex="12pt"/>
    </style:style>
    <style:style style:name="T95_56" style:family="text">
      <style:text-properties fo:font-size="12pt" style:font-size-asian="12pt" style:font-size-complex="12pt"/>
    </style:style>
    <style:style style:name="T95_57" style:family="text">
      <style:text-properties fo:font-size="12pt" style:font-size-asian="12pt" style:font-size-complex="12pt"/>
    </style:style>
    <style:style style:name="T95_58" style:family="text">
      <style:text-properties fo:font-size="12pt" style:font-size-asian="12pt" style:font-size-complex="12pt"/>
    </style:style>
    <style:style style:name="T95_59" style:family="text">
      <style:text-properties fo:font-size="12pt" style:font-size-asian="12pt" style:font-size-complex="12pt"/>
    </style:style>
    <style:style style:name="T95_60" style:family="text">
      <style:text-properties fo:font-size="12pt" style:font-size-asian="12pt" style:font-size-complex="12pt"/>
    </style:style>
    <style:style style:name="T95_61" style:family="text">
      <style:text-properties fo:font-size="12pt" style:font-size-asian="12pt" style:font-size-complex="12pt"/>
    </style:style>
    <style:style style:name="T95_62" style:family="text">
      <style:text-properties fo:font-size="12pt" style:font-size-asian="12pt" style:font-size-complex="12pt"/>
    </style:style>
    <style:style style:name="T95_63" style:family="text">
      <style:text-properties fo:font-size="12pt" style:font-size-asian="12pt" style:font-size-complex="12pt"/>
    </style:style>
    <style:style style:name="T95_64" style:family="text">
      <style:text-properties fo:font-size="12pt" style:font-size-asian="12pt" style:font-size-complex="12pt"/>
    </style:style>
    <style:style style:name="T95_65" style:family="text">
      <style:text-properties fo:font-size="12pt" style:font-size-asian="12pt" style:font-size-complex="12pt"/>
    </style:style>
    <style:style style:name="T95_66" style:family="text">
      <style:text-properties fo:font-size="12pt" style:font-size-asian="12pt" style:font-size-complex="12pt"/>
    </style:style>
    <style:style style:name="T95_67" style:family="text">
      <style:text-properties fo:font-size="12pt" style:font-size-asian="12pt" style:font-size-complex="12pt"/>
    </style:style>
    <style:style style:name="T95_68" style:family="text">
      <style:text-properties fo:font-size="12pt" style:font-size-asian="12pt" style:font-size-complex="12pt"/>
    </style:style>
    <style:style style:name="T95_69" style:family="text">
      <style:text-properties fo:font-size="12pt" style:font-size-asian="12pt" style:font-size-complex="12pt"/>
    </style:style>
    <style:style style:name="T95_70" style:family="text">
      <style:text-properties fo:font-size="12pt" style:font-size-asian="12pt" style:font-size-complex="12pt"/>
    </style:style>
    <style:style style:name="T95_71" style:family="text">
      <style:text-properties fo:font-size="16pt" style:font-size-asian="16pt" style:font-size-complex="16pt"/>
    </style:style>
    <style:style style:name="T95_72" style:family="text">
      <style:text-properties fo:font-size="12pt" style:font-size-asian="12pt" style:font-size-complex="12pt"/>
    </style:style>
    <style:style style:name="T95_73" style:family="text">
      <style:text-properties fo:font-size="12pt" style:font-size-asian="12pt" style:font-size-complex="12pt"/>
    </style:style>
    <style:style style:name="T95_74" style:family="text">
      <style:text-properties fo:font-size="12pt" style:font-size-asian="12pt" style:font-size-complex="12pt"/>
    </style:style>
    <style:style style:name="Table13" style:family="table">
      <style:table-properties table:align="right" style:width="15.69cm" fo:margin-left="0.82cm" style:writing-mode="rl-tb"/>
    </style:style>
    <style:style style:name="Column13" style:family="table-column">
      <style:table-column-properties style:column-width="15.69cm"/>
    </style:style>
    <style:style style:name="Row13" style:family="table-row"/>
    <style:style style:name="Cell13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line-height="138%" style:writing-mode="rl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6pt" style:font-size-asian="16pt" style:font-size-complex="16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6pt" style:font-size-asian="16pt" style:font-size-complex="16pt"/>
    </style:style>
    <style:style style:name="T107_46" style:family="text">
      <style:text-properties fo:font-size="16pt" style:font-size-asian="16pt" style:font-size-complex="16pt"/>
    </style:style>
    <style:style style:name="T107_47" style:family="text">
      <style:text-properties fo:font-size="16pt" style:font-size-asian="16pt" style:font-size-complex="16pt"/>
    </style:style>
    <style:style style:name="T107_48" style:family="text">
      <style:text-properties fo:font-size="16pt" style:font-size-asian="16pt" style:font-size-complex="16pt"/>
    </style:style>
    <style:style style:name="T107_49" style:family="text">
      <style:text-properties fo:font-size="16pt" style:font-size-asian="16pt" style:font-size-complex="16pt"/>
    </style:style>
    <style:style style:name="T107_50" style:family="text">
      <style:text-properties fo:font-size="16pt" style:font-size-asian="16pt" style:font-size-complex="16pt"/>
    </style:style>
    <style:style style:name="T107_51" style:family="text">
      <style:text-properties fo:font-size="16pt" style:font-size-asian="16pt" style:font-size-complex="16pt"/>
    </style:style>
    <style:style style:name="T107_52" style:family="text">
      <style:text-properties fo:font-size="16pt" style:font-size-asian="16pt" style:font-size-complex="16pt"/>
    </style:style>
    <style:style style:name="T107_53" style:family="text">
      <style:text-properties fo:font-size="16pt" style:font-size-asian="16pt" style:font-size-complex="16pt"/>
    </style:style>
    <style:style style:name="T107_54" style:family="text">
      <style:text-properties fo:font-size="16pt" style:font-size-asian="16pt" style:font-size-complex="16pt"/>
    </style:style>
    <style:style style:name="T107_55" style:family="text">
      <style:text-properties fo:font-size="16pt" style:font-size-asian="16pt" style:font-size-complex="16pt"/>
    </style:style>
    <style:style style:name="T107_56" style:family="text">
      <style:text-properties fo:font-size="16pt" style:font-size-asian="16pt" style:font-size-complex="16pt"/>
    </style:style>
    <style:style style:name="T107_57" style:family="text">
      <style:text-properties fo:font-size="16pt" style:font-size-asian="16pt" style:font-size-complex="16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P108" style:family="paragraph" style:parent-style-name="Heading_20_2">
      <style:paragraph-properties fo:text-align="justify" fo:break-before="auto" fo:line-height="138%" fo:margin-bottom="0.141cm" style:writing-mode="rl-tb"/>
    </style:style>
    <style:style style:name="T108_1" style:family="text">
      <style:text-properties fo:font-size="17pt" style:font-size-asian="17pt" style:font-size-complex="17pt" fo:font-weight="bold" style:font-weight-asian="bold" style:font-weight-complex="bold"/>
    </style:style>
    <style:style style:name="T108_2" style:family="text">
      <style:text-properties fo:font-size="17pt" style:font-size-asian="17pt" style:font-size-complex="17pt" fo:font-weight="bold" style:font-weight-asian="bold" style:font-weight-complex="bold"/>
    </style:style>
    <style:style style:name="T108_3" style:family="text">
      <style:text-properties fo:font-size="17pt" style:font-size-asian="17pt" style:font-size-complex="17pt" fo:font-weight="bold" style:font-weight-asian="bold" style:font-weight-complex="bold"/>
    </style:style>
    <style:style style:name="T108_4" style:family="text">
      <style:text-properties fo:font-size="17pt" style:font-size-asian="17pt" style:font-size-complex="17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38%" style:writing-mode="rl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T109_13" style:family="text">
      <style:text-properties fo:font-size="12pt" style:font-size-asian="12pt" style:font-size-complex="12pt"/>
    </style:style>
    <style:style style:name="T109_14" style:family="text">
      <style:text-properties fo:font-size="12pt" style:font-size-asian="12pt" style:font-size-complex="12pt"/>
    </style:style>
    <style:style style:name="T109_15" style:family="text">
      <style:text-properties fo:font-size="12pt" style:font-size-asian="12pt" style:font-size-complex="12pt"/>
    </style:style>
    <style:style style:name="T109_16" style:family="text">
      <style:text-properties fo:font-size="12pt" style:font-size-asian="12pt" style:font-size-complex="12pt"/>
    </style:style>
    <style:style style:name="T109_17" style:family="text">
      <style:text-properties fo:font-size="12pt" style:font-size-asian="12pt" style:font-size-complex="12pt"/>
    </style:style>
    <style:style style:name="T109_18" style:family="text">
      <style:text-properties fo:font-size="12pt" style:font-size-asian="12pt" style:font-size-complex="12pt"/>
    </style:style>
    <style:style style:name="T109_19" style:family="text">
      <style:text-properties fo:font-size="12pt" style:font-size-asian="12pt" style:font-size-complex="12pt"/>
    </style:style>
    <style:style style:name="T109_20" style:family="text">
      <style:text-properties fo:font-size="12pt" style:font-size-asian="12pt" style:font-size-complex="12pt"/>
    </style:style>
    <style:style style:name="T109_21" style:family="text">
      <style:text-properties fo:font-size="12pt" style:font-size-asian="12pt" style:font-size-complex="12pt"/>
    </style:style>
    <style:style style:name="T109_22" style:family="text">
      <style:text-properties fo:font-size="12pt" style:font-size-asian="12pt" style:font-size-complex="12pt"/>
    </style:style>
    <style:style style:name="T109_23" style:family="text">
      <style:text-properties fo:font-size="12pt" style:font-size-asian="12pt" style:font-size-complex="12pt"/>
    </style:style>
    <style:style style:name="T109_24" style:family="text">
      <style:text-properties fo:font-size="12pt" style:font-size-asian="12pt" style:font-size-complex="12pt"/>
    </style:style>
    <style:style style:name="T109_25" style:family="text">
      <style:text-properties fo:font-size="12pt" style:font-size-asian="12pt" style:font-size-complex="12pt"/>
    </style:style>
    <style:style style:name="T109_26" style:family="text">
      <style:text-properties fo:font-size="12pt" style:font-size-asian="12pt" style:font-size-complex="12pt"/>
    </style:style>
    <style:style style:name="T109_27" style:family="text">
      <style:text-properties fo:font-size="12pt" style:font-size-asian="12pt" style:font-size-complex="12pt"/>
    </style:style>
    <style:style style:name="T109_28" style:family="text">
      <style:text-properties fo:font-size="12pt" style:font-size-asian="12pt" style:font-size-complex="12pt"/>
    </style:style>
    <style:style style:name="T109_29" style:family="text">
      <style:text-properties fo:font-size="12pt" style:font-size-asian="12pt" style:font-size-complex="12pt"/>
    </style:style>
    <style:style style:name="T109_30" style:family="text">
      <style:text-properties fo:font-size="12pt" style:font-size-asian="12pt" style:font-size-complex="12pt"/>
    </style:style>
    <style:style style:name="T109_31" style:family="text">
      <style:text-properties fo:font-size="12pt" style:font-size-asian="12pt" style:font-size-complex="12pt"/>
    </style:style>
    <style:style style:name="T109_32" style:family="text">
      <style:text-properties fo:font-size="12pt" style:font-size-asian="12pt" style:font-size-complex="12pt"/>
    </style:style>
    <style:style style:name="T109_33" style:family="text">
      <style:text-properties fo:font-size="12pt" style:font-size-asian="12pt" style:font-size-complex="12pt"/>
    </style:style>
    <style:style style:name="T109_34" style:family="text">
      <style:text-properties fo:font-size="12pt" style:font-size-asian="12pt" style:font-size-complex="12pt"/>
    </style:style>
    <style:style style:name="T109_35" style:family="text">
      <style:text-properties fo:font-size="12pt" style:font-size-asian="12pt" style:font-size-complex="12pt"/>
    </style:style>
    <style:style style:name="T109_36" style:family="text">
      <style:text-properties fo:font-size="12pt" style:font-size-asian="12pt" style:font-size-complex="12pt"/>
    </style:style>
    <style:style style:name="T109_37" style:family="text">
      <style:text-properties fo:font-size="12pt" style:font-size-asian="12pt" style:font-size-complex="12pt"/>
    </style:style>
    <style:style style:name="T109_38" style:family="text">
      <style:text-properties fo:font-size="12pt" style:font-size-asian="12pt" style:font-size-complex="12pt"/>
    </style:style>
    <style:style style:name="T109_39" style:family="text">
      <style:text-properties fo:font-size="12pt" style:font-size-asian="12pt" style:font-size-complex="12pt"/>
    </style:style>
    <style:style style:name="T109_40" style:family="text">
      <style:text-properties fo:font-size="12pt" style:font-size-asian="12pt" style:font-size-complex="12pt"/>
    </style:style>
    <style:style style:name="T109_41" style:family="text">
      <style:text-properties fo:font-size="12pt" style:font-size-asian="12pt" style:font-size-complex="12pt"/>
    </style:style>
    <style:style style:name="T109_42" style:family="text">
      <style:text-properties fo:font-size="12pt" style:font-size-asian="12pt" style:font-size-complex="12pt"/>
    </style:style>
    <style:style style:name="T109_43" style:family="text">
      <style:text-properties fo:font-size="12pt" style:font-size-asian="12pt" style:font-size-complex="12pt"/>
    </style:style>
    <style:style style:name="T109_44" style:family="text">
      <style:text-properties fo:font-size="12pt" style:font-size-asian="12pt" style:font-size-complex="12pt"/>
    </style:style>
    <style:style style:name="T109_45" style:family="text">
      <style:text-properties fo:font-size="12pt" style:font-size-asian="12pt" style:font-size-complex="12pt"/>
    </style:style>
    <style:style style:name="T109_46" style:family="text">
      <style:text-properties fo:font-size="12pt" style:font-size-asian="12pt" style:font-size-complex="12pt"/>
    </style:style>
    <style:style style:name="T109_47" style:family="text">
      <style:text-properties fo:font-size="12pt" style:font-size-asian="12pt" style:font-size-complex="12pt"/>
    </style:style>
    <style:style style:name="T109_48" style:family="text">
      <style:text-properties fo:font-size="12pt" style:font-size-asian="12pt" style:font-size-complex="12pt"/>
    </style:style>
    <style:style style:name="T109_49" style:family="text">
      <style:text-properties fo:font-size="12pt" style:font-size-asian="12pt" style:font-size-complex="12pt"/>
    </style:style>
    <style:style style:name="T109_50" style:family="text">
      <style:text-properties fo:font-size="12pt" style:font-size-asian="12pt" style:font-size-complex="12pt"/>
    </style:style>
    <style:style style:name="T109_51" style:family="text">
      <style:text-properties fo:font-size="12pt" style:font-size-asian="12pt" style:font-size-complex="12pt"/>
    </style:style>
    <style:style style:name="T109_52" style:family="text">
      <style:text-properties fo:font-size="12pt" style:font-size-asian="12pt" style:font-size-complex="12pt"/>
    </style:style>
    <style:style style:name="T109_53" style:family="text">
      <style:text-properties fo:font-size="12pt" style:font-size-asian="12pt" style:font-size-complex="12pt"/>
    </style:style>
    <style:style style:name="T109_54" style:family="text">
      <style:text-properties fo:font-size="12pt" style:font-size-asian="12pt" style:font-size-complex="12pt"/>
    </style:style>
    <style:style style:name="T109_55" style:family="text">
      <style:text-properties fo:font-size="12pt" style:font-size-asian="12pt" style:font-size-complex="12pt"/>
    </style:style>
    <style:style style:name="T109_56" style:family="text">
      <style:text-properties fo:font-size="12pt" style:font-size-asian="12pt" style:font-size-complex="12pt"/>
    </style:style>
    <style:style style:name="T109_57" style:family="text">
      <style:text-properties fo:font-size="12pt" style:font-size-asian="12pt" style:font-size-complex="12pt"/>
    </style:style>
    <style:style style:name="T109_58" style:family="text">
      <style:text-properties fo:font-size="12pt" style:font-size-asian="12pt" style:font-size-complex="12pt"/>
    </style:style>
    <style:style style:name="T109_59" style:family="text">
      <style:text-properties fo:font-size="12pt" style:font-size-asian="12pt" style:font-size-complex="12pt"/>
    </style:style>
    <style:style style:name="T109_60" style:family="text">
      <style:text-properties fo:font-size="12pt" style:font-size-asian="12pt" style:font-size-complex="12pt"/>
    </style:style>
    <style:style style:name="T109_61" style:family="text">
      <style:text-properties fo:font-size="12pt" style:font-size-asian="12pt" style:font-size-complex="12pt"/>
    </style:style>
    <style:style style:name="T109_62" style:family="text">
      <style:text-properties fo:font-size="12pt" style:font-size-asian="12pt" style:font-size-complex="12pt"/>
    </style:style>
    <style:style style:name="T109_63" style:family="text">
      <style:text-properties fo:font-size="12pt" style:font-size-asian="12pt" style:font-size-complex="12pt"/>
    </style:style>
    <style:style style:name="T109_64" style:family="text">
      <style:text-properties fo:font-size="12pt" style:font-size-asian="12pt" style:font-size-complex="12pt"/>
    </style:style>
    <style:style style:name="T109_65" style:family="text">
      <style:text-properties fo:font-size="12pt" style:font-size-asian="12pt" style:font-size-complex="12pt"/>
    </style:style>
    <style:style style:name="T109_66" style:family="text">
      <style:text-properties fo:font-size="12pt" style:font-size-asian="12pt" style:font-size-complex="12pt"/>
    </style:style>
    <style:style style:name="T109_67" style:family="text">
      <style:text-properties fo:font-size="12pt" style:font-size-asian="12pt" style:font-size-complex="12pt"/>
    </style:style>
    <style:style style:name="T109_68" style:family="text">
      <style:text-properties fo:font-size="12pt" style:font-size-asian="12pt" style:font-size-complex="12pt"/>
    </style:style>
    <style:style style:name="T109_69" style:family="text">
      <style:text-properties fo:font-size="12pt" style:font-size-asian="12pt" style:font-size-complex="12pt"/>
    </style:style>
    <style:style style:name="T109_70" style:family="text">
      <style:text-properties fo:font-size="12pt" style:font-size-asian="12pt" style:font-size-complex="12pt"/>
    </style:style>
    <style:style style:name="T109_71" style:family="text">
      <style:text-properties fo:font-size="12pt" style:font-size-asian="12pt" style:font-size-complex="12pt"/>
    </style:style>
    <style:style style:name="T109_72" style:family="text">
      <style:text-properties fo:font-size="12pt" style:font-size-asian="12pt" style:font-size-complex="12pt"/>
    </style:style>
    <style:style style:name="T109_73" style:family="text">
      <style:text-properties fo:font-size="12pt" style:font-size-asian="12pt" style:font-size-complex="12pt"/>
    </style:style>
    <style:style style:name="T109_74" style:family="text">
      <style:text-properties fo:font-size="12pt" style:font-size-asian="12pt" style:font-size-complex="12pt"/>
    </style:style>
    <style:style style:name="T109_75" style:family="text">
      <style:text-properties fo:font-size="12pt" style:font-size-asian="12pt" style:font-size-complex="12pt"/>
    </style:style>
    <style:style style:name="T109_76" style:family="text">
      <style:text-properties fo:font-size="12pt" style:font-size-asian="12pt" style:font-size-complex="12pt"/>
    </style:style>
    <style:style style:name="T109_77" style:family="text">
      <style:text-properties fo:font-size="12pt" style:font-size-asian="12pt" style:font-size-complex="12pt"/>
    </style:style>
    <style:style style:name="T109_78" style:family="text">
      <style:text-properties fo:font-size="12pt" style:font-size-asian="12pt" style:font-size-complex="12pt"/>
    </style:style>
    <style:style style:name="T109_79" style:family="text">
      <style:text-properties fo:font-size="12pt" style:font-size-asian="12pt" style:font-size-complex="12pt"/>
    </style:style>
    <style:style style:name="T109_80" style:family="text">
      <style:text-properties fo:font-size="12pt" style:font-size-asian="12pt" style:font-size-complex="12pt"/>
    </style:style>
    <style:style style:name="T109_81" style:family="text">
      <style:text-properties fo:font-size="12pt" style:font-size-asian="12pt" style:font-size-complex="12pt"/>
    </style:style>
    <style:style style:name="T109_82" style:family="text">
      <style:text-properties fo:font-size="12pt" style:font-size-asian="12pt" style:font-size-complex="12pt"/>
    </style:style>
    <style:style style:name="T109_83" style:family="text">
      <style:text-properties fo:font-size="12pt" style:font-size-asian="12pt" style:font-size-complex="12pt"/>
    </style:style>
    <style:style style:name="Table14" style:family="table">
      <style:table-properties table:align="right" style:width="15.69cm" fo:margin-left="0.82cm" style:writing-mode="rl-tb"/>
    </style:style>
    <style:style style:name="Column14" style:family="table-column">
      <style:table-column-properties style:column-width="15.69cm"/>
    </style:style>
    <style:style style:name="Row14" style:family="table-row"/>
    <style:style style:name="Cell14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1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line-height="138%" style:writing-mode="rl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T115_17" style:family="text">
      <style:text-properties fo:font-size="12pt" style:font-size-asian="12pt" style:font-size-complex="12pt"/>
    </style:style>
    <style:style style:name="T115_18" style:family="text">
      <style:text-properties fo:font-size="12pt" style:font-size-asian="12pt" style:font-size-complex="12pt"/>
    </style:style>
    <style:style style:name="T115_19" style:family="text">
      <style:text-properties fo:font-size="12pt" style:font-size-asian="12pt" style:font-size-complex="12pt"/>
    </style:style>
    <style:style style:name="T115_20" style:family="text">
      <style:text-properties fo:font-size="12pt" style:font-size-asian="12pt" style:font-size-complex="12pt"/>
    </style:style>
    <style:style style:name="T115_21" style:family="text">
      <style:text-properties fo:font-size="12pt" style:font-size-asian="12pt" style:font-size-complex="12pt"/>
    </style:style>
    <style:style style:name="T115_22" style:family="text">
      <style:text-properties fo:font-size="12pt" style:font-size-asian="12pt" style:font-size-complex="12pt"/>
    </style:style>
    <style:style style:name="T115_23" style:family="text">
      <style:text-properties fo:font-size="16pt" style:font-size-asian="16pt" style:font-size-complex="16pt"/>
    </style:style>
    <style:style style:name="T115_24" style:family="text">
      <style:text-properties fo:font-size="12pt" style:font-size-asian="12pt" style:font-size-complex="12pt"/>
    </style:style>
    <style:style style:name="T115_25" style:family="text">
      <style:text-properties fo:font-size="12pt" style:font-size-asian="12pt" style:font-size-complex="12pt"/>
    </style:style>
    <style:style style:name="T115_26" style:family="text">
      <style:text-properties fo:font-size="12pt" style:font-size-asian="12pt" style:font-size-complex="12pt"/>
    </style:style>
    <style:style style:name="T115_27" style:family="text">
      <style:text-properties fo:font-size="12pt" style:font-size-asian="12pt" style:font-size-complex="12pt"/>
    </style:style>
    <style:style style:name="T115_28" style:family="text">
      <style:text-properties fo:font-size="12pt" style:font-size-asian="12pt" style:font-size-complex="12pt"/>
    </style:style>
    <style:style style:name="T115_29" style:family="text">
      <style:text-properties fo:font-size="12pt" style:font-size-asian="12pt" style:font-size-complex="12pt"/>
    </style:style>
    <style:style style:name="T115_30" style:family="text">
      <style:text-properties fo:font-size="12pt" style:font-size-asian="12pt" style:font-size-complex="12pt"/>
    </style:style>
    <style:style style:name="T115_31" style:family="text">
      <style:text-properties fo:font-size="12pt" style:font-size-asian="12pt" style:font-size-complex="12pt"/>
    </style:style>
    <style:style style:name="T115_32" style:family="text">
      <style:text-properties fo:font-size="12pt" style:font-size-asian="12pt" style:font-size-complex="12pt"/>
    </style:style>
    <style:style style:name="T115_33" style:family="text">
      <style:text-properties fo:font-size="12pt" style:font-size-asian="12pt" style:font-size-complex="12pt"/>
    </style:style>
    <style:style style:name="T115_34" style:family="text">
      <style:text-properties fo:font-size="12pt" style:font-size-asian="12pt" style:font-size-complex="12pt"/>
    </style:style>
    <style:style style:name="T115_35" style:family="text">
      <style:text-properties fo:font-size="12pt" style:font-size-asian="12pt" style:font-size-complex="12pt"/>
    </style:style>
    <style:style style:name="T115_36" style:family="text">
      <style:text-properties fo:font-size="12pt" style:font-size-asian="12pt" style:font-size-complex="12pt"/>
    </style:style>
    <style:style style:name="T115_37" style:family="text">
      <style:text-properties fo:font-size="12pt" style:font-size-asian="12pt" style:font-size-complex="12pt"/>
    </style:style>
    <style:style style:name="T115_38" style:family="text">
      <style:text-properties fo:font-size="12pt" style:font-size-asian="12pt" style:font-size-complex="12pt"/>
    </style:style>
    <style:style style:name="T115_39" style:family="text">
      <style:text-properties fo:font-size="12pt" style:font-size-asian="12pt" style:font-size-complex="12pt"/>
    </style:style>
    <style:style style:name="T115_40" style:family="text">
      <style:text-properties fo:font-size="12pt" style:font-size-asian="12pt" style:font-size-complex="12pt"/>
    </style:style>
    <style:style style:name="T115_41" style:family="text">
      <style:text-properties fo:font-size="12pt" style:font-size-asian="12pt" style:font-size-complex="12pt"/>
    </style:style>
    <style:style style:name="T115_42" style:family="text">
      <style:text-properties fo:font-size="12pt" style:font-size-asian="12pt" style:font-size-complex="12pt"/>
    </style:style>
    <style:style style:name="T115_43" style:family="text">
      <style:text-properties fo:font-size="12pt" style:font-size-asian="12pt" style:font-size-complex="12pt"/>
    </style:style>
    <style:style style:name="T115_44" style:family="text">
      <style:text-properties fo:font-size="12pt" style:font-size-asian="12pt" style:font-size-complex="12pt"/>
    </style:style>
    <style:style style:name="Table15" style:family="table">
      <style:table-properties table:align="right" style:width="15.69cm" fo:margin-left="0.82cm" style:writing-mode="rl-tb"/>
    </style:style>
    <style:style style:name="Column15" style:family="table-column">
      <style:table-column-properties style:column-width="15.69cm"/>
    </style:style>
    <style:style style:name="Row15" style:family="table-row"/>
    <style:style style:name="Cell15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1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15%" style:writing-mode="rl-tb"/>
    </style:style>
    <style:style style:name="Table16" style:family="table">
      <style:table-properties table:align="right" style:width="15.214cm" fo:margin-left="1.296cm" style:writing-mode="rl-tb"/>
    </style:style>
    <style:style style:name="Column16" style:family="table-column">
      <style:table-column-properties style:column-width="15.214cm"/>
    </style:style>
    <style:style style:name="Row16" style:family="table-row"/>
    <style:style style:name="Cell16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18" style:family="paragraph" style:parent-style-name="Standard">
      <style:paragraph-properties fo:text-align="right" fo:break-before="auto" fo:text-indent="0cm" fo:line-height="138%" fo:margin-top="0cm" fo:margin-bottom="0cm" fo:margin-left="0.247cm" fo:margin-right="0.247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line-height="138%" style:writing-mode="rl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6pt" style:font-size-asian="16pt" style:font-size-complex="16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T119_27" style:family="text">
      <style:text-properties fo:font-size="12pt" style:font-size-asian="12pt" style:font-size-complex="12pt"/>
    </style:style>
    <style:style style:name="T119_28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text-align="justify" fo:break-before="auto" fo:line-height="138%" style:writing-mode="rl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6pt" style:font-size-asian="16pt" style:font-size-complex="16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T120_28" style:family="text">
      <style:text-properties fo:font-size="12pt" style:font-size-asian="12pt" style:font-size-complex="12pt"/>
    </style:style>
    <style:style style:name="T120_29" style:family="text">
      <style:text-properties fo:font-size="12pt" style:font-size-asian="12pt" style:font-size-complex="12pt"/>
    </style:style>
    <style:style style:name="T120_30" style:family="text">
      <style:text-properties fo:font-size="12pt" style:font-size-asian="12pt" style:font-size-complex="12pt"/>
    </style:style>
    <style:style style:name="T120_31" style:family="text">
      <style:text-properties fo:font-size="12pt" style:font-size-asian="12pt" style:font-size-complex="12pt"/>
    </style:style>
    <style:style style:name="T120_32" style:family="text">
      <style:text-properties fo:font-size="12pt" style:font-size-asian="12pt" style:font-size-complex="12pt"/>
    </style:style>
    <style:style style:name="T120_33" style:family="text">
      <style:text-properties fo:font-size="12pt" style:font-size-asian="12pt" style:font-size-complex="12pt"/>
    </style:style>
    <style:style style:name="T120_34" style:family="text">
      <style:text-properties fo:font-size="12pt" style:font-size-asian="12pt" style:font-size-complex="12pt"/>
    </style:style>
    <style:style style:name="T120_35" style:family="text">
      <style:text-properties fo:font-size="12pt" style:font-size-asian="12pt" style:font-size-complex="12pt"/>
    </style:style>
    <style:style style:name="T120_36" style:family="text">
      <style:text-properties fo:font-size="12pt" style:font-size-asian="12pt" style:font-size-complex="12pt"/>
    </style:style>
    <style:style style:name="T120_37" style:family="text">
      <style:text-properties fo:font-size="12pt" style:font-size-asian="12pt" style:font-size-complex="12pt"/>
    </style:style>
    <style:style style:name="T120_38" style:family="text">
      <style:text-properties fo:font-size="12pt" style:font-size-asian="12pt" style:font-size-complex="12pt"/>
    </style:style>
    <style:style style:name="T120_39" style:family="text">
      <style:text-properties fo:font-size="12pt" style:font-size-asian="12pt" style:font-size-complex="12pt"/>
    </style:style>
    <style:style style:name="T120_40" style:family="text">
      <style:text-properties fo:font-size="12pt" style:font-size-asian="12pt" style:font-size-complex="12pt"/>
    </style:style>
    <style:style style:name="T120_41" style:family="text">
      <style:text-properties fo:font-size="12pt" style:font-size-asian="12pt" style:font-size-complex="12pt"/>
    </style:style>
    <style:style style:name="T120_42" style:family="text">
      <style:text-properties fo:font-size="12pt" style:font-size-asian="12pt" style:font-size-complex="12pt"/>
    </style:style>
    <style:style style:name="T120_43" style:family="text">
      <style:text-properties fo:font-size="12pt" style:font-size-asian="12pt" style:font-size-complex="12pt"/>
    </style:style>
    <style:style style:name="T120_44" style:family="text">
      <style:text-properties fo:font-size="12pt" style:font-size-asian="12pt" style:font-size-complex="12pt"/>
    </style:style>
    <style:style style:name="T120_45" style:family="text">
      <style:text-properties fo:font-size="12pt" style:font-size-asian="12pt" style:font-size-complex="12pt"/>
    </style:style>
    <style:style style:name="T120_46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text-align="justify" fo:break-before="auto" fo:line-height="138%" style:writing-mode="rl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T121_13" style:family="text">
      <style:text-properties fo:font-size="12pt" style:font-size-asian="12pt" style:font-size-complex="12pt"/>
    </style:style>
    <style:style style:name="T121_14" style:family="text">
      <style:text-properties fo:font-size="12pt" style:font-size-asian="12pt" style:font-size-complex="12pt"/>
    </style:style>
    <style:style style:name="T121_15" style:family="text">
      <style:text-properties fo:font-size="12pt" style:font-size-asian="12pt" style:font-size-complex="12pt"/>
    </style:style>
    <style:style style:name="T121_16" style:family="text">
      <style:text-properties fo:font-size="12pt" style:font-size-asian="12pt" style:font-size-complex="12pt"/>
    </style:style>
    <style:style style:name="T121_17" style:family="text">
      <style:text-properties fo:font-size="12pt" style:font-size-asian="12pt" style:font-size-complex="12pt"/>
    </style:style>
    <style:style style:name="T121_18" style:family="text">
      <style:text-properties fo:font-size="12pt" style:font-size-asian="12pt" style:font-size-complex="12pt"/>
    </style:style>
    <style:style style:name="T121_19" style:family="text">
      <style:text-properties fo:font-size="12pt" style:font-size-asian="12pt" style:font-size-complex="12pt"/>
    </style:style>
    <style:style style:name="T121_20" style:family="text">
      <style:text-properties fo:font-size="12pt" style:font-size-asian="12pt" style:font-size-complex="12pt"/>
    </style:style>
    <style:style style:name="T121_21" style:family="text">
      <style:text-properties fo:font-size="12pt" style:font-size-asian="12pt" style:font-size-complex="12pt"/>
    </style:style>
    <style:style style:name="T121_22" style:family="text">
      <style:text-properties fo:font-size="12pt" style:font-size-asian="12pt" style:font-size-complex="12pt"/>
    </style:style>
    <style:style style:name="T121_23" style:family="text">
      <style:text-properties fo:font-size="12pt" style:font-size-asian="12pt" style:font-size-complex="12pt"/>
    </style:style>
    <style:style style:name="T121_24" style:family="text">
      <style:text-properties fo:font-size="12pt" style:font-size-asian="12pt" style:font-size-complex="12pt"/>
    </style:style>
    <style:style style:name="T121_25" style:family="text">
      <style:text-properties fo:font-size="12pt" style:font-size-asian="12pt" style:font-size-complex="12pt"/>
    </style:style>
    <style:style style:name="T121_26" style:family="text">
      <style:text-properties fo:font-size="12pt" style:font-size-asian="12pt" style:font-size-complex="12pt"/>
    </style:style>
    <style:style style:name="T121_27" style:family="text">
      <style:text-properties fo:font-size="12pt" style:font-size-asian="12pt" style:font-size-complex="12pt"/>
    </style:style>
    <style:style style:name="T121_28" style:family="text">
      <style:text-properties fo:font-size="12pt" style:font-size-asian="12pt" style:font-size-complex="12pt"/>
    </style:style>
    <style:style style:name="T121_29" style:family="text">
      <style:text-properties fo:font-size="12pt" style:font-size-asian="12pt" style:font-size-complex="12pt"/>
    </style:style>
    <style:style style:name="T121_30" style:family="text">
      <style:text-properties fo:font-size="12pt" style:font-size-asian="12pt" style:font-size-complex="12pt"/>
    </style:style>
    <style:style style:name="T121_31" style:family="text">
      <style:text-properties fo:font-size="12pt" style:font-size-asian="12pt" style:font-size-complex="12pt"/>
    </style:style>
    <style:style style:name="T121_32" style:family="text">
      <style:text-properties fo:font-size="12pt" style:font-size-asian="12pt" style:font-size-complex="12pt"/>
    </style:style>
    <style:style style:name="T121_33" style:family="text">
      <style:text-properties fo:font-size="12pt" style:font-size-asian="12pt" style:font-size-complex="12pt"/>
    </style:style>
    <style:style style:name="T121_34" style:family="text">
      <style:text-properties fo:font-size="12pt" style:font-size-asian="12pt" style:font-size-complex="12pt"/>
    </style:style>
    <style:style style:name="T121_35" style:family="text">
      <style:text-properties fo:font-size="12pt" style:font-size-asian="12pt" style:font-size-complex="12pt"/>
    </style:style>
    <style:style style:name="T121_36" style:family="text">
      <style:text-properties fo:font-size="12pt" style:font-size-asian="12pt" style:font-size-complex="12pt"/>
    </style:style>
    <style:style style:name="T121_37" style:family="text">
      <style:text-properties fo:font-size="12pt" style:font-size-asian="12pt" style:font-size-complex="12pt"/>
    </style:style>
    <style:style style:name="T121_38" style:family="text">
      <style:text-properties fo:font-size="12pt" style:font-size-asian="12pt" style:font-size-complex="12pt"/>
    </style:style>
    <style:style style:name="T121_39" style:family="text">
      <style:text-properties fo:font-size="12pt" style:font-size-asian="12pt" style:font-size-complex="12pt"/>
    </style:style>
    <style:style style:name="T121_40" style:family="text">
      <style:text-properties fo:font-size="12pt" style:font-size-asian="12pt" style:font-size-complex="12pt"/>
    </style:style>
    <style:style style:name="T121_41" style:family="text">
      <style:text-properties fo:font-size="12pt" style:font-size-asian="12pt" style:font-size-complex="12pt"/>
    </style:style>
    <style:style style:name="T121_42" style:family="text">
      <style:text-properties fo:font-size="12pt" style:font-size-asian="12pt" style:font-size-complex="12pt"/>
    </style:style>
    <style:style style:name="T121_43" style:family="text">
      <style:text-properties fo:font-size="12pt" style:font-size-asian="12pt" style:font-size-complex="12pt"/>
    </style:style>
    <style:style style:name="T121_44" style:family="text">
      <style:text-properties fo:font-size="12pt" style:font-size-asian="12pt" style:font-size-complex="12pt"/>
    </style:style>
    <style:style style:name="P122" style:family="paragraph" style:parent-style-name="Heading_20_2">
      <style:paragraph-properties fo:text-align="justify" fo:break-before="auto" fo:line-height="138%" fo:margin-bottom="0.141cm" style:writing-mode="rl-tb"/>
    </style:style>
    <style:style style:name="T122_1" style:family="text">
      <style:text-properties fo:font-size="17pt" style:font-size-asian="17pt" style:font-size-complex="17pt" fo:font-weight="bold" style:font-weight-asian="bold" style:font-weight-complex="bold"/>
    </style:style>
    <style:style style:name="T122_2" style:family="text">
      <style:text-properties fo:font-size="17pt" style:font-size-asian="17pt" style:font-size-complex="17pt" fo:font-weight="bold" style:font-weight-asian="bold" style:font-weight-complex="bold"/>
    </style:style>
    <style:style style:name="T122_3" style:family="text">
      <style:text-properties fo:font-size="17pt" style:font-size-asian="17pt" style:font-size-complex="17pt" fo:font-weight="bold" style:font-weight-asian="bold" style:font-weight-complex="bold"/>
    </style:style>
    <style:style style:name="T122_4" style:family="text">
      <style:text-properties fo:font-size="17pt" style:font-size-asian="17pt" style:font-size-complex="17pt" fo:font-weight="bold" style:font-weight-asian="bold" style:font-weight-complex="bold"/>
    </style:style>
    <style:style style:name="P123" style:family="paragraph" style:parent-style-name="Standard">
      <style:paragraph-properties fo:text-align="justify" fo:break-before="auto" fo:line-height="138%" style:writing-mode="rl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T123_12" style:family="text">
      <style:text-properties fo:font-size="12pt" style:font-size-asian="12pt" style:font-size-complex="12pt"/>
    </style:style>
    <style:style style:name="T123_13" style:family="text">
      <style:text-properties fo:font-size="12pt" style:font-size-asian="12pt" style:font-size-complex="12pt"/>
    </style:style>
    <style:style style:name="T123_14" style:family="text">
      <style:text-properties fo:font-size="12pt" style:font-size-asian="12pt" style:font-size-complex="12pt"/>
    </style:style>
    <style:style style:name="T123_15" style:family="text">
      <style:text-properties fo:font-size="12pt" style:font-size-asian="12pt" style:font-size-complex="12pt"/>
    </style:style>
    <style:style style:name="T123_16" style:family="text">
      <style:text-properties fo:font-size="12pt" style:font-size-asian="12pt" style:font-size-complex="12pt"/>
    </style:style>
    <style:style style:name="T123_17" style:family="text">
      <style:text-properties fo:font-size="12pt" style:font-size-asian="12pt" style:font-size-complex="12pt"/>
    </style:style>
    <style:style style:name="T123_18" style:family="text">
      <style:text-properties fo:font-size="12pt" style:font-size-asian="12pt" style:font-size-complex="12pt"/>
    </style:style>
    <style:style style:name="T123_19" style:family="text">
      <style:text-properties fo:font-size="16pt" style:font-size-asian="16pt" style:font-size-complex="16pt"/>
    </style:style>
    <style:style style:name="T123_20" style:family="text">
      <style:text-properties fo:font-size="16pt" style:font-size-asian="16pt" style:font-size-complex="16pt"/>
    </style:style>
    <style:style style:name="T123_21" style:family="text">
      <style:text-properties fo:font-size="16pt" style:font-size-asian="16pt" style:font-size-complex="16pt"/>
    </style:style>
    <style:style style:name="T123_22" style:family="text">
      <style:text-properties fo:font-size="12pt" style:font-size-asian="12pt" style:font-size-complex="12pt"/>
    </style:style>
    <style:style style:name="T123_23" style:family="text">
      <style:text-properties fo:font-size="12pt" style:font-size-asian="12pt" style:font-size-complex="12pt"/>
    </style:style>
    <style:style style:name="T123_24" style:family="text">
      <style:text-properties fo:font-size="12pt" style:font-size-asian="12pt" style:font-size-complex="12pt"/>
    </style:style>
    <style:style style:name="T123_25" style:family="text">
      <style:text-properties fo:font-size="12pt" style:font-size-asian="12pt" style:font-size-complex="12pt"/>
    </style:style>
    <style:style style:name="T123_26" style:family="text">
      <style:text-properties fo:font-size="12pt" style:font-size-asian="12pt" style:font-size-complex="12pt"/>
    </style:style>
    <style:style style:name="T123_27" style:family="text">
      <style:text-properties fo:font-size="12pt" style:font-size-asian="12pt" style:font-size-complex="12pt"/>
    </style:style>
    <style:style style:name="T123_28" style:family="text">
      <style:text-properties fo:font-size="12pt" style:font-size-asian="12pt" style:font-size-complex="12pt"/>
    </style:style>
    <style:style style:name="T123_29" style:family="text">
      <style:text-properties fo:font-size="12pt" style:font-size-asian="12pt" style:font-size-complex="12pt"/>
    </style:style>
    <style:style style:name="T123_30" style:family="text">
      <style:text-properties fo:font-size="12pt" style:font-size-asian="12pt" style:font-size-complex="12pt"/>
    </style:style>
    <style:style style:name="T123_31" style:family="text">
      <style:text-properties fo:font-size="12pt" style:font-size-asian="12pt" style:font-size-complex="12pt"/>
    </style:style>
    <style:style style:name="T123_32" style:family="text">
      <style:text-properties fo:font-size="12pt" style:font-size-asian="12pt" style:font-size-complex="12pt"/>
    </style:style>
    <style:style style:name="T123_33" style:family="text">
      <style:text-properties fo:font-size="12pt" style:font-size-asian="12pt" style:font-size-complex="12pt"/>
    </style:style>
    <style:style style:name="T123_34" style:family="text">
      <style:text-properties fo:font-size="12pt" style:font-size-asian="12pt" style:font-size-complex="12pt"/>
    </style:style>
    <style:style style:name="T123_35" style:family="text">
      <style:text-properties fo:font-size="12pt" style:font-size-asian="12pt" style:font-size-complex="12pt"/>
    </style:style>
    <style:style style:name="T123_36" style:family="text">
      <style:text-properties fo:font-size="12pt" style:font-size-asian="12pt" style:font-size-complex="12pt"/>
    </style:style>
    <style:style style:name="T123_37" style:family="text">
      <style:text-properties fo:font-size="12pt" style:font-size-asian="12pt" style:font-size-complex="12pt"/>
    </style:style>
    <style:style style:name="T123_38" style:family="text">
      <style:text-properties fo:font-size="12pt" style:font-size-asian="12pt" style:font-size-complex="12pt"/>
    </style:style>
    <style:style style:name="T123_39" style:family="text">
      <style:text-properties fo:font-size="12pt" style:font-size-asian="12pt" style:font-size-complex="12pt"/>
    </style:style>
    <style:style style:name="T123_40" style:family="text">
      <style:text-properties fo:font-size="12pt" style:font-size-asian="12pt" style:font-size-complex="12pt"/>
    </style:style>
    <style:style style:name="T123_41" style:family="text">
      <style:text-properties fo:font-size="12pt" style:font-size-asian="12pt" style:font-size-complex="12pt"/>
    </style:style>
    <style:style style:name="T123_42" style:family="text">
      <style:text-properties fo:font-size="12pt" style:font-size-asian="12pt" style:font-size-complex="12pt"/>
    </style:style>
    <style:style style:name="T123_43" style:family="text">
      <style:text-properties fo:font-size="12pt" style:font-size-asian="12pt" style:font-size-complex="12pt"/>
    </style:style>
    <style:style style:name="T123_44" style:family="text">
      <style:text-properties fo:font-size="12pt" style:font-size-asian="12pt" style:font-size-complex="12pt"/>
    </style:style>
    <style:style style:name="T123_45" style:family="text">
      <style:text-properties fo:font-size="12pt" style:font-size-asian="12pt" style:font-size-complex="12pt"/>
    </style:style>
    <style:style style:name="T123_46" style:family="text">
      <style:text-properties fo:font-size="12pt" style:font-size-asian="12pt" style:font-size-complex="12pt"/>
    </style:style>
    <style:style style:name="T123_47" style:family="text">
      <style:text-properties fo:font-size="12pt" style:font-size-asian="12pt" style:font-size-complex="12pt"/>
    </style:style>
    <style:style style:name="T123_48" style:family="text">
      <style:text-properties fo:font-size="12pt" style:font-size-asian="12pt" style:font-size-complex="12pt"/>
    </style:style>
    <style:style style:name="T123_49" style:family="text">
      <style:text-properties fo:font-size="12pt" style:font-size-asian="12pt" style:font-size-complex="12pt"/>
    </style:style>
    <style:style style:name="T123_50" style:family="text">
      <style:text-properties fo:font-size="12pt" style:font-size-asian="12pt" style:font-size-complex="12pt"/>
    </style:style>
    <style:style style:name="T123_51" style:family="text">
      <style:text-properties fo:font-size="12pt" style:font-size-asian="12pt" style:font-size-complex="12pt"/>
    </style:style>
    <style:style style:name="T123_52" style:family="text">
      <style:text-properties fo:font-size="12pt" style:font-size-asian="12pt" style:font-size-complex="12pt"/>
    </style:style>
    <style:style style:name="T123_53" style:family="text">
      <style:text-properties fo:font-size="12pt" style:font-size-asian="12pt" style:font-size-complex="12pt"/>
    </style:style>
    <style:style style:name="T123_54" style:family="text">
      <style:text-properties fo:font-size="12pt" style:font-size-asian="12pt" style:font-size-complex="12pt"/>
    </style:style>
    <style:style style:name="T123_55" style:family="text">
      <style:text-properties fo:font-size="12pt" style:font-size-asian="12pt" style:font-size-complex="12pt"/>
    </style:style>
    <style:style style:name="T123_56" style:family="text">
      <style:text-properties fo:font-size="12pt" style:font-size-asian="12pt" style:font-size-complex="12pt"/>
    </style:style>
    <style:style style:name="T123_57" style:family="text">
      <style:text-properties fo:font-size="12pt" style:font-size-asian="12pt" style:font-size-complex="12pt"/>
    </style:style>
    <style:style style:name="T123_58" style:family="text">
      <style:text-properties fo:font-size="12pt" style:font-size-asian="12pt" style:font-size-complex="12pt"/>
    </style:style>
    <style:style style:name="T123_59" style:family="text">
      <style:text-properties fo:font-size="12pt" style:font-size-asian="12pt" style:font-size-complex="12pt"/>
    </style:style>
    <style:style style:name="T123_60" style:family="text">
      <style:text-properties fo:font-size="12pt" style:font-size-asian="12pt" style:font-size-complex="12pt"/>
    </style:style>
    <style:style style:name="T123_61" style:family="text">
      <style:text-properties fo:font-size="12pt" style:font-size-asian="12pt" style:font-size-complex="12pt"/>
    </style:style>
    <style:style style:name="T123_62" style:family="text">
      <style:text-properties fo:font-size="12pt" style:font-size-asian="12pt" style:font-size-complex="12pt"/>
    </style:style>
    <style:style style:name="T123_63" style:family="text">
      <style:text-properties fo:font-size="12pt" style:font-size-asian="12pt" style:font-size-complex="12pt"/>
    </style:style>
    <style:style style:name="T123_64" style:family="text">
      <style:text-properties fo:font-size="12pt" style:font-size-asian="12pt" style:font-size-complex="12pt"/>
    </style:style>
    <style:style style:name="T123_65" style:family="text">
      <style:text-properties fo:font-size="12pt" style:font-size-asian="12pt" style:font-size-complex="12pt"/>
    </style:style>
    <style:style style:name="T123_66" style:family="text">
      <style:text-properties fo:font-size="12pt" style:font-size-asian="12pt" style:font-size-complex="12pt"/>
    </style:style>
    <style:style style:name="T123_67" style:family="text">
      <style:text-properties fo:font-size="12pt" style:font-size-asian="12pt" style:font-size-complex="12pt"/>
    </style:style>
    <style:style style:name="T123_68" style:family="text">
      <style:text-properties fo:font-size="12pt" style:font-size-asian="12pt" style:font-size-complex="12pt"/>
    </style:style>
    <style:style style:name="T123_69" style:family="text">
      <style:text-properties fo:font-size="12pt" style:font-size-asian="12pt" style:font-size-complex="12pt"/>
    </style:style>
    <style:style style:name="T123_70" style:family="text">
      <style:text-properties fo:font-size="12pt" style:font-size-asian="12pt" style:font-size-complex="12pt"/>
    </style:style>
    <style:style style:name="T123_71" style:family="text">
      <style:text-properties fo:font-size="12pt" style:font-size-asian="12pt" style:font-size-complex="12pt"/>
    </style:style>
    <style:style style:name="T123_72" style:family="text">
      <style:text-properties fo:font-size="12pt" style:font-size-asian="12pt" style:font-size-complex="12pt"/>
    </style:style>
    <style:style style:name="T123_73" style:family="text">
      <style:text-properties fo:font-size="12pt" style:font-size-asian="12pt" style:font-size-complex="12pt"/>
    </style:style>
    <style:style style:name="T123_74" style:family="text">
      <style:text-properties fo:font-size="12pt" style:font-size-asian="12pt" style:font-size-complex="12pt"/>
    </style:style>
    <style:style style:name="T123_75" style:family="text">
      <style:text-properties fo:font-size="12pt" style:font-size-asian="12pt" style:font-size-complex="12pt"/>
    </style:style>
    <style:style style:name="T123_76" style:family="text">
      <style:text-properties fo:font-size="12pt" style:font-size-asian="12pt" style:font-size-complex="12pt"/>
    </style:style>
    <style:style style:name="T123_77" style:family="text">
      <style:text-properties fo:font-size="12pt" style:font-size-asian="12pt" style:font-size-complex="12pt"/>
    </style:style>
    <style:style style:name="T123_78" style:family="text">
      <style:text-properties fo:font-size="12pt" style:font-size-asian="12pt" style:font-size-complex="12pt"/>
    </style:style>
    <style:style style:name="T123_79" style:family="text">
      <style:text-properties fo:font-size="12pt" style:font-size-asian="12pt" style:font-size-complex="12pt"/>
    </style:style>
    <style:style style:name="T123_80" style:family="text">
      <style:text-properties fo:font-size="12pt" style:font-size-asian="12pt" style:font-size-complex="12pt"/>
    </style:style>
    <style:style style:name="T123_81" style:family="text">
      <style:text-properties fo:font-size="12pt" style:font-size-asian="12pt" style:font-size-complex="12pt"/>
    </style:style>
    <style:style style:name="T123_82" style:family="text">
      <style:text-properties fo:font-size="12pt" style:font-size-asian="12pt" style:font-size-complex="12pt"/>
    </style:style>
    <style:style style:name="T123_83" style:family="text">
      <style:text-properties fo:font-size="12pt" style:font-size-asian="12pt" style:font-size-complex="12pt"/>
    </style:style>
    <style:style style:name="T123_84" style:family="text">
      <style:text-properties fo:font-size="12pt" style:font-size-asian="12pt" style:font-size-complex="12pt"/>
    </style:style>
    <style:style style:name="T123_85" style:family="text">
      <style:text-properties fo:font-size="12pt" style:font-size-asian="12pt" style:font-size-complex="12pt"/>
    </style:style>
    <style:style style:name="T123_86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text-align="justify" fo:break-before="auto" fo:line-height="138%" style:writing-mode="rl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6pt" style:font-size-asian="16pt" style:font-size-complex="16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6pt" style:font-size-asian="16pt" style:font-size-complex="16pt"/>
    </style:style>
    <style:style style:name="T124_10" style:family="text">
      <style:text-properties fo:font-size="16pt" style:font-size-asian="16pt" style:font-size-complex="16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6pt" style:font-size-asian="16pt" style:font-size-complex="16pt"/>
    </style:style>
    <style:style style:name="T124_15" style:family="text">
      <style:text-properties fo:font-size="16pt" style:font-size-asian="16pt" style:font-size-complex="16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T124_35" style:family="text">
      <style:text-properties fo:font-size="12pt" style:font-size-asian="12pt" style:font-size-complex="12pt"/>
    </style:style>
    <style:style style:name="T124_36" style:family="text">
      <style:text-properties fo:font-size="12pt" style:font-size-asian="12pt" style:font-size-complex="12pt"/>
    </style:style>
    <style:style style:name="T124_37" style:family="text">
      <style:text-properties fo:font-size="16pt" style:font-size-asian="16pt" style:font-size-complex="16pt"/>
    </style:style>
    <style:style style:name="T124_38" style:family="text">
      <style:text-properties fo:font-size="16pt" style:font-size-asian="16pt" style:font-size-complex="16pt"/>
    </style:style>
    <style:style style:name="T124_39" style:family="text">
      <style:text-properties fo:font-size="12pt" style:font-size-asian="12pt" style:font-size-complex="12pt"/>
    </style:style>
    <style:style style:name="T124_40" style:family="text">
      <style:text-properties fo:font-size="12pt" style:font-size-asian="12pt" style:font-size-complex="12pt"/>
    </style:style>
    <style:style style:name="T124_41" style:family="text">
      <style:text-properties fo:font-size="12pt" style:font-size-asian="12pt" style:font-size-complex="12pt"/>
    </style:style>
    <style:style style:name="T124_42" style:family="text">
      <style:text-properties fo:font-size="12pt" style:font-size-asian="12pt" style:font-size-complex="12pt"/>
    </style:style>
    <style:style style:name="T124_43" style:family="text">
      <style:text-properties fo:font-size="12pt" style:font-size-asian="12pt" style:font-size-complex="12pt"/>
    </style:style>
    <style:style style:name="T124_44" style:family="text">
      <style:text-properties fo:font-size="16pt" style:font-size-asian="16pt" style:font-size-complex="16pt"/>
    </style:style>
    <style:style style:name="T124_45" style:family="text">
      <style:text-properties fo:font-size="16pt" style:font-size-asian="16pt" style:font-size-complex="16pt"/>
    </style:style>
    <style:style style:name="T124_46" style:family="text">
      <style:text-properties fo:font-size="12pt" style:font-size-asian="12pt" style:font-size-complex="12pt"/>
    </style:style>
    <style:style style:name="T124_47" style:family="text">
      <style:text-properties fo:font-size="12pt" style:font-size-asian="12pt" style:font-size-complex="12pt"/>
    </style:style>
    <style:style style:name="T124_48" style:family="text">
      <style:text-properties fo:font-size="12pt" style:font-size-asian="12pt" style:font-size-complex="12pt"/>
    </style:style>
    <style:style style:name="T124_49" style:family="text">
      <style:text-properties fo:font-size="12pt" style:font-size-asian="12pt" style:font-size-complex="12pt"/>
    </style:style>
    <style:style style:name="T124_50" style:family="text">
      <style:text-properties fo:font-size="12pt" style:font-size-asian="12pt" style:font-size-complex="12pt"/>
    </style:style>
    <style:style style:name="T124_51" style:family="text">
      <style:text-properties fo:font-size="12pt" style:font-size-asian="12pt" style:font-size-complex="12pt"/>
    </style:style>
    <style:style style:name="T124_52" style:family="text">
      <style:text-properties fo:font-size="12pt" style:font-size-asian="12pt" style:font-size-complex="12pt"/>
    </style:style>
    <style:style style:name="T124_53" style:family="text">
      <style:text-properties fo:font-size="12pt" style:font-size-asian="12pt" style:font-size-complex="12pt"/>
    </style:style>
    <style:style style:name="T124_54" style:family="text">
      <style:text-properties fo:font-size="12pt" style:font-size-asian="12pt" style:font-size-complex="12pt"/>
    </style:style>
    <style:style style:name="T124_55" style:family="text">
      <style:text-properties fo:font-size="12pt" style:font-size-asian="12pt" style:font-size-complex="12pt"/>
    </style:style>
    <style:style style:name="T124_56" style:family="text">
      <style:text-properties fo:font-size="12pt" style:font-size-asian="12pt" style:font-size-complex="12pt"/>
    </style:style>
    <style:style style:name="T124_57" style:family="text">
      <style:text-properties fo:font-size="12pt" style:font-size-asian="12pt" style:font-size-complex="12pt"/>
    </style:style>
    <style:style style:name="T124_58" style:family="text">
      <style:text-properties fo:font-size="12pt" style:font-size-asian="12pt" style:font-size-complex="12pt"/>
    </style:style>
    <style:style style:name="T124_59" style:family="text">
      <style:text-properties fo:font-size="12pt" style:font-size-asian="12pt" style:font-size-complex="12pt"/>
    </style:style>
    <style:style style:name="T124_60" style:family="text">
      <style:text-properties fo:font-size="16pt" style:font-size-asian="16pt" style:font-size-complex="16pt"/>
    </style:style>
    <style:style style:name="T124_61" style:family="text">
      <style:text-properties fo:font-size="12pt" style:font-size-asian="12pt" style:font-size-complex="12pt"/>
    </style:style>
    <style:style style:name="T124_62" style:family="text">
      <style:text-properties fo:font-size="12pt" style:font-size-asian="12pt" style:font-size-complex="12pt"/>
    </style:style>
    <style:style style:name="T124_63" style:family="text">
      <style:text-properties fo:font-size="12pt" style:font-size-asian="12pt" style:font-size-complex="12pt"/>
    </style:style>
    <style:style style:name="T124_64" style:family="text">
      <style:text-properties fo:font-size="12pt" style:font-size-asian="12pt" style:font-size-complex="12pt"/>
    </style:style>
    <style:style style:name="T124_65" style:family="text">
      <style:text-properties fo:font-size="12pt" style:font-size-asian="12pt" style:font-size-complex="12pt"/>
    </style:style>
    <style:style style:name="T124_66" style:family="text">
      <style:text-properties fo:font-size="12pt" style:font-size-asian="12pt" style:font-size-complex="12pt"/>
    </style:style>
    <style:style style:name="T124_67" style:family="text">
      <style:text-properties fo:font-size="12pt" style:font-size-asian="12pt" style:font-size-complex="12pt"/>
    </style:style>
    <style:style style:name="T124_68" style:family="text">
      <style:text-properties fo:font-size="12pt" style:font-size-asian="12pt" style:font-size-complex="12pt"/>
    </style:style>
    <style:style style:name="T124_69" style:family="text">
      <style:text-properties fo:font-size="12pt" style:font-size-asian="12pt" style:font-size-complex="12pt"/>
    </style:style>
    <style:style style:name="T124_70" style:family="text">
      <style:text-properties fo:font-size="12pt" style:font-size-asian="12pt" style:font-size-complex="12pt"/>
    </style:style>
    <style:style style:name="T124_71" style:family="text">
      <style:text-properties fo:font-size="12pt" style:font-size-asian="12pt" style:font-size-complex="12pt"/>
    </style:style>
    <style:style style:name="T124_72" style:family="text">
      <style:text-properties fo:font-size="12pt" style:font-size-asian="12pt" style:font-size-complex="12pt"/>
    </style:style>
    <style:style style:name="T124_73" style:family="text">
      <style:text-properties fo:font-size="16pt" style:font-size-asian="16pt" style:font-size-complex="16pt"/>
    </style:style>
    <style:style style:name="T124_74" style:family="text">
      <style:text-properties fo:font-size="12pt" style:font-size-asian="12pt" style:font-size-complex="12pt"/>
    </style:style>
    <style:style style:name="T124_75" style:family="text">
      <style:text-properties fo:font-size="12pt" style:font-size-asian="12pt" style:font-size-complex="12pt"/>
    </style:style>
    <style:style style:name="T124_76" style:family="text">
      <style:text-properties fo:font-size="12pt" style:font-size-asian="12pt" style:font-size-complex="12pt"/>
    </style:style>
    <style:style style:name="T124_77" style:family="text">
      <style:text-properties fo:font-size="12pt" style:font-size-asian="12pt" style:font-size-complex="12pt"/>
    </style:style>
    <style:style style:name="T124_78" style:family="text">
      <style:text-properties fo:font-size="12pt" style:font-size-asian="12pt" style:font-size-complex="12pt"/>
    </style:style>
    <style:style style:name="T124_79" style:family="text">
      <style:text-properties fo:font-size="12pt" style:font-size-asian="12pt" style:font-size-complex="12pt"/>
    </style:style>
    <style:style style:name="T124_80" style:family="text">
      <style:text-properties fo:font-size="12pt" style:font-size-asian="12pt" style:font-size-complex="12pt"/>
    </style:style>
    <style:style style:name="T124_81" style:family="text">
      <style:text-properties fo:font-size="12pt" style:font-size-asian="12pt" style:font-size-complex="12pt"/>
    </style:style>
    <style:style style:name="T124_82" style:family="text">
      <style:text-properties fo:font-size="12pt" style:font-size-asian="12pt" style:font-size-complex="12pt"/>
    </style:style>
    <style:style style:name="T124_83" style:family="text">
      <style:text-properties fo:font-size="12pt" style:font-size-asian="12pt" style:font-size-complex="12pt"/>
    </style:style>
    <style:style style:name="T124_84" style:family="text">
      <style:text-properties fo:font-size="12pt" style:font-size-asian="12pt" style:font-size-complex="12pt"/>
    </style:style>
    <style:style style:name="T124_85" style:family="text">
      <style:text-properties fo:font-size="12pt" style:font-size-asian="12pt" style:font-size-complex="12pt"/>
    </style:style>
    <style:style style:name="T124_86" style:family="text">
      <style:text-properties fo:font-size="12pt" style:font-size-asian="12pt" style:font-size-complex="12pt"/>
    </style:style>
    <style:style style:name="T124_87" style:family="text">
      <style:text-properties fo:font-size="12pt" style:font-size-asian="12pt" style:font-size-complex="12pt"/>
    </style:style>
    <style:style style:name="T124_88" style:family="text">
      <style:text-properties fo:font-size="12pt" style:font-size-asian="12pt" style:font-size-complex="12pt"/>
    </style:style>
    <style:style style:name="T124_89" style:family="text">
      <style:text-properties fo:font-size="12pt" style:font-size-asian="12pt" style:font-size-complex="12pt"/>
    </style:style>
    <style:style style:name="T124_90" style:family="text">
      <style:text-properties fo:font-size="12pt" style:font-size-asian="12pt" style:font-size-complex="12pt"/>
    </style:style>
    <style:style style:name="T124_91" style:family="text">
      <style:text-properties fo:font-size="12pt" style:font-size-asian="12pt" style:font-size-complex="12pt"/>
    </style:style>
    <style:style style:name="T124_92" style:family="text">
      <style:text-properties fo:font-size="12pt" style:font-size-asian="12pt" style:font-size-complex="12pt"/>
    </style:style>
    <style:style style:name="T124_93" style:family="text">
      <style:text-properties fo:font-size="12pt" style:font-size-asian="12pt" style:font-size-complex="12pt"/>
    </style:style>
    <style:style style:name="T124_94" style:family="text">
      <style:text-properties fo:font-size="16pt" style:font-size-asian="16pt" style:font-size-complex="16pt"/>
    </style:style>
    <style:style style:name="T124_95" style:family="text">
      <style:text-properties fo:font-size="12pt" style:font-size-asian="12pt" style:font-size-complex="12pt"/>
    </style:style>
    <style:style style:name="T124_96" style:family="text">
      <style:text-properties fo:font-size="16pt" style:font-size-asian="16pt" style:font-size-complex="16pt"/>
    </style:style>
    <style:style style:name="T124_97" style:family="text">
      <style:text-properties fo:font-size="12pt" style:font-size-asian="12pt" style:font-size-complex="12pt"/>
    </style:style>
    <style:style style:name="T124_98" style:family="text">
      <style:text-properties fo:font-size="12pt" style:font-size-asian="12pt" style:font-size-complex="12pt"/>
    </style:style>
    <style:style style:name="T124_99" style:family="text">
      <style:text-properties fo:font-size="12pt" style:font-size-asian="12pt" style:font-size-complex="12pt"/>
    </style:style>
    <style:style style:name="T124_100" style:family="text">
      <style:text-properties fo:font-size="12pt" style:font-size-asian="12pt" style:font-size-complex="12pt"/>
    </style:style>
    <style:style style:name="T124_101" style:family="text">
      <style:text-properties fo:font-size="12pt" style:font-size-asian="12pt" style:font-size-complex="12pt"/>
    </style:style>
    <style:style style:name="T124_102" style:family="text">
      <style:text-properties fo:font-size="12pt" style:font-size-asian="12pt" style:font-size-complex="12pt"/>
    </style:style>
    <style:style style:name="T124_103" style:family="text">
      <style:text-properties fo:font-size="12pt" style:font-size-asian="12pt" style:font-size-complex="12pt"/>
    </style:style>
    <style:style style:name="Table17" style:family="table">
      <style:table-properties table:align="right" style:width="15.69cm" fo:margin-left="0.82cm" style:writing-mode="rl-tb"/>
    </style:style>
    <style:style style:name="Column17" style:family="table-column">
      <style:table-column-properties style:column-width="15.69cm"/>
    </style:style>
    <style:style style:name="Row17" style:family="table-row"/>
    <style:style style:name="Cell17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2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justify" fo:break-before="auto" fo:line-height="138%" style:writing-mode="rl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6pt" style:font-size-asian="16pt" style:font-size-complex="16pt"/>
    </style:style>
    <style:style style:name="T131_20" style:family="text">
      <style:text-properties fo:font-size="16pt" style:font-size-asian="16pt" style:font-size-complex="16pt"/>
    </style:style>
    <style:style style:name="T131_21" style:family="text">
      <style:text-properties fo:font-size="16pt" style:font-size-asian="16pt" style:font-size-complex="16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6pt" style:font-size-asian="16pt" style:font-size-complex="16pt"/>
    </style:style>
    <style:style style:name="T131_34" style:family="text">
      <style:text-properties fo:font-size="16pt" style:font-size-asian="16pt" style:font-size-complex="16pt"/>
    </style:style>
    <style:style style:name="T131_35" style:family="text">
      <style:text-properties fo:font-size="16pt" style:font-size-asian="16pt" style:font-size-complex="16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T131_43" style:family="text">
      <style:text-properties fo:font-size="12pt" style:font-size-asian="12pt" style:font-size-complex="12pt"/>
    </style:style>
    <style:style style:name="T131_44" style:family="text">
      <style:text-properties fo:font-size="12pt" style:font-size-asian="12pt" style:font-size-complex="12pt"/>
    </style:style>
    <style:style style:name="T131_45" style:family="text">
      <style:text-properties fo:font-size="12pt" style:font-size-asian="12pt" style:font-size-complex="12pt"/>
    </style:style>
    <style:style style:name="T131_46" style:family="text">
      <style:text-properties fo:font-size="12pt" style:font-size-asian="12pt" style:font-size-complex="12pt"/>
    </style:style>
    <style:style style:name="T131_47" style:family="text">
      <style:text-properties fo:font-size="16pt" style:font-size-asian="16pt" style:font-size-complex="16pt"/>
    </style:style>
    <style:style style:name="T131_48" style:family="text">
      <style:text-properties fo:font-size="16pt" style:font-size-asian="16pt" style:font-size-complex="16pt"/>
    </style:style>
    <style:style style:name="T131_49" style:family="text">
      <style:text-properties fo:font-size="16pt" style:font-size-asian="16pt" style:font-size-complex="16pt"/>
    </style:style>
    <style:style style:name="T131_50" style:family="text">
      <style:text-properties fo:font-size="12pt" style:font-size-asian="12pt" style:font-size-complex="12pt"/>
    </style:style>
    <style:style style:name="T131_51" style:family="text">
      <style:text-properties fo:font-size="12pt" style:font-size-asian="12pt" style:font-size-complex="12pt"/>
    </style:style>
    <style:style style:name="T131_52" style:family="text">
      <style:text-properties fo:font-size="12pt" style:font-size-asian="12pt" style:font-size-complex="12pt"/>
    </style:style>
    <style:style style:name="T131_53" style:family="text">
      <style:text-properties fo:font-size="12pt" style:font-size-asian="12pt" style:font-size-complex="12pt"/>
    </style:style>
    <style:style style:name="T131_54" style:family="text">
      <style:text-properties fo:font-size="12pt" style:font-size-asian="12pt" style:font-size-complex="12pt"/>
    </style:style>
    <style:style style:name="T131_55" style:family="text">
      <style:text-properties fo:font-size="12pt" style:font-size-asian="12pt" style:font-size-complex="12pt"/>
    </style:style>
    <style:style style:name="T131_56" style:family="text">
      <style:text-properties fo:font-size="12pt" style:font-size-asian="12pt" style:font-size-complex="12pt"/>
    </style:style>
    <style:style style:name="T131_57" style:family="text">
      <style:text-properties fo:font-size="12pt" style:font-size-asian="12pt" style:font-size-complex="12pt"/>
    </style:style>
    <style:style style:name="T131_58" style:family="text">
      <style:text-properties fo:font-size="12pt" style:font-size-asian="12pt" style:font-size-complex="12pt"/>
    </style:style>
    <style:style style:name="T131_59" style:family="text">
      <style:text-properties fo:font-size="16pt" style:font-size-asian="16pt" style:font-size-complex="16pt"/>
    </style:style>
    <style:style style:name="T131_60" style:family="text">
      <style:text-properties fo:font-size="12pt" style:font-size-asian="12pt" style:font-size-complex="12pt"/>
    </style:style>
    <style:style style:name="T131_61" style:family="text">
      <style:text-properties fo:font-size="12pt" style:font-size-asian="12pt" style:font-size-complex="12pt"/>
    </style:style>
    <style:style style:name="T131_62" style:family="text">
      <style:text-properties fo:font-size="12pt" style:font-size-asian="12pt" style:font-size-complex="12pt"/>
    </style:style>
    <style:style style:name="T131_63" style:family="text">
      <style:text-properties fo:font-size="12pt" style:font-size-asian="12pt" style:font-size-complex="12pt"/>
    </style:style>
    <style:style style:name="T131_64" style:family="text">
      <style:text-properties fo:font-size="12pt" style:font-size-asian="12pt" style:font-size-complex="12pt"/>
    </style:style>
    <style:style style:name="Table18" style:family="table">
      <style:table-properties table:align="right" style:width="15.69cm" fo:margin-left="0.82cm" style:writing-mode="rl-tb"/>
    </style:style>
    <style:style style:name="Column18" style:family="table-column">
      <style:table-column-properties style:column-width="15.69cm"/>
    </style:style>
    <style:style style:name="Row18" style:family="table-row"/>
    <style:style style:name="Cell18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3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line-height="138%" style:writing-mode="rl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T137_10" style:family="text">
      <style:text-properties fo:font-size="12pt" style:font-size-asian="12pt" style:font-size-complex="12pt"/>
    </style:style>
    <style:style style:name="T137_11" style:family="text">
      <style:text-properties fo:font-size="16pt" style:font-size-asian="16pt" style:font-size-complex="16pt"/>
    </style:style>
    <style:style style:name="T137_12" style:family="text">
      <style:text-properties fo:font-size="12pt" style:font-size-asian="12pt" style:font-size-complex="12pt"/>
    </style:style>
    <style:style style:name="T137_13" style:family="text">
      <style:text-properties fo:font-size="12pt" style:font-size-asian="12pt" style:font-size-complex="12pt"/>
    </style:style>
    <style:style style:name="T137_14" style:family="text">
      <style:text-properties fo:font-size="12pt" style:font-size-asian="12pt" style:font-size-complex="12pt"/>
    </style:style>
    <style:style style:name="Table19" style:family="table">
      <style:table-properties table:align="right" style:width="15.69cm" fo:margin-left="0.82cm" style:writing-mode="rl-tb"/>
    </style:style>
    <style:style style:name="Column19" style:family="table-column">
      <style:table-column-properties style:column-width="15.69cm"/>
    </style:style>
    <style:style style:name="Row19" style:family="table-row"/>
    <style:style style:name="Cell19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3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line-height="138%" style:writing-mode="rl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22" style:family="text">
      <style:text-properties fo:font-size="12pt" style:font-size-asian="12pt" style:font-size-complex="12pt"/>
    </style:style>
    <style:style style:name="T141_23" style:family="text">
      <style:text-properties fo:font-size="12pt" style:font-size-asian="12pt" style:font-size-complex="12pt"/>
    </style:style>
    <style:style style:name="T141_24" style:family="text">
      <style:text-properties fo:font-size="12pt" style:font-size-asian="12pt" style:font-size-complex="12pt"/>
    </style:style>
    <style:style style:name="T141_25" style:family="text">
      <style:text-properties fo:font-size="12pt" style:font-size-asian="12pt" style:font-size-complex="12pt"/>
    </style:style>
    <style:style style:name="T141_26" style:family="text">
      <style:text-properties fo:font-size="12pt" style:font-size-asian="12pt" style:font-size-complex="12pt"/>
    </style:style>
    <style:style style:name="T141_27" style:family="text">
      <style:text-properties fo:font-size="12pt" style:font-size-asian="12pt" style:font-size-complex="12pt"/>
    </style:style>
    <style:style style:name="T141_28" style:family="text">
      <style:text-properties fo:font-size="12pt" style:font-size-asian="12pt" style:font-size-complex="12pt"/>
    </style:style>
    <style:style style:name="T141_29" style:family="text">
      <style:text-properties fo:font-size="12pt" style:font-size-asian="12pt" style:font-size-complex="12pt"/>
    </style:style>
    <style:style style:name="T141_30" style:family="text">
      <style:text-properties fo:font-size="12pt" style:font-size-asian="12pt" style:font-size-complex="12pt"/>
    </style:style>
    <style:style style:name="T14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32" style:family="text">
      <style:text-properties fo:font-size="12pt" style:font-size-asian="12pt" style:font-size-complex="12pt"/>
    </style:style>
    <style:style style:name="T141_33" style:family="text">
      <style:text-properties fo:font-size="12pt" style:font-size-asian="12pt" style:font-size-complex="12pt"/>
    </style:style>
    <style:style style:name="T141_34" style:family="text">
      <style:text-properties fo:font-size="12pt" style:font-size-asian="12pt" style:font-size-complex="12pt"/>
    </style:style>
    <style:style style:name="T141_35" style:family="text">
      <style:text-properties fo:font-size="12pt" style:font-size-asian="12pt" style:font-size-complex="12pt"/>
    </style:style>
    <style:style style:name="T141_36" style:family="text">
      <style:text-properties fo:font-size="12pt" style:font-size-asian="12pt" style:font-size-complex="12pt"/>
    </style:style>
    <style:style style:name="T141_37" style:family="text">
      <style:text-properties fo:font-size="12pt" style:font-size-asian="12pt" style:font-size-complex="12pt"/>
    </style:style>
    <style:style style:name="T141_38" style:family="text">
      <style:text-properties fo:font-size="12pt" style:font-size-asian="12pt" style:font-size-complex="12pt"/>
    </style:style>
    <style:style style:name="T141_39" style:family="text">
      <style:text-properties fo:font-size="12pt" style:font-size-asian="12pt" style:font-size-complex="12pt"/>
    </style:style>
    <style:style style:name="T141_40" style:family="text">
      <style:text-properties fo:font-size="12pt" style:font-size-asian="12pt" style:font-size-complex="12pt"/>
    </style:style>
    <style:style style:name="T141_41" style:family="text">
      <style:text-properties fo:font-size="12pt" style:font-size-asian="12pt" style:font-size-complex="12pt"/>
    </style:style>
    <style:style style:name="T141_42" style:family="text">
      <style:text-properties fo:font-size="12pt" style:font-size-asian="12pt" style:font-size-complex="12pt"/>
    </style:style>
    <style:style style:name="T141_43" style:family="text">
      <style:text-properties fo:font-size="12pt" style:font-size-asian="12pt" style:font-size-complex="12pt"/>
    </style:style>
    <style:style style:name="T141_44" style:family="text">
      <style:text-properties fo:font-size="12pt" style:font-size-asian="12pt" style:font-size-complex="12pt"/>
    </style:style>
    <style:style style:name="T141_45" style:family="text">
      <style:text-properties fo:font-size="12pt" style:font-size-asian="12pt" style:font-size-complex="12pt"/>
    </style:style>
    <style:style style:name="T141_46" style:family="text">
      <style:text-properties fo:font-size="12pt" style:font-size-asian="12pt" style:font-size-complex="12pt"/>
    </style:style>
    <style:style style:name="T141_47" style:family="text">
      <style:text-properties fo:font-size="12pt" style:font-size-asian="12pt" style:font-size-complex="12pt"/>
    </style:style>
    <style:style style:name="T141_48" style:family="text">
      <style:text-properties fo:font-size="12pt" style:font-size-asian="12pt" style:font-size-complex="12pt"/>
    </style:style>
    <style:style style:name="T141_49" style:family="text">
      <style:text-properties fo:font-size="12pt" style:font-size-asian="12pt" style:font-size-complex="12pt"/>
    </style:style>
    <style:style style:name="T141_50" style:family="text">
      <style:text-properties fo:font-size="12pt" style:font-size-asian="12pt" style:font-size-complex="12pt"/>
    </style:style>
    <style:style style:name="T141_51" style:family="text">
      <style:text-properties fo:font-size="12pt" style:font-size-asian="12pt" style:font-size-complex="12pt"/>
    </style:style>
    <style:style style:name="T141_52" style:family="text">
      <style:text-properties fo:font-size="12pt" style:font-size-asian="12pt" style:font-size-complex="12pt"/>
    </style:style>
    <style:style style:name="T141_53" style:family="text">
      <style:text-properties fo:font-size="12pt" style:font-size-asian="12pt" style:font-size-complex="12pt"/>
    </style:style>
    <style:style style:name="T141_54" style:family="text">
      <style:text-properties fo:font-size="12pt" style:font-size-asian="12pt" style:font-size-complex="12pt"/>
    </style:style>
    <style:style style:name="T141_55" style:family="text">
      <style:text-properties fo:font-size="12pt" style:font-size-asian="12pt" style:font-size-complex="12pt"/>
    </style:style>
    <style:style style:name="T141_56" style:family="text">
      <style:text-properties fo:font-size="12pt" style:font-size-asian="12pt" style:font-size-complex="12pt"/>
    </style:style>
    <style:style style:name="T141_57" style:family="text">
      <style:text-properties fo:font-size="12pt" style:font-size-asian="12pt" style:font-size-complex="12pt"/>
    </style:style>
    <style:style style:name="T141_58" style:family="text">
      <style:text-properties fo:font-size="12pt" style:font-size-asian="12pt" style:font-size-complex="12pt"/>
    </style:style>
    <style:style style:name="T141_59" style:family="text">
      <style:text-properties fo:font-size="12pt" style:font-size-asian="12pt" style:font-size-complex="12pt"/>
    </style:style>
    <style:style style:name="T141_60" style:family="text">
      <style:text-properties fo:font-size="12pt" style:font-size-asian="12pt" style:font-size-complex="12pt"/>
    </style:style>
    <style:style style:name="T141_61" style:family="text">
      <style:text-properties fo:font-size="12pt" style:font-size-asian="12pt" style:font-size-complex="12pt"/>
    </style:style>
    <style:style style:name="T141_62" style:family="text">
      <style:text-properties fo:font-size="12pt" style:font-size-asian="12pt" style:font-size-complex="12pt"/>
    </style:style>
    <style:style style:name="T141_63" style:family="text">
      <style:text-properties fo:font-size="12pt" style:font-size-asian="12pt" style:font-size-complex="12pt"/>
    </style:style>
    <style:style style:name="T141_64" style:family="text">
      <style:text-properties fo:font-size="12pt" style:font-size-asian="12pt" style:font-size-complex="12pt"/>
    </style:style>
    <style:style style:name="P142" style:family="paragraph" style:parent-style-name="Heading_20_3">
      <style:paragraph-properties fo:text-align="justify" fo:break-before="auto" fo:line-height="138%" fo:margin-top="0.494cm" style:writing-mode="rl-tb"/>
    </style:style>
    <style:style style:name="T142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42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43" style:family="paragraph" style:parent-style-name="Standard">
      <style:paragraph-properties fo:text-align="justify" fo:break-before="auto" fo:line-height="138%" style:writing-mode="rl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6pt" style:font-size-asian="16pt" style:font-size-complex="16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T143_25" style:family="text">
      <style:text-properties fo:font-size="12pt" style:font-size-asian="12pt" style:font-size-complex="12pt"/>
    </style:style>
    <style:style style:name="T143_26" style:family="text">
      <style:text-properties fo:font-size="12pt" style:font-size-asian="12pt" style:font-size-complex="12pt"/>
    </style:style>
    <style:style style:name="T143_27" style:family="text">
      <style:text-properties fo:font-size="12pt" style:font-size-asian="12pt" style:font-size-complex="12pt"/>
    </style:style>
    <style:style style:name="T143_28" style:family="text">
      <style:text-properties fo:font-size="12pt" style:font-size-asian="12pt" style:font-size-complex="12pt"/>
    </style:style>
    <style:style style:name="T143_29" style:family="text">
      <style:text-properties fo:font-size="12pt" style:font-size-asian="12pt" style:font-size-complex="12pt"/>
    </style:style>
    <style:style style:name="T143_30" style:family="text">
      <style:text-properties fo:font-size="12pt" style:font-size-asian="12pt" style:font-size-complex="12pt"/>
    </style:style>
    <style:style style:name="T143_31" style:family="text">
      <style:text-properties fo:font-size="12pt" style:font-size-asian="12pt" style:font-size-complex="12pt"/>
    </style:style>
    <style:style style:name="T143_32" style:family="text">
      <style:text-properties fo:font-size="12pt" style:font-size-asian="12pt" style:font-size-complex="12pt"/>
    </style:style>
    <style:style style:name="T143_33" style:family="text">
      <style:text-properties fo:font-size="12pt" style:font-size-asian="12pt" style:font-size-complex="12pt"/>
    </style:style>
    <style:style style:name="T143_34" style:family="text">
      <style:text-properties fo:font-size="12pt" style:font-size-asian="12pt" style:font-size-complex="12pt"/>
    </style:style>
    <style:style style:name="T143_35" style:family="text">
      <style:text-properties fo:font-size="12pt" style:font-size-asian="12pt" style:font-size-complex="12pt"/>
    </style:style>
    <style:style style:name="T143_36" style:family="text">
      <style:text-properties fo:font-size="12pt" style:font-size-asian="12pt" style:font-size-complex="12pt"/>
    </style:style>
    <style:style style:name="T143_37" style:family="text">
      <style:text-properties fo:font-size="12pt" style:font-size-asian="12pt" style:font-size-complex="12pt"/>
    </style:style>
    <style:style style:name="T143_38" style:family="text">
      <style:text-properties fo:font-size="12pt" style:font-size-asian="12pt" style:font-size-complex="12pt"/>
    </style:style>
    <style:style style:name="T143_39" style:family="text">
      <style:text-properties fo:font-size="12pt" style:font-size-asian="12pt" style:font-size-complex="12pt"/>
    </style:style>
    <style:style style:name="T143_40" style:family="text">
      <style:text-properties fo:font-size="12pt" style:font-size-asian="12pt" style:font-size-complex="12pt"/>
    </style:style>
    <style:style style:name="T143_41" style:family="text">
      <style:text-properties fo:font-size="12pt" style:font-size-asian="12pt" style:font-size-complex="12pt"/>
    </style:style>
    <style:style style:name="T143_42" style:family="text">
      <style:text-properties fo:font-size="12pt" style:font-size-asian="12pt" style:font-size-complex="12pt"/>
    </style:style>
    <style:style style:name="T143_43" style:family="text">
      <style:text-properties fo:font-size="12pt" style:font-size-asian="12pt" style:font-size-complex="12pt"/>
    </style:style>
    <style:style style:name="T143_44" style:family="text">
      <style:text-properties fo:font-size="12pt" style:font-size-asian="12pt" style:font-size-complex="12pt"/>
    </style:style>
    <style:style style:name="T143_45" style:family="text">
      <style:text-properties fo:font-size="12pt" style:font-size-asian="12pt" style:font-size-complex="12pt"/>
    </style:style>
    <style:style style:name="T143_46" style:family="text">
      <style:text-properties fo:font-size="12pt" style:font-size-asian="12pt" style:font-size-complex="12pt"/>
    </style:style>
    <style:style style:name="T143_47" style:family="text">
      <style:text-properties fo:font-size="12pt" style:font-size-asian="12pt" style:font-size-complex="12pt"/>
    </style:style>
    <style:style style:name="T143_48" style:family="text">
      <style:text-properties fo:font-size="12pt" style:font-size-asian="12pt" style:font-size-complex="12pt"/>
    </style:style>
    <style:style style:name="T143_49" style:family="text">
      <style:text-properties fo:font-size="12pt" style:font-size-asian="12pt" style:font-size-complex="12pt"/>
    </style:style>
    <style:style style:name="T143_50" style:family="text">
      <style:text-properties fo:font-size="12pt" style:font-size-asian="12pt" style:font-size-complex="12pt"/>
    </style:style>
    <style:style style:name="T143_51" style:family="text">
      <style:text-properties fo:font-size="12pt" style:font-size-asian="12pt" style:font-size-complex="12pt"/>
    </style:style>
    <style:style style:name="T143_52" style:family="text">
      <style:text-properties fo:font-size="12pt" style:font-size-asian="12pt" style:font-size-complex="12pt"/>
    </style:style>
    <style:style style:name="T143_53" style:family="text">
      <style:text-properties fo:font-size="12pt" style:font-size-asian="12pt" style:font-size-complex="12pt"/>
    </style:style>
    <style:style style:name="T143_54" style:family="text">
      <style:text-properties fo:font-size="12pt" style:font-size-asian="12pt" style:font-size-complex="12pt"/>
    </style:style>
    <style:style style:name="T143_55" style:family="text">
      <style:text-properties fo:font-size="12pt" style:font-size-asian="12pt" style:font-size-complex="12pt"/>
    </style:style>
    <style:style style:name="T143_56" style:family="text"/>
    <style:style style:name="T143_57" style:family="text">
      <style:text-properties fo:font-size="12pt" style:font-size-asian="12pt" style:font-size-complex="12pt"/>
    </style:style>
    <style:style style:name="T143_58" style:family="text"/>
    <style:style style:name="T143_59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60" style:family="text"/>
    <style:style style:name="T143_61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62" style:family="text"/>
    <style:style style:name="T143_63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64" style:family="text"/>
    <style:style style:name="T143_65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66" style:family="text"/>
    <style:style style:name="T143_67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68" style:family="text"/>
    <style:style style:name="T143_69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70" style:family="text"/>
    <style:style style:name="T143_71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72" style:family="text"/>
    <style:style style:name="T143_73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74" style:family="text"/>
    <style:style style:name="T143_75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76" style:family="text"/>
    <style:style style:name="T143_77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78" style:family="text"/>
    <style:style style:name="T143_79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80" style:family="text"/>
    <style:style style:name="T143_81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82" style:family="text"/>
    <style:style style:name="T143_83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84" style:family="text"/>
    <style:style style:name="T143_85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86" style:family="text"/>
    <style:style style:name="T143_87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88" style:family="text"/>
    <style:style style:name="T143_89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90" style:family="text"/>
    <style:style style:name="T143_91" style:family="text">
      <style:text-properties fo:color="#1155cc" fo:font-size="16pt" style:font-size-asian="16pt" style:font-size-complex="16pt" style:text-underline-style="solid" style:text-underline-color="font-color"/>
    </style:style>
    <style:style style:name="T143_92" style:family="text">
      <style:text-properties fo:font-size="12pt" style:font-size-asian="12pt" style:font-size-complex="12pt"/>
    </style:style>
    <style:style style:name="T143_93" style:family="text">
      <style:text-properties fo:font-size="12pt" style:font-size-asian="12pt" style:font-size-complex="12pt"/>
    </style:style>
    <style:style style:name="T143_94" style:family="text">
      <style:text-properties fo:font-size="12pt" style:font-size-asian="12pt" style:font-size-complex="12pt"/>
    </style:style>
    <style:style style:name="T143_95" style:family="text">
      <style:text-properties fo:font-size="12pt" style:font-size-asian="12pt" style:font-size-complex="12pt"/>
    </style:style>
    <style:style style:name="T143_96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text-align="justify" fo:break-before="auto" fo:line-height="138%" style:writing-mode="rl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6pt" style:font-size-asian="16pt" style:font-size-complex="16pt"/>
    </style:style>
    <style:style style:name="T144_12" style:family="text">
      <style:text-properties fo:font-size="16pt" style:font-size-asian="16pt" style:font-size-complex="16pt"/>
    </style:style>
    <style:style style:name="T144_13" style:family="text">
      <style:text-properties fo:font-size="16pt" style:font-size-asian="16pt" style:font-size-complex="16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/>
    </style:style>
    <style:style style:name="T144_17" style:family="text">
      <style:text-properties fo:font-size="12pt" style:font-size-asian="12pt" style:font-size-complex="12pt"/>
    </style:style>
    <style:style style:name="T144_18" style:family="text">
      <style:text-properties fo:font-size="12pt" style:font-size-asian="12pt" style:font-size-complex="12pt"/>
    </style:style>
    <style:style style:name="T144_19" style:family="text">
      <style:text-properties fo:font-size="12pt" style:font-size-asian="12pt" style:font-size-complex="12pt"/>
    </style:style>
    <style:style style:name="T144_20" style:family="text">
      <style:text-properties fo:font-size="12pt" style:font-size-asian="12pt" style:font-size-complex="12pt"/>
    </style:style>
    <style:style style:name="T144_21" style:family="text">
      <style:text-properties fo:font-size="12pt" style:font-size-asian="12pt" style:font-size-complex="12pt"/>
    </style:style>
    <style:style style:name="T144_22" style:family="text">
      <style:text-properties fo:font-size="12pt" style:font-size-asian="12pt" style:font-size-complex="12pt"/>
    </style:style>
    <style:style style:name="T144_23" style:family="text">
      <style:text-properties fo:font-size="12pt" style:font-size-asian="12pt" style:font-size-complex="12pt"/>
    </style:style>
    <style:style style:name="T144_24" style:family="text">
      <style:text-properties fo:font-size="12pt" style:font-size-asian="12pt" style:font-size-complex="12pt"/>
    </style:style>
    <style:style style:name="T144_25" style:family="text">
      <style:text-properties fo:font-size="12pt" style:font-size-asian="12pt" style:font-size-complex="12pt"/>
    </style:style>
    <style:style style:name="T144_26" style:family="text">
      <style:text-properties fo:font-size="12pt" style:font-size-asian="12pt" style:font-size-complex="12pt"/>
    </style:style>
    <style:style style:name="T144_27" style:family="text">
      <style:text-properties fo:font-size="12pt" style:font-size-asian="12pt" style:font-size-complex="12pt"/>
    </style:style>
    <style:style style:name="T144_28" style:family="text">
      <style:text-properties fo:font-size="12pt" style:font-size-asian="12pt" style:font-size-complex="12pt"/>
    </style:style>
    <style:style style:name="T144_29" style:family="text">
      <style:text-properties fo:font-size="12pt" style:font-size-asian="12pt" style:font-size-complex="12pt"/>
    </style:style>
    <style:style style:name="T144_30" style:family="text">
      <style:text-properties fo:font-size="12pt" style:font-size-asian="12pt" style:font-size-complex="12pt"/>
    </style:style>
    <style:style style:name="T144_31" style:family="text">
      <style:text-properties fo:font-size="12pt" style:font-size-asian="12pt" style:font-size-complex="12pt"/>
    </style:style>
    <style:style style:name="T144_32" style:family="text">
      <style:text-properties fo:font-size="12pt" style:font-size-asian="12pt" style:font-size-complex="12pt"/>
    </style:style>
    <style:style style:name="T144_33" style:family="text">
      <style:text-properties fo:font-size="12pt" style:font-size-asian="12pt" style:font-size-complex="12pt"/>
    </style:style>
    <style:style style:name="T144_34" style:family="text">
      <style:text-properties fo:font-size="12pt" style:font-size-asian="12pt" style:font-size-complex="12pt"/>
    </style:style>
    <style:style style:name="T144_35" style:family="text">
      <style:text-properties fo:font-size="12pt" style:font-size-asian="12pt" style:font-size-complex="12pt"/>
    </style:style>
    <style:style style:name="T144_36" style:family="text">
      <style:text-properties fo:font-size="12pt" style:font-size-asian="12pt" style:font-size-complex="12pt"/>
    </style:style>
    <style:style style:name="T144_37" style:family="text">
      <style:text-properties fo:font-size="12pt" style:font-size-asian="12pt" style:font-size-complex="12pt"/>
    </style:style>
    <style:style style:name="T144_38" style:family="text">
      <style:text-properties fo:font-size="12pt" style:font-size-asian="12pt" style:font-size-complex="12pt"/>
    </style:style>
    <style:style style:name="T144_39" style:family="text">
      <style:text-properties fo:font-size="12pt" style:font-size-asian="12pt" style:font-size-complex="12pt"/>
    </style:style>
    <style:style style:name="T144_40" style:family="text">
      <style:text-properties fo:font-size="12pt" style:font-size-asian="12pt" style:font-size-complex="12pt"/>
    </style:style>
    <style:style style:name="T144_41" style:family="text">
      <style:text-properties fo:font-size="12pt" style:font-size-asian="12pt" style:font-size-complex="12pt"/>
    </style:style>
    <style:style style:name="T144_42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text-align="justify" fo:break-before="auto" fo:line-height="138%" style:writing-mode="rl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/>
    <style:style style:name="T145_6" style:family="text">
      <style:text-properties fo:font-size="12pt" style:font-size-asian="12pt" style:font-size-complex="12pt"/>
    </style:style>
    <style:style style:name="T145_7" style:family="text"/>
    <style:style style:name="T145_8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9" style:family="text"/>
    <style:style style:name="T145_10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11" style:family="text"/>
    <style:style style:name="T145_12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13" style:family="text"/>
    <style:style style:name="T145_14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15" style:family="text"/>
    <style:style style:name="T145_16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17" style:family="text"/>
    <style:style style:name="T145_18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19" style:family="text"/>
    <style:style style:name="T145_20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21" style:family="text"/>
    <style:style style:name="T145_22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23" style:family="text"/>
    <style:style style:name="T145_24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25" style:family="text"/>
    <style:style style:name="T145_26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27" style:family="text"/>
    <style:style style:name="T145_28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29" style:family="text"/>
    <style:style style:name="T145_30" style:family="text">
      <style:text-properties fo:color="#1155cc" fo:font-size="16pt" style:font-size-asian="16pt" style:font-size-complex="16pt" style:text-underline-style="solid" style:text-underline-color="font-color"/>
    </style:style>
    <style:style style:name="T145_31" style:family="text"/>
    <style:style style:name="T145_32" style:family="text">
      <style:text-properties fo:color="#1155cc" fo:font-size="16pt" style:font-size-asian="16pt" style:font-size-complex="16pt" style:text-underline-style="solid" style:text-underline-color="font-color"/>
    </style:style>
    <style:style style:name="P146" style:family="paragraph" style:parent-style-name="Heading_20_2">
      <style:paragraph-properties fo:text-align="justify" fo:break-before="auto" fo:line-height="138%" fo:margin-bottom="0.141cm" style:writing-mode="rl-tb"/>
    </style:style>
    <style:style style:name="T146_1" style:family="text">
      <style:text-properties fo:font-size="17pt" style:font-size-asian="17pt" style:font-size-complex="17pt" fo:font-weight="bold" style:font-weight-asian="bold" style:font-weight-complex="bold"/>
    </style:style>
    <style:style style:name="T146_2" style:family="text">
      <style:text-properties fo:font-size="17pt" style:font-size-asian="17pt" style:font-size-complex="17pt" fo:font-weight="bold" style:font-weight-asian="bold" style:font-weight-complex="bold"/>
    </style:style>
    <style:style style:name="T146_3" style:family="text">
      <style:text-properties fo:font-size="17pt" style:font-size-asian="17pt" style:font-size-complex="17pt" fo:font-weight="bold" style:font-weight-asian="bold" style:font-weight-complex="bold"/>
    </style:style>
    <style:style style:name="T146_4" style:family="text">
      <style:text-properties fo:font-size="17pt" style:font-size-asian="17pt" style:font-size-complex="17pt" fo:font-weight="bold" style:font-weight-asian="bold" style:font-weight-complex="bold"/>
    </style:style>
    <style:style style:name="P147" style:family="paragraph" style:parent-style-name="Standard">
      <style:paragraph-properties fo:text-align="justify" fo:break-before="auto" fo:line-height="138%" style:writing-mode="rl-tb"/>
    </style:style>
    <style:style style:name="T147_1" style:family="text">
      <style:text-properties fo:font-size="12pt" style:font-size-asian="12pt" style:font-size-complex="12pt"/>
    </style:style>
    <style:style style:name="T147_2" style:family="text">
      <style:text-properties fo:font-size="12pt" style:font-size-asian="12pt" style:font-size-complex="12pt"/>
    </style:style>
    <style:style style:name="T147_3" style:family="text">
      <style:text-properties fo:font-size="12pt" style:font-size-asian="12pt" style:font-size-complex="12pt"/>
    </style:style>
    <style:style style:name="T147_4" style:family="text">
      <style:text-properties fo:font-size="12pt" style:font-size-asian="12pt" style:font-size-complex="12pt"/>
    </style:style>
    <style:style style:name="T147_5" style:family="text">
      <style:text-properties fo:font-size="12pt" style:font-size-asian="12pt" style:font-size-complex="12pt"/>
    </style:style>
    <style:style style:name="T147_6" style:family="text">
      <style:text-properties fo:font-size="12pt" style:font-size-asian="12pt" style:font-size-complex="12pt"/>
    </style:style>
    <style:style style:name="T147_7" style:family="text">
      <style:text-properties fo:font-size="12pt" style:font-size-asian="12pt" style:font-size-complex="12pt"/>
    </style:style>
    <style:style style:name="T147_8" style:family="text">
      <style:text-properties fo:font-size="12pt" style:font-size-asian="12pt" style:font-size-complex="12pt"/>
    </style:style>
    <style:style style:name="T147_9" style:family="text">
      <style:text-properties fo:font-size="12pt" style:font-size-asian="12pt" style:font-size-complex="12pt"/>
    </style:style>
    <style:style style:name="T147_10" style:family="text">
      <style:text-properties fo:font-size="12pt" style:font-size-asian="12pt" style:font-size-complex="12pt"/>
    </style:style>
    <style:style style:name="T147_11" style:family="text">
      <style:text-properties fo:font-size="12pt" style:font-size-asian="12pt" style:font-size-complex="12pt"/>
    </style:style>
    <style:style style:name="T147_12" style:family="text">
      <style:text-properties fo:font-size="12pt" style:font-size-asian="12pt" style:font-size-complex="12pt"/>
    </style:style>
    <style:style style:name="T147_13" style:family="text">
      <style:text-properties fo:font-size="12pt" style:font-size-asian="12pt" style:font-size-complex="12pt"/>
    </style:style>
    <style:style style:name="T147_14" style:family="text">
      <style:text-properties fo:font-size="12pt" style:font-size-asian="12pt" style:font-size-complex="12pt"/>
    </style:style>
    <style:style style:name="T147_15" style:family="text">
      <style:text-properties fo:font-size="12pt" style:font-size-asian="12pt" style:font-size-complex="12pt"/>
    </style:style>
    <style:style style:name="T147_16" style:family="text">
      <style:text-properties fo:font-size="12pt" style:font-size-asian="12pt" style:font-size-complex="12pt"/>
    </style:style>
    <style:style style:name="T147_17" style:family="text">
      <style:text-properties fo:font-size="12pt" style:font-size-asian="12pt" style:font-size-complex="12pt"/>
    </style:style>
    <style:style style:name="T147_18" style:family="text">
      <style:text-properties fo:font-size="12pt" style:font-size-asian="12pt" style:font-size-complex="12pt"/>
    </style:style>
    <style:style style:name="T147_19" style:family="text">
      <style:text-properties fo:font-size="12pt" style:font-size-asian="12pt" style:font-size-complex="12pt"/>
    </style:style>
    <style:style style:name="T147_20" style:family="text">
      <style:text-properties fo:font-size="12pt" style:font-size-asian="12pt" style:font-size-complex="12pt"/>
    </style:style>
    <style:style style:name="T147_21" style:family="text">
      <style:text-properties fo:font-size="12pt" style:font-size-asian="12pt" style:font-size-complex="12pt"/>
    </style:style>
    <style:style style:name="T147_22" style:family="text">
      <style:text-properties fo:font-size="12pt" style:font-size-asian="12pt" style:font-size-complex="12pt"/>
    </style:style>
    <style:style style:name="T147_23" style:family="text">
      <style:text-properties fo:font-size="12pt" style:font-size-asian="12pt" style:font-size-complex="12pt"/>
    </style:style>
    <style:style style:name="T147_24" style:family="text">
      <style:text-properties fo:font-size="12pt" style:font-size-asian="12pt" style:font-size-complex="12pt"/>
    </style:style>
    <style:style style:name="T147_25" style:family="text">
      <style:text-properties fo:font-size="12pt" style:font-size-asian="12pt" style:font-size-complex="12pt"/>
    </style:style>
    <style:style style:name="T147_26" style:family="text">
      <style:text-properties fo:font-size="12pt" style:font-size-asian="12pt" style:font-size-complex="12pt"/>
    </style:style>
    <style:style style:name="T147_27" style:family="text">
      <style:text-properties fo:font-size="12pt" style:font-size-asian="12pt" style:font-size-complex="12pt"/>
    </style:style>
    <style:style style:name="T147_28" style:family="text">
      <style:text-properties fo:font-size="12pt" style:font-size-asian="12pt" style:font-size-complex="12pt"/>
    </style:style>
    <style:style style:name="T147_29" style:family="text">
      <style:text-properties fo:font-size="12pt" style:font-size-asian="12pt" style:font-size-complex="12pt"/>
    </style:style>
    <style:style style:name="T147_30" style:family="text">
      <style:text-properties fo:font-size="12pt" style:font-size-asian="12pt" style:font-size-complex="12pt"/>
    </style:style>
    <style:style style:name="T147_31" style:family="text">
      <style:text-properties fo:font-size="12pt" style:font-size-asian="12pt" style:font-size-complex="12pt"/>
    </style:style>
    <style:style style:name="T147_32" style:family="text">
      <style:text-properties fo:font-size="12pt" style:font-size-asian="12pt" style:font-size-complex="12pt"/>
    </style:style>
    <style:style style:name="T147_33" style:family="text">
      <style:text-properties fo:font-size="12pt" style:font-size-asian="12pt" style:font-size-complex="12pt"/>
    </style:style>
    <style:style style:name="T147_34" style:family="text">
      <style:text-properties fo:font-size="12pt" style:font-size-asian="12pt" style:font-size-complex="12pt"/>
    </style:style>
    <style:style style:name="T147_35" style:family="text">
      <style:text-properties fo:font-size="12pt" style:font-size-asian="12pt" style:font-size-complex="12pt"/>
    </style:style>
    <style:style style:name="T147_36" style:family="text">
      <style:text-properties fo:font-size="12pt" style:font-size-asian="12pt" style:font-size-complex="12pt"/>
    </style:style>
    <style:style style:name="T147_37" style:family="text">
      <style:text-properties fo:font-size="12pt" style:font-size-asian="12pt" style:font-size-complex="12pt"/>
    </style:style>
    <style:style style:name="T147_38" style:family="text">
      <style:text-properties fo:font-size="12pt" style:font-size-asian="12pt" style:font-size-complex="12pt"/>
    </style:style>
    <style:style style:name="T147_39" style:family="text">
      <style:text-properties fo:font-size="12pt" style:font-size-asian="12pt" style:font-size-complex="12pt"/>
    </style:style>
    <style:style style:name="T147_40" style:family="text">
      <style:text-properties fo:font-size="12pt" style:font-size-asian="12pt" style:font-size-complex="12pt"/>
    </style:style>
    <style:style style:name="T147_41" style:family="text">
      <style:text-properties fo:font-size="12pt" style:font-size-asian="12pt" style:font-size-complex="12pt"/>
    </style:style>
    <style:style style:name="T147_42" style:family="text">
      <style:text-properties fo:font-size="12pt" style:font-size-asian="12pt" style:font-size-complex="12pt"/>
    </style:style>
    <style:style style:name="T147_43" style:family="text">
      <style:text-properties fo:font-size="12pt" style:font-size-asian="12pt" style:font-size-complex="12pt"/>
    </style:style>
    <style:style style:name="T147_44" style:family="text">
      <style:text-properties fo:font-size="12pt" style:font-size-asian="12pt" style:font-size-complex="12pt"/>
    </style:style>
    <style:style style:name="T147_45" style:family="text">
      <style:text-properties fo:font-size="12pt" style:font-size-asian="12pt" style:font-size-complex="12pt"/>
    </style:style>
    <style:style style:name="T147_46" style:family="text">
      <style:text-properties fo:font-size="12pt" style:font-size-asian="12pt" style:font-size-complex="12pt"/>
    </style:style>
    <style:style style:name="T147_47" style:family="text">
      <style:text-properties fo:font-size="12pt" style:font-size-asian="12pt" style:font-size-complex="12pt"/>
    </style:style>
    <style:style style:name="T147_48" style:family="text">
      <style:text-properties fo:font-size="12pt" style:font-size-asian="12pt" style:font-size-complex="12pt"/>
    </style:style>
    <style:style style:name="T147_49" style:family="text">
      <style:text-properties fo:font-size="12pt" style:font-size-asian="12pt" style:font-size-complex="12pt"/>
    </style:style>
    <style:style style:name="T147_50" style:family="text">
      <style:text-properties fo:font-size="12pt" style:font-size-asian="12pt" style:font-size-complex="12pt"/>
    </style:style>
    <style:style style:name="T147_51" style:family="text">
      <style:text-properties fo:font-size="12pt" style:font-size-asian="12pt" style:font-size-complex="12pt"/>
    </style:style>
    <style:style style:name="T147_52" style:family="text">
      <style:text-properties fo:font-size="12pt" style:font-size-asian="12pt" style:font-size-complex="12pt"/>
    </style:style>
    <style:style style:name="T147_53" style:family="text">
      <style:text-properties fo:font-size="12pt" style:font-size-asian="12pt" style:font-size-complex="12pt"/>
    </style:style>
    <style:style style:name="T147_54" style:family="text">
      <style:text-properties fo:font-size="12pt" style:font-size-asian="12pt" style:font-size-complex="12pt"/>
    </style:style>
    <style:style style:name="T147_55" style:family="text">
      <style:text-properties fo:font-size="12pt" style:font-size-asian="12pt" style:font-size-complex="12pt"/>
    </style:style>
    <style:style style:name="T147_56" style:family="text">
      <style:text-properties fo:font-size="12pt" style:font-size-asian="12pt" style:font-size-complex="12pt"/>
    </style:style>
    <style:style style:name="Table20" style:family="table">
      <style:table-properties table:align="right" style:width="15.69cm" fo:margin-left="0.82cm" style:writing-mode="rl-tb"/>
    </style:style>
    <style:style style:name="Column20" style:family="table-column">
      <style:table-column-properties style:column-width="15.69cm"/>
    </style:style>
    <style:style style:name="Row20" style:family="table-row"/>
    <style:style style:name="Cell20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4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line-height="138%" style:writing-mode="rl-tb"/>
    </style:style>
    <style:style style:name="T153_1" style:family="text">
      <style:text-properties fo:font-size="12pt" style:font-size-asian="12pt" style:font-size-complex="12pt"/>
    </style:style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6pt" style:font-size-asian="16pt" style:font-size-complex="16pt"/>
    </style:style>
    <style:style style:name="T153_4" style:family="text">
      <style:text-properties fo:font-size="16pt" style:font-size-asian="16pt" style:font-size-complex="16pt"/>
    </style:style>
    <style:style style:name="T153_5" style:family="text">
      <style:text-properties fo:font-size="16pt" style:font-size-asian="16pt" style:font-size-complex="16pt"/>
    </style:style>
    <style:style style:name="T153_6" style:family="text">
      <style:text-properties fo:font-size="16pt" style:font-size-asian="16pt" style:font-size-complex="16pt"/>
    </style:style>
    <style:style style:name="T153_7" style:family="text">
      <style:text-properties fo:font-size="12pt" style:font-size-asian="12pt" style:font-size-complex="12pt"/>
    </style:style>
    <style:style style:name="T153_8" style:family="text">
      <style:text-properties fo:font-size="12pt" style:font-size-asian="12pt" style:font-size-complex="12pt"/>
    </style:style>
    <style:style style:name="T153_9" style:family="text">
      <style:text-properties fo:font-size="12pt" style:font-size-asian="12pt" style:font-size-complex="12pt"/>
    </style:style>
    <style:style style:name="T153_10" style:family="text">
      <style:text-properties fo:font-size="12pt" style:font-size-asian="12pt" style:font-size-complex="12pt"/>
    </style:style>
    <style:style style:name="T153_11" style:family="text">
      <style:text-properties fo:font-size="12pt" style:font-size-asian="12pt" style:font-size-complex="12pt"/>
    </style:style>
    <style:style style:name="T153_12" style:family="text">
      <style:text-properties fo:font-size="12pt" style:font-size-asian="12pt" style:font-size-complex="12pt"/>
    </style:style>
    <style:style style:name="T153_13" style:family="text">
      <style:text-properties fo:font-size="12pt" style:font-size-asian="12pt" style:font-size-complex="12pt"/>
    </style:style>
    <style:style style:name="T153_14" style:family="text">
      <style:text-properties fo:font-size="12pt" style:font-size-asian="12pt" style:font-size-complex="12pt"/>
    </style:style>
    <style:style style:name="T153_15" style:family="text">
      <style:text-properties fo:font-size="12pt" style:font-size-asian="12pt" style:font-size-complex="12pt"/>
    </style:style>
    <style:style style:name="T153_16" style:family="text">
      <style:text-properties fo:font-size="12pt" style:font-size-asian="12pt" style:font-size-complex="12pt"/>
    </style:style>
    <style:style style:name="T153_17" style:family="text">
      <style:text-properties fo:font-size="12pt" style:font-size-asian="12pt" style:font-size-complex="12pt"/>
    </style:style>
    <style:style style:name="T153_18" style:family="text">
      <style:text-properties fo:font-size="16pt" style:font-size-asian="16pt" style:font-size-complex="16pt"/>
    </style:style>
    <style:style style:name="T153_19" style:family="text">
      <style:text-properties fo:font-size="12pt" style:font-size-asian="12pt" style:font-size-complex="12pt"/>
    </style:style>
    <style:style style:name="T153_20" style:family="text">
      <style:text-properties fo:font-size="12pt" style:font-size-asian="12pt" style:font-size-complex="12pt"/>
    </style:style>
    <style:style style:name="T153_21" style:family="text">
      <style:text-properties fo:font-size="12pt" style:font-size-asian="12pt" style:font-size-complex="12pt"/>
    </style:style>
    <style:style style:name="T153_22" style:family="text">
      <style:text-properties fo:font-size="12pt" style:font-size-asian="12pt" style:font-size-complex="12pt"/>
    </style:style>
    <style:style style:name="T153_23" style:family="text">
      <style:text-properties fo:font-size="12pt" style:font-size-asian="12pt" style:font-size-complex="12pt"/>
    </style:style>
    <style:style style:name="T153_24" style:family="text">
      <style:text-properties fo:font-size="16pt" style:font-size-asian="16pt" style:font-size-complex="16pt"/>
    </style:style>
    <style:style style:name="T153_25" style:family="text">
      <style:text-properties fo:font-size="12pt" style:font-size-asian="12pt" style:font-size-complex="12pt"/>
    </style:style>
    <style:style style:name="T153_26" style:family="text">
      <style:text-properties fo:font-size="12pt" style:font-size-asian="12pt" style:font-size-complex="12pt"/>
    </style:style>
    <style:style style:name="T153_27" style:family="text">
      <style:text-properties fo:font-size="12pt" style:font-size-asian="12pt" style:font-size-complex="12pt"/>
    </style:style>
    <style:style style:name="T153_28" style:family="text">
      <style:text-properties fo:font-size="12pt" style:font-size-asian="12pt" style:font-size-complex="12pt"/>
    </style:style>
    <style:style style:name="T153_29" style:family="text">
      <style:text-properties fo:font-size="12pt" style:font-size-asian="12pt" style:font-size-complex="12pt"/>
    </style:style>
    <style:style style:name="T153_30" style:family="text">
      <style:text-properties fo:font-size="12pt" style:font-size-asian="12pt" style:font-size-complex="12pt"/>
    </style:style>
    <style:style style:name="T153_31" style:family="text">
      <style:text-properties fo:font-size="12pt" style:font-size-asian="12pt" style:font-size-complex="12pt"/>
    </style:style>
    <style:style style:name="T153_32" style:family="text">
      <style:text-properties fo:font-size="16pt" style:font-size-asian="16pt" style:font-size-complex="16pt"/>
    </style:style>
    <style:style style:name="T153_33" style:family="text">
      <style:text-properties fo:font-size="12pt" style:font-size-asian="12pt" style:font-size-complex="12pt"/>
    </style:style>
    <style:style style:name="T153_34" style:family="text">
      <style:text-properties fo:font-size="12pt" style:font-size-asian="12pt" style:font-size-complex="12pt"/>
    </style:style>
    <style:style style:name="T153_35" style:family="text">
      <style:text-properties fo:font-size="12pt" style:font-size-asian="12pt" style:font-size-complex="12pt"/>
    </style:style>
    <style:style style:name="T153_36" style:family="text">
      <style:text-properties fo:font-size="12pt" style:font-size-asian="12pt" style:font-size-complex="12pt"/>
    </style:style>
    <style:style style:name="T153_37" style:family="text">
      <style:text-properties fo:font-size="12pt" style:font-size-asian="12pt" style:font-size-complex="12pt"/>
    </style:style>
    <style:style style:name="T153_38" style:family="text">
      <style:text-properties fo:font-size="16pt" style:font-size-asian="16pt" style:font-size-complex="16pt"/>
    </style:style>
    <style:style style:name="T153_39" style:family="text">
      <style:text-properties fo:font-size="12pt" style:font-size-asian="12pt" style:font-size-complex="12pt"/>
    </style:style>
    <style:style style:name="T153_40" style:family="text">
      <style:text-properties fo:font-size="12pt" style:font-size-asian="12pt" style:font-size-complex="12pt"/>
    </style:style>
    <style:style style:name="T153_41" style:family="text">
      <style:text-properties fo:font-size="12pt" style:font-size-asian="12pt" style:font-size-complex="12pt"/>
    </style:style>
    <style:style style:name="T153_42" style:family="text">
      <style:text-properties fo:font-size="12pt" style:font-size-asian="12pt" style:font-size-complex="12pt"/>
    </style:style>
    <style:style style:name="T153_43" style:family="text">
      <style:text-properties fo:font-size="12pt" style:font-size-asian="12pt" style:font-size-complex="12pt"/>
    </style:style>
    <style:style style:name="T153_44" style:family="text">
      <style:text-properties fo:font-size="12pt" style:font-size-asian="12pt" style:font-size-complex="12pt"/>
    </style:style>
    <style:style style:name="T153_45" style:family="text">
      <style:text-properties fo:font-size="12pt" style:font-size-asian="12pt" style:font-size-complex="12pt"/>
    </style:style>
    <style:style style:name="T153_46" style:family="text">
      <style:text-properties fo:font-size="12pt" style:font-size-asian="12pt" style:font-size-complex="12pt"/>
    </style:style>
    <style:style style:name="T153_47" style:family="text">
      <style:text-properties fo:font-size="12pt" style:font-size-asian="12pt" style:font-size-complex="12pt"/>
    </style:style>
    <style:style style:name="T153_48" style:family="text">
      <style:text-properties fo:font-size="12pt" style:font-size-asian="12pt" style:font-size-complex="12pt"/>
    </style:style>
    <style:style style:name="T153_49" style:family="text">
      <style:text-properties fo:font-size="12pt" style:font-size-asian="12pt" style:font-size-complex="12pt"/>
    </style:style>
    <style:style style:name="T153_50" style:family="text">
      <style:text-properties fo:font-size="12pt" style:font-size-asian="12pt" style:font-size-complex="12pt"/>
    </style:style>
    <style:style style:name="T153_51" style:family="text">
      <style:text-properties fo:font-size="12pt" style:font-size-asian="12pt" style:font-size-complex="12pt"/>
    </style:style>
    <style:style style:name="T153_52" style:family="text">
      <style:text-properties fo:font-size="12pt" style:font-size-asian="12pt" style:font-size-complex="12pt"/>
    </style:style>
    <style:style style:name="T153_53" style:family="text">
      <style:text-properties fo:font-size="12pt" style:font-size-asian="12pt" style:font-size-complex="12pt"/>
    </style:style>
    <style:style style:name="T153_54" style:family="text">
      <style:text-properties fo:font-size="12pt" style:font-size-asian="12pt" style:font-size-complex="12pt"/>
    </style:style>
    <style:style style:name="T153_55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text-align="justify" fo:break-before="auto" fo:line-height="138%" style:writing-mode="rl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T154_17" style:family="text">
      <style:text-properties fo:font-size="12pt" style:font-size-asian="12pt" style:font-size-complex="12pt"/>
    </style:style>
    <style:style style:name="T154_18" style:family="text">
      <style:text-properties fo:font-size="12pt" style:font-size-asian="12pt" style:font-size-complex="12pt"/>
    </style:style>
    <style:style style:name="T154_19" style:family="text">
      <style:text-properties fo:font-size="12pt" style:font-size-asian="12pt" style:font-size-complex="12pt"/>
    </style:style>
    <style:style style:name="T154_20" style:family="text">
      <style:text-properties fo:font-size="12pt" style:font-size-asian="12pt" style:font-size-complex="12pt"/>
    </style:style>
    <style:style style:name="T154_21" style:family="text">
      <style:text-properties fo:font-size="12pt" style:font-size-asian="12pt" style:font-size-complex="12pt"/>
    </style:style>
    <style:style style:name="T154_22" style:family="text">
      <style:text-properties fo:font-size="12pt" style:font-size-asian="12pt" style:font-size-complex="12pt"/>
    </style:style>
    <style:style style:name="T154_23" style:family="text">
      <style:text-properties fo:font-size="12pt" style:font-size-asian="12pt" style:font-size-complex="12pt"/>
    </style:style>
    <style:style style:name="T154_24" style:family="text">
      <style:text-properties fo:font-size="12pt" style:font-size-asian="12pt" style:font-size-complex="12pt"/>
    </style:style>
    <style:style style:name="T154_25" style:family="text">
      <style:text-properties fo:font-size="12pt" style:font-size-asian="12pt" style:font-size-complex="12pt"/>
    </style:style>
    <style:style style:name="T154_26" style:family="text">
      <style:text-properties fo:font-size="12pt" style:font-size-asian="12pt" style:font-size-complex="12pt"/>
    </style:style>
    <style:style style:name="T154_27" style:family="text">
      <style:text-properties fo:font-size="12pt" style:font-size-asian="12pt" style:font-size-complex="12pt"/>
    </style:style>
    <style:style style:name="T154_28" style:family="text">
      <style:text-properties fo:font-size="12pt" style:font-size-asian="12pt" style:font-size-complex="12pt"/>
    </style:style>
    <style:style style:name="T154_29" style:family="text">
      <style:text-properties fo:font-size="12pt" style:font-size-asian="12pt" style:font-size-complex="12pt"/>
    </style:style>
    <style:style style:name="T154_30" style:family="text">
      <style:text-properties fo:font-size="12pt" style:font-size-asian="12pt" style:font-size-complex="12pt"/>
    </style:style>
    <style:style style:name="T154_31" style:family="text">
      <style:text-properties fo:font-size="12pt" style:font-size-asian="12pt" style:font-size-complex="12pt"/>
    </style:style>
    <style:style style:name="T154_32" style:family="text">
      <style:text-properties fo:font-size="12pt" style:font-size-asian="12pt" style:font-size-complex="12pt"/>
    </style:style>
    <style:style style:name="T154_33" style:family="text">
      <style:text-properties fo:font-size="12pt" style:font-size-asian="12pt" style:font-size-complex="12pt"/>
    </style:style>
    <style:style style:name="T154_34" style:family="text">
      <style:text-properties fo:font-size="12pt" style:font-size-asian="12pt" style:font-size-complex="12pt"/>
    </style:style>
    <style:style style:name="T154_35" style:family="text">
      <style:text-properties fo:font-size="12pt" style:font-size-asian="12pt" style:font-size-complex="12pt"/>
    </style:style>
    <style:style style:name="T154_36" style:family="text">
      <style:text-properties fo:font-size="12pt" style:font-size-asian="12pt" style:font-size-complex="12pt"/>
    </style:style>
    <style:style style:name="T154_37" style:family="text">
      <style:text-properties fo:font-size="12pt" style:font-size-asian="12pt" style:font-size-complex="12pt"/>
    </style:style>
    <style:style style:name="T154_38" style:family="text">
      <style:text-properties fo:font-size="12pt" style:font-size-asian="12pt" style:font-size-complex="12pt"/>
    </style:style>
    <style:style style:name="T154_39" style:family="text">
      <style:text-properties fo:font-size="12pt" style:font-size-asian="12pt" style:font-size-complex="12pt"/>
    </style:style>
    <style:style style:name="T154_40" style:family="text">
      <style:text-properties fo:font-size="12pt" style:font-size-asian="12pt" style:font-size-complex="12pt"/>
    </style:style>
    <style:style style:name="T154_41" style:family="text">
      <style:text-properties fo:font-size="12pt" style:font-size-asian="12pt" style:font-size-complex="12pt"/>
    </style:style>
    <style:style style:name="T154_42" style:family="text">
      <style:text-properties fo:font-size="12pt" style:font-size-asian="12pt" style:font-size-complex="12pt"/>
    </style:style>
    <style:style style:name="T154_43" style:family="text">
      <style:text-properties fo:font-size="12pt" style:font-size-asian="12pt" style:font-size-complex="12pt"/>
    </style:style>
    <style:style style:name="T154_44" style:family="text">
      <style:text-properties fo:font-size="12pt" style:font-size-asian="12pt" style:font-size-complex="12pt"/>
    </style:style>
    <style:style style:name="T154_45" style:family="text">
      <style:text-properties fo:font-size="12pt" style:font-size-asian="12pt" style:font-size-complex="12pt"/>
    </style:style>
    <style:style style:name="T154_46" style:family="text">
      <style:text-properties fo:font-size="12pt" style:font-size-asian="12pt" style:font-size-complex="12pt"/>
    </style:style>
    <style:style style:name="T154_47" style:family="text">
      <style:text-properties fo:font-size="12pt" style:font-size-asian="12pt" style:font-size-complex="12pt"/>
    </style:style>
    <style:style style:name="T154_48" style:family="text">
      <style:text-properties fo:font-size="12pt" style:font-size-asian="12pt" style:font-size-complex="12pt"/>
    </style:style>
    <style:style style:name="T154_49" style:family="text">
      <style:text-properties fo:font-size="12pt" style:font-size-asian="12pt" style:font-size-complex="12pt"/>
    </style:style>
    <style:style style:name="T154_50" style:family="text">
      <style:text-properties fo:font-size="12pt" style:font-size-asian="12pt" style:font-size-complex="12pt"/>
    </style:style>
    <style:style style:name="T154_51" style:family="text">
      <style:text-properties fo:font-size="12pt" style:font-size-asian="12pt" style:font-size-complex="12pt"/>
    </style:style>
    <style:style style:name="T154_52" style:family="text">
      <style:text-properties fo:font-size="12pt" style:font-size-asian="12pt" style:font-size-complex="12pt"/>
    </style:style>
    <style:style style:name="T154_53" style:family="text">
      <style:text-properties fo:font-size="12pt" style:font-size-asian="12pt" style:font-size-complex="12pt"/>
    </style:style>
    <style:style style:name="T154_54" style:family="text">
      <style:text-properties fo:font-size="12pt" style:font-size-asian="12pt" style:font-size-complex="12pt"/>
    </style:style>
    <style:style style:name="T154_55" style:family="text">
      <style:text-properties fo:font-size="12pt" style:font-size-asian="12pt" style:font-size-complex="12pt"/>
    </style:style>
    <style:style style:name="T154_56" style:family="text">
      <style:text-properties fo:font-size="12pt" style:font-size-asian="12pt" style:font-size-complex="12pt"/>
    </style:style>
    <style:style style:name="T154_57" style:family="text">
      <style:text-properties fo:font-size="12pt" style:font-size-asian="12pt" style:font-size-complex="12pt"/>
    </style:style>
    <style:style style:name="T154_58" style:family="text">
      <style:text-properties fo:font-size="12pt" style:font-size-asian="12pt" style:font-size-complex="12pt"/>
    </style:style>
    <style:style style:name="T154_59" style:family="text">
      <style:text-properties fo:font-size="12pt" style:font-size-asian="12pt" style:font-size-complex="12pt"/>
    </style:style>
    <style:style style:name="T154_60" style:family="text">
      <style:text-properties fo:font-size="12pt" style:font-size-asian="12pt" style:font-size-complex="12pt"/>
    </style:style>
    <style:style style:name="T154_61" style:family="text">
      <style:text-properties fo:font-size="12pt" style:font-size-asian="12pt" style:font-size-complex="12pt"/>
    </style:style>
    <style:style style:name="T154_62" style:family="text">
      <style:text-properties fo:font-size="12pt" style:font-size-asian="12pt" style:font-size-complex="12pt"/>
    </style:style>
    <style:style style:name="T154_63" style:family="text">
      <style:text-properties fo:font-size="12pt" style:font-size-asian="12pt" style:font-size-complex="12pt"/>
    </style:style>
    <style:style style:name="T154_64" style:family="text">
      <style:text-properties fo:font-size="12pt" style:font-size-asian="12pt" style:font-size-complex="12pt"/>
    </style:style>
    <style:style style:name="T154_65" style:family="text">
      <style:text-properties fo:font-size="12pt" style:font-size-asian="12pt" style:font-size-complex="12pt"/>
    </style:style>
    <style:style style:name="T154_66" style:family="text">
      <style:text-properties fo:font-size="12pt" style:font-size-asian="12pt" style:font-size-complex="12pt"/>
    </style:style>
    <style:style style:name="T154_67" style:family="text">
      <style:text-properties fo:font-size="12pt" style:font-size-asian="12pt" style:font-size-complex="12pt"/>
    </style:style>
    <style:style style:name="T154_68" style:family="text">
      <style:text-properties fo:font-size="12pt" style:font-size-asian="12pt" style:font-size-complex="12pt"/>
    </style:style>
    <style:style style:name="T154_69" style:family="text">
      <style:text-properties fo:font-size="12pt" style:font-size-asian="12pt" style:font-size-complex="12pt"/>
    </style:style>
    <style:style style:name="T154_70" style:family="text">
      <style:text-properties fo:font-size="12pt" style:font-size-asian="12pt" style:font-size-complex="12pt"/>
    </style:style>
    <style:style style:name="T154_71" style:family="text">
      <style:text-properties fo:font-size="12pt" style:font-size-asian="12pt" style:font-size-complex="12pt"/>
    </style:style>
    <style:style style:name="T154_72" style:family="text">
      <style:text-properties fo:font-size="12pt" style:font-size-asian="12pt" style:font-size-complex="12pt"/>
    </style:style>
    <style:style style:name="T154_73" style:family="text">
      <style:text-properties fo:font-size="12pt" style:font-size-asian="12pt" style:font-size-complex="12pt"/>
    </style:style>
    <style:style style:name="T154_74" style:family="text">
      <style:text-properties fo:font-size="12pt" style:font-size-asian="12pt" style:font-size-complex="12pt"/>
    </style:style>
    <style:style style:name="T154_75" style:family="text">
      <style:text-properties fo:font-size="12pt" style:font-size-asian="12pt" style:font-size-complex="12pt"/>
    </style:style>
    <style:style style:name="T154_76" style:family="text">
      <style:text-properties fo:font-size="12pt" style:font-size-asian="12pt" style:font-size-complex="12pt"/>
    </style:style>
    <style:style style:name="T154_77" style:family="text">
      <style:text-properties fo:font-size="12pt" style:font-size-asian="12pt" style:font-size-complex="12pt"/>
    </style:style>
    <style:style style:name="T154_78" style:family="text">
      <style:text-properties fo:font-size="12pt" style:font-size-asian="12pt" style:font-size-complex="12pt"/>
    </style:style>
    <style:style style:name="T154_79" style:family="text">
      <style:text-properties fo:font-size="12pt" style:font-size-asian="12pt" style:font-size-complex="12pt"/>
    </style:style>
    <style:style style:name="T154_80" style:family="text">
      <style:text-properties fo:font-size="12pt" style:font-size-asian="12pt" style:font-size-complex="12pt"/>
    </style:style>
    <style:style style:name="T154_81" style:family="text">
      <style:text-properties fo:font-size="12pt" style:font-size-asian="12pt" style:font-size-complex="12pt"/>
    </style:style>
    <style:style style:name="T154_82" style:family="text">
      <style:text-properties fo:font-size="12pt" style:font-size-asian="12pt" style:font-size-complex="12pt"/>
    </style:style>
    <style:style style:name="T154_83" style:family="text">
      <style:text-properties fo:font-size="12pt" style:font-size-asian="12pt" style:font-size-complex="12pt"/>
    </style:style>
    <style:style style:name="T154_84" style:family="text">
      <style:text-properties fo:font-size="12pt" style:font-size-asian="12pt" style:font-size-complex="12pt"/>
    </style:style>
    <style:style style:name="T154_85" style:family="text">
      <style:text-properties fo:font-size="12pt" style:font-size-asian="12pt" style:font-size-complex="12pt"/>
    </style:style>
    <style:style style:name="T154_86" style:family="text">
      <style:text-properties fo:font-size="12pt" style:font-size-asian="12pt" style:font-size-complex="12pt"/>
    </style:style>
    <style:style style:name="T154_87" style:family="text">
      <style:text-properties fo:font-size="12pt" style:font-size-asian="12pt" style:font-size-complex="12pt"/>
    </style:style>
    <style:style style:name="T154_88" style:family="text">
      <style:text-properties fo:font-size="12pt" style:font-size-asian="12pt" style:font-size-complex="12pt"/>
    </style:style>
    <style:style style:name="T154_89" style:family="text">
      <style:text-properties fo:font-size="12pt" style:font-size-asian="12pt" style:font-size-complex="12pt"/>
    </style:style>
    <style:style style:name="T154_90" style:family="text">
      <style:text-properties fo:font-size="12pt" style:font-size-asian="12pt" style:font-size-complex="12pt"/>
    </style:style>
    <style:style style:name="T154_91" style:family="text">
      <style:text-properties fo:font-size="12pt" style:font-size-asian="12pt" style:font-size-complex="12pt"/>
    </style:style>
    <style:style style:name="T154_92" style:family="text">
      <style:text-properties fo:font-size="12pt" style:font-size-asian="12pt" style:font-size-complex="12pt"/>
    </style:style>
    <style:style style:name="T154_93" style:family="text">
      <style:text-properties fo:font-size="12pt" style:font-size-asian="12pt" style:font-size-complex="12pt"/>
    </style:style>
    <style:style style:name="T154_94" style:family="text">
      <style:text-properties fo:font-size="12pt" style:font-size-asian="12pt" style:font-size-complex="12pt"/>
    </style:style>
    <style:style style:name="T154_95" style:family="text">
      <style:text-properties fo:font-size="12pt" style:font-size-asian="12pt" style:font-size-complex="12pt"/>
    </style:style>
    <style:style style:name="T154_96" style:family="text">
      <style:text-properties fo:font-size="12pt" style:font-size-asian="12pt" style:font-size-complex="12pt"/>
    </style:style>
    <style:style style:name="T154_97" style:family="text">
      <style:text-properties fo:font-size="12pt" style:font-size-asian="12pt" style:font-size-complex="12pt"/>
    </style:style>
    <style:style style:name="T154_98" style:family="text">
      <style:text-properties fo:font-size="12pt" style:font-size-asian="12pt" style:font-size-complex="12pt"/>
    </style:style>
    <style:style style:name="T154_99" style:family="text">
      <style:text-properties fo:font-size="12pt" style:font-size-asian="12pt" style:font-size-complex="12pt"/>
    </style:style>
    <style:style style:name="T154_100" style:family="text">
      <style:text-properties fo:font-size="12pt" style:font-size-asian="12pt" style:font-size-complex="12pt"/>
    </style:style>
    <style:style style:name="T154_101" style:family="text">
      <style:text-properties fo:font-size="12pt" style:font-size-asian="12pt" style:font-size-complex="12pt"/>
    </style:style>
    <style:style style:name="T154_102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text-align="justify" fo:break-before="auto" fo:line-height="138%" style:writing-mode="rl-tb"/>
    </style:style>
    <style:style style:name="T155_1" style:family="text">
      <style:text-properties fo:font-size="12pt" style:font-size-asian="12pt" style:font-size-complex="12pt"/>
    </style:style>
    <style:style style:name="T155_2" style:family="text">
      <style:text-properties fo:font-size="12pt" style:font-size-asian="12pt" style:font-size-complex="12pt"/>
    </style:style>
    <style:style style:name="T155_3" style:family="text">
      <style:text-properties fo:font-size="12pt" style:font-size-asian="12pt" style:font-size-complex="12pt"/>
    </style:style>
    <style:style style:name="T155_4" style:family="text">
      <style:text-properties fo:font-size="12pt" style:font-size-asian="12pt" style:font-size-complex="12pt"/>
    </style:style>
    <style:style style:name="T155_5" style:family="text">
      <style:text-properties fo:font-size="12pt" style:font-size-asian="12pt" style:font-size-complex="12pt"/>
    </style:style>
    <style:style style:name="T155_6" style:family="text">
      <style:text-properties fo:font-size="12pt" style:font-size-asian="12pt" style:font-size-complex="12pt"/>
    </style:style>
    <style:style style:name="T155_7" style:family="text">
      <style:text-properties fo:font-size="12pt" style:font-size-asian="12pt" style:font-size-complex="12pt"/>
    </style:style>
    <style:style style:name="T155_8" style:family="text">
      <style:text-properties fo:font-size="12pt" style:font-size-asian="12pt" style:font-size-complex="12pt"/>
    </style:style>
    <style:style style:name="T155_9" style:family="text">
      <style:text-properties fo:font-size="12pt" style:font-size-asian="12pt" style:font-size-complex="12pt"/>
    </style:style>
    <style:style style:name="T155_10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text-align="justify" fo:break-before="auto" fo:line-height="138%" fo:margin-bottom="0.282cm" style:writing-mode="rl-tb"/>
    </style:style>
    <style:style style:name="T156_1" style:family="text">
      <style:text-properties fo:font-size="16pt" style:font-size-asian="16pt" style:font-size-complex="16pt"/>
    </style:style>
    <style:style style:name="T156_2" style:family="text">
      <style:text-properties fo:font-size="7pt" style:font-size-asian="7pt" style:font-size-complex="7pt"/>
    </style:style>
    <style:style style:name="T156_3" style:family="text">
      <style:text-properties fo:font-size="12pt" style:font-size-asian="12pt" style:font-size-complex="12pt"/>
    </style:style>
    <style:style style:name="T156_4" style:family="text">
      <style:text-properties fo:font-size="12pt" style:font-size-asian="12pt" style:font-size-complex="12pt"/>
    </style:style>
    <style:style style:name="T156_5" style:family="text">
      <style:text-properties fo:font-size="12pt" style:font-size-asian="12pt" style:font-size-complex="12pt"/>
    </style:style>
    <style:style style:name="T156_6" style:family="text">
      <style:text-properties fo:font-size="12pt" style:font-size-asian="12pt" style:font-size-complex="12pt"/>
    </style:style>
    <style:style style:name="T156_7" style:family="text">
      <style:text-properties fo:font-size="12pt" style:font-size-asian="12pt" style:font-size-complex="12pt"/>
    </style:style>
    <style:style style:name="T156_8" style:family="text">
      <style:text-properties fo:font-size="12pt" style:font-size-asian="12pt" style:font-size-complex="12pt"/>
    </style:style>
    <style:style style:name="T156_9" style:family="text">
      <style:text-properties fo:font-size="12pt" style:font-size-asian="12pt" style:font-size-complex="12pt"/>
    </style:style>
    <style:style style:name="T156_10" style:family="text">
      <style:text-properties fo:font-size="12pt" style:font-size-asian="12pt" style:font-size-complex="12pt"/>
    </style:style>
    <style:style style:name="T156_11" style:family="text">
      <style:text-properties fo:font-size="12pt" style:font-size-asian="12pt" style:font-size-complex="12pt"/>
    </style:style>
    <style:style style:name="T156_12" style:family="text">
      <style:text-properties fo:font-size="12pt" style:font-size-asian="12pt" style:font-size-complex="12pt"/>
    </style:style>
    <style:style style:name="T156_13" style:family="text">
      <style:text-properties fo:font-size="12pt" style:font-size-asian="12pt" style:font-size-complex="12pt"/>
    </style:style>
    <style:style style:name="T156_14" style:family="text">
      <style:text-properties fo:font-size="12pt" style:font-size-asian="12pt" style:font-size-complex="12pt"/>
    </style:style>
    <style:style style:name="T156_15" style:family="text">
      <style:text-properties fo:font-size="12pt" style:font-size-asian="12pt" style:font-size-complex="12pt"/>
    </style:style>
    <style:style style:name="T156_16" style:family="text">
      <style:text-properties fo:font-size="12pt" style:font-size-asian="12pt" style:font-size-complex="12pt"/>
    </style:style>
    <style:style style:name="T156_17" style:family="text">
      <style:text-properties fo:font-size="12pt" style:font-size-asian="12pt" style:font-size-complex="12pt"/>
    </style:style>
    <style:style style:name="T156_18" style:family="text">
      <style:text-properties fo:font-size="12pt" style:font-size-asian="12pt" style:font-size-complex="12pt"/>
    </style:style>
    <style:style style:name="T156_19" style:family="text">
      <style:text-properties fo:font-size="12pt" style:font-size-asian="12pt" style:font-size-complex="12pt"/>
    </style:style>
    <style:style style:name="T156_20" style:family="text">
      <style:text-properties fo:font-size="12pt" style:font-size-asian="12pt" style:font-size-complex="12pt"/>
    </style:style>
    <style:style style:name="T156_21" style:family="text">
      <style:text-properties fo:font-size="12pt" style:font-size-asian="12pt" style:font-size-complex="12pt"/>
    </style:style>
    <style:style style:name="T156_22" style:family="text">
      <style:text-properties fo:font-size="12pt" style:font-size-asian="12pt" style:font-size-complex="12pt"/>
    </style:style>
    <style:style style:name="T156_23" style:family="text">
      <style:text-properties fo:font-size="12pt" style:font-size-asian="12pt" style:font-size-complex="12pt"/>
    </style:style>
    <style:style style:name="T156_24" style:family="text">
      <style:text-properties fo:font-size="12pt" style:font-size-asian="12pt" style:font-size-complex="12pt"/>
    </style:style>
    <style:style style:name="T156_25" style:family="text">
      <style:text-properties fo:font-size="12pt" style:font-size-asian="12pt" style:font-size-complex="12pt"/>
    </style:style>
    <style:style style:name="T156_26" style:family="text">
      <style:text-properties fo:font-size="12pt" style:font-size-asian="12pt" style:font-size-complex="12pt"/>
    </style:style>
    <style:style style:name="P157" style:family="paragraph" style:parent-style-name="Standard">
      <style:paragraph-properties fo:text-align="justify" fo:break-before="auto" fo:line-height="138%" fo:margin-bottom="0.282cm" style:writing-mode="rl-tb"/>
    </style:style>
    <style:style style:name="T157_1" style:family="text">
      <style:text-properties fo:font-size="16pt" style:font-size-asian="16pt" style:font-size-complex="16pt"/>
    </style:style>
    <style:style style:name="T157_2" style:family="text">
      <style:text-properties fo:font-size="7pt" style:font-size-asian="7pt" style:font-size-complex="7pt"/>
    </style:style>
    <style:style style:name="T157_3" style:family="text">
      <style:text-properties fo:font-size="12pt" style:font-size-asian="12pt" style:font-size-complex="12pt"/>
    </style:style>
    <style:style style:name="T157_4" style:family="text">
      <style:text-properties fo:font-size="12pt" style:font-size-asian="12pt" style:font-size-complex="12pt"/>
    </style:style>
    <style:style style:name="T157_5" style:family="text">
      <style:text-properties fo:font-size="12pt" style:font-size-asian="12pt" style:font-size-complex="12pt"/>
    </style:style>
    <style:style style:name="T157_6" style:family="text">
      <style:text-properties fo:font-size="12pt" style:font-size-asian="12pt" style:font-size-complex="12pt"/>
    </style:style>
    <style:style style:name="T157_7" style:family="text">
      <style:text-properties fo:font-size="12pt" style:font-size-asian="12pt" style:font-size-complex="12pt"/>
    </style:style>
    <style:style style:name="T157_8" style:family="text">
      <style:text-properties fo:font-size="12pt" style:font-size-asian="12pt" style:font-size-complex="12pt"/>
    </style:style>
    <style:style style:name="T157_9" style:family="text">
      <style:text-properties fo:font-size="12pt" style:font-size-asian="12pt" style:font-size-complex="12pt"/>
    </style:style>
    <style:style style:name="T157_10" style:family="text">
      <style:text-properties fo:font-size="12pt" style:font-size-asian="12pt" style:font-size-complex="12pt"/>
    </style:style>
    <style:style style:name="T157_11" style:family="text">
      <style:text-properties fo:font-size="12pt" style:font-size-asian="12pt" style:font-size-complex="12pt"/>
    </style:style>
    <style:style style:name="T157_12" style:family="text">
      <style:text-properties fo:font-size="12pt" style:font-size-asian="12pt" style:font-size-complex="12pt"/>
    </style:style>
    <style:style style:name="T157_13" style:family="text">
      <style:text-properties fo:font-size="12pt" style:font-size-asian="12pt" style:font-size-complex="12pt"/>
    </style:style>
    <style:style style:name="T157_14" style:family="text">
      <style:text-properties fo:font-size="12pt" style:font-size-asian="12pt" style:font-size-complex="12pt"/>
    </style:style>
    <style:style style:name="T157_15" style:family="text">
      <style:text-properties fo:font-size="12pt" style:font-size-asian="12pt" style:font-size-complex="12pt"/>
    </style:style>
    <style:style style:name="T157_16" style:family="text">
      <style:text-properties fo:font-size="12pt" style:font-size-asian="12pt" style:font-size-complex="12pt"/>
    </style:style>
    <style:style style:name="T157_17" style:family="text">
      <style:text-properties fo:font-size="12pt" style:font-size-asian="12pt" style:font-size-complex="12pt"/>
    </style:style>
    <style:style style:name="T157_18" style:family="text">
      <style:text-properties fo:font-size="12pt" style:font-size-asian="12pt" style:font-size-complex="12pt"/>
    </style:style>
    <style:style style:name="T157_19" style:family="text">
      <style:text-properties fo:font-size="12pt" style:font-size-asian="12pt" style:font-size-complex="12pt"/>
    </style:style>
    <style:style style:name="T157_20" style:family="text">
      <style:text-properties fo:font-size="12pt" style:font-size-asian="12pt" style:font-size-complex="12pt"/>
    </style:style>
    <style:style style:name="T157_21" style:family="text">
      <style:text-properties fo:font-size="12pt" style:font-size-asian="12pt" style:font-size-complex="12pt"/>
    </style:style>
    <style:style style:name="T157_22" style:family="text">
      <style:text-properties fo:font-size="12pt" style:font-size-asian="12pt" style:font-size-complex="12pt"/>
    </style:style>
    <style:style style:name="T157_23" style:family="text">
      <style:text-properties fo:font-size="12pt" style:font-size-asian="12pt" style:font-size-complex="12pt"/>
    </style:style>
    <style:style style:name="T157_24" style:family="text">
      <style:text-properties fo:font-size="12pt" style:font-size-asian="12pt" style:font-size-complex="12pt"/>
    </style:style>
    <style:style style:name="T157_25" style:family="text">
      <style:text-properties fo:font-size="12pt" style:font-size-asian="12pt" style:font-size-complex="12pt"/>
    </style:style>
    <style:style style:name="T157_26" style:family="text">
      <style:text-properties fo:font-size="12pt" style:font-size-asian="12pt" style:font-size-complex="12pt"/>
    </style:style>
    <style:style style:name="T157_27" style:family="text">
      <style:text-properties fo:font-size="12pt" style:font-size-asian="12pt" style:font-size-complex="12pt"/>
    </style:style>
    <style:style style:name="T157_28" style:family="text">
      <style:text-properties fo:font-size="12pt" style:font-size-asian="12pt" style:font-size-complex="12pt"/>
    </style:style>
    <style:style style:name="T157_29" style:family="text">
      <style:text-properties fo:font-size="12pt" style:font-size-asian="12pt" style:font-size-complex="12pt"/>
    </style:style>
    <style:style style:name="T157_30" style:family="text">
      <style:text-properties fo:font-size="12pt" style:font-size-asian="12pt" style:font-size-complex="12pt"/>
    </style:style>
    <style:style style:name="T157_31" style:family="text">
      <style:text-properties fo:font-size="12pt" style:font-size-asian="12pt" style:font-size-complex="12pt"/>
    </style:style>
    <style:style style:name="T157_32" style:family="text">
      <style:text-properties fo:font-size="12pt" style:font-size-asian="12pt" style:font-size-complex="12pt"/>
    </style:style>
    <style:style style:name="T157_33" style:family="text">
      <style:text-properties fo:font-size="12pt" style:font-size-asian="12pt" style:font-size-complex="12pt"/>
    </style:style>
    <style:style style:name="T157_34" style:family="text">
      <style:text-properties fo:font-size="12pt" style:font-size-asian="12pt" style:font-size-complex="12pt"/>
    </style:style>
    <style:style style:name="T157_35" style:family="text">
      <style:text-properties fo:font-size="12pt" style:font-size-asian="12pt" style:font-size-complex="12pt"/>
    </style:style>
    <style:style style:name="T157_36" style:family="text">
      <style:text-properties fo:font-size="12pt" style:font-size-asian="12pt" style:font-size-complex="12pt"/>
    </style:style>
    <style:style style:name="T157_37" style:family="text">
      <style:text-properties fo:font-size="12pt" style:font-size-asian="12pt" style:font-size-complex="12pt"/>
    </style:style>
    <style:style style:name="T157_38" style:family="text">
      <style:text-properties fo:font-size="12pt" style:font-size-asian="12pt" style:font-size-complex="12pt"/>
    </style:style>
    <style:style style:name="T157_39" style:family="text">
      <style:text-properties fo:font-size="12pt" style:font-size-asian="12pt" style:font-size-complex="12pt"/>
    </style:style>
    <style:style style:name="T157_40" style:family="text">
      <style:text-properties fo:font-size="12pt" style:font-size-asian="12pt" style:font-size-complex="12pt"/>
    </style:style>
    <style:style style:name="T157_41" style:family="text">
      <style:text-properties fo:font-size="12pt" style:font-size-asian="12pt" style:font-size-complex="12pt"/>
    </style:style>
    <style:style style:name="T157_42" style:family="text">
      <style:text-properties fo:font-size="12pt" style:font-size-asian="12pt" style:font-size-complex="12pt"/>
    </style:style>
    <style:style style:name="T157_43" style:family="text">
      <style:text-properties fo:font-size="12pt" style:font-size-asian="12pt" style:font-size-complex="12pt"/>
    </style:style>
    <style:style style:name="T157_44" style:family="text">
      <style:text-properties fo:font-size="12pt" style:font-size-asian="12pt" style:font-size-complex="12pt"/>
    </style:style>
    <style:style style:name="T157_45" style:family="text">
      <style:text-properties fo:font-size="12pt" style:font-size-asian="12pt" style:font-size-complex="12pt"/>
    </style:style>
    <style:style style:name="T157_46" style:family="text">
      <style:text-properties fo:font-size="12pt" style:font-size-asian="12pt" style:font-size-complex="12pt"/>
    </style:style>
    <style:style style:name="T157_47" style:family="text">
      <style:text-properties fo:font-size="12pt" style:font-size-asian="12pt" style:font-size-complex="12pt"/>
    </style:style>
    <style:style style:name="T157_48" style:family="text">
      <style:text-properties fo:font-size="12pt" style:font-size-asian="12pt" style:font-size-complex="12pt"/>
    </style:style>
    <style:style style:name="T157_49" style:family="text">
      <style:text-properties fo:font-size="12pt" style:font-size-asian="12pt" style:font-size-complex="12pt"/>
    </style:style>
    <style:style style:name="T157_50" style:family="text">
      <style:text-properties fo:font-size="12pt" style:font-size-asian="12pt" style:font-size-complex="12pt"/>
    </style:style>
    <style:style style:name="T157_51" style:family="text">
      <style:text-properties fo:font-size="12pt" style:font-size-asian="12pt" style:font-size-complex="12pt"/>
    </style:style>
    <style:style style:name="T157_52" style:family="text">
      <style:text-properties fo:font-size="12pt" style:font-size-asian="12pt" style:font-size-complex="12pt"/>
    </style:style>
    <style:style style:name="T157_53" style:family="text">
      <style:text-properties fo:font-size="12pt" style:font-size-asian="12pt" style:font-size-complex="12pt"/>
    </style:style>
    <style:style style:name="T157_54" style:family="text">
      <style:text-properties fo:font-size="12pt" style:font-size-asian="12pt" style:font-size-complex="12pt"/>
    </style:style>
    <style:style style:name="T157_55" style:family="text">
      <style:text-properties fo:font-size="12pt" style:font-size-asian="12pt" style:font-size-complex="12pt"/>
    </style:style>
    <style:style style:name="T157_56" style:family="text">
      <style:text-properties fo:font-size="12pt" style:font-size-asian="12pt" style:font-size-complex="12pt"/>
    </style:style>
    <style:style style:name="T157_57" style:family="text">
      <style:text-properties fo:font-size="16pt" style:font-size-asian="16pt" style:font-size-complex="16pt"/>
    </style:style>
    <style:style style:name="T157_58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text-align="justify" fo:break-before="auto" fo:line-height="138%" fo:margin-bottom="0.282cm" style:writing-mode="rl-tb"/>
    </style:style>
    <style:style style:name="T158_1" style:family="text">
      <style:text-properties fo:font-size="16pt" style:font-size-asian="16pt" style:font-size-complex="16pt"/>
    </style:style>
    <style:style style:name="T158_2" style:family="text">
      <style:text-properties fo:font-size="7pt" style:font-size-asian="7pt" style:font-size-complex="7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T158_12" style:family="text">
      <style:text-properties fo:font-size="12pt" style:font-size-asian="12pt" style:font-size-complex="12pt"/>
    </style:style>
    <style:style style:name="T158_13" style:family="text">
      <style:text-properties fo:font-size="16pt" style:font-size-asian="16pt" style:font-size-complex="16pt"/>
    </style:style>
    <style:style style:name="T158_14" style:family="text">
      <style:text-properties fo:font-size="12pt" style:font-size-asian="12pt" style:font-size-complex="12pt"/>
    </style:style>
    <style:style style:name="T158_15" style:family="text">
      <style:text-properties fo:font-size="12pt" style:font-size-asian="12pt" style:font-size-complex="12pt"/>
    </style:style>
    <style:style style:name="T158_16" style:family="text">
      <style:text-properties fo:font-size="12pt" style:font-size-asian="12pt" style:font-size-complex="12pt"/>
    </style:style>
    <style:style style:name="T158_17" style:family="text">
      <style:text-properties fo:font-size="12pt" style:font-size-asian="12pt" style:font-size-complex="12pt"/>
    </style:style>
    <style:style style:name="T158_18" style:family="text">
      <style:text-properties fo:font-size="12pt" style:font-size-asian="12pt" style:font-size-complex="12pt"/>
    </style:style>
    <style:style style:name="T158_19" style:family="text">
      <style:text-properties fo:font-size="12pt" style:font-size-asian="12pt" style:font-size-complex="12pt"/>
    </style:style>
    <style:style style:name="T158_20" style:family="text">
      <style:text-properties fo:font-size="12pt" style:font-size-asian="12pt" style:font-size-complex="12pt"/>
    </style:style>
    <style:style style:name="T158_21" style:family="text">
      <style:text-properties fo:font-size="12pt" style:font-size-asian="12pt" style:font-size-complex="12pt"/>
    </style:style>
    <style:style style:name="T158_22" style:family="text">
      <style:text-properties fo:font-size="12pt" style:font-size-asian="12pt" style:font-size-complex="12pt"/>
    </style:style>
    <style:style style:name="T158_23" style:family="text">
      <style:text-properties fo:font-size="12pt" style:font-size-asian="12pt" style:font-size-complex="12pt"/>
    </style:style>
    <style:style style:name="T158_24" style:family="text">
      <style:text-properties fo:font-size="12pt" style:font-size-asian="12pt" style:font-size-complex="12pt"/>
    </style:style>
    <style:style style:name="T158_25" style:family="text">
      <style:text-properties fo:font-size="12pt" style:font-size-asian="12pt" style:font-size-complex="12pt"/>
    </style:style>
    <style:style style:name="T158_26" style:family="text">
      <style:text-properties fo:font-size="12pt" style:font-size-asian="12pt" style:font-size-complex="12pt"/>
    </style:style>
    <style:style style:name="T158_27" style:family="text">
      <style:text-properties fo:font-size="12pt" style:font-size-asian="12pt" style:font-size-complex="12pt"/>
    </style:style>
    <style:style style:name="T158_28" style:family="text">
      <style:text-properties fo:font-size="12pt" style:font-size-asian="12pt" style:font-size-complex="12pt"/>
    </style:style>
    <style:style style:name="T158_29" style:family="text">
      <style:text-properties fo:font-size="12pt" style:font-size-asian="12pt" style:font-size-complex="12pt"/>
    </style:style>
    <style:style style:name="T158_30" style:family="text">
      <style:text-properties fo:font-size="12pt" style:font-size-asian="12pt" style:font-size-complex="12pt"/>
    </style:style>
    <style:style style:name="T158_31" style:family="text">
      <style:text-properties fo:font-size="12pt" style:font-size-asian="12pt" style:font-size-complex="12pt"/>
    </style:style>
    <style:style style:name="T158_32" style:family="text">
      <style:text-properties fo:font-size="12pt" style:font-size-asian="12pt" style:font-size-complex="12pt"/>
    </style:style>
    <style:style style:name="T158_33" style:family="text">
      <style:text-properties fo:font-size="12pt" style:font-size-asian="12pt" style:font-size-complex="12pt"/>
    </style:style>
    <style:style style:name="T158_34" style:family="text">
      <style:text-properties fo:font-size="12pt" style:font-size-asian="12pt" style:font-size-complex="12pt"/>
    </style:style>
    <style:style style:name="T158_35" style:family="text">
      <style:text-properties fo:font-size="12pt" style:font-size-asian="12pt" style:font-size-complex="12pt"/>
    </style:style>
    <style:style style:name="T158_36" style:family="text">
      <style:text-properties fo:font-size="12pt" style:font-size-asian="12pt" style:font-size-complex="12pt"/>
    </style:style>
    <style:style style:name="T158_37" style:family="text">
      <style:text-properties fo:font-size="12pt" style:font-size-asian="12pt" style:font-size-complex="12pt"/>
    </style:style>
    <style:style style:name="T158_38" style:family="text">
      <style:text-properties fo:font-size="12pt" style:font-size-asian="12pt" style:font-size-complex="12pt"/>
    </style:style>
    <style:style style:name="T158_39" style:family="text">
      <style:text-properties fo:font-size="12pt" style:font-size-asian="12pt" style:font-size-complex="12pt"/>
    </style:style>
    <style:style style:name="T158_40" style:family="text">
      <style:text-properties fo:font-size="12pt" style:font-size-asian="12pt" style:font-size-complex="12pt"/>
    </style:style>
    <style:style style:name="T158_41" style:family="text">
      <style:text-properties fo:font-size="12pt" style:font-size-asian="12pt" style:font-size-complex="12pt"/>
    </style:style>
    <style:style style:name="T158_42" style:family="text">
      <style:text-properties fo:font-size="12pt" style:font-size-asian="12pt" style:font-size-complex="12pt"/>
    </style:style>
    <style:style style:name="T158_43" style:family="text">
      <style:text-properties fo:font-size="12pt" style:font-size-asian="12pt" style:font-size-complex="12pt"/>
    </style:style>
    <style:style style:name="T158_44" style:family="text">
      <style:text-properties fo:font-size="12pt" style:font-size-asian="12pt" style:font-size-complex="12pt"/>
    </style:style>
    <style:style style:name="T158_45" style:family="text">
      <style:text-properties fo:font-size="12pt" style:font-size-asian="12pt" style:font-size-complex="12pt"/>
    </style:style>
    <style:style style:name="T158_46" style:family="text">
      <style:text-properties fo:font-size="12pt" style:font-size-asian="12pt" style:font-size-complex="12pt"/>
    </style:style>
    <style:style style:name="T158_47" style:family="text">
      <style:text-properties fo:font-size="12pt" style:font-size-asian="12pt" style:font-size-complex="12pt"/>
    </style:style>
    <style:style style:name="T158_48" style:family="text">
      <style:text-properties fo:font-size="12pt" style:font-size-asian="12pt" style:font-size-complex="12pt"/>
    </style:style>
    <style:style style:name="T158_49" style:family="text">
      <style:text-properties fo:font-size="12pt" style:font-size-asian="12pt" style:font-size-complex="12pt"/>
    </style:style>
    <style:style style:name="T158_50" style:family="text">
      <style:text-properties fo:font-size="12pt" style:font-size-asian="12pt" style:font-size-complex="12pt"/>
    </style:style>
    <style:style style:name="T158_51" style:family="text">
      <style:text-properties fo:font-size="12pt" style:font-size-asian="12pt" style:font-size-complex="12pt"/>
    </style:style>
    <style:style style:name="T158_52" style:family="text">
      <style:text-properties fo:font-size="12pt" style:font-size-asian="12pt" style:font-size-complex="12pt"/>
    </style:style>
    <style:style style:name="T158_53" style:family="text">
      <style:text-properties fo:font-size="12pt" style:font-size-asian="12pt" style:font-size-complex="12pt"/>
    </style:style>
    <style:style style:name="T158_54" style:family="text">
      <style:text-properties fo:font-size="12pt" style:font-size-asian="12pt" style:font-size-complex="12pt"/>
    </style:style>
    <style:style style:name="T158_55" style:family="text">
      <style:text-properties fo:font-size="12pt" style:font-size-asian="12pt" style:font-size-complex="12pt"/>
    </style:style>
    <style:style style:name="T158_56" style:family="text">
      <style:text-properties fo:font-size="12pt" style:font-size-asian="12pt" style:font-size-complex="12pt"/>
    </style:style>
    <style:style style:name="T158_57" style:family="text">
      <style:text-properties fo:font-size="12pt" style:font-size-asian="12pt" style:font-size-complex="12pt"/>
    </style:style>
    <style:style style:name="T158_58" style:family="text">
      <style:text-properties fo:font-size="12pt" style:font-size-asian="12pt" style:font-size-complex="12pt"/>
    </style:style>
    <style:style style:name="T158_59" style:family="text">
      <style:text-properties fo:font-size="12pt" style:font-size-asian="12pt" style:font-size-complex="12pt"/>
    </style:style>
    <style:style style:name="T158_60" style:family="text">
      <style:text-properties fo:font-size="12pt" style:font-size-asian="12pt" style:font-size-complex="12pt"/>
    </style:style>
    <style:style style:name="T158_61" style:family="text">
      <style:text-properties fo:font-size="12pt" style:font-size-asian="12pt" style:font-size-complex="12pt"/>
    </style:style>
    <style:style style:name="T158_62" style:family="text">
      <style:text-properties fo:font-size="12pt" style:font-size-asian="12pt" style:font-size-complex="12pt"/>
    </style:style>
    <style:style style:name="T158_63" style:family="text">
      <style:text-properties fo:font-size="12pt" style:font-size-asian="12pt" style:font-size-complex="12pt"/>
    </style:style>
    <style:style style:name="T158_64" style:family="text">
      <style:text-properties fo:font-size="12pt" style:font-size-asian="12pt" style:font-size-complex="12pt"/>
    </style:style>
    <style:style style:name="T158_65" style:family="text">
      <style:text-properties fo:font-size="12pt" style:font-size-asian="12pt" style:font-size-complex="12pt"/>
    </style:style>
    <style:style style:name="T158_66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text-align="justify" fo:break-before="auto" fo:line-height="138%" style:writing-mode="rl-tb"/>
    </style:style>
    <style:style style:name="T159_1" style:family="text">
      <style:text-properties fo:font-size="16pt" style:font-size-asian="16pt" style:font-size-complex="16pt"/>
    </style:style>
    <style:style style:name="T159_2" style:family="text">
      <style:text-properties fo:font-size="7pt" style:font-size-asian="7pt" style:font-size-complex="7pt"/>
    </style:style>
    <style:style style:name="T159_3" style:family="text">
      <style:text-properties fo:font-size="12pt" style:font-size-asian="12pt" style:font-size-complex="12pt"/>
    </style:style>
    <style:style style:name="T159_4" style:family="text">
      <style:text-properties fo:font-size="12pt" style:font-size-asian="12pt" style:font-size-complex="12pt"/>
    </style:style>
    <style:style style:name="T159_5" style:family="text">
      <style:text-properties fo:font-size="12pt" style:font-size-asian="12pt" style:font-size-complex="12pt"/>
    </style:style>
    <style:style style:name="T159_6" style:family="text">
      <style:text-properties fo:font-size="12pt" style:font-size-asian="12pt" style:font-size-complex="12pt"/>
    </style:style>
    <style:style style:name="T159_7" style:family="text">
      <style:text-properties fo:font-size="12pt" style:font-size-asian="12pt" style:font-size-complex="12pt"/>
    </style:style>
    <style:style style:name="T159_8" style:family="text">
      <style:text-properties fo:font-size="12pt" style:font-size-asian="12pt" style:font-size-complex="12pt"/>
    </style:style>
    <style:style style:name="T159_9" style:family="text">
      <style:text-properties fo:font-size="12pt" style:font-size-asian="12pt" style:font-size-complex="12pt"/>
    </style:style>
    <style:style style:name="T159_10" style:family="text">
      <style:text-properties fo:font-size="12pt" style:font-size-asian="12pt" style:font-size-complex="12pt"/>
    </style:style>
    <style:style style:name="T159_11" style:family="text">
      <style:text-properties fo:font-size="12pt" style:font-size-asian="12pt" style:font-size-complex="12pt"/>
    </style:style>
    <style:style style:name="T159_12" style:family="text">
      <style:text-properties fo:font-size="12pt" style:font-size-asian="12pt" style:font-size-complex="12pt"/>
    </style:style>
    <style:style style:name="T159_13" style:family="text">
      <style:text-properties fo:font-size="12pt" style:font-size-asian="12pt" style:font-size-complex="12pt"/>
    </style:style>
    <style:style style:name="T159_14" style:family="text">
      <style:text-properties fo:font-size="12pt" style:font-size-asian="12pt" style:font-size-complex="12pt"/>
    </style:style>
    <style:style style:name="T159_15" style:family="text">
      <style:text-properties fo:font-size="12pt" style:font-size-asian="12pt" style:font-size-complex="12pt"/>
    </style:style>
    <style:style style:name="T159_16" style:family="text">
      <style:text-properties fo:font-size="12pt" style:font-size-asian="12pt" style:font-size-complex="12pt"/>
    </style:style>
    <style:style style:name="T159_17" style:family="text">
      <style:text-properties fo:font-size="12pt" style:font-size-asian="12pt" style:font-size-complex="12pt"/>
    </style:style>
    <style:style style:name="T159_18" style:family="text">
      <style:text-properties fo:font-size="12pt" style:font-size-asian="12pt" style:font-size-complex="12pt"/>
    </style:style>
    <style:style style:name="T159_19" style:family="text">
      <style:text-properties fo:font-size="12pt" style:font-size-asian="12pt" style:font-size-complex="12pt"/>
    </style:style>
    <style:style style:name="T159_20" style:family="text">
      <style:text-properties fo:font-size="12pt" style:font-size-asian="12pt" style:font-size-complex="12pt"/>
    </style:style>
    <style:style style:name="T159_21" style:family="text">
      <style:text-properties fo:font-size="12pt" style:font-size-asian="12pt" style:font-size-complex="12pt"/>
    </style:style>
    <style:style style:name="T159_22" style:family="text">
      <style:text-properties fo:font-size="12pt" style:font-size-asian="12pt" style:font-size-complex="12pt"/>
    </style:style>
    <style:style style:name="T159_23" style:family="text">
      <style:text-properties fo:font-size="12pt" style:font-size-asian="12pt" style:font-size-complex="12pt"/>
    </style:style>
    <style:style style:name="T159_24" style:family="text">
      <style:text-properties fo:font-size="12pt" style:font-size-asian="12pt" style:font-size-complex="12pt"/>
    </style:style>
    <style:style style:name="T159_25" style:family="text">
      <style:text-properties fo:font-size="12pt" style:font-size-asian="12pt" style:font-size-complex="12pt"/>
    </style:style>
    <style:style style:name="T159_26" style:family="text">
      <style:text-properties fo:font-size="12pt" style:font-size-asian="12pt" style:font-size-complex="12pt"/>
    </style:style>
    <style:style style:name="P160" style:family="paragraph" style:parent-style-name="Heading_20_3">
      <style:paragraph-properties fo:text-align="justify" fo:break-before="auto" fo:line-height="138%" fo:margin-top="0.494cm" style:writing-mode="rl-tb"/>
    </style:style>
    <style:style style:name="T160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60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61" style:family="paragraph" style:parent-style-name="Standard">
      <style:paragraph-properties fo:text-align="justify" fo:break-before="auto" fo:line-height="138%" style:writing-mode="rl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T161_11" style:family="text">
      <style:text-properties fo:font-size="12pt" style:font-size-asian="12pt" style:font-size-complex="12pt"/>
    </style:style>
    <style:style style:name="T161_12" style:family="text">
      <style:text-properties fo:font-size="12pt" style:font-size-asian="12pt" style:font-size-complex="12pt"/>
    </style:style>
    <style:style style:name="T161_13" style:family="text">
      <style:text-properties fo:font-size="12pt" style:font-size-asian="12pt" style:font-size-complex="12pt"/>
    </style:style>
    <style:style style:name="T161_14" style:family="text">
      <style:text-properties fo:font-size="12pt" style:font-size-asian="12pt" style:font-size-complex="12pt"/>
    </style:style>
    <style:style style:name="T161_15" style:family="text">
      <style:text-properties fo:font-size="12pt" style:font-size-asian="12pt" style:font-size-complex="12pt"/>
    </style:style>
    <style:style style:name="T161_16" style:family="text">
      <style:text-properties fo:font-size="12pt" style:font-size-asian="12pt" style:font-size-complex="12pt"/>
    </style:style>
    <style:style style:name="T161_17" style:family="text">
      <style:text-properties fo:font-size="12pt" style:font-size-asian="12pt" style:font-size-complex="12pt"/>
    </style:style>
    <style:style style:name="T161_18" style:family="text">
      <style:text-properties fo:font-size="12pt" style:font-size-asian="12pt" style:font-size-complex="12pt"/>
    </style:style>
    <style:style style:name="T161_19" style:family="text">
      <style:text-properties fo:font-size="12pt" style:font-size-asian="12pt" style:font-size-complex="12pt"/>
    </style:style>
    <style:style style:name="T161_20" style:family="text">
      <style:text-properties fo:font-size="12pt" style:font-size-asian="12pt" style:font-size-complex="12pt"/>
    </style:style>
    <style:style style:name="T161_21" style:family="text">
      <style:text-properties fo:font-size="12pt" style:font-size-asian="12pt" style:font-size-complex="12pt"/>
    </style:style>
    <style:style style:name="T161_22" style:family="text">
      <style:text-properties fo:font-size="12pt" style:font-size-asian="12pt" style:font-size-complex="12pt"/>
    </style:style>
    <style:style style:name="T161_23" style:family="text">
      <style:text-properties fo:font-size="12pt" style:font-size-asian="12pt" style:font-size-complex="12pt"/>
    </style:style>
    <style:style style:name="T161_24" style:family="text">
      <style:text-properties fo:font-size="12pt" style:font-size-asian="12pt" style:font-size-complex="12pt"/>
    </style:style>
    <style:style style:name="T161_25" style:family="text">
      <style:text-properties fo:font-size="12pt" style:font-size-asian="12pt" style:font-size-complex="12pt"/>
    </style:style>
    <style:style style:name="T161_26" style:family="text">
      <style:text-properties fo:font-size="12pt" style:font-size-asian="12pt" style:font-size-complex="12pt"/>
    </style:style>
    <style:style style:name="T161_27" style:family="text">
      <style:text-properties fo:font-size="12pt" style:font-size-asian="12pt" style:font-size-complex="12pt"/>
    </style:style>
    <style:style style:name="T161_28" style:family="text">
      <style:text-properties fo:font-size="12pt" style:font-size-asian="12pt" style:font-size-complex="12pt"/>
    </style:style>
    <style:style style:name="T161_29" style:family="text">
      <style:text-properties fo:font-size="12pt" style:font-size-asian="12pt" style:font-size-complex="12pt"/>
    </style:style>
    <style:style style:name="T161_30" style:family="text">
      <style:text-properties fo:font-size="12pt" style:font-size-asian="12pt" style:font-size-complex="12pt"/>
    </style:style>
    <style:style style:name="T161_31" style:family="text">
      <style:text-properties fo:font-size="12pt" style:font-size-asian="12pt" style:font-size-complex="12pt"/>
    </style:style>
    <style:style style:name="T161_32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text-align="justify" fo:break-before="auto" fo:line-height="138%" style:writing-mode="rl-tb"/>
    </style:style>
    <style:style style:name="T162_1" style:family="text">
      <style:text-properties fo:font-size="12pt" style:font-size-asian="12pt" style:font-size-complex="12pt"/>
    </style:style>
    <style:style style:name="T162_2" style:family="text">
      <style:text-properties fo:font-size="12pt" style:font-size-asian="12pt" style:font-size-complex="12pt"/>
    </style:style>
    <style:style style:name="T162_3" style:family="text">
      <style:text-properties fo:font-size="12pt" style:font-size-asian="12pt" style:font-size-complex="12pt"/>
    </style:style>
    <style:style style:name="T162_4" style:family="text">
      <style:text-properties fo:font-size="12pt" style:font-size-asian="12pt" style:font-size-complex="12pt"/>
    </style:style>
    <style:style style:name="T162_5" style:family="text"/>
    <style:style style:name="T162_6" style:family="text">
      <style:text-properties fo:font-size="12pt" style:font-size-asian="12pt" style:font-size-complex="12pt"/>
    </style:style>
    <style:style style:name="T162_7" style:family="text"/>
    <style:style style:name="T162_8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9" style:family="text"/>
    <style:style style:name="T162_10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11" style:family="text"/>
    <style:style style:name="T162_12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13" style:family="text"/>
    <style:style style:name="T162_14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15" style:family="text"/>
    <style:style style:name="T162_16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17" style:family="text"/>
    <style:style style:name="T162_18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19" style:family="text"/>
    <style:style style:name="T162_20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21" style:family="text"/>
    <style:style style:name="T162_22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23" style:family="text"/>
    <style:style style:name="T162_24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25" style:family="text"/>
    <style:style style:name="T162_26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27" style:family="text"/>
    <style:style style:name="T162_28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29" style:family="text"/>
    <style:style style:name="T162_30" style:family="text">
      <style:text-properties fo:color="#1155cc" fo:font-size="16pt" style:font-size-asian="16pt" style:font-size-complex="16pt" style:text-underline-style="solid" style:text-underline-color="font-color"/>
    </style:style>
    <style:style style:name="T162_31" style:family="text"/>
    <style:style style:name="T162_32" style:family="text">
      <style:text-properties fo:color="#1155cc" fo:font-size="16pt" style:font-size-asian="16pt" style:font-size-complex="16pt" style:text-underline-style="solid" style:text-underline-color="font-color"/>
    </style:style>
    <style:style style:name="P163" style:family="paragraph" style:parent-style-name="Heading_20_2">
      <style:paragraph-properties fo:text-align="justify" fo:break-before="auto" fo:line-height="138%" fo:margin-bottom="0.141cm" style:writing-mode="rl-tb"/>
    </style:style>
    <style:style style:name="T163_1" style:family="text">
      <style:text-properties fo:font-size="17pt" style:font-size-asian="17pt" style:font-size-complex="17pt" fo:font-weight="bold" style:font-weight-asian="bold" style:font-weight-complex="bold"/>
    </style:style>
    <style:style style:name="T163_2" style:family="text">
      <style:text-properties fo:font-size="17pt" style:font-size-asian="17pt" style:font-size-complex="17pt" fo:font-weight="bold" style:font-weight-asian="bold" style:font-weight-complex="bold"/>
    </style:style>
    <style:style style:name="T163_3" style:family="text">
      <style:text-properties fo:font-size="17pt" style:font-size-asian="17pt" style:font-size-complex="17pt" fo:font-weight="bold" style:font-weight-asian="bold" style:font-weight-complex="bold"/>
    </style:style>
    <style:style style:name="T163_4" style:family="text">
      <style:text-properties fo:font-size="17pt" style:font-size-asian="17pt" style:font-size-complex="17pt" fo:font-weight="bold" style:font-weight-asian="bold" style:font-weight-complex="bold"/>
    </style:style>
    <style:style style:name="P164" style:family="paragraph" style:parent-style-name="Standard">
      <style:paragraph-properties fo:text-align="justify" fo:break-before="auto" fo:line-height="138%" style:writing-mode="rl-tb"/>
    </style:style>
    <style:style style:name="T164_1" style:family="text">
      <style:text-properties fo:font-size="12pt" style:font-size-asian="12pt" style:font-size-complex="12pt"/>
    </style:style>
    <style:style style:name="T164_2" style:family="text">
      <style:text-properties fo:font-size="12pt" style:font-size-asian="12pt" style:font-size-complex="12pt"/>
    </style:style>
    <style:style style:name="T164_3" style:family="text">
      <style:text-properties fo:font-size="12pt" style:font-size-asian="12pt" style:font-size-complex="12pt"/>
    </style:style>
    <style:style style:name="T164_4" style:family="text">
      <style:text-properties fo:font-size="12pt" style:font-size-asian="12pt" style:font-size-complex="12pt"/>
    </style:style>
    <style:style style:name="T164_5" style:family="text">
      <style:text-properties fo:font-size="12pt" style:font-size-asian="12pt" style:font-size-complex="12pt"/>
    </style:style>
    <style:style style:name="T164_6" style:family="text">
      <style:text-properties fo:font-size="12pt" style:font-size-asian="12pt" style:font-size-complex="12pt"/>
    </style:style>
    <style:style style:name="T164_7" style:family="text">
      <style:text-properties fo:font-size="12pt" style:font-size-asian="12pt" style:font-size-complex="12pt"/>
    </style:style>
    <style:style style:name="T164_8" style:family="text">
      <style:text-properties fo:font-size="12pt" style:font-size-asian="12pt" style:font-size-complex="12pt"/>
    </style:style>
    <style:style style:name="T164_9" style:family="text">
      <style:text-properties fo:font-size="12pt" style:font-size-asian="12pt" style:font-size-complex="12pt"/>
    </style:style>
    <style:style style:name="T164_10" style:family="text">
      <style:text-properties fo:font-size="12pt" style:font-size-asian="12pt" style:font-size-complex="12pt"/>
    </style:style>
    <style:style style:name="T164_11" style:family="text">
      <style:text-properties fo:font-size="12pt" style:font-size-asian="12pt" style:font-size-complex="12pt"/>
    </style:style>
    <style:style style:name="T164_12" style:family="text">
      <style:text-properties fo:font-size="12pt" style:font-size-asian="12pt" style:font-size-complex="12pt"/>
    </style:style>
    <style:style style:name="T164_13" style:family="text">
      <style:text-properties fo:font-size="12pt" style:font-size-asian="12pt" style:font-size-complex="12pt"/>
    </style:style>
    <style:style style:name="T164_14" style:family="text">
      <style:text-properties fo:font-size="12pt" style:font-size-asian="12pt" style:font-size-complex="12pt"/>
    </style:style>
    <style:style style:name="T164_15" style:family="text">
      <style:text-properties fo:font-size="12pt" style:font-size-asian="12pt" style:font-size-complex="12pt"/>
    </style:style>
    <style:style style:name="T164_16" style:family="text">
      <style:text-properties fo:font-size="12pt" style:font-size-asian="12pt" style:font-size-complex="12pt"/>
    </style:style>
    <style:style style:name="T164_17" style:family="text">
      <style:text-properties fo:font-size="12pt" style:font-size-asian="12pt" style:font-size-complex="12pt"/>
    </style:style>
    <style:style style:name="T164_18" style:family="text">
      <style:text-properties fo:font-size="12pt" style:font-size-asian="12pt" style:font-size-complex="12pt"/>
    </style:style>
    <style:style style:name="T164_19" style:family="text">
      <style:text-properties fo:font-size="12pt" style:font-size-asian="12pt" style:font-size-complex="12pt"/>
    </style:style>
    <style:style style:name="T164_20" style:family="text">
      <style:text-properties fo:font-size="12pt" style:font-size-asian="12pt" style:font-size-complex="12pt"/>
    </style:style>
    <style:style style:name="T164_21" style:family="text">
      <style:text-properties fo:font-size="12pt" style:font-size-asian="12pt" style:font-size-complex="12pt"/>
    </style:style>
    <style:style style:name="T164_22" style:family="text">
      <style:text-properties fo:font-size="12pt" style:font-size-asian="12pt" style:font-size-complex="12pt"/>
    </style:style>
    <style:style style:name="T164_23" style:family="text">
      <style:text-properties fo:font-size="12pt" style:font-size-asian="12pt" style:font-size-complex="12pt"/>
    </style:style>
    <style:style style:name="T164_24" style:family="text">
      <style:text-properties fo:font-size="12pt" style:font-size-asian="12pt" style:font-size-complex="12pt"/>
    </style:style>
    <style:style style:name="T164_25" style:family="text">
      <style:text-properties fo:font-size="12pt" style:font-size-asian="12pt" style:font-size-complex="12pt"/>
    </style:style>
    <style:style style:name="T164_26" style:family="text">
      <style:text-properties fo:font-size="12pt" style:font-size-asian="12pt" style:font-size-complex="12pt"/>
    </style:style>
    <style:style style:name="T164_27" style:family="text">
      <style:text-properties fo:font-size="12pt" style:font-size-asian="12pt" style:font-size-complex="12pt"/>
    </style:style>
    <style:style style:name="T164_28" style:family="text">
      <style:text-properties fo:font-size="12pt" style:font-size-asian="12pt" style:font-size-complex="12pt"/>
    </style:style>
    <style:style style:name="T164_29" style:family="text">
      <style:text-properties fo:font-size="12pt" style:font-size-asian="12pt" style:font-size-complex="12pt"/>
    </style:style>
    <style:style style:name="T164_30" style:family="text">
      <style:text-properties fo:font-size="12pt" style:font-size-asian="12pt" style:font-size-complex="12pt"/>
    </style:style>
    <style:style style:name="T164_31" style:family="text">
      <style:text-properties fo:font-size="12pt" style:font-size-asian="12pt" style:font-size-complex="12pt"/>
    </style:style>
    <style:style style:name="T164_32" style:family="text">
      <style:text-properties fo:font-size="12pt" style:font-size-asian="12pt" style:font-size-complex="12pt"/>
    </style:style>
    <style:style style:name="T164_33" style:family="text">
      <style:text-properties fo:font-size="12pt" style:font-size-asian="12pt" style:font-size-complex="12pt"/>
    </style:style>
    <style:style style:name="T164_34" style:family="text">
      <style:text-properties fo:font-size="12pt" style:font-size-asian="12pt" style:font-size-complex="12pt"/>
    </style:style>
    <style:style style:name="T164_35" style:family="text">
      <style:text-properties fo:font-size="12pt" style:font-size-asian="12pt" style:font-size-complex="12pt"/>
    </style:style>
    <style:style style:name="T164_36" style:family="text">
      <style:text-properties fo:font-size="12pt" style:font-size-asian="12pt" style:font-size-complex="12pt"/>
    </style:style>
    <style:style style:name="T164_37" style:family="text">
      <style:text-properties fo:font-size="12pt" style:font-size-asian="12pt" style:font-size-complex="12pt"/>
    </style:style>
    <style:style style:name="T164_38" style:family="text">
      <style:text-properties fo:font-size="12pt" style:font-size-asian="12pt" style:font-size-complex="12pt"/>
    </style:style>
    <style:style style:name="T164_39" style:family="text">
      <style:text-properties fo:font-size="12pt" style:font-size-asian="12pt" style:font-size-complex="12pt"/>
    </style:style>
    <style:style style:name="T164_40" style:family="text">
      <style:text-properties fo:font-size="12pt" style:font-size-asian="12pt" style:font-size-complex="12pt"/>
    </style:style>
    <style:style style:name="T164_41" style:family="text">
      <style:text-properties fo:font-size="12pt" style:font-size-asian="12pt" style:font-size-complex="12pt"/>
    </style:style>
    <style:style style:name="T164_42" style:family="text">
      <style:text-properties fo:font-size="12pt" style:font-size-asian="12pt" style:font-size-complex="12pt"/>
    </style:style>
    <style:style style:name="T164_43" style:family="text">
      <style:text-properties fo:font-size="12pt" style:font-size-asian="12pt" style:font-size-complex="12pt"/>
    </style:style>
    <style:style style:name="T164_44" style:family="text">
      <style:text-properties fo:font-size="12pt" style:font-size-asian="12pt" style:font-size-complex="12pt"/>
    </style:style>
    <style:style style:name="T164_45" style:family="text">
      <style:text-properties fo:font-size="12pt" style:font-size-asian="12pt" style:font-size-complex="12pt"/>
    </style:style>
    <style:style style:name="T164_46" style:family="text">
      <style:text-properties fo:font-size="12pt" style:font-size-asian="12pt" style:font-size-complex="12pt"/>
    </style:style>
    <style:style style:name="T164_47" style:family="text">
      <style:text-properties fo:font-size="12pt" style:font-size-asian="12pt" style:font-size-complex="12pt"/>
    </style:style>
    <style:style style:name="T164_48" style:family="text">
      <style:text-properties fo:font-size="12pt" style:font-size-asian="12pt" style:font-size-complex="12pt"/>
    </style:style>
    <style:style style:name="Table21" style:family="table">
      <style:table-properties table:align="right" style:width="15.69cm" fo:margin-left="0.82cm" style:writing-mode="rl-tb"/>
    </style:style>
    <style:style style:name="Column21" style:family="table-column">
      <style:table-column-properties style:column-width="15.69cm"/>
    </style:style>
    <style:style style:name="Row21" style:family="table-row"/>
    <style:style style:name="Cell21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65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line-height="138%" style:writing-mode="rl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T166_24" style:family="text">
      <style:text-properties fo:font-size="12pt" style:font-size-asian="12pt" style:font-size-complex="12pt"/>
    </style:style>
    <style:style style:name="T166_25" style:family="text">
      <style:text-properties fo:font-size="12pt" style:font-size-asian="12pt" style:font-size-complex="12pt"/>
    </style:style>
    <style:style style:name="T166_26" style:family="text">
      <style:text-properties fo:font-size="12pt" style:font-size-asian="12pt" style:font-size-complex="12pt"/>
    </style:style>
    <style:style style:name="T166_27" style:family="text">
      <style:text-properties fo:font-size="12pt" style:font-size-asian="12pt" style:font-size-complex="12pt"/>
    </style:style>
    <style:style style:name="T166_28" style:family="text">
      <style:text-properties fo:font-size="12pt" style:font-size-asian="12pt" style:font-size-complex="12pt"/>
    </style:style>
    <style:style style:name="T166_29" style:family="text">
      <style:text-properties fo:font-size="12pt" style:font-size-asian="12pt" style:font-size-complex="12pt"/>
    </style:style>
    <style:style style:name="T166_30" style:family="text">
      <style:text-properties fo:font-size="12pt" style:font-size-asian="12pt" style:font-size-complex="12pt"/>
    </style:style>
    <style:style style:name="T166_31" style:family="text">
      <style:text-properties fo:font-size="12pt" style:font-size-asian="12pt" style:font-size-complex="12pt"/>
    </style:style>
    <style:style style:name="T166_32" style:family="text">
      <style:text-properties fo:font-size="12pt" style:font-size-asian="12pt" style:font-size-complex="12pt"/>
    </style:style>
    <style:style style:name="T166_33" style:family="text">
      <style:text-properties fo:font-size="12pt" style:font-size-asian="12pt" style:font-size-complex="12pt"/>
    </style:style>
    <style:style style:name="T166_34" style:family="text">
      <style:text-properties fo:font-size="12pt" style:font-size-asian="12pt" style:font-size-complex="12pt"/>
    </style:style>
    <style:style style:name="T166_35" style:family="text">
      <style:text-properties fo:font-size="12pt" style:font-size-asian="12pt" style:font-size-complex="12pt"/>
    </style:style>
    <style:style style:name="T166_36" style:family="text">
      <style:text-properties fo:font-size="12pt" style:font-size-asian="12pt" style:font-size-complex="12pt"/>
    </style:style>
    <style:style style:name="T166_37" style:family="text">
      <style:text-properties fo:font-size="12pt" style:font-size-asian="12pt" style:font-size-complex="12pt"/>
    </style:style>
    <style:style style:name="T166_38" style:family="text">
      <style:text-properties fo:font-size="12pt" style:font-size-asian="12pt" style:font-size-complex="12pt"/>
    </style:style>
    <style:style style:name="T166_39" style:family="text">
      <style:text-properties fo:font-size="12pt" style:font-size-asian="12pt" style:font-size-complex="12pt"/>
    </style:style>
    <style:style style:name="T166_40" style:family="text">
      <style:text-properties fo:font-size="12pt" style:font-size-asian="12pt" style:font-size-complex="12pt"/>
    </style:style>
    <style:style style:name="T166_41" style:family="text">
      <style:text-properties fo:font-size="12pt" style:font-size-asian="12pt" style:font-size-complex="12pt"/>
    </style:style>
    <style:style style:name="T166_42" style:family="text">
      <style:text-properties fo:font-size="12pt" style:font-size-asian="12pt" style:font-size-complex="12pt"/>
    </style:style>
    <style:style style:name="T166_43" style:family="text">
      <style:text-properties fo:font-size="12pt" style:font-size-asian="12pt" style:font-size-complex="12pt"/>
    </style:style>
    <style:style style:name="T166_44" style:family="text">
      <style:text-properties fo:font-size="12pt" style:font-size-asian="12pt" style:font-size-complex="12pt"/>
    </style:style>
    <style:style style:name="T166_45" style:family="text">
      <style:text-properties fo:font-size="12pt" style:font-size-asian="12pt" style:font-size-complex="12pt"/>
    </style:style>
    <style:style style:name="T166_46" style:family="text">
      <style:text-properties fo:font-size="12pt" style:font-size-asian="12pt" style:font-size-complex="12pt"/>
    </style:style>
    <style:style style:name="T166_47" style:family="text">
      <style:text-properties fo:font-size="12pt" style:font-size-asian="12pt" style:font-size-complex="12pt"/>
    </style:style>
    <style:style style:name="T166_48" style:family="text">
      <style:text-properties fo:font-size="12pt" style:font-size-asian="12pt" style:font-size-complex="12pt"/>
    </style:style>
    <style:style style:name="T166_49" style:family="text">
      <style:text-properties fo:font-size="12pt" style:font-size-asian="12pt" style:font-size-complex="12pt"/>
    </style:style>
    <style:style style:name="T166_50" style:family="text">
      <style:text-properties fo:font-size="12pt" style:font-size-asian="12pt" style:font-size-complex="12pt"/>
    </style:style>
    <style:style style:name="T166_51" style:family="text">
      <style:text-properties fo:font-size="12pt" style:font-size-asian="12pt" style:font-size-complex="12pt"/>
    </style:style>
    <style:style style:name="T166_52" style:family="text">
      <style:text-properties fo:font-size="12pt" style:font-size-asian="12pt" style:font-size-complex="12pt"/>
    </style:style>
    <style:style style:name="T166_53" style:family="text">
      <style:text-properties fo:font-size="12pt" style:font-size-asian="12pt" style:font-size-complex="12pt"/>
    </style:style>
    <style:style style:name="T166_54" style:family="text">
      <style:text-properties fo:font-size="12pt" style:font-size-asian="12pt" style:font-size-complex="12pt"/>
    </style:style>
    <style:style style:name="T166_55" style:family="text">
      <style:text-properties fo:font-size="12pt" style:font-size-asian="12pt" style:font-size-complex="12pt"/>
    </style:style>
    <style:style style:name="T166_56" style:family="text">
      <style:text-properties fo:font-size="12pt" style:font-size-asian="12pt" style:font-size-complex="12pt"/>
    </style:style>
    <style:style style:name="T166_57" style:family="text">
      <style:text-properties fo:font-size="12pt" style:font-size-asian="12pt" style:font-size-complex="12pt"/>
    </style:style>
    <style:style style:name="T166_58" style:family="text">
      <style:text-properties fo:font-size="12pt" style:font-size-asian="12pt" style:font-size-complex="12pt"/>
    </style:style>
    <style:style style:name="T166_59" style:family="text">
      <style:text-properties fo:font-size="12pt" style:font-size-asian="12pt" style:font-size-complex="12pt"/>
    </style:style>
    <style:style style:name="T166_60" style:family="text">
      <style:text-properties fo:font-size="12pt" style:font-size-asian="12pt" style:font-size-complex="12pt"/>
    </style:style>
    <style:style style:name="T166_61" style:family="text">
      <style:text-properties fo:font-size="12pt" style:font-size-asian="12pt" style:font-size-complex="12pt"/>
    </style:style>
    <style:style style:name="T166_62" style:family="text">
      <style:text-properties fo:font-size="12pt" style:font-size-asian="12pt" style:font-size-complex="12pt"/>
    </style:style>
    <style:style style:name="T166_63" style:family="text">
      <style:text-properties fo:font-size="12pt" style:font-size-asian="12pt" style:font-size-complex="12pt"/>
    </style:style>
    <style:style style:name="T166_64" style:family="text">
      <style:text-properties fo:font-size="12pt" style:font-size-asian="12pt" style:font-size-complex="12pt"/>
    </style:style>
    <style:style style:name="T166_65" style:family="text">
      <style:text-properties fo:font-size="16pt" style:font-size-asian="16pt" style:font-size-complex="16pt"/>
    </style:style>
    <style:style style:name="T166_66" style:family="text">
      <style:text-properties fo:font-size="12pt" style:font-size-asian="12pt" style:font-size-complex="12pt"/>
    </style:style>
    <style:style style:name="T166_67" style:family="text">
      <style:text-properties fo:font-size="12pt" style:font-size-asian="12pt" style:font-size-complex="12pt"/>
    </style:style>
    <style:style style:name="T166_68" style:family="text">
      <style:text-properties fo:font-size="12pt" style:font-size-asian="12pt" style:font-size-complex="12pt"/>
    </style:style>
    <style:style style:name="T166_69" style:family="text">
      <style:text-properties fo:font-size="12pt" style:font-size-asian="12pt" style:font-size-complex="12pt"/>
    </style:style>
    <style:style style:name="T166_70" style:family="text">
      <style:text-properties fo:font-size="12pt" style:font-size-asian="12pt" style:font-size-complex="12pt"/>
    </style:style>
    <style:style style:name="T166_71" style:family="text">
      <style:text-properties fo:font-size="12pt" style:font-size-asian="12pt" style:font-size-complex="12pt"/>
    </style:style>
    <style:style style:name="T166_72" style:family="text">
      <style:text-properties fo:font-size="12pt" style:font-size-asian="12pt" style:font-size-complex="12pt"/>
    </style:style>
    <style:style style:name="T166_73" style:family="text">
      <style:text-properties fo:font-size="12pt" style:font-size-asian="12pt" style:font-size-complex="12pt"/>
    </style:style>
    <style:style style:name="T166_74" style:family="text">
      <style:text-properties fo:font-size="12pt" style:font-size-asian="12pt" style:font-size-complex="12pt"/>
    </style:style>
    <style:style style:name="T166_75" style:family="text">
      <style:text-properties fo:font-size="12pt" style:font-size-asian="12pt" style:font-size-complex="12pt"/>
    </style:style>
    <style:style style:name="T166_76" style:family="text">
      <style:text-properties fo:font-size="12pt" style:font-size-asian="12pt" style:font-size-complex="12pt"/>
    </style:style>
    <style:style style:name="T166_77" style:family="text">
      <style:text-properties fo:font-size="12pt" style:font-size-asian="12pt" style:font-size-complex="12pt"/>
    </style:style>
    <style:style style:name="T166_78" style:family="text">
      <style:text-properties fo:font-size="12pt" style:font-size-asian="12pt" style:font-size-complex="12pt"/>
    </style:style>
    <style:style style:name="T166_79" style:family="text">
      <style:text-properties fo:font-size="12pt" style:font-size-asian="12pt" style:font-size-complex="12pt"/>
    </style:style>
    <style:style style:name="T166_80" style:family="text">
      <style:text-properties fo:font-size="12pt" style:font-size-asian="12pt" style:font-size-complex="12pt"/>
    </style:style>
    <style:style style:name="T166_81" style:family="text">
      <style:text-properties fo:font-size="12pt" style:font-size-asian="12pt" style:font-size-complex="12pt"/>
    </style:style>
    <style:style style:name="T166_82" style:family="text">
      <style:text-properties fo:font-size="12pt" style:font-size-asian="12pt" style:font-size-complex="12pt"/>
    </style:style>
    <style:style style:name="T166_83" style:family="text">
      <style:text-properties fo:font-size="12pt" style:font-size-asian="12pt" style:font-size-complex="12pt"/>
    </style:style>
    <style:style style:name="T166_84" style:family="text">
      <style:text-properties fo:font-size="12pt" style:font-size-asian="12pt" style:font-size-complex="12pt"/>
    </style:style>
    <style:style style:name="T166_85" style:family="text">
      <style:text-properties fo:font-size="12pt" style:font-size-asian="12pt" style:font-size-complex="12pt"/>
    </style:style>
    <style:style style:name="T166_86" style:family="text">
      <style:text-properties fo:font-size="12pt" style:font-size-asian="12pt" style:font-size-complex="12pt"/>
    </style:style>
    <style:style style:name="T166_87" style:family="text">
      <style:text-properties fo:font-size="12pt" style:font-size-asian="12pt" style:font-size-complex="12pt"/>
    </style:style>
    <style:style style:name="T166_88" style:family="text">
      <style:text-properties fo:font-size="12pt" style:font-size-asian="12pt" style:font-size-complex="12pt"/>
    </style:style>
    <style:style style:name="T166_89" style:family="text">
      <style:text-properties fo:font-size="12pt" style:font-size-asian="12pt" style:font-size-complex="12pt"/>
    </style:style>
    <style:style style:name="T166_90" style:family="text">
      <style:text-properties fo:font-size="12pt" style:font-size-asian="12pt" style:font-size-complex="12pt"/>
    </style:style>
    <style:style style:name="T166_91" style:family="text">
      <style:text-properties fo:font-size="12pt" style:font-size-asian="12pt" style:font-size-complex="12pt"/>
    </style:style>
    <style:style style:name="T166_92" style:family="text">
      <style:text-properties fo:font-size="12pt" style:font-size-asian="12pt" style:font-size-complex="12pt"/>
    </style:style>
    <style:style style:name="T166_93" style:family="text">
      <style:text-properties fo:font-size="12pt" style:font-size-asian="12pt" style:font-size-complex="12pt"/>
    </style:style>
    <style:style style:name="T166_94" style:family="text">
      <style:text-properties fo:font-size="12pt" style:font-size-asian="12pt" style:font-size-complex="12pt"/>
    </style:style>
    <style:style style:name="T166_95" style:family="text">
      <style:text-properties fo:font-size="12pt" style:font-size-asian="12pt" style:font-size-complex="12pt"/>
    </style:style>
    <style:style style:name="T166_96" style:family="text">
      <style:text-properties fo:font-size="12pt" style:font-size-asian="12pt" style:font-size-complex="12pt"/>
    </style:style>
    <style:style style:name="T166_97" style:family="text">
      <style:text-properties fo:font-size="12pt" style:font-size-asian="12pt" style:font-size-complex="12pt"/>
    </style:style>
    <style:style style:name="T166_98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text-align="justify" fo:break-before="auto" fo:line-height="138%" style:writing-mode="rl-tb"/>
    </style:style>
    <style:style style:name="T167_1" style:family="text">
      <style:text-properties fo:font-size="12pt" style:font-size-asian="12pt" style:font-size-complex="12pt"/>
    </style:style>
    <style:style style:name="T167_2" style:family="text">
      <style:text-properties fo:font-size="12pt" style:font-size-asian="12pt" style:font-size-complex="12pt"/>
    </style:style>
    <style:style style:name="T167_3" style:family="text">
      <style:text-properties fo:font-size="12pt" style:font-size-asian="12pt" style:font-size-complex="12pt"/>
    </style:style>
    <style:style style:name="T167_4" style:family="text">
      <style:text-properties fo:font-size="12pt" style:font-size-asian="12pt" style:font-size-complex="12pt"/>
    </style:style>
    <style:style style:name="T167_5" style:family="text">
      <style:text-properties fo:font-size="12pt" style:font-size-asian="12pt" style:font-size-complex="12pt"/>
    </style:style>
    <style:style style:name="T167_6" style:family="text">
      <style:text-properties fo:font-size="12pt" style:font-size-asian="12pt" style:font-size-complex="12pt"/>
    </style:style>
    <style:style style:name="T167_7" style:family="text">
      <style:text-properties fo:font-size="12pt" style:font-size-asian="12pt" style:font-size-complex="12pt"/>
    </style:style>
    <style:style style:name="T167_8" style:family="text">
      <style:text-properties fo:font-size="12pt" style:font-size-asian="12pt" style:font-size-complex="12pt"/>
    </style:style>
    <style:style style:name="T167_9" style:family="text">
      <style:text-properties fo:font-size="12pt" style:font-size-asian="12pt" style:font-size-complex="12pt"/>
    </style:style>
    <style:style style:name="T167_10" style:family="text">
      <style:text-properties fo:font-size="12pt" style:font-size-asian="12pt" style:font-size-complex="12pt"/>
    </style:style>
    <style:style style:name="T167_11" style:family="text">
      <style:text-properties fo:font-size="12pt" style:font-size-asian="12pt" style:font-size-complex="12pt"/>
    </style:style>
    <style:style style:name="T167_12" style:family="text">
      <style:text-properties fo:font-size="12pt" style:font-size-asian="12pt" style:font-size-complex="12pt"/>
    </style:style>
    <style:style style:name="T167_13" style:family="text">
      <style:text-properties fo:font-size="12pt" style:font-size-asian="12pt" style:font-size-complex="12pt"/>
    </style:style>
    <style:style style:name="T167_14" style:family="text">
      <style:text-properties fo:font-size="12pt" style:font-size-asian="12pt" style:font-size-complex="12pt"/>
    </style:style>
    <style:style style:name="T167_15" style:family="text">
      <style:text-properties fo:font-size="12pt" style:font-size-asian="12pt" style:font-size-complex="12pt"/>
    </style:style>
    <style:style style:name="T167_16" style:family="text">
      <style:text-properties fo:font-size="12pt" style:font-size-asian="12pt" style:font-size-complex="12pt"/>
    </style:style>
    <style:style style:name="T167_17" style:family="text">
      <style:text-properties fo:font-size="12pt" style:font-size-asian="12pt" style:font-size-complex="12pt"/>
    </style:style>
    <style:style style:name="T167_18" style:family="text">
      <style:text-properties fo:font-size="12pt" style:font-size-asian="12pt" style:font-size-complex="12pt"/>
    </style:style>
    <style:style style:name="T167_19" style:family="text">
      <style:text-properties fo:font-size="12pt" style:font-size-asian="12pt" style:font-size-complex="12pt"/>
    </style:style>
    <style:style style:name="T167_20" style:family="text">
      <style:text-properties fo:font-size="12pt" style:font-size-asian="12pt" style:font-size-complex="12pt"/>
    </style:style>
    <style:style style:name="T167_21" style:family="text">
      <style:text-properties fo:font-size="12pt" style:font-size-asian="12pt" style:font-size-complex="12pt"/>
    </style:style>
    <style:style style:name="T167_22" style:family="text">
      <style:text-properties fo:font-size="12pt" style:font-size-asian="12pt" style:font-size-complex="12pt"/>
    </style:style>
    <style:style style:name="T167_23" style:family="text">
      <style:text-properties fo:font-size="12pt" style:font-size-asian="12pt" style:font-size-complex="12pt"/>
    </style:style>
    <style:style style:name="T167_24" style:family="text">
      <style:text-properties fo:font-size="12pt" style:font-size-asian="12pt" style:font-size-complex="12pt"/>
    </style:style>
    <style:style style:name="T167_25" style:family="text">
      <style:text-properties fo:font-size="16pt" style:font-size-asian="16pt" style:font-size-complex="16pt"/>
    </style:style>
    <style:style style:name="T167_26" style:family="text">
      <style:text-properties fo:font-size="12pt" style:font-size-asian="12pt" style:font-size-complex="12pt"/>
    </style:style>
    <style:style style:name="T167_27" style:family="text">
      <style:text-properties fo:font-size="12pt" style:font-size-asian="12pt" style:font-size-complex="12pt"/>
    </style:style>
    <style:style style:name="T167_28" style:family="text">
      <style:text-properties fo:font-size="12pt" style:font-size-asian="12pt" style:font-size-complex="12pt"/>
    </style:style>
    <style:style style:name="T167_29" style:family="text">
      <style:text-properties fo:font-size="12pt" style:font-size-asian="12pt" style:font-size-complex="12pt"/>
    </style:style>
    <style:style style:name="T167_30" style:family="text">
      <style:text-properties fo:font-size="12pt" style:font-size-asian="12pt" style:font-size-complex="12pt"/>
    </style:style>
    <style:style style:name="T167_31" style:family="text">
      <style:text-properties fo:font-size="12pt" style:font-size-asian="12pt" style:font-size-complex="12pt"/>
    </style:style>
    <style:style style:name="T167_32" style:family="text">
      <style:text-properties fo:font-size="12pt" style:font-size-asian="12pt" style:font-size-complex="12pt"/>
    </style:style>
    <style:style style:name="T167_33" style:family="text">
      <style:text-properties fo:font-size="12pt" style:font-size-asian="12pt" style:font-size-complex="12pt"/>
    </style:style>
    <style:style style:name="T167_34" style:family="text">
      <style:text-properties fo:font-size="12pt" style:font-size-asian="12pt" style:font-size-complex="12pt"/>
    </style:style>
    <style:style style:name="T167_35" style:family="text">
      <style:text-properties fo:font-size="12pt" style:font-size-asian="12pt" style:font-size-complex="12pt"/>
    </style:style>
    <style:style style:name="T167_36" style:family="text">
      <style:text-properties fo:font-size="12pt" style:font-size-asian="12pt" style:font-size-complex="12pt"/>
    </style:style>
    <style:style style:name="T167_37" style:family="text">
      <style:text-properties fo:font-size="12pt" style:font-size-asian="12pt" style:font-size-complex="12pt"/>
    </style:style>
    <style:style style:name="T167_38" style:family="text">
      <style:text-properties fo:font-size="12pt" style:font-size-asian="12pt" style:font-size-complex="12pt"/>
    </style:style>
    <style:style style:name="T167_39" style:family="text">
      <style:text-properties fo:font-size="12pt" style:font-size-asian="12pt" style:font-size-complex="12pt"/>
    </style:style>
    <style:style style:name="T167_40" style:family="text">
      <style:text-properties fo:font-size="12pt" style:font-size-asian="12pt" style:font-size-complex="12pt"/>
    </style:style>
    <style:style style:name="T167_41" style:family="text">
      <style:text-properties fo:font-size="12pt" style:font-size-asian="12pt" style:font-size-complex="12pt"/>
    </style:style>
    <style:style style:name="T167_42" style:family="text">
      <style:text-properties fo:font-size="12pt" style:font-size-asian="12pt" style:font-size-complex="12pt"/>
    </style:style>
    <style:style style:name="T167_43" style:family="text">
      <style:text-properties fo:font-size="12pt" style:font-size-asian="12pt" style:font-size-complex="12pt"/>
    </style:style>
    <style:style style:name="T167_44" style:family="text">
      <style:text-properties fo:font-size="12pt" style:font-size-asian="12pt" style:font-size-complex="12pt"/>
    </style:style>
    <style:style style:name="T167_45" style:family="text">
      <style:text-properties fo:font-size="12pt" style:font-size-asian="12pt" style:font-size-complex="12pt"/>
    </style:style>
    <style:style style:name="T167_46" style:family="text">
      <style:text-properties fo:font-size="12pt" style:font-size-asian="12pt" style:font-size-complex="12pt"/>
    </style:style>
    <style:style style:name="T167_47" style:family="text">
      <style:text-properties fo:font-size="12pt" style:font-size-asian="12pt" style:font-size-complex="12pt"/>
    </style:style>
    <style:style style:name="T167_48" style:family="text">
      <style:text-properties fo:font-size="12pt" style:font-size-asian="12pt" style:font-size-complex="12pt"/>
    </style:style>
    <style:style style:name="T167_49" style:family="text">
      <style:text-properties fo:font-size="12pt" style:font-size-asian="12pt" style:font-size-complex="12pt"/>
    </style:style>
    <style:style style:name="T167_50" style:family="text">
      <style:text-properties fo:font-size="12pt" style:font-size-asian="12pt" style:font-size-complex="12pt"/>
    </style:style>
    <style:style style:name="T167_51" style:family="text">
      <style:text-properties fo:font-size="12pt" style:font-size-asian="12pt" style:font-size-complex="12pt"/>
    </style:style>
    <style:style style:name="T167_52" style:family="text">
      <style:text-properties fo:font-size="12pt" style:font-size-asian="12pt" style:font-size-complex="12pt"/>
    </style:style>
    <style:style style:name="T167_53" style:family="text">
      <style:text-properties fo:font-size="12pt" style:font-size-asian="12pt" style:font-size-complex="12pt"/>
    </style:style>
    <style:style style:name="T167_54" style:family="text">
      <style:text-properties fo:font-size="12pt" style:font-size-asian="12pt" style:font-size-complex="12pt"/>
    </style:style>
    <style:style style:name="T167_55" style:family="text">
      <style:text-properties fo:font-size="12pt" style:font-size-asian="12pt" style:font-size-complex="12pt"/>
    </style:style>
    <style:style style:name="T167_56" style:family="text">
      <style:text-properties fo:font-size="12pt" style:font-size-asian="12pt" style:font-size-complex="12pt"/>
    </style:style>
    <style:style style:name="T167_57" style:family="text">
      <style:text-properties fo:font-size="12pt" style:font-size-asian="12pt" style:font-size-complex="12pt"/>
    </style:style>
    <style:style style:name="T167_58" style:family="text">
      <style:text-properties fo:font-size="12pt" style:font-size-asian="12pt" style:font-size-complex="12pt"/>
    </style:style>
    <style:style style:name="T167_59" style:family="text">
      <style:text-properties fo:font-size="12pt" style:font-size-asian="12pt" style:font-size-complex="12pt"/>
    </style:style>
    <style:style style:name="T167_60" style:family="text">
      <style:text-properties fo:font-size="12pt" style:font-size-asian="12pt" style:font-size-complex="12pt"/>
    </style:style>
    <style:style style:name="T167_61" style:family="text">
      <style:text-properties fo:font-size="12pt" style:font-size-asian="12pt" style:font-size-complex="12pt"/>
    </style:style>
    <style:style style:name="T167_62" style:family="text">
      <style:text-properties fo:font-size="12pt" style:font-size-asian="12pt" style:font-size-complex="12pt"/>
    </style:style>
    <style:style style:name="T167_63" style:family="text">
      <style:text-properties fo:font-size="12pt" style:font-size-asian="12pt" style:font-size-complex="12pt"/>
    </style:style>
    <style:style style:name="T167_64" style:family="text">
      <style:text-properties fo:font-size="12pt" style:font-size-asian="12pt" style:font-size-complex="12pt"/>
    </style:style>
    <style:style style:name="T167_65" style:family="text">
      <style:text-properties fo:font-size="12pt" style:font-size-asian="12pt" style:font-size-complex="12pt"/>
    </style:style>
    <style:style style:name="T167_66" style:family="text">
      <style:text-properties fo:font-size="12pt" style:font-size-asian="12pt" style:font-size-complex="12pt"/>
    </style:style>
    <style:style style:name="T167_67" style:family="text">
      <style:text-properties fo:font-size="12pt" style:font-size-asian="12pt" style:font-size-complex="12pt"/>
    </style:style>
    <style:style style:name="T167_68" style:family="text">
      <style:text-properties fo:font-size="12pt" style:font-size-asian="12pt" style:font-size-complex="12pt"/>
    </style:style>
    <style:style style:name="T167_69" style:family="text">
      <style:text-properties fo:font-size="16pt" style:font-size-asian="16pt" style:font-size-complex="16pt"/>
    </style:style>
    <style:style style:name="T167_70" style:family="text">
      <style:text-properties fo:font-size="12pt" style:font-size-asian="12pt" style:font-size-complex="12pt"/>
    </style:style>
    <style:style style:name="T167_71" style:family="text">
      <style:text-properties fo:font-size="12pt" style:font-size-asian="12pt" style:font-size-complex="12pt"/>
    </style:style>
    <style:style style:name="T167_72" style:family="text">
      <style:text-properties fo:font-size="12pt" style:font-size-asian="12pt" style:font-size-complex="12pt"/>
    </style:style>
    <style:style style:name="T167_73" style:family="text">
      <style:text-properties fo:font-size="16pt" style:font-size-asian="16pt" style:font-size-complex="16pt"/>
    </style:style>
    <style:style style:name="T167_74" style:family="text">
      <style:text-properties fo:font-size="16pt" style:font-size-asian="16pt" style:font-size-complex="16pt"/>
    </style:style>
    <style:style style:name="T167_75" style:family="text">
      <style:text-properties fo:font-size="16pt" style:font-size-asian="16pt" style:font-size-complex="16pt"/>
    </style:style>
    <style:style style:name="T167_76" style:family="text">
      <style:text-properties fo:font-size="16pt" style:font-size-asian="16pt" style:font-size-complex="16pt"/>
    </style:style>
    <style:style style:name="T167_77" style:family="text">
      <style:text-properties fo:font-size="16pt" style:font-size-asian="16pt" style:font-size-complex="16pt"/>
    </style:style>
    <style:style style:name="T167_78" style:family="text">
      <style:text-properties fo:font-size="16pt" style:font-size-asian="16pt" style:font-size-complex="16pt"/>
    </style:style>
    <style:style style:name="T167_79" style:family="text">
      <style:text-properties fo:font-size="16pt" style:font-size-asian="16pt" style:font-size-complex="16pt"/>
    </style:style>
    <style:style style:name="T167_80" style:family="text">
      <style:text-properties fo:font-size="12pt" style:font-size-asian="12pt" style:font-size-complex="12pt"/>
    </style:style>
    <style:style style:name="T167_81" style:family="text">
      <style:text-properties fo:font-size="12pt" style:font-size-asian="12pt" style:font-size-complex="12pt"/>
    </style:style>
    <style:style style:name="T167_82" style:family="text">
      <style:text-properties fo:font-size="12pt" style:font-size-asian="12pt" style:font-size-complex="12pt"/>
    </style:style>
    <style:style style:name="T167_83" style:family="text">
      <style:text-properties fo:font-size="12pt" style:font-size-asian="12pt" style:font-size-complex="12pt"/>
    </style:style>
    <style:style style:name="T167_84" style:family="text">
      <style:text-properties fo:font-size="12pt" style:font-size-asian="12pt" style:font-size-complex="12pt"/>
    </style:style>
    <style:style style:name="T167_85" style:family="text">
      <style:text-properties fo:font-size="12pt" style:font-size-asian="12pt" style:font-size-complex="12pt"/>
    </style:style>
    <style:style style:name="T167_86" style:family="text">
      <style:text-properties fo:font-size="12pt" style:font-size-asian="12pt" style:font-size-complex="12pt"/>
    </style:style>
    <style:style style:name="Table22" style:family="table">
      <style:table-properties table:align="right" style:width="15.69cm" fo:margin-left="0.82cm" style:writing-mode="rl-tb"/>
    </style:style>
    <style:style style:name="Column22" style:family="table-column">
      <style:table-column-properties style:column-width="15.69cm"/>
    </style:style>
    <style:style style:name="Row22" style:family="table-row"/>
    <style:style style:name="Cell22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68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line-height="138%" style:writing-mode="rl-tb"/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T176_3" style:family="text">
      <style:text-properties fo:font-size="12pt" style:font-size-asian="12pt" style:font-size-complex="12pt"/>
    </style:style>
    <style:style style:name="T176_4" style:family="text">
      <style:text-properties fo:font-size="12pt" style:font-size-asian="12pt" style:font-size-complex="12pt"/>
    </style:style>
    <style:style style:name="T176_5" style:family="text">
      <style:text-properties fo:font-size="12pt" style:font-size-asian="12pt" style:font-size-complex="12pt"/>
    </style:style>
    <style:style style:name="T176_6" style:family="text">
      <style:text-properties fo:font-size="12pt" style:font-size-asian="12pt" style:font-size-complex="12pt"/>
    </style:style>
    <style:style style:name="T176_7" style:family="text">
      <style:text-properties fo:font-size="12pt" style:font-size-asian="12pt" style:font-size-complex="12pt"/>
    </style:style>
    <style:style style:name="T176_8" style:family="text">
      <style:text-properties fo:font-size="12pt" style:font-size-asian="12pt" style:font-size-complex="12pt"/>
    </style:style>
    <style:style style:name="T176_9" style:family="text">
      <style:text-properties fo:font-size="16pt" style:font-size-asian="16pt" style:font-size-complex="16pt"/>
    </style:style>
    <style:style style:name="T176_10" style:family="text">
      <style:text-properties fo:font-size="16pt" style:font-size-asian="16pt" style:font-size-complex="16pt"/>
    </style:style>
    <style:style style:name="T176_11" style:family="text">
      <style:text-properties fo:font-size="16pt" style:font-size-asian="16pt" style:font-size-complex="16pt"/>
    </style:style>
    <style:style style:name="T176_12" style:family="text">
      <style:text-properties fo:font-size="12pt" style:font-size-asian="12pt" style:font-size-complex="12pt"/>
    </style:style>
    <style:style style:name="T17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6_14" style:family="text">
      <style:text-properties fo:font-size="12pt" style:font-size-asian="12pt" style:font-size-complex="12pt"/>
    </style:style>
    <style:style style:name="T176_15" style:family="text">
      <style:text-properties fo:font-size="12pt" style:font-size-asian="12pt" style:font-size-complex="12pt"/>
    </style:style>
    <style:style style:name="T176_16" style:family="text">
      <style:text-properties fo:font-size="12pt" style:font-size-asian="12pt" style:font-size-complex="12pt"/>
    </style:style>
    <style:style style:name="T176_17" style:family="text">
      <style:text-properties fo:font-size="12pt" style:font-size-asian="12pt" style:font-size-complex="12pt"/>
    </style:style>
    <style:style style:name="T176_18" style:family="text">
      <style:text-properties fo:font-size="12pt" style:font-size-asian="12pt" style:font-size-complex="12pt"/>
    </style:style>
    <style:style style:name="T176_19" style:family="text">
      <style:text-properties fo:font-size="12pt" style:font-size-asian="12pt" style:font-size-complex="12pt"/>
    </style:style>
    <style:style style:name="T176_20" style:family="text">
      <style:text-properties fo:font-size="12pt" style:font-size-asian="12pt" style:font-size-complex="12pt"/>
    </style:style>
    <style:style style:name="T176_21" style:family="text">
      <style:text-properties fo:font-size="12pt" style:font-size-asian="12pt" style:font-size-complex="12pt"/>
    </style:style>
    <style:style style:name="T176_22" style:family="text">
      <style:text-properties fo:font-size="16pt" style:font-size-asian="16pt" style:font-size-complex="16pt"/>
    </style:style>
    <style:style style:name="T176_23" style:family="text">
      <style:text-properties fo:font-size="12pt" style:font-size-asian="12pt" style:font-size-complex="12pt"/>
    </style:style>
    <style:style style:name="T176_24" style:family="text">
      <style:text-properties fo:font-size="12pt" style:font-size-asian="12pt" style:font-size-complex="12pt"/>
    </style:style>
    <style:style style:name="T176_25" style:family="text">
      <style:text-properties fo:font-size="12pt" style:font-size-asian="12pt" style:font-size-complex="12pt"/>
    </style:style>
    <style:style style:name="T176_26" style:family="text">
      <style:text-properties fo:font-size="12pt" style:font-size-asian="12pt" style:font-size-complex="12pt"/>
    </style:style>
    <style:style style:name="T176_27" style:family="text">
      <style:text-properties fo:font-size="12pt" style:font-size-asian="12pt" style:font-size-complex="12pt"/>
    </style:style>
    <style:style style:name="T176_28" style:family="text">
      <style:text-properties fo:font-size="12pt" style:font-size-asian="12pt" style:font-size-complex="12pt"/>
    </style:style>
    <style:style style:name="T176_29" style:family="text">
      <style:text-properties fo:font-size="12pt" style:font-size-asian="12pt" style:font-size-complex="12pt"/>
    </style:style>
    <style:style style:name="T176_30" style:family="text">
      <style:text-properties fo:font-size="12pt" style:font-size-asian="12pt" style:font-size-complex="12pt"/>
    </style:style>
    <style:style style:name="T176_31" style:family="text">
      <style:text-properties fo:font-size="12pt" style:font-size-asian="12pt" style:font-size-complex="12pt"/>
    </style:style>
    <style:style style:name="T176_32" style:family="text">
      <style:text-properties fo:font-size="16pt" style:font-size-asian="16pt" style:font-size-complex="16pt"/>
    </style:style>
    <style:style style:name="T176_33" style:family="text">
      <style:text-properties fo:font-size="16pt" style:font-size-asian="16pt" style:font-size-complex="16pt"/>
    </style:style>
    <style:style style:name="T176_34" style:family="text">
      <style:text-properties fo:font-size="16pt" style:font-size-asian="16pt" style:font-size-complex="16pt"/>
    </style:style>
    <style:style style:name="T176_35" style:family="text">
      <style:text-properties fo:font-size="12pt" style:font-size-asian="12pt" style:font-size-complex="12pt"/>
    </style:style>
    <style:style style:name="T176_36" style:family="text">
      <style:text-properties fo:font-size="12pt" style:font-size-asian="12pt" style:font-size-complex="12pt"/>
    </style:style>
    <style:style style:name="T176_37" style:family="text">
      <style:text-properties fo:font-size="12pt" style:font-size-asian="12pt" style:font-size-complex="12pt"/>
    </style:style>
    <style:style style:name="T176_38" style:family="text">
      <style:text-properties fo:font-size="12pt" style:font-size-asian="12pt" style:font-size-complex="12pt"/>
    </style:style>
    <style:style style:name="T176_39" style:family="text">
      <style:text-properties fo:font-size="12pt" style:font-size-asian="12pt" style:font-size-complex="12pt"/>
    </style:style>
    <style:style style:name="T176_40" style:family="text">
      <style:text-properties fo:font-size="12pt" style:font-size-asian="12pt" style:font-size-complex="12pt"/>
    </style:style>
    <style:style style:name="T176_41" style:family="text">
      <style:text-properties fo:font-size="12pt" style:font-size-asian="12pt" style:font-size-complex="12pt"/>
    </style:style>
    <style:style style:name="T176_42" style:family="text">
      <style:text-properties fo:font-size="12pt" style:font-size-asian="12pt" style:font-size-complex="12pt"/>
    </style:style>
    <style:style style:name="T176_43" style:family="text">
      <style:text-properties fo:font-size="12pt" style:font-size-asian="12pt" style:font-size-complex="12pt"/>
    </style:style>
    <style:style style:name="T176_44" style:family="text">
      <style:text-properties fo:font-size="12pt" style:font-size-asian="12pt" style:font-size-complex="12pt"/>
    </style:style>
    <style:style style:name="T176_45" style:family="text">
      <style:text-properties fo:font-size="12pt" style:font-size-asian="12pt" style:font-size-complex="12pt"/>
    </style:style>
    <style:style style:name="T176_46" style:family="text">
      <style:text-properties fo:font-size="16pt" style:font-size-asian="16pt" style:font-size-complex="16pt"/>
    </style:style>
    <style:style style:name="T176_47" style:family="text">
      <style:text-properties fo:font-size="12pt" style:font-size-asian="12pt" style:font-size-complex="12pt"/>
    </style:style>
    <style:style style:name="T176_48" style:family="text">
      <style:text-properties fo:font-size="12pt" style:font-size-asian="12pt" style:font-size-complex="12pt"/>
    </style:style>
    <style:style style:name="T176_49" style:family="text">
      <style:text-properties fo:font-size="12pt" style:font-size-asian="12pt" style:font-size-complex="12pt"/>
    </style:style>
    <style:style style:name="T176_50" style:family="text">
      <style:text-properties fo:font-size="16pt" style:font-size-asian="16pt" style:font-size-complex="16pt"/>
    </style:style>
    <style:style style:name="T176_51" style:family="text">
      <style:text-properties fo:font-size="12pt" style:font-size-asian="12pt" style:font-size-complex="12pt"/>
    </style:style>
    <style:style style:name="T176_52" style:family="text">
      <style:text-properties fo:font-size="12pt" style:font-size-asian="12pt" style:font-size-complex="12pt"/>
    </style:style>
    <style:style style:name="T176_53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text-align="justify" fo:break-before="auto" fo:line-height="138%" style:writing-mode="rl-tb"/>
    </style:style>
    <style:style style:name="T177_1" style:family="text">
      <style:text-properties fo:font-size="12pt" style:font-size-asian="12pt" style:font-size-complex="12pt"/>
    </style:style>
    <style:style style:name="T177_2" style:family="text">
      <style:text-properties fo:font-size="12pt" style:font-size-asian="12pt" style:font-size-complex="12pt"/>
    </style:style>
    <style:style style:name="T177_3" style:family="text">
      <style:text-properties fo:font-size="12pt" style:font-size-asian="12pt" style:font-size-complex="12pt"/>
    </style:style>
    <style:style style:name="T177_4" style:family="text">
      <style:text-properties fo:font-size="12pt" style:font-size-asian="12pt" style:font-size-complex="12pt"/>
    </style:style>
    <style:style style:name="T177_5" style:family="text">
      <style:text-properties fo:font-size="12pt" style:font-size-asian="12pt" style:font-size-complex="12pt"/>
    </style:style>
    <style:style style:name="T177_6" style:family="text">
      <style:text-properties fo:font-size="12pt" style:font-size-asian="12pt" style:font-size-complex="12pt"/>
    </style:style>
    <style:style style:name="T177_7" style:family="text">
      <style:text-properties fo:font-size="12pt" style:font-size-asian="12pt" style:font-size-complex="12pt"/>
    </style:style>
    <style:style style:name="T177_8" style:family="text">
      <style:text-properties fo:font-size="12pt" style:font-size-asian="12pt" style:font-size-complex="12pt"/>
    </style:style>
    <style:style style:name="T177_9" style:family="text">
      <style:text-properties fo:font-size="12pt" style:font-size-asian="12pt" style:font-size-complex="12pt"/>
    </style:style>
    <style:style style:name="T177_10" style:family="text">
      <style:text-properties fo:font-size="12pt" style:font-size-asian="12pt" style:font-size-complex="12pt"/>
    </style:style>
    <style:style style:name="T177_11" style:family="text">
      <style:text-properties fo:font-size="12pt" style:font-size-asian="12pt" style:font-size-complex="12pt"/>
    </style:style>
    <style:style style:name="T177_12" style:family="text">
      <style:text-properties fo:font-size="12pt" style:font-size-asian="12pt" style:font-size-complex="12pt"/>
    </style:style>
    <style:style style:name="T177_13" style:family="text">
      <style:text-properties fo:font-size="12pt" style:font-size-asian="12pt" style:font-size-complex="12pt"/>
    </style:style>
    <style:style style:name="T177_14" style:family="text">
      <style:text-properties fo:font-size="12pt" style:font-size-asian="12pt" style:font-size-complex="12pt"/>
    </style:style>
    <style:style style:name="T177_15" style:family="text">
      <style:text-properties fo:font-size="12pt" style:font-size-asian="12pt" style:font-size-complex="12pt"/>
    </style:style>
    <style:style style:name="T177_16" style:family="text">
      <style:text-properties fo:font-size="12pt" style:font-size-asian="12pt" style:font-size-complex="12pt"/>
    </style:style>
    <style:style style:name="T177_17" style:family="text">
      <style:text-properties fo:font-size="12pt" style:font-size-asian="12pt" style:font-size-complex="12pt"/>
    </style:style>
    <style:style style:name="T177_18" style:family="text">
      <style:text-properties fo:font-size="12pt" style:font-size-asian="12pt" style:font-size-complex="12pt"/>
    </style:style>
    <style:style style:name="T177_19" style:family="text">
      <style:text-properties fo:font-size="16pt" style:font-size-asian="16pt" style:font-size-complex="16pt"/>
    </style:style>
    <style:style style:name="T177_20" style:family="text">
      <style:text-properties fo:font-size="16pt" style:font-size-asian="16pt" style:font-size-complex="16pt"/>
    </style:style>
    <style:style style:name="T177_21" style:family="text">
      <style:text-properties fo:font-size="16pt" style:font-size-asian="16pt" style:font-size-complex="16pt"/>
    </style:style>
    <style:style style:name="T177_22" style:family="text">
      <style:text-properties fo:font-size="12pt" style:font-size-asian="12pt" style:font-size-complex="12pt"/>
    </style:style>
    <style:style style:name="T177_23" style:family="text">
      <style:text-properties fo:font-size="12pt" style:font-size-asian="12pt" style:font-size-complex="12pt"/>
    </style:style>
    <style:style style:name="T177_24" style:family="text">
      <style:text-properties fo:font-size="12pt" style:font-size-asian="12pt" style:font-size-complex="12pt"/>
    </style:style>
    <style:style style:name="T177_25" style:family="text">
      <style:text-properties fo:font-size="16pt" style:font-size-asian="16pt" style:font-size-complex="16pt"/>
    </style:style>
    <style:style style:name="T177_26" style:family="text">
      <style:text-properties fo:font-size="16pt" style:font-size-asian="16pt" style:font-size-complex="16pt"/>
    </style:style>
    <style:style style:name="T177_27" style:family="text">
      <style:text-properties fo:font-size="16pt" style:font-size-asian="16pt" style:font-size-complex="16pt"/>
    </style:style>
    <style:style style:name="T177_28" style:family="text">
      <style:text-properties fo:font-size="12pt" style:font-size-asian="12pt" style:font-size-complex="12pt"/>
    </style:style>
    <style:style style:name="T177_29" style:family="text">
      <style:text-properties fo:font-size="12pt" style:font-size-asian="12pt" style:font-size-complex="12pt"/>
    </style:style>
    <style:style style:name="T177_30" style:family="text">
      <style:text-properties fo:font-size="12pt" style:font-size-asian="12pt" style:font-size-complex="12pt"/>
    </style:style>
    <style:style style:name="T177_31" style:family="text">
      <style:text-properties fo:font-size="12pt" style:font-size-asian="12pt" style:font-size-complex="12pt"/>
    </style:style>
    <style:style style:name="T177_32" style:family="text">
      <style:text-properties fo:font-size="12pt" style:font-size-asian="12pt" style:font-size-complex="12pt"/>
    </style:style>
    <style:style style:name="T177_33" style:family="text">
      <style:text-properties fo:font-size="12pt" style:font-size-asian="12pt" style:font-size-complex="12pt"/>
    </style:style>
    <style:style style:name="T177_34" style:family="text">
      <style:text-properties fo:font-size="12pt" style:font-size-asian="12pt" style:font-size-complex="12pt"/>
    </style:style>
    <style:style style:name="T177_35" style:family="text">
      <style:text-properties fo:font-size="12pt" style:font-size-asian="12pt" style:font-size-complex="12pt"/>
    </style:style>
    <style:style style:name="T177_36" style:family="text">
      <style:text-properties fo:font-size="12pt" style:font-size-asian="12pt" style:font-size-complex="12pt"/>
    </style:style>
    <style:style style:name="T177_37" style:family="text">
      <style:text-properties fo:font-size="12pt" style:font-size-asian="12pt" style:font-size-complex="12pt"/>
    </style:style>
    <style:style style:name="T177_38" style:family="text">
      <style:text-properties fo:font-size="12pt" style:font-size-asian="12pt" style:font-size-complex="12pt"/>
    </style:style>
    <style:style style:name="T177_39" style:family="text">
      <style:text-properties fo:font-size="16pt" style:font-size-asian="16pt" style:font-size-complex="16pt"/>
    </style:style>
    <style:style style:name="T177_40" style:family="text">
      <style:text-properties fo:font-size="12pt" style:font-size-asian="12pt" style:font-size-complex="12pt"/>
    </style:style>
    <style:style style:name="T177_41" style:family="text">
      <style:text-properties fo:font-size="12pt" style:font-size-asian="12pt" style:font-size-complex="12pt"/>
    </style:style>
    <style:style style:name="T177_42" style:family="text">
      <style:text-properties fo:font-size="12pt" style:font-size-asian="12pt" style:font-size-complex="12pt"/>
    </style:style>
    <style:style style:name="T177_43" style:family="text">
      <style:text-properties fo:font-size="16pt" style:font-size-asian="16pt" style:font-size-complex="16pt"/>
    </style:style>
    <style:style style:name="T177_44" style:family="text">
      <style:text-properties fo:font-size="12pt" style:font-size-asian="12pt" style:font-size-complex="12pt"/>
    </style:style>
    <style:style style:name="T177_45" style:family="text">
      <style:text-properties fo:font-size="12pt" style:font-size-asian="12pt" style:font-size-complex="12pt"/>
    </style:style>
    <style:style style:name="T177_46" style:family="text">
      <style:text-properties fo:font-size="12pt" style:font-size-asian="12pt" style:font-size-complex="12pt"/>
    </style:style>
    <style:style style:name="P178" style:family="paragraph" style:parent-style-name="Standard">
      <style:paragraph-properties fo:text-align="justify" fo:break-before="auto" fo:line-height="138%" style:writing-mode="rl-tb"/>
    </style:style>
    <style:style style:name="T178_1" style:family="text">
      <style:text-properties fo:font-size="12pt" style:font-size-asian="12pt" style:font-size-complex="12pt"/>
    </style:style>
    <style:style style:name="T178_2" style:family="text">
      <style:text-properties fo:font-size="12pt" style:font-size-asian="12pt" style:font-size-complex="12pt"/>
    </style:style>
    <style:style style:name="T178_3" style:family="text">
      <style:text-properties fo:font-size="12pt" style:font-size-asian="12pt" style:font-size-complex="12pt"/>
    </style:style>
    <style:style style:name="T178_4" style:family="text">
      <style:text-properties fo:font-size="12pt" style:font-size-asian="12pt" style:font-size-complex="12pt"/>
    </style:style>
    <style:style style:name="T178_5" style:family="text">
      <style:text-properties fo:font-size="12pt" style:font-size-asian="12pt" style:font-size-complex="12pt"/>
    </style:style>
    <style:style style:name="T178_6" style:family="text">
      <style:text-properties fo:font-size="12pt" style:font-size-asian="12pt" style:font-size-complex="12pt"/>
    </style:style>
    <style:style style:name="T178_7" style:family="text">
      <style:text-properties fo:font-size="12pt" style:font-size-asian="12pt" style:font-size-complex="12pt"/>
    </style:style>
    <style:style style:name="T178_8" style:family="text">
      <style:text-properties fo:font-size="12pt" style:font-size-asian="12pt" style:font-size-complex="12pt"/>
    </style:style>
    <style:style style:name="T178_9" style:family="text">
      <style:text-properties fo:font-size="12pt" style:font-size-asian="12pt" style:font-size-complex="12pt"/>
    </style:style>
    <style:style style:name="T178_10" style:family="text">
      <style:text-properties fo:font-size="12pt" style:font-size-asian="12pt" style:font-size-complex="12pt"/>
    </style:style>
    <style:style style:name="T178_11" style:family="text">
      <style:text-properties fo:font-size="12pt" style:font-size-asian="12pt" style:font-size-complex="12pt"/>
    </style:style>
    <style:style style:name="T178_12" style:family="text">
      <style:text-properties fo:font-size="12pt" style:font-size-asian="12pt" style:font-size-complex="12pt"/>
    </style:style>
    <style:style style:name="T178_13" style:family="text">
      <style:text-properties fo:font-size="12pt" style:font-size-asian="12pt" style:font-size-complex="12pt"/>
    </style:style>
    <style:style style:name="T178_14" style:family="text">
      <style:text-properties fo:font-size="12pt" style:font-size-asian="12pt" style:font-size-complex="12pt"/>
    </style:style>
    <style:style style:name="T178_15" style:family="text">
      <style:text-properties fo:font-size="12pt" style:font-size-asian="12pt" style:font-size-complex="12pt"/>
    </style:style>
    <style:style style:name="T178_16" style:family="text">
      <style:text-properties fo:font-size="12pt" style:font-size-asian="12pt" style:font-size-complex="12pt"/>
    </style:style>
    <style:style style:name="T178_17" style:family="text">
      <style:text-properties fo:font-size="12pt" style:font-size-asian="12pt" style:font-size-complex="12pt"/>
    </style:style>
    <style:style style:name="T178_18" style:family="text">
      <style:text-properties fo:font-size="12pt" style:font-size-asian="12pt" style:font-size-complex="12pt"/>
    </style:style>
    <style:style style:name="T178_19" style:family="text">
      <style:text-properties fo:font-size="12pt" style:font-size-asian="12pt" style:font-size-complex="12pt"/>
    </style:style>
    <style:style style:name="T178_20" style:family="text">
      <style:text-properties fo:font-size="12pt" style:font-size-asian="12pt" style:font-size-complex="12pt"/>
    </style:style>
    <style:style style:name="T178_21" style:family="text">
      <style:text-properties fo:font-size="12pt" style:font-size-asian="12pt" style:font-size-complex="12pt"/>
    </style:style>
    <style:style style:name="T178_22" style:family="text">
      <style:text-properties fo:font-size="12pt" style:font-size-asian="12pt" style:font-size-complex="12pt"/>
    </style:style>
    <style:style style:name="T178_23" style:family="text">
      <style:text-properties fo:font-size="12pt" style:font-size-asian="12pt" style:font-size-complex="12pt"/>
    </style:style>
    <style:style style:name="T178_24" style:family="text">
      <style:text-properties fo:font-size="12pt" style:font-size-asian="12pt" style:font-size-complex="12pt"/>
    </style:style>
    <style:style style:name="T178_25" style:family="text">
      <style:text-properties fo:font-size="12pt" style:font-size-asian="12pt" style:font-size-complex="12pt"/>
    </style:style>
    <style:style style:name="T178_26" style:family="text">
      <style:text-properties fo:font-size="12pt" style:font-size-asian="12pt" style:font-size-complex="12pt"/>
    </style:style>
    <style:style style:name="T178_27" style:family="text">
      <style:text-properties fo:font-size="12pt" style:font-size-asian="12pt" style:font-size-complex="12pt"/>
    </style:style>
    <style:style style:name="T178_28" style:family="text">
      <style:text-properties fo:font-size="12pt" style:font-size-asian="12pt" style:font-size-complex="12pt"/>
    </style:style>
    <style:style style:name="T178_29" style:family="text">
      <style:text-properties fo:font-size="12pt" style:font-size-asian="12pt" style:font-size-complex="12pt"/>
    </style:style>
    <style:style style:name="T178_30" style:family="text">
      <style:text-properties fo:font-size="12pt" style:font-size-asian="12pt" style:font-size-complex="12pt"/>
    </style:style>
    <style:style style:name="T178_31" style:family="text">
      <style:text-properties fo:font-size="12pt" style:font-size-asian="12pt" style:font-size-complex="12pt"/>
    </style:style>
    <style:style style:name="T178_32" style:family="text">
      <style:text-properties fo:font-size="12pt" style:font-size-asian="12pt" style:font-size-complex="12pt"/>
    </style:style>
    <style:style style:name="T178_33" style:family="text">
      <style:text-properties fo:font-size="12pt" style:font-size-asian="12pt" style:font-size-complex="12pt"/>
    </style:style>
    <style:style style:name="T178_34" style:family="text">
      <style:text-properties fo:font-size="12pt" style:font-size-asian="12pt" style:font-size-complex="12pt"/>
    </style:style>
    <style:style style:name="T178_35" style:family="text">
      <style:text-properties fo:font-size="12pt" style:font-size-asian="12pt" style:font-size-complex="12pt"/>
    </style:style>
    <style:style style:name="T178_36" style:family="text">
      <style:text-properties fo:font-size="12pt" style:font-size-asian="12pt" style:font-size-complex="12pt"/>
    </style:style>
    <style:style style:name="T178_37" style:family="text">
      <style:text-properties fo:font-size="12pt" style:font-size-asian="12pt" style:font-size-complex="12pt"/>
    </style:style>
    <style:style style:name="T178_38" style:family="text">
      <style:text-properties fo:font-size="12pt" style:font-size-asian="12pt" style:font-size-complex="12pt"/>
    </style:style>
    <style:style style:name="T178_39" style:family="text">
      <style:text-properties fo:font-size="12pt" style:font-size-asian="12pt" style:font-size-complex="12pt"/>
    </style:style>
    <style:style style:name="T178_40" style:family="text">
      <style:text-properties fo:font-size="12pt" style:font-size-asian="12pt" style:font-size-complex="12pt"/>
    </style:style>
    <style:style style:name="T178_41" style:family="text">
      <style:text-properties fo:font-size="12pt" style:font-size-asian="12pt" style:font-size-complex="12pt"/>
    </style:style>
    <style:style style:name="T178_42" style:family="text">
      <style:text-properties fo:font-size="12pt" style:font-size-asian="12pt" style:font-size-complex="12pt"/>
    </style:style>
    <style:style style:name="T178_43" style:family="text">
      <style:text-properties fo:font-size="12pt" style:font-size-asian="12pt" style:font-size-complex="12pt"/>
    </style:style>
    <style:style style:name="T178_44" style:family="text">
      <style:text-properties fo:font-size="12pt" style:font-size-asian="12pt" style:font-size-complex="12pt"/>
    </style:style>
    <style:style style:name="T178_45" style:family="text">
      <style:text-properties fo:font-size="12pt" style:font-size-asian="12pt" style:font-size-complex="12pt"/>
    </style:style>
    <style:style style:name="T178_46" style:family="text">
      <style:text-properties fo:font-size="12pt" style:font-size-asian="12pt" style:font-size-complex="12pt"/>
    </style:style>
    <style:style style:name="T178_47" style:family="text">
      <style:text-properties fo:font-size="12pt" style:font-size-asian="12pt" style:font-size-complex="12pt"/>
    </style:style>
    <style:style style:name="T178_48" style:family="text">
      <style:text-properties fo:font-size="12pt" style:font-size-asian="12pt" style:font-size-complex="12pt"/>
    </style:style>
    <style:style style:name="T178_49" style:family="text">
      <style:text-properties fo:font-size="12pt" style:font-size-asian="12pt" style:font-size-complex="12pt"/>
    </style:style>
    <style:style style:name="T178_50" style:family="text">
      <style:text-properties fo:font-size="12pt" style:font-size-asian="12pt" style:font-size-complex="12pt"/>
    </style:style>
    <style:style style:name="T178_51" style:family="text">
      <style:text-properties fo:font-size="12pt" style:font-size-asian="12pt" style:font-size-complex="12pt"/>
    </style:style>
    <style:style style:name="T178_52" style:family="text">
      <style:text-properties fo:font-size="12pt" style:font-size-asian="12pt" style:font-size-complex="12pt"/>
    </style:style>
    <style:style style:name="T178_53" style:family="text">
      <style:text-properties fo:font-size="12pt" style:font-size-asian="12pt" style:font-size-complex="12pt"/>
    </style:style>
    <style:style style:name="T178_54" style:family="text">
      <style:text-properties fo:font-size="12pt" style:font-size-asian="12pt" style:font-size-complex="12pt"/>
    </style:style>
    <style:style style:name="T178_55" style:family="text">
      <style:text-properties fo:font-size="12pt" style:font-size-asian="12pt" style:font-size-complex="12pt"/>
    </style:style>
    <style:style style:name="T178_56" style:family="text">
      <style:text-properties fo:font-size="12pt" style:font-size-asian="12pt" style:font-size-complex="12pt"/>
    </style:style>
    <style:style style:name="T178_57" style:family="text">
      <style:text-properties fo:font-size="12pt" style:font-size-asian="12pt" style:font-size-complex="12pt"/>
    </style:style>
    <style:style style:name="T178_58" style:family="text">
      <style:text-properties fo:font-size="12pt" style:font-size-asian="12pt" style:font-size-complex="12pt"/>
    </style:style>
    <style:style style:name="T178_59" style:family="text">
      <style:text-properties fo:font-size="12pt" style:font-size-asian="12pt" style:font-size-complex="12pt"/>
    </style:style>
    <style:style style:name="T178_60" style:family="text">
      <style:text-properties fo:font-size="12pt" style:font-size-asian="12pt" style:font-size-complex="12pt"/>
    </style:style>
    <style:style style:name="T178_61" style:family="text">
      <style:text-properties fo:font-size="12pt" style:font-size-asian="12pt" style:font-size-complex="12pt"/>
    </style:style>
    <style:style style:name="T178_62" style:family="text">
      <style:text-properties fo:font-size="12pt" style:font-size-asian="12pt" style:font-size-complex="12pt"/>
    </style:style>
    <style:style style:name="T178_63" style:family="text">
      <style:text-properties fo:font-size="12pt" style:font-size-asian="12pt" style:font-size-complex="12pt"/>
    </style:style>
    <style:style style:name="T178_64" style:family="text">
      <style:text-properties fo:font-size="12pt" style:font-size-asian="12pt" style:font-size-complex="12pt"/>
    </style:style>
    <style:style style:name="T178_65" style:family="text">
      <style:text-properties fo:font-size="12pt" style:font-size-asian="12pt" style:font-size-complex="12pt"/>
    </style:style>
    <style:style style:name="T178_66" style:family="text">
      <style:text-properties fo:font-size="12pt" style:font-size-asian="12pt" style:font-size-complex="12pt"/>
    </style:style>
    <style:style style:name="T178_67" style:family="text">
      <style:text-properties fo:font-size="12pt" style:font-size-asian="12pt" style:font-size-complex="12pt"/>
    </style:style>
    <style:style style:name="T178_68" style:family="text">
      <style:text-properties fo:font-size="12pt" style:font-size-asian="12pt" style:font-size-complex="12pt"/>
    </style:style>
    <style:style style:name="T178_69" style:family="text">
      <style:text-properties fo:font-size="12pt" style:font-size-asian="12pt" style:font-size-complex="12pt"/>
    </style:style>
    <style:style style:name="T178_70" style:family="text">
      <style:text-properties fo:font-size="12pt" style:font-size-asian="12pt" style:font-size-complex="12pt"/>
    </style:style>
    <style:style style:name="T178_71" style:family="text">
      <style:text-properties fo:font-size="12pt" style:font-size-asian="12pt" style:font-size-complex="12pt"/>
    </style:style>
    <style:style style:name="T178_72" style:family="text">
      <style:text-properties fo:font-size="12pt" style:font-size-asian="12pt" style:font-size-complex="12pt"/>
    </style:style>
    <style:style style:name="T178_73" style:family="text">
      <style:text-properties fo:font-size="12pt" style:font-size-asian="12pt" style:font-size-complex="12pt"/>
    </style:style>
    <style:style style:name="T178_74" style:family="text">
      <style:text-properties fo:font-size="12pt" style:font-size-asian="12pt" style:font-size-complex="12pt"/>
    </style:style>
    <style:style style:name="T178_75" style:family="text">
      <style:text-properties fo:font-size="12pt" style:font-size-asian="12pt" style:font-size-complex="12pt"/>
    </style:style>
    <style:style style:name="T178_76" style:family="text">
      <style:text-properties fo:font-size="12pt" style:font-size-asian="12pt" style:font-size-complex="12pt"/>
    </style:style>
    <style:style style:name="T178_77" style:family="text">
      <style:text-properties fo:font-size="12pt" style:font-size-asian="12pt" style:font-size-complex="12pt"/>
    </style:style>
    <style:style style:name="T178_78" style:family="text">
      <style:text-properties fo:font-size="12pt" style:font-size-asian="12pt" style:font-size-complex="12pt"/>
    </style:style>
    <style:style style:name="T178_79" style:family="text">
      <style:text-properties fo:font-size="12pt" style:font-size-asian="12pt" style:font-size-complex="12pt"/>
    </style:style>
    <style:style style:name="T178_80" style:family="text">
      <style:text-properties fo:font-size="12pt" style:font-size-asian="12pt" style:font-size-complex="12pt"/>
    </style:style>
    <style:style style:name="T178_81" style:family="text">
      <style:text-properties fo:font-size="12pt" style:font-size-asian="12pt" style:font-size-complex="12pt"/>
    </style:style>
    <style:style style:name="T178_82" style:family="text">
      <style:text-properties fo:font-size="12pt" style:font-size-asian="12pt" style:font-size-complex="12pt"/>
    </style:style>
    <style:style style:name="T178_83" style:family="text">
      <style:text-properties fo:font-size="12pt" style:font-size-asian="12pt" style:font-size-complex="12pt"/>
    </style:style>
    <style:style style:name="T178_84" style:family="text">
      <style:text-properties fo:font-size="12pt" style:font-size-asian="12pt" style:font-size-complex="12pt"/>
    </style:style>
    <style:style style:name="T178_85" style:family="text">
      <style:text-properties fo:font-size="12pt" style:font-size-asian="12pt" style:font-size-complex="12pt"/>
    </style:style>
    <style:style style:name="T178_86" style:family="text">
      <style:text-properties fo:font-size="12pt" style:font-size-asian="12pt" style:font-size-complex="12pt"/>
    </style:style>
    <style:style style:name="T178_87" style:family="text">
      <style:text-properties fo:font-size="12pt" style:font-size-asian="12pt" style:font-size-complex="12pt"/>
    </style:style>
    <style:style style:name="T178_88" style:family="text">
      <style:text-properties fo:font-size="12pt" style:font-size-asian="12pt" style:font-size-complex="12pt"/>
    </style:style>
    <style:style style:name="T178_89" style:family="text">
      <style:text-properties fo:font-size="12pt" style:font-size-asian="12pt" style:font-size-complex="12pt"/>
    </style:style>
    <style:style style:name="T178_90" style:family="text">
      <style:text-properties fo:font-size="12pt" style:font-size-asian="12pt" style:font-size-complex="12pt"/>
    </style:style>
    <style:style style:name="T178_91" style:family="text">
      <style:text-properties fo:font-size="12pt" style:font-size-asian="12pt" style:font-size-complex="12pt"/>
    </style:style>
    <style:style style:name="T178_92" style:family="text">
      <style:text-properties fo:font-size="12pt" style:font-size-asian="12pt" style:font-size-complex="12pt"/>
    </style:style>
    <style:style style:name="T178_93" style:family="text">
      <style:text-properties fo:font-size="12pt" style:font-size-asian="12pt" style:font-size-complex="12pt"/>
    </style:style>
    <style:style style:name="T178_94" style:family="text">
      <style:text-properties fo:font-size="12pt" style:font-size-asian="12pt" style:font-size-complex="12pt"/>
    </style:style>
    <style:style style:name="P179" style:family="paragraph" style:parent-style-name="Standard">
      <style:paragraph-properties fo:text-align="justify" fo:break-before="auto" fo:line-height="138%" style:writing-mode="rl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T179_3" style:family="text">
      <style:text-properties fo:font-size="12pt" style:font-size-asian="12pt" style:font-size-complex="12pt"/>
    </style:style>
    <style:style style:name="T179_4" style:family="text">
      <style:text-properties fo:font-size="12pt" style:font-size-asian="12pt" style:font-size-complex="12pt"/>
    </style:style>
    <style:style style:name="T179_5" style:family="text">
      <style:text-properties fo:font-size="12pt" style:font-size-asian="12pt" style:font-size-complex="12pt"/>
    </style:style>
    <style:style style:name="T179_6" style:family="text">
      <style:text-properties fo:font-size="12pt" style:font-size-asian="12pt" style:font-size-complex="12pt"/>
    </style:style>
    <style:style style:name="T179_7" style:family="text">
      <style:text-properties fo:font-size="12pt" style:font-size-asian="12pt" style:font-size-complex="12pt"/>
    </style:style>
    <style:style style:name="T179_8" style:family="text">
      <style:text-properties fo:font-size="12pt" style:font-size-asian="12pt" style:font-size-complex="12pt"/>
    </style:style>
    <style:style style:name="T179_9" style:family="text">
      <style:text-properties fo:font-size="12pt" style:font-size-asian="12pt" style:font-size-complex="12pt"/>
    </style:style>
    <style:style style:name="T179_10" style:family="text">
      <style:text-properties fo:font-size="12pt" style:font-size-asian="12pt" style:font-size-complex="12pt"/>
    </style:style>
    <style:style style:name="T179_11" style:family="text">
      <style:text-properties fo:font-size="16pt" style:font-size-asian="16pt" style:font-size-complex="16pt"/>
    </style:style>
    <style:style style:name="T179_12" style:family="text">
      <style:text-properties fo:font-size="16pt" style:font-size-asian="16pt" style:font-size-complex="16pt"/>
    </style:style>
    <style:style style:name="T179_13" style:family="text">
      <style:text-properties fo:font-size="16pt" style:font-size-asian="16pt" style:font-size-complex="16pt"/>
    </style:style>
    <style:style style:name="T179_14" style:family="text">
      <style:text-properties fo:font-size="12pt" style:font-size-asian="12pt" style:font-size-complex="12pt"/>
    </style:style>
    <style:style style:name="T179_15" style:family="text">
      <style:text-properties fo:font-size="12pt" style:font-size-asian="12pt" style:font-size-complex="12pt"/>
    </style:style>
    <style:style style:name="T179_16" style:family="text">
      <style:text-properties fo:font-size="12pt" style:font-size-asian="12pt" style:font-size-complex="12pt"/>
    </style:style>
    <style:style style:name="T179_17" style:family="text">
      <style:text-properties fo:font-size="12pt" style:font-size-asian="12pt" style:font-size-complex="12pt"/>
    </style:style>
    <style:style style:name="T179_18" style:family="text">
      <style:text-properties fo:font-size="12pt" style:font-size-asian="12pt" style:font-size-complex="12pt"/>
    </style:style>
    <style:style style:name="T179_19" style:family="text">
      <style:text-properties fo:font-size="12pt" style:font-size-asian="12pt" style:font-size-complex="12pt"/>
    </style:style>
    <style:style style:name="T179_20" style:family="text">
      <style:text-properties fo:font-size="12pt" style:font-size-asian="12pt" style:font-size-complex="12pt"/>
    </style:style>
    <style:style style:name="T179_21" style:family="text">
      <style:text-properties fo:font-size="12pt" style:font-size-asian="12pt" style:font-size-complex="12pt"/>
    </style:style>
    <style:style style:name="T179_22" style:family="text">
      <style:text-properties fo:font-size="12pt" style:font-size-asian="12pt" style:font-size-complex="12pt"/>
    </style:style>
    <style:style style:name="T179_23" style:family="text">
      <style:text-properties fo:font-size="12pt" style:font-size-asian="12pt" style:font-size-complex="12pt"/>
    </style:style>
    <style:style style:name="T179_24" style:family="text">
      <style:text-properties fo:font-size="12pt" style:font-size-asian="12pt" style:font-size-complex="12pt"/>
    </style:style>
    <style:style style:name="T179_25" style:family="text">
      <style:text-properties fo:font-size="12pt" style:font-size-asian="12pt" style:font-size-complex="12pt"/>
    </style:style>
    <style:style style:name="T179_26" style:family="text">
      <style:text-properties fo:font-size="12pt" style:font-size-asian="12pt" style:font-size-complex="12pt"/>
    </style:style>
    <style:style style:name="T179_27" style:family="text">
      <style:text-properties fo:font-size="16pt" style:font-size-asian="16pt" style:font-size-complex="16pt"/>
    </style:style>
    <style:style style:name="T179_28" style:family="text">
      <style:text-properties fo:font-size="12pt" style:font-size-asian="12pt" style:font-size-complex="12pt"/>
    </style:style>
    <style:style style:name="T179_29" style:family="text">
      <style:text-properties fo:font-size="12pt" style:font-size-asian="12pt" style:font-size-complex="12pt"/>
    </style:style>
    <style:style style:name="T179_30" style:family="text">
      <style:text-properties fo:font-size="12pt" style:font-size-asian="12pt" style:font-size-complex="12pt"/>
    </style:style>
    <style:style style:name="T179_31" style:family="text">
      <style:text-properties fo:font-size="12pt" style:font-size-asian="12pt" style:font-size-complex="12pt"/>
    </style:style>
    <style:style style:name="T179_32" style:family="text">
      <style:text-properties fo:font-size="12pt" style:font-size-asian="12pt" style:font-size-complex="12pt"/>
    </style:style>
    <style:style style:name="T179_33" style:family="text">
      <style:text-properties fo:font-size="12pt" style:font-size-asian="12pt" style:font-size-complex="12pt"/>
    </style:style>
    <style:style style:name="T179_34" style:family="text">
      <style:text-properties fo:font-size="12pt" style:font-size-asian="12pt" style:font-size-complex="12pt"/>
    </style:style>
    <style:style style:name="T179_35" style:family="text">
      <style:text-properties fo:font-size="12pt" style:font-size-asian="12pt" style:font-size-complex="12pt"/>
    </style:style>
    <style:style style:name="T179_36" style:family="text">
      <style:text-properties fo:font-size="12pt" style:font-size-asian="12pt" style:font-size-complex="12pt"/>
    </style:style>
    <style:style style:name="T179_37" style:family="text">
      <style:text-properties fo:font-size="12pt" style:font-size-asian="12pt" style:font-size-complex="12pt"/>
    </style:style>
    <style:style style:name="T179_38" style:family="text">
      <style:text-properties fo:font-size="12pt" style:font-size-asian="12pt" style:font-size-complex="12pt"/>
    </style:style>
    <style:style style:name="T179_39" style:family="text">
      <style:text-properties fo:font-size="12pt" style:font-size-asian="12pt" style:font-size-complex="12pt"/>
    </style:style>
    <style:style style:name="T179_40" style:family="text">
      <style:text-properties fo:font-size="12pt" style:font-size-asian="12pt" style:font-size-complex="12pt"/>
    </style:style>
    <style:style style:name="T179_41" style:family="text">
      <style:text-properties fo:font-size="12pt" style:font-size-asian="12pt" style:font-size-complex="12pt"/>
    </style:style>
    <style:style style:name="T179_42" style:family="text">
      <style:text-properties fo:font-size="12pt" style:font-size-asian="12pt" style:font-size-complex="12pt"/>
    </style:style>
    <style:style style:name="T179_43" style:family="text">
      <style:text-properties fo:font-size="12pt" style:font-size-asian="12pt" style:font-size-complex="12pt"/>
    </style:style>
    <style:style style:name="T179_44" style:family="text">
      <style:text-properties fo:font-size="12pt" style:font-size-asian="12pt" style:font-size-complex="12pt"/>
    </style:style>
    <style:style style:name="T179_45" style:family="text">
      <style:text-properties fo:font-size="12pt" style:font-size-asian="12pt" style:font-size-complex="12pt"/>
    </style:style>
    <style:style style:name="T179_46" style:family="text">
      <style:text-properties fo:font-size="12pt" style:font-size-asian="12pt" style:font-size-complex="12pt"/>
    </style:style>
    <style:style style:name="T179_47" style:family="text">
      <style:text-properties fo:font-size="12pt" style:font-size-asian="12pt" style:font-size-complex="12pt"/>
    </style:style>
    <style:style style:name="T179_48" style:family="text">
      <style:text-properties fo:font-size="12pt" style:font-size-asian="12pt" style:font-size-complex="12pt"/>
    </style:style>
    <style:style style:name="T179_49" style:family="text">
      <style:text-properties fo:font-size="12pt" style:font-size-asian="12pt" style:font-size-complex="12pt"/>
    </style:style>
    <style:style style:name="T179_50" style:family="text">
      <style:text-properties fo:font-size="12pt" style:font-size-asian="12pt" style:font-size-complex="12pt"/>
    </style:style>
    <style:style style:name="T179_51" style:family="text">
      <style:text-properties fo:font-size="12pt" style:font-size-asian="12pt" style:font-size-complex="12pt"/>
    </style:style>
    <style:style style:name="T179_52" style:family="text">
      <style:text-properties fo:font-size="12pt" style:font-size-asian="12pt" style:font-size-complex="12pt"/>
    </style:style>
    <style:style style:name="T179_53" style:family="text">
      <style:text-properties fo:font-size="12pt" style:font-size-asian="12pt" style:font-size-complex="12pt"/>
    </style:style>
    <style:style style:name="T179_54" style:family="text">
      <style:text-properties fo:font-size="12pt" style:font-size-asian="12pt" style:font-size-complex="12pt"/>
    </style:style>
    <style:style style:name="T179_55" style:family="text">
      <style:text-properties fo:font-size="12pt" style:font-size-asian="12pt" style:font-size-complex="12pt"/>
    </style:style>
    <style:style style:name="T179_56" style:family="text">
      <style:text-properties fo:font-size="12pt" style:font-size-asian="12pt" style:font-size-complex="12pt"/>
    </style:style>
    <style:style style:name="T179_57" style:family="text">
      <style:text-properties fo:font-size="16pt" style:font-size-asian="16pt" style:font-size-complex="16pt"/>
    </style:style>
    <style:style style:name="T179_58" style:family="text">
      <style:text-properties fo:font-size="16pt" style:font-size-asian="16pt" style:font-size-complex="16pt"/>
    </style:style>
    <style:style style:name="T179_59" style:family="text">
      <style:text-properties fo:font-size="16pt" style:font-size-asian="16pt" style:font-size-complex="16pt"/>
    </style:style>
    <style:style style:name="T179_60" style:family="text">
      <style:text-properties fo:font-size="12pt" style:font-size-asian="12pt" style:font-size-complex="12pt"/>
    </style:style>
    <style:style style:name="T179_61" style:family="text">
      <style:text-properties fo:font-size="12pt" style:font-size-asian="12pt" style:font-size-complex="12pt"/>
    </style:style>
    <style:style style:name="T179_62" style:family="text">
      <style:text-properties fo:font-size="12pt" style:font-size-asian="12pt" style:font-size-complex="12pt"/>
    </style:style>
    <style:style style:name="T179_63" style:family="text">
      <style:text-properties fo:font-size="12pt" style:font-size-asian="12pt" style:font-size-complex="12pt"/>
    </style:style>
    <style:style style:name="T179_64" style:family="text">
      <style:text-properties fo:font-size="12pt" style:font-size-asian="12pt" style:font-size-complex="12pt"/>
    </style:style>
    <style:style style:name="T179_65" style:family="text">
      <style:text-properties fo:font-size="12pt" style:font-size-asian="12pt" style:font-size-complex="12pt"/>
    </style:style>
    <style:style style:name="T179_66" style:family="text">
      <style:text-properties fo:font-size="12pt" style:font-size-asian="12pt" style:font-size-complex="12pt"/>
    </style:style>
    <style:style style:name="T179_67" style:family="text">
      <style:text-properties fo:font-size="12pt" style:font-size-asian="12pt" style:font-size-complex="12pt"/>
    </style:style>
    <style:style style:name="T179_68" style:family="text">
      <style:text-properties fo:font-size="12pt" style:font-size-asian="12pt" style:font-size-complex="12pt"/>
    </style:style>
    <style:style style:name="T179_69" style:family="text">
      <style:text-properties fo:font-size="12pt" style:font-size-asian="12pt" style:font-size-complex="12pt"/>
    </style:style>
    <style:style style:name="T179_70" style:family="text">
      <style:text-properties fo:font-size="12pt" style:font-size-asian="12pt" style:font-size-complex="12pt"/>
    </style:style>
    <style:style style:name="T179_71" style:family="text">
      <style:text-properties fo:font-size="12pt" style:font-size-asian="12pt" style:font-size-complex="12pt"/>
    </style:style>
    <style:style style:name="T179_72" style:family="text">
      <style:text-properties fo:font-size="12pt" style:font-size-asian="12pt" style:font-size-complex="12pt"/>
    </style:style>
    <style:style style:name="T179_73" style:family="text">
      <style:text-properties fo:font-size="16pt" style:font-size-asian="16pt" style:font-size-complex="16pt"/>
    </style:style>
    <style:style style:name="T179_74" style:family="text">
      <style:text-properties fo:font-size="12pt" style:font-size-asian="12pt" style:font-size-complex="12pt"/>
    </style:style>
    <style:style style:name="T179_75" style:family="text">
      <style:text-properties fo:font-size="16pt" style:font-size-asian="16pt" style:font-size-complex="16pt"/>
    </style:style>
    <style:style style:name="T179_76" style:family="text">
      <style:text-properties fo:font-size="12pt" style:font-size-asian="12pt" style:font-size-complex="12pt"/>
    </style:style>
    <style:style style:name="T179_77" style:family="text">
      <style:text-properties fo:font-size="12pt" style:font-size-asian="12pt" style:font-size-complex="12pt"/>
    </style:style>
    <style:style style:name="T179_78" style:family="text">
      <style:text-properties fo:font-size="12pt" style:font-size-asian="12pt" style:font-size-complex="12pt"/>
    </style:style>
    <style:style style:name="T179_79" style:family="text">
      <style:text-properties fo:font-size="16pt" style:font-size-asian="16pt" style:font-size-complex="16pt"/>
    </style:style>
    <style:style style:name="T179_80" style:family="text">
      <style:text-properties fo:font-size="12pt" style:font-size-asian="12pt" style:font-size-complex="12pt"/>
    </style:style>
    <style:style style:name="T179_81" style:family="text">
      <style:text-properties fo:font-size="12pt" style:font-size-asian="12pt" style:font-size-complex="12pt"/>
    </style:style>
    <style:style style:name="T179_82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text-align="justify" fo:break-before="auto" fo:line-height="138%" style:writing-mode="rl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T180_6" style:family="text">
      <style:text-properties fo:font-size="12pt" style:font-size-asian="12pt" style:font-size-complex="12pt"/>
    </style:style>
    <style:style style:name="T180_7" style:family="text">
      <style:text-properties fo:font-size="12pt" style:font-size-asian="12pt" style:font-size-complex="12pt"/>
    </style:style>
    <style:style style:name="T180_8" style:family="text">
      <style:text-properties fo:font-size="12pt" style:font-size-asian="12pt" style:font-size-complex="12pt"/>
    </style:style>
    <style:style style:name="T180_9" style:family="text">
      <style:text-properties fo:font-size="12pt" style:font-size-asian="12pt" style:font-size-complex="12pt"/>
    </style:style>
    <style:style style:name="T180_10" style:family="text">
      <style:text-properties fo:font-size="12pt" style:font-size-asian="12pt" style:font-size-complex="12pt"/>
    </style:style>
    <style:style style:name="T180_11" style:family="text">
      <style:text-properties fo:font-size="12pt" style:font-size-asian="12pt" style:font-size-complex="12pt"/>
    </style:style>
    <style:style style:name="T180_12" style:family="text">
      <style:text-properties fo:font-size="12pt" style:font-size-asian="12pt" style:font-size-complex="12pt"/>
    </style:style>
    <style:style style:name="T180_13" style:family="text">
      <style:text-properties fo:font-size="12pt" style:font-size-asian="12pt" style:font-size-complex="12pt"/>
    </style:style>
    <style:style style:name="T180_14" style:family="text">
      <style:text-properties fo:font-size="12pt" style:font-size-asian="12pt" style:font-size-complex="12pt"/>
    </style:style>
    <style:style style:name="T180_15" style:family="text">
      <style:text-properties fo:font-size="12pt" style:font-size-asian="12pt" style:font-size-complex="12pt"/>
    </style:style>
    <style:style style:name="T180_16" style:family="text">
      <style:text-properties fo:font-size="12pt" style:font-size-asian="12pt" style:font-size-complex="12pt"/>
    </style:style>
    <style:style style:name="T180_17" style:family="text">
      <style:text-properties fo:font-size="12pt" style:font-size-asian="12pt" style:font-size-complex="12pt"/>
    </style:style>
    <style:style style:name="T180_18" style:family="text">
      <style:text-properties fo:font-size="12pt" style:font-size-asian="12pt" style:font-size-complex="12pt"/>
    </style:style>
    <style:style style:name="T180_19" style:family="text">
      <style:text-properties fo:font-size="12pt" style:font-size-asian="12pt" style:font-size-complex="12pt"/>
    </style:style>
    <style:style style:name="T180_20" style:family="text">
      <style:text-properties fo:font-size="12pt" style:font-size-asian="12pt" style:font-size-complex="12pt"/>
    </style:style>
    <style:style style:name="T180_21" style:family="text">
      <style:text-properties fo:font-size="12pt" style:font-size-asian="12pt" style:font-size-complex="12pt"/>
    </style:style>
    <style:style style:name="T180_22" style:family="text">
      <style:text-properties fo:font-size="12pt" style:font-size-asian="12pt" style:font-size-complex="12pt"/>
    </style:style>
    <style:style style:name="T180_23" style:family="text">
      <style:text-properties fo:font-size="12pt" style:font-size-asian="12pt" style:font-size-complex="12pt"/>
    </style:style>
    <style:style style:name="T180_24" style:family="text">
      <style:text-properties fo:font-size="12pt" style:font-size-asian="12pt" style:font-size-complex="12pt"/>
    </style:style>
    <style:style style:name="T180_25" style:family="text">
      <style:text-properties fo:font-size="12pt" style:font-size-asian="12pt" style:font-size-complex="12pt"/>
    </style:style>
    <style:style style:name="T180_26" style:family="text">
      <style:text-properties fo:font-size="12pt" style:font-size-asian="12pt" style:font-size-complex="12pt"/>
    </style:style>
    <style:style style:name="T180_27" style:family="text">
      <style:text-properties fo:font-size="12pt" style:font-size-asian="12pt" style:font-size-complex="12pt"/>
    </style:style>
    <style:style style:name="T180_28" style:family="text">
      <style:text-properties fo:font-size="12pt" style:font-size-asian="12pt" style:font-size-complex="12pt"/>
    </style:style>
    <style:style style:name="T180_29" style:family="text">
      <style:text-properties fo:font-size="12pt" style:font-size-asian="12pt" style:font-size-complex="12pt"/>
    </style:style>
    <style:style style:name="T180_30" style:family="text">
      <style:text-properties fo:font-size="12pt" style:font-size-asian="12pt" style:font-size-complex="12pt"/>
    </style:style>
    <style:style style:name="T180_31" style:family="text">
      <style:text-properties fo:font-size="12pt" style:font-size-asian="12pt" style:font-size-complex="12pt"/>
    </style:style>
    <style:style style:name="T180_32" style:family="text">
      <style:text-properties fo:font-size="12pt" style:font-size-asian="12pt" style:font-size-complex="12pt"/>
    </style:style>
    <style:style style:name="T180_33" style:family="text">
      <style:text-properties fo:font-size="12pt" style:font-size-asian="12pt" style:font-size-complex="12pt"/>
    </style:style>
    <style:style style:name="T180_34" style:family="text">
      <style:text-properties fo:font-size="12pt" style:font-size-asian="12pt" style:font-size-complex="12pt"/>
    </style:style>
    <style:style style:name="T180_35" style:family="text">
      <style:text-properties fo:font-size="12pt" style:font-size-asian="12pt" style:font-size-complex="12pt"/>
    </style:style>
    <style:style style:name="T180_36" style:family="text">
      <style:text-properties fo:font-size="12pt" style:font-size-asian="12pt" style:font-size-complex="12pt"/>
    </style:style>
    <style:style style:name="T180_37" style:family="text">
      <style:text-properties fo:font-size="12pt" style:font-size-asian="12pt" style:font-size-complex="12pt"/>
    </style:style>
    <style:style style:name="T180_38" style:family="text">
      <style:text-properties fo:font-size="12pt" style:font-size-asian="12pt" style:font-size-complex="12pt"/>
    </style:style>
    <style:style style:name="T180_39" style:family="text">
      <style:text-properties fo:font-size="12pt" style:font-size-asian="12pt" style:font-size-complex="12pt"/>
    </style:style>
    <style:style style:name="T180_40" style:family="text">
      <style:text-properties fo:font-size="12pt" style:font-size-asian="12pt" style:font-size-complex="12pt"/>
    </style:style>
    <style:style style:name="T180_41" style:family="text">
      <style:text-properties fo:font-size="12pt" style:font-size-asian="12pt" style:font-size-complex="12pt"/>
    </style:style>
    <style:style style:name="T180_42" style:family="text">
      <style:text-properties fo:font-size="12pt" style:font-size-asian="12pt" style:font-size-complex="12pt"/>
    </style:style>
    <style:style style:name="P181" style:family="paragraph" style:parent-style-name="Heading_20_3">
      <style:paragraph-properties fo:text-align="justify" fo:break-before="auto" fo:line-height="138%" fo:margin-top="0.494cm" style:writing-mode="rl-tb"/>
    </style:style>
    <style:style style:name="T181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81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81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81_4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81_5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82" style:family="paragraph" style:parent-style-name="Standard">
      <style:paragraph-properties fo:text-align="justify" fo:break-before="auto" fo:line-height="138%" fo:margin-bottom="0.282cm" style:writing-mode="rl-tb"/>
    </style:style>
    <style:style style:name="T182_1" style:family="text">
      <style:text-properties fo:font-size="16pt" style:font-size-asian="16pt" style:font-size-complex="16pt"/>
    </style:style>
    <style:style style:name="T182_2" style:family="text">
      <style:text-properties fo:font-size="7pt" style:font-size-asian="7pt" style:font-size-complex="7pt"/>
    </style:style>
    <style:style style:name="T182_3" style:family="text">
      <style:text-properties fo:font-size="12pt" style:font-size-asian="12pt" style:font-size-complex="12pt"/>
    </style:style>
    <style:style style:name="T182_4" style:family="text">
      <style:text-properties fo:font-size="12pt" style:font-size-asian="12pt" style:font-size-complex="12pt"/>
    </style:style>
    <style:style style:name="T182_5" style:family="text">
      <style:text-properties fo:font-size="12pt" style:font-size-asian="12pt" style:font-size-complex="12pt"/>
    </style:style>
    <style:style style:name="T182_6" style:family="text">
      <style:text-properties fo:font-size="12pt" style:font-size-asian="12pt" style:font-size-complex="12pt"/>
    </style:style>
    <style:style style:name="T182_7" style:family="text">
      <style:text-properties fo:font-size="12pt" style:font-size-asian="12pt" style:font-size-complex="12pt"/>
    </style:style>
    <style:style style:name="T182_8" style:family="text">
      <style:text-properties fo:font-size="12pt" style:font-size-asian="12pt" style:font-size-complex="12pt"/>
    </style:style>
    <style:style style:name="T182_9" style:family="text">
      <style:text-properties fo:font-size="12pt" style:font-size-asian="12pt" style:font-size-complex="12pt"/>
    </style:style>
    <style:style style:name="T182_10" style:family="text">
      <style:text-properties fo:font-size="12pt" style:font-size-asian="12pt" style:font-size-complex="12pt"/>
    </style:style>
    <style:style style:name="T182_11" style:family="text">
      <style:text-properties fo:font-size="12pt" style:font-size-asian="12pt" style:font-size-complex="12pt"/>
    </style:style>
    <style:style style:name="T182_12" style:family="text">
      <style:text-properties fo:font-size="12pt" style:font-size-asian="12pt" style:font-size-complex="12pt"/>
    </style:style>
    <style:style style:name="T182_13" style:family="text">
      <style:text-properties fo:font-size="12pt" style:font-size-asian="12pt" style:font-size-complex="12pt"/>
    </style:style>
    <style:style style:name="T182_14" style:family="text">
      <style:text-properties fo:font-size="12pt" style:font-size-asian="12pt" style:font-size-complex="12pt"/>
    </style:style>
    <style:style style:name="T182_15" style:family="text">
      <style:text-properties fo:font-size="12pt" style:font-size-asian="12pt" style:font-size-complex="12pt"/>
    </style:style>
    <style:style style:name="T182_16" style:family="text">
      <style:text-properties fo:font-size="12pt" style:font-size-asian="12pt" style:font-size-complex="12pt"/>
    </style:style>
    <style:style style:name="T182_17" style:family="text">
      <style:text-properties fo:font-size="12pt" style:font-size-asian="12pt" style:font-size-complex="12pt"/>
    </style:style>
    <style:style style:name="T182_18" style:family="text">
      <style:text-properties fo:font-size="12pt" style:font-size-asian="12pt" style:font-size-complex="12pt"/>
    </style:style>
    <style:style style:name="T182_19" style:family="text">
      <style:text-properties fo:font-size="12pt" style:font-size-asian="12pt" style:font-size-complex="12pt"/>
    </style:style>
    <style:style style:name="T182_20" style:family="text">
      <style:text-properties fo:font-size="12pt" style:font-size-asian="12pt" style:font-size-complex="12pt"/>
    </style:style>
    <style:style style:name="T182_21" style:family="text">
      <style:text-properties fo:font-size="12pt" style:font-size-asian="12pt" style:font-size-complex="12pt"/>
    </style:style>
    <style:style style:name="T182_22" style:family="text">
      <style:text-properties fo:font-size="12pt" style:font-size-asian="12pt" style:font-size-complex="12pt"/>
    </style:style>
    <style:style style:name="T182_23" style:family="text">
      <style:text-properties fo:font-size="12pt" style:font-size-asian="12pt" style:font-size-complex="12pt"/>
    </style:style>
    <style:style style:name="T182_24" style:family="text">
      <style:text-properties fo:font-size="12pt" style:font-size-asian="12pt" style:font-size-complex="12pt"/>
    </style:style>
    <style:style style:name="T182_25" style:family="text">
      <style:text-properties fo:font-size="12pt" style:font-size-asian="12pt" style:font-size-complex="12pt"/>
    </style:style>
    <style:style style:name="T182_26" style:family="text">
      <style:text-properties fo:font-size="12pt" style:font-size-asian="12pt" style:font-size-complex="12pt"/>
    </style:style>
    <style:style style:name="T182_27" style:family="text">
      <style:text-properties fo:font-size="12pt" style:font-size-asian="12pt" style:font-size-complex="12pt"/>
    </style:style>
    <style:style style:name="T182_28" style:family="text">
      <style:text-properties fo:font-size="12pt" style:font-size-asian="12pt" style:font-size-complex="12pt"/>
    </style:style>
    <style:style style:name="T182_29" style:family="text">
      <style:text-properties fo:font-size="12pt" style:font-size-asian="12pt" style:font-size-complex="12pt"/>
    </style:style>
    <style:style style:name="T182_30" style:family="text">
      <style:text-properties fo:font-size="12pt" style:font-size-asian="12pt" style:font-size-complex="12pt"/>
    </style:style>
    <style:style style:name="T182_31" style:family="text">
      <style:text-properties fo:font-size="12pt" style:font-size-asian="12pt" style:font-size-complex="12pt"/>
    </style:style>
    <style:style style:name="T182_32" style:family="text">
      <style:text-properties fo:font-size="12pt" style:font-size-asian="12pt" style:font-size-complex="12pt"/>
    </style:style>
    <style:style style:name="T182_33" style:family="text">
      <style:text-properties fo:font-size="12pt" style:font-size-asian="12pt" style:font-size-complex="12pt"/>
    </style:style>
    <style:style style:name="T182_34" style:family="text">
      <style:text-properties fo:font-size="12pt" style:font-size-asian="12pt" style:font-size-complex="12pt"/>
    </style:style>
    <style:style style:name="T182_35" style:family="text">
      <style:text-properties fo:font-size="12pt" style:font-size-asian="12pt" style:font-size-complex="12pt"/>
    </style:style>
    <style:style style:name="T182_36" style:family="text">
      <style:text-properties fo:font-size="12pt" style:font-size-asian="12pt" style:font-size-complex="12pt"/>
    </style:style>
    <style:style style:name="T182_37" style:family="text">
      <style:text-properties fo:font-size="12pt" style:font-size-asian="12pt" style:font-size-complex="12pt"/>
    </style:style>
    <style:style style:name="T182_38" style:family="text">
      <style:text-properties fo:font-size="12pt" style:font-size-asian="12pt" style:font-size-complex="12pt"/>
    </style:style>
    <style:style style:name="T182_39" style:family="text">
      <style:text-properties fo:font-size="12pt" style:font-size-asian="12pt" style:font-size-complex="12pt"/>
    </style:style>
    <style:style style:name="T182_40" style:family="text">
      <style:text-properties fo:font-size="12pt" style:font-size-asian="12pt" style:font-size-complex="12pt"/>
    </style:style>
    <style:style style:name="T182_41" style:family="text">
      <style:text-properties fo:font-size="12pt" style:font-size-asian="12pt" style:font-size-complex="12pt"/>
    </style:style>
    <style:style style:name="T182_42" style:family="text">
      <style:text-properties fo:font-size="12pt" style:font-size-asian="12pt" style:font-size-complex="12pt"/>
    </style:style>
    <style:style style:name="T182_43" style:family="text">
      <style:text-properties fo:font-size="12pt" style:font-size-asian="12pt" style:font-size-complex="12pt"/>
    </style:style>
    <style:style style:name="T182_44" style:family="text">
      <style:text-properties fo:font-size="12pt" style:font-size-asian="12pt" style:font-size-complex="12pt"/>
    </style:style>
    <style:style style:name="T182_45" style:family="text">
      <style:text-properties fo:font-size="12pt" style:font-size-asian="12pt" style:font-size-complex="12pt"/>
    </style:style>
    <style:style style:name="T182_46" style:family="text">
      <style:text-properties fo:font-size="12pt" style:font-size-asian="12pt" style:font-size-complex="12pt"/>
    </style:style>
    <style:style style:name="T182_47" style:family="text">
      <style:text-properties fo:font-size="12pt" style:font-size-asian="12pt" style:font-size-complex="12pt"/>
    </style:style>
    <style:style style:name="T182_48" style:family="text">
      <style:text-properties fo:font-size="12pt" style:font-size-asian="12pt" style:font-size-complex="12pt"/>
    </style:style>
    <style:style style:name="T182_49" style:family="text">
      <style:text-properties fo:font-size="12pt" style:font-size-asian="12pt" style:font-size-complex="12pt"/>
    </style:style>
    <style:style style:name="T182_50" style:family="text">
      <style:text-properties fo:font-size="12pt" style:font-size-asian="12pt" style:font-size-complex="12pt"/>
    </style:style>
    <style:style style:name="T182_51" style:family="text">
      <style:text-properties fo:font-size="12pt" style:font-size-asian="12pt" style:font-size-complex="12pt"/>
    </style:style>
    <style:style style:name="T182_52" style:family="text">
      <style:text-properties fo:font-size="12pt" style:font-size-asian="12pt" style:font-size-complex="12pt"/>
    </style:style>
    <style:style style:name="T182_53" style:family="text">
      <style:text-properties fo:font-size="12pt" style:font-size-asian="12pt" style:font-size-complex="12pt"/>
    </style:style>
    <style:style style:name="T182_54" style:family="text">
      <style:text-properties fo:font-size="12pt" style:font-size-asian="12pt" style:font-size-complex="12pt"/>
    </style:style>
    <style:style style:name="T182_55" style:family="text">
      <style:text-properties fo:font-size="12pt" style:font-size-asian="12pt" style:font-size-complex="12pt"/>
    </style:style>
    <style:style style:name="T182_56" style:family="text">
      <style:text-properties fo:font-size="12pt" style:font-size-asian="12pt" style:font-size-complex="12pt"/>
    </style:style>
    <style:style style:name="T182_57" style:family="text">
      <style:text-properties fo:font-size="12pt" style:font-size-asian="12pt" style:font-size-complex="12pt"/>
    </style:style>
    <style:style style:name="T182_58" style:family="text">
      <style:text-properties fo:font-size="12pt" style:font-size-asian="12pt" style:font-size-complex="12pt"/>
    </style:style>
    <style:style style:name="T182_59" style:family="text">
      <style:text-properties fo:font-size="12pt" style:font-size-asian="12pt" style:font-size-complex="12pt"/>
    </style:style>
    <style:style style:name="T182_60" style:family="text">
      <style:text-properties fo:font-size="12pt" style:font-size-asian="12pt" style:font-size-complex="12pt"/>
    </style:style>
    <style:style style:name="T182_61" style:family="text">
      <style:text-properties fo:font-size="12pt" style:font-size-asian="12pt" style:font-size-complex="12pt"/>
    </style:style>
    <style:style style:name="T182_62" style:family="text">
      <style:text-properties fo:font-size="12pt" style:font-size-asian="12pt" style:font-size-complex="12pt"/>
    </style:style>
    <style:style style:name="T182_63" style:family="text">
      <style:text-properties fo:font-size="12pt" style:font-size-asian="12pt" style:font-size-complex="12pt"/>
    </style:style>
    <style:style style:name="T182_64" style:family="text">
      <style:text-properties fo:font-size="12pt" style:font-size-asian="12pt" style:font-size-complex="12pt"/>
    </style:style>
    <style:style style:name="T182_65" style:family="text">
      <style:text-properties fo:font-size="12pt" style:font-size-asian="12pt" style:font-size-complex="12pt"/>
    </style:style>
    <style:style style:name="T182_66" style:family="text">
      <style:text-properties fo:font-size="12pt" style:font-size-asian="12pt" style:font-size-complex="12pt"/>
    </style:style>
    <style:style style:name="T182_67" style:family="text">
      <style:text-properties fo:font-size="12pt" style:font-size-asian="12pt" style:font-size-complex="12pt"/>
    </style:style>
    <style:style style:name="T182_68" style:family="text">
      <style:text-properties fo:font-size="12pt" style:font-size-asian="12pt" style:font-size-complex="12pt"/>
    </style:style>
    <style:style style:name="T182_69" style:family="text">
      <style:text-properties fo:font-size="12pt" style:font-size-asian="12pt" style:font-size-complex="12pt"/>
    </style:style>
    <style:style style:name="T182_70" style:family="text">
      <style:text-properties fo:font-size="12pt" style:font-size-asian="12pt" style:font-size-complex="12pt"/>
    </style:style>
    <style:style style:name="T182_71" style:family="text">
      <style:text-properties fo:font-size="12pt" style:font-size-asian="12pt" style:font-size-complex="12pt"/>
    </style:style>
    <style:style style:name="T182_72" style:family="text">
      <style:text-properties fo:font-size="12pt" style:font-size-asian="12pt" style:font-size-complex="12pt"/>
    </style:style>
    <style:style style:name="T182_73" style:family="text">
      <style:text-properties fo:font-size="16pt" style:font-size-asian="16pt" style:font-size-complex="16pt"/>
    </style:style>
    <style:style style:name="T182_74" style:family="text">
      <style:text-properties fo:font-size="12pt" style:font-size-asian="12pt" style:font-size-complex="12pt"/>
    </style:style>
    <style:style style:name="T182_75" style:family="text">
      <style:text-properties fo:font-size="16pt" style:font-size-asian="16pt" style:font-size-complex="16pt"/>
    </style:style>
    <style:style style:name="T182_76" style:family="text">
      <style:text-properties fo:font-size="12pt" style:font-size-asian="12pt" style:font-size-complex="12pt"/>
    </style:style>
    <style:style style:name="T182_77" style:family="text">
      <style:text-properties fo:font-size="12pt" style:font-size-asian="12pt" style:font-size-complex="12pt"/>
    </style:style>
    <style:style style:name="T182_78" style:family="text">
      <style:text-properties fo:font-size="12pt" style:font-size-asian="12pt" style:font-size-complex="12pt"/>
    </style:style>
    <style:style style:name="T182_79" style:family="text">
      <style:text-properties fo:font-size="16pt" style:font-size-asian="16pt" style:font-size-complex="16pt"/>
    </style:style>
    <style:style style:name="T182_80" style:family="text">
      <style:text-properties fo:font-size="12pt" style:font-size-asian="12pt" style:font-size-complex="12pt"/>
    </style:style>
    <style:style style:name="T182_81" style:family="text">
      <style:text-properties fo:font-size="12pt" style:font-size-asian="12pt" style:font-size-complex="12pt"/>
    </style:style>
    <style:style style:name="T182_82" style:family="text">
      <style:text-properties fo:font-size="12pt" style:font-size-asian="12pt" style:font-size-complex="12pt"/>
    </style:style>
    <style:style style:name="T182_83" style:family="text">
      <style:text-properties fo:font-size="12pt" style:font-size-asian="12pt" style:font-size-complex="12pt"/>
    </style:style>
    <style:style style:name="T182_84" style:family="text">
      <style:text-properties fo:font-size="12pt" style:font-size-asian="12pt" style:font-size-complex="12pt"/>
    </style:style>
    <style:style style:name="T182_85" style:family="text">
      <style:text-properties fo:font-size="12pt" style:font-size-asian="12pt" style:font-size-complex="12pt"/>
    </style:style>
    <style:style style:name="T182_86" style:family="text">
      <style:text-properties fo:font-size="12pt" style:font-size-asian="12pt" style:font-size-complex="12pt"/>
    </style:style>
    <style:style style:name="T182_87" style:family="text">
      <style:text-properties fo:font-size="12pt" style:font-size-asian="12pt" style:font-size-complex="12pt"/>
    </style:style>
    <style:style style:name="T182_88" style:family="text">
      <style:text-properties fo:font-size="12pt" style:font-size-asian="12pt" style:font-size-complex="12pt"/>
    </style:style>
    <style:style style:name="T182_89" style:family="text">
      <style:text-properties fo:font-size="12pt" style:font-size-asian="12pt" style:font-size-complex="12pt"/>
    </style:style>
    <style:style style:name="T182_90" style:family="text">
      <style:text-properties fo:font-size="12pt" style:font-size-asian="12pt" style:font-size-complex="12pt"/>
    </style:style>
    <style:style style:name="T182_91" style:family="text">
      <style:text-properties fo:font-size="12pt" style:font-size-asian="12pt" style:font-size-complex="12pt"/>
    </style:style>
    <style:style style:name="T182_92" style:family="text">
      <style:text-properties fo:font-size="12pt" style:font-size-asian="12pt" style:font-size-complex="12pt"/>
    </style:style>
    <style:style style:name="T182_93" style:family="text">
      <style:text-properties fo:font-size="12pt" style:font-size-asian="12pt" style:font-size-complex="12pt"/>
    </style:style>
    <style:style style:name="T182_94" style:family="text">
      <style:text-properties fo:font-size="12pt" style:font-size-asian="12pt" style:font-size-complex="12pt"/>
    </style:style>
    <style:style style:name="T182_95" style:family="text">
      <style:text-properties fo:font-size="12pt" style:font-size-asian="12pt" style:font-size-complex="12pt"/>
    </style:style>
    <style:style style:name="T182_96" style:family="text">
      <style:text-properties fo:font-size="12pt" style:font-size-asian="12pt" style:font-size-complex="12pt"/>
    </style:style>
    <style:style style:name="T182_97" style:family="text">
      <style:text-properties fo:font-size="12pt" style:font-size-asian="12pt" style:font-size-complex="12pt"/>
    </style:style>
    <style:style style:name="T182_98" style:family="text">
      <style:text-properties fo:font-size="12pt" style:font-size-asian="12pt" style:font-size-complex="12pt"/>
    </style:style>
    <style:style style:name="T182_99" style:family="text">
      <style:text-properties fo:font-size="12pt" style:font-size-asian="12pt" style:font-size-complex="12pt"/>
    </style:style>
    <style:style style:name="T182_100" style:family="text">
      <style:text-properties fo:font-size="12pt" style:font-size-asian="12pt" style:font-size-complex="12pt"/>
    </style:style>
    <style:style style:name="T182_101" style:family="text">
      <style:text-properties fo:font-size="12pt" style:font-size-asian="12pt" style:font-size-complex="12pt"/>
    </style:style>
    <style:style style:name="T182_102" style:family="text">
      <style:text-properties fo:font-size="12pt" style:font-size-asian="12pt" style:font-size-complex="12pt"/>
    </style:style>
    <style:style style:name="T182_103" style:family="text">
      <style:text-properties fo:font-size="12pt" style:font-size-asian="12pt" style:font-size-complex="12pt"/>
    </style:style>
    <style:style style:name="T182_104" style:family="text">
      <style:text-properties fo:font-size="12pt" style:font-size-asian="12pt" style:font-size-complex="12pt"/>
    </style:style>
    <style:style style:name="T182_105" style:family="text">
      <style:text-properties fo:font-size="12pt" style:font-size-asian="12pt" style:font-size-complex="12pt"/>
    </style:style>
    <style:style style:name="T182_106" style:family="text">
      <style:text-properties fo:font-size="12pt" style:font-size-asian="12pt" style:font-size-complex="12pt"/>
    </style:style>
    <style:style style:name="T182_107" style:family="text">
      <style:text-properties fo:font-size="12pt" style:font-size-asian="12pt" style:font-size-complex="12pt"/>
    </style:style>
    <style:style style:name="T182_108" style:family="text">
      <style:text-properties fo:font-size="12pt" style:font-size-asian="12pt" style:font-size-complex="12pt"/>
    </style:style>
    <style:style style:name="T182_109" style:family="text">
      <style:text-properties fo:font-size="12pt" style:font-size-asian="12pt" style:font-size-complex="12pt"/>
    </style:style>
    <style:style style:name="T182_110" style:family="text">
      <style:text-properties fo:font-size="12pt" style:font-size-asian="12pt" style:font-size-complex="12pt"/>
    </style:style>
    <style:style style:name="T182_111" style:family="text">
      <style:text-properties fo:font-size="12pt" style:font-size-asian="12pt" style:font-size-complex="12pt"/>
    </style:style>
    <style:style style:name="T182_112" style:family="text">
      <style:text-properties fo:font-size="12pt" style:font-size-asian="12pt" style:font-size-complex="12pt"/>
    </style:style>
    <style:style style:name="T182_113" style:family="text">
      <style:text-properties fo:font-size="12pt" style:font-size-asian="12pt" style:font-size-complex="12pt"/>
    </style:style>
    <style:style style:name="T182_114" style:family="text">
      <style:text-properties fo:font-size="12pt" style:font-size-asian="12pt" style:font-size-complex="12pt"/>
    </style:style>
    <style:style style:name="T182_115" style:family="text">
      <style:text-properties fo:font-size="12pt" style:font-size-asian="12pt" style:font-size-complex="12pt"/>
    </style:style>
    <style:style style:name="T182_116" style:family="text">
      <style:text-properties fo:font-size="12pt" style:font-size-asian="12pt" style:font-size-complex="12pt"/>
    </style:style>
    <style:style style:name="T182_117" style:family="text">
      <style:text-properties fo:font-size="12pt" style:font-size-asian="12pt" style:font-size-complex="12pt"/>
    </style:style>
    <style:style style:name="T182_118" style:family="text">
      <style:text-properties fo:font-size="12pt" style:font-size-asian="12pt" style:font-size-complex="12pt"/>
    </style:style>
    <style:style style:name="T182_119" style:family="text">
      <style:text-properties fo:font-size="12pt" style:font-size-asian="12pt" style:font-size-complex="12pt"/>
    </style:style>
    <style:style style:name="T182_120" style:family="text">
      <style:text-properties fo:font-size="12pt" style:font-size-asian="12pt" style:font-size-complex="12pt"/>
    </style:style>
    <style:style style:name="T182_121" style:family="text">
      <style:text-properties fo:font-size="12pt" style:font-size-asian="12pt" style:font-size-complex="12pt"/>
    </style:style>
    <style:style style:name="T182_122" style:family="text">
      <style:text-properties fo:font-size="12pt" style:font-size-asian="12pt" style:font-size-complex="12pt"/>
    </style:style>
    <style:style style:name="T182_123" style:family="text">
      <style:text-properties fo:font-size="12pt" style:font-size-asian="12pt" style:font-size-complex="12pt"/>
    </style:style>
    <style:style style:name="T182_124" style:family="text">
      <style:text-properties fo:font-size="12pt" style:font-size-asian="12pt" style:font-size-complex="12pt"/>
    </style:style>
    <style:style style:name="T182_125" style:family="text">
      <style:text-properties fo:font-size="12pt" style:font-size-asian="12pt" style:font-size-complex="12pt"/>
    </style:style>
    <style:style style:name="T182_126" style:family="text">
      <style:text-properties fo:font-size="12pt" style:font-size-asian="12pt" style:font-size-complex="12pt"/>
    </style:style>
    <style:style style:name="T182_127" style:family="text">
      <style:text-properties fo:font-size="12pt" style:font-size-asian="12pt" style:font-size-complex="12pt"/>
    </style:style>
    <style:style style:name="T182_128" style:family="text">
      <style:text-properties fo:font-size="12pt" style:font-size-asian="12pt" style:font-size-complex="12pt"/>
    </style:style>
    <style:style style:name="T182_129" style:family="text">
      <style:text-properties fo:font-size="12pt" style:font-size-asian="12pt" style:font-size-complex="12pt"/>
    </style:style>
    <style:style style:name="T182_130" style:family="text">
      <style:text-properties fo:font-size="12pt" style:font-size-asian="12pt" style:font-size-complex="12pt"/>
    </style:style>
    <style:style style:name="T182_131" style:family="text">
      <style:text-properties fo:font-size="12pt" style:font-size-asian="12pt" style:font-size-complex="12pt"/>
    </style:style>
    <style:style style:name="T182_132" style:family="text">
      <style:text-properties fo:font-size="12pt" style:font-size-asian="12pt" style:font-size-complex="12pt"/>
    </style:style>
    <style:style style:name="T182_133" style:family="text">
      <style:text-properties fo:font-size="12pt" style:font-size-asian="12pt" style:font-size-complex="12pt"/>
    </style:style>
    <style:style style:name="T182_134" style:family="text">
      <style:text-properties fo:font-size="12pt" style:font-size-asian="12pt" style:font-size-complex="12pt"/>
    </style:style>
    <style:style style:name="T182_135" style:family="text">
      <style:text-properties fo:font-size="12pt" style:font-size-asian="12pt" style:font-size-complex="12pt"/>
    </style:style>
    <style:style style:name="T182_136" style:family="text">
      <style:text-properties fo:font-size="12pt" style:font-size-asian="12pt" style:font-size-complex="12pt"/>
    </style:style>
    <style:style style:name="T182_137" style:family="text">
      <style:text-properties fo:font-size="12pt" style:font-size-asian="12pt" style:font-size-complex="12pt"/>
    </style:style>
    <style:style style:name="T182_138" style:family="text">
      <style:text-properties fo:font-size="12pt" style:font-size-asian="12pt" style:font-size-complex="12pt"/>
    </style:style>
    <style:style style:name="T182_139" style:family="text">
      <style:text-properties fo:font-size="12pt" style:font-size-asian="12pt" style:font-size-complex="12pt"/>
    </style:style>
    <style:style style:name="T182_140" style:family="text">
      <style:text-properties fo:font-size="12pt" style:font-size-asian="12pt" style:font-size-complex="12pt"/>
    </style:style>
    <style:style style:name="T182_141" style:family="text">
      <style:text-properties fo:font-size="12pt" style:font-size-asian="12pt" style:font-size-complex="12pt"/>
    </style:style>
    <style:style style:name="T182_142" style:family="text">
      <style:text-properties fo:font-size="12pt" style:font-size-asian="12pt" style:font-size-complex="12pt"/>
    </style:style>
    <style:style style:name="T182_143" style:family="text">
      <style:text-properties fo:font-size="12pt" style:font-size-asian="12pt" style:font-size-complex="12pt"/>
    </style:style>
    <style:style style:name="T182_144" style:family="text">
      <style:text-properties fo:font-size="12pt" style:font-size-asian="12pt" style:font-size-complex="12pt"/>
    </style:style>
    <style:style style:name="T182_145" style:family="text">
      <style:text-properties fo:font-size="12pt" style:font-size-asian="12pt" style:font-size-complex="12pt"/>
    </style:style>
    <style:style style:name="T182_146" style:family="text">
      <style:text-properties fo:font-size="12pt" style:font-size-asian="12pt" style:font-size-complex="12pt"/>
    </style:style>
    <style:style style:name="T182_147" style:family="text">
      <style:text-properties fo:font-size="12pt" style:font-size-asian="12pt" style:font-size-complex="12pt"/>
    </style:style>
    <style:style style:name="T182_148" style:family="text">
      <style:text-properties fo:font-size="12pt" style:font-size-asian="12pt" style:font-size-complex="12pt"/>
    </style:style>
    <style:style style:name="T182_149" style:family="text">
      <style:text-properties fo:font-size="12pt" style:font-size-asian="12pt" style:font-size-complex="12pt"/>
    </style:style>
    <style:style style:name="T182_150" style:family="text">
      <style:text-properties fo:font-size="12pt" style:font-size-asian="12pt" style:font-size-complex="12pt"/>
    </style:style>
    <style:style style:name="T182_151" style:family="text">
      <style:text-properties fo:font-size="12pt" style:font-size-asian="12pt" style:font-size-complex="12pt"/>
    </style:style>
    <style:style style:name="T182_152" style:family="text">
      <style:text-properties fo:font-size="12pt" style:font-size-asian="12pt" style:font-size-complex="12pt"/>
    </style:style>
    <style:style style:name="T182_153" style:family="text">
      <style:text-properties fo:font-size="12pt" style:font-size-asian="12pt" style:font-size-complex="12pt"/>
    </style:style>
    <style:style style:name="T182_154" style:family="text">
      <style:text-properties fo:font-size="12pt" style:font-size-asian="12pt" style:font-size-complex="12pt"/>
    </style:style>
    <style:style style:name="T182_155" style:family="text">
      <style:text-properties fo:font-size="12pt" style:font-size-asian="12pt" style:font-size-complex="12pt"/>
    </style:style>
    <style:style style:name="T182_156" style:family="text">
      <style:text-properties fo:font-size="12pt" style:font-size-asian="12pt" style:font-size-complex="12pt"/>
    </style:style>
    <style:style style:name="T182_157" style:family="text">
      <style:text-properties fo:font-size="12pt" style:font-size-asian="12pt" style:font-size-complex="12pt"/>
    </style:style>
    <style:style style:name="T182_158" style:family="text">
      <style:text-properties fo:font-size="12pt" style:font-size-asian="12pt" style:font-size-complex="12pt"/>
    </style:style>
    <style:style style:name="T182_159" style:family="text">
      <style:text-properties fo:font-size="12pt" style:font-size-asian="12pt" style:font-size-complex="12pt"/>
    </style:style>
    <style:style style:name="T182_160" style:family="text">
      <style:text-properties fo:font-size="12pt" style:font-size-asian="12pt" style:font-size-complex="12pt"/>
    </style:style>
    <style:style style:name="T182_161" style:family="text">
      <style:text-properties fo:font-size="12pt" style:font-size-asian="12pt" style:font-size-complex="12pt"/>
    </style:style>
    <style:style style:name="T182_162" style:family="text">
      <style:text-properties fo:font-size="12pt" style:font-size-asian="12pt" style:font-size-complex="12pt"/>
    </style:style>
    <style:style style:name="T182_163" style:family="text">
      <style:text-properties fo:font-size="12pt" style:font-size-asian="12pt" style:font-size-complex="12pt"/>
    </style:style>
    <style:style style:name="T182_164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text-align="justify" fo:break-before="auto" fo:line-height="138%" fo:margin-bottom="0.282cm" style:writing-mode="rl-tb"/>
    </style:style>
    <style:style style:name="T183_1" style:family="text">
      <style:text-properties fo:font-size="16pt" style:font-size-asian="16pt" style:font-size-complex="16pt"/>
    </style:style>
    <style:style style:name="T183_2" style:family="text">
      <style:text-properties fo:font-size="7pt" style:font-size-asian="7pt" style:font-size-complex="7pt"/>
    </style:style>
    <style:style style:name="T183_3" style:family="text">
      <style:text-properties fo:font-size="12pt" style:font-size-asian="12pt" style:font-size-complex="12pt"/>
    </style:style>
    <style:style style:name="T183_4" style:family="text">
      <style:text-properties fo:font-size="12pt" style:font-size-asian="12pt" style:font-size-complex="12pt"/>
    </style:style>
    <style:style style:name="T183_5" style:family="text">
      <style:text-properties fo:font-size="12pt" style:font-size-asian="12pt" style:font-size-complex="12pt"/>
    </style:style>
    <style:style style:name="T183_6" style:family="text">
      <style:text-properties fo:font-size="12pt" style:font-size-asian="12pt" style:font-size-complex="12pt"/>
    </style:style>
    <style:style style:name="T183_7" style:family="text">
      <style:text-properties fo:font-size="12pt" style:font-size-asian="12pt" style:font-size-complex="12pt"/>
    </style:style>
    <style:style style:name="T183_8" style:family="text">
      <style:text-properties fo:font-size="12pt" style:font-size-asian="12pt" style:font-size-complex="12pt"/>
    </style:style>
    <style:style style:name="T183_9" style:family="text">
      <style:text-properties fo:font-size="12pt" style:font-size-asian="12pt" style:font-size-complex="12pt"/>
    </style:style>
    <style:style style:name="T183_10" style:family="text">
      <style:text-properties fo:font-size="12pt" style:font-size-asian="12pt" style:font-size-complex="12pt"/>
    </style:style>
    <style:style style:name="T183_11" style:family="text">
      <style:text-properties fo:font-size="12pt" style:font-size-asian="12pt" style:font-size-complex="12pt"/>
    </style:style>
    <style:style style:name="T183_12" style:family="text">
      <style:text-properties fo:font-size="12pt" style:font-size-asian="12pt" style:font-size-complex="12pt"/>
    </style:style>
    <style:style style:name="T183_13" style:family="text">
      <style:text-properties fo:font-size="12pt" style:font-size-asian="12pt" style:font-size-complex="12pt"/>
    </style:style>
    <style:style style:name="T183_14" style:family="text">
      <style:text-properties fo:font-size="12pt" style:font-size-asian="12pt" style:font-size-complex="12pt"/>
    </style:style>
    <style:style style:name="T183_15" style:family="text">
      <style:text-properties fo:font-size="12pt" style:font-size-asian="12pt" style:font-size-complex="12pt"/>
    </style:style>
    <style:style style:name="T183_16" style:family="text">
      <style:text-properties fo:font-size="12pt" style:font-size-asian="12pt" style:font-size-complex="12pt"/>
    </style:style>
    <style:style style:name="T183_17" style:family="text">
      <style:text-properties fo:font-size="12pt" style:font-size-asian="12pt" style:font-size-complex="12pt"/>
    </style:style>
    <style:style style:name="T183_18" style:family="text">
      <style:text-properties fo:font-size="12pt" style:font-size-asian="12pt" style:font-size-complex="12pt"/>
    </style:style>
    <style:style style:name="T183_19" style:family="text">
      <style:text-properties fo:font-size="12pt" style:font-size-asian="12pt" style:font-size-complex="12pt"/>
    </style:style>
    <style:style style:name="T183_20" style:family="text">
      <style:text-properties fo:font-size="12pt" style:font-size-asian="12pt" style:font-size-complex="12pt"/>
    </style:style>
    <style:style style:name="T183_21" style:family="text">
      <style:text-properties fo:font-size="12pt" style:font-size-asian="12pt" style:font-size-complex="12pt"/>
    </style:style>
    <style:style style:name="T183_22" style:family="text">
      <style:text-properties fo:font-size="12pt" style:font-size-asian="12pt" style:font-size-complex="12pt"/>
    </style:style>
    <style:style style:name="T183_23" style:family="text">
      <style:text-properties fo:font-size="12pt" style:font-size-asian="12pt" style:font-size-complex="12pt"/>
    </style:style>
    <style:style style:name="T183_24" style:family="text">
      <style:text-properties fo:font-size="12pt" style:font-size-asian="12pt" style:font-size-complex="12pt"/>
    </style:style>
    <style:style style:name="T183_25" style:family="text">
      <style:text-properties fo:font-size="12pt" style:font-size-asian="12pt" style:font-size-complex="12pt"/>
    </style:style>
    <style:style style:name="T183_26" style:family="text">
      <style:text-properties fo:font-size="12pt" style:font-size-asian="12pt" style:font-size-complex="12pt"/>
    </style:style>
    <style:style style:name="T183_27" style:family="text">
      <style:text-properties fo:font-size="12pt" style:font-size-asian="12pt" style:font-size-complex="12pt"/>
    </style:style>
    <style:style style:name="T183_28" style:family="text">
      <style:text-properties fo:font-size="12pt" style:font-size-asian="12pt" style:font-size-complex="12pt"/>
    </style:style>
    <style:style style:name="T183_29" style:family="text">
      <style:text-properties fo:font-size="12pt" style:font-size-asian="12pt" style:font-size-complex="12pt"/>
    </style:style>
    <style:style style:name="T183_30" style:family="text">
      <style:text-properties fo:font-size="12pt" style:font-size-asian="12pt" style:font-size-complex="12pt"/>
    </style:style>
    <style:style style:name="T183_31" style:family="text">
      <style:text-properties fo:font-size="12pt" style:font-size-asian="12pt" style:font-size-complex="12pt"/>
    </style:style>
    <style:style style:name="T183_32" style:family="text">
      <style:text-properties fo:font-size="12pt" style:font-size-asian="12pt" style:font-size-complex="12pt"/>
    </style:style>
    <style:style style:name="T183_33" style:family="text">
      <style:text-properties fo:font-size="12pt" style:font-size-asian="12pt" style:font-size-complex="12pt"/>
    </style:style>
    <style:style style:name="T183_34" style:family="text">
      <style:text-properties fo:font-size="12pt" style:font-size-asian="12pt" style:font-size-complex="12pt"/>
    </style:style>
    <style:style style:name="T183_35" style:family="text">
      <style:text-properties fo:font-size="12pt" style:font-size-asian="12pt" style:font-size-complex="12pt"/>
    </style:style>
    <style:style style:name="T183_36" style:family="text">
      <style:text-properties fo:font-size="12pt" style:font-size-asian="12pt" style:font-size-complex="12pt"/>
    </style:style>
    <style:style style:name="T183_37" style:family="text">
      <style:text-properties fo:font-size="12pt" style:font-size-asian="12pt" style:font-size-complex="12pt"/>
    </style:style>
    <style:style style:name="T183_38" style:family="text">
      <style:text-properties fo:font-size="12pt" style:font-size-asian="12pt" style:font-size-complex="12pt"/>
    </style:style>
    <style:style style:name="T183_39" style:family="text">
      <style:text-properties fo:font-size="12pt" style:font-size-asian="12pt" style:font-size-complex="12pt"/>
    </style:style>
    <style:style style:name="T183_40" style:family="text">
      <style:text-properties fo:font-size="12pt" style:font-size-asian="12pt" style:font-size-complex="12pt"/>
    </style:style>
    <style:style style:name="T183_41" style:family="text">
      <style:text-properties fo:font-size="12pt" style:font-size-asian="12pt" style:font-size-complex="12pt"/>
    </style:style>
    <style:style style:name="T183_42" style:family="text">
      <style:text-properties fo:font-size="12pt" style:font-size-asian="12pt" style:font-size-complex="12pt"/>
    </style:style>
    <style:style style:name="T183_43" style:family="text">
      <style:text-properties fo:font-size="16pt" style:font-size-asian="16pt" style:font-size-complex="16pt"/>
    </style:style>
    <style:style style:name="T183_44" style:family="text">
      <style:text-properties fo:font-size="12pt" style:font-size-asian="12pt" style:font-size-complex="12pt"/>
    </style:style>
    <style:style style:name="T183_45" style:family="text">
      <style:text-properties fo:font-size="12pt" style:font-size-asian="12pt" style:font-size-complex="12pt"/>
    </style:style>
    <style:style style:name="T183_46" style:family="text">
      <style:text-properties fo:font-size="12pt" style:font-size-asian="12pt" style:font-size-complex="12pt"/>
    </style:style>
    <style:style style:name="T183_47" style:family="text">
      <style:text-properties fo:font-size="12pt" style:font-size-asian="12pt" style:font-size-complex="12pt"/>
    </style:style>
    <style:style style:name="T183_48" style:family="text">
      <style:text-properties fo:font-size="12pt" style:font-size-asian="12pt" style:font-size-complex="12pt"/>
    </style:style>
    <style:style style:name="T183_49" style:family="text">
      <style:text-properties fo:font-size="12pt" style:font-size-asian="12pt" style:font-size-complex="12pt"/>
    </style:style>
    <style:style style:name="T183_50" style:family="text">
      <style:text-properties fo:font-size="12pt" style:font-size-asian="12pt" style:font-size-complex="12pt"/>
    </style:style>
    <style:style style:name="T183_51" style:family="text">
      <style:text-properties fo:font-size="12pt" style:font-size-asian="12pt" style:font-size-complex="12pt"/>
    </style:style>
    <style:style style:name="T183_52" style:family="text">
      <style:text-properties fo:font-size="12pt" style:font-size-asian="12pt" style:font-size-complex="12pt"/>
    </style:style>
    <style:style style:name="T183_53" style:family="text">
      <style:text-properties fo:font-size="12pt" style:font-size-asian="12pt" style:font-size-complex="12pt"/>
    </style:style>
    <style:style style:name="T183_54" style:family="text">
      <style:text-properties fo:font-size="12pt" style:font-size-asian="12pt" style:font-size-complex="12pt"/>
    </style:style>
    <style:style style:name="T183_55" style:family="text">
      <style:text-properties fo:font-size="12pt" style:font-size-asian="12pt" style:font-size-complex="12pt"/>
    </style:style>
    <style:style style:name="T183_56" style:family="text">
      <style:text-properties fo:font-size="12pt" style:font-size-asian="12pt" style:font-size-complex="12pt"/>
    </style:style>
    <style:style style:name="Table23" style:family="table">
      <style:table-properties table:align="right" style:width="14.42cm" fo:margin-left="2.09cm" style:writing-mode="rl-tb"/>
    </style:style>
    <style:style style:name="Column23" style:family="table-column">
      <style:table-column-properties style:column-width="14.42cm"/>
    </style:style>
    <style:style style:name="Row23" style:family="table-row"/>
    <style:style style:name="Cell23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184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1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2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3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5_3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normal" style:font-style-asian="normal" style:font-style-complex="normal" fo:color="#538135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line-height="138%" style:writing-mode="rl-tb"/>
    </style:style>
    <style:style style:name="T187_1" style:family="text">
      <style:text-properties fo:font-size="12pt" style:font-size-asian="12pt" style:font-size-complex="12pt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/>
    </style:style>
    <style:style style:name="T187_6" style:family="text">
      <style:text-properties fo:font-size="12pt" style:font-size-asian="12pt" style:font-size-complex="12pt"/>
    </style:style>
    <style:style style:name="T187_7" style:family="text">
      <style:text-properties fo:font-size="12pt" style:font-size-asian="12pt" style:font-size-complex="12pt"/>
    </style:style>
    <style:style style:name="T187_8" style:family="text">
      <style:text-properties fo:font-size="12pt" style:font-size-asian="12pt" style:font-size-complex="12pt"/>
    </style:style>
    <style:style style:name="T187_9" style:family="text">
      <style:text-properties fo:font-size="12pt" style:font-size-asian="12pt" style:font-size-complex="12pt"/>
    </style:style>
    <style:style style:name="T187_10" style:family="text">
      <style:text-properties fo:font-size="12pt" style:font-size-asian="12pt" style:font-size-complex="12pt"/>
    </style:style>
    <style:style style:name="T187_11" style:family="text">
      <style:text-properties fo:font-size="12pt" style:font-size-asian="12pt" style:font-size-complex="12pt"/>
    </style:style>
    <style:style style:name="T187_12" style:family="text">
      <style:text-properties fo:font-size="12pt" style:font-size-asian="12pt" style:font-size-complex="12pt"/>
    </style:style>
    <style:style style:name="T187_13" style:family="text">
      <style:text-properties fo:font-size="12pt" style:font-size-asian="12pt" style:font-size-complex="12pt"/>
    </style:style>
    <style:style style:name="T187_14" style:family="text">
      <style:text-properties fo:font-size="12pt" style:font-size-asian="12pt" style:font-size-complex="12pt"/>
    </style:style>
    <style:style style:name="T187_15" style:family="text">
      <style:text-properties fo:font-size="12pt" style:font-size-asian="12pt" style:font-size-complex="12pt"/>
    </style:style>
    <style:style style:name="T187_16" style:family="text">
      <style:text-properties fo:font-size="12pt" style:font-size-asian="12pt" style:font-size-complex="12pt"/>
    </style:style>
    <style:style style:name="T187_17" style:family="text">
      <style:text-properties fo:font-size="12pt" style:font-size-asian="12pt" style:font-size-complex="12pt"/>
    </style:style>
    <style:style style:name="T187_18" style:family="text">
      <style:text-properties fo:font-size="12pt" style:font-size-asian="12pt" style:font-size-complex="12pt"/>
    </style:style>
    <style:style style:name="T187_19" style:family="text">
      <style:text-properties fo:font-size="12pt" style:font-size-asian="12pt" style:font-size-complex="12pt"/>
    </style:style>
    <style:style style:name="T187_20" style:family="text">
      <style:text-properties fo:font-size="12pt" style:font-size-asian="12pt" style:font-size-complex="12pt"/>
    </style:style>
    <style:style style:name="T187_21" style:family="text">
      <style:text-properties fo:font-size="12pt" style:font-size-asian="12pt" style:font-size-complex="12pt"/>
    </style:style>
    <style:style style:name="T187_22" style:family="text">
      <style:text-properties fo:font-size="12pt" style:font-size-asian="12pt" style:font-size-complex="12pt"/>
    </style:style>
    <style:style style:name="T187_23" style:family="text">
      <style:text-properties fo:font-size="12pt" style:font-size-asian="12pt" style:font-size-complex="12pt"/>
    </style:style>
    <style:style style:name="T187_24" style:family="text">
      <style:text-properties fo:font-size="12pt" style:font-size-asian="12pt" style:font-size-complex="12pt"/>
    </style:style>
    <style:style style:name="T187_25" style:family="text">
      <style:text-properties fo:font-size="12pt" style:font-size-asian="12pt" style:font-size-complex="12pt"/>
    </style:style>
    <style:style style:name="T187_26" style:family="text">
      <style:text-properties fo:font-size="12pt" style:font-size-asian="12pt" style:font-size-complex="12pt"/>
    </style:style>
    <style:style style:name="T187_27" style:family="text">
      <style:text-properties fo:font-size="12pt" style:font-size-asian="12pt" style:font-size-complex="12pt"/>
    </style:style>
    <style:style style:name="T187_28" style:family="text">
      <style:text-properties fo:font-size="12pt" style:font-size-asian="12pt" style:font-size-complex="12pt"/>
    </style:style>
    <style:style style:name="T187_29" style:family="text">
      <style:text-properties fo:font-size="12pt" style:font-size-asian="12pt" style:font-size-complex="12pt"/>
    </style:style>
    <style:style style:name="T187_30" style:family="text">
      <style:text-properties fo:font-size="12pt" style:font-size-asian="12pt" style:font-size-complex="12pt"/>
    </style:style>
    <style:style style:name="T187_31" style:family="text">
      <style:text-properties fo:font-size="12pt" style:font-size-asian="12pt" style:font-size-complex="12pt"/>
    </style:style>
    <style:style style:name="T187_32" style:family="text">
      <style:text-properties fo:font-size="12pt" style:font-size-asian="12pt" style:font-size-complex="12pt"/>
    </style:style>
    <style:style style:name="T187_33" style:family="text">
      <style:text-properties fo:font-size="12pt" style:font-size-asian="12pt" style:font-size-complex="12pt"/>
    </style:style>
    <style:style style:name="T187_34" style:family="text">
      <style:text-properties fo:font-size="12pt" style:font-size-asian="12pt" style:font-size-complex="12pt"/>
    </style:style>
    <style:style style:name="T187_35" style:family="text">
      <style:text-properties fo:font-size="12pt" style:font-size-asian="12pt" style:font-size-complex="12pt"/>
    </style:style>
    <style:style style:name="T187_36" style:family="text">
      <style:text-properties fo:font-size="12pt" style:font-size-asian="12pt" style:font-size-complex="12pt"/>
    </style:style>
    <style:style style:name="T187_37" style:family="text">
      <style:text-properties fo:font-size="12pt" style:font-size-asian="12pt" style:font-size-complex="12pt"/>
    </style:style>
    <style:style style:name="T187_38" style:family="text">
      <style:text-properties fo:font-size="12pt" style:font-size-asian="12pt" style:font-size-complex="12pt"/>
    </style:style>
    <style:style style:name="T187_39" style:family="text">
      <style:text-properties fo:font-size="12pt" style:font-size-asian="12pt" style:font-size-complex="12pt"/>
    </style:style>
    <style:style style:name="T187_40" style:family="text">
      <style:text-properties fo:font-size="12pt" style:font-size-asian="12pt" style:font-size-complex="12pt"/>
    </style:style>
    <style:style style:name="T187_41" style:family="text">
      <style:text-properties fo:font-size="12pt" style:font-size-asian="12pt" style:font-size-complex="12pt"/>
    </style:style>
    <style:style style:name="T187_42" style:family="text">
      <style:text-properties fo:font-size="12pt" style:font-size-asian="12pt" style:font-size-complex="12pt"/>
    </style:style>
    <style:style style:name="T187_43" style:family="text">
      <style:text-properties fo:font-size="12pt" style:font-size-asian="12pt" style:font-size-complex="12pt"/>
    </style:style>
    <style:style style:name="T187_44" style:family="text">
      <style:text-properties fo:font-size="12pt" style:font-size-asian="12pt" style:font-size-complex="12pt"/>
    </style:style>
    <style:style style:name="T187_45" style:family="text">
      <style:text-properties fo:font-size="12pt" style:font-size-asian="12pt" style:font-size-complex="12pt"/>
    </style:style>
    <style:style style:name="T187_46" style:family="text">
      <style:text-properties fo:font-size="12pt" style:font-size-asian="12pt" style:font-size-complex="12pt"/>
    </style:style>
    <style:style style:name="T187_47" style:family="text">
      <style:text-properties fo:font-size="12pt" style:font-size-asian="12pt" style:font-size-complex="12pt"/>
    </style:style>
    <style:style style:name="T187_48" style:family="text">
      <style:text-properties fo:font-size="12pt" style:font-size-asian="12pt" style:font-size-complex="12pt"/>
    </style:style>
    <style:style style:name="T187_49" style:family="text">
      <style:text-properties fo:font-size="12pt" style:font-size-asian="12pt" style:font-size-complex="12pt"/>
    </style:style>
    <style:style style:name="T187_50" style:family="text">
      <style:text-properties fo:font-size="12pt" style:font-size-asian="12pt" style:font-size-complex="12pt"/>
    </style:style>
    <style:style style:name="T187_51" style:family="text">
      <style:text-properties fo:font-size="12pt" style:font-size-asian="12pt" style:font-size-complex="12pt"/>
    </style:style>
    <style:style style:name="T187_52" style:family="text">
      <style:text-properties fo:font-size="12pt" style:font-size-asian="12pt" style:font-size-complex="12pt"/>
    </style:style>
    <style:style style:name="T187_53" style:family="text">
      <style:text-properties fo:font-size="12pt" style:font-size-asian="12pt" style:font-size-complex="12pt"/>
    </style:style>
    <style:style style:name="T187_54" style:family="text">
      <style:text-properties fo:font-size="12pt" style:font-size-asian="12pt" style:font-size-complex="12pt"/>
    </style:style>
    <style:style style:name="T187_55" style:family="text">
      <style:text-properties fo:font-size="12pt" style:font-size-asian="12pt" style:font-size-complex="12pt"/>
    </style:style>
    <style:style style:name="T187_56" style:family="text">
      <style:text-properties fo:font-size="12pt" style:font-size-asian="12pt" style:font-size-complex="12pt"/>
    </style:style>
    <style:style style:name="T187_57" style:family="text">
      <style:text-properties fo:font-size="12pt" style:font-size-asian="12pt" style:font-size-complex="12pt"/>
    </style:style>
    <style:style style:name="T187_58" style:family="text">
      <style:text-properties fo:font-size="12pt" style:font-size-asian="12pt" style:font-size-complex="12pt"/>
    </style:style>
    <style:style style:name="T187_59" style:family="text">
      <style:text-properties fo:font-size="12pt" style:font-size-asian="12pt" style:font-size-complex="12pt"/>
    </style:style>
    <style:style style:name="T187_60" style:family="text">
      <style:text-properties fo:font-size="12pt" style:font-size-asian="12pt" style:font-size-complex="12pt"/>
    </style:style>
    <style:style style:name="T187_61" style:family="text">
      <style:text-properties fo:font-size="12pt" style:font-size-asian="12pt" style:font-size-complex="12pt"/>
    </style:style>
    <style:style style:name="T187_62" style:family="text">
      <style:text-properties fo:font-size="12pt" style:font-size-asian="12pt" style:font-size-complex="12pt"/>
    </style:style>
    <style:style style:name="T187_63" style:family="text">
      <style:text-properties fo:font-size="12pt" style:font-size-asian="12pt" style:font-size-complex="12pt"/>
    </style:style>
    <style:style style:name="T187_64" style:family="text">
      <style:text-properties fo:font-size="12pt" style:font-size-asian="12pt" style:font-size-complex="12pt"/>
    </style:style>
    <style:style style:name="T187_65" style:family="text">
      <style:text-properties fo:font-size="12pt" style:font-size-asian="12pt" style:font-size-complex="12pt"/>
    </style:style>
    <style:style style:name="T187_66" style:family="text">
      <style:text-properties fo:font-size="12pt" style:font-size-asian="12pt" style:font-size-complex="12pt"/>
    </style:style>
    <style:style style:name="T187_67" style:family="text">
      <style:text-properties fo:font-size="12pt" style:font-size-asian="12pt" style:font-size-complex="12pt"/>
    </style:style>
    <style:style style:name="T187_68" style:family="text">
      <style:text-properties fo:font-size="12pt" style:font-size-asian="12pt" style:font-size-complex="12pt"/>
    </style:style>
    <style:style style:name="T187_69" style:family="text">
      <style:text-properties fo:font-size="12pt" style:font-size-asian="12pt" style:font-size-complex="12pt"/>
    </style:style>
    <style:style style:name="T187_70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text-align="justify" fo:break-before="auto" fo:line-height="138%" style:writing-mode="rl-tb"/>
    </style:style>
    <style:style style:name="T188_1" style:family="text">
      <style:text-properties fo:font-size="12pt" style:font-size-asian="12pt" style:font-size-complex="12pt"/>
    </style:style>
    <style:style style:name="T188_2" style:family="text">
      <style:text-properties fo:font-size="12pt" style:font-size-asian="12pt" style:font-size-complex="12pt"/>
    </style:style>
    <style:style style:name="T188_3" style:family="text">
      <style:text-properties fo:font-size="12pt" style:font-size-asian="12pt" style:font-size-complex="12pt"/>
    </style:style>
    <style:style style:name="T188_4" style:family="text">
      <style:text-properties fo:font-size="12pt" style:font-size-asian="12pt" style:font-size-complex="12pt"/>
    </style:style>
    <style:style style:name="T188_5" style:family="text">
      <style:text-properties fo:font-size="12pt" style:font-size-asian="12pt" style:font-size-complex="12pt"/>
    </style:style>
    <style:style style:name="T188_6" style:family="text">
      <style:text-properties fo:font-size="12pt" style:font-size-asian="12pt" style:font-size-complex="12pt"/>
    </style:style>
    <style:style style:name="T188_7" style:family="text">
      <style:text-properties fo:font-size="12pt" style:font-size-asian="12pt" style:font-size-complex="12pt"/>
    </style:style>
    <style:style style:name="T188_8" style:family="text">
      <style:text-properties fo:font-size="12pt" style:font-size-asian="12pt" style:font-size-complex="12pt"/>
    </style:style>
    <style:style style:name="T188_9" style:family="text">
      <style:text-properties fo:font-size="12pt" style:font-size-asian="12pt" style:font-size-complex="12pt"/>
    </style:style>
    <style:style style:name="T188_10" style:family="text">
      <style:text-properties fo:font-size="12pt" style:font-size-asian="12pt" style:font-size-complex="12pt"/>
    </style:style>
    <style:style style:name="T188_11" style:family="text">
      <style:text-properties fo:font-size="12pt" style:font-size-asian="12pt" style:font-size-complex="12pt"/>
    </style:style>
    <style:style style:name="T188_12" style:family="text">
      <style:text-properties fo:font-size="12pt" style:font-size-asian="12pt" style:font-size-complex="12pt"/>
    </style:style>
    <style:style style:name="T188_13" style:family="text">
      <style:text-properties fo:font-size="12pt" style:font-size-asian="12pt" style:font-size-complex="12pt"/>
    </style:style>
    <style:style style:name="T188_14" style:family="text">
      <style:text-properties fo:font-size="12pt" style:font-size-asian="12pt" style:font-size-complex="12pt"/>
    </style:style>
    <style:style style:name="T188_15" style:family="text">
      <style:text-properties fo:font-size="12pt" style:font-size-asian="12pt" style:font-size-complex="12pt"/>
    </style:style>
    <style:style style:name="T188_16" style:family="text">
      <style:text-properties fo:font-size="12pt" style:font-size-asian="12pt" style:font-size-complex="12pt"/>
    </style:style>
    <style:style style:name="T188_17" style:family="text">
      <style:text-properties fo:font-size="12pt" style:font-size-asian="12pt" style:font-size-complex="12pt"/>
    </style:style>
    <style:style style:name="T188_18" style:family="text">
      <style:text-properties fo:font-size="12pt" style:font-size-asian="12pt" style:font-size-complex="12pt"/>
    </style:style>
    <style:style style:name="T188_19" style:family="text">
      <style:text-properties fo:font-size="12pt" style:font-size-asian="12pt" style:font-size-complex="12pt"/>
    </style:style>
    <style:style style:name="T188_20" style:family="text">
      <style:text-properties fo:font-size="12pt" style:font-size-asian="12pt" style:font-size-complex="12pt"/>
    </style:style>
    <style:style style:name="T188_21" style:family="text">
      <style:text-properties fo:font-size="12pt" style:font-size-asian="12pt" style:font-size-complex="12pt"/>
    </style:style>
    <style:style style:name="T188_22" style:family="text">
      <style:text-properties fo:font-size="12pt" style:font-size-asian="12pt" style:font-size-complex="12pt"/>
    </style:style>
    <style:style style:name="T188_23" style:family="text">
      <style:text-properties fo:font-size="12pt" style:font-size-asian="12pt" style:font-size-complex="12pt"/>
    </style:style>
    <style:style style:name="T188_24" style:family="text">
      <style:text-properties fo:font-size="12pt" style:font-size-asian="12pt" style:font-size-complex="12pt"/>
    </style:style>
    <style:style style:name="T188_25" style:family="text">
      <style:text-properties fo:font-size="12pt" style:font-size-asian="12pt" style:font-size-complex="12pt"/>
    </style:style>
    <style:style style:name="T188_26" style:family="text">
      <style:text-properties fo:font-size="12pt" style:font-size-asian="12pt" style:font-size-complex="12pt"/>
    </style:style>
    <style:style style:name="T188_27" style:family="text">
      <style:text-properties fo:font-size="12pt" style:font-size-asian="12pt" style:font-size-complex="12pt"/>
    </style:style>
    <style:style style:name="T188_28" style:family="text">
      <style:text-properties fo:font-size="12pt" style:font-size-asian="12pt" style:font-size-complex="12pt"/>
    </style:style>
    <style:style style:name="T188_29" style:family="text">
      <style:text-properties fo:font-size="12pt" style:font-size-asian="12pt" style:font-size-complex="12pt"/>
    </style:style>
    <style:style style:name="T188_30" style:family="text">
      <style:text-properties fo:font-size="12pt" style:font-size-asian="12pt" style:font-size-complex="12pt"/>
    </style:style>
    <style:style style:name="T188_31" style:family="text">
      <style:text-properties fo:font-size="12pt" style:font-size-asian="12pt" style:font-size-complex="12pt"/>
    </style:style>
    <style:style style:name="T188_32" style:family="text">
      <style:text-properties fo:font-size="12pt" style:font-size-asian="12pt" style:font-size-complex="12pt"/>
    </style:style>
    <style:style style:name="T188_33" style:family="text">
      <style:text-properties fo:font-size="12pt" style:font-size-asian="12pt" style:font-size-complex="12pt"/>
    </style:style>
    <style:style style:name="T188_34" style:family="text">
      <style:text-properties fo:font-size="12pt" style:font-size-asian="12pt" style:font-size-complex="12pt"/>
    </style:style>
    <style:style style:name="P189" style:family="paragraph" style:parent-style-name="Standard">
      <style:paragraph-properties fo:text-align="justify" fo:break-before="auto" fo:line-height="138%" fo:margin-bottom="0.282cm" style:writing-mode="rl-tb"/>
    </style:style>
    <style:style style:name="T189_1" style:family="text">
      <style:text-properties fo:font-size="16pt" style:font-size-asian="16pt" style:font-size-complex="16pt"/>
    </style:style>
    <style:style style:name="T189_2" style:family="text">
      <style:text-properties fo:font-size="7pt" style:font-size-asian="7pt" style:font-size-complex="7pt"/>
    </style:style>
    <style:style style:name="T189_3" style:family="text">
      <style:text-properties fo:font-size="12pt" style:font-size-asian="12pt" style:font-size-complex="12pt"/>
    </style:style>
    <style:style style:name="T189_4" style:family="text">
      <style:text-properties fo:font-size="12pt" style:font-size-asian="12pt" style:font-size-complex="12pt"/>
    </style:style>
    <style:style style:name="T189_5" style:family="text">
      <style:text-properties fo:font-size="12pt" style:font-size-asian="12pt" style:font-size-complex="12pt"/>
    </style:style>
    <style:style style:name="T189_6" style:family="text">
      <style:text-properties fo:font-size="12pt" style:font-size-asian="12pt" style:font-size-complex="12pt"/>
    </style:style>
    <style:style style:name="T189_7" style:family="text">
      <style:text-properties fo:font-size="12pt" style:font-size-asian="12pt" style:font-size-complex="12pt"/>
    </style:style>
    <style:style style:name="T189_8" style:family="text">
      <style:text-properties fo:font-size="12pt" style:font-size-asian="12pt" style:font-size-complex="12pt"/>
    </style:style>
    <style:style style:name="T189_9" style:family="text">
      <style:text-properties fo:font-size="12pt" style:font-size-asian="12pt" style:font-size-complex="12pt"/>
    </style:style>
    <style:style style:name="T189_10" style:family="text">
      <style:text-properties fo:font-size="12pt" style:font-size-asian="12pt" style:font-size-complex="12pt"/>
    </style:style>
    <style:style style:name="T189_11" style:family="text">
      <style:text-properties fo:font-size="12pt" style:font-size-asian="12pt" style:font-size-complex="12pt"/>
    </style:style>
    <style:style style:name="T189_12" style:family="text">
      <style:text-properties fo:font-size="12pt" style:font-size-asian="12pt" style:font-size-complex="12pt"/>
    </style:style>
    <style:style style:name="T189_13" style:family="text">
      <style:text-properties fo:font-size="12pt" style:font-size-asian="12pt" style:font-size-complex="12pt"/>
    </style:style>
    <style:style style:name="T189_14" style:family="text">
      <style:text-properties fo:font-size="12pt" style:font-size-asian="12pt" style:font-size-complex="12pt"/>
    </style:style>
    <style:style style:name="T189_15" style:family="text">
      <style:text-properties fo:font-size="12pt" style:font-size-asian="12pt" style:font-size-complex="12pt"/>
    </style:style>
    <style:style style:name="T189_16" style:family="text">
      <style:text-properties fo:font-size="12pt" style:font-size-asian="12pt" style:font-size-complex="12pt"/>
    </style:style>
    <style:style style:name="T189_17" style:family="text">
      <style:text-properties fo:font-size="12pt" style:font-size-asian="12pt" style:font-size-complex="12pt"/>
    </style:style>
    <style:style style:name="T189_18" style:family="text">
      <style:text-properties fo:font-size="12pt" style:font-size-asian="12pt" style:font-size-complex="12pt"/>
    </style:style>
    <style:style style:name="T189_19" style:family="text">
      <style:text-properties fo:font-size="12pt" style:font-size-asian="12pt" style:font-size-complex="12pt"/>
    </style:style>
    <style:style style:name="T189_20" style:family="text">
      <style:text-properties fo:font-size="12pt" style:font-size-asian="12pt" style:font-size-complex="12pt"/>
    </style:style>
    <style:style style:name="T189_21" style:family="text">
      <style:text-properties fo:font-size="12pt" style:font-size-asian="12pt" style:font-size-complex="12pt"/>
    </style:style>
    <style:style style:name="T189_22" style:family="text">
      <style:text-properties fo:font-size="12pt" style:font-size-asian="12pt" style:font-size-complex="12pt"/>
    </style:style>
    <style:style style:name="T189_23" style:family="text">
      <style:text-properties fo:font-size="12pt" style:font-size-asian="12pt" style:font-size-complex="12pt"/>
    </style:style>
    <style:style style:name="T189_24" style:family="text">
      <style:text-properties fo:font-size="12pt" style:font-size-asian="12pt" style:font-size-complex="12pt"/>
    </style:style>
    <style:style style:name="T189_25" style:family="text">
      <style:text-properties fo:font-size="12pt" style:font-size-asian="12pt" style:font-size-complex="12pt"/>
    </style:style>
    <style:style style:name="T189_26" style:family="text">
      <style:text-properties fo:font-size="12pt" style:font-size-asian="12pt" style:font-size-complex="12pt"/>
    </style:style>
    <style:style style:name="T189_27" style:family="text">
      <style:text-properties fo:font-size="12pt" style:font-size-asian="12pt" style:font-size-complex="12pt"/>
    </style:style>
    <style:style style:name="T189_28" style:family="text">
      <style:text-properties fo:font-size="12pt" style:font-size-asian="12pt" style:font-size-complex="12pt"/>
    </style:style>
    <style:style style:name="T189_29" style:family="text">
      <style:text-properties fo:font-size="12pt" style:font-size-asian="12pt" style:font-size-complex="12pt"/>
    </style:style>
    <style:style style:name="T189_30" style:family="text">
      <style:text-properties fo:font-size="12pt" style:font-size-asian="12pt" style:font-size-complex="12pt"/>
    </style:style>
    <style:style style:name="T189_31" style:family="text">
      <style:text-properties fo:font-size="12pt" style:font-size-asian="12pt" style:font-size-complex="12pt"/>
    </style:style>
    <style:style style:name="T189_32" style:family="text">
      <style:text-properties fo:font-size="12pt" style:font-size-asian="12pt" style:font-size-complex="12pt"/>
    </style:style>
    <style:style style:name="T189_33" style:family="text">
      <style:text-properties fo:font-size="12pt" style:font-size-asian="12pt" style:font-size-complex="12pt"/>
    </style:style>
    <style:style style:name="T189_34" style:family="text">
      <style:text-properties fo:font-size="12pt" style:font-size-asian="12pt" style:font-size-complex="12pt"/>
    </style:style>
    <style:style style:name="T189_35" style:family="text">
      <style:text-properties fo:font-size="12pt" style:font-size-asian="12pt" style:font-size-complex="12pt"/>
    </style:style>
    <style:style style:name="T189_36" style:family="text">
      <style:text-properties fo:font-size="12pt" style:font-size-asian="12pt" style:font-size-complex="12pt"/>
    </style:style>
    <style:style style:name="T189_37" style:family="text">
      <style:text-properties fo:font-size="12pt" style:font-size-asian="12pt" style:font-size-complex="12pt"/>
    </style:style>
    <style:style style:name="T189_38" style:family="text">
      <style:text-properties fo:font-size="12pt" style:font-size-asian="12pt" style:font-size-complex="12pt"/>
    </style:style>
    <style:style style:name="T189_39" style:family="text">
      <style:text-properties fo:font-size="12pt" style:font-size-asian="12pt" style:font-size-complex="12pt"/>
    </style:style>
    <style:style style:name="T189_40" style:family="text">
      <style:text-properties fo:font-size="12pt" style:font-size-asian="12pt" style:font-size-complex="12pt"/>
    </style:style>
    <style:style style:name="T189_41" style:family="text">
      <style:text-properties fo:font-size="12pt" style:font-size-asian="12pt" style:font-size-complex="12pt"/>
    </style:style>
    <style:style style:name="T189_42" style:family="text">
      <style:text-properties fo:font-size="12pt" style:font-size-asian="12pt" style:font-size-complex="12pt"/>
    </style:style>
    <style:style style:name="T189_43" style:family="text">
      <style:text-properties fo:font-size="12pt" style:font-size-asian="12pt" style:font-size-complex="12pt"/>
    </style:style>
    <style:style style:name="T189_44" style:family="text">
      <style:text-properties fo:font-size="12pt" style:font-size-asian="12pt" style:font-size-complex="12pt"/>
    </style:style>
    <style:style style:name="T189_45" style:family="text">
      <style:text-properties fo:font-size="12pt" style:font-size-asian="12pt" style:font-size-complex="12pt"/>
    </style:style>
    <style:style style:name="T189_46" style:family="text">
      <style:text-properties fo:font-size="12pt" style:font-size-asian="12pt" style:font-size-complex="12pt"/>
    </style:style>
    <style:style style:name="T189_47" style:family="text">
      <style:text-properties fo:font-size="12pt" style:font-size-asian="12pt" style:font-size-complex="12pt"/>
    </style:style>
    <style:style style:name="T189_48" style:family="text">
      <style:text-properties fo:font-size="12pt" style:font-size-asian="12pt" style:font-size-complex="12pt"/>
    </style:style>
    <style:style style:name="T189_49" style:family="text">
      <style:text-properties fo:font-size="12pt" style:font-size-asian="12pt" style:font-size-complex="12pt"/>
    </style:style>
    <style:style style:name="T189_50" style:family="text">
      <style:text-properties fo:font-size="12pt" style:font-size-asian="12pt" style:font-size-complex="12pt"/>
    </style:style>
    <style:style style:name="T189_51" style:family="text">
      <style:text-properties fo:font-size="12pt" style:font-size-asian="12pt" style:font-size-complex="12pt"/>
    </style:style>
    <style:style style:name="T189_52" style:family="text">
      <style:text-properties fo:font-size="12pt" style:font-size-asian="12pt" style:font-size-complex="12pt"/>
    </style:style>
    <style:style style:name="T189_53" style:family="text">
      <style:text-properties fo:font-size="12pt" style:font-size-asian="12pt" style:font-size-complex="12pt"/>
    </style:style>
    <style:style style:name="T189_54" style:family="text">
      <style:text-properties fo:font-size="12pt" style:font-size-asian="12pt" style:font-size-complex="12pt"/>
    </style:style>
    <style:style style:name="T189_55" style:family="text">
      <style:text-properties fo:font-size="12pt" style:font-size-asian="12pt" style:font-size-complex="12pt"/>
    </style:style>
    <style:style style:name="T189_56" style:family="text">
      <style:text-properties fo:font-size="12pt" style:font-size-asian="12pt" style:font-size-complex="12pt"/>
    </style:style>
    <style:style style:name="T189_57" style:family="text">
      <style:text-properties fo:font-size="12pt" style:font-size-asian="12pt" style:font-size-complex="12pt"/>
    </style:style>
    <style:style style:name="T189_58" style:family="text">
      <style:text-properties fo:font-size="12pt" style:font-size-asian="12pt" style:font-size-complex="12pt"/>
    </style:style>
    <style:style style:name="T189_59" style:family="text">
      <style:text-properties fo:font-size="12pt" style:font-size-asian="12pt" style:font-size-complex="12pt"/>
    </style:style>
    <style:style style:name="T189_60" style:family="text">
      <style:text-properties fo:font-size="12pt" style:font-size-asian="12pt" style:font-size-complex="12pt"/>
    </style:style>
    <style:style style:name="T189_61" style:family="text">
      <style:text-properties fo:font-size="12pt" style:font-size-asian="12pt" style:font-size-complex="12pt"/>
    </style:style>
    <style:style style:name="T189_62" style:family="text">
      <style:text-properties fo:font-size="12pt" style:font-size-asian="12pt" style:font-size-complex="12pt"/>
    </style:style>
    <style:style style:name="T189_63" style:family="text">
      <style:text-properties fo:font-size="12pt" style:font-size-asian="12pt" style:font-size-complex="12pt"/>
    </style:style>
    <style:style style:name="T189_64" style:family="text">
      <style:text-properties fo:font-size="12pt" style:font-size-asian="12pt" style:font-size-complex="12pt"/>
    </style:style>
    <style:style style:name="T189_65" style:family="text">
      <style:text-properties fo:font-size="12pt" style:font-size-asian="12pt" style:font-size-complex="12pt"/>
    </style:style>
    <style:style style:name="T189_66" style:family="text">
      <style:text-properties fo:font-size="12pt" style:font-size-asian="12pt" style:font-size-complex="12pt"/>
    </style:style>
    <style:style style:name="T189_67" style:family="text">
      <style:text-properties fo:font-size="12pt" style:font-size-asian="12pt" style:font-size-complex="12pt"/>
    </style:style>
    <style:style style:name="T189_68" style:family="text">
      <style:text-properties fo:font-size="12pt" style:font-size-asian="12pt" style:font-size-complex="12pt"/>
    </style:style>
    <style:style style:name="T189_69" style:family="text">
      <style:text-properties fo:font-size="12pt" style:font-size-asian="12pt" style:font-size-complex="12pt"/>
    </style:style>
    <style:style style:name="T189_70" style:family="text">
      <style:text-properties fo:font-size="12pt" style:font-size-asian="12pt" style:font-size-complex="12pt"/>
    </style:style>
    <style:style style:name="T189_71" style:family="text">
      <style:text-properties fo:font-size="12pt" style:font-size-asian="12pt" style:font-size-complex="12pt"/>
    </style:style>
    <style:style style:name="T189_72" style:family="text">
      <style:text-properties fo:font-size="12pt" style:font-size-asian="12pt" style:font-size-complex="12pt"/>
    </style:style>
    <style:style style:name="T189_73" style:family="text">
      <style:text-properties fo:font-size="12pt" style:font-size-asian="12pt" style:font-size-complex="12pt"/>
    </style:style>
    <style:style style:name="T189_74" style:family="text">
      <style:text-properties fo:font-size="12pt" style:font-size-asian="12pt" style:font-size-complex="12pt"/>
    </style:style>
    <style:style style:name="T189_75" style:family="text">
      <style:text-properties fo:font-size="12pt" style:font-size-asian="12pt" style:font-size-complex="12pt"/>
    </style:style>
    <style:style style:name="T189_76" style:family="text">
      <style:text-properties fo:font-size="12pt" style:font-size-asian="12pt" style:font-size-complex="12pt"/>
    </style:style>
    <style:style style:name="T189_77" style:family="text">
      <style:text-properties fo:font-size="12pt" style:font-size-asian="12pt" style:font-size-complex="12pt"/>
    </style:style>
    <style:style style:name="T189_78" style:family="text">
      <style:text-properties fo:font-size="12pt" style:font-size-asian="12pt" style:font-size-complex="12pt"/>
    </style:style>
    <style:style style:name="T189_79" style:family="text">
      <style:text-properties fo:font-size="12pt" style:font-size-asian="12pt" style:font-size-complex="12pt"/>
    </style:style>
    <style:style style:name="T189_80" style:family="text">
      <style:text-properties fo:font-size="12pt" style:font-size-asian="12pt" style:font-size-complex="12pt"/>
    </style:style>
    <style:style style:name="T189_81" style:family="text">
      <style:text-properties fo:font-size="12pt" style:font-size-asian="12pt" style:font-size-complex="12pt"/>
    </style:style>
    <style:style style:name="T189_82" style:family="text">
      <style:text-properties fo:font-size="12pt" style:font-size-asian="12pt" style:font-size-complex="12pt"/>
    </style:style>
    <style:style style:name="T189_83" style:family="text">
      <style:text-properties fo:font-size="12pt" style:font-size-asian="12pt" style:font-size-complex="12pt"/>
    </style:style>
    <style:style style:name="T189_84" style:family="text">
      <style:text-properties fo:font-size="12pt" style:font-size-asian="12pt" style:font-size-complex="12pt"/>
    </style:style>
    <style:style style:name="T189_85" style:family="text">
      <style:text-properties fo:font-size="12pt" style:font-size-asian="12pt" style:font-size-complex="12pt"/>
    </style:style>
    <style:style style:name="T189_86" style:family="text">
      <style:text-properties fo:font-size="12pt" style:font-size-asian="12pt" style:font-size-complex="12pt"/>
    </style:style>
    <style:style style:name="T189_87" style:family="text">
      <style:text-properties fo:font-size="12pt" style:font-size-asian="12pt" style:font-size-complex="12pt"/>
    </style:style>
    <style:style style:name="T189_88" style:family="text">
      <style:text-properties fo:font-size="12pt" style:font-size-asian="12pt" style:font-size-complex="12pt"/>
    </style:style>
    <style:style style:name="T189_89" style:family="text">
      <style:text-properties fo:font-size="12pt" style:font-size-asian="12pt" style:font-size-complex="12pt"/>
    </style:style>
    <style:style style:name="T189_90" style:family="text">
      <style:text-properties fo:font-size="12pt" style:font-size-asian="12pt" style:font-size-complex="12pt"/>
    </style:style>
    <style:style style:name="T189_91" style:family="text">
      <style:text-properties fo:font-size="12pt" style:font-size-asian="12pt" style:font-size-complex="12pt"/>
    </style:style>
    <style:style style:name="T189_92" style:family="text">
      <style:text-properties fo:font-size="12pt" style:font-size-asian="12pt" style:font-size-complex="12pt"/>
    </style:style>
    <style:style style:name="P190" style:family="paragraph" style:parent-style-name="Standard">
      <style:paragraph-properties fo:text-align="justify" fo:break-before="auto" fo:line-height="138%" style:writing-mode="rl-tb"/>
    </style:style>
    <style:style style:name="T190_1" style:family="text">
      <style:text-properties fo:font-size="12pt" style:font-size-asian="12pt" style:font-size-complex="12pt"/>
    </style:style>
    <style:style style:name="T190_2" style:family="text">
      <style:text-properties fo:font-size="12pt" style:font-size-asian="12pt" style:font-size-complex="12pt"/>
    </style:style>
    <style:style style:name="T190_3" style:family="text">
      <style:text-properties fo:font-size="12pt" style:font-size-asian="12pt" style:font-size-complex="12pt"/>
    </style:style>
    <style:style style:name="T190_4" style:family="text">
      <style:text-properties fo:font-size="12pt" style:font-size-asian="12pt" style:font-size-complex="12pt"/>
    </style:style>
    <style:style style:name="T190_5" style:family="text">
      <style:text-properties fo:font-size="12pt" style:font-size-asian="12pt" style:font-size-complex="12pt"/>
    </style:style>
    <style:style style:name="T190_6" style:family="text">
      <style:text-properties fo:font-size="12pt" style:font-size-asian="12pt" style:font-size-complex="12pt"/>
    </style:style>
    <style:style style:name="T190_7" style:family="text">
      <style:text-properties fo:font-size="12pt" style:font-size-asian="12pt" style:font-size-complex="12pt"/>
    </style:style>
    <style:style style:name="T190_8" style:family="text">
      <style:text-properties fo:font-size="12pt" style:font-size-asian="12pt" style:font-size-complex="12pt"/>
    </style:style>
    <style:style style:name="T190_9" style:family="text">
      <style:text-properties fo:font-size="12pt" style:font-size-asian="12pt" style:font-size-complex="12pt"/>
    </style:style>
    <style:style style:name="T190_10" style:family="text">
      <style:text-properties fo:font-size="12pt" style:font-size-asian="12pt" style:font-size-complex="12pt"/>
    </style:style>
    <style:style style:name="T190_11" style:family="text">
      <style:text-properties fo:font-size="12pt" style:font-size-asian="12pt" style:font-size-complex="12pt"/>
    </style:style>
    <style:style style:name="T190_12" style:family="text">
      <style:text-properties fo:font-size="12pt" style:font-size-asian="12pt" style:font-size-complex="12pt"/>
    </style:style>
    <style:style style:name="T190_13" style:family="text">
      <style:text-properties fo:font-size="12pt" style:font-size-asian="12pt" style:font-size-complex="12pt"/>
    </style:style>
    <style:style style:name="T190_14" style:family="text">
      <style:text-properties fo:font-size="12pt" style:font-size-asian="12pt" style:font-size-complex="12pt"/>
    </style:style>
    <style:style style:name="T190_15" style:family="text">
      <style:text-properties fo:font-size="12pt" style:font-size-asian="12pt" style:font-size-complex="12pt"/>
    </style:style>
    <style:style style:name="T190_16" style:family="text">
      <style:text-properties fo:font-size="12pt" style:font-size-asian="12pt" style:font-size-complex="12pt"/>
    </style:style>
    <style:style style:name="T190_17" style:family="text">
      <style:text-properties fo:font-size="12pt" style:font-size-asian="12pt" style:font-size-complex="12pt"/>
    </style:style>
    <style:style style:name="T190_18" style:family="text">
      <style:text-properties fo:font-size="12pt" style:font-size-asian="12pt" style:font-size-complex="12pt"/>
    </style:style>
    <style:style style:name="T190_19" style:family="text">
      <style:text-properties fo:font-size="12pt" style:font-size-asian="12pt" style:font-size-complex="12pt"/>
    </style:style>
    <style:style style:name="T190_20" style:family="text">
      <style:text-properties fo:font-size="12pt" style:font-size-asian="12pt" style:font-size-complex="12pt"/>
    </style:style>
    <style:style style:name="T190_21" style:family="text">
      <style:text-properties fo:font-size="12pt" style:font-size-asian="12pt" style:font-size-complex="12pt"/>
    </style:style>
    <style:style style:name="T190_22" style:family="text">
      <style:text-properties fo:font-size="12pt" style:font-size-asian="12pt" style:font-size-complex="12pt"/>
    </style:style>
    <style:style style:name="T190_23" style:family="text">
      <style:text-properties fo:font-size="12pt" style:font-size-asian="12pt" style:font-size-complex="12pt"/>
    </style:style>
    <style:style style:name="T190_24" style:family="text">
      <style:text-properties fo:font-size="12pt" style:font-size-asian="12pt" style:font-size-complex="12pt"/>
    </style:style>
    <style:style style:name="P191" style:family="paragraph" style:parent-style-name="Standard">
      <style:paragraph-properties fo:text-align="left" fo:break-before="auto" fo:line-height="138%" style:writing-mode="rl-tb"/>
    </style:style>
    <style:style style:name="T191_1" style:family="text">
      <style:text-properties fo:font-size="16pt" style:font-size-asian="16pt" style:font-size-complex="16pt"/>
    </style:style>
    <style:style style:name="T191_2" style:family="text">
      <style:text-properties fo:font-size="16pt" style:font-size-asian="16pt" style:font-size-complex="16pt"/>
    </style:style>
    <style:style style:name="T191_3" style:family="text">
      <style:text-properties fo:font-size="16pt" style:font-size-asian="16pt" style:font-size-complex="16pt"/>
    </style:style>
    <style:style style:name="T191_4" style:family="text">
      <style:text-properties fo:font-size="16pt" style:font-size-asian="16pt" style:font-size-complex="16pt"/>
    </style:style>
    <style:style style:name="T191_5" style:family="text">
      <style:text-properties fo:font-size="16pt" style:font-size-asian="16pt" style:font-size-complex="16pt"/>
    </style:style>
    <style:style style:name="T191_6" style:family="text">
      <style:text-properties fo:font-size="16pt" style:font-size-asian="16pt" style:font-size-complex="16pt"/>
    </style:style>
    <style:style style:name="T191_7" style:family="text">
      <style:text-properties fo:font-size="16pt" style:font-size-asian="16pt" style:font-size-complex="16pt"/>
    </style:style>
    <style:style style:name="T191_8" style:family="text">
      <style:text-properties fo:font-size="16pt" style:font-size-asian="16pt" style:font-size-complex="16pt"/>
    </style:style>
    <style:style style:name="T191_9" style:family="text">
      <style:text-properties fo:font-size="16pt" style:font-size-asian="16pt" style:font-size-complex="16pt"/>
    </style:style>
    <style:style style:name="T191_10" style:family="text">
      <style:text-properties fo:font-size="16pt" style:font-size-asian="16pt" style:font-size-complex="16pt"/>
    </style:style>
    <style:style style:name="T191_11" style:family="text">
      <style:text-properties fo:font-size="16pt" style:font-size-asian="16pt" style:font-size-complex="16pt"/>
    </style:style>
    <style:style style:name="T191_12" style:family="text">
      <style:text-properties fo:font-size="16pt" style:font-size-asian="16pt" style:font-size-complex="16pt"/>
    </style:style>
    <style:style style:name="T191_13" style:family="text">
      <style:text-properties fo:font-size="16pt" style:font-size-asian="16pt" style:font-size-complex="16pt"/>
    </style:style>
    <style:style style:name="T191_14" style:family="text">
      <style:text-properties fo:font-size="16pt" style:font-size-asian="16pt" style:font-size-complex="16pt"/>
    </style:style>
    <style:style style:name="T191_15" style:family="text">
      <style:text-properties fo:font-size="12pt" style:font-size-asian="12pt" style:font-size-complex="12pt"/>
    </style:style>
    <style:style style:name="T191_16" style:family="text">
      <style:text-properties fo:font-size="16pt" style:font-size-asian="16pt" style:font-size-complex="16pt"/>
    </style:style>
    <style:style style:name="T191_17" style:family="text">
      <style:text-properties fo:font-size="16pt" style:font-size-asian="16pt" style:font-size-complex="16pt"/>
    </style:style>
    <style:style style:name="T191_18" style:family="text">
      <style:text-properties fo:font-size="16pt" style:font-size-asian="16pt" style:font-size-complex="16pt"/>
    </style:style>
    <style:style style:name="T191_19" style:family="text">
      <style:text-properties fo:font-size="16pt" style:font-size-asian="16pt" style:font-size-complex="16pt"/>
    </style:style>
    <style:style style:name="P192" style:family="paragraph" style:parent-style-name="Standard">
      <style:paragraph-properties fo:text-align="justify" fo:break-before="auto" fo:line-height="138%" style:writing-mode="rl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T192_3" style:family="text">
      <style:text-properties fo:font-size="12pt" style:font-size-asian="12pt" style:font-size-complex="12pt"/>
    </style:style>
    <style:style style:name="T192_4" style:family="text">
      <style:text-properties fo:font-size="12pt" style:font-size-asian="12pt" style:font-size-complex="12pt"/>
    </style:style>
    <style:style style:name="T192_5" style:family="text">
      <style:text-properties fo:font-size="12pt" style:font-size-asian="12pt" style:font-size-complex="12pt"/>
    </style:style>
    <style:style style:name="T192_6" style:family="text">
      <style:text-properties fo:font-size="12pt" style:font-size-asian="12pt" style:font-size-complex="12pt"/>
    </style:style>
    <style:style style:name="T192_7" style:family="text">
      <style:text-properties fo:font-size="12pt" style:font-size-asian="12pt" style:font-size-complex="12pt"/>
    </style:style>
    <style:style style:name="T192_8" style:family="text">
      <style:text-properties fo:font-size="12pt" style:font-size-asian="12pt" style:font-size-complex="12pt"/>
    </style:style>
    <style:style style:name="T192_9" style:family="text">
      <style:text-properties fo:font-size="12pt" style:font-size-asian="12pt" style:font-size-complex="12pt"/>
    </style:style>
    <style:style style:name="T192_10" style:family="text">
      <style:text-properties fo:font-size="12pt" style:font-size-asian="12pt" style:font-size-complex="12pt"/>
    </style:style>
    <style:style style:name="T192_11" style:family="text">
      <style:text-properties fo:font-size="12pt" style:font-size-asian="12pt" style:font-size-complex="12pt"/>
    </style:style>
    <style:style style:name="T192_12" style:family="text">
      <style:text-properties fo:font-size="12pt" style:font-size-asian="12pt" style:font-size-complex="12pt"/>
    </style:style>
    <style:style style:name="T192_13" style:family="text">
      <style:text-properties fo:font-size="12pt" style:font-size-asian="12pt" style:font-size-complex="12pt"/>
    </style:style>
    <style:style style:name="T192_14" style:family="text">
      <style:text-properties fo:font-size="16pt" style:font-size-asian="16pt" style:font-size-complex="16pt"/>
    </style:style>
    <style:style style:name="T192_15" style:family="text">
      <style:text-properties fo:font-size="16pt" style:font-size-asian="16pt" style:font-size-complex="16pt"/>
    </style:style>
    <style:style style:name="T192_16" style:family="text">
      <style:text-properties fo:font-size="16pt" style:font-size-asian="16pt" style:font-size-complex="16pt"/>
    </style:style>
    <style:style style:name="T192_17" style:family="text">
      <style:text-properties fo:font-size="16pt" style:font-size-asian="16pt" style:font-size-complex="16pt"/>
    </style:style>
    <style:style style:name="T192_18" style:family="text">
      <style:text-properties fo:font-size="16pt" style:font-size-asian="16pt" style:font-size-complex="16pt"/>
    </style:style>
    <style:style style:name="T192_19" style:family="text">
      <style:text-properties fo:font-size="16pt" style:font-size-asian="16pt" style:font-size-complex="16pt"/>
    </style:style>
    <style:style style:name="T192_20" style:family="text">
      <style:text-properties fo:font-size="16pt" style:font-size-asian="16pt" style:font-size-complex="16pt"/>
    </style:style>
    <style:style style:name="T192_21" style:family="text">
      <style:text-properties fo:font-size="12pt" style:font-size-asian="12pt" style:font-size-complex="12pt"/>
    </style:style>
    <style:style style:name="T192_22" style:family="text">
      <style:text-properties fo:font-size="12pt" style:font-size-asian="12pt" style:font-size-complex="12pt"/>
    </style:style>
    <style:style style:name="T192_23" style:family="text">
      <style:text-properties fo:font-size="12pt" style:font-size-asian="12pt" style:font-size-complex="12pt"/>
    </style:style>
    <style:style style:name="T192_24" style:family="text">
      <style:text-properties fo:font-size="12pt" style:font-size-asian="12pt" style:font-size-complex="12pt"/>
    </style:style>
    <style:style style:name="T192_25" style:family="text">
      <style:text-properties fo:font-size="12pt" style:font-size-asian="12pt" style:font-size-complex="12pt"/>
    </style:style>
    <style:style style:name="T192_26" style:family="text">
      <style:text-properties fo:font-size="12pt" style:font-size-asian="12pt" style:font-size-complex="12pt"/>
    </style:style>
    <style:style style:name="T192_27" style:family="text">
      <style:text-properties fo:font-size="12pt" style:font-size-asian="12pt" style:font-size-complex="12pt"/>
    </style:style>
    <style:style style:name="T192_28" style:family="text">
      <style:text-properties fo:font-size="12pt" style:font-size-asian="12pt" style:font-size-complex="12pt"/>
    </style:style>
    <style:style style:name="T192_29" style:family="text">
      <style:text-properties fo:font-size="12pt" style:font-size-asian="12pt" style:font-size-complex="12pt"/>
    </style:style>
    <style:style style:name="T192_30" style:family="text">
      <style:text-properties fo:font-size="12pt" style:font-size-asian="12pt" style:font-size-complex="12pt"/>
    </style:style>
    <style:style style:name="T192_31" style:family="text">
      <style:text-properties fo:font-size="12pt" style:font-size-asian="12pt" style:font-size-complex="12pt"/>
    </style:style>
    <style:style style:name="T192_32" style:family="text">
      <style:text-properties fo:font-size="12pt" style:font-size-asian="12pt" style:font-size-complex="12pt"/>
    </style:style>
    <style:style style:name="T192_33" style:family="text">
      <style:text-properties fo:font-size="12pt" style:font-size-asian="12pt" style:font-size-complex="12pt"/>
    </style:style>
    <style:style style:name="T192_34" style:family="text">
      <style:text-properties fo:font-size="12pt" style:font-size-asian="12pt" style:font-size-complex="12pt"/>
    </style:style>
    <style:style style:name="T192_35" style:family="text">
      <style:text-properties fo:font-size="12pt" style:font-size-asian="12pt" style:font-size-complex="12pt"/>
    </style:style>
    <style:style style:name="T192_36" style:family="text">
      <style:text-properties fo:font-size="12pt" style:font-size-asian="12pt" style:font-size-complex="12pt"/>
    </style:style>
    <style:style style:name="T192_37" style:family="text">
      <style:text-properties fo:font-size="12pt" style:font-size-asian="12pt" style:font-size-complex="12pt"/>
    </style:style>
    <style:style style:name="T192_38" style:family="text">
      <style:text-properties fo:font-size="12pt" style:font-size-asian="12pt" style:font-size-complex="12pt"/>
    </style:style>
    <style:style style:name="T192_39" style:family="text">
      <style:text-properties fo:font-size="12pt" style:font-size-asian="12pt" style:font-size-complex="12pt"/>
    </style:style>
    <style:style style:name="T192_40" style:family="text">
      <style:text-properties fo:font-size="12pt" style:font-size-asian="12pt" style:font-size-complex="12pt"/>
    </style:style>
    <style:style style:name="T192_41" style:family="text">
      <style:text-properties fo:font-size="12pt" style:font-size-asian="12pt" style:font-size-complex="12pt"/>
    </style:style>
    <style:style style:name="T192_42" style:family="text">
      <style:text-properties fo:font-size="12pt" style:font-size-asian="12pt" style:font-size-complex="12pt"/>
    </style:style>
    <style:style style:name="T192_43" style:family="text">
      <style:text-properties fo:font-size="12pt" style:font-size-asian="12pt" style:font-size-complex="12pt"/>
    </style:style>
    <style:style style:name="T192_44" style:family="text"/>
    <style:style style:name="T192_45" style:family="text">
      <style:text-properties fo:font-size="12pt" style:font-size-asian="12pt" style:font-size-complex="12pt"/>
    </style:style>
    <style:style style:name="T192_46" style:family="text"/>
    <style:style style:name="T192_47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48" style:family="text"/>
    <style:style style:name="T192_49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50" style:family="text"/>
    <style:style style:name="T192_51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52" style:family="text"/>
    <style:style style:name="T192_53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54" style:family="text"/>
    <style:style style:name="T192_55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56" style:family="text"/>
    <style:style style:name="T192_57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58" style:family="text"/>
    <style:style style:name="T192_59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60" style:family="text"/>
    <style:style style:name="T192_61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62" style:family="text"/>
    <style:style style:name="T192_63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64" style:family="text"/>
    <style:style style:name="T192_65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66" style:family="text"/>
    <style:style style:name="T192_67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68" style:family="text">
      <style:text-properties fo:font-size="12pt" style:font-size-asian="12pt" style:font-size-complex="12pt"/>
    </style:style>
    <style:style style:name="T192_69" style:family="text">
      <style:text-properties fo:font-size="12pt" style:font-size-asian="12pt" style:font-size-complex="12pt"/>
    </style:style>
    <style:style style:name="T192_70" style:family="text">
      <style:text-properties fo:font-size="12pt" style:font-size-asian="12pt" style:font-size-complex="12pt"/>
    </style:style>
    <style:style style:name="T192_71" style:family="text">
      <style:text-properties fo:font-size="12pt" style:font-size-asian="12pt" style:font-size-complex="12pt"/>
    </style:style>
    <style:style style:name="T192_72" style:family="text">
      <style:text-properties fo:font-size="12pt" style:font-size-asian="12pt" style:font-size-complex="12pt"/>
    </style:style>
    <style:style style:name="T192_73" style:family="text">
      <style:text-properties fo:font-size="12pt" style:font-size-asian="12pt" style:font-size-complex="12pt"/>
    </style:style>
    <style:style style:name="T192_74" style:family="text">
      <style:text-properties fo:font-size="12pt" style:font-size-asian="12pt" style:font-size-complex="12pt"/>
    </style:style>
    <style:style style:name="T192_75" style:family="text">
      <style:text-properties fo:font-size="12pt" style:font-size-asian="12pt" style:font-size-complex="12pt"/>
    </style:style>
    <style:style style:name="T192_76" style:family="text">
      <style:text-properties fo:font-size="12pt" style:font-size-asian="12pt" style:font-size-complex="12pt"/>
    </style:style>
    <style:style style:name="T192_77" style:family="text">
      <style:text-properties fo:font-size="16pt" style:font-size-asian="16pt" style:font-size-complex="16pt"/>
    </style:style>
    <style:style style:name="T192_78" style:family="text"/>
    <style:style style:name="T192_79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80" style:family="text"/>
    <style:style style:name="T192_81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82" style:family="text"/>
    <style:style style:name="T192_83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84" style:family="text"/>
    <style:style style:name="T192_85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86" style:family="text"/>
    <style:style style:name="T192_87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88" style:family="text"/>
    <style:style style:name="T192_89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90" style:family="text"/>
    <style:style style:name="T192_91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92" style:family="text"/>
    <style:style style:name="T192_93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94" style:family="text"/>
    <style:style style:name="T192_95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96" style:family="text"/>
    <style:style style:name="T192_97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98" style:family="text"/>
    <style:style style:name="T192_99" style:family="text">
      <style:text-properties fo:color="#1155cc" fo:font-size="16pt" style:font-size-asian="16pt" style:font-size-complex="16pt" style:text-underline-style="solid" style:text-underline-color="font-color"/>
    </style:style>
    <style:style style:name="T192_100" style:family="text">
      <style:text-properties fo:font-size="12pt" style:font-size-asian="12pt" style:font-size-complex="12pt"/>
    </style:style>
    <style:style style:name="T192_101" style:family="text">
      <style:text-properties fo:font-size="12pt" style:font-size-asian="12pt" style:font-size-complex="12pt"/>
    </style:style>
    <style:style style:name="T192_102" style:family="text">
      <style:text-properties fo:font-size="12pt" style:font-size-asian="12pt" style:font-size-complex="12pt"/>
    </style:style>
    <style:style style:name="T192_103" style:family="text">
      <style:text-properties fo:font-size="12pt" style:font-size-asian="12pt" style:font-size-complex="12pt"/>
    </style:style>
    <style:style style:name="T192_104" style:family="text">
      <style:text-properties fo:font-size="12pt" style:font-size-asian="12pt" style:font-size-complex="12pt"/>
    </style:style>
    <style:style style:name="T192_105" style:family="text">
      <style:text-properties fo:font-size="12pt" style:font-size-asian="12pt" style:font-size-complex="12pt"/>
    </style:style>
    <style:style style:name="T192_106" style:family="text">
      <style:text-properties fo:font-size="12pt" style:font-size-asian="12pt" style:font-size-complex="12pt"/>
    </style:style>
    <style:style style:name="P193" style:family="paragraph" style:parent-style-name="Heading_20_2">
      <style:paragraph-properties fo:text-align="justify" fo:break-before="auto" fo:line-height="138%" fo:margin-bottom="0.141cm" style:writing-mode="rl-tb"/>
    </style:style>
    <style:style style:name="T193_1" style:family="text">
      <style:text-properties fo:font-size="17pt" style:font-size-asian="17pt" style:font-size-complex="17pt" fo:font-weight="bold" style:font-weight-asian="bold" style:font-weight-complex="bold"/>
    </style:style>
    <style:style style:name="T193_2" style:family="text">
      <style:text-properties fo:font-size="17pt" style:font-size-asian="17pt" style:font-size-complex="17pt" fo:font-weight="bold" style:font-weight-asian="bold" style:font-weight-complex="bold"/>
    </style:style>
    <style:style style:name="T193_3" style:family="text">
      <style:text-properties fo:font-size="17pt" style:font-size-asian="17pt" style:font-size-complex="17pt" fo:font-weight="bold" style:font-weight-asian="bold" style:font-weight-complex="bold"/>
    </style:style>
    <style:style style:name="T193_4" style:family="text">
      <style:text-properties fo:font-size="17pt" style:font-size-asian="17pt" style:font-size-complex="17pt" fo:font-weight="bold" style:font-weight-asian="bold" style:font-weight-complex="bold"/>
    </style:style>
    <style:style style:name="T193_5" style:family="text">
      <style:text-properties fo:font-size="17pt" style:font-size-asian="17pt" style:font-size-complex="17pt" fo:font-weight="bold" style:font-weight-asian="bold" style:font-weight-complex="bold"/>
    </style:style>
    <style:style style:name="T193_6" style:family="text">
      <style:text-properties fo:font-size="17pt" style:font-size-asian="17pt" style:font-size-complex="17pt" fo:font-weight="bold" style:font-weight-asian="bold" style:font-weight-complex="bold"/>
    </style:style>
    <style:style style:name="P194" style:family="paragraph" style:parent-style-name="Standard">
      <style:paragraph-properties fo:text-align="justify" fo:break-before="auto" fo:line-height="138%" style:writing-mode="rl-tb"/>
    </style:style>
    <style:style style:name="T194_1" style:family="text">
      <style:text-properties fo:font-size="12pt" style:font-size-asian="12pt" style:font-size-complex="12pt"/>
    </style:style>
    <style:style style:name="T194_2" style:family="text">
      <style:text-properties fo:font-size="12pt" style:font-size-asian="12pt" style:font-size-complex="12pt"/>
    </style:style>
    <style:style style:name="T194_3" style:family="text">
      <style:text-properties fo:font-size="12pt" style:font-size-asian="12pt" style:font-size-complex="12pt"/>
    </style:style>
    <style:style style:name="T194_4" style:family="text">
      <style:text-properties fo:font-size="12pt" style:font-size-asian="12pt" style:font-size-complex="12pt"/>
    </style:style>
    <style:style style:name="T194_5" style:family="text">
      <style:text-properties fo:font-size="12pt" style:font-size-asian="12pt" style:font-size-complex="12pt"/>
    </style:style>
    <style:style style:name="T194_6" style:family="text">
      <style:text-properties fo:font-size="12pt" style:font-size-asian="12pt" style:font-size-complex="12pt"/>
    </style:style>
    <style:style style:name="T194_7" style:family="text">
      <style:text-properties fo:font-size="12pt" style:font-size-asian="12pt" style:font-size-complex="12pt"/>
    </style:style>
    <style:style style:name="T194_8" style:family="text">
      <style:text-properties fo:font-size="12pt" style:font-size-asian="12pt" style:font-size-complex="12pt"/>
    </style:style>
    <style:style style:name="T194_9" style:family="text">
      <style:text-properties fo:font-size="12pt" style:font-size-asian="12pt" style:font-size-complex="12pt"/>
    </style:style>
    <style:style style:name="T194_10" style:family="text">
      <style:text-properties fo:font-size="12pt" style:font-size-asian="12pt" style:font-size-complex="12pt"/>
    </style:style>
    <style:style style:name="T194_11" style:family="text">
      <style:text-properties fo:font-size="12pt" style:font-size-asian="12pt" style:font-size-complex="12pt"/>
    </style:style>
    <style:style style:name="T194_12" style:family="text">
      <style:text-properties fo:font-size="12pt" style:font-size-asian="12pt" style:font-size-complex="12pt"/>
    </style:style>
    <style:style style:name="T194_13" style:family="text">
      <style:text-properties fo:font-size="12pt" style:font-size-asian="12pt" style:font-size-complex="12pt"/>
    </style:style>
    <style:style style:name="T194_14" style:family="text">
      <style:text-properties fo:font-size="12pt" style:font-size-asian="12pt" style:font-size-complex="12pt"/>
    </style:style>
    <style:style style:name="T194_15" style:family="text">
      <style:text-properties fo:font-size="12pt" style:font-size-asian="12pt" style:font-size-complex="12pt"/>
    </style:style>
    <style:style style:name="T194_16" style:family="text">
      <style:text-properties fo:font-size="12pt" style:font-size-asian="12pt" style:font-size-complex="12pt"/>
    </style:style>
    <style:style style:name="T194_17" style:family="text">
      <style:text-properties fo:font-size="12pt" style:font-size-asian="12pt" style:font-size-complex="12pt"/>
    </style:style>
    <style:style style:name="T194_18" style:family="text">
      <style:text-properties fo:font-size="12pt" style:font-size-asian="12pt" style:font-size-complex="12pt"/>
    </style:style>
    <style:style style:name="T194_19" style:family="text">
      <style:text-properties fo:font-size="12pt" style:font-size-asian="12pt" style:font-size-complex="12pt"/>
    </style:style>
    <style:style style:name="T194_20" style:family="text">
      <style:text-properties fo:font-size="12pt" style:font-size-asian="12pt" style:font-size-complex="12pt"/>
    </style:style>
    <style:style style:name="T194_21" style:family="text">
      <style:text-properties fo:font-size="12pt" style:font-size-asian="12pt" style:font-size-complex="12pt"/>
    </style:style>
    <style:style style:name="T194_22" style:family="text">
      <style:text-properties fo:font-size="12pt" style:font-size-asian="12pt" style:font-size-complex="12pt"/>
    </style:style>
    <style:style style:name="T194_23" style:family="text">
      <style:text-properties fo:font-size="12pt" style:font-size-asian="12pt" style:font-size-complex="12pt"/>
    </style:style>
    <style:style style:name="T194_24" style:family="text">
      <style:text-properties fo:font-size="12pt" style:font-size-asian="12pt" style:font-size-complex="12pt"/>
    </style:style>
    <style:style style:name="T194_25" style:family="text">
      <style:text-properties fo:font-size="12pt" style:font-size-asian="12pt" style:font-size-complex="12pt"/>
    </style:style>
    <style:style style:name="T194_26" style:family="text">
      <style:text-properties fo:font-size="12pt" style:font-size-asian="12pt" style:font-size-complex="12pt"/>
    </style:style>
    <style:style style:name="T194_27" style:family="text">
      <style:text-properties fo:font-size="12pt" style:font-size-asian="12pt" style:font-size-complex="12pt"/>
    </style:style>
    <style:style style:name="T194_28" style:family="text">
      <style:text-properties fo:font-size="12pt" style:font-size-asian="12pt" style:font-size-complex="12pt"/>
    </style:style>
    <style:style style:name="T194_29" style:family="text">
      <style:text-properties fo:font-size="12pt" style:font-size-asian="12pt" style:font-size-complex="12pt"/>
    </style:style>
    <style:style style:name="T194_30" style:family="text">
      <style:text-properties fo:font-size="12pt" style:font-size-asian="12pt" style:font-size-complex="12pt"/>
    </style:style>
    <style:style style:name="T194_31" style:family="text">
      <style:text-properties fo:font-size="12pt" style:font-size-asian="12pt" style:font-size-complex="12pt"/>
    </style:style>
    <style:style style:name="T194_32" style:family="text">
      <style:text-properties fo:font-size="12pt" style:font-size-asian="12pt" style:font-size-complex="12pt"/>
    </style:style>
    <style:style style:name="T194_33" style:family="text">
      <style:text-properties fo:font-size="12pt" style:font-size-asian="12pt" style:font-size-complex="12pt"/>
    </style:style>
    <style:style style:name="T194_34" style:family="text">
      <style:text-properties fo:font-size="12pt" style:font-size-asian="12pt" style:font-size-complex="12pt"/>
    </style:style>
    <style:style style:name="T194_35" style:family="text">
      <style:text-properties fo:font-size="12pt" style:font-size-asian="12pt" style:font-size-complex="12pt"/>
    </style:style>
    <style:style style:name="T194_36" style:family="text">
      <style:text-properties fo:font-size="12pt" style:font-size-asian="12pt" style:font-size-complex="12pt"/>
    </style:style>
    <style:style style:name="T194_37" style:family="text">
      <style:text-properties fo:font-size="12pt" style:font-size-asian="12pt" style:font-size-complex="12pt"/>
    </style:style>
    <style:style style:name="T194_38" style:family="text">
      <style:text-properties fo:font-size="12pt" style:font-size-asian="12pt" style:font-size-complex="12pt"/>
    </style:style>
    <style:style style:name="T194_39" style:family="text">
      <style:text-properties fo:font-size="12pt" style:font-size-asian="12pt" style:font-size-complex="12pt"/>
    </style:style>
    <style:style style:name="T194_40" style:family="text">
      <style:text-properties fo:font-size="12pt" style:font-size-asian="12pt" style:font-size-complex="12pt"/>
    </style:style>
    <style:style style:name="T194_41" style:family="text">
      <style:text-properties fo:font-size="12pt" style:font-size-asian="12pt" style:font-size-complex="12pt"/>
    </style:style>
    <style:style style:name="T194_42" style:family="text">
      <style:text-properties fo:font-size="12pt" style:font-size-asian="12pt" style:font-size-complex="12pt"/>
    </style:style>
    <style:style style:name="T194_43" style:family="text">
      <style:text-properties fo:font-size="12pt" style:font-size-asian="12pt" style:font-size-complex="12pt"/>
    </style:style>
    <style:style style:name="T194_44" style:family="text">
      <style:text-properties fo:font-size="12pt" style:font-size-asian="12pt" style:font-size-complex="12pt"/>
    </style:style>
    <style:style style:name="T194_45" style:family="text">
      <style:text-properties fo:font-size="12pt" style:font-size-asian="12pt" style:font-size-complex="12pt"/>
    </style:style>
    <style:style style:name="T194_46" style:family="text">
      <style:text-properties fo:font-size="12pt" style:font-size-asian="12pt" style:font-size-complex="12pt"/>
    </style:style>
    <style:style style:name="T194_47" style:family="text">
      <style:text-properties fo:font-size="12pt" style:font-size-asian="12pt" style:font-size-complex="12pt"/>
    </style:style>
    <style:style style:name="T194_48" style:family="text">
      <style:text-properties fo:font-size="12pt" style:font-size-asian="12pt" style:font-size-complex="12pt"/>
    </style:style>
    <style:style style:name="T194_49" style:family="text">
      <style:text-properties fo:font-size="12pt" style:font-size-asian="12pt" style:font-size-complex="12pt"/>
    </style:style>
    <style:style style:name="T194_50" style:family="text">
      <style:text-properties fo:font-size="12pt" style:font-size-asian="12pt" style:font-size-complex="12pt"/>
    </style:style>
    <style:style style:name="T194_51" style:family="text">
      <style:text-properties fo:font-size="12pt" style:font-size-asian="12pt" style:font-size-complex="12pt"/>
    </style:style>
    <style:style style:name="T194_52" style:family="text">
      <style:text-properties fo:font-size="12pt" style:font-size-asian="12pt" style:font-size-complex="12pt"/>
    </style:style>
    <style:style style:name="T194_53" style:family="text">
      <style:text-properties fo:font-size="12pt" style:font-size-asian="12pt" style:font-size-complex="12pt"/>
    </style:style>
    <style:style style:name="T194_54" style:family="text">
      <style:text-properties fo:font-size="12pt" style:font-size-asian="12pt" style:font-size-complex="12pt"/>
    </style:style>
    <style:style style:name="T194_55" style:family="text">
      <style:text-properties fo:font-size="12pt" style:font-size-asian="12pt" style:font-size-complex="12pt"/>
    </style:style>
    <style:style style:name="T194_56" style:family="text">
      <style:text-properties fo:font-size="12pt" style:font-size-asian="12pt" style:font-size-complex="12pt"/>
    </style:style>
    <style:style style:name="T194_57" style:family="text">
      <style:text-properties fo:font-size="12pt" style:font-size-asian="12pt" style:font-size-complex="12pt"/>
    </style:style>
    <style:style style:name="T194_58" style:family="text">
      <style:text-properties fo:font-size="12pt" style:font-size-asian="12pt" style:font-size-complex="12pt"/>
    </style:style>
    <style:style style:name="T194_59" style:family="text">
      <style:text-properties fo:font-size="12pt" style:font-size-asian="12pt" style:font-size-complex="12pt"/>
    </style:style>
    <style:style style:name="T194_60" style:family="text">
      <style:text-properties fo:font-size="12pt" style:font-size-asian="12pt" style:font-size-complex="12pt"/>
    </style:style>
    <style:style style:name="T194_61" style:family="text">
      <style:text-properties fo:font-size="12pt" style:font-size-asian="12pt" style:font-size-complex="12pt"/>
    </style:style>
    <style:style style:name="T194_62" style:family="text">
      <style:text-properties fo:font-size="12pt" style:font-size-asian="12pt" style:font-size-complex="12pt"/>
    </style:style>
    <style:style style:name="T194_63" style:family="text">
      <style:text-properties fo:font-size="12pt" style:font-size-asian="12pt" style:font-size-complex="12pt"/>
    </style:style>
    <style:style style:name="T194_64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text-align="justify" fo:break-before="auto" fo:line-height="138%" fo:margin-bottom="0.282cm" style:writing-mode="rl-tb"/>
    </style:style>
    <style:style style:name="T195_1" style:family="text">
      <style:text-properties fo:font-size="16pt" style:font-size-asian="16pt" style:font-size-complex="16pt"/>
    </style:style>
    <style:style style:name="T19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95_3" style:family="text">
      <style:text-properties fo:font-size="12pt" style:font-size-asian="12pt" style:font-size-complex="12pt"/>
    </style:style>
    <style:style style:name="T195_4" style:family="text">
      <style:text-properties fo:font-size="12pt" style:font-size-asian="12pt" style:font-size-complex="12pt"/>
    </style:style>
    <style:style style:name="T195_5" style:family="text">
      <style:text-properties fo:font-size="12pt" style:font-size-asian="12pt" style:font-size-complex="12pt"/>
    </style:style>
    <style:style style:name="T195_6" style:family="text">
      <style:text-properties fo:font-size="12pt" style:font-size-asian="12pt" style:font-size-complex="12pt"/>
    </style:style>
    <style:style style:name="T195_7" style:family="text">
      <style:text-properties fo:font-size="12pt" style:font-size-asian="12pt" style:font-size-complex="12pt"/>
    </style:style>
    <style:style style:name="T195_8" style:family="text">
      <style:text-properties fo:font-size="12pt" style:font-size-asian="12pt" style:font-size-complex="12pt"/>
    </style:style>
    <style:style style:name="T195_9" style:family="text">
      <style:text-properties fo:font-size="12pt" style:font-size-asian="12pt" style:font-size-complex="12pt"/>
    </style:style>
    <style:style style:name="T195_10" style:family="text">
      <style:text-properties fo:font-size="12pt" style:font-size-asian="12pt" style:font-size-complex="12pt"/>
    </style:style>
    <style:style style:name="T195_11" style:family="text">
      <style:text-properties fo:font-size="12pt" style:font-size-asian="12pt" style:font-size-complex="12pt"/>
    </style:style>
    <style:style style:name="P196" style:family="paragraph" style:parent-style-name="Standard">
      <style:paragraph-properties fo:text-align="justify" fo:break-before="auto" fo:line-height="138%" fo:margin-bottom="0.282cm" style:writing-mode="rl-tb"/>
    </style:style>
    <style:style style:name="T196_1" style:family="text">
      <style:text-properties fo:font-size="16pt" style:font-size-asian="16pt" style:font-size-complex="16pt"/>
    </style:style>
    <style:style style:name="T19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96_3" style:family="text">
      <style:text-properties fo:font-size="12pt" style:font-size-asian="12pt" style:font-size-complex="12pt"/>
    </style:style>
    <style:style style:name="T196_4" style:family="text">
      <style:text-properties fo:font-size="12pt" style:font-size-asian="12pt" style:font-size-complex="12pt"/>
    </style:style>
    <style:style style:name="T196_5" style:family="text">
      <style:text-properties fo:font-size="12pt" style:font-size-asian="12pt" style:font-size-complex="12pt"/>
    </style:style>
    <style:style style:name="T196_6" style:family="text">
      <style:text-properties fo:font-size="12pt" style:font-size-asian="12pt" style:font-size-complex="12pt"/>
    </style:style>
    <style:style style:name="T196_7" style:family="text">
      <style:text-properties fo:font-size="12pt" style:font-size-asian="12pt" style:font-size-complex="12pt"/>
    </style:style>
    <style:style style:name="T196_8" style:family="text">
      <style:text-properties fo:font-size="12pt" style:font-size-asian="12pt" style:font-size-complex="12pt"/>
    </style:style>
    <style:style style:name="T196_9" style:family="text">
      <style:text-properties fo:font-size="12pt" style:font-size-asian="12pt" style:font-size-complex="12pt"/>
    </style:style>
    <style:style style:name="T196_10" style:family="text">
      <style:text-properties fo:font-size="12pt" style:font-size-asian="12pt" style:font-size-complex="12pt"/>
    </style:style>
    <style:style style:name="T196_11" style:family="text">
      <style:text-properties fo:font-size="12pt" style:font-size-asian="12pt" style:font-size-complex="12pt"/>
    </style:style>
    <style:style style:name="T196_12" style:family="text">
      <style:text-properties fo:font-size="12pt" style:font-size-asian="12pt" style:font-size-complex="12pt"/>
    </style:style>
    <style:style style:name="T196_13" style:family="text">
      <style:text-properties fo:font-size="12pt" style:font-size-asian="12pt" style:font-size-complex="12pt"/>
    </style:style>
    <style:style style:name="T196_14" style:family="text">
      <style:text-properties fo:font-size="12pt" style:font-size-asian="12pt" style:font-size-complex="12pt"/>
    </style:style>
    <style:style style:name="T196_15" style:family="text">
      <style:text-properties fo:font-size="12pt" style:font-size-asian="12pt" style:font-size-complex="12pt"/>
    </style:style>
    <style:style style:name="T196_16" style:family="text">
      <style:text-properties fo:font-size="12pt" style:font-size-asian="12pt" style:font-size-complex="12pt"/>
    </style:style>
    <style:style style:name="T196_17" style:family="text">
      <style:text-properties fo:font-size="12pt" style:font-size-asian="12pt" style:font-size-complex="12pt"/>
    </style:style>
    <style:style style:name="P197" style:family="paragraph" style:parent-style-name="Standard">
      <style:paragraph-properties fo:text-align="justify" fo:break-before="auto" fo:line-height="138%" fo:margin-bottom="0.282cm" style:writing-mode="rl-tb"/>
    </style:style>
    <style:style style:name="T197_1" style:family="text">
      <style:text-properties fo:font-size="16pt" style:font-size-asian="16pt" style:font-size-complex="16pt"/>
    </style:style>
    <style:style style:name="T19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T197_15" style:family="text">
      <style:text-properties fo:font-size="12pt" style:font-size-asian="12pt" style:font-size-complex="12pt"/>
    </style:style>
    <style:style style:name="T197_16" style:family="text">
      <style:text-properties fo:font-size="12pt" style:font-size-asian="12pt" style:font-size-complex="12pt"/>
    </style:style>
    <style:style style:name="T197_17" style:family="text">
      <style:text-properties fo:font-size="12pt" style:font-size-asian="12pt" style:font-size-complex="12pt"/>
    </style:style>
    <style:style style:name="T197_18" style:family="text">
      <style:text-properties fo:font-size="12pt" style:font-size-asian="12pt" style:font-size-complex="12pt"/>
    </style:style>
    <style:style style:name="T197_19" style:family="text">
      <style:text-properties fo:font-size="12pt" style:font-size-asian="12pt" style:font-size-complex="12pt"/>
    </style:style>
    <style:style style:name="T197_20" style:family="text">
      <style:text-properties fo:font-size="12pt" style:font-size-asian="12pt" style:font-size-complex="12pt"/>
    </style:style>
    <style:style style:name="T197_21" style:family="text">
      <style:text-properties fo:font-size="12pt" style:font-size-asian="12pt" style:font-size-complex="12pt"/>
    </style:style>
    <style:style style:name="T197_22" style:family="text">
      <style:text-properties fo:font-size="12pt" style:font-size-asian="12pt" style:font-size-complex="12pt"/>
    </style:style>
    <style:style style:name="T197_23" style:family="text">
      <style:text-properties fo:font-size="12pt" style:font-size-asian="12pt" style:font-size-complex="12pt"/>
    </style:style>
    <style:style style:name="T197_24" style:family="text">
      <style:text-properties fo:font-size="12pt" style:font-size-asian="12pt" style:font-size-complex="12pt"/>
    </style:style>
    <style:style style:name="T197_25" style:family="text">
      <style:text-properties fo:font-size="12pt" style:font-size-asian="12pt" style:font-size-complex="12pt"/>
    </style:style>
    <style:style style:name="T197_26" style:family="text">
      <style:text-properties fo:font-size="12pt" style:font-size-asian="12pt" style:font-size-complex="12pt"/>
    </style:style>
    <style:style style:name="T197_27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text-align="justify" fo:break-before="auto" fo:line-height="138%" style:writing-mode="rl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T198_15" style:family="text">
      <style:text-properties fo:font-size="12pt" style:font-size-asian="12pt" style:font-size-complex="12pt"/>
    </style:style>
    <style:style style:name="T198_16" style:family="text">
      <style:text-properties fo:font-size="12pt" style:font-size-asian="12pt" style:font-size-complex="12pt"/>
    </style:style>
    <style:style style:name="T198_17" style:family="text">
      <style:text-properties fo:font-size="12pt" style:font-size-asian="12pt" style:font-size-complex="12pt"/>
    </style:style>
    <style:style style:name="T198_18" style:family="text">
      <style:text-properties fo:font-size="12pt" style:font-size-asian="12pt" style:font-size-complex="12pt"/>
    </style:style>
    <style:style style:name="T198_19" style:family="text">
      <style:text-properties fo:font-size="12pt" style:font-size-asian="12pt" style:font-size-complex="12pt"/>
    </style:style>
    <style:style style:name="T198_20" style:family="text">
      <style:text-properties fo:font-size="12pt" style:font-size-asian="12pt" style:font-size-complex="12pt"/>
    </style:style>
    <style:style style:name="T198_21" style:family="text">
      <style:text-properties fo:font-size="12pt" style:font-size-asian="12pt" style:font-size-complex="12pt"/>
    </style:style>
    <style:style style:name="T198_22" style:family="text">
      <style:text-properties fo:font-size="12pt" style:font-size-asian="12pt" style:font-size-complex="12pt"/>
    </style:style>
    <style:style style:name="T198_23" style:family="text">
      <style:text-properties fo:font-size="12pt" style:font-size-asian="12pt" style:font-size-complex="12pt"/>
    </style:style>
    <style:style style:name="T198_24" style:family="text">
      <style:text-properties fo:font-size="12pt" style:font-size-asian="12pt" style:font-size-complex="12pt"/>
    </style:style>
    <style:style style:name="T198_25" style:family="text">
      <style:text-properties fo:font-size="12pt" style:font-size-asian="12pt" style:font-size-complex="12pt"/>
    </style:style>
    <style:style style:name="T198_26" style:family="text">
      <style:text-properties fo:font-size="12pt" style:font-size-asian="12pt" style:font-size-complex="12pt"/>
    </style:style>
    <style:style style:name="T198_27" style:family="text">
      <style:text-properties fo:font-size="12pt" style:font-size-asian="12pt" style:font-size-complex="12pt"/>
    </style:style>
    <style:style style:name="T198_28" style:family="text">
      <style:text-properties fo:font-size="12pt" style:font-size-asian="12pt" style:font-size-complex="12pt"/>
    </style:style>
    <style:style style:name="T198_29" style:family="text">
      <style:text-properties fo:font-size="12pt" style:font-size-asian="12pt" style:font-size-complex="12pt"/>
    </style:style>
    <style:style style:name="T198_30" style:family="text">
      <style:text-properties fo:font-size="12pt" style:font-size-asian="12pt" style:font-size-complex="12pt"/>
    </style:style>
    <style:style style:name="T198_31" style:family="text">
      <style:text-properties fo:font-size="12pt" style:font-size-asian="12pt" style:font-size-complex="12pt"/>
    </style:style>
    <style:style style:name="T198_32" style:family="text">
      <style:text-properties fo:font-size="12pt" style:font-size-asian="12pt" style:font-size-complex="12pt"/>
    </style:style>
    <style:style style:name="T198_33" style:family="text">
      <style:text-properties fo:font-size="12pt" style:font-size-asian="12pt" style:font-size-complex="12pt"/>
    </style:style>
    <style:style style:name="T198_34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text-align="justify" fo:break-before="auto" fo:line-height="138%" style:writing-mode="rl-tb"/>
    </style:style>
    <style:style style:name="T199_1" style:family="text">
      <style:text-properties fo:font-size="12pt" style:font-size-asian="12pt" style:font-size-complex="12pt"/>
    </style:style>
    <style:style style:name="T199_2" style:family="text">
      <style:text-properties fo:font-size="12pt" style:font-size-asian="12pt" style:font-size-complex="12pt"/>
    </style:style>
    <style:style style:name="T199_3" style:family="text">
      <style:text-properties fo:font-size="12pt" style:font-size-asian="12pt" style:font-size-complex="12pt"/>
    </style:style>
    <style:style style:name="T199_4" style:family="text">
      <style:text-properties fo:font-size="12pt" style:font-size-asian="12pt" style:font-size-complex="12pt"/>
    </style:style>
    <style:style style:name="T199_5" style:family="text">
      <style:text-properties fo:font-size="12pt" style:font-size-asian="12pt" style:font-size-complex="12pt"/>
    </style:style>
    <style:style style:name="T199_6" style:family="text">
      <style:text-properties fo:font-size="12pt" style:font-size-asian="12pt" style:font-size-complex="12pt"/>
    </style:style>
    <style:style style:name="T199_7" style:family="text">
      <style:text-properties fo:font-size="12pt" style:font-size-asian="12pt" style:font-size-complex="12pt"/>
    </style:style>
    <style:style style:name="T199_8" style:family="text">
      <style:text-properties fo:font-size="12pt" style:font-size-asian="12pt" style:font-size-complex="12pt"/>
    </style:style>
    <style:style style:name="T199_9" style:family="text">
      <style:text-properties fo:font-size="12pt" style:font-size-asian="12pt" style:font-size-complex="12pt"/>
    </style:style>
    <style:style style:name="T199_10" style:family="text">
      <style:text-properties fo:font-size="12pt" style:font-size-asian="12pt" style:font-size-complex="12pt"/>
    </style:style>
    <style:style style:name="T199_11" style:family="text">
      <style:text-properties fo:font-size="12pt" style:font-size-asian="12pt" style:font-size-complex="12pt"/>
    </style:style>
    <style:style style:name="T199_12" style:family="text">
      <style:text-properties fo:font-size="12pt" style:font-size-asian="12pt" style:font-size-complex="12pt"/>
    </style:style>
    <style:style style:name="T199_13" style:family="text">
      <style:text-properties fo:font-size="12pt" style:font-size-asian="12pt" style:font-size-complex="12pt"/>
    </style:style>
    <style:style style:name="T199_14" style:family="text">
      <style:text-properties fo:font-size="12pt" style:font-size-asian="12pt" style:font-size-complex="12pt"/>
    </style:style>
    <style:style style:name="T199_15" style:family="text">
      <style:text-properties fo:font-size="12pt" style:font-size-asian="12pt" style:font-size-complex="12pt"/>
    </style:style>
    <style:style style:name="T199_16" style:family="text">
      <style:text-properties fo:font-size="12pt" style:font-size-asian="12pt" style:font-size-complex="12pt"/>
    </style:style>
    <style:style style:name="T199_17" style:family="text">
      <style:text-properties fo:font-size="12pt" style:font-size-asian="12pt" style:font-size-complex="12pt"/>
    </style:style>
    <style:style style:name="T199_18" style:family="text">
      <style:text-properties fo:font-size="12pt" style:font-size-asian="12pt" style:font-size-complex="12pt"/>
    </style:style>
    <style:style style:name="T199_19" style:family="text">
      <style:text-properties fo:font-size="12pt" style:font-size-asian="12pt" style:font-size-complex="12pt"/>
    </style:style>
    <style:style style:name="T199_20" style:family="text">
      <style:text-properties fo:font-size="12pt" style:font-size-asian="12pt" style:font-size-complex="12pt"/>
    </style:style>
    <style:style style:name="T199_21" style:family="text">
      <style:text-properties fo:font-size="12pt" style:font-size-asian="12pt" style:font-size-complex="12pt"/>
    </style:style>
    <style:style style:name="T199_22" style:family="text">
      <style:text-properties fo:font-size="12pt" style:font-size-asian="12pt" style:font-size-complex="12pt"/>
    </style:style>
    <style:style style:name="T199_23" style:family="text">
      <style:text-properties fo:font-size="12pt" style:font-size-asian="12pt" style:font-size-complex="12pt"/>
    </style:style>
    <style:style style:name="T199_24" style:family="text">
      <style:text-properties fo:font-size="12pt" style:font-size-asian="12pt" style:font-size-complex="12pt"/>
    </style:style>
    <style:style style:name="T199_25" style:family="text">
      <style:text-properties fo:font-size="16pt" style:font-size-asian="16pt" style:font-size-complex="16pt"/>
    </style:style>
    <style:style style:name="T199_26" style:family="text">
      <style:text-properties fo:font-size="12pt" style:font-size-asian="12pt" style:font-size-complex="12pt"/>
    </style:style>
    <style:style style:name="T199_27" style:family="text">
      <style:text-properties fo:font-size="12pt" style:font-size-asian="12pt" style:font-size-complex="12pt"/>
    </style:style>
    <style:style style:name="T199_28" style:family="text">
      <style:text-properties fo:font-size="12pt" style:font-size-asian="12pt" style:font-size-complex="12pt"/>
    </style:style>
    <style:style style:name="T199_29" style:family="text">
      <style:text-properties fo:font-size="12pt" style:font-size-asian="12pt" style:font-size-complex="12pt"/>
    </style:style>
    <style:style style:name="T199_30" style:family="text">
      <style:text-properties fo:font-size="12pt" style:font-size-asian="12pt" style:font-size-complex="12pt"/>
    </style:style>
    <style:style style:name="T199_31" style:family="text">
      <style:text-properties fo:font-size="12pt" style:font-size-asian="12pt" style:font-size-complex="12pt"/>
    </style:style>
    <style:style style:name="T199_32" style:family="text">
      <style:text-properties fo:font-size="12pt" style:font-size-asian="12pt" style:font-size-complex="12pt"/>
    </style:style>
    <style:style style:name="T199_33" style:family="text">
      <style:text-properties fo:font-size="12pt" style:font-size-asian="12pt" style:font-size-complex="12pt"/>
    </style:style>
    <style:style style:name="T199_34" style:family="text">
      <style:text-properties fo:font-size="12pt" style:font-size-asian="12pt" style:font-size-complex="12pt"/>
    </style:style>
    <style:style style:name="P200" style:family="paragraph" style:parent-style-name="Standard">
      <style:paragraph-properties fo:text-align="justify" fo:break-before="auto" fo:line-height="138%" style:writing-mode="rl-tb"/>
    </style:style>
    <style:style style:name="T200_1" style:family="text">
      <style:text-properties fo:font-size="12pt" style:font-size-asian="12pt" style:font-size-complex="12pt"/>
    </style:style>
    <style:style style:name="T200_2" style:family="text">
      <style:text-properties fo:font-size="12pt" style:font-size-asian="12pt" style:font-size-complex="12pt"/>
    </style:style>
    <style:style style:name="T200_3" style:family="text">
      <style:text-properties fo:font-size="12pt" style:font-size-asian="12pt" style:font-size-complex="12pt"/>
    </style:style>
    <style:style style:name="T200_4" style:family="text">
      <style:text-properties fo:font-size="12pt" style:font-size-asian="12pt" style:font-size-complex="12pt"/>
    </style:style>
    <style:style style:name="T200_5" style:family="text">
      <style:text-properties fo:font-size="12pt" style:font-size-asian="12pt" style:font-size-complex="12pt"/>
    </style:style>
    <style:style style:name="T200_6" style:family="text">
      <style:text-properties fo:font-size="12pt" style:font-size-asian="12pt" style:font-size-complex="12pt"/>
    </style:style>
    <style:style style:name="T200_7" style:family="text">
      <style:text-properties fo:font-size="12pt" style:font-size-asian="12pt" style:font-size-complex="12pt"/>
    </style:style>
    <style:style style:name="T200_8" style:family="text">
      <style:text-properties fo:font-size="12pt" style:font-size-asian="12pt" style:font-size-complex="12pt"/>
    </style:style>
    <style:style style:name="T200_9" style:family="text">
      <style:text-properties fo:font-size="12pt" style:font-size-asian="12pt" style:font-size-complex="12pt"/>
    </style:style>
    <style:style style:name="T200_10" style:family="text">
      <style:text-properties fo:font-size="12pt" style:font-size-asian="12pt" style:font-size-complex="12pt"/>
    </style:style>
    <style:style style:name="T200_11" style:family="text">
      <style:text-properties fo:font-size="12pt" style:font-size-asian="12pt" style:font-size-complex="12pt"/>
    </style:style>
    <style:style style:name="T200_12" style:family="text">
      <style:text-properties fo:font-size="12pt" style:font-size-asian="12pt" style:font-size-complex="12pt"/>
    </style:style>
    <style:style style:name="T200_13" style:family="text">
      <style:text-properties fo:font-size="12pt" style:font-size-asian="12pt" style:font-size-complex="12pt"/>
    </style:style>
    <style:style style:name="T200_14" style:family="text">
      <style:text-properties fo:font-size="12pt" style:font-size-asian="12pt" style:font-size-complex="12pt"/>
    </style:style>
    <style:style style:name="T200_15" style:family="text">
      <style:text-properties fo:font-size="12pt" style:font-size-asian="12pt" style:font-size-complex="12pt"/>
    </style:style>
    <style:style style:name="T200_16" style:family="text">
      <style:text-properties fo:font-size="12pt" style:font-size-asian="12pt" style:font-size-complex="12pt"/>
    </style:style>
    <style:style style:name="T200_17" style:family="text">
      <style:text-properties fo:font-size="12pt" style:font-size-asian="12pt" style:font-size-complex="12pt"/>
    </style:style>
    <style:style style:name="T200_18" style:family="text">
      <style:text-properties fo:font-size="12pt" style:font-size-asian="12pt" style:font-size-complex="12pt"/>
    </style:style>
    <style:style style:name="T200_19" style:family="text">
      <style:text-properties fo:font-size="12pt" style:font-size-asian="12pt" style:font-size-complex="12pt"/>
    </style:style>
    <style:style style:name="T200_20" style:family="text">
      <style:text-properties fo:font-size="12pt" style:font-size-asian="12pt" style:font-size-complex="12pt"/>
    </style:style>
    <style:style style:name="P201" style:family="paragraph" style:parent-style-name="Standard">
      <style:paragraph-properties fo:text-align="justify" fo:break-before="auto" fo:line-height="138%" style:writing-mode="rl-tb"/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T201_3" style:family="text">
      <style:text-properties fo:font-size="12pt" style:font-size-asian="12pt" style:font-size-complex="12pt"/>
    </style:style>
    <style:style style:name="T201_4" style:family="text">
      <style:text-properties fo:font-size="12pt" style:font-size-asian="12pt" style:font-size-complex="12pt"/>
    </style:style>
    <style:style style:name="T201_5" style:family="text">
      <style:text-properties fo:font-size="12pt" style:font-size-asian="12pt" style:font-size-complex="12pt"/>
    </style:style>
    <style:style style:name="T201_6" style:family="text">
      <style:text-properties fo:font-size="12pt" style:font-size-asian="12pt" style:font-size-complex="12pt"/>
    </style:style>
    <style:style style:name="T201_7" style:family="text">
      <style:text-properties fo:font-size="12pt" style:font-size-asian="12pt" style:font-size-complex="12pt"/>
    </style:style>
    <style:style style:name="T201_8" style:family="text">
      <style:text-properties fo:font-size="12pt" style:font-size-asian="12pt" style:font-size-complex="12pt"/>
    </style:style>
    <style:style style:name="T201_9" style:family="text">
      <style:text-properties fo:font-size="12pt" style:font-size-asian="12pt" style:font-size-complex="12pt"/>
    </style:style>
    <style:style style:name="T201_10" style:family="text">
      <style:text-properties fo:font-size="12pt" style:font-size-asian="12pt" style:font-size-complex="12pt"/>
    </style:style>
    <style:style style:name="T201_11" style:family="text">
      <style:text-properties fo:font-size="12pt" style:font-size-asian="12pt" style:font-size-complex="12pt"/>
    </style:style>
    <style:style style:name="T201_12" style:family="text">
      <style:text-properties fo:font-size="12pt" style:font-size-asian="12pt" style:font-size-complex="12pt"/>
    </style:style>
    <style:style style:name="T201_13" style:family="text">
      <style:text-properties fo:font-size="12pt" style:font-size-asian="12pt" style:font-size-complex="12pt"/>
    </style:style>
    <style:style style:name="T201_14" style:family="text">
      <style:text-properties fo:font-size="12pt" style:font-size-asian="12pt" style:font-size-complex="12pt"/>
    </style:style>
    <style:style style:name="T201_15" style:family="text">
      <style:text-properties fo:font-size="12pt" style:font-size-asian="12pt" style:font-size-complex="12pt"/>
    </style:style>
    <style:style style:name="T201_16" style:family="text">
      <style:text-properties fo:font-size="12pt" style:font-size-asian="12pt" style:font-size-complex="12pt"/>
    </style:style>
    <style:style style:name="T201_17" style:family="text">
      <style:text-properties fo:font-size="12pt" style:font-size-asian="12pt" style:font-size-complex="12pt"/>
    </style:style>
    <style:style style:name="T201_18" style:family="text">
      <style:text-properties fo:font-size="12pt" style:font-size-asian="12pt" style:font-size-complex="12pt"/>
    </style:style>
    <style:style style:name="T201_19" style:family="text">
      <style:text-properties fo:font-size="12pt" style:font-size-asian="12pt" style:font-size-complex="12pt"/>
    </style:style>
    <style:style style:name="T201_20" style:family="text">
      <style:text-properties fo:font-size="12pt" style:font-size-asian="12pt" style:font-size-complex="12pt"/>
    </style:style>
    <style:style style:name="T201_21" style:family="text">
      <style:text-properties fo:font-size="12pt" style:font-size-asian="12pt" style:font-size-complex="12pt"/>
    </style:style>
    <style:style style:name="T201_22" style:family="text">
      <style:text-properties fo:font-size="12pt" style:font-size-asian="12pt" style:font-size-complex="12pt"/>
    </style:style>
    <style:style style:name="T201_23" style:family="text">
      <style:text-properties fo:font-size="12pt" style:font-size-asian="12pt" style:font-size-complex="12pt"/>
    </style:style>
    <style:style style:name="T201_24" style:family="text">
      <style:text-properties fo:font-size="12pt" style:font-size-asian="12pt" style:font-size-complex="12pt"/>
    </style:style>
    <style:style style:name="T201_25" style:family="text">
      <style:text-properties fo:font-size="12pt" style:font-size-asian="12pt" style:font-size-complex="12pt"/>
    </style:style>
    <style:style style:name="T201_26" style:family="text">
      <style:text-properties fo:font-size="12pt" style:font-size-asian="12pt" style:font-size-complex="12pt"/>
    </style:style>
    <style:style style:name="T201_27" style:family="text">
      <style:text-properties fo:font-size="12pt" style:font-size-asian="12pt" style:font-size-complex="12pt"/>
    </style:style>
    <style:style style:name="T201_28" style:family="text">
      <style:text-properties fo:font-size="12pt" style:font-size-asian="12pt" style:font-size-complex="12pt"/>
    </style:style>
    <style:style style:name="T201_29" style:family="text">
      <style:text-properties fo:font-size="12pt" style:font-size-asian="12pt" style:font-size-complex="12pt"/>
    </style:style>
    <style:style style:name="T201_30" style:family="text">
      <style:text-properties fo:font-size="12pt" style:font-size-asian="12pt" style:font-size-complex="12pt"/>
    </style:style>
    <style:style style:name="T201_31" style:family="text">
      <style:text-properties fo:font-size="12pt" style:font-size-asian="12pt" style:font-size-complex="12pt"/>
    </style:style>
    <style:style style:name="T201_32" style:family="text">
      <style:text-properties fo:font-size="12pt" style:font-size-asian="12pt" style:font-size-complex="12pt"/>
    </style:style>
    <style:style style:name="T201_33" style:family="text">
      <style:text-properties fo:font-size="12pt" style:font-size-asian="12pt" style:font-size-complex="12pt"/>
    </style:style>
    <style:style style:name="T201_34" style:family="text">
      <style:text-properties fo:font-size="12pt" style:font-size-asian="12pt" style:font-size-complex="12pt"/>
    </style:style>
    <style:style style:name="T201_35" style:family="text">
      <style:text-properties fo:font-size="12pt" style:font-size-asian="12pt" style:font-size-complex="12pt"/>
    </style:style>
    <style:style style:name="T201_36" style:family="text">
      <style:text-properties fo:font-size="12pt" style:font-size-asian="12pt" style:font-size-complex="12pt"/>
    </style:style>
    <style:style style:name="T201_37" style:family="text">
      <style:text-properties fo:font-size="12pt" style:font-size-asian="12pt" style:font-size-complex="12pt"/>
    </style:style>
    <style:style style:name="T201_38" style:family="text">
      <style:text-properties fo:font-size="12pt" style:font-size-asian="12pt" style:font-size-complex="12pt"/>
    </style:style>
    <style:style style:name="T201_39" style:family="text">
      <style:text-properties fo:font-size="12pt" style:font-size-asian="12pt" style:font-size-complex="12pt"/>
    </style:style>
    <style:style style:name="T201_40" style:family="text">
      <style:text-properties fo:font-size="12pt" style:font-size-asian="12pt" style:font-size-complex="12pt"/>
    </style:style>
    <style:style style:name="T201_41" style:family="text">
      <style:text-properties fo:font-size="12pt" style:font-size-asian="12pt" style:font-size-complex="12pt"/>
    </style:style>
    <style:style style:name="T201_42" style:family="text">
      <style:text-properties fo:font-size="12pt" style:font-size-asian="12pt" style:font-size-complex="12pt"/>
    </style:style>
    <style:style style:name="T201_43" style:family="text">
      <style:text-properties fo:font-size="12pt" style:font-size-asian="12pt" style:font-size-complex="12pt"/>
    </style:style>
    <style:style style:name="T201_44" style:family="text">
      <style:text-properties fo:font-size="12pt" style:font-size-asian="12pt" style:font-size-complex="12pt"/>
    </style:style>
    <style:style style:name="T201_45" style:family="text">
      <style:text-properties fo:font-size="12pt" style:font-size-asian="12pt" style:font-size-complex="12pt"/>
    </style:style>
    <style:style style:name="T201_46" style:family="text">
      <style:text-properties fo:font-size="12pt" style:font-size-asian="12pt" style:font-size-complex="12pt"/>
    </style:style>
    <style:style style:name="T201_47" style:family="text">
      <style:text-properties fo:font-size="12pt" style:font-size-asian="12pt" style:font-size-complex="12pt"/>
    </style:style>
    <style:style style:name="T201_48" style:family="text">
      <style:text-properties fo:font-size="12pt" style:font-size-asian="12pt" style:font-size-complex="12pt"/>
    </style:style>
    <style:style style:name="T201_49" style:family="text">
      <style:text-properties fo:font-size="12pt" style:font-size-asian="12pt" style:font-size-complex="12pt"/>
    </style:style>
    <style:style style:name="T201_50" style:family="text">
      <style:text-properties fo:font-size="12pt" style:font-size-asian="12pt" style:font-size-complex="12pt"/>
    </style:style>
    <style:style style:name="T201_51" style:family="text">
      <style:text-properties fo:font-size="12pt" style:font-size-asian="12pt" style:font-size-complex="12pt"/>
    </style:style>
    <style:style style:name="T201_52" style:family="text">
      <style:text-properties fo:font-size="12pt" style:font-size-asian="12pt" style:font-size-complex="12pt"/>
    </style:style>
    <style:style style:name="T201_53" style:family="text">
      <style:text-properties fo:font-size="12pt" style:font-size-asian="12pt" style:font-size-complex="12pt"/>
    </style:style>
    <style:style style:name="T201_54" style:family="text">
      <style:text-properties fo:font-size="12pt" style:font-size-asian="12pt" style:font-size-complex="12pt"/>
    </style:style>
    <style:style style:name="T201_55" style:family="text">
      <style:text-properties fo:font-size="12pt" style:font-size-asian="12pt" style:font-size-complex="12pt"/>
    </style:style>
    <style:style style:name="T201_56" style:family="text">
      <style:text-properties fo:font-size="12pt" style:font-size-asian="12pt" style:font-size-complex="12pt"/>
    </style:style>
    <style:style style:name="T201_57" style:family="text">
      <style:text-properties fo:font-size="12pt" style:font-size-asian="12pt" style:font-size-complex="12pt"/>
    </style:style>
    <style:style style:name="T201_58" style:family="text">
      <style:text-properties fo:font-size="12pt" style:font-size-asian="12pt" style:font-size-complex="12pt"/>
    </style:style>
    <style:style style:name="T201_59" style:family="text">
      <style:text-properties fo:font-size="12pt" style:font-size-asian="12pt" style:font-size-complex="12pt"/>
    </style:style>
    <style:style style:name="T201_60" style:family="text">
      <style:text-properties fo:font-size="12pt" style:font-size-asian="12pt" style:font-size-complex="12pt"/>
    </style:style>
    <style:style style:name="T201_61" style:family="text">
      <style:text-properties fo:font-size="12pt" style:font-size-asian="12pt" style:font-size-complex="12pt"/>
    </style:style>
    <style:style style:name="T201_62" style:family="text">
      <style:text-properties fo:font-size="12pt" style:font-size-asian="12pt" style:font-size-complex="12pt"/>
    </style:style>
    <style:style style:name="T201_63" style:family="text">
      <style:text-properties fo:font-size="12pt" style:font-size-asian="12pt" style:font-size-complex="12pt"/>
    </style:style>
    <style:style style:name="T201_64" style:family="text">
      <style:text-properties fo:font-size="12pt" style:font-size-asian="12pt" style:font-size-complex="12pt"/>
    </style:style>
    <style:style style:name="T201_65" style:family="text">
      <style:text-properties fo:font-size="12pt" style:font-size-asian="12pt" style:font-size-complex="12pt"/>
    </style:style>
    <style:style style:name="T201_66" style:family="text">
      <style:text-properties fo:font-size="12pt" style:font-size-asian="12pt" style:font-size-complex="12pt"/>
    </style:style>
    <style:style style:name="T201_67" style:family="text">
      <style:text-properties fo:font-size="12pt" style:font-size-asian="12pt" style:font-size-complex="12pt"/>
    </style:style>
    <style:style style:name="T201_68" style:family="text">
      <style:text-properties fo:font-size="12pt" style:font-size-asian="12pt" style:font-size-complex="12pt"/>
    </style:style>
    <style:style style:name="T201_69" style:family="text">
      <style:text-properties fo:font-size="12pt" style:font-size-asian="12pt" style:font-size-complex="12pt"/>
    </style:style>
    <style:style style:name="T201_70" style:family="text">
      <style:text-properties fo:font-size="12pt" style:font-size-asian="12pt" style:font-size-complex="12pt"/>
    </style:style>
    <style:style style:name="T201_71" style:family="text">
      <style:text-properties fo:font-size="12pt" style:font-size-asian="12pt" style:font-size-complex="12pt"/>
    </style:style>
    <style:style style:name="T201_72" style:family="text">
      <style:text-properties fo:font-size="12pt" style:font-size-asian="12pt" style:font-size-complex="12pt"/>
    </style:style>
    <style:style style:name="T201_73" style:family="text">
      <style:text-properties fo:font-size="12pt" style:font-size-asian="12pt" style:font-size-complex="12pt"/>
    </style:style>
    <style:style style:name="T201_74" style:family="text">
      <style:text-properties fo:font-size="12pt" style:font-size-asian="12pt" style:font-size-complex="12pt"/>
    </style:style>
    <style:style style:name="T201_75" style:family="text">
      <style:text-properties fo:font-size="12pt" style:font-size-asian="12pt" style:font-size-complex="12pt"/>
    </style:style>
    <style:style style:name="T201_76" style:family="text">
      <style:text-properties fo:font-size="12pt" style:font-size-asian="12pt" style:font-size-complex="12pt"/>
    </style:style>
    <style:style style:name="T201_77" style:family="text">
      <style:text-properties fo:font-size="12pt" style:font-size-asian="12pt" style:font-size-complex="12pt"/>
    </style:style>
    <style:style style:name="T201_78" style:family="text">
      <style:text-properties fo:font-size="12pt" style:font-size-asian="12pt" style:font-size-complex="12pt"/>
    </style:style>
    <style:style style:name="T201_79" style:family="text">
      <style:text-properties fo:font-size="12pt" style:font-size-asian="12pt" style:font-size-complex="12pt"/>
    </style:style>
    <style:style style:name="T201_80" style:family="text">
      <style:text-properties fo:font-size="12pt" style:font-size-asian="12pt" style:font-size-complex="12pt"/>
    </style:style>
    <style:style style:name="T201_81" style:family="text">
      <style:text-properties fo:font-size="12pt" style:font-size-asian="12pt" style:font-size-complex="12pt"/>
    </style:style>
    <style:style style:name="T201_82" style:family="text">
      <style:text-properties fo:font-size="12pt" style:font-size-asian="12pt" style:font-size-complex="12pt"/>
    </style:style>
    <style:style style:name="T201_83" style:family="text">
      <style:text-properties fo:font-size="12pt" style:font-size-asian="12pt" style:font-size-complex="12pt"/>
    </style:style>
    <style:style style:name="T201_84" style:family="text">
      <style:text-properties fo:font-size="12pt" style:font-size-asian="12pt" style:font-size-complex="12pt"/>
    </style:style>
    <style:style style:name="T201_85" style:family="text">
      <style:text-properties fo:font-size="12pt" style:font-size-asian="12pt" style:font-size-complex="12pt"/>
    </style:style>
    <style:style style:name="T201_86" style:family="text">
      <style:text-properties fo:font-size="12pt" style:font-size-asian="12pt" style:font-size-complex="12pt"/>
    </style:style>
    <style:style style:name="T201_87" style:family="text">
      <style:text-properties fo:font-size="16pt" style:font-size-asian="16pt" style:font-size-complex="16pt"/>
    </style:style>
    <style:style style:name="T201_88" style:family="text">
      <style:text-properties fo:font-size="16pt" style:font-size-asian="16pt" style:font-size-complex="16pt"/>
    </style:style>
    <style:style style:name="T201_89" style:family="text">
      <style:text-properties fo:font-size="16pt" style:font-size-asian="16pt" style:font-size-complex="16pt"/>
    </style:style>
    <style:style style:name="T201_90" style:family="text">
      <style:text-properties fo:font-size="12pt" style:font-size-asian="12pt" style:font-size-complex="12pt"/>
    </style:style>
    <style:style style:name="T201_91" style:family="text">
      <style:text-properties fo:font-size="12pt" style:font-size-asian="12pt" style:font-size-complex="12pt"/>
    </style:style>
    <style:style style:name="T201_92" style:family="text">
      <style:text-properties fo:font-size="12pt" style:font-size-asian="12pt" style:font-size-complex="12pt"/>
    </style:style>
    <style:style style:name="T201_93" style:family="text">
      <style:text-properties fo:font-size="12pt" style:font-size-asian="12pt" style:font-size-complex="12pt"/>
    </style:style>
    <style:style style:name="T201_94" style:family="text">
      <style:text-properties fo:font-size="12pt" style:font-size-asian="12pt" style:font-size-complex="12pt"/>
    </style:style>
    <style:style style:name="T201_95" style:family="text">
      <style:text-properties fo:font-size="12pt" style:font-size-asian="12pt" style:font-size-complex="12pt"/>
    </style:style>
    <style:style style:name="T201_96" style:family="text">
      <style:text-properties fo:font-size="12pt" style:font-size-asian="12pt" style:font-size-complex="12pt"/>
    </style:style>
    <style:style style:name="T201_97" style:family="text">
      <style:text-properties fo:font-size="12pt" style:font-size-asian="12pt" style:font-size-complex="12pt"/>
    </style:style>
    <style:style style:name="T201_98" style:family="text">
      <style:text-properties fo:font-size="12pt" style:font-size-asian="12pt" style:font-size-complex="12pt"/>
    </style:style>
    <style:style style:name="T201_99" style:family="text">
      <style:text-properties fo:font-size="16pt" style:font-size-asian="16pt" style:font-size-complex="16pt"/>
    </style:style>
    <style:style style:name="T201_100" style:family="text">
      <style:text-properties fo:font-size="12pt" style:font-size-asian="12pt" style:font-size-complex="12pt"/>
    </style:style>
    <style:style style:name="T201_101" style:family="text">
      <style:text-properties fo:font-size="12pt" style:font-size-asian="12pt" style:font-size-complex="12pt"/>
    </style:style>
    <style:style style:name="T201_102" style:family="text">
      <style:text-properties fo:font-size="12pt" style:font-size-asian="12pt" style:font-size-complex="12pt"/>
    </style:style>
    <style:style style:name="T201_103" style:family="text">
      <style:text-properties fo:font-size="12pt" style:font-size-asian="12pt" style:font-size-complex="12pt"/>
    </style:style>
    <style:style style:name="T201_104" style:family="text">
      <style:text-properties fo:font-size="12pt" style:font-size-asian="12pt" style:font-size-complex="12pt"/>
    </style:style>
    <style:style style:name="T201_105" style:family="text">
      <style:text-properties fo:font-size="12pt" style:font-size-asian="12pt" style:font-size-complex="12pt"/>
    </style:style>
    <style:style style:name="T201_106" style:family="text">
      <style:text-properties fo:font-size="12pt" style:font-size-asian="12pt" style:font-size-complex="12pt"/>
    </style:style>
    <style:style style:name="T201_107" style:family="text">
      <style:text-properties fo:font-size="12pt" style:font-size-asian="12pt" style:font-size-complex="12pt"/>
    </style:style>
    <style:style style:name="T201_108" style:family="text">
      <style:text-properties fo:font-size="12pt" style:font-size-asian="12pt" style:font-size-complex="12pt"/>
    </style:style>
    <style:style style:name="T201_109" style:family="text">
      <style:text-properties fo:font-size="12pt" style:font-size-asian="12pt" style:font-size-complex="12pt"/>
    </style:style>
    <style:style style:name="T201_110" style:family="text">
      <style:text-properties fo:font-size="12pt" style:font-size-asian="12pt" style:font-size-complex="12pt"/>
    </style:style>
    <style:style style:name="T201_111" style:family="text">
      <style:text-properties fo:font-size="12pt" style:font-size-asian="12pt" style:font-size-complex="12pt"/>
    </style:style>
    <style:style style:name="T201_112" style:family="text">
      <style:text-properties fo:font-size="12pt" style:font-size-asian="12pt" style:font-size-complex="12pt"/>
    </style:style>
    <style:style style:name="T201_113" style:family="text">
      <style:text-properties fo:font-size="16pt" style:font-size-asian="16pt" style:font-size-complex="16pt"/>
    </style:style>
    <style:style style:name="T201_114" style:family="text">
      <style:text-properties fo:font-size="16pt" style:font-size-asian="16pt" style:font-size-complex="16pt"/>
    </style:style>
    <style:style style:name="T201_115" style:family="text">
      <style:text-properties fo:font-size="16pt" style:font-size-asian="16pt" style:font-size-complex="16pt"/>
    </style:style>
    <style:style style:name="T201_116" style:family="text">
      <style:text-properties fo:font-size="12pt" style:font-size-asian="12pt" style:font-size-complex="12pt"/>
    </style:style>
    <style:style style:name="T201_117" style:family="text">
      <style:text-properties fo:font-size="12pt" style:font-size-asian="12pt" style:font-size-complex="12pt"/>
    </style:style>
    <style:style style:name="T201_118" style:family="text">
      <style:text-properties fo:font-size="12pt" style:font-size-asian="12pt" style:font-size-complex="12pt"/>
    </style:style>
    <style:style style:name="T201_119" style:family="text">
      <style:text-properties fo:font-size="12pt" style:font-size-asian="12pt" style:font-size-complex="12pt"/>
    </style:style>
    <style:style style:name="T201_120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text-align="justify" fo:break-before="auto" fo:line-height="138%" style:writing-mode="rl-tb"/>
    </style:style>
    <style:style style:name="T202_1" style:family="text">
      <style:text-properties fo:font-size="12pt" style:font-size-asian="12pt" style:font-size-complex="12pt"/>
    </style:style>
    <style:style style:name="T202_2" style:family="text">
      <style:text-properties fo:font-size="12pt" style:font-size-asian="12pt" style:font-size-complex="12pt"/>
    </style:style>
    <style:style style:name="T202_3" style:family="text">
      <style:text-properties fo:font-size="12pt" style:font-size-asian="12pt" style:font-size-complex="12pt"/>
    </style:style>
    <style:style style:name="T202_4" style:family="text">
      <style:text-properties fo:font-size="12pt" style:font-size-asian="12pt" style:font-size-complex="12pt"/>
    </style:style>
    <style:style style:name="T202_5" style:family="text">
      <style:text-properties fo:font-size="12pt" style:font-size-asian="12pt" style:font-size-complex="12pt"/>
    </style:style>
    <style:style style:name="T202_6" style:family="text">
      <style:text-properties fo:font-size="12pt" style:font-size-asian="12pt" style:font-size-complex="12pt"/>
    </style:style>
    <style:style style:name="T202_7" style:family="text">
      <style:text-properties fo:font-size="12pt" style:font-size-asian="12pt" style:font-size-complex="12pt"/>
    </style:style>
    <style:style style:name="T202_8" style:family="text">
      <style:text-properties fo:font-size="12pt" style:font-size-asian="12pt" style:font-size-complex="12pt"/>
    </style:style>
    <style:style style:name="T202_9" style:family="text">
      <style:text-properties fo:font-size="12pt" style:font-size-asian="12pt" style:font-size-complex="12pt"/>
    </style:style>
    <style:style style:name="T202_10" style:family="text">
      <style:text-properties fo:font-size="12pt" style:font-size-asian="12pt" style:font-size-complex="12pt"/>
    </style:style>
    <style:style style:name="T202_11" style:family="text">
      <style:text-properties fo:font-size="12pt" style:font-size-asian="12pt" style:font-size-complex="12pt"/>
    </style:style>
    <style:style style:name="T202_12" style:family="text">
      <style:text-properties fo:font-size="12pt" style:font-size-asian="12pt" style:font-size-complex="12pt"/>
    </style:style>
    <style:style style:name="T202_13" style:family="text">
      <style:text-properties fo:font-size="12pt" style:font-size-asian="12pt" style:font-size-complex="12pt"/>
    </style:style>
    <style:style style:name="T202_14" style:family="text">
      <style:text-properties fo:font-size="12pt" style:font-size-asian="12pt" style:font-size-complex="12pt"/>
    </style:style>
    <style:style style:name="T202_15" style:family="text">
      <style:text-properties fo:font-size="12pt" style:font-size-asian="12pt" style:font-size-complex="12pt"/>
    </style:style>
    <style:style style:name="T202_16" style:family="text">
      <style:text-properties fo:font-size="12pt" style:font-size-asian="12pt" style:font-size-complex="12pt"/>
    </style:style>
    <style:style style:name="T202_17" style:family="text">
      <style:text-properties fo:font-size="12pt" style:font-size-asian="12pt" style:font-size-complex="12pt"/>
    </style:style>
    <style:style style:name="T202_18" style:family="text">
      <style:text-properties fo:font-size="12pt" style:font-size-asian="12pt" style:font-size-complex="12pt"/>
    </style:style>
    <style:style style:name="T202_19" style:family="text">
      <style:text-properties fo:font-size="12pt" style:font-size-asian="12pt" style:font-size-complex="12pt"/>
    </style:style>
    <style:style style:name="T202_20" style:family="text">
      <style:text-properties fo:font-size="12pt" style:font-size-asian="12pt" style:font-size-complex="12pt"/>
    </style:style>
    <style:style style:name="T202_21" style:family="text">
      <style:text-properties fo:font-size="12pt" style:font-size-asian="12pt" style:font-size-complex="12pt"/>
    </style:style>
    <style:style style:name="T202_22" style:family="text">
      <style:text-properties fo:font-size="12pt" style:font-size-asian="12pt" style:font-size-complex="12pt"/>
    </style:style>
    <style:style style:name="T202_23" style:family="text">
      <style:text-properties fo:font-size="12pt" style:font-size-asian="12pt" style:font-size-complex="12pt"/>
    </style:style>
    <style:style style:name="T202_24" style:family="text">
      <style:text-properties fo:font-size="12pt" style:font-size-asian="12pt" style:font-size-complex="12pt"/>
    </style:style>
    <style:style style:name="T202_25" style:family="text">
      <style:text-properties fo:font-size="12pt" style:font-size-asian="12pt" style:font-size-complex="12pt"/>
    </style:style>
    <style:style style:name="T202_26" style:family="text">
      <style:text-properties fo:font-size="12pt" style:font-size-asian="12pt" style:font-size-complex="12pt"/>
    </style:style>
    <style:style style:name="T202_27" style:family="text">
      <style:text-properties fo:font-size="12pt" style:font-size-asian="12pt" style:font-size-complex="12pt"/>
    </style:style>
    <style:style style:name="T202_28" style:family="text">
      <style:text-properties fo:font-size="12pt" style:font-size-asian="12pt" style:font-size-complex="12pt"/>
    </style:style>
    <style:style style:name="T202_29" style:family="text">
      <style:text-properties fo:font-size="12pt" style:font-size-asian="12pt" style:font-size-complex="12pt"/>
    </style:style>
    <style:style style:name="T202_30" style:family="text">
      <style:text-properties fo:font-size="12pt" style:font-size-asian="12pt" style:font-size-complex="12pt"/>
    </style:style>
    <style:style style:name="T202_31" style:family="text">
      <style:text-properties fo:font-size="12pt" style:font-size-asian="12pt" style:font-size-complex="12pt"/>
    </style:style>
    <style:style style:name="T202_32" style:family="text">
      <style:text-properties fo:font-size="12pt" style:font-size-asian="12pt" style:font-size-complex="12pt"/>
    </style:style>
    <style:style style:name="T202_33" style:family="text">
      <style:text-properties fo:font-size="12pt" style:font-size-asian="12pt" style:font-size-complex="12pt"/>
    </style:style>
    <style:style style:name="T202_34" style:family="text">
      <style:text-properties fo:font-size="12pt" style:font-size-asian="12pt" style:font-size-complex="12pt"/>
    </style:style>
    <style:style style:name="T202_35" style:family="text">
      <style:text-properties fo:font-size="12pt" style:font-size-asian="12pt" style:font-size-complex="12pt"/>
    </style:style>
    <style:style style:name="T202_36" style:family="text">
      <style:text-properties fo:font-size="12pt" style:font-size-asian="12pt" style:font-size-complex="12pt"/>
    </style:style>
    <style:style style:name="T202_37" style:family="text">
      <style:text-properties fo:font-size="12pt" style:font-size-asian="12pt" style:font-size-complex="12pt"/>
    </style:style>
    <style:style style:name="T202_38" style:family="text">
      <style:text-properties fo:font-size="12pt" style:font-size-asian="12pt" style:font-size-complex="12pt"/>
    </style:style>
    <style:style style:name="T202_39" style:family="text">
      <style:text-properties fo:font-size="12pt" style:font-size-asian="12pt" style:font-size-complex="12pt"/>
    </style:style>
    <style:style style:name="T202_40" style:family="text">
      <style:text-properties fo:font-size="12pt" style:font-size-asian="12pt" style:font-size-complex="12pt"/>
    </style:style>
    <style:style style:name="T202_41" style:family="text">
      <style:text-properties fo:font-size="12pt" style:font-size-asian="12pt" style:font-size-complex="12pt"/>
    </style:style>
    <style:style style:name="T202_42" style:family="text">
      <style:text-properties fo:font-size="12pt" style:font-size-asian="12pt" style:font-size-complex="12pt"/>
    </style:style>
    <style:style style:name="T202_43" style:family="text">
      <style:text-properties fo:font-size="12pt" style:font-size-asian="12pt" style:font-size-complex="12pt"/>
    </style:style>
    <style:style style:name="T202_44" style:family="text">
      <style:text-properties fo:font-size="12pt" style:font-size-asian="12pt" style:font-size-complex="12pt"/>
    </style:style>
    <style:style style:name="T202_45" style:family="text">
      <style:text-properties fo:font-size="12pt" style:font-size-asian="12pt" style:font-size-complex="12pt"/>
    </style:style>
    <style:style style:name="T202_46" style:family="text">
      <style:text-properties fo:font-size="12pt" style:font-size-asian="12pt" style:font-size-complex="12pt"/>
    </style:style>
    <style:style style:name="T202_47" style:family="text">
      <style:text-properties fo:font-size="12pt" style:font-size-asian="12pt" style:font-size-complex="12pt"/>
    </style:style>
    <style:style style:name="T202_48" style:family="text">
      <style:text-properties fo:font-size="12pt" style:font-size-asian="12pt" style:font-size-complex="12pt"/>
    </style:style>
    <style:style style:name="T202_49" style:family="text">
      <style:text-properties fo:font-size="12pt" style:font-size-asian="12pt" style:font-size-complex="12pt"/>
    </style:style>
    <style:style style:name="T202_50" style:family="text">
      <style:text-properties fo:font-size="12pt" style:font-size-asian="12pt" style:font-size-complex="12pt"/>
    </style:style>
    <style:style style:name="T202_51" style:family="text">
      <style:text-properties fo:font-size="12pt" style:font-size-asian="12pt" style:font-size-complex="12pt"/>
    </style:style>
    <style:style style:name="T202_52" style:family="text">
      <style:text-properties fo:font-size="12pt" style:font-size-asian="12pt" style:font-size-complex="12pt"/>
    </style:style>
    <style:style style:name="T202_53" style:family="text">
      <style:text-properties fo:font-size="12pt" style:font-size-asian="12pt" style:font-size-complex="12pt"/>
    </style:style>
    <style:style style:name="T202_54" style:family="text">
      <style:text-properties fo:font-size="12pt" style:font-size-asian="12pt" style:font-size-complex="12pt"/>
    </style:style>
    <style:style style:name="T202_55" style:family="text">
      <style:text-properties fo:font-size="12pt" style:font-size-asian="12pt" style:font-size-complex="12pt"/>
    </style:style>
    <style:style style:name="T202_56" style:family="text">
      <style:text-properties fo:font-size="12pt" style:font-size-asian="12pt" style:font-size-complex="12pt"/>
    </style:style>
    <style:style style:name="T202_57" style:family="text">
      <style:text-properties fo:font-size="12pt" style:font-size-asian="12pt" style:font-size-complex="12pt"/>
    </style:style>
    <style:style style:name="T202_58" style:family="text">
      <style:text-properties fo:font-size="12pt" style:font-size-asian="12pt" style:font-size-complex="12pt"/>
    </style:style>
    <style:style style:name="T202_59" style:family="text">
      <style:text-properties fo:font-size="12pt" style:font-size-asian="12pt" style:font-size-complex="12pt"/>
    </style:style>
    <style:style style:name="T202_60" style:family="text">
      <style:text-properties fo:font-size="12pt" style:font-size-asian="12pt" style:font-size-complex="12pt"/>
    </style:style>
    <style:style style:name="T202_61" style:family="text">
      <style:text-properties fo:font-size="12pt" style:font-size-asian="12pt" style:font-size-complex="12pt"/>
    </style:style>
    <style:style style:name="T202_62" style:family="text">
      <style:text-properties fo:font-size="12pt" style:font-size-asian="12pt" style:font-size-complex="12pt"/>
    </style:style>
    <style:style style:name="T202_63" style:family="text">
      <style:text-properties fo:font-size="12pt" style:font-size-asian="12pt" style:font-size-complex="12pt"/>
    </style:style>
    <style:style style:name="T202_64" style:family="text">
      <style:text-properties fo:font-size="12pt" style:font-size-asian="12pt" style:font-size-complex="12pt"/>
    </style:style>
    <style:style style:name="T202_65" style:family="text">
      <style:text-properties fo:font-size="12pt" style:font-size-asian="12pt" style:font-size-complex="12pt"/>
    </style:style>
    <style:style style:name="T202_66" style:family="text">
      <style:text-properties fo:font-size="12pt" style:font-size-asian="12pt" style:font-size-complex="12pt"/>
    </style:style>
    <style:style style:name="T202_67" style:family="text">
      <style:text-properties fo:font-size="12pt" style:font-size-asian="12pt" style:font-size-complex="12pt"/>
    </style:style>
    <style:style style:name="T202_68" style:family="text">
      <style:text-properties fo:font-size="12pt" style:font-size-asian="12pt" style:font-size-complex="12pt"/>
    </style:style>
    <style:style style:name="T202_69" style:family="text">
      <style:text-properties fo:font-size="12pt" style:font-size-asian="12pt" style:font-size-complex="12pt"/>
    </style:style>
    <style:style style:name="T202_70" style:family="text">
      <style:text-properties fo:font-size="12pt" style:font-size-asian="12pt" style:font-size-complex="12pt"/>
    </style:style>
    <style:style style:name="T202_71" style:family="text">
      <style:text-properties fo:font-size="12pt" style:font-size-asian="12pt" style:font-size-complex="12pt"/>
    </style:style>
    <style:style style:name="T202_72" style:family="text">
      <style:text-properties fo:font-size="12pt" style:font-size-asian="12pt" style:font-size-complex="12pt"/>
    </style:style>
    <style:style style:name="T202_73" style:family="text">
      <style:text-properties fo:font-size="12pt" style:font-size-asian="12pt" style:font-size-complex="12pt"/>
    </style:style>
    <style:style style:name="T202_74" style:family="text">
      <style:text-properties fo:font-size="12pt" style:font-size-asian="12pt" style:font-size-complex="12pt"/>
    </style:style>
    <style:style style:name="T202_75" style:family="text">
      <style:text-properties fo:font-size="12pt" style:font-size-asian="12pt" style:font-size-complex="12pt"/>
    </style:style>
    <style:style style:name="T202_76" style:family="text">
      <style:text-properties fo:font-size="12pt" style:font-size-asian="12pt" style:font-size-complex="12pt"/>
    </style:style>
    <style:style style:name="T202_77" style:family="text">
      <style:text-properties fo:font-size="12pt" style:font-size-asian="12pt" style:font-size-complex="12pt"/>
    </style:style>
    <style:style style:name="T202_78" style:family="text">
      <style:text-properties fo:font-size="12pt" style:font-size-asian="12pt" style:font-size-complex="12pt"/>
    </style:style>
    <style:style style:name="T202_79" style:family="text">
      <style:text-properties fo:font-size="12pt" style:font-size-asian="12pt" style:font-size-complex="12pt"/>
    </style:style>
    <style:style style:name="T202_80" style:family="text">
      <style:text-properties fo:font-size="12pt" style:font-size-asian="12pt" style:font-size-complex="12pt"/>
    </style:style>
    <style:style style:name="T202_81" style:family="text">
      <style:text-properties fo:font-size="12pt" style:font-size-asian="12pt" style:font-size-complex="12pt"/>
    </style:style>
    <style:style style:name="T202_82" style:family="text">
      <style:text-properties fo:font-size="12pt" style:font-size-asian="12pt" style:font-size-complex="12pt"/>
    </style:style>
    <style:style style:name="T202_83" style:family="text">
      <style:text-properties fo:font-size="12pt" style:font-size-asian="12pt" style:font-size-complex="12pt"/>
    </style:style>
    <style:style style:name="T202_84" style:family="text">
      <style:text-properties fo:font-size="12pt" style:font-size-asian="12pt" style:font-size-complex="12pt"/>
    </style:style>
    <style:style style:name="T202_85" style:family="text">
      <style:text-properties fo:font-size="12pt" style:font-size-asian="12pt" style:font-size-complex="12pt"/>
    </style:style>
    <style:style style:name="T202_86" style:family="text">
      <style:text-properties fo:font-size="12pt" style:font-size-asian="12pt" style:font-size-complex="12pt"/>
    </style:style>
    <style:style style:name="T202_87" style:family="text">
      <style:text-properties fo:font-size="12pt" style:font-size-asian="12pt" style:font-size-complex="12pt"/>
    </style:style>
    <style:style style:name="T202_88" style:family="text">
      <style:text-properties fo:font-size="12pt" style:font-size-asian="12pt" style:font-size-complex="12pt"/>
    </style:style>
    <style:style style:name="T202_89" style:family="text">
      <style:text-properties fo:font-size="12pt" style:font-size-asian="12pt" style:font-size-complex="12pt"/>
    </style:style>
    <style:style style:name="T202_90" style:family="text">
      <style:text-properties fo:font-size="12pt" style:font-size-asian="12pt" style:font-size-complex="12pt"/>
    </style:style>
    <style:style style:name="T202_91" style:family="text">
      <style:text-properties fo:font-size="12pt" style:font-size-asian="12pt" style:font-size-complex="12pt"/>
    </style:style>
    <style:style style:name="T202_92" style:family="text">
      <style:text-properties fo:font-size="12pt" style:font-size-asian="12pt" style:font-size-complex="12pt"/>
    </style:style>
    <style:style style:name="T202_93" style:family="text">
      <style:text-properties fo:font-size="12pt" style:font-size-asian="12pt" style:font-size-complex="12pt"/>
    </style:style>
    <style:style style:name="T202_94" style:family="text">
      <style:text-properties fo:font-size="12pt" style:font-size-asian="12pt" style:font-size-complex="12pt"/>
    </style:style>
    <style:style style:name="T202_95" style:family="text">
      <style:text-properties fo:font-size="12pt" style:font-size-asian="12pt" style:font-size-complex="12pt"/>
    </style:style>
    <style:style style:name="T202_96" style:family="text">
      <style:text-properties fo:font-size="12pt" style:font-size-asian="12pt" style:font-size-complex="12pt"/>
    </style:style>
    <style:style style:name="T202_97" style:family="text">
      <style:text-properties fo:font-size="12pt" style:font-size-asian="12pt" style:font-size-complex="12pt"/>
    </style:style>
    <style:style style:name="T202_98" style:family="text">
      <style:text-properties fo:font-size="12pt" style:font-size-asian="12pt" style:font-size-complex="12pt"/>
    </style:style>
    <style:style style:name="T202_99" style:family="text">
      <style:text-properties fo:font-size="12pt" style:font-size-asian="12pt" style:font-size-complex="12pt"/>
    </style:style>
    <style:style style:name="T202_100" style:family="text">
      <style:text-properties fo:font-size="12pt" style:font-size-asian="12pt" style:font-size-complex="12pt"/>
    </style:style>
    <style:style style:name="T202_101" style:family="text">
      <style:text-properties fo:font-size="12pt" style:font-size-asian="12pt" style:font-size-complex="12pt"/>
    </style:style>
    <style:style style:name="T202_102" style:family="text">
      <style:text-properties fo:font-size="12pt" style:font-size-asian="12pt" style:font-size-complex="12pt"/>
    </style:style>
    <style:style style:name="T202_103" style:family="text">
      <style:text-properties fo:font-size="12pt" style:font-size-asian="12pt" style:font-size-complex="12pt"/>
    </style:style>
    <style:style style:name="T202_104" style:family="text">
      <style:text-properties fo:font-size="12pt" style:font-size-asian="12pt" style:font-size-complex="12pt"/>
    </style:style>
    <style:style style:name="T202_105" style:family="text">
      <style:text-properties fo:font-size="12pt" style:font-size-asian="12pt" style:font-size-complex="12pt"/>
    </style:style>
    <style:style style:name="T202_106" style:family="text">
      <style:text-properties fo:font-size="12pt" style:font-size-asian="12pt" style:font-size-complex="12pt"/>
    </style:style>
    <style:style style:name="T202_107" style:family="text">
      <style:text-properties fo:font-size="12pt" style:font-size-asian="12pt" style:font-size-complex="12pt"/>
    </style:style>
    <style:style style:name="T202_108" style:family="text">
      <style:text-properties fo:font-size="12pt" style:font-size-asian="12pt" style:font-size-complex="12pt"/>
    </style:style>
    <style:style style:name="T202_109" style:family="text">
      <style:text-properties fo:font-size="12pt" style:font-size-asian="12pt" style:font-size-complex="12pt"/>
    </style:style>
    <style:style style:name="T202_110" style:family="text">
      <style:text-properties fo:font-size="12pt" style:font-size-asian="12pt" style:font-size-complex="12pt"/>
    </style:style>
    <style:style style:name="T202_111" style:family="text">
      <style:text-properties fo:font-size="12pt" style:font-size-asian="12pt" style:font-size-complex="12pt"/>
    </style:style>
    <style:style style:name="T202_112" style:family="text">
      <style:text-properties fo:font-size="12pt" style:font-size-asian="12pt" style:font-size-complex="12pt"/>
    </style:style>
    <style:style style:name="T202_113" style:family="text">
      <style:text-properties fo:font-size="12pt" style:font-size-asian="12pt" style:font-size-complex="12pt"/>
    </style:style>
    <style:style style:name="T202_114" style:family="text">
      <style:text-properties fo:font-size="12pt" style:font-size-asian="12pt" style:font-size-complex="12pt"/>
    </style:style>
    <style:style style:name="Table24" style:family="table">
      <style:table-properties table:align="right" style:width="15.69cm" fo:margin-left="0.82cm" style:writing-mode="rl-tb"/>
    </style:style>
    <style:style style:name="Column24" style:family="table-column">
      <style:table-column-properties style:column-width="15.69cm"/>
    </style:style>
    <style:style style:name="Row24" style:family="table-row"/>
    <style:style style:name="Cell24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203" style:family="paragraph" style:parent-style-name="Standard">
      <style:paragraph-properties fo:text-align="right" fo:break-before="auto" fo:text-indent="0cm" fo:line-height="138%" fo:margin-top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justify" fo:break-before="auto" fo:line-height="138%" style:writing-mode="rl-tb"/>
    </style:style>
    <style:style style:name="T205_1" style:family="text">
      <style:text-properties fo:font-size="12pt" style:font-size-asian="12pt" style:font-size-complex="12pt"/>
    </style:style>
    <style:style style:name="T205_2" style:family="text">
      <style:text-properties fo:font-size="12pt" style:font-size-asian="12pt" style:font-size-complex="12pt"/>
    </style:style>
    <style:style style:name="T205_3" style:family="text">
      <style:text-properties fo:font-size="16pt" style:font-size-asian="16pt" style:font-size-complex="16pt"/>
    </style:style>
    <style:style style:name="T205_4" style:family="text">
      <style:text-properties fo:font-size="12pt" style:font-size-asian="12pt" style:font-size-complex="12pt"/>
    </style:style>
    <style:style style:name="T205_5" style:family="text">
      <style:text-properties fo:font-size="12pt" style:font-size-asian="12pt" style:font-size-complex="12pt"/>
    </style:style>
    <style:style style:name="T205_6" style:family="text">
      <style:text-properties fo:font-size="12pt" style:font-size-asian="12pt" style:font-size-complex="12pt"/>
    </style:style>
    <style:style style:name="T205_7" style:family="text">
      <style:text-properties fo:font-size="12pt" style:font-size-asian="12pt" style:font-size-complex="12pt"/>
    </style:style>
    <style:style style:name="T205_8" style:family="text">
      <style:text-properties fo:font-size="12pt" style:font-size-asian="12pt" style:font-size-complex="12pt"/>
    </style:style>
    <style:style style:name="T205_9" style:family="text">
      <style:text-properties fo:font-size="12pt" style:font-size-asian="12pt" style:font-size-complex="12pt"/>
    </style:style>
    <style:style style:name="T205_10" style:family="text">
      <style:text-properties fo:font-size="12pt" style:font-size-asian="12pt" style:font-size-complex="12pt"/>
    </style:style>
    <style:style style:name="T205_11" style:family="text">
      <style:text-properties fo:font-size="12pt" style:font-size-asian="12pt" style:font-size-complex="12pt"/>
    </style:style>
    <style:style style:name="T205_12" style:family="text">
      <style:text-properties fo:font-size="12pt" style:font-size-asian="12pt" style:font-size-complex="12pt"/>
    </style:style>
    <style:style style:name="T205_13" style:family="text">
      <style:text-properties fo:font-size="12pt" style:font-size-asian="12pt" style:font-size-complex="12pt"/>
    </style:style>
    <style:style style:name="T205_14" style:family="text">
      <style:text-properties fo:font-size="12pt" style:font-size-asian="12pt" style:font-size-complex="12pt"/>
    </style:style>
    <style:style style:name="T205_15" style:family="text">
      <style:text-properties fo:font-size="16pt" style:font-size-asian="16pt" style:font-size-complex="16pt"/>
    </style:style>
    <style:style style:name="T205_16" style:family="text">
      <style:text-properties fo:font-size="12pt" style:font-size-asian="12pt" style:font-size-complex="12pt"/>
    </style:style>
    <style:style style:name="T205_17" style:family="text">
      <style:text-properties fo:font-size="12pt" style:font-size-asian="12pt" style:font-size-complex="12pt"/>
    </style:style>
    <style:style style:name="T205_18" style:family="text">
      <style:text-properties fo:font-size="12pt" style:font-size-asian="12pt" style:font-size-complex="12pt"/>
    </style:style>
    <style:style style:name="T205_19" style:family="text">
      <style:text-properties fo:font-size="12pt" style:font-size-asian="12pt" style:font-size-complex="12pt"/>
    </style:style>
    <style:style style:name="T205_20" style:family="text">
      <style:text-properties fo:font-size="12pt" style:font-size-asian="12pt" style:font-size-complex="12pt"/>
    </style:style>
    <style:style style:name="T205_21" style:family="text">
      <style:text-properties fo:font-size="12pt" style:font-size-asian="12pt" style:font-size-complex="12pt"/>
    </style:style>
    <style:style style:name="T205_22" style:family="text">
      <style:text-properties fo:font-size="12pt" style:font-size-asian="12pt" style:font-size-complex="12pt"/>
    </style:style>
    <style:style style:name="T205_23" style:family="text">
      <style:text-properties fo:font-size="12pt" style:font-size-asian="12pt" style:font-size-complex="12pt"/>
    </style:style>
    <style:style style:name="T205_24" style:family="text">
      <style:text-properties fo:font-size="12pt" style:font-size-asian="12pt" style:font-size-complex="12pt"/>
    </style:style>
    <style:style style:name="T205_25" style:family="text">
      <style:text-properties fo:font-size="12pt" style:font-size-asian="12pt" style:font-size-complex="12pt"/>
    </style:style>
    <style:style style:name="T205_26" style:family="text">
      <style:text-properties fo:font-size="12pt" style:font-size-asian="12pt" style:font-size-complex="12pt"/>
    </style:style>
    <style:style style:name="T205_27" style:family="text">
      <style:text-properties fo:font-size="12pt" style:font-size-asian="12pt" style:font-size-complex="12pt"/>
    </style:style>
    <style:style style:name="T205_28" style:family="text">
      <style:text-properties fo:font-size="12pt" style:font-size-asian="12pt" style:font-size-complex="12pt"/>
    </style:style>
    <style:style style:name="T205_29" style:family="text">
      <style:text-properties fo:font-size="16pt" style:font-size-asian="16pt" style:font-size-complex="16pt"/>
    </style:style>
    <style:style style:name="T205_30" style:family="text">
      <style:text-properties fo:font-size="12pt" style:font-size-asian="12pt" style:font-size-complex="12pt"/>
    </style:style>
    <style:style style:name="T205_31" style:family="text">
      <style:text-properties fo:font-size="12pt" style:font-size-asian="12pt" style:font-size-complex="12pt"/>
    </style:style>
    <style:style style:name="T205_32" style:family="text">
      <style:text-properties fo:font-size="12pt" style:font-size-asian="12pt" style:font-size-complex="12pt"/>
    </style:style>
    <style:style style:name="T205_33" style:family="text">
      <style:text-properties fo:font-size="12pt" style:font-size-asian="12pt" style:font-size-complex="12pt"/>
    </style:style>
    <style:style style:name="T205_34" style:family="text">
      <style:text-properties fo:font-size="12pt" style:font-size-asian="12pt" style:font-size-complex="12pt"/>
    </style:style>
    <style:style style:name="T205_35" style:family="text">
      <style:text-properties fo:font-size="12pt" style:font-size-asian="12pt" style:font-size-complex="12pt"/>
    </style:style>
    <style:style style:name="T205_36" style:family="text">
      <style:text-properties fo:font-size="12pt" style:font-size-asian="12pt" style:font-size-complex="12pt"/>
    </style:style>
    <style:style style:name="T205_37" style:family="text">
      <style:text-properties fo:font-size="12pt" style:font-size-asian="12pt" style:font-size-complex="12pt"/>
    </style:style>
    <style:style style:name="T205_38" style:family="text">
      <style:text-properties fo:font-size="12pt" style:font-size-asian="12pt" style:font-size-complex="12pt"/>
    </style:style>
    <style:style style:name="T205_39" style:family="text">
      <style:text-properties fo:font-size="12pt" style:font-size-asian="12pt" style:font-size-complex="12pt"/>
    </style:style>
    <style:style style:name="T205_40" style:family="text">
      <style:text-properties fo:font-size="12pt" style:font-size-asian="12pt" style:font-size-complex="12pt"/>
    </style:style>
    <style:style style:name="T205_41" style:family="text">
      <style:text-properties fo:font-size="12pt" style:font-size-asian="12pt" style:font-size-complex="12pt"/>
    </style:style>
    <style:style style:name="T205_42" style:family="text">
      <style:text-properties fo:font-size="12pt" style:font-size-asian="12pt" style:font-size-complex="12pt"/>
    </style:style>
    <style:style style:name="T205_43" style:family="text">
      <style:text-properties fo:font-size="12pt" style:font-size-asian="12pt" style:font-size-complex="12pt"/>
    </style:style>
    <style:style style:name="T205_44" style:family="text">
      <style:text-properties fo:font-size="12pt" style:font-size-asian="12pt" style:font-size-complex="12pt"/>
    </style:style>
    <style:style style:name="T205_45" style:family="text">
      <style:text-properties fo:font-size="12pt" style:font-size-asian="12pt" style:font-size-complex="12pt"/>
    </style:style>
    <style:style style:name="T205_46" style:family="text">
      <style:text-properties fo:font-size="12pt" style:font-size-asian="12pt" style:font-size-complex="12pt"/>
    </style:style>
    <style:style style:name="T205_47" style:family="text">
      <style:text-properties fo:font-size="12pt" style:font-size-asian="12pt" style:font-size-complex="12pt"/>
    </style:style>
    <style:style style:name="T205_48" style:family="text">
      <style:text-properties fo:font-size="12pt" style:font-size-asian="12pt" style:font-size-complex="12pt"/>
    </style:style>
    <style:style style:name="T205_49" style:family="text">
      <style:text-properties fo:font-size="12pt" style:font-size-asian="12pt" style:font-size-complex="12pt"/>
    </style:style>
    <style:style style:name="T205_50" style:family="text">
      <style:text-properties fo:font-size="12pt" style:font-size-asian="12pt" style:font-size-complex="12pt"/>
    </style:style>
    <style:style style:name="T205_51" style:family="text">
      <style:text-properties fo:font-size="12pt" style:font-size-asian="12pt" style:font-size-complex="12pt"/>
    </style:style>
    <style:style style:name="T205_52" style:family="text">
      <style:text-properties fo:font-size="12pt" style:font-size-asian="12pt" style:font-size-complex="12pt"/>
    </style:style>
    <style:style style:name="T205_53" style:family="text">
      <style:text-properties fo:font-size="12pt" style:font-size-asian="12pt" style:font-size-complex="12pt"/>
    </style:style>
    <style:style style:name="T205_54" style:family="text">
      <style:text-properties fo:font-size="12pt" style:font-size-asian="12pt" style:font-size-complex="12pt"/>
    </style:style>
    <style:style style:name="T205_55" style:family="text">
      <style:text-properties fo:font-size="12pt" style:font-size-asian="12pt" style:font-size-complex="12pt"/>
    </style:style>
    <style:style style:name="T205_56" style:family="text">
      <style:text-properties fo:font-size="12pt" style:font-size-asian="12pt" style:font-size-complex="12pt"/>
    </style:style>
    <style:style style:name="T205_57" style:family="text">
      <style:text-properties fo:font-size="12pt" style:font-size-asian="12pt" style:font-size-complex="12pt"/>
    </style:style>
    <style:style style:name="T205_58" style:family="text">
      <style:text-properties fo:font-size="12pt" style:font-size-asian="12pt" style:font-size-complex="12pt"/>
    </style:style>
    <style:style style:name="T205_59" style:family="text">
      <style:text-properties fo:font-size="12pt" style:font-size-asian="12pt" style:font-size-complex="12pt"/>
    </style:style>
    <style:style style:name="T205_60" style:family="text">
      <style:text-properties fo:font-size="12pt" style:font-size-asian="12pt" style:font-size-complex="12pt"/>
    </style:style>
    <style:style style:name="T205_61" style:family="text">
      <style:text-properties fo:font-size="12pt" style:font-size-asian="12pt" style:font-size-complex="12pt"/>
    </style:style>
    <style:style style:name="T205_62" style:family="text">
      <style:text-properties fo:font-size="12pt" style:font-size-asian="12pt" style:font-size-complex="12pt"/>
    </style:style>
    <style:style style:name="T205_63" style:family="text">
      <style:text-properties fo:font-size="12pt" style:font-size-asian="12pt" style:font-size-complex="12pt"/>
    </style:style>
    <style:style style:name="T205_64" style:family="text">
      <style:text-properties fo:font-size="12pt" style:font-size-asian="12pt" style:font-size-complex="12pt"/>
    </style:style>
    <style:style style:name="T205_65" style:family="text">
      <style:text-properties fo:font-size="12pt" style:font-size-asian="12pt" style:font-size-complex="12pt"/>
    </style:style>
    <style:style style:name="T205_66" style:family="text">
      <style:text-properties fo:font-size="12pt" style:font-size-asian="12pt" style:font-size-complex="12pt"/>
    </style:style>
    <style:style style:name="T205_67" style:family="text">
      <style:text-properties fo:font-size="12pt" style:font-size-asian="12pt" style:font-size-complex="12pt"/>
    </style:style>
    <style:style style:name="T205_68" style:family="text">
      <style:text-properties fo:font-size="12pt" style:font-size-asian="12pt" style:font-size-complex="12pt"/>
    </style:style>
    <style:style style:name="T205_69" style:family="text">
      <style:text-properties fo:font-size="16pt" style:font-size-asian="16pt" style:font-size-complex="16pt"/>
    </style:style>
    <style:style style:name="T205_70" style:family="text">
      <style:text-properties fo:font-size="12pt" style:font-size-asian="12pt" style:font-size-complex="12pt"/>
    </style:style>
    <style:style style:name="T205_71" style:family="text">
      <style:text-properties fo:font-size="12pt" style:font-size-asian="12pt" style:font-size-complex="12pt"/>
    </style:style>
    <style:style style:name="T205_72" style:family="text">
      <style:text-properties fo:font-size="12pt" style:font-size-asian="12pt" style:font-size-complex="12pt"/>
    </style:style>
    <style:style style:name="T205_73" style:family="text">
      <style:text-properties fo:font-size="12pt" style:font-size-asian="12pt" style:font-size-complex="12pt"/>
    </style:style>
    <style:style style:name="T205_74" style:family="text">
      <style:text-properties fo:font-size="12pt" style:font-size-asian="12pt" style:font-size-complex="12pt"/>
    </style:style>
    <style:style style:name="T205_75" style:family="text">
      <style:text-properties fo:font-size="12pt" style:font-size-asian="12pt" style:font-size-complex="12pt"/>
    </style:style>
    <style:style style:name="T205_76" style:family="text">
      <style:text-properties fo:font-size="12pt" style:font-size-asian="12pt" style:font-size-complex="12pt"/>
    </style:style>
    <style:style style:name="T205_77" style:family="text">
      <style:text-properties fo:font-size="12pt" style:font-size-asian="12pt" style:font-size-complex="12pt"/>
    </style:style>
    <style:style style:name="T205_78" style:family="text">
      <style:text-properties fo:font-size="12pt" style:font-size-asian="12pt" style:font-size-complex="12pt"/>
    </style:style>
    <style:style style:name="T205_79" style:family="text">
      <style:text-properties fo:font-size="12pt" style:font-size-asian="12pt" style:font-size-complex="12pt"/>
    </style:style>
    <style:style style:name="T205_80" style:family="text">
      <style:text-properties fo:font-size="12pt" style:font-size-asian="12pt" style:font-size-complex="12pt"/>
    </style:style>
    <style:style style:name="T205_81" style:family="text">
      <style:text-properties fo:font-size="12pt" style:font-size-asian="12pt" style:font-size-complex="12pt"/>
    </style:style>
    <style:style style:name="T205_82" style:family="text">
      <style:text-properties fo:font-size="12pt" style:font-size-asian="12pt" style:font-size-complex="12pt"/>
    </style:style>
    <style:style style:name="T205_83" style:family="text">
      <style:text-properties fo:font-size="12pt" style:font-size-asian="12pt" style:font-size-complex="12pt"/>
    </style:style>
    <style:style style:name="T205_84" style:family="text">
      <style:text-properties fo:font-size="12pt" style:font-size-asian="12pt" style:font-size-complex="12pt"/>
    </style:style>
    <style:style style:name="P206" style:family="paragraph" style:parent-style-name="Standard">
      <style:paragraph-properties fo:text-align="justify" fo:break-before="auto" fo:line-height="138%" style:writing-mode="rl-tb"/>
    </style:style>
    <style:style style:name="T206_1" style:family="text">
      <style:text-properties fo:font-size="12pt" style:font-size-asian="12pt" style:font-size-complex="12pt"/>
    </style:style>
    <style:style style:name="T206_2" style:family="text">
      <style:text-properties fo:font-size="12pt" style:font-size-asian="12pt" style:font-size-complex="12pt"/>
    </style:style>
    <style:style style:name="T206_3" style:family="text">
      <style:text-properties fo:font-size="12pt" style:font-size-asian="12pt" style:font-size-complex="12pt"/>
    </style:style>
    <style:style style:name="T206_4" style:family="text">
      <style:text-properties fo:font-size="12pt" style:font-size-asian="12pt" style:font-size-complex="12pt"/>
    </style:style>
    <style:style style:name="T206_5" style:family="text">
      <style:text-properties fo:font-size="12pt" style:font-size-asian="12pt" style:font-size-complex="12pt"/>
    </style:style>
    <style:style style:name="T206_6" style:family="text">
      <style:text-properties fo:font-size="12pt" style:font-size-asian="12pt" style:font-size-complex="12pt"/>
    </style:style>
    <style:style style:name="T206_7" style:family="text">
      <style:text-properties fo:font-size="12pt" style:font-size-asian="12pt" style:font-size-complex="12pt"/>
    </style:style>
    <style:style style:name="T206_8" style:family="text">
      <style:text-properties fo:font-size="12pt" style:font-size-asian="12pt" style:font-size-complex="12pt"/>
    </style:style>
    <style:style style:name="T206_9" style:family="text">
      <style:text-properties fo:font-size="12pt" style:font-size-asian="12pt" style:font-size-complex="12pt"/>
    </style:style>
    <style:style style:name="T206_10" style:family="text">
      <style:text-properties fo:font-size="12pt" style:font-size-asian="12pt" style:font-size-complex="12pt"/>
    </style:style>
    <style:style style:name="T206_11" style:family="text">
      <style:text-properties fo:font-size="12pt" style:font-size-asian="12pt" style:font-size-complex="12pt"/>
    </style:style>
    <style:style style:name="T206_12" style:family="text">
      <style:text-properties fo:font-size="12pt" style:font-size-asian="12pt" style:font-size-complex="12pt"/>
    </style:style>
    <style:style style:name="T206_13" style:family="text">
      <style:text-properties fo:font-size="12pt" style:font-size-asian="12pt" style:font-size-complex="12pt"/>
    </style:style>
    <style:style style:name="T206_14" style:family="text">
      <style:text-properties fo:font-size="12pt" style:font-size-asian="12pt" style:font-size-complex="12pt"/>
    </style:style>
    <style:style style:name="T206_15" style:family="text">
      <style:text-properties fo:font-size="12pt" style:font-size-asian="12pt" style:font-size-complex="12pt"/>
    </style:style>
    <style:style style:name="T206_16" style:family="text">
      <style:text-properties fo:font-size="12pt" style:font-size-asian="12pt" style:font-size-complex="12pt"/>
    </style:style>
    <style:style style:name="T206_17" style:family="text">
      <style:text-properties fo:font-size="12pt" style:font-size-asian="12pt" style:font-size-complex="12pt"/>
    </style:style>
    <style:style style:name="T206_18" style:family="text">
      <style:text-properties fo:font-size="12pt" style:font-size-asian="12pt" style:font-size-complex="12pt"/>
    </style:style>
    <style:style style:name="T206_19" style:family="text">
      <style:text-properties fo:font-size="12pt" style:font-size-asian="12pt" style:font-size-complex="12pt"/>
    </style:style>
    <style:style style:name="T206_20" style:family="text">
      <style:text-properties fo:font-size="12pt" style:font-size-asian="12pt" style:font-size-complex="12pt"/>
    </style:style>
    <style:style style:name="T206_21" style:family="text">
      <style:text-properties fo:font-size="12pt" style:font-size-asian="12pt" style:font-size-complex="12pt"/>
    </style:style>
    <style:style style:name="T206_22" style:family="text">
      <style:text-properties fo:font-size="12pt" style:font-size-asian="12pt" style:font-size-complex="12pt"/>
    </style:style>
    <style:style style:name="T206_23" style:family="text">
      <style:text-properties fo:font-size="12pt" style:font-size-asian="12pt" style:font-size-complex="12pt"/>
    </style:style>
    <style:style style:name="T206_24" style:family="text">
      <style:text-properties fo:font-size="12pt" style:font-size-asian="12pt" style:font-size-complex="12pt"/>
    </style:style>
    <style:style style:name="T206_25" style:family="text">
      <style:text-properties fo:font-size="12pt" style:font-size-asian="12pt" style:font-size-complex="12pt"/>
    </style:style>
    <style:style style:name="T206_26" style:family="text">
      <style:text-properties fo:font-size="12pt" style:font-size-asian="12pt" style:font-size-complex="12pt"/>
    </style:style>
    <style:style style:name="T206_27" style:family="text">
      <style:text-properties fo:font-size="12pt" style:font-size-asian="12pt" style:font-size-complex="12pt"/>
    </style:style>
    <style:style style:name="T206_28" style:family="text">
      <style:text-properties fo:font-size="12pt" style:font-size-asian="12pt" style:font-size-complex="12pt"/>
    </style:style>
    <style:style style:name="T206_29" style:family="text">
      <style:text-properties fo:font-size="12pt" style:font-size-asian="12pt" style:font-size-complex="12pt"/>
    </style:style>
    <style:style style:name="T206_30" style:family="text">
      <style:text-properties fo:font-size="12pt" style:font-size-asian="12pt" style:font-size-complex="12pt"/>
    </style:style>
    <style:style style:name="T206_31" style:family="text">
      <style:text-properties fo:font-size="12pt" style:font-size-asian="12pt" style:font-size-complex="12pt"/>
    </style:style>
    <style:style style:name="T206_32" style:family="text">
      <style:text-properties fo:font-size="12pt" style:font-size-asian="12pt" style:font-size-complex="12pt"/>
    </style:style>
    <style:style style:name="T206_33" style:family="text">
      <style:text-properties fo:font-size="12pt" style:font-size-asian="12pt" style:font-size-complex="12pt"/>
    </style:style>
    <style:style style:name="T206_34" style:family="text">
      <style:text-properties fo:font-size="12pt" style:font-size-asian="12pt" style:font-size-complex="12pt"/>
    </style:style>
    <style:style style:name="T206_35" style:family="text">
      <style:text-properties fo:font-size="12pt" style:font-size-asian="12pt" style:font-size-complex="12pt"/>
    </style:style>
    <style:style style:name="T206_36" style:family="text">
      <style:text-properties fo:font-size="12pt" style:font-size-asian="12pt" style:font-size-complex="12pt"/>
    </style:style>
    <style:style style:name="T206_37" style:family="text">
      <style:text-properties fo:font-size="12pt" style:font-size-asian="12pt" style:font-size-complex="12pt"/>
    </style:style>
    <style:style style:name="T206_38" style:family="text">
      <style:text-properties fo:font-size="12pt" style:font-size-asian="12pt" style:font-size-complex="12pt"/>
    </style:style>
    <style:style style:name="T206_39" style:family="text">
      <style:text-properties fo:font-size="12pt" style:font-size-asian="12pt" style:font-size-complex="12pt"/>
    </style:style>
    <style:style style:name="T206_40" style:family="text">
      <style:text-properties fo:font-size="12pt" style:font-size-asian="12pt" style:font-size-complex="12pt"/>
    </style:style>
    <style:style style:name="T206_41" style:family="text">
      <style:text-properties fo:font-size="12pt" style:font-size-asian="12pt" style:font-size-complex="12pt"/>
    </style:style>
    <style:style style:name="T206_42" style:family="text">
      <style:text-properties fo:font-size="12pt" style:font-size-asian="12pt" style:font-size-complex="12pt"/>
    </style:style>
    <style:style style:name="T206_43" style:family="text">
      <style:text-properties fo:font-size="12pt" style:font-size-asian="12pt" style:font-size-complex="12pt"/>
    </style:style>
    <style:style style:name="T206_44" style:family="text">
      <style:text-properties fo:font-size="12pt" style:font-size-asian="12pt" style:font-size-complex="12pt"/>
    </style:style>
    <style:style style:name="T206_45" style:family="text">
      <style:text-properties fo:font-size="12pt" style:font-size-asian="12pt" style:font-size-complex="12pt"/>
    </style:style>
    <style:style style:name="T206_46" style:family="text">
      <style:text-properties fo:font-size="12pt" style:font-size-asian="12pt" style:font-size-complex="12pt"/>
    </style:style>
    <style:style style:name="T206_47" style:family="text">
      <style:text-properties fo:font-size="12pt" style:font-size-asian="12pt" style:font-size-complex="12pt"/>
    </style:style>
    <style:style style:name="T206_48" style:family="text">
      <style:text-properties fo:font-size="12pt" style:font-size-asian="12pt" style:font-size-complex="12pt"/>
    </style:style>
    <style:style style:name="T206_49" style:family="text">
      <style:text-properties fo:font-size="12pt" style:font-size-asian="12pt" style:font-size-complex="12pt"/>
    </style:style>
    <style:style style:name="T206_50" style:family="text">
      <style:text-properties fo:font-size="12pt" style:font-size-asian="12pt" style:font-size-complex="12pt"/>
    </style:style>
    <style:style style:name="P207" style:family="paragraph" style:parent-style-name="Standard">
      <style:paragraph-properties fo:text-align="justify" fo:break-before="auto" fo:line-height="138%" style:writing-mode="rl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T207_6" style:family="text">
      <style:text-properties fo:font-size="12pt" style:font-size-asian="12pt" style:font-size-complex="12pt"/>
    </style:style>
    <style:style style:name="T207_7" style:family="text">
      <style:text-properties fo:font-size="12pt" style:font-size-asian="12pt" style:font-size-complex="12pt"/>
    </style:style>
    <style:style style:name="T207_8" style:family="text">
      <style:text-properties fo:font-size="12pt" style:font-size-asian="12pt" style:font-size-complex="12pt"/>
    </style:style>
    <style:style style:name="T207_9" style:family="text">
      <style:text-properties fo:font-size="12pt" style:font-size-asian="12pt" style:font-size-complex="12pt"/>
    </style:style>
    <style:style style:name="T207_10" style:family="text">
      <style:text-properties fo:font-size="12pt" style:font-size-asian="12pt" style:font-size-complex="12pt"/>
    </style:style>
    <style:style style:name="T207_11" style:family="text">
      <style:text-properties fo:font-size="12pt" style:font-size-asian="12pt" style:font-size-complex="12pt"/>
    </style:style>
    <style:style style:name="T207_12" style:family="text">
      <style:text-properties fo:font-size="12pt" style:font-size-asian="12pt" style:font-size-complex="12pt"/>
    </style:style>
    <style:style style:name="T207_13" style:family="text">
      <style:text-properties fo:font-size="12pt" style:font-size-asian="12pt" style:font-size-complex="12pt"/>
    </style:style>
    <style:style style:name="T207_14" style:family="text">
      <style:text-properties fo:font-size="12pt" style:font-size-asian="12pt" style:font-size-complex="12pt"/>
    </style:style>
    <style:style style:name="T207_15" style:family="text">
      <style:text-properties fo:font-size="12pt" style:font-size-asian="12pt" style:font-size-complex="12pt"/>
    </style:style>
    <style:style style:name="T207_16" style:family="text">
      <style:text-properties fo:font-size="12pt" style:font-size-asian="12pt" style:font-size-complex="12pt"/>
    </style:style>
    <style:style style:name="T207_17" style:family="text">
      <style:text-properties fo:font-size="12pt" style:font-size-asian="12pt" style:font-size-complex="12pt"/>
    </style:style>
    <style:style style:name="T207_18" style:family="text">
      <style:text-properties fo:font-size="12pt" style:font-size-asian="12pt" style:font-size-complex="12pt"/>
    </style:style>
    <style:style style:name="T207_19" style:family="text">
      <style:text-properties fo:font-size="12pt" style:font-size-asian="12pt" style:font-size-complex="12pt"/>
    </style:style>
    <style:style style:name="T207_20" style:family="text">
      <style:text-properties fo:font-size="12pt" style:font-size-asian="12pt" style:font-size-complex="12pt"/>
    </style:style>
    <style:style style:name="T207_21" style:family="text">
      <style:text-properties fo:font-size="12pt" style:font-size-asian="12pt" style:font-size-complex="12pt"/>
    </style:style>
    <style:style style:name="T207_22" style:family="text">
      <style:text-properties fo:font-size="12pt" style:font-size-asian="12pt" style:font-size-complex="12pt"/>
    </style:style>
    <style:style style:name="T207_23" style:family="text">
      <style:text-properties fo:font-size="12pt" style:font-size-asian="12pt" style:font-size-complex="12pt"/>
    </style:style>
    <style:style style:name="T207_24" style:family="text">
      <style:text-properties fo:font-size="12pt" style:font-size-asian="12pt" style:font-size-complex="12pt"/>
    </style:style>
    <style:style style:name="T207_25" style:family="text">
      <style:text-properties fo:font-size="12pt" style:font-size-asian="12pt" style:font-size-complex="12pt"/>
    </style:style>
    <style:style style:name="T207_26" style:family="text">
      <style:text-properties fo:font-size="12pt" style:font-size-asian="12pt" style:font-size-complex="12pt"/>
    </style:style>
    <style:style style:name="T207_27" style:family="text">
      <style:text-properties fo:font-size="12pt" style:font-size-asian="12pt" style:font-size-complex="12pt"/>
    </style:style>
    <style:style style:name="T207_28" style:family="text">
      <style:text-properties fo:font-size="12pt" style:font-size-asian="12pt" style:font-size-complex="12pt"/>
    </style:style>
    <style:style style:name="T207_29" style:family="text">
      <style:text-properties fo:font-size="12pt" style:font-size-asian="12pt" style:font-size-complex="12pt"/>
    </style:style>
    <style:style style:name="T207_30" style:family="text">
      <style:text-properties fo:font-size="12pt" style:font-size-asian="12pt" style:font-size-complex="12pt"/>
    </style:style>
    <style:style style:name="T207_31" style:family="text">
      <style:text-properties fo:font-size="12pt" style:font-size-asian="12pt" style:font-size-complex="12pt"/>
    </style:style>
    <style:style style:name="T207_32" style:family="text">
      <style:text-properties fo:font-size="12pt" style:font-size-asian="12pt" style:font-size-complex="12pt"/>
    </style:style>
    <style:style style:name="T207_33" style:family="text">
      <style:text-properties fo:font-size="12pt" style:font-size-asian="12pt" style:font-size-complex="12pt"/>
    </style:style>
    <style:style style:name="T207_34" style:family="text">
      <style:text-properties fo:font-size="12pt" style:font-size-asian="12pt" style:font-size-complex="12pt"/>
    </style:style>
    <style:style style:name="T207_35" style:family="text">
      <style:text-properties fo:font-size="12pt" style:font-size-asian="12pt" style:font-size-complex="12pt"/>
    </style:style>
    <style:style style:name="T207_36" style:family="text">
      <style:text-properties fo:font-size="12pt" style:font-size-asian="12pt" style:font-size-complex="12pt"/>
    </style:style>
    <style:style style:name="T207_37" style:family="text">
      <style:text-properties fo:font-size="12pt" style:font-size-asian="12pt" style:font-size-complex="12pt"/>
    </style:style>
    <style:style style:name="T207_38" style:family="text">
      <style:text-properties fo:font-size="12pt" style:font-size-asian="12pt" style:font-size-complex="12pt"/>
    </style:style>
    <style:style style:name="T207_39" style:family="text">
      <style:text-properties fo:font-size="12pt" style:font-size-asian="12pt" style:font-size-complex="12pt"/>
    </style:style>
    <style:style style:name="T207_40" style:family="text">
      <style:text-properties fo:font-size="12pt" style:font-size-asian="12pt" style:font-size-complex="12pt"/>
    </style:style>
    <style:style style:name="T207_41" style:family="text">
      <style:text-properties fo:font-size="12pt" style:font-size-asian="12pt" style:font-size-complex="12pt"/>
    </style:style>
    <style:style style:name="T207_42" style:family="text">
      <style:text-properties fo:font-size="12pt" style:font-size-asian="12pt" style:font-size-complex="12pt"/>
    </style:style>
    <style:style style:name="T207_43" style:family="text">
      <style:text-properties fo:font-size="12pt" style:font-size-asian="12pt" style:font-size-complex="12pt"/>
    </style:style>
    <style:style style:name="T207_44" style:family="text">
      <style:text-properties fo:font-size="12pt" style:font-size-asian="12pt" style:font-size-complex="12pt"/>
    </style:style>
    <style:style style:name="T207_45" style:family="text">
      <style:text-properties fo:font-size="12pt" style:font-size-asian="12pt" style:font-size-complex="12pt"/>
    </style:style>
    <style:style style:name="T207_46" style:family="text">
      <style:text-properties fo:font-size="12pt" style:font-size-asian="12pt" style:font-size-complex="12pt"/>
    </style:style>
    <style:style style:name="T207_47" style:family="text">
      <style:text-properties fo:font-size="12pt" style:font-size-asian="12pt" style:font-size-complex="12pt"/>
    </style:style>
    <style:style style:name="T207_48" style:family="text">
      <style:text-properties fo:font-size="12pt" style:font-size-asian="12pt" style:font-size-complex="12pt"/>
    </style:style>
    <style:style style:name="T207_49" style:family="text">
      <style:text-properties fo:font-size="12pt" style:font-size-asian="12pt" style:font-size-complex="12pt"/>
    </style:style>
    <style:style style:name="T207_50" style:family="text">
      <style:text-properties fo:font-size="12pt" style:font-size-asian="12pt" style:font-size-complex="12pt"/>
    </style:style>
    <style:style style:name="T207_51" style:family="text">
      <style:text-properties fo:font-size="12pt" style:font-size-asian="12pt" style:font-size-complex="12pt"/>
    </style:style>
    <style:style style:name="T207_52" style:family="text">
      <style:text-properties fo:font-size="12pt" style:font-size-asian="12pt" style:font-size-complex="12pt"/>
    </style:style>
    <style:style style:name="T207_53" style:family="text">
      <style:text-properties fo:font-size="12pt" style:font-size-asian="12pt" style:font-size-complex="12pt"/>
    </style:style>
    <style:style style:name="T207_54" style:family="text">
      <style:text-properties fo:font-size="12pt" style:font-size-asian="12pt" style:font-size-complex="12pt"/>
    </style:style>
    <style:style style:name="T207_55" style:family="text">
      <style:text-properties fo:font-size="12pt" style:font-size-asian="12pt" style:font-size-complex="12pt"/>
    </style:style>
    <style:style style:name="T207_56" style:family="text">
      <style:text-properties fo:font-size="12pt" style:font-size-asian="12pt" style:font-size-complex="12pt"/>
    </style:style>
    <style:style style:name="T207_57" style:family="text">
      <style:text-properties fo:font-size="12pt" style:font-size-asian="12pt" style:font-size-complex="12pt"/>
    </style:style>
    <style:style style:name="T207_58" style:family="text">
      <style:text-properties fo:font-size="12pt" style:font-size-asian="12pt" style:font-size-complex="12pt"/>
    </style:style>
    <style:style style:name="T207_59" style:family="text">
      <style:text-properties fo:font-size="12pt" style:font-size-asian="12pt" style:font-size-complex="12pt"/>
    </style:style>
    <style:style style:name="T207_60" style:family="text">
      <style:text-properties fo:font-size="12pt" style:font-size-asian="12pt" style:font-size-complex="12pt"/>
    </style:style>
    <style:style style:name="T207_61" style:family="text">
      <style:text-properties fo:font-size="12pt" style:font-size-asian="12pt" style:font-size-complex="12pt"/>
    </style:style>
    <style:style style:name="T207_62" style:family="text">
      <style:text-properties fo:font-size="12pt" style:font-size-asian="12pt" style:font-size-complex="12pt"/>
    </style:style>
    <style:style style:name="T207_63" style:family="text">
      <style:text-properties fo:font-size="12pt" style:font-size-asian="12pt" style:font-size-complex="12pt"/>
    </style:style>
    <style:style style:name="T207_64" style:family="text">
      <style:text-properties fo:font-size="12pt" style:font-size-asian="12pt" style:font-size-complex="12pt"/>
    </style:style>
    <style:style style:name="T207_65" style:family="text">
      <style:text-properties fo:font-size="12pt" style:font-size-asian="12pt" style:font-size-complex="12pt"/>
    </style:style>
    <style:style style:name="T207_66" style:family="text">
      <style:text-properties fo:font-size="12pt" style:font-size-asian="12pt" style:font-size-complex="12pt"/>
    </style:style>
    <style:style style:name="T207_67" style:family="text">
      <style:text-properties fo:font-size="12pt" style:font-size-asian="12pt" style:font-size-complex="12pt"/>
    </style:style>
    <style:style style:name="T207_68" style:family="text">
      <style:text-properties fo:font-size="12pt" style:font-size-asian="12pt" style:font-size-complex="12pt"/>
    </style:style>
    <style:style style:name="T207_69" style:family="text">
      <style:text-properties fo:font-size="12pt" style:font-size-asian="12pt" style:font-size-complex="12pt"/>
    </style:style>
    <style:style style:name="T207_70" style:family="text">
      <style:text-properties fo:font-size="12pt" style:font-size-asian="12pt" style:font-size-complex="12pt"/>
    </style:style>
    <style:style style:name="T207_71" style:family="text">
      <style:text-properties fo:font-size="12pt" style:font-size-asian="12pt" style:font-size-complex="12pt"/>
    </style:style>
    <style:style style:name="T207_72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text-align="justify" fo:break-before="auto" fo:line-height="138%" style:writing-mode="rl-tb"/>
    </style:style>
    <style:style style:name="T208_1" style:family="text">
      <style:text-properties fo:font-size="12pt" style:font-size-asian="12pt" style:font-size-complex="12pt"/>
    </style:style>
    <style:style style:name="T208_2" style:family="text">
      <style:text-properties fo:font-size="12pt" style:font-size-asian="12pt" style:font-size-complex="12pt"/>
    </style:style>
    <style:style style:name="T208_3" style:family="text">
      <style:text-properties fo:font-size="12pt" style:font-size-asian="12pt" style:font-size-complex="12pt"/>
    </style:style>
    <style:style style:name="T208_4" style:family="text">
      <style:text-properties fo:font-size="12pt" style:font-size-asian="12pt" style:font-size-complex="12pt"/>
    </style:style>
    <style:style style:name="T208_5" style:family="text">
      <style:text-properties fo:font-size="12pt" style:font-size-asian="12pt" style:font-size-complex="12pt"/>
    </style:style>
    <style:style style:name="T208_6" style:family="text">
      <style:text-properties fo:font-size="12pt" style:font-size-asian="12pt" style:font-size-complex="12pt"/>
    </style:style>
    <style:style style:name="T208_7" style:family="text">
      <style:text-properties fo:font-size="12pt" style:font-size-asian="12pt" style:font-size-complex="12pt"/>
    </style:style>
    <style:style style:name="T208_8" style:family="text">
      <style:text-properties fo:font-size="12pt" style:font-size-asian="12pt" style:font-size-complex="12pt"/>
    </style:style>
    <style:style style:name="T208_9" style:family="text">
      <style:text-properties fo:font-size="12pt" style:font-size-asian="12pt" style:font-size-complex="12pt"/>
    </style:style>
    <style:style style:name="T208_10" style:family="text">
      <style:text-properties fo:font-size="12pt" style:font-size-asian="12pt" style:font-size-complex="12pt"/>
    </style:style>
    <style:style style:name="T208_11" style:family="text">
      <style:text-properties fo:font-size="12pt" style:font-size-asian="12pt" style:font-size-complex="12pt"/>
    </style:style>
    <style:style style:name="T208_12" style:family="text">
      <style:text-properties fo:font-size="12pt" style:font-size-asian="12pt" style:font-size-complex="12pt"/>
    </style:style>
    <style:style style:name="T208_13" style:family="text">
      <style:text-properties fo:font-size="12pt" style:font-size-asian="12pt" style:font-size-complex="12pt"/>
    </style:style>
    <style:style style:name="T208_14" style:family="text">
      <style:text-properties fo:font-size="12pt" style:font-size-asian="12pt" style:font-size-complex="12pt"/>
    </style:style>
    <style:style style:name="T208_15" style:family="text">
      <style:text-properties fo:font-size="12pt" style:font-size-asian="12pt" style:font-size-complex="12pt"/>
    </style:style>
    <style:style style:name="T208_16" style:family="text">
      <style:text-properties fo:font-size="12pt" style:font-size-asian="12pt" style:font-size-complex="12pt"/>
    </style:style>
    <style:style style:name="T208_17" style:family="text">
      <style:text-properties fo:font-size="12pt" style:font-size-asian="12pt" style:font-size-complex="12pt"/>
    </style:style>
    <style:style style:name="T208_18" style:family="text">
      <style:text-properties fo:font-size="12pt" style:font-size-asian="12pt" style:font-size-complex="12pt"/>
    </style:style>
    <style:style style:name="T208_19" style:family="text">
      <style:text-properties fo:font-size="12pt" style:font-size-asian="12pt" style:font-size-complex="12pt"/>
    </style:style>
    <style:style style:name="T208_20" style:family="text">
      <style:text-properties fo:font-size="12pt" style:font-size-asian="12pt" style:font-size-complex="12pt"/>
    </style:style>
    <style:style style:name="T208_21" style:family="text">
      <style:text-properties fo:font-size="12pt" style:font-size-asian="12pt" style:font-size-complex="12pt"/>
    </style:style>
    <style:style style:name="T208_22" style:family="text">
      <style:text-properties fo:font-size="12pt" style:font-size-asian="12pt" style:font-size-complex="12pt"/>
    </style:style>
    <style:style style:name="T208_23" style:family="text">
      <style:text-properties fo:font-size="12pt" style:font-size-asian="12pt" style:font-size-complex="12pt"/>
    </style:style>
    <style:style style:name="T208_24" style:family="text">
      <style:text-properties fo:font-size="12pt" style:font-size-asian="12pt" style:font-size-complex="12pt"/>
    </style:style>
    <style:style style:name="T208_25" style:family="text">
      <style:text-properties fo:font-size="12pt" style:font-size-asian="12pt" style:font-size-complex="12pt"/>
    </style:style>
    <style:style style:name="T208_26" style:family="text">
      <style:text-properties fo:font-size="12pt" style:font-size-asian="12pt" style:font-size-complex="12pt"/>
    </style:style>
    <style:style style:name="T208_27" style:family="text">
      <style:text-properties fo:font-size="12pt" style:font-size-asian="12pt" style:font-size-complex="12pt"/>
    </style:style>
    <style:style style:name="T208_28" style:family="text">
      <style:text-properties fo:font-size="12pt" style:font-size-asian="12pt" style:font-size-complex="12pt"/>
    </style:style>
    <style:style style:name="T208_29" style:family="text">
      <style:text-properties fo:font-size="12pt" style:font-size-asian="12pt" style:font-size-complex="12pt"/>
    </style:style>
    <style:style style:name="T208_30" style:family="text">
      <style:text-properties fo:font-size="12pt" style:font-size-asian="12pt" style:font-size-complex="12pt"/>
    </style:style>
    <style:style style:name="T208_31" style:family="text">
      <style:text-properties fo:font-size="12pt" style:font-size-asian="12pt" style:font-size-complex="12pt"/>
    </style:style>
    <style:style style:name="T208_32" style:family="text">
      <style:text-properties fo:font-size="12pt" style:font-size-asian="12pt" style:font-size-complex="12pt"/>
    </style:style>
    <style:style style:name="T208_33" style:family="text">
      <style:text-properties fo:font-size="12pt" style:font-size-asian="12pt" style:font-size-complex="12pt"/>
    </style:style>
    <style:style style:name="T208_34" style:family="text">
      <style:text-properties fo:font-size="12pt" style:font-size-asian="12pt" style:font-size-complex="12pt"/>
    </style:style>
    <style:style style:name="T208_35" style:family="text">
      <style:text-properties fo:font-size="12pt" style:font-size-asian="12pt" style:font-size-complex="12pt"/>
    </style:style>
    <style:style style:name="T208_36" style:family="text">
      <style:text-properties fo:font-size="12pt" style:font-size-asian="12pt" style:font-size-complex="12pt"/>
    </style:style>
    <style:style style:name="T208_37" style:family="text">
      <style:text-properties fo:font-size="12pt" style:font-size-asian="12pt" style:font-size-complex="12pt"/>
    </style:style>
    <style:style style:name="T208_38" style:family="text">
      <style:text-properties fo:font-size="12pt" style:font-size-asian="12pt" style:font-size-complex="12pt"/>
    </style:style>
    <style:style style:name="T208_39" style:family="text">
      <style:text-properties fo:font-size="12pt" style:font-size-asian="12pt" style:font-size-complex="12pt"/>
    </style:style>
    <style:style style:name="T208_40" style:family="text">
      <style:text-properties fo:font-size="12pt" style:font-size-asian="12pt" style:font-size-complex="12pt"/>
    </style:style>
    <style:style style:name="T208_41" style:family="text">
      <style:text-properties fo:font-size="12pt" style:font-size-asian="12pt" style:font-size-complex="12pt"/>
    </style:style>
    <style:style style:name="T208_42" style:family="text">
      <style:text-properties fo:font-size="12pt" style:font-size-asian="12pt" style:font-size-complex="12pt"/>
    </style:style>
    <style:style style:name="T208_43" style:family="text">
      <style:text-properties fo:font-size="12pt" style:font-size-asian="12pt" style:font-size-complex="12pt"/>
    </style:style>
    <style:style style:name="T208_44" style:family="text">
      <style:text-properties fo:font-size="12pt" style:font-size-asian="12pt" style:font-size-complex="12pt"/>
    </style:style>
    <style:style style:name="T208_45" style:family="text">
      <style:text-properties fo:font-size="12pt" style:font-size-asian="12pt" style:font-size-complex="12pt"/>
    </style:style>
    <style:style style:name="T208_46" style:family="text">
      <style:text-properties fo:font-size="12pt" style:font-size-asian="12pt" style:font-size-complex="12pt"/>
    </style:style>
    <style:style style:name="T208_47" style:family="text">
      <style:text-properties fo:font-size="12pt" style:font-size-asian="12pt" style:font-size-complex="12pt"/>
    </style:style>
    <style:style style:name="T208_48" style:family="text">
      <style:text-properties fo:font-size="12pt" style:font-size-asian="12pt" style:font-size-complex="12pt"/>
    </style:style>
    <style:style style:name="T208_49" style:family="text">
      <style:text-properties fo:font-size="12pt" style:font-size-asian="12pt" style:font-size-complex="12pt"/>
    </style:style>
    <style:style style:name="T208_50" style:family="text">
      <style:text-properties fo:font-size="12pt" style:font-size-asian="12pt" style:font-size-complex="12pt"/>
    </style:style>
    <style:style style:name="T208_51" style:family="text">
      <style:text-properties fo:font-size="12pt" style:font-size-asian="12pt" style:font-size-complex="12pt"/>
    </style:style>
    <style:style style:name="T208_52" style:family="text">
      <style:text-properties fo:font-size="12pt" style:font-size-asian="12pt" style:font-size-complex="12pt"/>
    </style:style>
    <style:style style:name="T208_53" style:family="text">
      <style:text-properties fo:font-size="12pt" style:font-size-asian="12pt" style:font-size-complex="12pt"/>
    </style:style>
    <style:style style:name="T208_54" style:family="text">
      <style:text-properties fo:font-size="12pt" style:font-size-asian="12pt" style:font-size-complex="12pt"/>
    </style:style>
    <style:style style:name="T208_55" style:family="text">
      <style:text-properties fo:font-size="12pt" style:font-size-asian="12pt" style:font-size-complex="12pt"/>
    </style:style>
    <style:style style:name="T208_56" style:family="text">
      <style:text-properties fo:font-size="12pt" style:font-size-asian="12pt" style:font-size-complex="12pt"/>
    </style:style>
    <style:style style:name="T208_57" style:family="text">
      <style:text-properties fo:font-size="12pt" style:font-size-asian="12pt" style:font-size-complex="12pt"/>
    </style:style>
    <style:style style:name="T208_58" style:family="text">
      <style:text-properties fo:font-size="12pt" style:font-size-asian="12pt" style:font-size-complex="12pt"/>
    </style:style>
    <style:style style:name="T208_59" style:family="text">
      <style:text-properties fo:font-size="12pt" style:font-size-asian="12pt" style:font-size-complex="12pt"/>
    </style:style>
    <style:style style:name="T208_60" style:family="text">
      <style:text-properties fo:font-size="12pt" style:font-size-asian="12pt" style:font-size-complex="12pt"/>
    </style:style>
    <style:style style:name="T208_61" style:family="text">
      <style:text-properties fo:font-size="12pt" style:font-size-asian="12pt" style:font-size-complex="12pt"/>
    </style:style>
    <style:style style:name="T208_62" style:family="text">
      <style:text-properties fo:font-size="12pt" style:font-size-asian="12pt" style:font-size-complex="12pt"/>
    </style:style>
    <style:style style:name="T208_63" style:family="text">
      <style:text-properties fo:font-size="12pt" style:font-size-asian="12pt" style:font-size-complex="12pt"/>
    </style:style>
    <style:style style:name="T208_64" style:family="text">
      <style:text-properties fo:font-size="12pt" style:font-size-asian="12pt" style:font-size-complex="12pt"/>
    </style:style>
    <style:style style:name="T208_65" style:family="text">
      <style:text-properties fo:font-size="12pt" style:font-size-asian="12pt" style:font-size-complex="12pt"/>
    </style:style>
    <style:style style:name="T208_66" style:family="text">
      <style:text-properties fo:font-size="12pt" style:font-size-asian="12pt" style:font-size-complex="12pt"/>
    </style:style>
    <style:style style:name="T208_67" style:family="text">
      <style:text-properties fo:font-size="12pt" style:font-size-asian="12pt" style:font-size-complex="12pt"/>
    </style:style>
    <style:style style:name="T208_68" style:family="text">
      <style:text-properties fo:font-size="12pt" style:font-size-asian="12pt" style:font-size-complex="12pt"/>
    </style:style>
    <style:style style:name="T208_69" style:family="text">
      <style:text-properties fo:font-size="12pt" style:font-size-asian="12pt" style:font-size-complex="12pt"/>
    </style:style>
    <style:style style:name="T208_70" style:family="text">
      <style:text-properties fo:font-size="12pt" style:font-size-asian="12pt" style:font-size-complex="12pt"/>
    </style:style>
    <style:style style:name="T208_71" style:family="text">
      <style:text-properties fo:font-size="12pt" style:font-size-asian="12pt" style:font-size-complex="12pt"/>
    </style:style>
    <style:style style:name="T208_72" style:family="text">
      <style:text-properties fo:font-size="12pt" style:font-size-asian="12pt" style:font-size-complex="12pt"/>
    </style:style>
    <style:style style:name="T208_73" style:family="text">
      <style:text-properties fo:font-size="12pt" style:font-size-asian="12pt" style:font-size-complex="12pt"/>
    </style:style>
    <style:style style:name="T208_74" style:family="text">
      <style:text-properties fo:font-size="12pt" style:font-size-asian="12pt" style:font-size-complex="12pt"/>
    </style:style>
    <style:style style:name="T208_75" style:family="text">
      <style:text-properties fo:font-size="12pt" style:font-size-asian="12pt" style:font-size-complex="12pt"/>
    </style:style>
    <style:style style:name="T208_76" style:family="text">
      <style:text-properties fo:font-size="12pt" style:font-size-asian="12pt" style:font-size-complex="12pt"/>
    </style:style>
    <style:style style:name="T208_77" style:family="text">
      <style:text-properties fo:font-size="12pt" style:font-size-asian="12pt" style:font-size-complex="12pt"/>
    </style:style>
    <style:style style:name="T208_78" style:family="text">
      <style:text-properties fo:font-size="12pt" style:font-size-asian="12pt" style:font-size-complex="12pt"/>
    </style:style>
    <style:style style:name="T208_79" style:family="text">
      <style:text-properties fo:font-size="12pt" style:font-size-asian="12pt" style:font-size-complex="12pt"/>
    </style:style>
    <style:style style:name="T208_80" style:family="text">
      <style:text-properties fo:font-size="12pt" style:font-size-asian="12pt" style:font-size-complex="12pt"/>
    </style:style>
    <style:style style:name="T208_81" style:family="text">
      <style:text-properties fo:font-size="12pt" style:font-size-asian="12pt" style:font-size-complex="12pt"/>
    </style:style>
    <style:style style:name="T208_82" style:family="text">
      <style:text-properties fo:font-size="12pt" style:font-size-asian="12pt" style:font-size-complex="12pt"/>
    </style:style>
    <style:style style:name="T208_83" style:family="text">
      <style:text-properties fo:font-size="12pt" style:font-size-asian="12pt" style:font-size-complex="12pt"/>
    </style:style>
    <style:style style:name="T208_84" style:family="text">
      <style:text-properties fo:font-size="12pt" style:font-size-asian="12pt" style:font-size-complex="12pt"/>
    </style:style>
    <style:style style:name="T208_85" style:family="text">
      <style:text-properties fo:font-size="12pt" style:font-size-asian="12pt" style:font-size-complex="12pt"/>
    </style:style>
    <style:style style:name="T208_86" style:family="text">
      <style:text-properties fo:font-size="12pt" style:font-size-asian="12pt" style:font-size-complex="12pt"/>
    </style:style>
    <style:style style:name="T208_87" style:family="text">
      <style:text-properties fo:font-size="12pt" style:font-size-asian="12pt" style:font-size-complex="12pt"/>
    </style:style>
    <style:style style:name="T208_88" style:family="text">
      <style:text-properties fo:font-size="12pt" style:font-size-asian="12pt" style:font-size-complex="12pt"/>
    </style:style>
    <style:style style:name="T208_89" style:family="text">
      <style:text-properties fo:font-size="12pt" style:font-size-asian="12pt" style:font-size-complex="12pt"/>
    </style:style>
    <style:style style:name="T208_90" style:family="text">
      <style:text-properties fo:font-size="12pt" style:font-size-asian="12pt" style:font-size-complex="12pt"/>
    </style:style>
    <style:style style:name="T208_91" style:family="text">
      <style:text-properties fo:font-size="12pt" style:font-size-asian="12pt" style:font-size-complex="12pt"/>
    </style:style>
    <style:style style:name="T208_92" style:family="text">
      <style:text-properties fo:font-size="12pt" style:font-size-asian="12pt" style:font-size-complex="12pt"/>
    </style:style>
    <style:style style:name="T208_93" style:family="text">
      <style:text-properties fo:font-size="12pt" style:font-size-asian="12pt" style:font-size-complex="12pt"/>
    </style:style>
    <style:style style:name="T208_94" style:family="text">
      <style:text-properties fo:font-size="12pt" style:font-size-asian="12pt" style:font-size-complex="12pt"/>
    </style:style>
    <style:style style:name="T208_95" style:family="text">
      <style:text-properties fo:font-size="12pt" style:font-size-asian="12pt" style:font-size-complex="12pt"/>
    </style:style>
    <style:style style:name="T208_96" style:family="text">
      <style:text-properties fo:font-size="12pt" style:font-size-asian="12pt" style:font-size-complex="12pt"/>
    </style:style>
    <style:style style:name="T208_97" style:family="text">
      <style:text-properties fo:font-size="12pt" style:font-size-asian="12pt" style:font-size-complex="12pt"/>
    </style:style>
    <style:style style:name="T208_98" style:family="text">
      <style:text-properties fo:font-size="12pt" style:font-size-asian="12pt" style:font-size-complex="12pt"/>
    </style:style>
    <style:style style:name="T208_99" style:family="text">
      <style:text-properties fo:font-size="16pt" style:font-size-asian="16pt" style:font-size-complex="16pt"/>
    </style:style>
    <style:style style:name="T208_100" style:family="text">
      <style:text-properties fo:font-size="12pt" style:font-size-asian="12pt" style:font-size-complex="12pt"/>
    </style:style>
    <style:style style:name="T208_101" style:family="text">
      <style:text-properties fo:font-size="12pt" style:font-size-asian="12pt" style:font-size-complex="12pt"/>
    </style:style>
    <style:style style:name="T208_102" style:family="text">
      <style:text-properties fo:font-size="12pt" style:font-size-asian="12pt" style:font-size-complex="12pt"/>
    </style:style>
    <style:style style:name="T208_103" style:family="text">
      <style:text-properties fo:font-size="12pt" style:font-size-asian="12pt" style:font-size-complex="12pt"/>
    </style:style>
    <style:style style:name="T208_104" style:family="text">
      <style:text-properties fo:font-size="12pt" style:font-size-asian="12pt" style:font-size-complex="12pt"/>
    </style:style>
    <style:style style:name="T208_105" style:family="text">
      <style:text-properties fo:font-size="12pt" style:font-size-asian="12pt" style:font-size-complex="12pt"/>
    </style:style>
    <style:style style:name="T208_106" style:family="text">
      <style:text-properties fo:font-size="12pt" style:font-size-asian="12pt" style:font-size-complex="12pt"/>
    </style:style>
    <style:style style:name="T208_107" style:family="text">
      <style:text-properties fo:font-size="12pt" style:font-size-asian="12pt" style:font-size-complex="12pt"/>
    </style:style>
    <style:style style:name="T208_108" style:family="text">
      <style:text-properties fo:font-size="12pt" style:font-size-asian="12pt" style:font-size-complex="12pt"/>
    </style:style>
    <style:style style:name="T208_109" style:family="text">
      <style:text-properties fo:font-size="12pt" style:font-size-asian="12pt" style:font-size-complex="12pt"/>
    </style:style>
    <style:style style:name="T208_110" style:family="text">
      <style:text-properties fo:font-size="12pt" style:font-size-asian="12pt" style:font-size-complex="12pt"/>
    </style:style>
    <style:style style:name="T208_111" style:family="text">
      <style:text-properties fo:font-size="12pt" style:font-size-asian="12pt" style:font-size-complex="12pt"/>
    </style:style>
    <style:style style:name="T208_112" style:family="text">
      <style:text-properties fo:font-size="12pt" style:font-size-asian="12pt" style:font-size-complex="12pt"/>
    </style:style>
    <style:style style:name="T208_113" style:family="text">
      <style:text-properties fo:font-size="12pt" style:font-size-asian="12pt" style:font-size-complex="12pt"/>
    </style:style>
    <style:style style:name="T208_114" style:family="text">
      <style:text-properties fo:font-size="12pt" style:font-size-asian="12pt" style:font-size-complex="12pt"/>
    </style:style>
    <style:style style:name="T208_115" style:family="text">
      <style:text-properties fo:font-size="12pt" style:font-size-asian="12pt" style:font-size-complex="12pt"/>
    </style:style>
    <style:style style:name="T208_116" style:family="text">
      <style:text-properties fo:font-size="12pt" style:font-size-asian="12pt" style:font-size-complex="12pt"/>
    </style:style>
    <style:style style:name="T208_117" style:family="text">
      <style:text-properties fo:font-size="12pt" style:font-size-asian="12pt" style:font-size-complex="12pt"/>
    </style:style>
    <style:style style:name="T208_118" style:family="text">
      <style:text-properties fo:font-size="12pt" style:font-size-asian="12pt" style:font-size-complex="12pt"/>
    </style:style>
    <style:style style:name="T208_119" style:family="text">
      <style:text-properties fo:font-size="12pt" style:font-size-asian="12pt" style:font-size-complex="12pt"/>
    </style:style>
    <style:style style:name="T208_120" style:family="text">
      <style:text-properties fo:font-size="12pt" style:font-size-asian="12pt" style:font-size-complex="12pt"/>
    </style:style>
    <style:style style:name="T208_121" style:family="text">
      <style:text-properties fo:font-size="12pt" style:font-size-asian="12pt" style:font-size-complex="12pt"/>
    </style:style>
    <style:style style:name="T208_122" style:family="text">
      <style:text-properties fo:font-size="12pt" style:font-size-asian="12pt" style:font-size-complex="12pt"/>
    </style:style>
    <style:style style:name="T208_123" style:family="text">
      <style:text-properties fo:font-size="12pt" style:font-size-asian="12pt" style:font-size-complex="12pt"/>
    </style:style>
    <style:style style:name="T208_124" style:family="text">
      <style:text-properties fo:font-size="12pt" style:font-size-asian="12pt" style:font-size-complex="12pt"/>
    </style:style>
    <style:style style:name="T208_125" style:family="text">
      <style:text-properties fo:font-size="12pt" style:font-size-asian="12pt" style:font-size-complex="12pt"/>
    </style:style>
    <style:style style:name="T208_126" style:family="text">
      <style:text-properties fo:font-size="12pt" style:font-size-asian="12pt" style:font-size-complex="12pt"/>
    </style:style>
    <style:style style:name="T208_127" style:family="text">
      <style:text-properties fo:font-size="12pt" style:font-size-asian="12pt" style:font-size-complex="12pt"/>
    </style:style>
    <style:style style:name="T208_128" style:family="text">
      <style:text-properties fo:font-size="12pt" style:font-size-asian="12pt" style:font-size-complex="12pt"/>
    </style:style>
    <style:style style:name="T208_129" style:family="text">
      <style:text-properties fo:font-size="12pt" style:font-size-asian="12pt" style:font-size-complex="12pt"/>
    </style:style>
    <style:style style:name="T208_130" style:family="text">
      <style:text-properties fo:font-size="12pt" style:font-size-asian="12pt" style:font-size-complex="12pt"/>
    </style:style>
    <style:style style:name="T208_131" style:family="text">
      <style:text-properties fo:font-size="12pt" style:font-size-asian="12pt" style:font-size-complex="12pt"/>
    </style:style>
    <style:style style:name="T208_132" style:family="text">
      <style:text-properties fo:font-size="12pt" style:font-size-asian="12pt" style:font-size-complex="12pt"/>
    </style:style>
    <style:style style:name="P209" style:family="paragraph" style:parent-style-name="Standard">
      <style:paragraph-properties fo:text-align="justify" fo:break-before="auto" fo:line-height="138%" style:writing-mode="rl-tb"/>
    </style:style>
    <style:style style:name="T209_1" style:family="text">
      <style:text-properties fo:font-size="12pt" style:font-size-asian="12pt" style:font-size-complex="12pt"/>
    </style:style>
    <style:style style:name="T209_2" style:family="text">
      <style:text-properties fo:font-size="12pt" style:font-size-asian="12pt" style:font-size-complex="12pt"/>
    </style:style>
    <style:style style:name="T209_3" style:family="text">
      <style:text-properties fo:font-size="12pt" style:font-size-asian="12pt" style:font-size-complex="12pt"/>
    </style:style>
    <style:style style:name="T209_4" style:family="text">
      <style:text-properties fo:font-size="12pt" style:font-size-asian="12pt" style:font-size-complex="12pt"/>
    </style:style>
    <style:style style:name="T209_5" style:family="text">
      <style:text-properties fo:font-size="12pt" style:font-size-asian="12pt" style:font-size-complex="12pt"/>
    </style:style>
    <style:style style:name="T209_6" style:family="text">
      <style:text-properties fo:font-size="12pt" style:font-size-asian="12pt" style:font-size-complex="12pt"/>
    </style:style>
    <style:style style:name="T209_7" style:family="text">
      <style:text-properties fo:font-size="12pt" style:font-size-asian="12pt" style:font-size-complex="12pt"/>
    </style:style>
    <style:style style:name="T209_8" style:family="text">
      <style:text-properties fo:font-size="12pt" style:font-size-asian="12pt" style:font-size-complex="12pt"/>
    </style:style>
    <style:style style:name="T209_9" style:family="text">
      <style:text-properties fo:font-size="12pt" style:font-size-asian="12pt" style:font-size-complex="12pt"/>
    </style:style>
    <style:style style:name="T209_10" style:family="text">
      <style:text-properties fo:font-size="12pt" style:font-size-asian="12pt" style:font-size-complex="12pt"/>
    </style:style>
    <style:style style:name="T209_11" style:family="text">
      <style:text-properties fo:font-size="12pt" style:font-size-asian="12pt" style:font-size-complex="12pt"/>
    </style:style>
    <style:style style:name="T209_12" style:family="text">
      <style:text-properties fo:font-size="12pt" style:font-size-asian="12pt" style:font-size-complex="12pt"/>
    </style:style>
    <style:style style:name="T209_13" style:family="text">
      <style:text-properties fo:font-size="12pt" style:font-size-asian="12pt" style:font-size-complex="12pt"/>
    </style:style>
    <style:style style:name="T209_14" style:family="text">
      <style:text-properties fo:font-size="12pt" style:font-size-asian="12pt" style:font-size-complex="12pt"/>
    </style:style>
    <style:style style:name="T209_15" style:family="text">
      <style:text-properties fo:font-size="12pt" style:font-size-asian="12pt" style:font-size-complex="12pt"/>
    </style:style>
    <style:style style:name="T209_16" style:family="text">
      <style:text-properties fo:font-size="12pt" style:font-size-asian="12pt" style:font-size-complex="12pt"/>
    </style:style>
    <style:style style:name="T209_17" style:family="text">
      <style:text-properties fo:font-size="12pt" style:font-size-asian="12pt" style:font-size-complex="12pt"/>
    </style:style>
    <style:style style:name="T209_18" style:family="text">
      <style:text-properties fo:font-size="12pt" style:font-size-asian="12pt" style:font-size-complex="12pt"/>
    </style:style>
    <style:style style:name="T209_19" style:family="text">
      <style:text-properties fo:font-size="12pt" style:font-size-asian="12pt" style:font-size-complex="12pt"/>
    </style:style>
    <style:style style:name="T209_20" style:family="text">
      <style:text-properties fo:font-size="12pt" style:font-size-asian="12pt" style:font-size-complex="12pt"/>
    </style:style>
    <style:style style:name="T209_21" style:family="text">
      <style:text-properties fo:font-size="12pt" style:font-size-asian="12pt" style:font-size-complex="12pt"/>
    </style:style>
    <style:style style:name="T209_22" style:family="text">
      <style:text-properties fo:font-size="12pt" style:font-size-asian="12pt" style:font-size-complex="12pt"/>
    </style:style>
    <style:style style:name="T209_23" style:family="text">
      <style:text-properties fo:font-size="12pt" style:font-size-asian="12pt" style:font-size-complex="12pt"/>
    </style:style>
    <style:style style:name="T209_24" style:family="text">
      <style:text-properties fo:font-size="12pt" style:font-size-asian="12pt" style:font-size-complex="12pt"/>
    </style:style>
    <style:style style:name="T209_25" style:family="text">
      <style:text-properties fo:font-size="12pt" style:font-size-asian="12pt" style:font-size-complex="12pt"/>
    </style:style>
    <style:style style:name="T209_26" style:family="text">
      <style:text-properties fo:font-size="12pt" style:font-size-asian="12pt" style:font-size-complex="12pt"/>
    </style:style>
    <style:style style:name="T209_27" style:family="text">
      <style:text-properties fo:font-size="12pt" style:font-size-asian="12pt" style:font-size-complex="12pt"/>
    </style:style>
    <style:style style:name="T209_28" style:family="text">
      <style:text-properties fo:font-size="12pt" style:font-size-asian="12pt" style:font-size-complex="12pt"/>
    </style:style>
    <style:style style:name="T209_29" style:family="text">
      <style:text-properties fo:font-size="12pt" style:font-size-asian="12pt" style:font-size-complex="12pt"/>
    </style:style>
    <style:style style:name="T209_30" style:family="text">
      <style:text-properties fo:font-size="12pt" style:font-size-asian="12pt" style:font-size-complex="12pt"/>
    </style:style>
    <style:style style:name="T209_31" style:family="text">
      <style:text-properties fo:font-size="12pt" style:font-size-asian="12pt" style:font-size-complex="12pt"/>
    </style:style>
    <style:style style:name="T209_32" style:family="text">
      <style:text-properties fo:font-size="12pt" style:font-size-asian="12pt" style:font-size-complex="12pt"/>
    </style:style>
    <style:style style:name="T209_33" style:family="text">
      <style:text-properties fo:font-size="12pt" style:font-size-asian="12pt" style:font-size-complex="12pt"/>
    </style:style>
    <style:style style:name="T209_34" style:family="text">
      <style:text-properties fo:font-size="12pt" style:font-size-asian="12pt" style:font-size-complex="12pt"/>
    </style:style>
    <style:style style:name="T209_35" style:family="text">
      <style:text-properties fo:font-size="12pt" style:font-size-asian="12pt" style:font-size-complex="12pt"/>
    </style:style>
    <style:style style:name="T209_36" style:family="text">
      <style:text-properties fo:font-size="12pt" style:font-size-asian="12pt" style:font-size-complex="12pt"/>
    </style:style>
    <style:style style:name="T209_37" style:family="text">
      <style:text-properties fo:font-size="12pt" style:font-size-asian="12pt" style:font-size-complex="12pt"/>
    </style:style>
    <style:style style:name="T209_38" style:family="text">
      <style:text-properties fo:font-size="12pt" style:font-size-asian="12pt" style:font-size-complex="12pt"/>
    </style:style>
    <style:style style:name="T209_39" style:family="text">
      <style:text-properties fo:font-size="12pt" style:font-size-asian="12pt" style:font-size-complex="12pt"/>
    </style:style>
    <style:style style:name="T209_40" style:family="text">
      <style:text-properties fo:font-size="12pt" style:font-size-asian="12pt" style:font-size-complex="12pt"/>
    </style:style>
    <style:style style:name="T209_41" style:family="text">
      <style:text-properties fo:font-size="12pt" style:font-size-asian="12pt" style:font-size-complex="12pt"/>
    </style:style>
    <style:style style:name="T209_42" style:family="text">
      <style:text-properties fo:font-size="12pt" style:font-size-asian="12pt" style:font-size-complex="12pt"/>
    </style:style>
    <style:style style:name="T209_43" style:family="text">
      <style:text-properties fo:font-size="12pt" style:font-size-asian="12pt" style:font-size-complex="12pt"/>
    </style:style>
    <style:style style:name="T209_44" style:family="text">
      <style:text-properties fo:font-size="12pt" style:font-size-asian="12pt" style:font-size-complex="12pt"/>
    </style:style>
    <style:style style:name="T209_45" style:family="text">
      <style:text-properties fo:font-size="12pt" style:font-size-asian="12pt" style:font-size-complex="12pt"/>
    </style:style>
    <style:style style:name="T209_46" style:family="text">
      <style:text-properties fo:font-size="12pt" style:font-size-asian="12pt" style:font-size-complex="12pt"/>
    </style:style>
    <style:style style:name="T209_47" style:family="text">
      <style:text-properties fo:font-size="12pt" style:font-size-asian="12pt" style:font-size-complex="12pt"/>
    </style:style>
    <style:style style:name="T209_48" style:family="text">
      <style:text-properties fo:font-size="12pt" style:font-size-asian="12pt" style:font-size-complex="12pt"/>
    </style:style>
    <style:style style:name="T209_49" style:family="text">
      <style:text-properties fo:font-size="12pt" style:font-size-asian="12pt" style:font-size-complex="12pt"/>
    </style:style>
    <style:style style:name="T209_50" style:family="text">
      <style:text-properties fo:font-size="12pt" style:font-size-asian="12pt" style:font-size-complex="12pt"/>
    </style:style>
    <style:style style:name="T209_51" style:family="text">
      <style:text-properties fo:font-size="12pt" style:font-size-asian="12pt" style:font-size-complex="12pt"/>
    </style:style>
    <style:style style:name="T209_52" style:family="text">
      <style:text-properties fo:font-size="12pt" style:font-size-asian="12pt" style:font-size-complex="12pt"/>
    </style:style>
    <style:style style:name="T209_53" style:family="text">
      <style:text-properties fo:font-size="12pt" style:font-size-asian="12pt" style:font-size-complex="12pt"/>
    </style:style>
    <style:style style:name="T209_54" style:family="text">
      <style:text-properties fo:font-size="12pt" style:font-size-asian="12pt" style:font-size-complex="12pt"/>
    </style:style>
    <style:style style:name="T209_55" style:family="text">
      <style:text-properties fo:font-size="12pt" style:font-size-asian="12pt" style:font-size-complex="12pt"/>
    </style:style>
    <style:style style:name="T209_56" style:family="text">
      <style:text-properties fo:font-size="12pt" style:font-size-asian="12pt" style:font-size-complex="12pt"/>
    </style:style>
    <style:style style:name="T209_57" style:family="text">
      <style:text-properties fo:font-size="12pt" style:font-size-asian="12pt" style:font-size-complex="12pt"/>
    </style:style>
    <style:style style:name="T209_58" style:family="text">
      <style:text-properties fo:font-size="12pt" style:font-size-asian="12pt" style:font-size-complex="12pt"/>
    </style:style>
    <style:style style:name="T209_59" style:family="text">
      <style:text-properties fo:font-size="12pt" style:font-size-asian="12pt" style:font-size-complex="12pt"/>
    </style:style>
    <style:style style:name="T209_60" style:family="text">
      <style:text-properties fo:font-size="12pt" style:font-size-asian="12pt" style:font-size-complex="12pt"/>
    </style:style>
    <style:style style:name="T209_61" style:family="text">
      <style:text-properties fo:font-size="12pt" style:font-size-asian="12pt" style:font-size-complex="12pt"/>
    </style:style>
    <style:style style:name="T209_62" style:family="text">
      <style:text-properties fo:font-size="12pt" style:font-size-asian="12pt" style:font-size-complex="12pt"/>
    </style:style>
    <style:style style:name="T209_63" style:family="text">
      <style:text-properties fo:font-size="12pt" style:font-size-asian="12pt" style:font-size-complex="12pt"/>
    </style:style>
    <style:style style:name="T209_64" style:family="text">
      <style:text-properties fo:font-size="12pt" style:font-size-asian="12pt" style:font-size-complex="12pt"/>
    </style:style>
    <style:style style:name="T209_65" style:family="text">
      <style:text-properties fo:font-size="12pt" style:font-size-asian="12pt" style:font-size-complex="12pt"/>
    </style:style>
    <style:style style:name="T209_66" style:family="text">
      <style:text-properties fo:font-size="12pt" style:font-size-asian="12pt" style:font-size-complex="12pt"/>
    </style:style>
    <style:style style:name="T209_67" style:family="text">
      <style:text-properties fo:font-size="12pt" style:font-size-asian="12pt" style:font-size-complex="12pt"/>
    </style:style>
    <style:style style:name="T209_68" style:family="text">
      <style:text-properties fo:font-size="12pt" style:font-size-asian="12pt" style:font-size-complex="12pt"/>
    </style:style>
    <style:style style:name="T209_69" style:family="text">
      <style:text-properties fo:font-size="12pt" style:font-size-asian="12pt" style:font-size-complex="12pt"/>
    </style:style>
    <style:style style:name="T209_70" style:family="text">
      <style:text-properties fo:font-size="12pt" style:font-size-asian="12pt" style:font-size-complex="12pt"/>
    </style:style>
    <style:style style:name="T209_71" style:family="text">
      <style:text-properties fo:font-size="12pt" style:font-size-asian="12pt" style:font-size-complex="12pt"/>
    </style:style>
    <style:style style:name="T209_72" style:family="text">
      <style:text-properties fo:font-size="12pt" style:font-size-asian="12pt" style:font-size-complex="12pt"/>
    </style:style>
    <style:style style:name="T209_73" style:family="text">
      <style:text-properties fo:font-size="12pt" style:font-size-asian="12pt" style:font-size-complex="12pt"/>
    </style:style>
    <style:style style:name="T209_74" style:family="text">
      <style:text-properties fo:font-size="12pt" style:font-size-asian="12pt" style:font-size-complex="12pt"/>
    </style:style>
    <style:style style:name="T209_75" style:family="text">
      <style:text-properties fo:font-size="12pt" style:font-size-asian="12pt" style:font-size-complex="12pt"/>
    </style:style>
    <style:style style:name="T209_76" style:family="text">
      <style:text-properties fo:font-size="12pt" style:font-size-asian="12pt" style:font-size-complex="12pt"/>
    </style:style>
    <style:style style:name="T209_77" style:family="text">
      <style:text-properties fo:font-size="12pt" style:font-size-asian="12pt" style:font-size-complex="12pt"/>
    </style:style>
    <style:style style:name="T209_78" style:family="text">
      <style:text-properties fo:font-size="12pt" style:font-size-asian="12pt" style:font-size-complex="12pt"/>
    </style:style>
    <style:style style:name="T209_79" style:family="text">
      <style:text-properties fo:font-size="12pt" style:font-size-asian="12pt" style:font-size-complex="12pt"/>
    </style:style>
    <style:style style:name="T209_80" style:family="text">
      <style:text-properties fo:font-size="12pt" style:font-size-asian="12pt" style:font-size-complex="12pt"/>
    </style:style>
    <style:style style:name="T209_81" style:family="text">
      <style:text-properties fo:font-size="12pt" style:font-size-asian="12pt" style:font-size-complex="12pt"/>
    </style:style>
    <style:style style:name="T209_82" style:family="text">
      <style:text-properties fo:font-size="12pt" style:font-size-asian="12pt" style:font-size-complex="12pt"/>
    </style:style>
    <style:style style:name="T209_83" style:family="text">
      <style:text-properties fo:font-size="12pt" style:font-size-asian="12pt" style:font-size-complex="12pt"/>
    </style:style>
    <style:style style:name="T209_84" style:family="text">
      <style:text-properties fo:font-size="12pt" style:font-size-asian="12pt" style:font-size-complex="12pt"/>
    </style:style>
    <style:style style:name="T209_85" style:family="text">
      <style:text-properties fo:font-size="12pt" style:font-size-asian="12pt" style:font-size-complex="12pt"/>
    </style:style>
    <style:style style:name="T209_86" style:family="text">
      <style:text-properties fo:font-size="12pt" style:font-size-asian="12pt" style:font-size-complex="12pt"/>
    </style:style>
    <style:style style:name="T209_87" style:family="text">
      <style:text-properties fo:font-size="12pt" style:font-size-asian="12pt" style:font-size-complex="12pt"/>
    </style:style>
    <style:style style:name="T209_88" style:family="text">
      <style:text-properties fo:font-size="12pt" style:font-size-asian="12pt" style:font-size-complex="12pt"/>
    </style:style>
    <style:style style:name="T209_89" style:family="text">
      <style:text-properties fo:font-size="12pt" style:font-size-asian="12pt" style:font-size-complex="12pt"/>
    </style:style>
    <style:style style:name="T209_90" style:family="text">
      <style:text-properties fo:font-size="12pt" style:font-size-asian="12pt" style:font-size-complex="12pt"/>
    </style:style>
    <style:style style:name="T209_91" style:family="text">
      <style:text-properties fo:font-size="12pt" style:font-size-asian="12pt" style:font-size-complex="12pt"/>
    </style:style>
    <style:style style:name="T209_92" style:family="text">
      <style:text-properties fo:font-size="12pt" style:font-size-asian="12pt" style:font-size-complex="12pt"/>
    </style:style>
    <style:style style:name="T209_93" style:family="text">
      <style:text-properties fo:font-size="12pt" style:font-size-asian="12pt" style:font-size-complex="12pt"/>
    </style:style>
    <style:style style:name="T209_94" style:family="text">
      <style:text-properties fo:font-size="12pt" style:font-size-asian="12pt" style:font-size-complex="12pt"/>
    </style:style>
    <style:style style:name="T209_95" style:family="text">
      <style:text-properties fo:font-size="12pt" style:font-size-asian="12pt" style:font-size-complex="12pt"/>
    </style:style>
    <style:style style:name="T209_96" style:family="text">
      <style:text-properties fo:font-size="12pt" style:font-size-asian="12pt" style:font-size-complex="12pt"/>
    </style:style>
    <style:style style:name="T209_97" style:family="text">
      <style:text-properties fo:font-size="12pt" style:font-size-asian="12pt" style:font-size-complex="12pt"/>
    </style:style>
    <style:style style:name="T209_98" style:family="text">
      <style:text-properties fo:font-size="12pt" style:font-size-asian="12pt" style:font-size-complex="12pt"/>
    </style:style>
    <style:style style:name="T209_99" style:family="text">
      <style:text-properties fo:font-size="12pt" style:font-size-asian="12pt" style:font-size-complex="12pt"/>
    </style:style>
    <style:style style:name="T209_100" style:family="text">
      <style:text-properties fo:font-size="12pt" style:font-size-asian="12pt" style:font-size-complex="12pt"/>
    </style:style>
    <style:style style:name="T209_101" style:family="text">
      <style:text-properties fo:font-size="12pt" style:font-size-asian="12pt" style:font-size-complex="12pt"/>
    </style:style>
    <style:style style:name="T209_102" style:family="text">
      <style:text-properties fo:font-size="12pt" style:font-size-asian="12pt" style:font-size-complex="12pt"/>
    </style:style>
    <style:style style:name="T209_103" style:family="text">
      <style:text-properties fo:font-size="12pt" style:font-size-asian="12pt" style:font-size-complex="12pt"/>
    </style:style>
    <style:style style:name="T209_104" style:family="text">
      <style:text-properties fo:font-size="12pt" style:font-size-asian="12pt" style:font-size-complex="12pt"/>
    </style:style>
    <style:style style:name="T209_105" style:family="text">
      <style:text-properties fo:font-size="12pt" style:font-size-asian="12pt" style:font-size-complex="12pt"/>
    </style:style>
    <style:style style:name="T209_106" style:family="text">
      <style:text-properties fo:font-size="12pt" style:font-size-asian="12pt" style:font-size-complex="12pt"/>
    </style:style>
    <style:style style:name="T209_107" style:family="text">
      <style:text-properties fo:font-size="12pt" style:font-size-asian="12pt" style:font-size-complex="12pt"/>
    </style:style>
    <style:style style:name="T209_108" style:family="text">
      <style:text-properties fo:font-size="12pt" style:font-size-asian="12pt" style:font-size-complex="12pt"/>
    </style:style>
    <style:style style:name="T209_109" style:family="text">
      <style:text-properties fo:font-size="12pt" style:font-size-asian="12pt" style:font-size-complex="12pt"/>
    </style:style>
    <style:style style:name="T209_110" style:family="text">
      <style:text-properties fo:font-size="12pt" style:font-size-asian="12pt" style:font-size-complex="12pt"/>
    </style:style>
    <style:style style:name="T209_111" style:family="text">
      <style:text-properties fo:font-size="12pt" style:font-size-asian="12pt" style:font-size-complex="12pt"/>
    </style:style>
    <style:style style:name="T209_112" style:family="text">
      <style:text-properties fo:font-size="12pt" style:font-size-asian="12pt" style:font-size-complex="12pt"/>
    </style:style>
    <style:style style:name="T209_113" style:family="text">
      <style:text-properties fo:font-size="12pt" style:font-size-asian="12pt" style:font-size-complex="12pt"/>
    </style:style>
    <style:style style:name="T209_114" style:family="text">
      <style:text-properties fo:font-size="12pt" style:font-size-asian="12pt" style:font-size-complex="12pt"/>
    </style:style>
    <style:style style:name="T209_115" style:family="text">
      <style:text-properties fo:font-size="12pt" style:font-size-asian="12pt" style:font-size-complex="12pt"/>
    </style:style>
    <style:style style:name="T209_116" style:family="text">
      <style:text-properties fo:font-size="12pt" style:font-size-asian="12pt" style:font-size-complex="12pt"/>
    </style:style>
    <style:style style:name="T209_117" style:family="text">
      <style:text-properties fo:font-size="12pt" style:font-size-asian="12pt" style:font-size-complex="12pt"/>
    </style:style>
    <style:style style:name="T209_118" style:family="text">
      <style:text-properties fo:font-size="12pt" style:font-size-asian="12pt" style:font-size-complex="12pt"/>
    </style:style>
    <style:style style:name="T209_119" style:family="text">
      <style:text-properties fo:font-size="12pt" style:font-size-asian="12pt" style:font-size-complex="12pt"/>
    </style:style>
    <style:style style:name="T209_120" style:family="text">
      <style:text-properties fo:font-size="12pt" style:font-size-asian="12pt" style:font-size-complex="12pt"/>
    </style:style>
    <style:style style:name="T209_121" style:family="text">
      <style:text-properties fo:font-size="12pt" style:font-size-asian="12pt" style:font-size-complex="12pt"/>
    </style:style>
    <style:style style:name="T209_122" style:family="text">
      <style:text-properties fo:font-size="12pt" style:font-size-asian="12pt" style:font-size-complex="12pt"/>
    </style:style>
    <style:style style:name="T209_123" style:family="text">
      <style:text-properties fo:font-size="12pt" style:font-size-asian="12pt" style:font-size-complex="12pt"/>
    </style:style>
    <style:style style:name="T209_124" style:family="text">
      <style:text-properties fo:font-size="12pt" style:font-size-asian="12pt" style:font-size-complex="12pt"/>
    </style:style>
    <style:style style:name="T209_125" style:family="text">
      <style:text-properties fo:font-size="12pt" style:font-size-asian="12pt" style:font-size-complex="12pt"/>
    </style:style>
    <style:style style:name="T209_126" style:family="text">
      <style:text-properties fo:font-size="12pt" style:font-size-asian="12pt" style:font-size-complex="12pt"/>
    </style:style>
    <style:style style:name="T209_127" style:family="text">
      <style:text-properties fo:font-size="12pt" style:font-size-asian="12pt" style:font-size-complex="12pt"/>
    </style:style>
    <style:style style:name="T209_128" style:family="text">
      <style:text-properties fo:font-size="12pt" style:font-size-asian="12pt" style:font-size-complex="12pt"/>
    </style:style>
    <style:style style:name="T209_129" style:family="text">
      <style:text-properties fo:font-size="12pt" style:font-size-asian="12pt" style:font-size-complex="12pt"/>
    </style:style>
    <style:style style:name="T209_130" style:family="text">
      <style:text-properties fo:font-size="12pt" style:font-size-asian="12pt" style:font-size-complex="12pt"/>
    </style:style>
    <style:style style:name="T209_131" style:family="text">
      <style:text-properties fo:font-size="12pt" style:font-size-asian="12pt" style:font-size-complex="12pt"/>
    </style:style>
    <style:style style:name="T209_132" style:family="text">
      <style:text-properties fo:font-size="12pt" style:font-size-asian="12pt" style:font-size-complex="12pt"/>
    </style:style>
    <style:style style:name="T209_133" style:family="text">
      <style:text-properties fo:font-size="12pt" style:font-size-asian="12pt" style:font-size-complex="12pt"/>
    </style:style>
    <style:style style:name="T209_134" style:family="text">
      <style:text-properties fo:font-size="12pt" style:font-size-asian="12pt" style:font-size-complex="12pt"/>
    </style:style>
    <style:style style:name="T209_135" style:family="text">
      <style:text-properties fo:font-size="12pt" style:font-size-asian="12pt" style:font-size-complex="12pt"/>
    </style:style>
    <style:style style:name="T209_136" style:family="text">
      <style:text-properties fo:font-size="12pt" style:font-size-asian="12pt" style:font-size-complex="12pt"/>
    </style:style>
    <style:style style:name="T209_137" style:family="text">
      <style:text-properties fo:font-size="12pt" style:font-size-asian="12pt" style:font-size-complex="12pt"/>
    </style:style>
    <style:style style:name="T209_138" style:family="text">
      <style:text-properties fo:font-size="12pt" style:font-size-asian="12pt" style:font-size-complex="12pt"/>
    </style:style>
    <style:style style:name="T209_139" style:family="text">
      <style:text-properties fo:font-size="12pt" style:font-size-asian="12pt" style:font-size-complex="12pt"/>
    </style:style>
    <style:style style:name="T209_140" style:family="text">
      <style:text-properties fo:font-size="12pt" style:font-size-asian="12pt" style:font-size-complex="12pt"/>
    </style:style>
    <style:style style:name="T209_141" style:family="text">
      <style:text-properties fo:font-size="12pt" style:font-size-asian="12pt" style:font-size-complex="12pt"/>
    </style:style>
    <style:style style:name="T209_142" style:family="text">
      <style:text-properties fo:font-size="12pt" style:font-size-asian="12pt" style:font-size-complex="12pt"/>
    </style:style>
    <style:style style:name="T209_143" style:family="text">
      <style:text-properties fo:font-size="12pt" style:font-size-asian="12pt" style:font-size-complex="12pt"/>
    </style:style>
    <style:style style:name="T209_144" style:family="text">
      <style:text-properties fo:font-size="12pt" style:font-size-asian="12pt" style:font-size-complex="12pt"/>
    </style:style>
    <style:style style:name="T209_145" style:family="text">
      <style:text-properties fo:font-size="12pt" style:font-size-asian="12pt" style:font-size-complex="12pt"/>
    </style:style>
    <style:style style:name="T209_146" style:family="text">
      <style:text-properties fo:font-size="12pt" style:font-size-asian="12pt" style:font-size-complex="12pt"/>
    </style:style>
    <style:style style:name="T209_147" style:family="text">
      <style:text-properties fo:font-size="12pt" style:font-size-asian="12pt" style:font-size-complex="12pt"/>
    </style:style>
    <style:style style:name="T209_148" style:family="text">
      <style:text-properties fo:font-size="12pt" style:font-size-asian="12pt" style:font-size-complex="12pt"/>
    </style:style>
    <style:style style:name="T209_149" style:family="text">
      <style:text-properties fo:font-size="12pt" style:font-size-asian="12pt" style:font-size-complex="12pt"/>
    </style:style>
    <style:style style:name="T209_150" style:family="text">
      <style:text-properties fo:font-size="12pt" style:font-size-asian="12pt" style:font-size-complex="12pt"/>
    </style:style>
    <style:style style:name="T209_151" style:family="text">
      <style:text-properties fo:font-size="12pt" style:font-size-asian="12pt" style:font-size-complex="12pt"/>
    </style:style>
    <style:style style:name="T209_152" style:family="text">
      <style:text-properties fo:font-size="12pt" style:font-size-asian="12pt" style:font-size-complex="12pt"/>
    </style:style>
    <style:style style:name="T209_153" style:family="text">
      <style:text-properties fo:font-size="12pt" style:font-size-asian="12pt" style:font-size-complex="12pt"/>
    </style:style>
    <style:style style:name="T209_154" style:family="text">
      <style:text-properties fo:font-size="12pt" style:font-size-asian="12pt" style:font-size-complex="12pt"/>
    </style:style>
    <style:style style:name="T209_155" style:family="text">
      <style:text-properties fo:font-size="12pt" style:font-size-asian="12pt" style:font-size-complex="12pt"/>
    </style:style>
    <style:style style:name="T209_156" style:family="text">
      <style:text-properties fo:font-size="12pt" style:font-size-asian="12pt" style:font-size-complex="12pt"/>
    </style:style>
    <style:style style:name="T209_157" style:family="text">
      <style:text-properties fo:font-size="12pt" style:font-size-asian="12pt" style:font-size-complex="12pt"/>
    </style:style>
    <style:style style:name="T209_158" style:family="text">
      <style:text-properties fo:font-size="12pt" style:font-size-asian="12pt" style:font-size-complex="12pt"/>
    </style:style>
    <style:style style:name="T209_159" style:family="text">
      <style:text-properties fo:font-size="12pt" style:font-size-asian="12pt" style:font-size-complex="12pt"/>
    </style:style>
    <style:style style:name="T209_160" style:family="text">
      <style:text-properties fo:font-size="12pt" style:font-size-asian="12pt" style:font-size-complex="12pt"/>
    </style:style>
    <style:style style:name="T209_161" style:family="text">
      <style:text-properties fo:font-size="16pt" style:font-size-asian="16pt" style:font-size-complex="16pt"/>
    </style:style>
    <style:style style:name="T209_162" style:family="text">
      <style:text-properties fo:font-size="12pt" style:font-size-asian="12pt" style:font-size-complex="12pt"/>
    </style:style>
    <style:style style:name="T209_163" style:family="text">
      <style:text-properties fo:font-size="12pt" style:font-size-asian="12pt" style:font-size-complex="12pt"/>
    </style:style>
    <style:style style:name="T209_164" style:family="text">
      <style:text-properties fo:font-size="12pt" style:font-size-asian="12pt" style:font-size-complex="12pt"/>
    </style:style>
    <style:style style:name="T209_165" style:family="text">
      <style:text-properties fo:font-size="12pt" style:font-size-asian="12pt" style:font-size-complex="12pt"/>
    </style:style>
    <style:style style:name="T209_166" style:family="text">
      <style:text-properties fo:font-size="12pt" style:font-size-asian="12pt" style:font-size-complex="12pt"/>
    </style:style>
    <style:style style:name="T209_167" style:family="text">
      <style:text-properties fo:font-size="12pt" style:font-size-asian="12pt" style:font-size-complex="12pt"/>
    </style:style>
    <style:style style:name="T209_168" style:family="text">
      <style:text-properties fo:font-size="12pt" style:font-size-asian="12pt" style:font-size-complex="12pt"/>
    </style:style>
    <style:style style:name="T209_169" style:family="text">
      <style:text-properties fo:font-size="12pt" style:font-size-asian="12pt" style:font-size-complex="12pt"/>
    </style:style>
    <style:style style:name="T209_170" style:family="text">
      <style:text-properties fo:font-size="12pt" style:font-size-asian="12pt" style:font-size-complex="12pt"/>
    </style:style>
    <style:style style:name="T209_171" style:family="text">
      <style:text-properties fo:font-size="12pt" style:font-size-asian="12pt" style:font-size-complex="12pt"/>
    </style:style>
    <style:style style:name="T209_172" style:family="text">
      <style:text-properties fo:font-size="12pt" style:font-size-asian="12pt" style:font-size-complex="12pt"/>
    </style:style>
    <style:style style:name="T209_173" style:family="text">
      <style:text-properties fo:font-size="12pt" style:font-size-asian="12pt" style:font-size-complex="12pt"/>
    </style:style>
    <style:style style:name="T209_174" style:family="text">
      <style:text-properties fo:font-size="12pt" style:font-size-asian="12pt" style:font-size-complex="12pt"/>
    </style:style>
    <style:style style:name="T209_175" style:family="text">
      <style:text-properties fo:font-size="12pt" style:font-size-asian="12pt" style:font-size-complex="12pt"/>
    </style:style>
    <style:style style:name="T209_176" style:family="text">
      <style:text-properties fo:font-size="12pt" style:font-size-asian="12pt" style:font-size-complex="12pt"/>
    </style:style>
    <style:style style:name="T209_177" style:family="text">
      <style:text-properties fo:font-size="12pt" style:font-size-asian="12pt" style:font-size-complex="12pt"/>
    </style:style>
    <style:style style:name="T209_178" style:family="text">
      <style:text-properties fo:font-size="12pt" style:font-size-asian="12pt" style:font-size-complex="12pt"/>
    </style:style>
    <style:style style:name="T209_179" style:family="text">
      <style:text-properties fo:font-size="12pt" style:font-size-asian="12pt" style:font-size-complex="12pt"/>
    </style:style>
    <style:style style:name="T209_180" style:family="text">
      <style:text-properties fo:font-size="12pt" style:font-size-asian="12pt" style:font-size-complex="12pt"/>
    </style:style>
    <style:style style:name="T209_181" style:family="text">
      <style:text-properties fo:font-size="12pt" style:font-size-asian="12pt" style:font-size-complex="12pt"/>
    </style:style>
    <style:style style:name="T209_182" style:family="text">
      <style:text-properties fo:font-size="12pt" style:font-size-asian="12pt" style:font-size-complex="12pt"/>
    </style:style>
    <style:style style:name="T209_183" style:family="text">
      <style:text-properties fo:font-size="12pt" style:font-size-asian="12pt" style:font-size-complex="12pt"/>
    </style:style>
    <style:style style:name="T209_184" style:family="text">
      <style:text-properties fo:font-size="12pt" style:font-size-asian="12pt" style:font-size-complex="12pt"/>
    </style:style>
    <style:style style:name="T209_185" style:family="text">
      <style:text-properties fo:font-size="12pt" style:font-size-asian="12pt" style:font-size-complex="12pt"/>
    </style:style>
    <style:style style:name="T209_186" style:family="text">
      <style:text-properties fo:font-size="12pt" style:font-size-asian="12pt" style:font-size-complex="12pt"/>
    </style:style>
    <style:style style:name="T209_187" style:family="text">
      <style:text-properties fo:font-size="12pt" style:font-size-asian="12pt" style:font-size-complex="12pt"/>
    </style:style>
    <style:style style:name="T209_188" style:family="text">
      <style:text-properties fo:font-size="12pt" style:font-size-asian="12pt" style:font-size-complex="12pt"/>
    </style:style>
    <style:style style:name="T209_189" style:family="text">
      <style:text-properties fo:font-size="12pt" style:font-size-asian="12pt" style:font-size-complex="12pt"/>
    </style:style>
    <style:style style:name="T209_190" style:family="text">
      <style:text-properties fo:font-size="12pt" style:font-size-asian="12pt" style:font-size-complex="12pt"/>
    </style:style>
    <style:style style:name="T209_191" style:family="text">
      <style:text-properties fo:font-size="12pt" style:font-size-asian="12pt" style:font-size-complex="12pt"/>
    </style:style>
    <style:style style:name="T209_192" style:family="text">
      <style:text-properties fo:font-size="12pt" style:font-size-asian="12pt" style:font-size-complex="12pt"/>
    </style:style>
    <style:style style:name="T209_193" style:family="text">
      <style:text-properties fo:font-size="12pt" style:font-size-asian="12pt" style:font-size-complex="12pt"/>
    </style:style>
    <style:style style:name="T209_194" style:family="text">
      <style:text-properties fo:font-size="12pt" style:font-size-asian="12pt" style:font-size-complex="12pt"/>
    </style:style>
    <style:style style:name="P210" style:family="paragraph" style:parent-style-name="Standard">
      <style:paragraph-properties fo:text-align="justify" fo:break-before="auto" fo:line-height="138%" style:writing-mode="rl-tb"/>
    </style:style>
    <style:style style:name="T210_1" style:family="text">
      <style:text-properties fo:font-size="12pt" style:font-size-asian="12pt" style:font-size-complex="12pt"/>
    </style:style>
    <style:style style:name="T210_2" style:family="text">
      <style:text-properties fo:font-size="12pt" style:font-size-asian="12pt" style:font-size-complex="12pt"/>
    </style:style>
    <style:style style:name="T210_3" style:family="text">
      <style:text-properties fo:font-size="12pt" style:font-size-asian="12pt" style:font-size-complex="12pt"/>
    </style:style>
    <style:style style:name="T210_4" style:family="text">
      <style:text-properties fo:font-size="12pt" style:font-size-asian="12pt" style:font-size-complex="12pt"/>
    </style:style>
    <style:style style:name="T210_5" style:family="text">
      <style:text-properties fo:font-size="12pt" style:font-size-asian="12pt" style:font-size-complex="12pt"/>
    </style:style>
    <style:style style:name="T210_6" style:family="text">
      <style:text-properties fo:font-size="12pt" style:font-size-asian="12pt" style:font-size-complex="12pt"/>
    </style:style>
    <style:style style:name="T210_7" style:family="text">
      <style:text-properties fo:font-size="12pt" style:font-size-asian="12pt" style:font-size-complex="12pt"/>
    </style:style>
    <style:style style:name="T210_8" style:family="text">
      <style:text-properties fo:font-size="12pt" style:font-size-asian="12pt" style:font-size-complex="12pt"/>
    </style:style>
    <style:style style:name="T210_9" style:family="text">
      <style:text-properties fo:font-size="12pt" style:font-size-asian="12pt" style:font-size-complex="12pt"/>
    </style:style>
    <style:style style:name="T210_10" style:family="text">
      <style:text-properties fo:font-size="12pt" style:font-size-asian="12pt" style:font-size-complex="12pt"/>
    </style:style>
    <style:style style:name="T210_11" style:family="text">
      <style:text-properties fo:font-size="12pt" style:font-size-asian="12pt" style:font-size-complex="12pt"/>
    </style:style>
    <style:style style:name="T210_12" style:family="text">
      <style:text-properties fo:font-size="12pt" style:font-size-asian="12pt" style:font-size-complex="12pt"/>
    </style:style>
    <style:style style:name="T210_13" style:family="text">
      <style:text-properties fo:font-size="12pt" style:font-size-asian="12pt" style:font-size-complex="12pt"/>
    </style:style>
    <style:style style:name="T210_14" style:family="text">
      <style:text-properties fo:font-size="12pt" style:font-size-asian="12pt" style:font-size-complex="12pt"/>
    </style:style>
    <style:style style:name="T210_15" style:family="text">
      <style:text-properties fo:font-size="12pt" style:font-size-asian="12pt" style:font-size-complex="12pt"/>
    </style:style>
    <style:style style:name="T210_16" style:family="text">
      <style:text-properties fo:font-size="12pt" style:font-size-asian="12pt" style:font-size-complex="12pt"/>
    </style:style>
    <style:style style:name="T210_17" style:family="text">
      <style:text-properties fo:font-size="12pt" style:font-size-asian="12pt" style:font-size-complex="12pt"/>
    </style:style>
    <style:style style:name="T210_18" style:family="text">
      <style:text-properties fo:font-size="12pt" style:font-size-asian="12pt" style:font-size-complex="12pt"/>
    </style:style>
    <style:style style:name="T210_19" style:family="text">
      <style:text-properties fo:font-size="12pt" style:font-size-asian="12pt" style:font-size-complex="12pt"/>
    </style:style>
    <style:style style:name="T210_20" style:family="text">
      <style:text-properties fo:font-size="12pt" style:font-size-asian="12pt" style:font-size-complex="12pt"/>
    </style:style>
    <style:style style:name="T210_21" style:family="text">
      <style:text-properties fo:font-size="12pt" style:font-size-asian="12pt" style:font-size-complex="12pt"/>
    </style:style>
    <style:style style:name="T210_22" style:family="text">
      <style:text-properties fo:font-size="12pt" style:font-size-asian="12pt" style:font-size-complex="12pt"/>
    </style:style>
    <style:style style:name="T210_23" style:family="text">
      <style:text-properties fo:font-size="12pt" style:font-size-asian="12pt" style:font-size-complex="12pt"/>
    </style:style>
    <style:style style:name="T210_24" style:family="text">
      <style:text-properties fo:font-size="12pt" style:font-size-asian="12pt" style:font-size-complex="12pt"/>
    </style:style>
    <style:style style:name="T210_25" style:family="text">
      <style:text-properties fo:font-size="12pt" style:font-size-asian="12pt" style:font-size-complex="12pt"/>
    </style:style>
    <style:style style:name="T210_26" style:family="text">
      <style:text-properties fo:font-size="12pt" style:font-size-asian="12pt" style:font-size-complex="12pt"/>
    </style:style>
    <style:style style:name="T210_27" style:family="text">
      <style:text-properties fo:font-size="12pt" style:font-size-asian="12pt" style:font-size-complex="12pt"/>
    </style:style>
    <style:style style:name="T210_28" style:family="text">
      <style:text-properties fo:font-size="12pt" style:font-size-asian="12pt" style:font-size-complex="12pt"/>
    </style:style>
    <style:style style:name="T210_29" style:family="text">
      <style:text-properties fo:font-size="12pt" style:font-size-asian="12pt" style:font-size-complex="12pt"/>
    </style:style>
    <style:style style:name="T210_30" style:family="text">
      <style:text-properties fo:font-size="12pt" style:font-size-asian="12pt" style:font-size-complex="12pt"/>
    </style:style>
    <style:style style:name="T210_31" style:family="text">
      <style:text-properties fo:font-size="12pt" style:font-size-asian="12pt" style:font-size-complex="12pt"/>
    </style:style>
    <style:style style:name="T210_32" style:family="text">
      <style:text-properties fo:font-size="12pt" style:font-size-asian="12pt" style:font-size-complex="12pt"/>
    </style:style>
    <style:style style:name="T210_33" style:family="text">
      <style:text-properties fo:font-size="12pt" style:font-size-asian="12pt" style:font-size-complex="12pt"/>
    </style:style>
    <style:style style:name="T210_34" style:family="text">
      <style:text-properties fo:font-size="12pt" style:font-size-asian="12pt" style:font-size-complex="12pt"/>
    </style:style>
    <style:style style:name="T210_35" style:family="text">
      <style:text-properties fo:font-size="12pt" style:font-size-asian="12pt" style:font-size-complex="12pt"/>
    </style:style>
    <style:style style:name="T210_36" style:family="text">
      <style:text-properties fo:font-size="12pt" style:font-size-asian="12pt" style:font-size-complex="12pt"/>
    </style:style>
    <style:style style:name="T210_37" style:family="text">
      <style:text-properties fo:font-size="12pt" style:font-size-asian="12pt" style:font-size-complex="12pt"/>
    </style:style>
    <style:style style:name="T210_38" style:family="text">
      <style:text-properties fo:font-size="12pt" style:font-size-asian="12pt" style:font-size-complex="12pt"/>
    </style:style>
    <style:style style:name="T210_39" style:family="text">
      <style:text-properties fo:font-size="12pt" style:font-size-asian="12pt" style:font-size-complex="12pt"/>
    </style:style>
    <style:style style:name="T210_40" style:family="text">
      <style:text-properties fo:font-size="12pt" style:font-size-asian="12pt" style:font-size-complex="12pt"/>
    </style:style>
    <style:style style:name="T210_41" style:family="text">
      <style:text-properties fo:font-size="12pt" style:font-size-asian="12pt" style:font-size-complex="12pt"/>
    </style:style>
    <style:style style:name="T210_42" style:family="text">
      <style:text-properties fo:font-size="12pt" style:font-size-asian="12pt" style:font-size-complex="12pt"/>
    </style:style>
    <style:style style:name="T210_43" style:family="text">
      <style:text-properties fo:font-size="12pt" style:font-size-asian="12pt" style:font-size-complex="12pt"/>
    </style:style>
    <style:style style:name="T210_44" style:family="text">
      <style:text-properties fo:font-size="12pt" style:font-size-asian="12pt" style:font-size-complex="12pt"/>
    </style:style>
    <style:style style:name="T210_45" style:family="text">
      <style:text-properties fo:font-size="12pt" style:font-size-asian="12pt" style:font-size-complex="12pt"/>
    </style:style>
    <style:style style:name="T210_46" style:family="text">
      <style:text-properties fo:font-size="12pt" style:font-size-asian="12pt" style:font-size-complex="12pt"/>
    </style:style>
    <style:style style:name="T210_47" style:family="text">
      <style:text-properties fo:font-size="12pt" style:font-size-asian="12pt" style:font-size-complex="12pt"/>
    </style:style>
    <style:style style:name="T210_48" style:family="text">
      <style:text-properties fo:font-size="12pt" style:font-size-asian="12pt" style:font-size-complex="12pt"/>
    </style:style>
    <style:style style:name="T210_49" style:family="text">
      <style:text-properties fo:font-size="12pt" style:font-size-asian="12pt" style:font-size-complex="12pt"/>
    </style:style>
    <style:style style:name="T210_50" style:family="text">
      <style:text-properties fo:font-size="12pt" style:font-size-asian="12pt" style:font-size-complex="12pt"/>
    </style:style>
    <style:style style:name="T210_51" style:family="text">
      <style:text-properties fo:font-size="12pt" style:font-size-asian="12pt" style:font-size-complex="12pt"/>
    </style:style>
    <style:style style:name="T210_52" style:family="text">
      <style:text-properties fo:font-size="12pt" style:font-size-asian="12pt" style:font-size-complex="12pt"/>
    </style:style>
    <style:style style:name="T210_53" style:family="text">
      <style:text-properties fo:font-size="12pt" style:font-size-asian="12pt" style:font-size-complex="12pt"/>
    </style:style>
    <style:style style:name="T210_54" style:family="text">
      <style:text-properties fo:font-size="12pt" style:font-size-asian="12pt" style:font-size-complex="12pt"/>
    </style:style>
    <style:style style:name="T210_55" style:family="text">
      <style:text-properties fo:font-size="12pt" style:font-size-asian="12pt" style:font-size-complex="12pt"/>
    </style:style>
    <style:style style:name="T210_56" style:family="text">
      <style:text-properties fo:font-size="12pt" style:font-size-asian="12pt" style:font-size-complex="12pt"/>
    </style:style>
    <style:style style:name="T210_57" style:family="text">
      <style:text-properties fo:font-size="12pt" style:font-size-asian="12pt" style:font-size-complex="12pt"/>
    </style:style>
    <style:style style:name="T210_58" style:family="text">
      <style:text-properties fo:font-size="12pt" style:font-size-asian="12pt" style:font-size-complex="12pt"/>
    </style:style>
    <style:style style:name="T210_59" style:family="text">
      <style:text-properties fo:font-size="12pt" style:font-size-asian="12pt" style:font-size-complex="12pt"/>
    </style:style>
    <style:style style:name="T210_60" style:family="text">
      <style:text-properties fo:font-size="12pt" style:font-size-asian="12pt" style:font-size-complex="12pt"/>
    </style:style>
    <style:style style:name="T210_61" style:family="text">
      <style:text-properties fo:font-size="12pt" style:font-size-asian="12pt" style:font-size-complex="12pt"/>
    </style:style>
    <style:style style:name="T210_62" style:family="text">
      <style:text-properties fo:font-size="12pt" style:font-size-asian="12pt" style:font-size-complex="12pt"/>
    </style:style>
    <style:style style:name="T210_63" style:family="text">
      <style:text-properties fo:font-size="12pt" style:font-size-asian="12pt" style:font-size-complex="12pt"/>
    </style:style>
    <style:style style:name="T210_64" style:family="text">
      <style:text-properties fo:font-size="12pt" style:font-size-asian="12pt" style:font-size-complex="12pt"/>
    </style:style>
    <style:style style:name="T210_65" style:family="text">
      <style:text-properties fo:font-size="12pt" style:font-size-asian="12pt" style:font-size-complex="12pt"/>
    </style:style>
    <style:style style:name="T210_66" style:family="text">
      <style:text-properties fo:font-size="12pt" style:font-size-asian="12pt" style:font-size-complex="12pt"/>
    </style:style>
    <style:style style:name="T210_67" style:family="text">
      <style:text-properties fo:font-size="12pt" style:font-size-asian="12pt" style:font-size-complex="12pt"/>
    </style:style>
    <style:style style:name="T210_68" style:family="text">
      <style:text-properties fo:font-size="12pt" style:font-size-asian="12pt" style:font-size-complex="12pt"/>
    </style:style>
    <style:style style:name="T210_69" style:family="text">
      <style:text-properties fo:font-size="12pt" style:font-size-asian="12pt" style:font-size-complex="12pt"/>
    </style:style>
    <style:style style:name="T210_70" style:family="text">
      <style:text-properties fo:font-size="12pt" style:font-size-asian="12pt" style:font-size-complex="12pt"/>
    </style:style>
    <style:style style:name="T210_71" style:family="text">
      <style:text-properties fo:font-size="12pt" style:font-size-asian="12pt" style:font-size-complex="12pt"/>
    </style:style>
    <style:style style:name="T210_72" style:family="text">
      <style:text-properties fo:font-size="12pt" style:font-size-asian="12pt" style:font-size-complex="12pt"/>
    </style:style>
    <style:style style:name="T210_73" style:family="text">
      <style:text-properties fo:font-size="12pt" style:font-size-asian="12pt" style:font-size-complex="12pt"/>
    </style:style>
    <style:style style:name="T210_74" style:family="text">
      <style:text-properties fo:font-size="12pt" style:font-size-asian="12pt" style:font-size-complex="12pt"/>
    </style:style>
    <style:style style:name="T210_75" style:family="text">
      <style:text-properties fo:font-size="12pt" style:font-size-asian="12pt" style:font-size-complex="12pt"/>
    </style:style>
    <style:style style:name="T210_76" style:family="text">
      <style:text-properties fo:font-size="12pt" style:font-size-asian="12pt" style:font-size-complex="12pt"/>
    </style:style>
    <style:style style:name="T210_77" style:family="text">
      <style:text-properties fo:font-size="12pt" style:font-size-asian="12pt" style:font-size-complex="12pt"/>
    </style:style>
    <style:style style:name="T210_78" style:family="text">
      <style:text-properties fo:font-size="12pt" style:font-size-asian="12pt" style:font-size-complex="12pt"/>
    </style:style>
    <style:style style:name="T210_79" style:family="text">
      <style:text-properties fo:font-size="12pt" style:font-size-asian="12pt" style:font-size-complex="12pt"/>
    </style:style>
    <style:style style:name="T210_80" style:family="text">
      <style:text-properties fo:font-size="12pt" style:font-size-asian="12pt" style:font-size-complex="12pt"/>
    </style:style>
    <style:style style:name="T210_81" style:family="text">
      <style:text-properties fo:font-size="12pt" style:font-size-asian="12pt" style:font-size-complex="12pt"/>
    </style:style>
    <style:style style:name="T210_82" style:family="text">
      <style:text-properties fo:font-size="12pt" style:font-size-asian="12pt" style:font-size-complex="12pt"/>
    </style:style>
    <style:style style:name="T210_83" style:family="text">
      <style:text-properties fo:font-size="12pt" style:font-size-asian="12pt" style:font-size-complex="12pt"/>
    </style:style>
    <style:style style:name="T210_84" style:family="text">
      <style:text-properties fo:font-size="12pt" style:font-size-asian="12pt" style:font-size-complex="12pt"/>
    </style:style>
    <style:style style:name="T210_85" style:family="text">
      <style:text-properties fo:font-size="12pt" style:font-size-asian="12pt" style:font-size-complex="12pt"/>
    </style:style>
    <style:style style:name="T210_86" style:family="text">
      <style:text-properties fo:font-size="12pt" style:font-size-asian="12pt" style:font-size-complex="12pt"/>
    </style:style>
    <style:style style:name="T210_87" style:family="text">
      <style:text-properties fo:font-size="12pt" style:font-size-asian="12pt" style:font-size-complex="12pt"/>
    </style:style>
    <style:style style:name="T210_88" style:family="text">
      <style:text-properties fo:font-size="12pt" style:font-size-asian="12pt" style:font-size-complex="12pt"/>
    </style:style>
    <style:style style:name="T210_89" style:family="text">
      <style:text-properties fo:font-size="12pt" style:font-size-asian="12pt" style:font-size-complex="12pt"/>
    </style:style>
    <style:style style:name="T210_90" style:family="text">
      <style:text-properties fo:font-size="12pt" style:font-size-asian="12pt" style:font-size-complex="12pt"/>
    </style:style>
    <style:style style:name="T210_91" style:family="text">
      <style:text-properties fo:font-size="12pt" style:font-size-asian="12pt" style:font-size-complex="12pt"/>
    </style:style>
    <style:style style:name="T210_92" style:family="text">
      <style:text-properties fo:font-size="12pt" style:font-size-asian="12pt" style:font-size-complex="12pt"/>
    </style:style>
    <style:style style:name="T210_93" style:family="text">
      <style:text-properties fo:font-size="12pt" style:font-size-asian="12pt" style:font-size-complex="12pt"/>
    </style:style>
    <style:style style:name="T210_94" style:family="text">
      <style:text-properties fo:font-size="12pt" style:font-size-asian="12pt" style:font-size-complex="12pt"/>
    </style:style>
    <style:style style:name="T210_95" style:family="text">
      <style:text-properties fo:font-size="12pt" style:font-size-asian="12pt" style:font-size-complex="12pt"/>
    </style:style>
    <style:style style:name="T210_96" style:family="text">
      <style:text-properties fo:font-size="12pt" style:font-size-asian="12pt" style:font-size-complex="12pt"/>
    </style:style>
    <style:style style:name="T210_97" style:family="text">
      <style:text-properties fo:font-size="12pt" style:font-size-asian="12pt" style:font-size-complex="12pt"/>
    </style:style>
    <style:style style:name="T210_98" style:family="text">
      <style:text-properties fo:font-size="12pt" style:font-size-asian="12pt" style:font-size-complex="12pt"/>
    </style:style>
    <style:style style:name="T210_99" style:family="text">
      <style:text-properties fo:font-size="12pt" style:font-size-asian="12pt" style:font-size-complex="12pt"/>
    </style:style>
    <style:style style:name="T210_100" style:family="text">
      <style:text-properties fo:font-size="12pt" style:font-size-asian="12pt" style:font-size-complex="12pt"/>
    </style:style>
    <style:style style:name="T210_101" style:family="text">
      <style:text-properties fo:font-size="12pt" style:font-size-asian="12pt" style:font-size-complex="12pt"/>
    </style:style>
    <style:style style:name="T210_102" style:family="text">
      <style:text-properties fo:font-size="12pt" style:font-size-asian="12pt" style:font-size-complex="12pt"/>
    </style:style>
    <style:style style:name="T210_103" style:family="text">
      <style:text-properties fo:font-size="12pt" style:font-size-asian="12pt" style:font-size-complex="12pt"/>
    </style:style>
    <style:style style:name="T210_104" style:family="text">
      <style:text-properties fo:font-size="12pt" style:font-size-asian="12pt" style:font-size-complex="12pt"/>
    </style:style>
    <style:style style:name="T210_105" style:family="text">
      <style:text-properties fo:font-size="12pt" style:font-size-asian="12pt" style:font-size-complex="12pt"/>
    </style:style>
    <style:style style:name="T210_106" style:family="text">
      <style:text-properties fo:font-size="12pt" style:font-size-asian="12pt" style:font-size-complex="12pt"/>
    </style:style>
    <style:style style:name="T210_107" style:family="text">
      <style:text-properties fo:font-size="12pt" style:font-size-asian="12pt" style:font-size-complex="12pt"/>
    </style:style>
    <style:style style:name="T210_108" style:family="text">
      <style:text-properties fo:font-size="12pt" style:font-size-asian="12pt" style:font-size-complex="12pt"/>
    </style:style>
    <style:style style:name="T210_109" style:family="text">
      <style:text-properties fo:font-size="12pt" style:font-size-asian="12pt" style:font-size-complex="12pt"/>
    </style:style>
    <style:style style:name="T210_110" style:family="text">
      <style:text-properties fo:font-size="12pt" style:font-size-asian="12pt" style:font-size-complex="12pt"/>
    </style:style>
    <style:style style:name="T210_111" style:family="text">
      <style:text-properties fo:font-size="12pt" style:font-size-asian="12pt" style:font-size-complex="12pt"/>
    </style:style>
    <style:style style:name="T210_112" style:family="text">
      <style:text-properties fo:font-size="12pt" style:font-size-asian="12pt" style:font-size-complex="12pt"/>
    </style:style>
    <style:style style:name="T210_113" style:family="text">
      <style:text-properties fo:font-size="12pt" style:font-size-asian="12pt" style:font-size-complex="12pt"/>
    </style:style>
    <style:style style:name="T210_114" style:family="text">
      <style:text-properties fo:font-size="12pt" style:font-size-asian="12pt" style:font-size-complex="12pt"/>
    </style:style>
    <style:style style:name="T210_115" style:family="text">
      <style:text-properties fo:font-size="12pt" style:font-size-asian="12pt" style:font-size-complex="12pt"/>
    </style:style>
    <style:style style:name="T210_116" style:family="text">
      <style:text-properties fo:font-size="12pt" style:font-size-asian="12pt" style:font-size-complex="12pt"/>
    </style:style>
    <style:style style:name="T210_117" style:family="text">
      <style:text-properties fo:font-size="12pt" style:font-size-asian="12pt" style:font-size-complex="12pt"/>
    </style:style>
    <style:style style:name="T210_118" style:family="text">
      <style:text-properties fo:font-size="12pt" style:font-size-asian="12pt" style:font-size-complex="12pt"/>
    </style:style>
    <style:style style:name="T210_119" style:family="text">
      <style:text-properties fo:font-size="12pt" style:font-size-asian="12pt" style:font-size-complex="12pt"/>
    </style:style>
    <style:style style:name="T210_120" style:family="text">
      <style:text-properties fo:font-size="12pt" style:font-size-asian="12pt" style:font-size-complex="12pt"/>
    </style:style>
    <style:style style:name="T210_121" style:family="text">
      <style:text-properties fo:font-size="12pt" style:font-size-asian="12pt" style:font-size-complex="12pt"/>
    </style:style>
    <style:style style:name="T210_122" style:family="text">
      <style:text-properties fo:font-size="12pt" style:font-size-asian="12pt" style:font-size-complex="12pt"/>
    </style:style>
    <style:style style:name="T210_123" style:family="text">
      <style:text-properties fo:font-size="12pt" style:font-size-asian="12pt" style:font-size-complex="12pt"/>
    </style:style>
    <style:style style:name="T210_124" style:family="text">
      <style:text-properties fo:font-size="12pt" style:font-size-asian="12pt" style:font-size-complex="12pt"/>
    </style:style>
    <style:style style:name="T210_125" style:family="text">
      <style:text-properties fo:font-size="12pt" style:font-size-asian="12pt" style:font-size-complex="12pt"/>
    </style:style>
    <style:style style:name="T210_126" style:family="text">
      <style:text-properties fo:font-size="12pt" style:font-size-asian="12pt" style:font-size-complex="12pt"/>
    </style:style>
    <style:style style:name="T210_127" style:family="text">
      <style:text-properties fo:font-size="12pt" style:font-size-asian="12pt" style:font-size-complex="12pt"/>
    </style:style>
    <style:style style:name="T210_128" style:family="text">
      <style:text-properties fo:font-size="12pt" style:font-size-asian="12pt" style:font-size-complex="12pt"/>
    </style:style>
    <style:style style:name="T210_129" style:family="text">
      <style:text-properties fo:font-size="12pt" style:font-size-asian="12pt" style:font-size-complex="12pt"/>
    </style:style>
    <style:style style:name="T210_130" style:family="text">
      <style:text-properties fo:font-size="12pt" style:font-size-asian="12pt" style:font-size-complex="12pt"/>
    </style:style>
    <style:style style:name="T210_131" style:family="text">
      <style:text-properties fo:font-size="12pt" style:font-size-asian="12pt" style:font-size-complex="12pt"/>
    </style:style>
    <style:style style:name="T210_132" style:family="text">
      <style:text-properties fo:font-size="12pt" style:font-size-asian="12pt" style:font-size-complex="12pt"/>
    </style:style>
    <style:style style:name="T210_133" style:family="text">
      <style:text-properties fo:font-size="12pt" style:font-size-asian="12pt" style:font-size-complex="12pt"/>
    </style:style>
    <style:style style:name="T210_134" style:family="text">
      <style:text-properties fo:font-size="12pt" style:font-size-asian="12pt" style:font-size-complex="12pt"/>
    </style:style>
    <style:style style:name="T210_135" style:family="text">
      <style:text-properties fo:font-size="12pt" style:font-size-asian="12pt" style:font-size-complex="12pt"/>
    </style:style>
    <style:style style:name="T210_136" style:family="text">
      <style:text-properties fo:font-size="12pt" style:font-size-asian="12pt" style:font-size-complex="12pt"/>
    </style:style>
    <style:style style:name="T210_137" style:family="text">
      <style:text-properties fo:font-size="12pt" style:font-size-asian="12pt" style:font-size-complex="12pt"/>
    </style:style>
    <style:style style:name="T210_138" style:family="text">
      <style:text-properties fo:font-size="12pt" style:font-size-asian="12pt" style:font-size-complex="12pt"/>
    </style:style>
    <style:style style:name="T210_139" style:family="text">
      <style:text-properties fo:font-size="12pt" style:font-size-asian="12pt" style:font-size-complex="12pt"/>
    </style:style>
    <style:style style:name="T210_140" style:family="text">
      <style:text-properties fo:font-size="12pt" style:font-size-asian="12pt" style:font-size-complex="12pt"/>
    </style:style>
    <style:style style:name="T210_141" style:family="text">
      <style:text-properties fo:font-size="12pt" style:font-size-asian="12pt" style:font-size-complex="12pt"/>
    </style:style>
    <style:style style:name="T210_142" style:family="text">
      <style:text-properties fo:font-size="12pt" style:font-size-asian="12pt" style:font-size-complex="12pt"/>
    </style:style>
    <style:style style:name="T210_143" style:family="text">
      <style:text-properties fo:font-size="12pt" style:font-size-asian="12pt" style:font-size-complex="12pt"/>
    </style:style>
    <style:style style:name="T210_144" style:family="text">
      <style:text-properties fo:font-size="12pt" style:font-size-asian="12pt" style:font-size-complex="12pt"/>
    </style:style>
    <style:style style:name="T210_145" style:family="text">
      <style:text-properties fo:font-size="12pt" style:font-size-asian="12pt" style:font-size-complex="12pt"/>
    </style:style>
    <style:style style:name="T210_146" style:family="text">
      <style:text-properties fo:font-size="12pt" style:font-size-asian="12pt" style:font-size-complex="12pt"/>
    </style:style>
    <style:style style:name="T210_147" style:family="text">
      <style:text-properties fo:font-size="12pt" style:font-size-asian="12pt" style:font-size-complex="12pt"/>
    </style:style>
    <style:style style:name="T210_148" style:family="text">
      <style:text-properties fo:font-size="12pt" style:font-size-asian="12pt" style:font-size-complex="12pt"/>
    </style:style>
    <style:style style:name="T210_149" style:family="text">
      <style:text-properties fo:font-size="12pt" style:font-size-asian="12pt" style:font-size-complex="12pt"/>
    </style:style>
    <style:style style:name="T210_150" style:family="text">
      <style:text-properties fo:font-size="12pt" style:font-size-asian="12pt" style:font-size-complex="12pt"/>
    </style:style>
    <style:style style:name="T210_151" style:family="text">
      <style:text-properties fo:font-size="12pt" style:font-size-asian="12pt" style:font-size-complex="12pt"/>
    </style:style>
    <style:style style:name="T210_152" style:family="text">
      <style:text-properties fo:font-size="12pt" style:font-size-asian="12pt" style:font-size-complex="12pt"/>
    </style:style>
    <style:style style:name="T210_153" style:family="text">
      <style:text-properties fo:font-size="12pt" style:font-size-asian="12pt" style:font-size-complex="12pt"/>
    </style:style>
    <style:style style:name="T210_154" style:family="text">
      <style:text-properties fo:font-size="12pt" style:font-size-asian="12pt" style:font-size-complex="12pt"/>
    </style:style>
    <style:style style:name="T210_155" style:family="text">
      <style:text-properties fo:font-size="12pt" style:font-size-asian="12pt" style:font-size-complex="12pt"/>
    </style:style>
    <style:style style:name="T210_156" style:family="text">
      <style:text-properties fo:font-size="12pt" style:font-size-asian="12pt" style:font-size-complex="12pt"/>
    </style:style>
    <style:style style:name="T210_157" style:family="text">
      <style:text-properties fo:font-size="12pt" style:font-size-asian="12pt" style:font-size-complex="12pt"/>
    </style:style>
    <style:style style:name="T210_158" style:family="text">
      <style:text-properties fo:font-size="12pt" style:font-size-asian="12pt" style:font-size-complex="12pt"/>
    </style:style>
    <style:style style:name="T210_159" style:family="text">
      <style:text-properties fo:font-size="12pt" style:font-size-asian="12pt" style:font-size-complex="12pt"/>
    </style:style>
    <style:style style:name="T210_160" style:family="text">
      <style:text-properties fo:font-size="12pt" style:font-size-asian="12pt" style:font-size-complex="12pt"/>
    </style:style>
    <style:style style:name="T210_161" style:family="text">
      <style:text-properties fo:font-size="12pt" style:font-size-asian="12pt" style:font-size-complex="12pt"/>
    </style:style>
    <style:style style:name="T210_162" style:family="text">
      <style:text-properties fo:font-size="12pt" style:font-size-asian="12pt" style:font-size-complex="12pt"/>
    </style:style>
    <style:style style:name="T210_163" style:family="text">
      <style:text-properties fo:font-size="12pt" style:font-size-asian="12pt" style:font-size-complex="12pt"/>
    </style:style>
    <style:style style:name="T210_164" style:family="text">
      <style:text-properties fo:font-size="12pt" style:font-size-asian="12pt" style:font-size-complex="12pt"/>
    </style:style>
    <style:style style:name="T210_165" style:family="text">
      <style:text-properties fo:font-size="12pt" style:font-size-asian="12pt" style:font-size-complex="12pt"/>
    </style:style>
    <style:style style:name="T210_166" style:family="text">
      <style:text-properties fo:font-size="12pt" style:font-size-asian="12pt" style:font-size-complex="12pt"/>
    </style:style>
    <style:style style:name="T210_167" style:family="text">
      <style:text-properties fo:font-size="12pt" style:font-size-asian="12pt" style:font-size-complex="12pt"/>
    </style:style>
    <style:style style:name="T210_168" style:family="text">
      <style:text-properties fo:font-size="12pt" style:font-size-asian="12pt" style:font-size-complex="12pt"/>
    </style:style>
    <style:style style:name="T210_169" style:family="text">
      <style:text-properties fo:font-size="12pt" style:font-size-asian="12pt" style:font-size-complex="12pt"/>
    </style:style>
    <style:style style:name="T210_170" style:family="text">
      <style:text-properties fo:font-size="12pt" style:font-size-asian="12pt" style:font-size-complex="12pt"/>
    </style:style>
    <style:style style:name="T210_171" style:family="text">
      <style:text-properties fo:font-size="12pt" style:font-size-asian="12pt" style:font-size-complex="12pt"/>
    </style:style>
    <style:style style:name="T210_172" style:family="text">
      <style:text-properties fo:font-size="12pt" style:font-size-asian="12pt" style:font-size-complex="12pt"/>
    </style:style>
    <style:style style:name="T210_173" style:family="text">
      <style:text-properties fo:font-size="12pt" style:font-size-asian="12pt" style:font-size-complex="12pt"/>
    </style:style>
    <style:style style:name="T210_174" style:family="text">
      <style:text-properties fo:font-size="12pt" style:font-size-asian="12pt" style:font-size-complex="12pt"/>
    </style:style>
    <style:style style:name="T210_175" style:family="text">
      <style:text-properties fo:font-size="12pt" style:font-size-asian="12pt" style:font-size-complex="12pt"/>
    </style:style>
    <style:style style:name="T210_176" style:family="text">
      <style:text-properties fo:font-size="12pt" style:font-size-asian="12pt" style:font-size-complex="12pt"/>
    </style:style>
    <style:style style:name="T210_177" style:family="text">
      <style:text-properties fo:font-size="12pt" style:font-size-asian="12pt" style:font-size-complex="12pt"/>
    </style:style>
    <style:style style:name="T210_178" style:family="text">
      <style:text-properties fo:font-size="12pt" style:font-size-asian="12pt" style:font-size-complex="12pt"/>
    </style:style>
    <style:style style:name="P211" style:family="paragraph" style:parent-style-name="Standard">
      <style:paragraph-properties fo:text-align="justify" fo:break-before="auto" fo:line-height="138%" style:writing-mode="rl-tb"/>
    </style:style>
    <style:style style:name="T211_1" style:family="text">
      <style:text-properties fo:font-size="12pt" style:font-size-asian="12pt" style:font-size-complex="12pt"/>
    </style:style>
    <style:style style:name="T211_2" style:family="text">
      <style:text-properties fo:font-size="12pt" style:font-size-asian="12pt" style:font-size-complex="12pt"/>
    </style:style>
    <style:style style:name="T211_3" style:family="text">
      <style:text-properties fo:font-size="12pt" style:font-size-asian="12pt" style:font-size-complex="12pt"/>
    </style:style>
    <style:style style:name="T211_4" style:family="text">
      <style:text-properties fo:font-size="12pt" style:font-size-asian="12pt" style:font-size-complex="12pt"/>
    </style:style>
    <style:style style:name="T211_5" style:family="text">
      <style:text-properties fo:font-size="12pt" style:font-size-asian="12pt" style:font-size-complex="12pt"/>
    </style:style>
    <style:style style:name="T211_6" style:family="text">
      <style:text-properties fo:font-size="12pt" style:font-size-asian="12pt" style:font-size-complex="12pt"/>
    </style:style>
    <style:style style:name="T211_7" style:family="text">
      <style:text-properties fo:font-size="12pt" style:font-size-asian="12pt" style:font-size-complex="12pt"/>
    </style:style>
    <style:style style:name="T211_8" style:family="text">
      <style:text-properties fo:font-size="12pt" style:font-size-asian="12pt" style:font-size-complex="12pt"/>
    </style:style>
    <style:style style:name="T211_9" style:family="text">
      <style:text-properties fo:font-size="12pt" style:font-size-asian="12pt" style:font-size-complex="12pt"/>
    </style:style>
    <style:style style:name="T211_10" style:family="text">
      <style:text-properties fo:font-size="12pt" style:font-size-asian="12pt" style:font-size-complex="12pt"/>
    </style:style>
    <style:style style:name="T211_11" style:family="text">
      <style:text-properties fo:font-size="12pt" style:font-size-asian="12pt" style:font-size-complex="12pt"/>
    </style:style>
    <style:style style:name="T211_12" style:family="text">
      <style:text-properties fo:font-size="12pt" style:font-size-asian="12pt" style:font-size-complex="12pt"/>
    </style:style>
    <style:style style:name="T211_13" style:family="text">
      <style:text-properties fo:font-size="12pt" style:font-size-asian="12pt" style:font-size-complex="12pt"/>
    </style:style>
    <style:style style:name="T211_14" style:family="text">
      <style:text-properties fo:font-size="12pt" style:font-size-asian="12pt" style:font-size-complex="12pt"/>
    </style:style>
    <style:style style:name="T211_15" style:family="text">
      <style:text-properties fo:font-size="12pt" style:font-size-asian="12pt" style:font-size-complex="12pt"/>
    </style:style>
    <style:style style:name="T211_16" style:family="text">
      <style:text-properties fo:font-size="12pt" style:font-size-asian="12pt" style:font-size-complex="12pt"/>
    </style:style>
    <style:style style:name="T211_17" style:family="text">
      <style:text-properties fo:font-size="12pt" style:font-size-asian="12pt" style:font-size-complex="12pt"/>
    </style:style>
    <style:style style:name="T211_18" style:family="text">
      <style:text-properties fo:font-size="12pt" style:font-size-asian="12pt" style:font-size-complex="12pt"/>
    </style:style>
    <style:style style:name="T211_19" style:family="text">
      <style:text-properties fo:font-size="12pt" style:font-size-asian="12pt" style:font-size-complex="12pt"/>
    </style:style>
    <style:style style:name="T211_20" style:family="text">
      <style:text-properties fo:font-size="12pt" style:font-size-asian="12pt" style:font-size-complex="12pt"/>
    </style:style>
    <style:style style:name="T211_21" style:family="text">
      <style:text-properties fo:font-size="12pt" style:font-size-asian="12pt" style:font-size-complex="12pt"/>
    </style:style>
    <style:style style:name="T211_22" style:family="text">
      <style:text-properties fo:font-size="12pt" style:font-size-asian="12pt" style:font-size-complex="12pt"/>
    </style:style>
    <style:style style:name="T211_23" style:family="text">
      <style:text-properties fo:font-size="12pt" style:font-size-asian="12pt" style:font-size-complex="12pt"/>
    </style:style>
    <style:style style:name="T211_24" style:family="text">
      <style:text-properties fo:font-size="12pt" style:font-size-asian="12pt" style:font-size-complex="12pt"/>
    </style:style>
    <style:style style:name="T211_25" style:family="text">
      <style:text-properties fo:font-size="12pt" style:font-size-asian="12pt" style:font-size-complex="12pt"/>
    </style:style>
    <style:style style:name="T211_26" style:family="text">
      <style:text-properties fo:font-size="12pt" style:font-size-asian="12pt" style:font-size-complex="12pt"/>
    </style:style>
    <style:style style:name="T211_27" style:family="text">
      <style:text-properties fo:font-size="12pt" style:font-size-asian="12pt" style:font-size-complex="12pt"/>
    </style:style>
    <style:style style:name="T211_28" style:family="text">
      <style:text-properties fo:font-size="12pt" style:font-size-asian="12pt" style:font-size-complex="12pt"/>
    </style:style>
    <style:style style:name="T211_29" style:family="text">
      <style:text-properties fo:font-size="12pt" style:font-size-asian="12pt" style:font-size-complex="12pt"/>
    </style:style>
    <style:style style:name="T211_30" style:family="text">
      <style:text-properties fo:font-size="12pt" style:font-size-asian="12pt" style:font-size-complex="12pt"/>
    </style:style>
    <style:style style:name="T211_31" style:family="text">
      <style:text-properties fo:font-size="12pt" style:font-size-asian="12pt" style:font-size-complex="12pt"/>
    </style:style>
    <style:style style:name="T211_32" style:family="text">
      <style:text-properties fo:font-size="12pt" style:font-size-asian="12pt" style:font-size-complex="12pt"/>
    </style:style>
    <style:style style:name="T211_33" style:family="text">
      <style:text-properties fo:font-size="12pt" style:font-size-asian="12pt" style:font-size-complex="12pt"/>
    </style:style>
    <style:style style:name="T211_34" style:family="text">
      <style:text-properties fo:font-size="12pt" style:font-size-asian="12pt" style:font-size-complex="12pt"/>
    </style:style>
    <style:style style:name="T211_35" style:family="text">
      <style:text-properties fo:font-size="12pt" style:font-size-asian="12pt" style:font-size-complex="12pt"/>
    </style:style>
    <style:style style:name="T211_36" style:family="text">
      <style:text-properties fo:font-size="12pt" style:font-size-asian="12pt" style:font-size-complex="12pt"/>
    </style:style>
    <style:style style:name="T211_37" style:family="text">
      <style:text-properties fo:font-size="12pt" style:font-size-asian="12pt" style:font-size-complex="12pt"/>
    </style:style>
    <style:style style:name="T211_38" style:family="text">
      <style:text-properties fo:font-size="12pt" style:font-size-asian="12pt" style:font-size-complex="12pt"/>
    </style:style>
    <style:style style:name="T211_39" style:family="text">
      <style:text-properties fo:font-size="12pt" style:font-size-asian="12pt" style:font-size-complex="12pt"/>
    </style:style>
    <style:style style:name="T211_40" style:family="text">
      <style:text-properties fo:font-size="12pt" style:font-size-asian="12pt" style:font-size-complex="12pt"/>
    </style:style>
    <style:style style:name="T211_41" style:family="text">
      <style:text-properties fo:font-size="12pt" style:font-size-asian="12pt" style:font-size-complex="12pt"/>
    </style:style>
    <style:style style:name="T211_42" style:family="text">
      <style:text-properties fo:font-size="12pt" style:font-size-asian="12pt" style:font-size-complex="12pt"/>
    </style:style>
    <style:style style:name="T211_43" style:family="text">
      <style:text-properties fo:font-size="12pt" style:font-size-asian="12pt" style:font-size-complex="12pt"/>
    </style:style>
    <style:style style:name="T211_44" style:family="text">
      <style:text-properties fo:font-size="12pt" style:font-size-asian="12pt" style:font-size-complex="12pt"/>
    </style:style>
    <style:style style:name="T211_45" style:family="text">
      <style:text-properties fo:font-size="12pt" style:font-size-asian="12pt" style:font-size-complex="12pt"/>
    </style:style>
    <style:style style:name="T211_46" style:family="text">
      <style:text-properties fo:font-size="12pt" style:font-size-asian="12pt" style:font-size-complex="12pt"/>
    </style:style>
    <style:style style:name="T211_47" style:family="text">
      <style:text-properties fo:font-size="12pt" style:font-size-asian="12pt" style:font-size-complex="12pt"/>
    </style:style>
    <style:style style:name="T211_48" style:family="text">
      <style:text-properties fo:font-size="12pt" style:font-size-asian="12pt" style:font-size-complex="12pt"/>
    </style:style>
    <style:style style:name="T211_49" style:family="text">
      <style:text-properties fo:font-size="12pt" style:font-size-asian="12pt" style:font-size-complex="12pt"/>
    </style:style>
    <style:style style:name="T211_50" style:family="text">
      <style:text-properties fo:font-size="12pt" style:font-size-asian="12pt" style:font-size-complex="12pt"/>
    </style:style>
    <style:style style:name="T211_51" style:family="text">
      <style:text-properties fo:font-size="12pt" style:font-size-asian="12pt" style:font-size-complex="12pt"/>
    </style:style>
    <style:style style:name="T211_52" style:family="text">
      <style:text-properties fo:font-size="12pt" style:font-size-asian="12pt" style:font-size-complex="12pt"/>
    </style:style>
    <style:style style:name="T211_53" style:family="text">
      <style:text-properties fo:font-size="12pt" style:font-size-asian="12pt" style:font-size-complex="12pt"/>
    </style:style>
    <style:style style:name="T211_54" style:family="text">
      <style:text-properties fo:font-size="12pt" style:font-size-asian="12pt" style:font-size-complex="12pt"/>
    </style:style>
    <style:style style:name="T211_55" style:family="text">
      <style:text-properties fo:font-size="12pt" style:font-size-asian="12pt" style:font-size-complex="12pt"/>
    </style:style>
    <style:style style:name="T211_56" style:family="text">
      <style:text-properties fo:font-size="12pt" style:font-size-asian="12pt" style:font-size-complex="12pt"/>
    </style:style>
    <style:style style:name="T211_57" style:family="text">
      <style:text-properties fo:font-size="12pt" style:font-size-asian="12pt" style:font-size-complex="12pt"/>
    </style:style>
    <style:style style:name="T211_58" style:family="text">
      <style:text-properties fo:font-size="12pt" style:font-size-asian="12pt" style:font-size-complex="12pt"/>
    </style:style>
    <style:style style:name="T211_59" style:family="text">
      <style:text-properties fo:font-size="12pt" style:font-size-asian="12pt" style:font-size-complex="12pt"/>
    </style:style>
    <style:style style:name="T211_60" style:family="text">
      <style:text-properties fo:font-size="12pt" style:font-size-asian="12pt" style:font-size-complex="12pt"/>
    </style:style>
    <style:style style:name="T211_61" style:family="text">
      <style:text-properties fo:font-size="12pt" style:font-size-asian="12pt" style:font-size-complex="12pt"/>
    </style:style>
    <style:style style:name="T211_62" style:family="text">
      <style:text-properties fo:font-size="12pt" style:font-size-asian="12pt" style:font-size-complex="12pt"/>
    </style:style>
    <style:style style:name="T211_63" style:family="text">
      <style:text-properties fo:font-size="12pt" style:font-size-asian="12pt" style:font-size-complex="12pt"/>
    </style:style>
    <style:style style:name="T211_64" style:family="text">
      <style:text-properties fo:font-size="12pt" style:font-size-asian="12pt" style:font-size-complex="12pt"/>
    </style:style>
    <style:style style:name="T211_65" style:family="text">
      <style:text-properties fo:font-size="12pt" style:font-size-asian="12pt" style:font-size-complex="12pt"/>
    </style:style>
    <style:style style:name="T211_66" style:family="text">
      <style:text-properties fo:font-size="12pt" style:font-size-asian="12pt" style:font-size-complex="12pt"/>
    </style:style>
    <style:style style:name="T211_67" style:family="text">
      <style:text-properties fo:font-size="12pt" style:font-size-asian="12pt" style:font-size-complex="12pt"/>
    </style:style>
    <style:style style:name="T211_68" style:family="text">
      <style:text-properties fo:font-size="12pt" style:font-size-asian="12pt" style:font-size-complex="12pt"/>
    </style:style>
    <style:style style:name="T211_69" style:family="text">
      <style:text-properties fo:font-size="12pt" style:font-size-asian="12pt" style:font-size-complex="12pt"/>
    </style:style>
    <style:style style:name="T211_70" style:family="text">
      <style:text-properties fo:font-size="12pt" style:font-size-asian="12pt" style:font-size-complex="12pt"/>
    </style:style>
    <style:style style:name="T211_71" style:family="text">
      <style:text-properties fo:font-size="12pt" style:font-size-asian="12pt" style:font-size-complex="12pt"/>
    </style:style>
    <style:style style:name="T211_72" style:family="text">
      <style:text-properties fo:font-size="12pt" style:font-size-asian="12pt" style:font-size-complex="12pt"/>
    </style:style>
    <style:style style:name="T211_73" style:family="text">
      <style:text-properties fo:font-size="12pt" style:font-size-asian="12pt" style:font-size-complex="12pt"/>
    </style:style>
    <style:style style:name="T211_74" style:family="text">
      <style:text-properties fo:font-size="12pt" style:font-size-asian="12pt" style:font-size-complex="12pt"/>
    </style:style>
    <style:style style:name="T211_75" style:family="text">
      <style:text-properties fo:font-size="12pt" style:font-size-asian="12pt" style:font-size-complex="12pt"/>
    </style:style>
    <style:style style:name="T211_76" style:family="text">
      <style:text-properties fo:font-size="12pt" style:font-size-asian="12pt" style:font-size-complex="12pt"/>
    </style:style>
    <style:style style:name="T211_77" style:family="text">
      <style:text-properties fo:font-size="12pt" style:font-size-asian="12pt" style:font-size-complex="12pt"/>
    </style:style>
    <style:style style:name="T211_78" style:family="text">
      <style:text-properties fo:font-size="12pt" style:font-size-asian="12pt" style:font-size-complex="12pt"/>
    </style:style>
    <style:style style:name="T211_79" style:family="text">
      <style:text-properties fo:font-size="12pt" style:font-size-asian="12pt" style:font-size-complex="12pt"/>
    </style:style>
    <style:style style:name="T211_80" style:family="text">
      <style:text-properties fo:font-size="12pt" style:font-size-asian="12pt" style:font-size-complex="12pt"/>
    </style:style>
    <style:style style:name="T211_81" style:family="text">
      <style:text-properties fo:font-size="12pt" style:font-size-asian="12pt" style:font-size-complex="12pt"/>
    </style:style>
    <style:style style:name="T211_82" style:family="text">
      <style:text-properties fo:font-size="12pt" style:font-size-asian="12pt" style:font-size-complex="12pt"/>
    </style:style>
    <style:style style:name="T211_83" style:family="text">
      <style:text-properties fo:font-size="12pt" style:font-size-asian="12pt" style:font-size-complex="12pt"/>
    </style:style>
    <style:style style:name="T211_84" style:family="text">
      <style:text-properties fo:font-size="12pt" style:font-size-asian="12pt" style:font-size-complex="12pt"/>
    </style:style>
    <style:style style:name="T211_85" style:family="text">
      <style:text-properties fo:font-size="12pt" style:font-size-asian="12pt" style:font-size-complex="12pt"/>
    </style:style>
    <style:style style:name="T211_86" style:family="text">
      <style:text-properties fo:font-size="12pt" style:font-size-asian="12pt" style:font-size-complex="12pt"/>
    </style:style>
    <style:style style:name="T211_87" style:family="text">
      <style:text-properties fo:font-size="12pt" style:font-size-asian="12pt" style:font-size-complex="12pt"/>
    </style:style>
    <style:style style:name="T211_88" style:family="text">
      <style:text-properties fo:font-size="12pt" style:font-size-asian="12pt" style:font-size-complex="12pt"/>
    </style:style>
    <style:style style:name="T211_89" style:family="text">
      <style:text-properties fo:font-size="12pt" style:font-size-asian="12pt" style:font-size-complex="12pt"/>
    </style:style>
    <style:style style:name="T211_90" style:family="text">
      <style:text-properties fo:font-size="12pt" style:font-size-asian="12pt" style:font-size-complex="12pt"/>
    </style:style>
    <style:style style:name="T211_91" style:family="text">
      <style:text-properties fo:font-size="12pt" style:font-size-asian="12pt" style:font-size-complex="12pt"/>
    </style:style>
    <style:style style:name="T211_92" style:family="text">
      <style:text-properties fo:font-size="12pt" style:font-size-asian="12pt" style:font-size-complex="12pt"/>
    </style:style>
    <style:style style:name="T211_93" style:family="text">
      <style:text-properties fo:font-size="12pt" style:font-size-asian="12pt" style:font-size-complex="12pt"/>
    </style:style>
    <style:style style:name="T211_94" style:family="text">
      <style:text-properties fo:font-size="12pt" style:font-size-asian="12pt" style:font-size-complex="12pt"/>
    </style:style>
    <style:style style:name="T211_95" style:family="text">
      <style:text-properties fo:font-size="12pt" style:font-size-asian="12pt" style:font-size-complex="12pt"/>
    </style:style>
    <style:style style:name="T211_96" style:family="text">
      <style:text-properties fo:font-size="12pt" style:font-size-asian="12pt" style:font-size-complex="12pt"/>
    </style:style>
    <style:style style:name="T211_97" style:family="text">
      <style:text-properties fo:font-size="12pt" style:font-size-asian="12pt" style:font-size-complex="12pt"/>
    </style:style>
    <style:style style:name="T211_98" style:family="text">
      <style:text-properties fo:font-size="12pt" style:font-size-asian="12pt" style:font-size-complex="12pt"/>
    </style:style>
    <style:style style:name="T211_99" style:family="text">
      <style:text-properties fo:font-size="12pt" style:font-size-asian="12pt" style:font-size-complex="12pt"/>
    </style:style>
    <style:style style:name="T211_100" style:family="text">
      <style:text-properties fo:font-size="12pt" style:font-size-asian="12pt" style:font-size-complex="12pt"/>
    </style:style>
    <style:style style:name="T211_101" style:family="text">
      <style:text-properties fo:font-size="12pt" style:font-size-asian="12pt" style:font-size-complex="12pt"/>
    </style:style>
    <style:style style:name="T211_102" style:family="text">
      <style:text-properties fo:font-size="12pt" style:font-size-asian="12pt" style:font-size-complex="12pt"/>
    </style:style>
    <style:style style:name="T211_103" style:family="text">
      <style:text-properties fo:font-size="12pt" style:font-size-asian="12pt" style:font-size-complex="12pt"/>
    </style:style>
    <style:style style:name="T211_104" style:family="text">
      <style:text-properties fo:font-size="12pt" style:font-size-asian="12pt" style:font-size-complex="12pt"/>
    </style:style>
    <style:style style:name="T211_105" style:family="text">
      <style:text-properties fo:font-size="12pt" style:font-size-asian="12pt" style:font-size-complex="12pt"/>
    </style:style>
    <style:style style:name="T211_106" style:family="text">
      <style:text-properties fo:font-size="12pt" style:font-size-asian="12pt" style:font-size-complex="12pt"/>
    </style:style>
    <style:style style:name="T211_107" style:family="text">
      <style:text-properties fo:font-size="12pt" style:font-size-asian="12pt" style:font-size-complex="12pt"/>
    </style:style>
    <style:style style:name="T211_108" style:family="text">
      <style:text-properties fo:font-size="12pt" style:font-size-asian="12pt" style:font-size-complex="12pt"/>
    </style:style>
    <style:style style:name="T211_109" style:family="text">
      <style:text-properties fo:font-size="12pt" style:font-size-asian="12pt" style:font-size-complex="12pt"/>
    </style:style>
    <style:style style:name="T211_110" style:family="text">
      <style:text-properties fo:font-size="12pt" style:font-size-asian="12pt" style:font-size-complex="12pt"/>
    </style:style>
    <style:style style:name="T211_111" style:family="text">
      <style:text-properties fo:font-size="12pt" style:font-size-asian="12pt" style:font-size-complex="12pt"/>
    </style:style>
    <style:style style:name="T211_112" style:family="text">
      <style:text-properties fo:font-size="12pt" style:font-size-asian="12pt" style:font-size-complex="12pt"/>
    </style:style>
    <style:style style:name="T211_113" style:family="text">
      <style:text-properties fo:font-size="12pt" style:font-size-asian="12pt" style:font-size-complex="12pt"/>
    </style:style>
    <style:style style:name="T211_114" style:family="text">
      <style:text-properties fo:font-size="12pt" style:font-size-asian="12pt" style:font-size-complex="12pt"/>
    </style:style>
    <style:style style:name="T211_115" style:family="text">
      <style:text-properties fo:font-size="12pt" style:font-size-asian="12pt" style:font-size-complex="12pt"/>
    </style:style>
    <style:style style:name="T211_116" style:family="text">
      <style:text-properties fo:font-size="12pt" style:font-size-asian="12pt" style:font-size-complex="12pt"/>
    </style:style>
    <style:style style:name="T211_117" style:family="text">
      <style:text-properties fo:font-size="12pt" style:font-size-asian="12pt" style:font-size-complex="12pt"/>
    </style:style>
    <style:style style:name="T211_118" style:family="text">
      <style:text-properties fo:font-size="12pt" style:font-size-asian="12pt" style:font-size-complex="12pt"/>
    </style:style>
    <style:style style:name="T211_119" style:family="text">
      <style:text-properties fo:font-size="12pt" style:font-size-asian="12pt" style:font-size-complex="12pt"/>
    </style:style>
    <style:style style:name="T211_120" style:family="text">
      <style:text-properties fo:font-size="12pt" style:font-size-asian="12pt" style:font-size-complex="12pt"/>
    </style:style>
    <style:style style:name="T211_121" style:family="text">
      <style:text-properties fo:font-size="12pt" style:font-size-asian="12pt" style:font-size-complex="12pt"/>
    </style:style>
    <style:style style:name="T211_122" style:family="text">
      <style:text-properties fo:font-size="12pt" style:font-size-asian="12pt" style:font-size-complex="12pt"/>
    </style:style>
    <style:style style:name="T211_123" style:family="text">
      <style:text-properties fo:font-size="12pt" style:font-size-asian="12pt" style:font-size-complex="12pt"/>
    </style:style>
    <style:style style:name="T211_124" style:family="text">
      <style:text-properties fo:font-size="12pt" style:font-size-asian="12pt" style:font-size-complex="12pt"/>
    </style:style>
    <style:style style:name="T211_125" style:family="text">
      <style:text-properties fo:font-size="12pt" style:font-size-asian="12pt" style:font-size-complex="12pt"/>
    </style:style>
    <style:style style:name="T211_126" style:family="text">
      <style:text-properties fo:font-size="12pt" style:font-size-asian="12pt" style:font-size-complex="12pt"/>
    </style:style>
    <style:style style:name="T211_127" style:family="text">
      <style:text-properties fo:font-size="12pt" style:font-size-asian="12pt" style:font-size-complex="12pt"/>
    </style:style>
    <style:style style:name="T211_128" style:family="text">
      <style:text-properties fo:font-size="12pt" style:font-size-asian="12pt" style:font-size-complex="12pt"/>
    </style:style>
    <style:style style:name="T211_129" style:family="text">
      <style:text-properties fo:font-size="12pt" style:font-size-asian="12pt" style:font-size-complex="12pt"/>
    </style:style>
    <style:style style:name="T211_130" style:family="text">
      <style:text-properties fo:font-size="12pt" style:font-size-asian="12pt" style:font-size-complex="12pt"/>
    </style:style>
    <style:style style:name="T211_131" style:family="text">
      <style:text-properties fo:font-size="12pt" style:font-size-asian="12pt" style:font-size-complex="12pt"/>
    </style:style>
    <style:style style:name="T211_132" style:family="text">
      <style:text-properties fo:font-size="12pt" style:font-size-asian="12pt" style:font-size-complex="12pt"/>
    </style:style>
    <style:style style:name="T211_133" style:family="text">
      <style:text-properties fo:font-size="12pt" style:font-size-asian="12pt" style:font-size-complex="12pt"/>
    </style:style>
    <style:style style:name="T211_134" style:family="text">
      <style:text-properties fo:font-size="12pt" style:font-size-asian="12pt" style:font-size-complex="12pt"/>
    </style:style>
    <style:style style:name="T211_135" style:family="text">
      <style:text-properties fo:font-size="12pt" style:font-size-asian="12pt" style:font-size-complex="12pt"/>
    </style:style>
    <style:style style:name="T211_136" style:family="text">
      <style:text-properties fo:font-size="12pt" style:font-size-asian="12pt" style:font-size-complex="12pt"/>
    </style:style>
    <style:style style:name="T211_137" style:family="text">
      <style:text-properties fo:font-size="12pt" style:font-size-asian="12pt" style:font-size-complex="12pt"/>
    </style:style>
    <style:style style:name="T211_138" style:family="text">
      <style:text-properties fo:font-size="12pt" style:font-size-asian="12pt" style:font-size-complex="12pt"/>
    </style:style>
    <style:style style:name="T211_139" style:family="text">
      <style:text-properties fo:font-size="12pt" style:font-size-asian="12pt" style:font-size-complex="12pt"/>
    </style:style>
    <style:style style:name="T211_140" style:family="text">
      <style:text-properties fo:font-size="12pt" style:font-size-asian="12pt" style:font-size-complex="12pt"/>
    </style:style>
    <style:style style:name="P212" style:family="paragraph" style:parent-style-name="Heading_20_2">
      <style:paragraph-properties fo:text-align="justify" fo:break-before="auto" fo:line-height="138%" fo:margin-bottom="0.141cm" style:writing-mode="rl-tb"/>
    </style:style>
    <style:style style:name="T212_1" style:family="text">
      <style:text-properties fo:font-size="17pt" style:font-size-asian="17pt" style:font-size-complex="17pt" fo:font-weight="bold" style:font-weight-asian="bold" style:font-weight-complex="bold"/>
    </style:style>
    <style:style style:name="T212_2" style:family="text">
      <style:text-properties fo:font-size="17pt" style:font-size-asian="17pt" style:font-size-complex="17pt" fo:font-weight="bold" style:font-weight-asian="bold" style:font-weight-complex="bold"/>
    </style:style>
    <style:style style:name="T212_3" style:family="text">
      <style:text-properties fo:font-size="17pt" style:font-size-asian="17pt" style:font-size-complex="17pt" fo:font-weight="bold" style:font-weight-asian="bold" style:font-weight-complex="bold"/>
    </style:style>
    <style:style style:name="T212_4" style:family="text">
      <style:text-properties fo:font-size="17pt" style:font-size-asian="17pt" style:font-size-complex="17pt" fo:font-weight="bold" style:font-weight-asian="bold" style:font-weight-complex="bold"/>
    </style:style>
    <style:style style:name="P213" style:family="paragraph" style:parent-style-name="Standard">
      <style:paragraph-properties fo:text-align="justify" fo:break-before="auto" fo:line-height="138%" style:writing-mode="rl-tb"/>
    </style:style>
    <style:style style:name="T213_1" style:family="text">
      <style:text-properties fo:font-size="12pt" style:font-size-asian="12pt" style:font-size-complex="12pt"/>
    </style:style>
    <style:style style:name="T213_2" style:family="text">
      <style:text-properties fo:font-size="12pt" style:font-size-asian="12pt" style:font-size-complex="12pt"/>
    </style:style>
    <style:style style:name="T213_3" style:family="text">
      <style:text-properties fo:font-size="12pt" style:font-size-asian="12pt" style:font-size-complex="12pt"/>
    </style:style>
    <style:style style:name="T213_4" style:family="text">
      <style:text-properties fo:font-size="12pt" style:font-size-asian="12pt" style:font-size-complex="12pt"/>
    </style:style>
    <style:style style:name="T213_5" style:family="text">
      <style:text-properties fo:font-size="12pt" style:font-size-asian="12pt" style:font-size-complex="12pt"/>
    </style:style>
    <style:style style:name="T213_6" style:family="text">
      <style:text-properties fo:font-size="12pt" style:font-size-asian="12pt" style:font-size-complex="12pt"/>
    </style:style>
    <style:style style:name="T213_7" style:family="text">
      <style:text-properties fo:font-size="12pt" style:font-size-asian="12pt" style:font-size-complex="12pt"/>
    </style:style>
    <style:style style:name="T213_8" style:family="text">
      <style:text-properties fo:font-size="12pt" style:font-size-asian="12pt" style:font-size-complex="12pt"/>
    </style:style>
    <style:style style:name="T213_9" style:family="text">
      <style:text-properties fo:font-size="12pt" style:font-size-asian="12pt" style:font-size-complex="12pt"/>
    </style:style>
    <style:style style:name="T213_10" style:family="text">
      <style:text-properties fo:font-size="12pt" style:font-size-asian="12pt" style:font-size-complex="12pt"/>
    </style:style>
    <style:style style:name="T213_11" style:family="text">
      <style:text-properties fo:font-size="12pt" style:font-size-asian="12pt" style:font-size-complex="12pt"/>
    </style:style>
    <style:style style:name="T213_12" style:family="text">
      <style:text-properties fo:font-size="12pt" style:font-size-asian="12pt" style:font-size-complex="12pt"/>
    </style:style>
    <style:style style:name="T213_13" style:family="text">
      <style:text-properties fo:font-size="12pt" style:font-size-asian="12pt" style:font-size-complex="12pt"/>
    </style:style>
    <style:style style:name="T213_14" style:family="text">
      <style:text-properties fo:font-size="12pt" style:font-size-asian="12pt" style:font-size-complex="12pt"/>
    </style:style>
    <style:style style:name="T213_15" style:family="text">
      <style:text-properties fo:font-size="12pt" style:font-size-asian="12pt" style:font-size-complex="12pt"/>
    </style:style>
    <style:style style:name="T213_16" style:family="text">
      <style:text-properties fo:font-size="12pt" style:font-size-asian="12pt" style:font-size-complex="12pt"/>
    </style:style>
    <style:style style:name="T213_17" style:family="text">
      <style:text-properties fo:font-size="12pt" style:font-size-asian="12pt" style:font-size-complex="12pt"/>
    </style:style>
    <style:style style:name="T213_18" style:family="text">
      <style:text-properties fo:font-size="12pt" style:font-size-asian="12pt" style:font-size-complex="12pt"/>
    </style:style>
    <style:style style:name="T213_19" style:family="text">
      <style:text-properties fo:font-size="12pt" style:font-size-asian="12pt" style:font-size-complex="12pt"/>
    </style:style>
    <style:style style:name="T213_20" style:family="text">
      <style:text-properties fo:font-size="12pt" style:font-size-asian="12pt" style:font-size-complex="12pt"/>
    </style:style>
    <style:style style:name="T213_21" style:family="text">
      <style:text-properties fo:font-size="12pt" style:font-size-asian="12pt" style:font-size-complex="12pt"/>
    </style:style>
    <style:style style:name="T213_22" style:family="text">
      <style:text-properties fo:font-size="12pt" style:font-size-asian="12pt" style:font-size-complex="12pt"/>
    </style:style>
    <style:style style:name="T213_23" style:family="text">
      <style:text-properties fo:font-size="12pt" style:font-size-asian="12pt" style:font-size-complex="12pt"/>
    </style:style>
    <style:style style:name="T213_24" style:family="text">
      <style:text-properties fo:font-size="12pt" style:font-size-asian="12pt" style:font-size-complex="12pt"/>
    </style:style>
    <style:style style:name="T213_25" style:family="text">
      <style:text-properties fo:font-size="12pt" style:font-size-asian="12pt" style:font-size-complex="12pt"/>
    </style:style>
    <style:style style:name="T213_26" style:family="text">
      <style:text-properties fo:font-size="16pt" style:font-size-asian="16pt" style:font-size-complex="16pt"/>
    </style:style>
    <style:style style:name="T213_27" style:family="text">
      <style:text-properties fo:font-size="12pt" style:font-size-asian="12pt" style:font-size-complex="12pt"/>
    </style:style>
    <style:style style:name="T213_28" style:family="text">
      <style:text-properties fo:font-size="12pt" style:font-size-asian="12pt" style:font-size-complex="12pt"/>
    </style:style>
    <style:style style:name="T213_29" style:family="text">
      <style:text-properties fo:font-size="12pt" style:font-size-asian="12pt" style:font-size-complex="12pt"/>
    </style:style>
    <style:style style:name="T213_30" style:family="text">
      <style:text-properties fo:font-size="12pt" style:font-size-asian="12pt" style:font-size-complex="12pt"/>
    </style:style>
    <style:style style:name="T213_31" style:family="text">
      <style:text-properties fo:font-size="12pt" style:font-size-asian="12pt" style:font-size-complex="12pt"/>
    </style:style>
    <style:style style:name="T213_32" style:family="text">
      <style:text-properties fo:font-size="12pt" style:font-size-asian="12pt" style:font-size-complex="12pt"/>
    </style:style>
    <style:style style:name="T213_33" style:family="text">
      <style:text-properties fo:font-size="12pt" style:font-size-asian="12pt" style:font-size-complex="12pt"/>
    </style:style>
    <style:style style:name="T213_34" style:family="text">
      <style:text-properties fo:font-size="12pt" style:font-size-asian="12pt" style:font-size-complex="12pt"/>
    </style:style>
    <style:style style:name="T213_35" style:family="text">
      <style:text-properties fo:font-size="12pt" style:font-size-asian="12pt" style:font-size-complex="12pt"/>
    </style:style>
    <style:style style:name="T213_36" style:family="text">
      <style:text-properties fo:font-size="12pt" style:font-size-asian="12pt" style:font-size-complex="12pt"/>
    </style:style>
    <style:style style:name="T213_37" style:family="text">
      <style:text-properties fo:font-size="12pt" style:font-size-asian="12pt" style:font-size-complex="12pt"/>
    </style:style>
    <style:style style:name="T213_38" style:family="text">
      <style:text-properties fo:font-size="12pt" style:font-size-asian="12pt" style:font-size-complex="12pt"/>
    </style:style>
    <style:style style:name="T213_39" style:family="text">
      <style:text-properties fo:font-size="12pt" style:font-size-asian="12pt" style:font-size-complex="12pt"/>
    </style:style>
    <style:style style:name="T213_40" style:family="text">
      <style:text-properties fo:font-size="12pt" style:font-size-asian="12pt" style:font-size-complex="12pt"/>
    </style:style>
    <style:style style:name="T213_41" style:family="text">
      <style:text-properties fo:font-size="12pt" style:font-size-asian="12pt" style:font-size-complex="12pt"/>
    </style:style>
    <style:style style:name="T213_42" style:family="text">
      <style:text-properties fo:font-size="12pt" style:font-size-asian="12pt" style:font-size-complex="12pt"/>
    </style:style>
    <style:style style:name="T213_43" style:family="text">
      <style:text-properties fo:font-size="12pt" style:font-size-asian="12pt" style:font-size-complex="12pt"/>
    </style:style>
    <style:style style:name="T213_44" style:family="text">
      <style:text-properties fo:font-size="12pt" style:font-size-asian="12pt" style:font-size-complex="12pt"/>
    </style:style>
    <style:style style:name="T213_45" style:family="text">
      <style:text-properties fo:font-size="12pt" style:font-size-asian="12pt" style:font-size-complex="12pt"/>
    </style:style>
    <style:style style:name="T213_46" style:family="text">
      <style:text-properties fo:font-size="12pt" style:font-size-asian="12pt" style:font-size-complex="12pt"/>
    </style:style>
    <style:style style:name="T213_47" style:family="text">
      <style:text-properties fo:font-size="12pt" style:font-size-asian="12pt" style:font-size-complex="12pt"/>
    </style:style>
    <style:style style:name="T213_48" style:family="text">
      <style:text-properties fo:font-size="12pt" style:font-size-asian="12pt" style:font-size-complex="12pt"/>
    </style:style>
    <style:style style:name="T213_49" style:family="text">
      <style:text-properties fo:font-size="12pt" style:font-size-asian="12pt" style:font-size-complex="12pt"/>
    </style:style>
    <style:style style:name="T213_50" style:family="text">
      <style:text-properties fo:font-size="12pt" style:font-size-asian="12pt" style:font-size-complex="12pt"/>
    </style:style>
    <style:style style:name="T213_51" style:family="text">
      <style:text-properties fo:font-size="12pt" style:font-size-asian="12pt" style:font-size-complex="12pt"/>
    </style:style>
    <style:style style:name="T213_52" style:family="text">
      <style:text-properties fo:font-size="12pt" style:font-size-asian="12pt" style:font-size-complex="12pt"/>
    </style:style>
    <style:style style:name="T213_53" style:family="text">
      <style:text-properties fo:font-size="12pt" style:font-size-asian="12pt" style:font-size-complex="12pt"/>
    </style:style>
    <style:style style:name="P214" style:family="paragraph" style:parent-style-name="Standard">
      <style:paragraph-properties fo:text-align="justify" fo:break-before="auto" fo:line-height="138%" fo:margin-bottom="0.282cm" style:writing-mode="rl-tb"/>
    </style:style>
    <style:style style:name="T214_1" style:family="text">
      <style:text-properties fo:font-size="16pt" style:font-size-asian="16pt" style:font-size-complex="16pt"/>
    </style:style>
    <style:style style:name="T21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4_3" style:family="text">
      <style:text-properties fo:font-size="12pt" style:font-size-asian="12pt" style:font-size-complex="12pt"/>
    </style:style>
    <style:style style:name="T214_4" style:family="text">
      <style:text-properties fo:font-size="12pt" style:font-size-asian="12pt" style:font-size-complex="12pt"/>
    </style:style>
    <style:style style:name="T214_5" style:family="text">
      <style:text-properties fo:font-size="12pt" style:font-size-asian="12pt" style:font-size-complex="12pt"/>
    </style:style>
    <style:style style:name="T214_6" style:family="text">
      <style:text-properties fo:font-size="12pt" style:font-size-asian="12pt" style:font-size-complex="12pt"/>
    </style:style>
    <style:style style:name="T214_7" style:family="text">
      <style:text-properties fo:font-size="12pt" style:font-size-asian="12pt" style:font-size-complex="12pt"/>
    </style:style>
    <style:style style:name="T214_8" style:family="text">
      <style:text-properties fo:font-size="12pt" style:font-size-asian="12pt" style:font-size-complex="12pt"/>
    </style:style>
    <style:style style:name="T214_9" style:family="text">
      <style:text-properties fo:font-size="12pt" style:font-size-asian="12pt" style:font-size-complex="12pt"/>
    </style:style>
    <style:style style:name="T214_10" style:family="text">
      <style:text-properties fo:font-size="12pt" style:font-size-asian="12pt" style:font-size-complex="12pt"/>
    </style:style>
    <style:style style:name="T214_11" style:family="text">
      <style:text-properties fo:font-size="12pt" style:font-size-asian="12pt" style:font-size-complex="12pt"/>
    </style:style>
    <style:style style:name="T214_12" style:family="text">
      <style:text-properties fo:font-size="12pt" style:font-size-asian="12pt" style:font-size-complex="12pt"/>
    </style:style>
    <style:style style:name="T214_13" style:family="text">
      <style:text-properties fo:font-size="12pt" style:font-size-asian="12pt" style:font-size-complex="12pt"/>
    </style:style>
    <style:style style:name="T214_14" style:family="text">
      <style:text-properties fo:font-size="12pt" style:font-size-asian="12pt" style:font-size-complex="12pt"/>
    </style:style>
    <style:style style:name="T214_15" style:family="text">
      <style:text-properties fo:font-size="12pt" style:font-size-asian="12pt" style:font-size-complex="12pt"/>
    </style:style>
    <style:style style:name="T214_16" style:family="text">
      <style:text-properties fo:font-size="12pt" style:font-size-asian="12pt" style:font-size-complex="12pt"/>
    </style:style>
    <style:style style:name="T214_17" style:family="text">
      <style:text-properties fo:font-size="12pt" style:font-size-asian="12pt" style:font-size-complex="12pt"/>
    </style:style>
    <style:style style:name="T214_18" style:family="text">
      <style:text-properties fo:font-size="12pt" style:font-size-asian="12pt" style:font-size-complex="12pt"/>
    </style:style>
    <style:style style:name="T214_19" style:family="text">
      <style:text-properties fo:font-size="12pt" style:font-size-asian="12pt" style:font-size-complex="12pt"/>
    </style:style>
    <style:style style:name="T214_20" style:family="text">
      <style:text-properties fo:font-size="12pt" style:font-size-asian="12pt" style:font-size-complex="12pt"/>
    </style:style>
    <style:style style:name="T214_21" style:family="text">
      <style:text-properties fo:font-size="12pt" style:font-size-asian="12pt" style:font-size-complex="12pt"/>
    </style:style>
    <style:style style:name="T214_22" style:family="text">
      <style:text-properties fo:font-size="12pt" style:font-size-asian="12pt" style:font-size-complex="12pt"/>
    </style:style>
    <style:style style:name="T214_23" style:family="text">
      <style:text-properties fo:font-size="12pt" style:font-size-asian="12pt" style:font-size-complex="12pt"/>
    </style:style>
    <style:style style:name="T214_24" style:family="text">
      <style:text-properties fo:font-size="12pt" style:font-size-asian="12pt" style:font-size-complex="12pt"/>
    </style:style>
    <style:style style:name="T214_25" style:family="text">
      <style:text-properties fo:font-size="12pt" style:font-size-asian="12pt" style:font-size-complex="12pt"/>
    </style:style>
    <style:style style:name="T214_26" style:family="text">
      <style:text-properties fo:font-size="12pt" style:font-size-asian="12pt" style:font-size-complex="12pt"/>
    </style:style>
    <style:style style:name="T214_27" style:family="text">
      <style:text-properties fo:font-size="12pt" style:font-size-asian="12pt" style:font-size-complex="12pt"/>
    </style:style>
    <style:style style:name="T214_28" style:family="text">
      <style:text-properties fo:font-size="12pt" style:font-size-asian="12pt" style:font-size-complex="12pt"/>
    </style:style>
    <style:style style:name="T214_29" style:family="text">
      <style:text-properties fo:font-size="12pt" style:font-size-asian="12pt" style:font-size-complex="12pt"/>
    </style:style>
    <style:style style:name="T214_30" style:family="text">
      <style:text-properties fo:font-size="12pt" style:font-size-asian="12pt" style:font-size-complex="12pt"/>
    </style:style>
    <style:style style:name="T214_31" style:family="text">
      <style:text-properties fo:font-size="12pt" style:font-size-asian="12pt" style:font-size-complex="12pt"/>
    </style:style>
    <style:style style:name="T214_32" style:family="text">
      <style:text-properties fo:font-size="12pt" style:font-size-asian="12pt" style:font-size-complex="12pt"/>
    </style:style>
    <style:style style:name="T214_33" style:family="text">
      <style:text-properties fo:font-size="12pt" style:font-size-asian="12pt" style:font-size-complex="12pt"/>
    </style:style>
    <style:style style:name="T214_34" style:family="text">
      <style:text-properties fo:font-size="12pt" style:font-size-asian="12pt" style:font-size-complex="12pt"/>
    </style:style>
    <style:style style:name="T214_35" style:family="text">
      <style:text-properties fo:font-size="12pt" style:font-size-asian="12pt" style:font-size-complex="12pt"/>
    </style:style>
    <style:style style:name="T214_36" style:family="text">
      <style:text-properties fo:font-size="12pt" style:font-size-asian="12pt" style:font-size-complex="12pt"/>
    </style:style>
    <style:style style:name="T214_37" style:family="text">
      <style:text-properties fo:font-size="12pt" style:font-size-asian="12pt" style:font-size-complex="12pt"/>
    </style:style>
    <style:style style:name="T214_38" style:family="text">
      <style:text-properties fo:font-size="12pt" style:font-size-asian="12pt" style:font-size-complex="12pt"/>
    </style:style>
    <style:style style:name="T214_39" style:family="text">
      <style:text-properties fo:font-size="12pt" style:font-size-asian="12pt" style:font-size-complex="12pt"/>
    </style:style>
    <style:style style:name="T214_40" style:family="text">
      <style:text-properties fo:font-size="12pt" style:font-size-asian="12pt" style:font-size-complex="12pt"/>
    </style:style>
    <style:style style:name="T214_41" style:family="text">
      <style:text-properties fo:font-size="12pt" style:font-size-asian="12pt" style:font-size-complex="12pt"/>
    </style:style>
    <style:style style:name="T214_42" style:family="text">
      <style:text-properties fo:font-size="12pt" style:font-size-asian="12pt" style:font-size-complex="12pt"/>
    </style:style>
    <style:style style:name="T214_43" style:family="text">
      <style:text-properties fo:font-size="12pt" style:font-size-asian="12pt" style:font-size-complex="12pt"/>
    </style:style>
    <style:style style:name="T214_44" style:family="text">
      <style:text-properties fo:font-size="12pt" style:font-size-asian="12pt" style:font-size-complex="12pt"/>
    </style:style>
    <style:style style:name="P215" style:family="paragraph" style:parent-style-name="Standard">
      <style:paragraph-properties fo:text-align="justify" fo:break-before="auto" fo:line-height="138%" fo:margin-bottom="0.282cm" style:writing-mode="rl-tb"/>
    </style:style>
    <style:style style:name="T215_1" style:family="text">
      <style:text-properties fo:font-size="16pt" style:font-size-asian="16pt" style:font-size-complex="16pt"/>
    </style:style>
    <style:style style:name="T21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5_3" style:family="text">
      <style:text-properties fo:font-size="12pt" style:font-size-asian="12pt" style:font-size-complex="12pt"/>
    </style:style>
    <style:style style:name="T215_4" style:family="text">
      <style:text-properties fo:font-size="12pt" style:font-size-asian="12pt" style:font-size-complex="12pt"/>
    </style:style>
    <style:style style:name="T215_5" style:family="text">
      <style:text-properties fo:font-size="12pt" style:font-size-asian="12pt" style:font-size-complex="12pt"/>
    </style:style>
    <style:style style:name="T215_6" style:family="text">
      <style:text-properties fo:font-size="12pt" style:font-size-asian="12pt" style:font-size-complex="12pt"/>
    </style:style>
    <style:style style:name="T215_7" style:family="text">
      <style:text-properties fo:font-size="12pt" style:font-size-asian="12pt" style:font-size-complex="12pt"/>
    </style:style>
    <style:style style:name="T215_8" style:family="text">
      <style:text-properties fo:font-size="12pt" style:font-size-asian="12pt" style:font-size-complex="12pt"/>
    </style:style>
    <style:style style:name="T215_9" style:family="text">
      <style:text-properties fo:font-size="12pt" style:font-size-asian="12pt" style:font-size-complex="12pt"/>
    </style:style>
    <style:style style:name="T215_10" style:family="text">
      <style:text-properties fo:font-size="12pt" style:font-size-asian="12pt" style:font-size-complex="12pt"/>
    </style:style>
    <style:style style:name="T215_11" style:family="text">
      <style:text-properties fo:font-size="12pt" style:font-size-asian="12pt" style:font-size-complex="12pt"/>
    </style:style>
    <style:style style:name="T215_12" style:family="text">
      <style:text-properties fo:font-size="12pt" style:font-size-asian="12pt" style:font-size-complex="12pt"/>
    </style:style>
    <style:style style:name="T215_13" style:family="text">
      <style:text-properties fo:font-size="12pt" style:font-size-asian="12pt" style:font-size-complex="12pt"/>
    </style:style>
    <style:style style:name="T215_14" style:family="text">
      <style:text-properties fo:font-size="12pt" style:font-size-asian="12pt" style:font-size-complex="12pt"/>
    </style:style>
    <style:style style:name="T215_15" style:family="text">
      <style:text-properties fo:font-size="12pt" style:font-size-asian="12pt" style:font-size-complex="12pt"/>
    </style:style>
    <style:style style:name="T215_16" style:family="text">
      <style:text-properties fo:font-size="12pt" style:font-size-asian="12pt" style:font-size-complex="12pt"/>
    </style:style>
    <style:style style:name="T215_17" style:family="text">
      <style:text-properties fo:font-size="12pt" style:font-size-asian="12pt" style:font-size-complex="12pt"/>
    </style:style>
    <style:style style:name="T215_18" style:family="text">
      <style:text-properties fo:font-size="12pt" style:font-size-asian="12pt" style:font-size-complex="12pt"/>
    </style:style>
    <style:style style:name="T215_19" style:family="text">
      <style:text-properties fo:font-size="12pt" style:font-size-asian="12pt" style:font-size-complex="12pt"/>
    </style:style>
    <style:style style:name="T215_20" style:family="text">
      <style:text-properties fo:font-size="12pt" style:font-size-asian="12pt" style:font-size-complex="12pt"/>
    </style:style>
    <style:style style:name="T215_21" style:family="text">
      <style:text-properties fo:font-size="12pt" style:font-size-asian="12pt" style:font-size-complex="12pt"/>
    </style:style>
    <style:style style:name="T215_22" style:family="text">
      <style:text-properties fo:font-size="12pt" style:font-size-asian="12pt" style:font-size-complex="12pt"/>
    </style:style>
    <style:style style:name="T215_23" style:family="text">
      <style:text-properties fo:font-size="12pt" style:font-size-asian="12pt" style:font-size-complex="12pt"/>
    </style:style>
    <style:style style:name="T215_24" style:family="text">
      <style:text-properties fo:font-size="12pt" style:font-size-asian="12pt" style:font-size-complex="12pt"/>
    </style:style>
    <style:style style:name="T215_25" style:family="text">
      <style:text-properties fo:font-size="12pt" style:font-size-asian="12pt" style:font-size-complex="12pt"/>
    </style:style>
    <style:style style:name="T215_26" style:family="text">
      <style:text-properties fo:font-size="12pt" style:font-size-asian="12pt" style:font-size-complex="12pt"/>
    </style:style>
    <style:style style:name="T215_27" style:family="text">
      <style:text-properties fo:font-size="12pt" style:font-size-asian="12pt" style:font-size-complex="12pt"/>
    </style:style>
    <style:style style:name="T215_28" style:family="text">
      <style:text-properties fo:font-size="12pt" style:font-size-asian="12pt" style:font-size-complex="12pt"/>
    </style:style>
    <style:style style:name="T215_29" style:family="text">
      <style:text-properties fo:font-size="12pt" style:font-size-asian="12pt" style:font-size-complex="12pt"/>
    </style:style>
    <style:style style:name="T215_30" style:family="text">
      <style:text-properties fo:font-size="12pt" style:font-size-asian="12pt" style:font-size-complex="12pt"/>
    </style:style>
    <style:style style:name="T215_31" style:family="text">
      <style:text-properties fo:font-size="12pt" style:font-size-asian="12pt" style:font-size-complex="12pt"/>
    </style:style>
    <style:style style:name="T215_32" style:family="text">
      <style:text-properties fo:font-size="12pt" style:font-size-asian="12pt" style:font-size-complex="12pt"/>
    </style:style>
    <style:style style:name="T215_33" style:family="text">
      <style:text-properties fo:font-size="12pt" style:font-size-asian="12pt" style:font-size-complex="12pt"/>
    </style:style>
    <style:style style:name="T215_34" style:family="text">
      <style:text-properties fo:font-size="12pt" style:font-size-asian="12pt" style:font-size-complex="12pt"/>
    </style:style>
    <style:style style:name="T215_35" style:family="text">
      <style:text-properties fo:font-size="12pt" style:font-size-asian="12pt" style:font-size-complex="12pt"/>
    </style:style>
    <style:style style:name="T215_36" style:family="text">
      <style:text-properties fo:font-size="12pt" style:font-size-asian="12pt" style:font-size-complex="12pt"/>
    </style:style>
    <style:style style:name="T215_37" style:family="text">
      <style:text-properties fo:font-size="12pt" style:font-size-asian="12pt" style:font-size-complex="12pt"/>
    </style:style>
    <style:style style:name="T215_38" style:family="text">
      <style:text-properties fo:font-size="12pt" style:font-size-asian="12pt" style:font-size-complex="12pt"/>
    </style:style>
    <style:style style:name="T215_39" style:family="text">
      <style:text-properties fo:font-size="12pt" style:font-size-asian="12pt" style:font-size-complex="12pt"/>
    </style:style>
    <style:style style:name="T215_40" style:family="text">
      <style:text-properties fo:font-size="12pt" style:font-size-asian="12pt" style:font-size-complex="12pt"/>
    </style:style>
    <style:style style:name="T215_41" style:family="text">
      <style:text-properties fo:font-size="12pt" style:font-size-asian="12pt" style:font-size-complex="12pt"/>
    </style:style>
    <style:style style:name="T215_42" style:family="text">
      <style:text-properties fo:font-size="12pt" style:font-size-asian="12pt" style:font-size-complex="12pt"/>
    </style:style>
    <style:style style:name="T215_43" style:family="text">
      <style:text-properties fo:font-size="12pt" style:font-size-asian="12pt" style:font-size-complex="12pt"/>
    </style:style>
    <style:style style:name="T215_44" style:family="text">
      <style:text-properties fo:font-size="12pt" style:font-size-asian="12pt" style:font-size-complex="12pt"/>
    </style:style>
    <style:style style:name="T215_45" style:family="text">
      <style:text-properties fo:font-size="12pt" style:font-size-asian="12pt" style:font-size-complex="12pt"/>
    </style:style>
    <style:style style:name="T215_46" style:family="text">
      <style:text-properties fo:font-size="12pt" style:font-size-asian="12pt" style:font-size-complex="12pt"/>
    </style:style>
    <style:style style:name="T215_47" style:family="text">
      <style:text-properties fo:font-size="12pt" style:font-size-asian="12pt" style:font-size-complex="12pt"/>
    </style:style>
    <style:style style:name="T215_48" style:family="text">
      <style:text-properties fo:font-size="12pt" style:font-size-asian="12pt" style:font-size-complex="12pt"/>
    </style:style>
    <style:style style:name="T215_49" style:family="text">
      <style:text-properties fo:font-size="12pt" style:font-size-asian="12pt" style:font-size-complex="12pt"/>
    </style:style>
    <style:style style:name="T215_50" style:family="text">
      <style:text-properties fo:font-size="12pt" style:font-size-asian="12pt" style:font-size-complex="12pt"/>
    </style:style>
    <style:style style:name="T215_51" style:family="text">
      <style:text-properties fo:font-size="12pt" style:font-size-asian="12pt" style:font-size-complex="12pt"/>
    </style:style>
    <style:style style:name="T215_52" style:family="text">
      <style:text-properties fo:font-size="12pt" style:font-size-asian="12pt" style:font-size-complex="12pt"/>
    </style:style>
    <style:style style:name="T215_53" style:family="text">
      <style:text-properties fo:font-size="12pt" style:font-size-asian="12pt" style:font-size-complex="12pt"/>
    </style:style>
    <style:style style:name="T215_54" style:family="text">
      <style:text-properties fo:font-size="12pt" style:font-size-asian="12pt" style:font-size-complex="12pt"/>
    </style:style>
    <style:style style:name="T215_55" style:family="text">
      <style:text-properties fo:font-size="12pt" style:font-size-asian="12pt" style:font-size-complex="12pt"/>
    </style:style>
    <style:style style:name="T215_56" style:family="text">
      <style:text-properties fo:font-size="12pt" style:font-size-asian="12pt" style:font-size-complex="12pt"/>
    </style:style>
    <style:style style:name="T215_57" style:family="text">
      <style:text-properties fo:font-size="12pt" style:font-size-asian="12pt" style:font-size-complex="12pt"/>
    </style:style>
    <style:style style:name="T215_58" style:family="text">
      <style:text-properties fo:font-size="12pt" style:font-size-asian="12pt" style:font-size-complex="12pt"/>
    </style:style>
    <style:style style:name="T215_59" style:family="text">
      <style:text-properties fo:font-size="12pt" style:font-size-asian="12pt" style:font-size-complex="12pt"/>
    </style:style>
    <style:style style:name="T215_60" style:family="text">
      <style:text-properties fo:font-size="12pt" style:font-size-asian="12pt" style:font-size-complex="12pt"/>
    </style:style>
    <style:style style:name="T215_61" style:family="text">
      <style:text-properties fo:font-size="12pt" style:font-size-asian="12pt" style:font-size-complex="12pt"/>
    </style:style>
    <style:style style:name="T215_62" style:family="text">
      <style:text-properties fo:font-size="12pt" style:font-size-asian="12pt" style:font-size-complex="12pt"/>
    </style:style>
    <style:style style:name="T215_63" style:family="text">
      <style:text-properties fo:font-size="12pt" style:font-size-asian="12pt" style:font-size-complex="12pt"/>
    </style:style>
    <style:style style:name="T215_64" style:family="text">
      <style:text-properties fo:font-size="12pt" style:font-size-asian="12pt" style:font-size-complex="12pt"/>
    </style:style>
    <style:style style:name="T215_65" style:family="text">
      <style:text-properties fo:font-size="12pt" style:font-size-asian="12pt" style:font-size-complex="12pt"/>
    </style:style>
    <style:style style:name="T215_66" style:family="text">
      <style:text-properties fo:font-size="12pt" style:font-size-asian="12pt" style:font-size-complex="12pt"/>
    </style:style>
    <style:style style:name="T215_67" style:family="text">
      <style:text-properties fo:font-size="12pt" style:font-size-asian="12pt" style:font-size-complex="12pt"/>
    </style:style>
    <style:style style:name="T215_68" style:family="text">
      <style:text-properties fo:font-size="12pt" style:font-size-asian="12pt" style:font-size-complex="12pt"/>
    </style:style>
    <style:style style:name="T215_69" style:family="text">
      <style:text-properties fo:font-size="12pt" style:font-size-asian="12pt" style:font-size-complex="12pt"/>
    </style:style>
    <style:style style:name="T215_70" style:family="text">
      <style:text-properties fo:font-size="12pt" style:font-size-asian="12pt" style:font-size-complex="12pt"/>
    </style:style>
    <style:style style:name="T215_71" style:family="text">
      <style:text-properties fo:font-size="12pt" style:font-size-asian="12pt" style:font-size-complex="12pt"/>
    </style:style>
    <style:style style:name="T215_72" style:family="text">
      <style:text-properties fo:font-size="12pt" style:font-size-asian="12pt" style:font-size-complex="12pt"/>
    </style:style>
    <style:style style:name="T215_73" style:family="text">
      <style:text-properties fo:font-size="12pt" style:font-size-asian="12pt" style:font-size-complex="12pt"/>
    </style:style>
    <style:style style:name="T215_74" style:family="text">
      <style:text-properties fo:font-size="12pt" style:font-size-asian="12pt" style:font-size-complex="12pt"/>
    </style:style>
    <style:style style:name="T215_75" style:family="text">
      <style:text-properties fo:font-size="16pt" style:font-size-asian="16pt" style:font-size-complex="16pt"/>
    </style:style>
    <style:style style:name="T215_76" style:family="text">
      <style:text-properties fo:font-size="12pt" style:font-size-asian="12pt" style:font-size-complex="12pt"/>
    </style:style>
    <style:style style:name="T215_77" style:family="text">
      <style:text-properties fo:font-size="12pt" style:font-size-asian="12pt" style:font-size-complex="12pt"/>
    </style:style>
    <style:style style:name="T215_78" style:family="text">
      <style:text-properties fo:font-size="12pt" style:font-size-asian="12pt" style:font-size-complex="12pt"/>
    </style:style>
    <style:style style:name="P216" style:family="paragraph" style:parent-style-name="Standard">
      <style:paragraph-properties fo:text-align="justify" fo:break-before="auto" fo:line-height="138%" fo:margin-bottom="0.282cm" style:writing-mode="rl-tb"/>
    </style:style>
    <style:style style:name="T216_1" style:family="text">
      <style:text-properties fo:font-size="16pt" style:font-size-asian="16pt" style:font-size-complex="16pt"/>
    </style:style>
    <style:style style:name="T21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6_3" style:family="text">
      <style:text-properties fo:font-size="12pt" style:font-size-asian="12pt" style:font-size-complex="12pt"/>
    </style:style>
    <style:style style:name="T216_4" style:family="text">
      <style:text-properties fo:font-size="12pt" style:font-size-asian="12pt" style:font-size-complex="12pt"/>
    </style:style>
    <style:style style:name="T216_5" style:family="text">
      <style:text-properties fo:font-size="12pt" style:font-size-asian="12pt" style:font-size-complex="12pt"/>
    </style:style>
    <style:style style:name="T216_6" style:family="text">
      <style:text-properties fo:font-size="12pt" style:font-size-asian="12pt" style:font-size-complex="12pt"/>
    </style:style>
    <style:style style:name="T216_7" style:family="text">
      <style:text-properties fo:font-size="12pt" style:font-size-asian="12pt" style:font-size-complex="12pt"/>
    </style:style>
    <style:style style:name="T216_8" style:family="text">
      <style:text-properties fo:font-size="12pt" style:font-size-asian="12pt" style:font-size-complex="12pt"/>
    </style:style>
    <style:style style:name="T216_9" style:family="text">
      <style:text-properties fo:font-size="12pt" style:font-size-asian="12pt" style:font-size-complex="12pt"/>
    </style:style>
    <style:style style:name="T216_10" style:family="text">
      <style:text-properties fo:font-size="12pt" style:font-size-asian="12pt" style:font-size-complex="12pt"/>
    </style:style>
    <style:style style:name="T216_11" style:family="text">
      <style:text-properties fo:font-size="12pt" style:font-size-asian="12pt" style:font-size-complex="12pt"/>
    </style:style>
    <style:style style:name="T216_12" style:family="text">
      <style:text-properties fo:font-size="12pt" style:font-size-asian="12pt" style:font-size-complex="12pt"/>
    </style:style>
    <style:style style:name="T216_13" style:family="text">
      <style:text-properties fo:font-size="12pt" style:font-size-asian="12pt" style:font-size-complex="12pt"/>
    </style:style>
    <style:style style:name="T216_14" style:family="text">
      <style:text-properties fo:font-size="12pt" style:font-size-asian="12pt" style:font-size-complex="12pt"/>
    </style:style>
    <style:style style:name="T216_15" style:family="text">
      <style:text-properties fo:font-size="12pt" style:font-size-asian="12pt" style:font-size-complex="12pt"/>
    </style:style>
    <style:style style:name="T216_16" style:family="text">
      <style:text-properties fo:font-size="12pt" style:font-size-asian="12pt" style:font-size-complex="12pt"/>
    </style:style>
    <style:style style:name="T216_17" style:family="text">
      <style:text-properties fo:font-size="12pt" style:font-size-asian="12pt" style:font-size-complex="12pt"/>
    </style:style>
    <style:style style:name="T216_18" style:family="text">
      <style:text-properties fo:font-size="12pt" style:font-size-asian="12pt" style:font-size-complex="12pt"/>
    </style:style>
    <style:style style:name="T216_19" style:family="text">
      <style:text-properties fo:font-size="12pt" style:font-size-asian="12pt" style:font-size-complex="12pt"/>
    </style:style>
    <style:style style:name="T216_20" style:family="text">
      <style:text-properties fo:font-size="12pt" style:font-size-asian="12pt" style:font-size-complex="12pt"/>
    </style:style>
    <style:style style:name="T216_21" style:family="text">
      <style:text-properties fo:font-size="12pt" style:font-size-asian="12pt" style:font-size-complex="12pt"/>
    </style:style>
    <style:style style:name="T216_22" style:family="text">
      <style:text-properties fo:font-size="12pt" style:font-size-asian="12pt" style:font-size-complex="12pt"/>
    </style:style>
    <style:style style:name="T216_23" style:family="text">
      <style:text-properties fo:font-size="12pt" style:font-size-asian="12pt" style:font-size-complex="12pt"/>
    </style:style>
    <style:style style:name="T216_24" style:family="text">
      <style:text-properties fo:font-size="12pt" style:font-size-asian="12pt" style:font-size-complex="12pt"/>
    </style:style>
    <style:style style:name="T216_25" style:family="text">
      <style:text-properties fo:font-size="12pt" style:font-size-asian="12pt" style:font-size-complex="12pt"/>
    </style:style>
    <style:style style:name="T216_26" style:family="text">
      <style:text-properties fo:font-size="12pt" style:font-size-asian="12pt" style:font-size-complex="12pt"/>
    </style:style>
    <style:style style:name="T216_27" style:family="text">
      <style:text-properties fo:font-size="12pt" style:font-size-asian="12pt" style:font-size-complex="12pt"/>
    </style:style>
    <style:style style:name="T216_28" style:family="text">
      <style:text-properties fo:font-size="12pt" style:font-size-asian="12pt" style:font-size-complex="12pt"/>
    </style:style>
    <style:style style:name="T216_29" style:family="text">
      <style:text-properties fo:font-size="12pt" style:font-size-asian="12pt" style:font-size-complex="12pt"/>
    </style:style>
    <style:style style:name="T216_30" style:family="text">
      <style:text-properties fo:font-size="12pt" style:font-size-asian="12pt" style:font-size-complex="12pt"/>
    </style:style>
    <style:style style:name="T216_31" style:family="text">
      <style:text-properties fo:font-size="12pt" style:font-size-asian="12pt" style:font-size-complex="12pt"/>
    </style:style>
    <style:style style:name="T216_32" style:family="text">
      <style:text-properties fo:font-size="12pt" style:font-size-asian="12pt" style:font-size-complex="12pt"/>
    </style:style>
    <style:style style:name="T216_33" style:family="text">
      <style:text-properties fo:font-size="12pt" style:font-size-asian="12pt" style:font-size-complex="12pt"/>
    </style:style>
    <style:style style:name="T216_34" style:family="text">
      <style:text-properties fo:font-size="12pt" style:font-size-asian="12pt" style:font-size-complex="12pt"/>
    </style:style>
    <style:style style:name="T216_35" style:family="text">
      <style:text-properties fo:font-size="12pt" style:font-size-asian="12pt" style:font-size-complex="12pt"/>
    </style:style>
    <style:style style:name="T216_36" style:family="text">
      <style:text-properties fo:font-size="12pt" style:font-size-asian="12pt" style:font-size-complex="12pt"/>
    </style:style>
    <style:style style:name="T216_37" style:family="text">
      <style:text-properties fo:font-size="12pt" style:font-size-asian="12pt" style:font-size-complex="12pt"/>
    </style:style>
    <style:style style:name="T216_38" style:family="text">
      <style:text-properties fo:font-size="12pt" style:font-size-asian="12pt" style:font-size-complex="12pt"/>
    </style:style>
    <style:style style:name="T216_39" style:family="text">
      <style:text-properties fo:font-size="12pt" style:font-size-asian="12pt" style:font-size-complex="12pt"/>
    </style:style>
    <style:style style:name="T216_40" style:family="text">
      <style:text-properties fo:font-size="12pt" style:font-size-asian="12pt" style:font-size-complex="12pt"/>
    </style:style>
    <style:style style:name="T216_41" style:family="text">
      <style:text-properties fo:font-size="12pt" style:font-size-asian="12pt" style:font-size-complex="12pt"/>
    </style:style>
    <style:style style:name="T216_42" style:family="text">
      <style:text-properties fo:font-size="12pt" style:font-size-asian="12pt" style:font-size-complex="12pt"/>
    </style:style>
    <style:style style:name="T216_43" style:family="text">
      <style:text-properties fo:font-size="12pt" style:font-size-asian="12pt" style:font-size-complex="12pt"/>
    </style:style>
    <style:style style:name="T216_44" style:family="text">
      <style:text-properties fo:font-size="12pt" style:font-size-asian="12pt" style:font-size-complex="12pt"/>
    </style:style>
    <style:style style:name="T216_45" style:family="text">
      <style:text-properties fo:font-size="12pt" style:font-size-asian="12pt" style:font-size-complex="12pt"/>
    </style:style>
    <style:style style:name="T216_46" style:family="text">
      <style:text-properties fo:font-size="12pt" style:font-size-asian="12pt" style:font-size-complex="12pt"/>
    </style:style>
    <style:style style:name="T216_47" style:family="text">
      <style:text-properties fo:font-size="12pt" style:font-size-asian="12pt" style:font-size-complex="12pt"/>
    </style:style>
    <style:style style:name="T216_48" style:family="text">
      <style:text-properties fo:font-size="12pt" style:font-size-asian="12pt" style:font-size-complex="12pt"/>
    </style:style>
    <style:style style:name="T216_49" style:family="text">
      <style:text-properties fo:font-size="12pt" style:font-size-asian="12pt" style:font-size-complex="12pt"/>
    </style:style>
    <style:style style:name="T216_50" style:family="text">
      <style:text-properties fo:font-size="12pt" style:font-size-asian="12pt" style:font-size-complex="12pt"/>
    </style:style>
    <style:style style:name="T216_51" style:family="text">
      <style:text-properties fo:font-size="12pt" style:font-size-asian="12pt" style:font-size-complex="12pt"/>
    </style:style>
    <style:style style:name="T216_52" style:family="text">
      <style:text-properties fo:font-size="12pt" style:font-size-asian="12pt" style:font-size-complex="12pt"/>
    </style:style>
    <style:style style:name="T216_53" style:family="text">
      <style:text-properties fo:font-size="12pt" style:font-size-asian="12pt" style:font-size-complex="12pt"/>
    </style:style>
    <style:style style:name="T216_54" style:family="text">
      <style:text-properties fo:font-size="12pt" style:font-size-asian="12pt" style:font-size-complex="12pt"/>
    </style:style>
    <style:style style:name="T216_55" style:family="text">
      <style:text-properties fo:font-size="12pt" style:font-size-asian="12pt" style:font-size-complex="12pt"/>
    </style:style>
    <style:style style:name="T216_56" style:family="text">
      <style:text-properties fo:font-size="12pt" style:font-size-asian="12pt" style:font-size-complex="12pt"/>
    </style:style>
    <style:style style:name="T216_57" style:family="text">
      <style:text-properties fo:font-size="12pt" style:font-size-asian="12pt" style:font-size-complex="12pt"/>
    </style:style>
    <style:style style:name="T216_58" style:family="text">
      <style:text-properties fo:font-size="12pt" style:font-size-asian="12pt" style:font-size-complex="12pt"/>
    </style:style>
    <style:style style:name="T216_59" style:family="text">
      <style:text-properties fo:font-size="12pt" style:font-size-asian="12pt" style:font-size-complex="12pt"/>
    </style:style>
    <style:style style:name="T216_60" style:family="text">
      <style:text-properties fo:font-size="12pt" style:font-size-asian="12pt" style:font-size-complex="12pt"/>
    </style:style>
    <style:style style:name="T216_61" style:family="text">
      <style:text-properties fo:font-size="12pt" style:font-size-asian="12pt" style:font-size-complex="12pt"/>
    </style:style>
    <style:style style:name="T216_62" style:family="text">
      <style:text-properties fo:font-size="12pt" style:font-size-asian="12pt" style:font-size-complex="12pt"/>
    </style:style>
    <style:style style:name="T216_63" style:family="text">
      <style:text-properties fo:font-size="12pt" style:font-size-asian="12pt" style:font-size-complex="12pt"/>
    </style:style>
    <style:style style:name="T216_64" style:family="text">
      <style:text-properties fo:font-size="12pt" style:font-size-asian="12pt" style:font-size-complex="12pt"/>
    </style:style>
    <style:style style:name="T216_65" style:family="text">
      <style:text-properties fo:font-size="12pt" style:font-size-asian="12pt" style:font-size-complex="12pt"/>
    </style:style>
    <style:style style:name="T216_66" style:family="text">
      <style:text-properties fo:font-size="12pt" style:font-size-asian="12pt" style:font-size-complex="12pt"/>
    </style:style>
    <style:style style:name="T216_67" style:family="text">
      <style:text-properties fo:font-size="12pt" style:font-size-asian="12pt" style:font-size-complex="12pt"/>
    </style:style>
    <style:style style:name="T216_68" style:family="text">
      <style:text-properties fo:font-size="12pt" style:font-size-asian="12pt" style:font-size-complex="12pt"/>
    </style:style>
    <style:style style:name="T216_69" style:family="text">
      <style:text-properties fo:font-size="12pt" style:font-size-asian="12pt" style:font-size-complex="12pt"/>
    </style:style>
    <style:style style:name="T216_70" style:family="text">
      <style:text-properties fo:font-size="12pt" style:font-size-asian="12pt" style:font-size-complex="12pt"/>
    </style:style>
    <style:style style:name="T216_71" style:family="text">
      <style:text-properties fo:font-size="12pt" style:font-size-asian="12pt" style:font-size-complex="12pt"/>
    </style:style>
    <style:style style:name="T216_72" style:family="text">
      <style:text-properties fo:font-size="12pt" style:font-size-asian="12pt" style:font-size-complex="12pt"/>
    </style:style>
    <style:style style:name="T216_73" style:family="text">
      <style:text-properties fo:font-size="12pt" style:font-size-asian="12pt" style:font-size-complex="12pt"/>
    </style:style>
    <style:style style:name="T216_74" style:family="text">
      <style:text-properties fo:font-size="12pt" style:font-size-asian="12pt" style:font-size-complex="12pt"/>
    </style:style>
    <style:style style:name="T216_75" style:family="text">
      <style:text-properties fo:font-size="12pt" style:font-size-asian="12pt" style:font-size-complex="12pt"/>
    </style:style>
    <style:style style:name="T216_76" style:family="text">
      <style:text-properties fo:font-size="12pt" style:font-size-asian="12pt" style:font-size-complex="12pt"/>
    </style:style>
    <style:style style:name="T216_77" style:family="text">
      <style:text-properties fo:font-size="12pt" style:font-size-asian="12pt" style:font-size-complex="12pt"/>
    </style:style>
    <style:style style:name="T216_78" style:family="text">
      <style:text-properties fo:font-size="12pt" style:font-size-asian="12pt" style:font-size-complex="12pt"/>
    </style:style>
    <style:style style:name="T216_79" style:family="text">
      <style:text-properties fo:font-size="12pt" style:font-size-asian="12pt" style:font-size-complex="12pt"/>
    </style:style>
    <style:style style:name="T216_80" style:family="text">
      <style:text-properties fo:font-size="12pt" style:font-size-asian="12pt" style:font-size-complex="12pt"/>
    </style:style>
    <style:style style:name="T216_81" style:family="text">
      <style:text-properties fo:font-size="12pt" style:font-size-asian="12pt" style:font-size-complex="12pt"/>
    </style:style>
    <style:style style:name="T216_82" style:family="text">
      <style:text-properties fo:font-size="12pt" style:font-size-asian="12pt" style:font-size-complex="12pt"/>
    </style:style>
    <style:style style:name="T216_83" style:family="text">
      <style:text-properties fo:font-size="12pt" style:font-size-asian="12pt" style:font-size-complex="12pt"/>
    </style:style>
    <style:style style:name="T216_84" style:family="text">
      <style:text-properties fo:font-size="12pt" style:font-size-asian="12pt" style:font-size-complex="12pt"/>
    </style:style>
    <style:style style:name="T216_85" style:family="text">
      <style:text-properties fo:font-size="12pt" style:font-size-asian="12pt" style:font-size-complex="12pt"/>
    </style:style>
    <style:style style:name="T216_86" style:family="text">
      <style:text-properties fo:font-size="12pt" style:font-size-asian="12pt" style:font-size-complex="12pt"/>
    </style:style>
    <style:style style:name="T216_87" style:family="text">
      <style:text-properties fo:font-size="12pt" style:font-size-asian="12pt" style:font-size-complex="12pt"/>
    </style:style>
    <style:style style:name="T216_88" style:family="text">
      <style:text-properties fo:font-size="12pt" style:font-size-asian="12pt" style:font-size-complex="12pt"/>
    </style:style>
    <style:style style:name="T216_89" style:family="text">
      <style:text-properties fo:font-size="12pt" style:font-size-asian="12pt" style:font-size-complex="12pt"/>
    </style:style>
    <style:style style:name="T216_90" style:family="text">
      <style:text-properties fo:font-size="12pt" style:font-size-asian="12pt" style:font-size-complex="12pt"/>
    </style:style>
    <style:style style:name="T216_91" style:family="text">
      <style:text-properties fo:font-size="12pt" style:font-size-asian="12pt" style:font-size-complex="12pt"/>
    </style:style>
    <style:style style:name="T216_92" style:family="text">
      <style:text-properties fo:font-size="12pt" style:font-size-asian="12pt" style:font-size-complex="12pt"/>
    </style:style>
    <style:style style:name="T216_93" style:family="text">
      <style:text-properties fo:font-size="12pt" style:font-size-asian="12pt" style:font-size-complex="12pt"/>
    </style:style>
    <style:style style:name="T216_94" style:family="text">
      <style:text-properties fo:font-size="12pt" style:font-size-asian="12pt" style:font-size-complex="12pt"/>
    </style:style>
    <style:style style:name="T216_95" style:family="text">
      <style:text-properties fo:font-size="12pt" style:font-size-asian="12pt" style:font-size-complex="12pt"/>
    </style:style>
    <style:style style:name="T216_96" style:family="text">
      <style:text-properties fo:font-size="12pt" style:font-size-asian="12pt" style:font-size-complex="12pt"/>
    </style:style>
    <style:style style:name="T216_97" style:family="text">
      <style:text-properties fo:font-size="12pt" style:font-size-asian="12pt" style:font-size-complex="12pt"/>
    </style:style>
    <style:style style:name="T216_98" style:family="text">
      <style:text-properties fo:font-size="12pt" style:font-size-asian="12pt" style:font-size-complex="12pt"/>
    </style:style>
    <style:style style:name="P217" style:family="paragraph" style:parent-style-name="Standard">
      <style:paragraph-properties fo:text-align="justify" fo:break-before="auto" fo:line-height="138%" fo:margin-bottom="0.282cm" style:writing-mode="rl-tb"/>
    </style:style>
    <style:style style:name="T217_1" style:family="text">
      <style:text-properties fo:font-size="16pt" style:font-size-asian="16pt" style:font-size-complex="16pt"/>
    </style:style>
    <style:style style:name="T21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7_3" style:family="text">
      <style:text-properties fo:font-size="12pt" style:font-size-asian="12pt" style:font-size-complex="12pt"/>
    </style:style>
    <style:style style:name="T217_4" style:family="text">
      <style:text-properties fo:font-size="12pt" style:font-size-asian="12pt" style:font-size-complex="12pt"/>
    </style:style>
    <style:style style:name="T217_5" style:family="text">
      <style:text-properties fo:font-size="12pt" style:font-size-asian="12pt" style:font-size-complex="12pt"/>
    </style:style>
    <style:style style:name="T217_6" style:family="text">
      <style:text-properties fo:font-size="12pt" style:font-size-asian="12pt" style:font-size-complex="12pt"/>
    </style:style>
    <style:style style:name="T217_7" style:family="text">
      <style:text-properties fo:font-size="12pt" style:font-size-asian="12pt" style:font-size-complex="12pt"/>
    </style:style>
    <style:style style:name="T217_8" style:family="text">
      <style:text-properties fo:font-size="12pt" style:font-size-asian="12pt" style:font-size-complex="12pt"/>
    </style:style>
    <style:style style:name="T217_9" style:family="text">
      <style:text-properties fo:font-size="12pt" style:font-size-asian="12pt" style:font-size-complex="12pt"/>
    </style:style>
    <style:style style:name="T217_10" style:family="text">
      <style:text-properties fo:font-size="12pt" style:font-size-asian="12pt" style:font-size-complex="12pt"/>
    </style:style>
    <style:style style:name="T217_11" style:family="text">
      <style:text-properties fo:font-size="12pt" style:font-size-asian="12pt" style:font-size-complex="12pt"/>
    </style:style>
    <style:style style:name="T217_12" style:family="text">
      <style:text-properties fo:font-size="12pt" style:font-size-asian="12pt" style:font-size-complex="12pt"/>
    </style:style>
    <style:style style:name="T217_13" style:family="text">
      <style:text-properties fo:font-size="12pt" style:font-size-asian="12pt" style:font-size-complex="12pt"/>
    </style:style>
    <style:style style:name="T217_14" style:family="text">
      <style:text-properties fo:font-size="12pt" style:font-size-asian="12pt" style:font-size-complex="12pt"/>
    </style:style>
    <style:style style:name="T217_15" style:family="text">
      <style:text-properties fo:font-size="12pt" style:font-size-asian="12pt" style:font-size-complex="12pt"/>
    </style:style>
    <style:style style:name="T217_16" style:family="text">
      <style:text-properties fo:font-size="12pt" style:font-size-asian="12pt" style:font-size-complex="12pt"/>
    </style:style>
    <style:style style:name="T217_17" style:family="text">
      <style:text-properties fo:font-size="12pt" style:font-size-asian="12pt" style:font-size-complex="12pt"/>
    </style:style>
    <style:style style:name="T217_18" style:family="text">
      <style:text-properties fo:font-size="12pt" style:font-size-asian="12pt" style:font-size-complex="12pt"/>
    </style:style>
    <style:style style:name="T217_19" style:family="text">
      <style:text-properties fo:font-size="12pt" style:font-size-asian="12pt" style:font-size-complex="12pt"/>
    </style:style>
    <style:style style:name="T217_20" style:family="text">
      <style:text-properties fo:font-size="12pt" style:font-size-asian="12pt" style:font-size-complex="12pt"/>
    </style:style>
    <style:style style:name="T217_21" style:family="text">
      <style:text-properties fo:font-size="12pt" style:font-size-asian="12pt" style:font-size-complex="12pt"/>
    </style:style>
    <style:style style:name="T217_22" style:family="text">
      <style:text-properties fo:font-size="12pt" style:font-size-asian="12pt" style:font-size-complex="12pt"/>
    </style:style>
    <style:style style:name="T217_23" style:family="text">
      <style:text-properties fo:font-size="12pt" style:font-size-asian="12pt" style:font-size-complex="12pt"/>
    </style:style>
    <style:style style:name="T217_24" style:family="text">
      <style:text-properties fo:font-size="12pt" style:font-size-asian="12pt" style:font-size-complex="12pt"/>
    </style:style>
    <style:style style:name="T217_25" style:family="text">
      <style:text-properties fo:font-size="12pt" style:font-size-asian="12pt" style:font-size-complex="12pt"/>
    </style:style>
    <style:style style:name="T217_26" style:family="text">
      <style:text-properties fo:font-size="12pt" style:font-size-asian="12pt" style:font-size-complex="12pt"/>
    </style:style>
    <style:style style:name="T217_27" style:family="text">
      <style:text-properties fo:font-size="12pt" style:font-size-asian="12pt" style:font-size-complex="12pt"/>
    </style:style>
    <style:style style:name="T217_28" style:family="text">
      <style:text-properties fo:font-size="12pt" style:font-size-asian="12pt" style:font-size-complex="12pt"/>
    </style:style>
    <style:style style:name="T217_29" style:family="text">
      <style:text-properties fo:font-size="12pt" style:font-size-asian="12pt" style:font-size-complex="12pt"/>
    </style:style>
    <style:style style:name="T217_30" style:family="text">
      <style:text-properties fo:font-size="12pt" style:font-size-asian="12pt" style:font-size-complex="12pt"/>
    </style:style>
    <style:style style:name="T217_31" style:family="text">
      <style:text-properties fo:font-size="12pt" style:font-size-asian="12pt" style:font-size-complex="12pt"/>
    </style:style>
    <style:style style:name="T217_32" style:family="text">
      <style:text-properties fo:font-size="12pt" style:font-size-asian="12pt" style:font-size-complex="12pt"/>
    </style:style>
    <style:style style:name="T217_33" style:family="text">
      <style:text-properties fo:font-size="12pt" style:font-size-asian="12pt" style:font-size-complex="12pt"/>
    </style:style>
    <style:style style:name="T217_34" style:family="text">
      <style:text-properties fo:font-size="12pt" style:font-size-asian="12pt" style:font-size-complex="12pt"/>
    </style:style>
    <style:style style:name="T217_35" style:family="text">
      <style:text-properties fo:font-size="12pt" style:font-size-asian="12pt" style:font-size-complex="12pt"/>
    </style:style>
    <style:style style:name="T217_36" style:family="text">
      <style:text-properties fo:font-size="12pt" style:font-size-asian="12pt" style:font-size-complex="12pt"/>
    </style:style>
    <style:style style:name="T217_37" style:family="text">
      <style:text-properties fo:font-size="12pt" style:font-size-asian="12pt" style:font-size-complex="12pt"/>
    </style:style>
    <style:style style:name="T217_38" style:family="text">
      <style:text-properties fo:font-size="12pt" style:font-size-asian="12pt" style:font-size-complex="12pt"/>
    </style:style>
    <style:style style:name="T217_39" style:family="text">
      <style:text-properties fo:font-size="12pt" style:font-size-asian="12pt" style:font-size-complex="12pt"/>
    </style:style>
    <style:style style:name="T217_40" style:family="text">
      <style:text-properties fo:font-size="12pt" style:font-size-asian="12pt" style:font-size-complex="12pt"/>
    </style:style>
    <style:style style:name="T217_41" style:family="text">
      <style:text-properties fo:font-size="12pt" style:font-size-asian="12pt" style:font-size-complex="12pt"/>
    </style:style>
    <style:style style:name="T217_42" style:family="text">
      <style:text-properties fo:font-size="12pt" style:font-size-asian="12pt" style:font-size-complex="12pt"/>
    </style:style>
    <style:style style:name="T217_43" style:family="text">
      <style:text-properties fo:font-size="12pt" style:font-size-asian="12pt" style:font-size-complex="12pt"/>
    </style:style>
    <style:style style:name="T217_44" style:family="text">
      <style:text-properties fo:font-size="12pt" style:font-size-asian="12pt" style:font-size-complex="12pt"/>
    </style:style>
    <style:style style:name="T217_45" style:family="text">
      <style:text-properties fo:font-size="12pt" style:font-size-asian="12pt" style:font-size-complex="12pt"/>
    </style:style>
    <style:style style:name="T217_46" style:family="text">
      <style:text-properties fo:font-size="12pt" style:font-size-asian="12pt" style:font-size-complex="12pt"/>
    </style:style>
    <style:style style:name="T217_47" style:family="text">
      <style:text-properties fo:font-size="12pt" style:font-size-asian="12pt" style:font-size-complex="12pt"/>
    </style:style>
    <style:style style:name="T217_48" style:family="text">
      <style:text-properties fo:font-size="12pt" style:font-size-asian="12pt" style:font-size-complex="12pt"/>
    </style:style>
    <style:style style:name="T217_49" style:family="text">
      <style:text-properties fo:font-size="12pt" style:font-size-asian="12pt" style:font-size-complex="12pt"/>
    </style:style>
    <style:style style:name="T217_50" style:family="text">
      <style:text-properties fo:font-size="12pt" style:font-size-asian="12pt" style:font-size-complex="12pt"/>
    </style:style>
    <style:style style:name="T217_51" style:family="text">
      <style:text-properties fo:font-size="12pt" style:font-size-asian="12pt" style:font-size-complex="12pt"/>
    </style:style>
    <style:style style:name="T217_52" style:family="text">
      <style:text-properties fo:font-size="12pt" style:font-size-asian="12pt" style:font-size-complex="12pt"/>
    </style:style>
    <style:style style:name="T217_53" style:family="text">
      <style:text-properties fo:font-size="12pt" style:font-size-asian="12pt" style:font-size-complex="12pt"/>
    </style:style>
    <style:style style:name="T217_54" style:family="text">
      <style:text-properties fo:font-size="12pt" style:font-size-asian="12pt" style:font-size-complex="12pt"/>
    </style:style>
    <style:style style:name="T217_55" style:family="text">
      <style:text-properties fo:font-size="12pt" style:font-size-asian="12pt" style:font-size-complex="12pt"/>
    </style:style>
    <style:style style:name="T217_56" style:family="text">
      <style:text-properties fo:font-size="12pt" style:font-size-asian="12pt" style:font-size-complex="12pt"/>
    </style:style>
    <style:style style:name="T217_57" style:family="text">
      <style:text-properties fo:font-size="12pt" style:font-size-asian="12pt" style:font-size-complex="12pt"/>
    </style:style>
    <style:style style:name="T217_58" style:family="text">
      <style:text-properties fo:font-size="12pt" style:font-size-asian="12pt" style:font-size-complex="12pt"/>
    </style:style>
    <style:style style:name="T217_59" style:family="text">
      <style:text-properties fo:font-size="12pt" style:font-size-asian="12pt" style:font-size-complex="12pt"/>
    </style:style>
    <style:style style:name="T217_60" style:family="text">
      <style:text-properties fo:font-size="12pt" style:font-size-asian="12pt" style:font-size-complex="12pt"/>
    </style:style>
    <style:style style:name="T217_61" style:family="text">
      <style:text-properties fo:font-size="12pt" style:font-size-asian="12pt" style:font-size-complex="12pt"/>
    </style:style>
    <style:style style:name="T217_62" style:family="text">
      <style:text-properties fo:font-size="12pt" style:font-size-asian="12pt" style:font-size-complex="12pt"/>
    </style:style>
    <style:style style:name="T217_63" style:family="text">
      <style:text-properties fo:font-size="12pt" style:font-size-asian="12pt" style:font-size-complex="12pt"/>
    </style:style>
    <style:style style:name="T217_64" style:family="text">
      <style:text-properties fo:font-size="12pt" style:font-size-asian="12pt" style:font-size-complex="12pt"/>
    </style:style>
    <style:style style:name="T217_65" style:family="text">
      <style:text-properties fo:font-size="12pt" style:font-size-asian="12pt" style:font-size-complex="12pt"/>
    </style:style>
    <style:style style:name="T217_66" style:family="text">
      <style:text-properties fo:font-size="12pt" style:font-size-asian="12pt" style:font-size-complex="12pt"/>
    </style:style>
    <style:style style:name="T217_67" style:family="text">
      <style:text-properties fo:font-size="12pt" style:font-size-asian="12pt" style:font-size-complex="12pt"/>
    </style:style>
    <style:style style:name="T217_68" style:family="text">
      <style:text-properties fo:font-size="12pt" style:font-size-asian="12pt" style:font-size-complex="12pt"/>
    </style:style>
    <style:style style:name="T217_69" style:family="text">
      <style:text-properties fo:font-size="12pt" style:font-size-asian="12pt" style:font-size-complex="12pt"/>
    </style:style>
    <style:style style:name="T217_70" style:family="text">
      <style:text-properties fo:font-size="12pt" style:font-size-asian="12pt" style:font-size-complex="12pt"/>
    </style:style>
    <style:style style:name="T217_71" style:family="text">
      <style:text-properties fo:font-size="12pt" style:font-size-asian="12pt" style:font-size-complex="12pt"/>
    </style:style>
    <style:style style:name="T217_72" style:family="text">
      <style:text-properties fo:font-size="12pt" style:font-size-asian="12pt" style:font-size-complex="12pt"/>
    </style:style>
    <style:style style:name="T217_73" style:family="text">
      <style:text-properties fo:font-size="12pt" style:font-size-asian="12pt" style:font-size-complex="12pt"/>
    </style:style>
    <style:style style:name="T217_74" style:family="text">
      <style:text-properties fo:font-size="12pt" style:font-size-asian="12pt" style:font-size-complex="12pt"/>
    </style:style>
    <style:style style:name="T217_75" style:family="text">
      <style:text-properties fo:font-size="12pt" style:font-size-asian="12pt" style:font-size-complex="12pt"/>
    </style:style>
    <style:style style:name="T217_76" style:family="text">
      <style:text-properties fo:font-size="12pt" style:font-size-asian="12pt" style:font-size-complex="12pt"/>
    </style:style>
    <style:style style:name="T217_77" style:family="text">
      <style:text-properties fo:font-size="12pt" style:font-size-asian="12pt" style:font-size-complex="12pt"/>
    </style:style>
    <style:style style:name="T217_78" style:family="text">
      <style:text-properties fo:font-size="12pt" style:font-size-asian="12pt" style:font-size-complex="12pt"/>
    </style:style>
    <style:style style:name="T217_79" style:family="text">
      <style:text-properties fo:font-size="12pt" style:font-size-asian="12pt" style:font-size-complex="12pt"/>
    </style:style>
    <style:style style:name="T217_80" style:family="text">
      <style:text-properties fo:font-size="12pt" style:font-size-asian="12pt" style:font-size-complex="12pt"/>
    </style:style>
    <style:style style:name="T217_81" style:family="text">
      <style:text-properties fo:font-size="12pt" style:font-size-asian="12pt" style:font-size-complex="12pt"/>
    </style:style>
    <style:style style:name="T217_82" style:family="text">
      <style:text-properties fo:font-size="12pt" style:font-size-asian="12pt" style:font-size-complex="12pt"/>
    </style:style>
    <style:style style:name="T217_83" style:family="text">
      <style:text-properties fo:font-size="12pt" style:font-size-asian="12pt" style:font-size-complex="12pt"/>
    </style:style>
    <style:style style:name="T217_84" style:family="text">
      <style:text-properties fo:font-size="12pt" style:font-size-asian="12pt" style:font-size-complex="12pt"/>
    </style:style>
    <style:style style:name="T217_85" style:family="text">
      <style:text-properties fo:font-size="12pt" style:font-size-asian="12pt" style:font-size-complex="12pt"/>
    </style:style>
    <style:style style:name="T217_86" style:family="text">
      <style:text-properties fo:font-size="12pt" style:font-size-asian="12pt" style:font-size-complex="12pt"/>
    </style:style>
    <style:style style:name="T217_87" style:family="text">
      <style:text-properties fo:font-size="12pt" style:font-size-asian="12pt" style:font-size-complex="12pt"/>
    </style:style>
    <style:style style:name="T217_88" style:family="text">
      <style:text-properties fo:font-size="12pt" style:font-size-asian="12pt" style:font-size-complex="12pt"/>
    </style:style>
    <style:style style:name="T217_89" style:family="text">
      <style:text-properties fo:font-size="12pt" style:font-size-asian="12pt" style:font-size-complex="12pt"/>
    </style:style>
    <style:style style:name="T217_90" style:family="text">
      <style:text-properties fo:font-size="12pt" style:font-size-asian="12pt" style:font-size-complex="12pt"/>
    </style:style>
    <style:style style:name="T217_91" style:family="text">
      <style:text-properties fo:font-size="12pt" style:font-size-asian="12pt" style:font-size-complex="12pt"/>
    </style:style>
    <style:style style:name="T217_92" style:family="text">
      <style:text-properties fo:font-size="12pt" style:font-size-asian="12pt" style:font-size-complex="12pt"/>
    </style:style>
    <style:style style:name="T217_93" style:family="text">
      <style:text-properties fo:font-size="12pt" style:font-size-asian="12pt" style:font-size-complex="12pt"/>
    </style:style>
    <style:style style:name="T217_94" style:family="text">
      <style:text-properties fo:font-size="12pt" style:font-size-asian="12pt" style:font-size-complex="12pt"/>
    </style:style>
    <style:style style:name="T217_95" style:family="text">
      <style:text-properties fo:font-size="12pt" style:font-size-asian="12pt" style:font-size-complex="12pt"/>
    </style:style>
    <style:style style:name="T217_96" style:family="text">
      <style:text-properties fo:font-size="12pt" style:font-size-asian="12pt" style:font-size-complex="12pt"/>
    </style:style>
    <style:style style:name="T217_97" style:family="text">
      <style:text-properties fo:font-size="12pt" style:font-size-asian="12pt" style:font-size-complex="12pt"/>
    </style:style>
    <style:style style:name="T217_98" style:family="text">
      <style:text-properties fo:font-size="12pt" style:font-size-asian="12pt" style:font-size-complex="12pt"/>
    </style:style>
    <style:style style:name="T217_99" style:family="text">
      <style:text-properties fo:font-size="12pt" style:font-size-asian="12pt" style:font-size-complex="12pt"/>
    </style:style>
    <style:style style:name="T217_100" style:family="text">
      <style:text-properties fo:font-size="12pt" style:font-size-asian="12pt" style:font-size-complex="12pt"/>
    </style:style>
    <style:style style:name="T217_101" style:family="text">
      <style:text-properties fo:font-size="12pt" style:font-size-asian="12pt" style:font-size-complex="12pt"/>
    </style:style>
    <style:style style:name="T217_102" style:family="text">
      <style:text-properties fo:font-size="12pt" style:font-size-asian="12pt" style:font-size-complex="12pt"/>
    </style:style>
    <style:style style:name="T217_103" style:family="text">
      <style:text-properties fo:font-size="12pt" style:font-size-asian="12pt" style:font-size-complex="12pt"/>
    </style:style>
    <style:style style:name="T217_104" style:family="text">
      <style:text-properties fo:font-size="12pt" style:font-size-asian="12pt" style:font-size-complex="12pt"/>
    </style:style>
    <style:style style:name="T217_105" style:family="text">
      <style:text-properties fo:font-size="12pt" style:font-size-asian="12pt" style:font-size-complex="12pt"/>
    </style:style>
    <style:style style:name="T217_106" style:family="text">
      <style:text-properties fo:font-size="12pt" style:font-size-asian="12pt" style:font-size-complex="12pt"/>
    </style:style>
    <style:style style:name="T217_107" style:family="text">
      <style:text-properties fo:font-size="12pt" style:font-size-asian="12pt" style:font-size-complex="12pt"/>
    </style:style>
    <style:style style:name="T217_108" style:family="text">
      <style:text-properties fo:font-size="12pt" style:font-size-asian="12pt" style:font-size-complex="12pt"/>
    </style:style>
    <style:style style:name="T217_109" style:family="text">
      <style:text-properties fo:font-size="12pt" style:font-size-asian="12pt" style:font-size-complex="12pt"/>
    </style:style>
    <style:style style:name="T217_110" style:family="text">
      <style:text-properties fo:font-size="12pt" style:font-size-asian="12pt" style:font-size-complex="12pt"/>
    </style:style>
    <style:style style:name="T217_111" style:family="text">
      <style:text-properties fo:font-size="12pt" style:font-size-asian="12pt" style:font-size-complex="12pt"/>
    </style:style>
    <style:style style:name="T217_112" style:family="text">
      <style:text-properties fo:font-size="12pt" style:font-size-asian="12pt" style:font-size-complex="12pt"/>
    </style:style>
    <style:style style:name="T217_113" style:family="text">
      <style:text-properties fo:font-size="12pt" style:font-size-asian="12pt" style:font-size-complex="12pt"/>
    </style:style>
    <style:style style:name="T217_114" style:family="text">
      <style:text-properties fo:font-size="12pt" style:font-size-asian="12pt" style:font-size-complex="12pt"/>
    </style:style>
    <style:style style:name="T217_115" style:family="text">
      <style:text-properties fo:font-size="12pt" style:font-size-asian="12pt" style:font-size-complex="12pt"/>
    </style:style>
    <style:style style:name="T217_116" style:family="text">
      <style:text-properties fo:font-size="12pt" style:font-size-asian="12pt" style:font-size-complex="12pt"/>
    </style:style>
    <style:style style:name="T217_117" style:family="text">
      <style:text-properties fo:font-size="16pt" style:font-size-asian="16pt" style:font-size-complex="16pt"/>
    </style:style>
    <style:style style:name="T217_118" style:family="text">
      <style:text-properties fo:font-size="16pt" style:font-size-asian="16pt" style:font-size-complex="16pt"/>
    </style:style>
    <style:style style:name="T217_119" style:family="text">
      <style:text-properties fo:font-size="16pt" style:font-size-asian="16pt" style:font-size-complex="16pt"/>
    </style:style>
    <style:style style:name="T217_120" style:family="text">
      <style:text-properties fo:font-size="16pt" style:font-size-asian="16pt" style:font-size-complex="16pt"/>
    </style:style>
    <style:style style:name="T217_121" style:family="text">
      <style:text-properties fo:font-size="16pt" style:font-size-asian="16pt" style:font-size-complex="16pt"/>
    </style:style>
    <style:style style:name="T217_122" style:family="text">
      <style:text-properties fo:font-size="16pt" style:font-size-asian="16pt" style:font-size-complex="16pt"/>
    </style:style>
    <style:style style:name="T217_123" style:family="text">
      <style:text-properties fo:font-size="16pt" style:font-size-asian="16pt" style:font-size-complex="16pt"/>
    </style:style>
    <style:style style:name="T217_124" style:family="text">
      <style:text-properties fo:font-size="16pt" style:font-size-asian="16pt" style:font-size-complex="16pt"/>
    </style:style>
    <style:style style:name="T217_125" style:family="text">
      <style:text-properties fo:font-size="16pt" style:font-size-asian="16pt" style:font-size-complex="16pt"/>
    </style:style>
    <style:style style:name="T217_126" style:family="text">
      <style:text-properties fo:font-size="16pt" style:font-size-asian="16pt" style:font-size-complex="16pt"/>
    </style:style>
    <style:style style:name="T217_127" style:family="text">
      <style:text-properties fo:font-size="16pt" style:font-size-asian="16pt" style:font-size-complex="16pt"/>
    </style:style>
    <style:style style:name="T217_128" style:family="text">
      <style:text-properties fo:font-size="16pt" style:font-size-asian="16pt" style:font-size-complex="16pt"/>
    </style:style>
    <style:style style:name="T217_129" style:family="text">
      <style:text-properties fo:font-size="16pt" style:font-size-asian="16pt" style:font-size-complex="16pt"/>
    </style:style>
    <style:style style:name="T217_130" style:family="text">
      <style:text-properties fo:font-size="16pt" style:font-size-asian="16pt" style:font-size-complex="16pt"/>
    </style:style>
    <style:style style:name="T217_131" style:family="text">
      <style:text-properties fo:font-size="16pt" style:font-size-asian="16pt" style:font-size-complex="16pt"/>
    </style:style>
    <style:style style:name="T217_132" style:family="text">
      <style:text-properties fo:font-size="12pt" style:font-size-asian="12pt" style:font-size-complex="12pt"/>
    </style:style>
    <style:style style:name="T217_133" style:family="text">
      <style:text-properties fo:font-size="12pt" style:font-size-asian="12pt" style:font-size-complex="12pt"/>
    </style:style>
    <style:style style:name="T217_134" style:family="text">
      <style:text-properties fo:font-size="12pt" style:font-size-asian="12pt" style:font-size-complex="12pt"/>
    </style:style>
    <style:style style:name="T217_135" style:family="text">
      <style:text-properties fo:font-size="12pt" style:font-size-asian="12pt" style:font-size-complex="12pt"/>
    </style:style>
    <style:style style:name="T217_136" style:family="text">
      <style:text-properties fo:font-size="12pt" style:font-size-asian="12pt" style:font-size-complex="12pt"/>
    </style:style>
    <style:style style:name="P218" style:family="paragraph" style:parent-style-name="Standard">
      <style:paragraph-properties fo:text-align="justify" fo:break-before="auto" fo:line-height="138%" fo:margin-bottom="0.282cm" style:writing-mode="rl-tb"/>
    </style:style>
    <style:style style:name="T218_1" style:family="text">
      <style:text-properties fo:font-size="16pt" style:font-size-asian="16pt" style:font-size-complex="16pt"/>
    </style:style>
    <style:style style:name="T21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8_3" style:family="text">
      <style:text-properties fo:font-size="12pt" style:font-size-asian="12pt" style:font-size-complex="12pt"/>
    </style:style>
    <style:style style:name="T218_4" style:family="text">
      <style:text-properties fo:font-size="12pt" style:font-size-asian="12pt" style:font-size-complex="12pt"/>
    </style:style>
    <style:style style:name="T218_5" style:family="text">
      <style:text-properties fo:font-size="12pt" style:font-size-asian="12pt" style:font-size-complex="12pt"/>
    </style:style>
    <style:style style:name="T218_6" style:family="text">
      <style:text-properties fo:font-size="12pt" style:font-size-asian="12pt" style:font-size-complex="12pt"/>
    </style:style>
    <style:style style:name="T218_7" style:family="text">
      <style:text-properties fo:font-size="12pt" style:font-size-asian="12pt" style:font-size-complex="12pt"/>
    </style:style>
    <style:style style:name="T218_8" style:family="text">
      <style:text-properties fo:font-size="12pt" style:font-size-asian="12pt" style:font-size-complex="12pt"/>
    </style:style>
    <style:style style:name="T218_9" style:family="text">
      <style:text-properties fo:font-size="12pt" style:font-size-asian="12pt" style:font-size-complex="12pt"/>
    </style:style>
    <style:style style:name="T218_10" style:family="text">
      <style:text-properties fo:font-size="12pt" style:font-size-asian="12pt" style:font-size-complex="12pt"/>
    </style:style>
    <style:style style:name="T218_11" style:family="text">
      <style:text-properties fo:font-size="12pt" style:font-size-asian="12pt" style:font-size-complex="12pt"/>
    </style:style>
    <style:style style:name="T218_12" style:family="text">
      <style:text-properties fo:font-size="12pt" style:font-size-asian="12pt" style:font-size-complex="12pt"/>
    </style:style>
    <style:style style:name="T218_13" style:family="text">
      <style:text-properties fo:font-size="12pt" style:font-size-asian="12pt" style:font-size-complex="12pt"/>
    </style:style>
    <style:style style:name="T218_14" style:family="text">
      <style:text-properties fo:font-size="12pt" style:font-size-asian="12pt" style:font-size-complex="12pt"/>
    </style:style>
    <style:style style:name="T218_15" style:family="text">
      <style:text-properties fo:font-size="12pt" style:font-size-asian="12pt" style:font-size-complex="12pt"/>
    </style:style>
    <style:style style:name="T218_16" style:family="text">
      <style:text-properties fo:font-size="12pt" style:font-size-asian="12pt" style:font-size-complex="12pt"/>
    </style:style>
    <style:style style:name="T218_17" style:family="text">
      <style:text-properties fo:font-size="12pt" style:font-size-asian="12pt" style:font-size-complex="12pt"/>
    </style:style>
    <style:style style:name="T218_18" style:family="text">
      <style:text-properties fo:font-size="12pt" style:font-size-asian="12pt" style:font-size-complex="12pt"/>
    </style:style>
    <style:style style:name="T218_19" style:family="text">
      <style:text-properties fo:font-size="12pt" style:font-size-asian="12pt" style:font-size-complex="12pt"/>
    </style:style>
    <style:style style:name="T218_20" style:family="text">
      <style:text-properties fo:font-size="12pt" style:font-size-asian="12pt" style:font-size-complex="12pt"/>
    </style:style>
    <style:style style:name="T218_21" style:family="text">
      <style:text-properties fo:font-size="12pt" style:font-size-asian="12pt" style:font-size-complex="12pt"/>
    </style:style>
    <style:style style:name="T218_22" style:family="text">
      <style:text-properties fo:font-size="12pt" style:font-size-asian="12pt" style:font-size-complex="12pt"/>
    </style:style>
    <style:style style:name="T218_23" style:family="text">
      <style:text-properties fo:font-size="12pt" style:font-size-asian="12pt" style:font-size-complex="12pt"/>
    </style:style>
    <style:style style:name="T218_24" style:family="text">
      <style:text-properties fo:font-size="12pt" style:font-size-asian="12pt" style:font-size-complex="12pt"/>
    </style:style>
    <style:style style:name="T218_25" style:family="text">
      <style:text-properties fo:font-size="12pt" style:font-size-asian="12pt" style:font-size-complex="12pt"/>
    </style:style>
    <style:style style:name="T218_26" style:family="text">
      <style:text-properties fo:font-size="12pt" style:font-size-asian="12pt" style:font-size-complex="12pt"/>
    </style:style>
    <style:style style:name="T218_27" style:family="text">
      <style:text-properties fo:font-size="12pt" style:font-size-asian="12pt" style:font-size-complex="12pt"/>
    </style:style>
    <style:style style:name="T218_28" style:family="text">
      <style:text-properties fo:font-size="12pt" style:font-size-asian="12pt" style:font-size-complex="12pt"/>
    </style:style>
    <style:style style:name="T218_29" style:family="text">
      <style:text-properties fo:font-size="12pt" style:font-size-asian="12pt" style:font-size-complex="12pt"/>
    </style:style>
    <style:style style:name="T218_30" style:family="text">
      <style:text-properties fo:font-size="12pt" style:font-size-asian="12pt" style:font-size-complex="12pt"/>
    </style:style>
    <style:style style:name="T218_31" style:family="text">
      <style:text-properties fo:font-size="12pt" style:font-size-asian="12pt" style:font-size-complex="12pt"/>
    </style:style>
    <style:style style:name="T218_32" style:family="text">
      <style:text-properties fo:font-size="12pt" style:font-size-asian="12pt" style:font-size-complex="12pt"/>
    </style:style>
    <style:style style:name="T218_33" style:family="text">
      <style:text-properties fo:font-size="12pt" style:font-size-asian="12pt" style:font-size-complex="12pt"/>
    </style:style>
    <style:style style:name="T218_34" style:family="text">
      <style:text-properties fo:font-size="12pt" style:font-size-asian="12pt" style:font-size-complex="12pt"/>
    </style:style>
    <style:style style:name="T218_35" style:family="text">
      <style:text-properties fo:font-size="12pt" style:font-size-asian="12pt" style:font-size-complex="12pt"/>
    </style:style>
    <style:style style:name="T218_36" style:family="text">
      <style:text-properties fo:font-size="12pt" style:font-size-asian="12pt" style:font-size-complex="12pt"/>
    </style:style>
    <style:style style:name="T218_37" style:family="text">
      <style:text-properties fo:font-size="12pt" style:font-size-asian="12pt" style:font-size-complex="12pt"/>
    </style:style>
    <style:style style:name="T218_38" style:family="text">
      <style:text-properties fo:font-size="12pt" style:font-size-asian="12pt" style:font-size-complex="12pt"/>
    </style:style>
    <style:style style:name="T218_39" style:family="text">
      <style:text-properties fo:font-size="12pt" style:font-size-asian="12pt" style:font-size-complex="12pt"/>
    </style:style>
    <style:style style:name="T218_40" style:family="text">
      <style:text-properties fo:font-size="12pt" style:font-size-asian="12pt" style:font-size-complex="12pt"/>
    </style:style>
    <style:style style:name="T218_41" style:family="text">
      <style:text-properties fo:font-size="12pt" style:font-size-asian="12pt" style:font-size-complex="12pt"/>
    </style:style>
    <style:style style:name="T218_42" style:family="text">
      <style:text-properties fo:font-size="12pt" style:font-size-asian="12pt" style:font-size-complex="12pt"/>
    </style:style>
    <style:style style:name="T218_43" style:family="text">
      <style:text-properties fo:font-size="12pt" style:font-size-asian="12pt" style:font-size-complex="12pt"/>
    </style:style>
    <style:style style:name="T218_44" style:family="text">
      <style:text-properties fo:font-size="12pt" style:font-size-asian="12pt" style:font-size-complex="12pt"/>
    </style:style>
    <style:style style:name="T218_45" style:family="text">
      <style:text-properties fo:font-size="12pt" style:font-size-asian="12pt" style:font-size-complex="12pt"/>
    </style:style>
    <style:style style:name="T218_46" style:family="text">
      <style:text-properties fo:font-size="12pt" style:font-size-asian="12pt" style:font-size-complex="12pt"/>
    </style:style>
    <style:style style:name="T218_47" style:family="text">
      <style:text-properties fo:font-size="12pt" style:font-size-asian="12pt" style:font-size-complex="12pt"/>
    </style:style>
    <style:style style:name="T218_48" style:family="text">
      <style:text-properties fo:font-size="12pt" style:font-size-asian="12pt" style:font-size-complex="12pt"/>
    </style:style>
    <style:style style:name="T218_49" style:family="text">
      <style:text-properties fo:font-size="12pt" style:font-size-asian="12pt" style:font-size-complex="12pt"/>
    </style:style>
    <style:style style:name="T218_50" style:family="text">
      <style:text-properties fo:font-size="12pt" style:font-size-asian="12pt" style:font-size-complex="12pt"/>
    </style:style>
    <style:style style:name="T218_51" style:family="text">
      <style:text-properties fo:font-size="12pt" style:font-size-asian="12pt" style:font-size-complex="12pt"/>
    </style:style>
    <style:style style:name="T218_52" style:family="text">
      <style:text-properties fo:font-size="12pt" style:font-size-asian="12pt" style:font-size-complex="12pt"/>
    </style:style>
    <style:style style:name="T218_53" style:family="text">
      <style:text-properties fo:font-size="12pt" style:font-size-asian="12pt" style:font-size-complex="12pt"/>
    </style:style>
    <style:style style:name="T218_54" style:family="text">
      <style:text-properties fo:font-size="12pt" style:font-size-asian="12pt" style:font-size-complex="12pt"/>
    </style:style>
    <style:style style:name="T218_55" style:family="text">
      <style:text-properties fo:font-size="12pt" style:font-size-asian="12pt" style:font-size-complex="12pt"/>
    </style:style>
    <style:style style:name="T218_56" style:family="text">
      <style:text-properties fo:font-size="12pt" style:font-size-asian="12pt" style:font-size-complex="12pt"/>
    </style:style>
    <style:style style:name="T218_57" style:family="text">
      <style:text-properties fo:font-size="12pt" style:font-size-asian="12pt" style:font-size-complex="12pt"/>
    </style:style>
    <style:style style:name="T218_58" style:family="text">
      <style:text-properties fo:font-size="12pt" style:font-size-asian="12pt" style:font-size-complex="12pt"/>
    </style:style>
    <style:style style:name="T218_59" style:family="text">
      <style:text-properties fo:font-size="12pt" style:font-size-asian="12pt" style:font-size-complex="12pt"/>
    </style:style>
    <style:style style:name="T218_60" style:family="text">
      <style:text-properties fo:font-size="12pt" style:font-size-asian="12pt" style:font-size-complex="12pt"/>
    </style:style>
    <style:style style:name="T218_61" style:family="text">
      <style:text-properties fo:font-size="12pt" style:font-size-asian="12pt" style:font-size-complex="12pt"/>
    </style:style>
    <style:style style:name="T218_62" style:family="text">
      <style:text-properties fo:font-size="12pt" style:font-size-asian="12pt" style:font-size-complex="12pt"/>
    </style:style>
    <style:style style:name="T218_63" style:family="text">
      <style:text-properties fo:font-size="12pt" style:font-size-asian="12pt" style:font-size-complex="12pt"/>
    </style:style>
    <style:style style:name="T218_64" style:family="text">
      <style:text-properties fo:font-size="12pt" style:font-size-asian="12pt" style:font-size-complex="12pt"/>
    </style:style>
    <style:style style:name="T218_65" style:family="text">
      <style:text-properties fo:font-size="12pt" style:font-size-asian="12pt" style:font-size-complex="12pt"/>
    </style:style>
    <style:style style:name="T218_66" style:family="text">
      <style:text-properties fo:font-size="12pt" style:font-size-asian="12pt" style:font-size-complex="12pt"/>
    </style:style>
    <style:style style:name="T218_67" style:family="text">
      <style:text-properties fo:font-size="12pt" style:font-size-asian="12pt" style:font-size-complex="12pt"/>
    </style:style>
    <style:style style:name="T218_68" style:family="text">
      <style:text-properties fo:font-size="12pt" style:font-size-asian="12pt" style:font-size-complex="12pt"/>
    </style:style>
    <style:style style:name="T218_69" style:family="text">
      <style:text-properties fo:font-size="12pt" style:font-size-asian="12pt" style:font-size-complex="12pt"/>
    </style:style>
    <style:style style:name="T218_70" style:family="text">
      <style:text-properties fo:font-size="12pt" style:font-size-asian="12pt" style:font-size-complex="12pt"/>
    </style:style>
    <style:style style:name="T218_71" style:family="text">
      <style:text-properties fo:font-size="12pt" style:font-size-asian="12pt" style:font-size-complex="12pt"/>
    </style:style>
    <style:style style:name="T218_72" style:family="text">
      <style:text-properties fo:font-size="12pt" style:font-size-asian="12pt" style:font-size-complex="12pt"/>
    </style:style>
    <style:style style:name="T218_73" style:family="text">
      <style:text-properties fo:font-size="12pt" style:font-size-asian="12pt" style:font-size-complex="12pt"/>
    </style:style>
    <style:style style:name="T218_74" style:family="text">
      <style:text-properties fo:font-size="12pt" style:font-size-asian="12pt" style:font-size-complex="12pt"/>
    </style:style>
    <style:style style:name="T218_75" style:family="text">
      <style:text-properties fo:font-size="12pt" style:font-size-asian="12pt" style:font-size-complex="12pt"/>
    </style:style>
    <style:style style:name="T218_76" style:family="text">
      <style:text-properties fo:font-size="12pt" style:font-size-asian="12pt" style:font-size-complex="12pt"/>
    </style:style>
    <style:style style:name="P219" style:family="paragraph" style:parent-style-name="Standard">
      <style:paragraph-properties fo:text-align="justify" fo:break-before="auto" fo:line-height="138%" style:writing-mode="rl-tb"/>
    </style:style>
    <style:style style:name="T219_1" style:family="text">
      <style:text-properties fo:font-size="12pt" style:font-size-asian="12pt" style:font-size-complex="12pt"/>
    </style:style>
    <style:style style:name="T219_2" style:family="text">
      <style:text-properties fo:font-size="12pt" style:font-size-asian="12pt" style:font-size-complex="12pt"/>
    </style:style>
    <style:style style:name="T219_3" style:family="text">
      <style:text-properties fo:font-size="12pt" style:font-size-asian="12pt" style:font-size-complex="12pt"/>
    </style:style>
    <style:style style:name="T219_4" style:family="text">
      <style:text-properties fo:font-size="12pt" style:font-size-asian="12pt" style:font-size-complex="12pt"/>
    </style:style>
    <style:style style:name="T219_5" style:family="text">
      <style:text-properties fo:font-size="12pt" style:font-size-asian="12pt" style:font-size-complex="12pt"/>
    </style:style>
    <style:style style:name="T219_6" style:family="text">
      <style:text-properties fo:font-size="12pt" style:font-size-asian="12pt" style:font-size-complex="12pt"/>
    </style:style>
    <style:style style:name="T219_7" style:family="text">
      <style:text-properties fo:font-size="12pt" style:font-size-asian="12pt" style:font-size-complex="12pt"/>
    </style:style>
    <style:style style:name="T219_8" style:family="text">
      <style:text-properties fo:font-size="12pt" style:font-size-asian="12pt" style:font-size-complex="12pt"/>
    </style:style>
    <style:style style:name="T219_9" style:family="text">
      <style:text-properties fo:font-size="12pt" style:font-size-asian="12pt" style:font-size-complex="12pt"/>
    </style:style>
    <style:style style:name="T219_10" style:family="text">
      <style:text-properties fo:font-size="12pt" style:font-size-asian="12pt" style:font-size-complex="12pt"/>
    </style:style>
    <style:style style:name="T219_11" style:family="text">
      <style:text-properties fo:font-size="12pt" style:font-size-asian="12pt" style:font-size-complex="12pt"/>
    </style:style>
    <style:style style:name="T219_12" style:family="text">
      <style:text-properties fo:font-size="12pt" style:font-size-asian="12pt" style:font-size-complex="12pt"/>
    </style:style>
    <style:style style:name="T219_13" style:family="text">
      <style:text-properties fo:font-size="12pt" style:font-size-asian="12pt" style:font-size-complex="12pt"/>
    </style:style>
    <style:style style:name="T219_14" style:family="text">
      <style:text-properties fo:font-size="12pt" style:font-size-asian="12pt" style:font-size-complex="12pt"/>
    </style:style>
    <style:style style:name="T219_15" style:family="text">
      <style:text-properties fo:font-size="12pt" style:font-size-asian="12pt" style:font-size-complex="12pt"/>
    </style:style>
    <style:style style:name="T219_16" style:family="text">
      <style:text-properties fo:font-size="12pt" style:font-size-asian="12pt" style:font-size-complex="12pt"/>
    </style:style>
    <style:style style:name="T219_17" style:family="text">
      <style:text-properties fo:font-size="12pt" style:font-size-asian="12pt" style:font-size-complex="12pt"/>
    </style:style>
    <style:style style:name="T219_18" style:family="text">
      <style:text-properties fo:font-size="12pt" style:font-size-asian="12pt" style:font-size-complex="12pt"/>
    </style:style>
    <style:style style:name="T219_19" style:family="text">
      <style:text-properties fo:font-size="12pt" style:font-size-asian="12pt" style:font-size-complex="12pt"/>
    </style:style>
    <style:style style:name="T219_20" style:family="text">
      <style:text-properties fo:font-size="12pt" style:font-size-asian="12pt" style:font-size-complex="12pt"/>
    </style:style>
    <style:style style:name="T219_21" style:family="text">
      <style:text-properties fo:font-size="12pt" style:font-size-asian="12pt" style:font-size-complex="12pt"/>
    </style:style>
    <style:style style:name="T219_22" style:family="text">
      <style:text-properties fo:font-size="12pt" style:font-size-asian="12pt" style:font-size-complex="12pt"/>
    </style:style>
    <style:style style:name="T219_23" style:family="text">
      <style:text-properties fo:font-size="12pt" style:font-size-asian="12pt" style:font-size-complex="12pt"/>
    </style:style>
    <style:style style:name="T219_24" style:family="text">
      <style:text-properties fo:font-size="12pt" style:font-size-asian="12pt" style:font-size-complex="12pt"/>
    </style:style>
    <style:style style:name="T219_25" style:family="text">
      <style:text-properties fo:font-size="12pt" style:font-size-asian="12pt" style:font-size-complex="12pt"/>
    </style:style>
    <style:style style:name="T219_26" style:family="text">
      <style:text-properties fo:font-size="12pt" style:font-size-asian="12pt" style:font-size-complex="12pt"/>
    </style:style>
    <style:style style:name="T219_27" style:family="text">
      <style:text-properties fo:font-size="12pt" style:font-size-asian="12pt" style:font-size-complex="12pt"/>
    </style:style>
    <style:style style:name="T219_28" style:family="text">
      <style:text-properties fo:font-size="12pt" style:font-size-asian="12pt" style:font-size-complex="12pt"/>
    </style:style>
    <style:style style:name="T219_29" style:family="text">
      <style:text-properties fo:font-size="12pt" style:font-size-asian="12pt" style:font-size-complex="12pt"/>
    </style:style>
    <style:style style:name="T219_30" style:family="text">
      <style:text-properties fo:font-size="12pt" style:font-size-asian="12pt" style:font-size-complex="12pt"/>
    </style:style>
    <style:style style:name="T219_31" style:family="text">
      <style:text-properties fo:font-size="12pt" style:font-size-asian="12pt" style:font-size-complex="12pt"/>
    </style:style>
    <style:style style:name="T219_32" style:family="text">
      <style:text-properties fo:font-size="12pt" style:font-size-asian="12pt" style:font-size-complex="12pt"/>
    </style:style>
    <style:style style:name="T219_33" style:family="text">
      <style:text-properties fo:font-size="12pt" style:font-size-asian="12pt" style:font-size-complex="12pt"/>
    </style:style>
    <style:style style:name="T219_34" style:family="text">
      <style:text-properties fo:font-size="12pt" style:font-size-asian="12pt" style:font-size-complex="12pt"/>
    </style:style>
    <style:style style:name="T219_35" style:family="text">
      <style:text-properties fo:font-size="12pt" style:font-size-asian="12pt" style:font-size-complex="12pt"/>
    </style:style>
    <style:style style:name="T219_36" style:family="text">
      <style:text-properties fo:font-size="12pt" style:font-size-asian="12pt" style:font-size-complex="12pt"/>
    </style:style>
    <style:style style:name="T219_37" style:family="text">
      <style:text-properties fo:font-size="12pt" style:font-size-asian="12pt" style:font-size-complex="12pt"/>
    </style:style>
    <style:style style:name="T219_38" style:family="text">
      <style:text-properties fo:font-size="12pt" style:font-size-asian="12pt" style:font-size-complex="12pt"/>
    </style:style>
    <style:style style:name="T219_39" style:family="text">
      <style:text-properties fo:font-size="12pt" style:font-size-asian="12pt" style:font-size-complex="12pt"/>
    </style:style>
    <style:style style:name="T219_40" style:family="text">
      <style:text-properties fo:font-size="12pt" style:font-size-asian="12pt" style:font-size-complex="12pt"/>
    </style:style>
    <style:style style:name="T219_41" style:family="text">
      <style:text-properties fo:font-size="12pt" style:font-size-asian="12pt" style:font-size-complex="12pt"/>
    </style:style>
    <style:style style:name="T219_42" style:family="text">
      <style:text-properties fo:font-size="12pt" style:font-size-asian="12pt" style:font-size-complex="12pt"/>
    </style:style>
    <style:style style:name="T219_43" style:family="text">
      <style:text-properties fo:font-size="12pt" style:font-size-asian="12pt" style:font-size-complex="12pt"/>
    </style:style>
    <style:style style:name="T219_44" style:family="text">
      <style:text-properties fo:font-size="12pt" style:font-size-asian="12pt" style:font-size-complex="12pt"/>
    </style:style>
    <style:style style:name="T219_45" style:family="text">
      <style:text-properties fo:font-size="12pt" style:font-size-asian="12pt" style:font-size-complex="12pt"/>
    </style:style>
    <style:style style:name="T219_46" style:family="text">
      <style:text-properties fo:font-size="12pt" style:font-size-asian="12pt" style:font-size-complex="12pt"/>
    </style:style>
    <style:style style:name="T219_47" style:family="text">
      <style:text-properties fo:font-size="12pt" style:font-size-asian="12pt" style:font-size-complex="12pt"/>
    </style:style>
    <style:style style:name="T219_48" style:family="text">
      <style:text-properties fo:font-size="12pt" style:font-size-asian="12pt" style:font-size-complex="12pt"/>
    </style:style>
    <style:style style:name="T219_49" style:family="text">
      <style:text-properties fo:font-size="12pt" style:font-size-asian="12pt" style:font-size-complex="12pt"/>
    </style:style>
    <style:style style:name="T219_50" style:family="text">
      <style:text-properties fo:font-size="12pt" style:font-size-asian="12pt" style:font-size-complex="12pt"/>
    </style:style>
    <style:style style:name="T219_51" style:family="text">
      <style:text-properties fo:font-size="12pt" style:font-size-asian="12pt" style:font-size-complex="12pt"/>
    </style:style>
    <style:style style:name="T219_52" style:family="text">
      <style:text-properties fo:font-size="12pt" style:font-size-asian="12pt" style:font-size-complex="12pt"/>
    </style:style>
    <style:style style:name="T219_53" style:family="text">
      <style:text-properties fo:font-size="12pt" style:font-size-asian="12pt" style:font-size-complex="12pt"/>
    </style:style>
    <style:style style:name="T219_54" style:family="text">
      <style:text-properties fo:font-size="12pt" style:font-size-asian="12pt" style:font-size-complex="12pt"/>
    </style:style>
    <style:style style:name="T219_55" style:family="text">
      <style:text-properties fo:font-size="12pt" style:font-size-asian="12pt" style:font-size-complex="12pt"/>
    </style:style>
    <style:style style:name="T219_56" style:family="text">
      <style:text-properties fo:font-size="12pt" style:font-size-asian="12pt" style:font-size-complex="12pt"/>
    </style:style>
    <style:style style:name="P220" style:family="paragraph" style:parent-style-name="Standard">
      <style:paragraph-properties fo:text-align="justify" fo:break-before="auto" fo:line-height="138%" style:writing-mode="rl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T220_4" style:family="text">
      <style:text-properties fo:font-size="12pt" style:font-size-asian="12pt" style:font-size-complex="12pt"/>
    </style:style>
    <style:style style:name="T220_5" style:family="text">
      <style:text-properties fo:font-size="12pt" style:font-size-asian="12pt" style:font-size-complex="12pt"/>
    </style:style>
    <style:style style:name="T220_6" style:family="text">
      <style:text-properties fo:font-size="12pt" style:font-size-asian="12pt" style:font-size-complex="12pt"/>
    </style:style>
    <style:style style:name="T220_7" style:family="text">
      <style:text-properties fo:font-size="12pt" style:font-size-asian="12pt" style:font-size-complex="12pt"/>
    </style:style>
    <style:style style:name="T220_8" style:family="text">
      <style:text-properties fo:font-size="12pt" style:font-size-asian="12pt" style:font-size-complex="12pt"/>
    </style:style>
    <style:style style:name="T220_9" style:family="text">
      <style:text-properties fo:font-size="12pt" style:font-size-asian="12pt" style:font-size-complex="12pt"/>
    </style:style>
    <style:style style:name="T220_10" style:family="text">
      <style:text-properties fo:font-size="12pt" style:font-size-asian="12pt" style:font-size-complex="12pt"/>
    </style:style>
    <style:style style:name="T220_11" style:family="text">
      <style:text-properties fo:font-size="12pt" style:font-size-asian="12pt" style:font-size-complex="12pt"/>
    </style:style>
    <style:style style:name="T220_12" style:family="text">
      <style:text-properties fo:font-size="12pt" style:font-size-asian="12pt" style:font-size-complex="12pt"/>
    </style:style>
    <style:style style:name="T220_13" style:family="text">
      <style:text-properties fo:font-size="12pt" style:font-size-asian="12pt" style:font-size-complex="12pt"/>
    </style:style>
    <style:style style:name="T220_14" style:family="text">
      <style:text-properties fo:font-size="12pt" style:font-size-asian="12pt" style:font-size-complex="12pt"/>
    </style:style>
    <style:style style:name="T220_15" style:family="text">
      <style:text-properties fo:font-size="12pt" style:font-size-asian="12pt" style:font-size-complex="12pt"/>
    </style:style>
    <style:style style:name="T220_16" style:family="text">
      <style:text-properties fo:font-size="12pt" style:font-size-asian="12pt" style:font-size-complex="12pt"/>
    </style:style>
    <style:style style:name="T220_17" style:family="text">
      <style:text-properties fo:font-size="12pt" style:font-size-asian="12pt" style:font-size-complex="12pt"/>
    </style:style>
    <style:style style:name="T220_18" style:family="text">
      <style:text-properties fo:font-size="12pt" style:font-size-asian="12pt" style:font-size-complex="12pt"/>
    </style:style>
    <style:style style:name="T220_19" style:family="text">
      <style:text-properties fo:font-size="12pt" style:font-size-asian="12pt" style:font-size-complex="12pt"/>
    </style:style>
    <style:style style:name="T220_20" style:family="text">
      <style:text-properties fo:font-size="12pt" style:font-size-asian="12pt" style:font-size-complex="12pt"/>
    </style:style>
    <style:style style:name="T220_21" style:family="text">
      <style:text-properties fo:font-size="12pt" style:font-size-asian="12pt" style:font-size-complex="12pt"/>
    </style:style>
    <style:style style:name="T220_22" style:family="text">
      <style:text-properties fo:font-size="12pt" style:font-size-asian="12pt" style:font-size-complex="12pt"/>
    </style:style>
    <style:style style:name="T220_23" style:family="text">
      <style:text-properties fo:font-size="12pt" style:font-size-asian="12pt" style:font-size-complex="12pt"/>
    </style:style>
    <style:style style:name="T220_24" style:family="text">
      <style:text-properties fo:font-size="12pt" style:font-size-asian="12pt" style:font-size-complex="12pt"/>
    </style:style>
    <style:style style:name="T220_25" style:family="text">
      <style:text-properties fo:font-size="12pt" style:font-size-asian="12pt" style:font-size-complex="12pt"/>
    </style:style>
    <style:style style:name="T220_26" style:family="text">
      <style:text-properties fo:font-size="12pt" style:font-size-asian="12pt" style:font-size-complex="12pt"/>
    </style:style>
    <style:style style:name="T220_27" style:family="text">
      <style:text-properties fo:font-size="12pt" style:font-size-asian="12pt" style:font-size-complex="12pt"/>
    </style:style>
    <style:style style:name="T220_28" style:family="text">
      <style:text-properties fo:font-size="12pt" style:font-size-asian="12pt" style:font-size-complex="12pt"/>
    </style:style>
    <style:style style:name="T220_29" style:family="text">
      <style:text-properties fo:font-size="12pt" style:font-size-asian="12pt" style:font-size-complex="12pt"/>
    </style:style>
    <style:style style:name="T220_30" style:family="text">
      <style:text-properties fo:font-size="12pt" style:font-size-asian="12pt" style:font-size-complex="12pt"/>
    </style:style>
    <style:style style:name="T220_31" style:family="text">
      <style:text-properties fo:font-size="12pt" style:font-size-asian="12pt" style:font-size-complex="12pt"/>
    </style:style>
    <style:style style:name="T220_32" style:family="text">
      <style:text-properties fo:font-size="12pt" style:font-size-asian="12pt" style:font-size-complex="12pt"/>
    </style:style>
    <style:style style:name="T220_33" style:family="text">
      <style:text-properties fo:font-size="12pt" style:font-size-asian="12pt" style:font-size-complex="12pt"/>
    </style:style>
    <style:style style:name="T220_34" style:family="text">
      <style:text-properties fo:font-size="12pt" style:font-size-asian="12pt" style:font-size-complex="12pt"/>
    </style:style>
    <style:style style:name="T220_35" style:family="text">
      <style:text-properties fo:font-size="12pt" style:font-size-asian="12pt" style:font-size-complex="12pt"/>
    </style:style>
    <style:style style:name="T220_36" style:family="text">
      <style:text-properties fo:font-size="12pt" style:font-size-asian="12pt" style:font-size-complex="12pt"/>
    </style:style>
    <style:style style:name="T220_37" style:family="text">
      <style:text-properties fo:font-size="12pt" style:font-size-asian="12pt" style:font-size-complex="12pt"/>
    </style:style>
    <style:style style:name="T220_38" style:family="text">
      <style:text-properties fo:font-size="12pt" style:font-size-asian="12pt" style:font-size-complex="12pt"/>
    </style:style>
    <style:style style:name="T220_39" style:family="text">
      <style:text-properties fo:font-size="12pt" style:font-size-asian="12pt" style:font-size-complex="12pt"/>
    </style:style>
    <style:style style:name="T220_40" style:family="text">
      <style:text-properties fo:font-size="12pt" style:font-size-asian="12pt" style:font-size-complex="12pt"/>
    </style:style>
    <style:style style:name="T220_41" style:family="text">
      <style:text-properties fo:font-size="12pt" style:font-size-asian="12pt" style:font-size-complex="12pt"/>
    </style:style>
    <style:style style:name="T220_42" style:family="text">
      <style:text-properties fo:font-size="12pt" style:font-size-asian="12pt" style:font-size-complex="12pt"/>
    </style:style>
    <style:style style:name="T220_43" style:family="text">
      <style:text-properties fo:font-size="12pt" style:font-size-asian="12pt" style:font-size-complex="12pt"/>
    </style:style>
    <style:style style:name="T220_44" style:family="text">
      <style:text-properties fo:font-size="12pt" style:font-size-asian="12pt" style:font-size-complex="12pt"/>
    </style:style>
    <style:style style:name="T220_45" style:family="text">
      <style:text-properties fo:font-size="12pt" style:font-size-asian="12pt" style:font-size-complex="12pt"/>
    </style:style>
    <style:style style:name="T220_46" style:family="text">
      <style:text-properties fo:font-size="12pt" style:font-size-asian="12pt" style:font-size-complex="12pt"/>
    </style:style>
    <style:style style:name="T220_47" style:family="text">
      <style:text-properties fo:font-size="12pt" style:font-size-asian="12pt" style:font-size-complex="12pt"/>
    </style:style>
    <style:style style:name="T220_48" style:family="text">
      <style:text-properties fo:font-size="12pt" style:font-size-asian="12pt" style:font-size-complex="12pt"/>
    </style:style>
    <style:style style:name="T220_49" style:family="text">
      <style:text-properties fo:font-size="12pt" style:font-size-asian="12pt" style:font-size-complex="12pt"/>
    </style:style>
    <style:style style:name="T220_50" style:family="text">
      <style:text-properties fo:font-size="12pt" style:font-size-asian="12pt" style:font-size-complex="12pt"/>
    </style:style>
    <style:style style:name="T220_51" style:family="text">
      <style:text-properties fo:font-size="12pt" style:font-size-asian="12pt" style:font-size-complex="12pt"/>
    </style:style>
    <style:style style:name="T220_52" style:family="text">
      <style:text-properties fo:font-size="12pt" style:font-size-asian="12pt" style:font-size-complex="12pt"/>
    </style:style>
    <style:style style:name="T220_53" style:family="text">
      <style:text-properties fo:font-size="12pt" style:font-size-asian="12pt" style:font-size-complex="12pt"/>
    </style:style>
    <style:style style:name="T220_54" style:family="text">
      <style:text-properties fo:font-size="12pt" style:font-size-asian="12pt" style:font-size-complex="12pt"/>
    </style:style>
    <style:style style:name="T220_55" style:family="text">
      <style:text-properties fo:font-size="12pt" style:font-size-asian="12pt" style:font-size-complex="12pt"/>
    </style:style>
    <style:style style:name="T220_56" style:family="text">
      <style:text-properties fo:font-size="12pt" style:font-size-asian="12pt" style:font-size-complex="12pt"/>
    </style:style>
    <style:style style:name="T220_57" style:family="text">
      <style:text-properties fo:font-size="12pt" style:font-size-asian="12pt" style:font-size-complex="12pt"/>
    </style:style>
    <style:style style:name="T220_58" style:family="text">
      <style:text-properties fo:font-size="12pt" style:font-size-asian="12pt" style:font-size-complex="12pt"/>
    </style:style>
    <style:style style:name="T220_59" style:family="text">
      <style:text-properties fo:font-size="12pt" style:font-size-asian="12pt" style:font-size-complex="12pt"/>
    </style:style>
    <style:style style:name="T220_60" style:family="text">
      <style:text-properties fo:font-size="12pt" style:font-size-asian="12pt" style:font-size-complex="12pt"/>
    </style:style>
    <style:style style:name="T220_61" style:family="text">
      <style:text-properties fo:font-size="12pt" style:font-size-asian="12pt" style:font-size-complex="12pt"/>
    </style:style>
    <style:style style:name="T220_62" style:family="text">
      <style:text-properties fo:font-size="12pt" style:font-size-asian="12pt" style:font-size-complex="12pt"/>
    </style:style>
    <style:style style:name="T220_63" style:family="text">
      <style:text-properties fo:font-size="12pt" style:font-size-asian="12pt" style:font-size-complex="12pt"/>
    </style:style>
    <style:style style:name="T220_64" style:family="text">
      <style:text-properties fo:font-size="12pt" style:font-size-asian="12pt" style:font-size-complex="12pt"/>
    </style:style>
    <style:style style:name="T220_65" style:family="text">
      <style:text-properties fo:font-size="12pt" style:font-size-asian="12pt" style:font-size-complex="12pt"/>
    </style:style>
    <style:style style:name="T220_66" style:family="text">
      <style:text-properties fo:font-size="12pt" style:font-size-asian="12pt" style:font-size-complex="12pt"/>
    </style:style>
    <style:style style:name="T220_67" style:family="text">
      <style:text-properties fo:font-size="12pt" style:font-size-asian="12pt" style:font-size-complex="12pt"/>
    </style:style>
    <style:style style:name="T220_68" style:family="text">
      <style:text-properties fo:font-size="12pt" style:font-size-asian="12pt" style:font-size-complex="12pt"/>
    </style:style>
    <style:style style:name="T220_69" style:family="text">
      <style:text-properties fo:font-size="12pt" style:font-size-asian="12pt" style:font-size-complex="12pt"/>
    </style:style>
    <style:style style:name="T220_70" style:family="text">
      <style:text-properties fo:font-size="12pt" style:font-size-asian="12pt" style:font-size-complex="12pt"/>
    </style:style>
    <style:style style:name="T220_71" style:family="text">
      <style:text-properties fo:font-size="12pt" style:font-size-asian="12pt" style:font-size-complex="12pt"/>
    </style:style>
    <style:style style:name="T220_72" style:family="text">
      <style:text-properties fo:font-size="12pt" style:font-size-asian="12pt" style:font-size-complex="12pt"/>
    </style:style>
    <style:style style:name="T220_73" style:family="text">
      <style:text-properties fo:font-size="12pt" style:font-size-asian="12pt" style:font-size-complex="12pt"/>
    </style:style>
    <style:style style:name="T220_74" style:family="text">
      <style:text-properties fo:font-size="12pt" style:font-size-asian="12pt" style:font-size-complex="12pt"/>
    </style:style>
    <style:style style:name="T220_75" style:family="text">
      <style:text-properties fo:font-size="12pt" style:font-size-asian="12pt" style:font-size-complex="12pt"/>
    </style:style>
    <style:style style:name="T220_76" style:family="text">
      <style:text-properties fo:font-size="12pt" style:font-size-asian="12pt" style:font-size-complex="12pt"/>
    </style:style>
    <style:style style:name="T220_77" style:family="text">
      <style:text-properties fo:font-size="12pt" style:font-size-asian="12pt" style:font-size-complex="12pt"/>
    </style:style>
    <style:style style:name="T220_78" style:family="text">
      <style:text-properties fo:font-size="12pt" style:font-size-asian="12pt" style:font-size-complex="12pt"/>
    </style:style>
    <style:style style:name="T220_79" style:family="text">
      <style:text-properties fo:font-size="12pt" style:font-size-asian="12pt" style:font-size-complex="12pt"/>
    </style:style>
    <style:style style:name="T220_80" style:family="text">
      <style:text-properties fo:font-size="12pt" style:font-size-asian="12pt" style:font-size-complex="12pt"/>
    </style:style>
    <style:style style:name="T220_81" style:family="text">
      <style:text-properties fo:font-size="12pt" style:font-size-asian="12pt" style:font-size-complex="12pt"/>
    </style:style>
    <style:style style:name="T220_82" style:family="text">
      <style:text-properties fo:font-size="12pt" style:font-size-asian="12pt" style:font-size-complex="12pt"/>
    </style:style>
    <style:style style:name="T220_83" style:family="text">
      <style:text-properties fo:font-size="12pt" style:font-size-asian="12pt" style:font-size-complex="12pt"/>
    </style:style>
    <style:style style:name="T220_84" style:family="text">
      <style:text-properties fo:font-size="12pt" style:font-size-asian="12pt" style:font-size-complex="12pt"/>
    </style:style>
    <style:style style:name="T220_85" style:family="text">
      <style:text-properties fo:font-size="12pt" style:font-size-asian="12pt" style:font-size-complex="12pt"/>
    </style:style>
    <style:style style:name="T220_86" style:family="text">
      <style:text-properties fo:font-size="12pt" style:font-size-asian="12pt" style:font-size-complex="12pt"/>
    </style:style>
    <style:style style:name="T220_87" style:family="text">
      <style:text-properties fo:font-size="12pt" style:font-size-asian="12pt" style:font-size-complex="12pt"/>
    </style:style>
    <style:style style:name="T220_88" style:family="text">
      <style:text-properties fo:font-size="12pt" style:font-size-asian="12pt" style:font-size-complex="12pt"/>
    </style:style>
    <style:style style:name="T220_89" style:family="text">
      <style:text-properties fo:font-size="12pt" style:font-size-asian="12pt" style:font-size-complex="12pt"/>
    </style:style>
    <style:style style:name="T220_90" style:family="text">
      <style:text-properties fo:font-size="12pt" style:font-size-asian="12pt" style:font-size-complex="12pt"/>
    </style:style>
    <style:style style:name="T220_91" style:family="text">
      <style:text-properties fo:font-size="12pt" style:font-size-asian="12pt" style:font-size-complex="12pt"/>
    </style:style>
    <style:style style:name="T220_92" style:family="text">
      <style:text-properties fo:font-size="12pt" style:font-size-asian="12pt" style:font-size-complex="12pt"/>
    </style:style>
    <style:style style:name="P221" style:family="paragraph" style:parent-style-name="Standard">
      <style:paragraph-properties fo:text-align="justify" fo:break-before="auto" fo:line-height="138%" style:writing-mode="rl-tb"/>
    </style:style>
    <style:style style:name="T221_1" style:family="text">
      <style:text-properties fo:font-size="12pt" style:font-size-asian="12pt" style:font-size-complex="12pt"/>
    </style:style>
    <style:style style:name="T221_2" style:family="text">
      <style:text-properties fo:font-size="12pt" style:font-size-asian="12pt" style:font-size-complex="12pt"/>
    </style:style>
    <style:style style:name="T221_3" style:family="text">
      <style:text-properties fo:font-size="12pt" style:font-size-asian="12pt" style:font-size-complex="12pt"/>
    </style:style>
    <style:style style:name="T221_4" style:family="text">
      <style:text-properties fo:font-size="12pt" style:font-size-asian="12pt" style:font-size-complex="12pt"/>
    </style:style>
    <style:style style:name="T221_5" style:family="text">
      <style:text-properties fo:font-size="12pt" style:font-size-asian="12pt" style:font-size-complex="12pt"/>
    </style:style>
    <style:style style:name="T221_6" style:family="text">
      <style:text-properties fo:font-size="12pt" style:font-size-asian="12pt" style:font-size-complex="12pt"/>
    </style:style>
    <style:style style:name="T221_7" style:family="text">
      <style:text-properties fo:font-size="12pt" style:font-size-asian="12pt" style:font-size-complex="12pt"/>
    </style:style>
    <style:style style:name="T221_8" style:family="text">
      <style:text-properties fo:font-size="12pt" style:font-size-asian="12pt" style:font-size-complex="12pt"/>
    </style:style>
    <style:style style:name="T221_9" style:family="text">
      <style:text-properties fo:font-size="12pt" style:font-size-asian="12pt" style:font-size-complex="12pt"/>
    </style:style>
    <style:style style:name="T221_10" style:family="text">
      <style:text-properties fo:font-size="12pt" style:font-size-asian="12pt" style:font-size-complex="12pt"/>
    </style:style>
    <style:style style:name="T221_11" style:family="text">
      <style:text-properties fo:font-size="12pt" style:font-size-asian="12pt" style:font-size-complex="12pt"/>
    </style:style>
    <style:style style:name="T221_12" style:family="text">
      <style:text-properties fo:font-size="12pt" style:font-size-asian="12pt" style:font-size-complex="12pt"/>
    </style:style>
    <style:style style:name="T221_13" style:family="text">
      <style:text-properties fo:font-size="12pt" style:font-size-asian="12pt" style:font-size-complex="12pt"/>
    </style:style>
    <style:style style:name="T221_14" style:family="text">
      <style:text-properties fo:font-size="12pt" style:font-size-asian="12pt" style:font-size-complex="12pt"/>
    </style:style>
    <style:style style:name="T221_15" style:family="text">
      <style:text-properties fo:font-size="12pt" style:font-size-asian="12pt" style:font-size-complex="12pt"/>
    </style:style>
    <style:style style:name="T221_16" style:family="text">
      <style:text-properties fo:font-size="12pt" style:font-size-asian="12pt" style:font-size-complex="12pt"/>
    </style:style>
    <style:style style:name="T221_17" style:family="text">
      <style:text-properties fo:font-size="12pt" style:font-size-asian="12pt" style:font-size-complex="12pt"/>
    </style:style>
    <style:style style:name="T221_18" style:family="text">
      <style:text-properties fo:font-size="12pt" style:font-size-asian="12pt" style:font-size-complex="12pt"/>
    </style:style>
    <style:style style:name="T221_19" style:family="text">
      <style:text-properties fo:font-size="12pt" style:font-size-asian="12pt" style:font-size-complex="12pt"/>
    </style:style>
    <style:style style:name="T221_20" style:family="text">
      <style:text-properties fo:font-size="12pt" style:font-size-asian="12pt" style:font-size-complex="12pt"/>
    </style:style>
    <style:style style:name="T221_21" style:family="text">
      <style:text-properties fo:font-size="12pt" style:font-size-asian="12pt" style:font-size-complex="12pt"/>
    </style:style>
    <style:style style:name="T221_22" style:family="text">
      <style:text-properties fo:font-size="12pt" style:font-size-asian="12pt" style:font-size-complex="12pt"/>
    </style:style>
    <style:style style:name="T221_23" style:family="text">
      <style:text-properties fo:font-size="12pt" style:font-size-asian="12pt" style:font-size-complex="12pt"/>
    </style:style>
    <style:style style:name="T221_24" style:family="text">
      <style:text-properties fo:font-size="12pt" style:font-size-asian="12pt" style:font-size-complex="12pt"/>
    </style:style>
    <style:style style:name="T221_25" style:family="text">
      <style:text-properties fo:font-size="12pt" style:font-size-asian="12pt" style:font-size-complex="12pt"/>
    </style:style>
    <style:style style:name="T221_26" style:family="text">
      <style:text-properties fo:font-size="12pt" style:font-size-asian="12pt" style:font-size-complex="12pt"/>
    </style:style>
    <style:style style:name="T221_27" style:family="text">
      <style:text-properties fo:font-size="12pt" style:font-size-asian="12pt" style:font-size-complex="12pt"/>
    </style:style>
    <style:style style:name="T221_28" style:family="text">
      <style:text-properties fo:font-size="12pt" style:font-size-asian="12pt" style:font-size-complex="12pt"/>
    </style:style>
    <style:style style:name="T221_29" style:family="text">
      <style:text-properties fo:font-size="12pt" style:font-size-asian="12pt" style:font-size-complex="12pt"/>
    </style:style>
    <style:style style:name="T221_30" style:family="text">
      <style:text-properties fo:font-size="12pt" style:font-size-asian="12pt" style:font-size-complex="12pt"/>
    </style:style>
    <style:style style:name="T221_31" style:family="text">
      <style:text-properties fo:font-size="12pt" style:font-size-asian="12pt" style:font-size-complex="12pt"/>
    </style:style>
    <style:style style:name="T221_32" style:family="text">
      <style:text-properties fo:font-size="12pt" style:font-size-asian="12pt" style:font-size-complex="12pt"/>
    </style:style>
    <style:style style:name="T221_33" style:family="text">
      <style:text-properties fo:font-size="12pt" style:font-size-asian="12pt" style:font-size-complex="12pt"/>
    </style:style>
    <style:style style:name="T221_34" style:family="text">
      <style:text-properties fo:font-size="12pt" style:font-size-asian="12pt" style:font-size-complex="12pt"/>
    </style:style>
    <style:style style:name="T221_35" style:family="text">
      <style:text-properties fo:font-size="12pt" style:font-size-asian="12pt" style:font-size-complex="12pt"/>
    </style:style>
    <style:style style:name="T221_36" style:family="text">
      <style:text-properties fo:font-size="12pt" style:font-size-asian="12pt" style:font-size-complex="12pt"/>
    </style:style>
    <style:style style:name="T221_37" style:family="text">
      <style:text-properties fo:font-size="12pt" style:font-size-asian="12pt" style:font-size-complex="12pt"/>
    </style:style>
    <style:style style:name="T221_38" style:family="text">
      <style:text-properties fo:font-size="12pt" style:font-size-asian="12pt" style:font-size-complex="12pt"/>
    </style:style>
    <style:style style:name="T221_39" style:family="text">
      <style:text-properties fo:font-size="12pt" style:font-size-asian="12pt" style:font-size-complex="12pt"/>
    </style:style>
    <style:style style:name="T221_40" style:family="text">
      <style:text-properties fo:font-size="12pt" style:font-size-asian="12pt" style:font-size-complex="12pt"/>
    </style:style>
    <style:style style:name="T221_41" style:family="text">
      <style:text-properties fo:font-size="12pt" style:font-size-asian="12pt" style:font-size-complex="12pt"/>
    </style:style>
    <style:style style:name="T221_42" style:family="text">
      <style:text-properties fo:font-size="12pt" style:font-size-asian="12pt" style:font-size-complex="12pt"/>
    </style:style>
    <style:style style:name="T221_43" style:family="text">
      <style:text-properties fo:font-size="12pt" style:font-size-asian="12pt" style:font-size-complex="12pt"/>
    </style:style>
    <style:style style:name="T221_44" style:family="text">
      <style:text-properties fo:font-size="12pt" style:font-size-asian="12pt" style:font-size-complex="12pt"/>
    </style:style>
    <style:style style:name="T221_45" style:family="text">
      <style:text-properties fo:font-size="12pt" style:font-size-asian="12pt" style:font-size-complex="12pt"/>
    </style:style>
    <style:style style:name="T221_46" style:family="text">
      <style:text-properties fo:font-size="12pt" style:font-size-asian="12pt" style:font-size-complex="12pt"/>
    </style:style>
    <style:style style:name="T221_47" style:family="text">
      <style:text-properties fo:font-size="12pt" style:font-size-asian="12pt" style:font-size-complex="12pt"/>
    </style:style>
    <style:style style:name="T221_48" style:family="text">
      <style:text-properties fo:font-size="12pt" style:font-size-asian="12pt" style:font-size-complex="12pt"/>
    </style:style>
    <style:style style:name="T221_49" style:family="text">
      <style:text-properties fo:font-size="12pt" style:font-size-asian="12pt" style:font-size-complex="12pt"/>
    </style:style>
    <style:style style:name="T221_50" style:family="text">
      <style:text-properties fo:font-size="12pt" style:font-size-asian="12pt" style:font-size-complex="12pt"/>
    </style:style>
    <style:style style:name="T221_51" style:family="text">
      <style:text-properties fo:font-size="12pt" style:font-size-asian="12pt" style:font-size-complex="12pt"/>
    </style:style>
    <style:style style:name="T221_52" style:family="text">
      <style:text-properties fo:font-size="12pt" style:font-size-asian="12pt" style:font-size-complex="12pt"/>
    </style:style>
    <style:style style:name="T221_53" style:family="text">
      <style:text-properties fo:font-size="12pt" style:font-size-asian="12pt" style:font-size-complex="12pt"/>
    </style:style>
    <style:style style:name="T221_54" style:family="text">
      <style:text-properties fo:font-size="12pt" style:font-size-asian="12pt" style:font-size-complex="12pt"/>
    </style:style>
    <style:style style:name="T221_55" style:family="text">
      <style:text-properties fo:font-size="12pt" style:font-size-asian="12pt" style:font-size-complex="12pt"/>
    </style:style>
    <style:style style:name="T221_56" style:family="text">
      <style:text-properties fo:font-size="12pt" style:font-size-asian="12pt" style:font-size-complex="12pt"/>
    </style:style>
    <style:style style:name="T221_57" style:family="text">
      <style:text-properties fo:font-size="12pt" style:font-size-asian="12pt" style:font-size-complex="12pt"/>
    </style:style>
    <style:style style:name="T221_58" style:family="text">
      <style:text-properties fo:font-size="12pt" style:font-size-asian="12pt" style:font-size-complex="12pt"/>
    </style:style>
    <style:style style:name="T221_59" style:family="text">
      <style:text-properties fo:font-size="12pt" style:font-size-asian="12pt" style:font-size-complex="12pt"/>
    </style:style>
    <style:style style:name="T221_60" style:family="text">
      <style:text-properties fo:font-size="12pt" style:font-size-asian="12pt" style:font-size-complex="12pt"/>
    </style:style>
    <style:style style:name="T221_61" style:family="text">
      <style:text-properties fo:font-size="12pt" style:font-size-asian="12pt" style:font-size-complex="12pt"/>
    </style:style>
    <style:style style:name="T221_62" style:family="text">
      <style:text-properties fo:font-size="12pt" style:font-size-asian="12pt" style:font-size-complex="12pt"/>
    </style:style>
    <style:style style:name="T221_63" style:family="text">
      <style:text-properties fo:font-size="12pt" style:font-size-asian="12pt" style:font-size-complex="12pt"/>
    </style:style>
    <style:style style:name="T221_64" style:family="text">
      <style:text-properties fo:font-size="12pt" style:font-size-asian="12pt" style:font-size-complex="12pt"/>
    </style:style>
    <style:style style:name="T221_65" style:family="text">
      <style:text-properties fo:font-size="12pt" style:font-size-asian="12pt" style:font-size-complex="12pt"/>
    </style:style>
    <style:style style:name="T221_66" style:family="text">
      <style:text-properties fo:font-size="12pt" style:font-size-asian="12pt" style:font-size-complex="12pt"/>
    </style:style>
    <style:style style:name="T221_67" style:family="text">
      <style:text-properties fo:font-size="12pt" style:font-size-asian="12pt" style:font-size-complex="12pt"/>
    </style:style>
    <style:style style:name="T221_68" style:family="text">
      <style:text-properties fo:font-size="12pt" style:font-size-asian="12pt" style:font-size-complex="12pt"/>
    </style:style>
    <style:style style:name="T221_69" style:family="text">
      <style:text-properties fo:font-size="12pt" style:font-size-asian="12pt" style:font-size-complex="12pt"/>
    </style:style>
    <style:style style:name="T221_70" style:family="text">
      <style:text-properties fo:font-size="12pt" style:font-size-asian="12pt" style:font-size-complex="12pt"/>
    </style:style>
    <style:style style:name="T221_71" style:family="text">
      <style:text-properties fo:font-size="12pt" style:font-size-asian="12pt" style:font-size-complex="12pt"/>
    </style:style>
    <style:style style:name="T221_72" style:family="text">
      <style:text-properties fo:font-size="12pt" style:font-size-asian="12pt" style:font-size-complex="12pt"/>
    </style:style>
    <style:style style:name="T221_73" style:family="text">
      <style:text-properties fo:font-size="12pt" style:font-size-asian="12pt" style:font-size-complex="12pt"/>
    </style:style>
    <style:style style:name="T221_74" style:family="text">
      <style:text-properties fo:font-size="12pt" style:font-size-asian="12pt" style:font-size-complex="12pt"/>
    </style:style>
    <style:style style:name="T221_75" style:family="text">
      <style:text-properties fo:font-size="12pt" style:font-size-asian="12pt" style:font-size-complex="12pt"/>
    </style:style>
    <style:style style:name="T221_76" style:family="text">
      <style:text-properties fo:font-size="12pt" style:font-size-asian="12pt" style:font-size-complex="12pt"/>
    </style:style>
    <style:style style:name="T221_77" style:family="text">
      <style:text-properties fo:font-size="12pt" style:font-size-asian="12pt" style:font-size-complex="12pt"/>
    </style:style>
    <style:style style:name="T221_78" style:family="text">
      <style:text-properties fo:font-size="12pt" style:font-size-asian="12pt" style:font-size-complex="12pt"/>
    </style:style>
    <style:style style:name="T221_79" style:family="text">
      <style:text-properties fo:font-size="12pt" style:font-size-asian="12pt" style:font-size-complex="12pt"/>
    </style:style>
    <style:style style:name="T221_80" style:family="text">
      <style:text-properties fo:font-size="12pt" style:font-size-asian="12pt" style:font-size-complex="12pt"/>
    </style:style>
    <style:style style:name="T221_81" style:family="text">
      <style:text-properties fo:font-size="12pt" style:font-size-asian="12pt" style:font-size-complex="12pt"/>
    </style:style>
    <style:style style:name="T221_82" style:family="text">
      <style:text-properties fo:font-size="12pt" style:font-size-asian="12pt" style:font-size-complex="12pt"/>
    </style:style>
    <style:style style:name="T221_83" style:family="text">
      <style:text-properties fo:font-size="12pt" style:font-size-asian="12pt" style:font-size-complex="12pt"/>
    </style:style>
    <style:style style:name="T221_84" style:family="text">
      <style:text-properties fo:font-size="12pt" style:font-size-asian="12pt" style:font-size-complex="12pt"/>
    </style:style>
    <style:style style:name="T221_85" style:family="text">
      <style:text-properties fo:font-size="12pt" style:font-size-asian="12pt" style:font-size-complex="12pt"/>
    </style:style>
    <style:style style:name="T221_86" style:family="text">
      <style:text-properties fo:font-size="12pt" style:font-size-asian="12pt" style:font-size-complex="12pt"/>
    </style:style>
    <style:style style:name="T221_87" style:family="text">
      <style:text-properties fo:font-size="12pt" style:font-size-asian="12pt" style:font-size-complex="12pt"/>
    </style:style>
    <style:style style:name="T221_88" style:family="text">
      <style:text-properties fo:font-size="12pt" style:font-size-asian="12pt" style:font-size-complex="12pt"/>
    </style:style>
    <style:style style:name="T221_89" style:family="text">
      <style:text-properties fo:font-size="12pt" style:font-size-asian="12pt" style:font-size-complex="12pt"/>
    </style:style>
    <style:style style:name="T221_90" style:family="text">
      <style:text-properties fo:font-size="12pt" style:font-size-asian="12pt" style:font-size-complex="12pt"/>
    </style:style>
    <style:style style:name="T221_91" style:family="text">
      <style:text-properties fo:font-size="12pt" style:font-size-asian="12pt" style:font-size-complex="12pt"/>
    </style:style>
    <style:style style:name="T221_92" style:family="text">
      <style:text-properties fo:font-size="12pt" style:font-size-asian="12pt" style:font-size-complex="12pt"/>
    </style:style>
    <style:style style:name="T221_93" style:family="text">
      <style:text-properties fo:font-size="12pt" style:font-size-asian="12pt" style:font-size-complex="12pt"/>
    </style:style>
    <style:style style:name="T221_94" style:family="text">
      <style:text-properties fo:font-size="12pt" style:font-size-asian="12pt" style:font-size-complex="12pt"/>
    </style:style>
    <style:style style:name="T221_95" style:family="text">
      <style:text-properties fo:font-size="12pt" style:font-size-asian="12pt" style:font-size-complex="12pt"/>
    </style:style>
    <style:style style:name="T221_96" style:family="text">
      <style:text-properties fo:font-size="12pt" style:font-size-asian="12pt" style:font-size-complex="12pt"/>
    </style:style>
    <style:style style:name="T221_97" style:family="text">
      <style:text-properties fo:font-size="12pt" style:font-size-asian="12pt" style:font-size-complex="12pt"/>
    </style:style>
    <style:style style:name="T221_98" style:family="text">
      <style:text-properties fo:font-size="12pt" style:font-size-asian="12pt" style:font-size-complex="12pt"/>
    </style:style>
    <style:style style:name="T221_99" style:family="text">
      <style:text-properties fo:font-size="12pt" style:font-size-asian="12pt" style:font-size-complex="12pt"/>
    </style:style>
    <style:style style:name="T221_100" style:family="text">
      <style:text-properties fo:font-size="12pt" style:font-size-asian="12pt" style:font-size-complex="12pt"/>
    </style:style>
    <style:style style:name="T221_101" style:family="text">
      <style:text-properties fo:font-size="12pt" style:font-size-asian="12pt" style:font-size-complex="12pt"/>
    </style:style>
    <style:style style:name="T221_102" style:family="text">
      <style:text-properties fo:font-size="12pt" style:font-size-asian="12pt" style:font-size-complex="12pt"/>
    </style:style>
    <style:style style:name="T221_103" style:family="text">
      <style:text-properties fo:font-size="12pt" style:font-size-asian="12pt" style:font-size-complex="12pt"/>
    </style:style>
    <style:style style:name="T221_104" style:family="text">
      <style:text-properties fo:font-size="12pt" style:font-size-asian="12pt" style:font-size-complex="12pt"/>
    </style:style>
    <style:style style:name="T221_105" style:family="text">
      <style:text-properties fo:font-size="12pt" style:font-size-asian="12pt" style:font-size-complex="12pt"/>
    </style:style>
    <style:style style:name="T221_106" style:family="text">
      <style:text-properties fo:font-size="12pt" style:font-size-asian="12pt" style:font-size-complex="12pt"/>
    </style:style>
    <style:style style:name="T221_107" style:family="text">
      <style:text-properties fo:font-size="12pt" style:font-size-asian="12pt" style:font-size-complex="12pt"/>
    </style:style>
    <style:style style:name="T221_108" style:family="text">
      <style:text-properties fo:font-size="12pt" style:font-size-asian="12pt" style:font-size-complex="12pt"/>
    </style:style>
    <style:style style:name="T221_109" style:family="text">
      <style:text-properties fo:font-size="12pt" style:font-size-asian="12pt" style:font-size-complex="12pt"/>
    </style:style>
    <style:style style:name="T221_110" style:family="text">
      <style:text-properties fo:font-size="12pt" style:font-size-asian="12pt" style:font-size-complex="12pt"/>
    </style:style>
    <style:style style:name="T221_111" style:family="text">
      <style:text-properties fo:font-size="12pt" style:font-size-asian="12pt" style:font-size-complex="12pt"/>
    </style:style>
    <style:style style:name="T221_112" style:family="text">
      <style:text-properties fo:font-size="12pt" style:font-size-asian="12pt" style:font-size-complex="12pt"/>
    </style:style>
    <style:style style:name="T221_113" style:family="text">
      <style:text-properties fo:font-size="12pt" style:font-size-asian="12pt" style:font-size-complex="12pt"/>
    </style:style>
    <style:style style:name="T221_114" style:family="text">
      <style:text-properties fo:font-size="12pt" style:font-size-asian="12pt" style:font-size-complex="12pt"/>
    </style:style>
    <style:style style:name="T221_115" style:family="text">
      <style:text-properties fo:font-size="12pt" style:font-size-asian="12pt" style:font-size-complex="12pt"/>
    </style:style>
    <style:style style:name="T221_116" style:family="text">
      <style:text-properties fo:font-size="12pt" style:font-size-asian="12pt" style:font-size-complex="12pt"/>
    </style:style>
    <style:style style:name="T221_117" style:family="text">
      <style:text-properties fo:font-size="12pt" style:font-size-asian="12pt" style:font-size-complex="12pt"/>
    </style:style>
    <style:style style:name="T221_118" style:family="text">
      <style:text-properties fo:font-size="12pt" style:font-size-asian="12pt" style:font-size-complex="12pt"/>
    </style:style>
    <style:style style:name="T221_119" style:family="text">
      <style:text-properties fo:font-size="12pt" style:font-size-asian="12pt" style:font-size-complex="12pt"/>
    </style:style>
    <style:style style:name="T221_120" style:family="text">
      <style:text-properties fo:font-size="12pt" style:font-size-asian="12pt" style:font-size-complex="12pt"/>
    </style:style>
    <style:style style:name="T221_121" style:family="text">
      <style:text-properties fo:font-size="12pt" style:font-size-asian="12pt" style:font-size-complex="12pt"/>
    </style:style>
    <style:style style:name="T221_122" style:family="text">
      <style:text-properties fo:font-size="12pt" style:font-size-asian="12pt" style:font-size-complex="12pt"/>
    </style:style>
    <style:style style:name="T221_123" style:family="text">
      <style:text-properties fo:font-size="12pt" style:font-size-asian="12pt" style:font-size-complex="12pt"/>
    </style:style>
    <style:style style:name="T221_124" style:family="text">
      <style:text-properties fo:font-size="12pt" style:font-size-asian="12pt" style:font-size-complex="12pt"/>
    </style:style>
    <style:style style:name="T221_125" style:family="text">
      <style:text-properties fo:font-size="12pt" style:font-size-asian="12pt" style:font-size-complex="12pt"/>
    </style:style>
    <style:style style:name="T221_126" style:family="text">
      <style:text-properties fo:font-size="12pt" style:font-size-asian="12pt" style:font-size-complex="12pt"/>
    </style:style>
    <style:style style:name="T221_127" style:family="text">
      <style:text-properties fo:font-size="12pt" style:font-size-asian="12pt" style:font-size-complex="12pt"/>
    </style:style>
    <style:style style:name="T221_128" style:family="text">
      <style:text-properties fo:font-size="12pt" style:font-size-asian="12pt" style:font-size-complex="12pt"/>
    </style:style>
    <style:style style:name="T221_129" style:family="text">
      <style:text-properties fo:font-size="12pt" style:font-size-asian="12pt" style:font-size-complex="12pt"/>
    </style:style>
    <style:style style:name="T221_130" style:family="text">
      <style:text-properties fo:font-size="12pt" style:font-size-asian="12pt" style:font-size-complex="12pt"/>
    </style:style>
    <style:style style:name="T221_131" style:family="text">
      <style:text-properties fo:font-size="12pt" style:font-size-asian="12pt" style:font-size-complex="12pt"/>
    </style:style>
    <style:style style:name="T221_132" style:family="text">
      <style:text-properties fo:font-size="12pt" style:font-size-asian="12pt" style:font-size-complex="12pt"/>
    </style:style>
    <style:style style:name="T221_133" style:family="text">
      <style:text-properties fo:font-size="12pt" style:font-size-asian="12pt" style:font-size-complex="12pt"/>
    </style:style>
    <style:style style:name="T221_134" style:family="text">
      <style:text-properties fo:font-size="12pt" style:font-size-asian="12pt" style:font-size-complex="12pt"/>
    </style:style>
    <style:style style:name="T221_135" style:family="text">
      <style:text-properties fo:font-size="12pt" style:font-size-asian="12pt" style:font-size-complex="12pt"/>
    </style:style>
    <style:style style:name="T221_136" style:family="text">
      <style:text-properties fo:font-size="12pt" style:font-size-asian="12pt" style:font-size-complex="12pt"/>
    </style:style>
    <style:style style:name="T221_137" style:family="text">
      <style:text-properties fo:font-size="12pt" style:font-size-asian="12pt" style:font-size-complex="12pt"/>
    </style:style>
    <style:style style:name="T221_138" style:family="text">
      <style:text-properties fo:font-size="12pt" style:font-size-asian="12pt" style:font-size-complex="12pt"/>
    </style:style>
    <style:style style:name="T221_139" style:family="text">
      <style:text-properties fo:font-size="12pt" style:font-size-asian="12pt" style:font-size-complex="12pt"/>
    </style:style>
    <style:style style:name="T221_140" style:family="text">
      <style:text-properties fo:font-size="12pt" style:font-size-asian="12pt" style:font-size-complex="12pt"/>
    </style:style>
    <style:style style:name="T221_141" style:family="text">
      <style:text-properties fo:font-size="12pt" style:font-size-asian="12pt" style:font-size-complex="12pt"/>
    </style:style>
    <style:style style:name="T221_142" style:family="text">
      <style:text-properties fo:font-size="12pt" style:font-size-asian="12pt" style:font-size-complex="12pt"/>
    </style:style>
    <style:style style:name="T221_143" style:family="text">
      <style:text-properties fo:font-size="12pt" style:font-size-asian="12pt" style:font-size-complex="12pt"/>
    </style:style>
    <style:style style:name="T221_144" style:family="text">
      <style:text-properties fo:font-size="12pt" style:font-size-asian="12pt" style:font-size-complex="12pt"/>
    </style:style>
    <style:style style:name="T221_145" style:family="text">
      <style:text-properties fo:font-size="12pt" style:font-size-asian="12pt" style:font-size-complex="12pt"/>
    </style:style>
    <style:style style:name="T221_146" style:family="text">
      <style:text-properties fo:font-size="12pt" style:font-size-asian="12pt" style:font-size-complex="12pt"/>
    </style:style>
    <style:style style:name="T221_147" style:family="text">
      <style:text-properties fo:font-size="12pt" style:font-size-asian="12pt" style:font-size-complex="12pt"/>
    </style:style>
    <style:style style:name="T221_148" style:family="text">
      <style:text-properties fo:font-size="12pt" style:font-size-asian="12pt" style:font-size-complex="12pt"/>
    </style:style>
    <style:style style:name="P222" style:family="paragraph" style:parent-style-name="Standard">
      <style:paragraph-properties fo:text-align="justify" fo:break-before="auto" fo:line-height="138%" style:writing-mode="rl-tb"/>
    </style:style>
    <style:style style:name="T222_1" style:family="text">
      <style:text-properties fo:font-size="12pt" style:font-size-asian="12pt" style:font-size-complex="12pt"/>
    </style:style>
    <style:style style:name="T222_2" style:family="text">
      <style:text-properties fo:font-size="12pt" style:font-size-asian="12pt" style:font-size-complex="12pt"/>
    </style:style>
    <style:style style:name="T222_3" style:family="text">
      <style:text-properties fo:font-size="12pt" style:font-size-asian="12pt" style:font-size-complex="12pt"/>
    </style:style>
    <style:style style:name="T222_4" style:family="text">
      <style:text-properties fo:font-size="12pt" style:font-size-asian="12pt" style:font-size-complex="12pt"/>
    </style:style>
    <style:style style:name="T222_5" style:family="text">
      <style:text-properties fo:font-size="12pt" style:font-size-asian="12pt" style:font-size-complex="12pt"/>
    </style:style>
    <style:style style:name="T222_6" style:family="text">
      <style:text-properties fo:font-size="12pt" style:font-size-asian="12pt" style:font-size-complex="12pt"/>
    </style:style>
    <style:style style:name="T222_7" style:family="text">
      <style:text-properties fo:font-size="12pt" style:font-size-asian="12pt" style:font-size-complex="12pt"/>
    </style:style>
    <style:style style:name="T222_8" style:family="text">
      <style:text-properties fo:font-size="12pt" style:font-size-asian="12pt" style:font-size-complex="12pt"/>
    </style:style>
    <style:style style:name="T222_9" style:family="text">
      <style:text-properties fo:font-size="12pt" style:font-size-asian="12pt" style:font-size-complex="12pt"/>
    </style:style>
    <style:style style:name="T222_10" style:family="text">
      <style:text-properties fo:font-size="12pt" style:font-size-asian="12pt" style:font-size-complex="12pt"/>
    </style:style>
    <style:style style:name="T222_11" style:family="text">
      <style:text-properties fo:font-size="12pt" style:font-size-asian="12pt" style:font-size-complex="12pt"/>
    </style:style>
    <style:style style:name="T222_12" style:family="text">
      <style:text-properties fo:font-size="12pt" style:font-size-asian="12pt" style:font-size-complex="12pt"/>
    </style:style>
    <style:style style:name="T222_13" style:family="text">
      <style:text-properties fo:font-size="12pt" style:font-size-asian="12pt" style:font-size-complex="12pt"/>
    </style:style>
    <style:style style:name="T222_14" style:family="text">
      <style:text-properties fo:font-size="12pt" style:font-size-asian="12pt" style:font-size-complex="12pt"/>
    </style:style>
    <style:style style:name="T222_15" style:family="text">
      <style:text-properties fo:font-size="12pt" style:font-size-asian="12pt" style:font-size-complex="12pt"/>
    </style:style>
    <style:style style:name="T222_16" style:family="text">
      <style:text-properties fo:font-size="12pt" style:font-size-asian="12pt" style:font-size-complex="12pt"/>
    </style:style>
    <style:style style:name="T222_17" style:family="text">
      <style:text-properties fo:font-size="12pt" style:font-size-asian="12pt" style:font-size-complex="12pt"/>
    </style:style>
    <style:style style:name="T222_18" style:family="text">
      <style:text-properties fo:font-size="12pt" style:font-size-asian="12pt" style:font-size-complex="12pt"/>
    </style:style>
    <style:style style:name="T222_19" style:family="text">
      <style:text-properties fo:font-size="12pt" style:font-size-asian="12pt" style:font-size-complex="12pt"/>
    </style:style>
    <style:style style:name="T222_20" style:family="text">
      <style:text-properties fo:font-size="12pt" style:font-size-asian="12pt" style:font-size-complex="12pt"/>
    </style:style>
    <style:style style:name="T222_21" style:family="text">
      <style:text-properties fo:font-size="12pt" style:font-size-asian="12pt" style:font-size-complex="12pt"/>
    </style:style>
    <style:style style:name="T222_22" style:family="text">
      <style:text-properties fo:font-size="12pt" style:font-size-asian="12pt" style:font-size-complex="12pt"/>
    </style:style>
    <style:style style:name="T222_23" style:family="text">
      <style:text-properties fo:font-size="12pt" style:font-size-asian="12pt" style:font-size-complex="12pt"/>
    </style:style>
    <style:style style:name="T222_24" style:family="text">
      <style:text-properties fo:font-size="12pt" style:font-size-asian="12pt" style:font-size-complex="12pt"/>
    </style:style>
    <style:style style:name="T222_25" style:family="text">
      <style:text-properties fo:font-size="12pt" style:font-size-asian="12pt" style:font-size-complex="12pt"/>
    </style:style>
    <style:style style:name="T222_26" style:family="text">
      <style:text-properties fo:font-size="12pt" style:font-size-asian="12pt" style:font-size-complex="12pt"/>
    </style:style>
    <style:style style:name="T222_27" style:family="text">
      <style:text-properties fo:font-size="12pt" style:font-size-asian="12pt" style:font-size-complex="12pt"/>
    </style:style>
    <style:style style:name="T222_28" style:family="text">
      <style:text-properties fo:font-size="12pt" style:font-size-asian="12pt" style:font-size-complex="12pt"/>
    </style:style>
    <style:style style:name="T222_29" style:family="text">
      <style:text-properties fo:font-size="12pt" style:font-size-asian="12pt" style:font-size-complex="12pt"/>
    </style:style>
    <style:style style:name="T222_30" style:family="text">
      <style:text-properties fo:font-size="12pt" style:font-size-asian="12pt" style:font-size-complex="12pt"/>
    </style:style>
    <style:style style:name="T222_31" style:family="text">
      <style:text-properties fo:font-size="12pt" style:font-size-asian="12pt" style:font-size-complex="12pt"/>
    </style:style>
    <style:style style:name="T222_32" style:family="text">
      <style:text-properties fo:font-size="12pt" style:font-size-asian="12pt" style:font-size-complex="12pt"/>
    </style:style>
    <style:style style:name="T222_33" style:family="text">
      <style:text-properties fo:font-size="12pt" style:font-size-asian="12pt" style:font-size-complex="12pt"/>
    </style:style>
    <style:style style:name="T222_34" style:family="text">
      <style:text-properties fo:font-size="12pt" style:font-size-asian="12pt" style:font-size-complex="12pt"/>
    </style:style>
    <style:style style:name="T222_35" style:family="text">
      <style:text-properties fo:font-size="12pt" style:font-size-asian="12pt" style:font-size-complex="12pt"/>
    </style:style>
    <style:style style:name="T222_36" style:family="text">
      <style:text-properties fo:font-size="12pt" style:font-size-asian="12pt" style:font-size-complex="12pt"/>
    </style:style>
    <style:style style:name="T222_37" style:family="text">
      <style:text-properties fo:font-size="12pt" style:font-size-asian="12pt" style:font-size-complex="12pt"/>
    </style:style>
    <style:style style:name="T222_38" style:family="text">
      <style:text-properties fo:font-size="12pt" style:font-size-asian="12pt" style:font-size-complex="12pt"/>
    </style:style>
    <style:style style:name="T222_39" style:family="text">
      <style:text-properties fo:font-size="12pt" style:font-size-asian="12pt" style:font-size-complex="12pt"/>
    </style:style>
    <style:style style:name="T222_40" style:family="text">
      <style:text-properties fo:font-size="12pt" style:font-size-asian="12pt" style:font-size-complex="12pt"/>
    </style:style>
    <style:style style:name="T222_41" style:family="text">
      <style:text-properties fo:font-size="12pt" style:font-size-asian="12pt" style:font-size-complex="12pt"/>
    </style:style>
    <style:style style:name="T222_42" style:family="text">
      <style:text-properties fo:font-size="12pt" style:font-size-asian="12pt" style:font-size-complex="12pt"/>
    </style:style>
    <style:style style:name="T222_43" style:family="text">
      <style:text-properties fo:font-size="12pt" style:font-size-asian="12pt" style:font-size-complex="12pt"/>
    </style:style>
    <style:style style:name="T222_44" style:family="text">
      <style:text-properties fo:font-size="12pt" style:font-size-asian="12pt" style:font-size-complex="12pt"/>
    </style:style>
    <style:style style:name="T222_45" style:family="text">
      <style:text-properties fo:font-size="12pt" style:font-size-asian="12pt" style:font-size-complex="12pt"/>
    </style:style>
    <style:style style:name="T222_46" style:family="text">
      <style:text-properties fo:font-size="12pt" style:font-size-asian="12pt" style:font-size-complex="12pt"/>
    </style:style>
    <style:style style:name="T222_47" style:family="text">
      <style:text-properties fo:font-size="12pt" style:font-size-asian="12pt" style:font-size-complex="12pt"/>
    </style:style>
    <style:style style:name="T222_48" style:family="text">
      <style:text-properties fo:font-size="12pt" style:font-size-asian="12pt" style:font-size-complex="12pt"/>
    </style:style>
    <style:style style:name="T222_49" style:family="text">
      <style:text-properties fo:font-size="12pt" style:font-size-asian="12pt" style:font-size-complex="12pt"/>
    </style:style>
    <style:style style:name="T222_50" style:family="text">
      <style:text-properties fo:font-size="12pt" style:font-size-asian="12pt" style:font-size-complex="12pt"/>
    </style:style>
    <style:style style:name="T222_51" style:family="text">
      <style:text-properties fo:font-size="12pt" style:font-size-asian="12pt" style:font-size-complex="12pt"/>
    </style:style>
    <style:style style:name="T222_52" style:family="text">
      <style:text-properties fo:font-size="12pt" style:font-size-asian="12pt" style:font-size-complex="12pt"/>
    </style:style>
    <style:style style:name="T222_53" style:family="text">
      <style:text-properties fo:font-size="12pt" style:font-size-asian="12pt" style:font-size-complex="12pt"/>
    </style:style>
    <style:style style:name="T222_54" style:family="text">
      <style:text-properties fo:font-size="12pt" style:font-size-asian="12pt" style:font-size-complex="12pt"/>
    </style:style>
    <style:style style:name="T222_55" style:family="text">
      <style:text-properties fo:font-size="12pt" style:font-size-asian="12pt" style:font-size-complex="12pt"/>
    </style:style>
    <style:style style:name="T222_56" style:family="text">
      <style:text-properties fo:font-size="12pt" style:font-size-asian="12pt" style:font-size-complex="12pt"/>
    </style:style>
    <style:style style:name="T222_57" style:family="text">
      <style:text-properties fo:font-size="12pt" style:font-size-asian="12pt" style:font-size-complex="12pt"/>
    </style:style>
    <style:style style:name="T222_58" style:family="text">
      <style:text-properties fo:font-size="12pt" style:font-size-asian="12pt" style:font-size-complex="12pt"/>
    </style:style>
    <style:style style:name="T222_59" style:family="text">
      <style:text-properties fo:font-size="12pt" style:font-size-asian="12pt" style:font-size-complex="12pt"/>
    </style:style>
    <style:style style:name="T222_60" style:family="text">
      <style:text-properties fo:font-size="12pt" style:font-size-asian="12pt" style:font-size-complex="12pt"/>
    </style:style>
    <style:style style:name="T222_61" style:family="text">
      <style:text-properties fo:font-size="12pt" style:font-size-asian="12pt" style:font-size-complex="12pt"/>
    </style:style>
    <style:style style:name="T222_62" style:family="text">
      <style:text-properties fo:font-size="12pt" style:font-size-asian="12pt" style:font-size-complex="12pt"/>
    </style:style>
    <style:style style:name="T222_63" style:family="text">
      <style:text-properties fo:font-size="12pt" style:font-size-asian="12pt" style:font-size-complex="12pt"/>
    </style:style>
    <style:style style:name="T222_64" style:family="text">
      <style:text-properties fo:font-size="12pt" style:font-size-asian="12pt" style:font-size-complex="12pt"/>
    </style:style>
    <style:style style:name="T222_65" style:family="text">
      <style:text-properties fo:font-size="12pt" style:font-size-asian="12pt" style:font-size-complex="12pt"/>
    </style:style>
    <style:style style:name="T222_66" style:family="text">
      <style:text-properties fo:font-size="12pt" style:font-size-asian="12pt" style:font-size-complex="12pt"/>
    </style:style>
    <style:style style:name="T222_67" style:family="text">
      <style:text-properties fo:font-size="12pt" style:font-size-asian="12pt" style:font-size-complex="12pt"/>
    </style:style>
    <style:style style:name="T222_68" style:family="text">
      <style:text-properties fo:font-size="12pt" style:font-size-asian="12pt" style:font-size-complex="12pt"/>
    </style:style>
    <style:style style:name="T222_69" style:family="text">
      <style:text-properties fo:font-size="12pt" style:font-size-asian="12pt" style:font-size-complex="12pt"/>
    </style:style>
    <style:style style:name="T222_70" style:family="text">
      <style:text-properties fo:font-size="12pt" style:font-size-asian="12pt" style:font-size-complex="12pt"/>
    </style:style>
    <style:style style:name="T222_71" style:family="text">
      <style:text-properties fo:font-size="12pt" style:font-size-asian="12pt" style:font-size-complex="12pt"/>
    </style:style>
    <style:style style:name="T222_72" style:family="text">
      <style:text-properties fo:font-size="12pt" style:font-size-asian="12pt" style:font-size-complex="12pt"/>
    </style:style>
    <style:style style:name="T222_73" style:family="text">
      <style:text-properties fo:font-size="12pt" style:font-size-asian="12pt" style:font-size-complex="12pt"/>
    </style:style>
    <style:style style:name="T222_74" style:family="text">
      <style:text-properties fo:font-size="12pt" style:font-size-asian="12pt" style:font-size-complex="12pt"/>
    </style:style>
    <style:style style:name="T222_75" style:family="text">
      <style:text-properties fo:font-size="12pt" style:font-size-asian="12pt" style:font-size-complex="12pt"/>
    </style:style>
    <style:style style:name="T222_76" style:family="text">
      <style:text-properties fo:font-size="12pt" style:font-size-asian="12pt" style:font-size-complex="12pt"/>
    </style:style>
    <style:style style:name="T222_77" style:family="text">
      <style:text-properties fo:font-size="12pt" style:font-size-asian="12pt" style:font-size-complex="12pt"/>
    </style:style>
    <style:style style:name="T222_78" style:family="text">
      <style:text-properties fo:font-size="12pt" style:font-size-asian="12pt" style:font-size-complex="12pt"/>
    </style:style>
    <style:style style:name="T222_79" style:family="text">
      <style:text-properties fo:font-size="12pt" style:font-size-asian="12pt" style:font-size-complex="12pt"/>
    </style:style>
    <style:style style:name="T222_80" style:family="text">
      <style:text-properties fo:font-size="12pt" style:font-size-asian="12pt" style:font-size-complex="12pt"/>
    </style:style>
    <style:style style:name="T222_81" style:family="text">
      <style:text-properties fo:font-size="12pt" style:font-size-asian="12pt" style:font-size-complex="12pt"/>
    </style:style>
    <style:style style:name="T222_82" style:family="text">
      <style:text-properties fo:font-size="12pt" style:font-size-asian="12pt" style:font-size-complex="12pt"/>
    </style:style>
    <style:style style:name="T222_83" style:family="text">
      <style:text-properties fo:font-size="12pt" style:font-size-asian="12pt" style:font-size-complex="12pt"/>
    </style:style>
    <style:style style:name="T222_84" style:family="text">
      <style:text-properties fo:font-size="12pt" style:font-size-asian="12pt" style:font-size-complex="12pt"/>
    </style:style>
    <style:style style:name="T222_85" style:family="text">
      <style:text-properties fo:font-size="12pt" style:font-size-asian="12pt" style:font-size-complex="12pt"/>
    </style:style>
    <style:style style:name="T222_86" style:family="text">
      <style:text-properties fo:font-size="12pt" style:font-size-asian="12pt" style:font-size-complex="12pt"/>
    </style:style>
    <style:style style:name="T222_87" style:family="text">
      <style:text-properties fo:font-size="12pt" style:font-size-asian="12pt" style:font-size-complex="12pt"/>
    </style:style>
    <style:style style:name="T222_88" style:family="text">
      <style:text-properties fo:font-size="12pt" style:font-size-asian="12pt" style:font-size-complex="12pt"/>
    </style:style>
    <style:style style:name="T222_89" style:family="text">
      <style:text-properties fo:font-size="12pt" style:font-size-asian="12pt" style:font-size-complex="12pt"/>
    </style:style>
    <style:style style:name="T222_90" style:family="text">
      <style:text-properties fo:font-size="12pt" style:font-size-asian="12pt" style:font-size-complex="12pt"/>
    </style:style>
    <style:style style:name="T222_91" style:family="text">
      <style:text-properties fo:font-size="12pt" style:font-size-asian="12pt" style:font-size-complex="12pt"/>
    </style:style>
    <style:style style:name="T222_92" style:family="text">
      <style:text-properties fo:font-size="12pt" style:font-size-asian="12pt" style:font-size-complex="12pt"/>
    </style:style>
    <style:style style:name="T222_93" style:family="text">
      <style:text-properties fo:font-size="12pt" style:font-size-asian="12pt" style:font-size-complex="12pt"/>
    </style:style>
    <style:style style:name="T222_94" style:family="text">
      <style:text-properties fo:font-size="12pt" style:font-size-asian="12pt" style:font-size-complex="12pt"/>
    </style:style>
    <style:style style:name="T222_95" style:family="text">
      <style:text-properties fo:font-size="12pt" style:font-size-asian="12pt" style:font-size-complex="12pt"/>
    </style:style>
    <style:style style:name="T222_96" style:family="text">
      <style:text-properties fo:font-size="12pt" style:font-size-asian="12pt" style:font-size-complex="12pt"/>
    </style:style>
    <style:style style:name="T222_97" style:family="text">
      <style:text-properties fo:font-size="12pt" style:font-size-asian="12pt" style:font-size-complex="12pt"/>
    </style:style>
    <style:style style:name="T222_98" style:family="text">
      <style:text-properties fo:font-size="12pt" style:font-size-asian="12pt" style:font-size-complex="12pt"/>
    </style:style>
    <style:style style:name="T222_99" style:family="text">
      <style:text-properties fo:font-size="12pt" style:font-size-asian="12pt" style:font-size-complex="12pt"/>
    </style:style>
    <style:style style:name="T222_100" style:family="text">
      <style:text-properties fo:font-size="12pt" style:font-size-asian="12pt" style:font-size-complex="12pt"/>
    </style:style>
    <style:style style:name="T222_101" style:family="text">
      <style:text-properties fo:font-size="12pt" style:font-size-asian="12pt" style:font-size-complex="12pt"/>
    </style:style>
    <style:style style:name="T222_102" style:family="text">
      <style:text-properties fo:font-size="12pt" style:font-size-asian="12pt" style:font-size-complex="12pt"/>
    </style:style>
    <style:style style:name="P223" style:family="paragraph" style:parent-style-name="Standard">
      <style:paragraph-properties fo:text-align="justify" fo:break-before="auto" fo:line-height="138%" style:writing-mode="rl-tb"/>
    </style:style>
    <style:style style:name="T223_1" style:family="text">
      <style:text-properties fo:font-size="12pt" style:font-size-asian="12pt" style:font-size-complex="12pt"/>
    </style:style>
    <style:style style:name="T223_2" style:family="text">
      <style:text-properties fo:font-size="12pt" style:font-size-asian="12pt" style:font-size-complex="12pt"/>
    </style:style>
    <style:style style:name="T223_3" style:family="text">
      <style:text-properties fo:font-size="12pt" style:font-size-asian="12pt" style:font-size-complex="12pt"/>
    </style:style>
    <style:style style:name="T223_4" style:family="text">
      <style:text-properties fo:font-size="12pt" style:font-size-asian="12pt" style:font-size-complex="12pt"/>
    </style:style>
    <style:style style:name="T223_5" style:family="text">
      <style:text-properties fo:font-size="12pt" style:font-size-asian="12pt" style:font-size-complex="12pt"/>
    </style:style>
    <style:style style:name="T223_6" style:family="text">
      <style:text-properties fo:font-size="12pt" style:font-size-asian="12pt" style:font-size-complex="12pt"/>
    </style:style>
    <style:style style:name="T223_7" style:family="text">
      <style:text-properties fo:font-size="12pt" style:font-size-asian="12pt" style:font-size-complex="12pt"/>
    </style:style>
    <style:style style:name="T223_8" style:family="text">
      <style:text-properties fo:font-size="12pt" style:font-size-asian="12pt" style:font-size-complex="12pt"/>
    </style:style>
    <style:style style:name="T223_9" style:family="text">
      <style:text-properties fo:font-size="12pt" style:font-size-asian="12pt" style:font-size-complex="12pt"/>
    </style:style>
    <style:style style:name="T223_10" style:family="text">
      <style:text-properties fo:font-size="12pt" style:font-size-asian="12pt" style:font-size-complex="12pt"/>
    </style:style>
    <style:style style:name="T223_11" style:family="text">
      <style:text-properties fo:font-size="12pt" style:font-size-asian="12pt" style:font-size-complex="12pt"/>
    </style:style>
    <style:style style:name="T223_12" style:family="text">
      <style:text-properties fo:font-size="12pt" style:font-size-asian="12pt" style:font-size-complex="12pt"/>
    </style:style>
    <style:style style:name="T223_13" style:family="text">
      <style:text-properties fo:font-size="12pt" style:font-size-asian="12pt" style:font-size-complex="12pt"/>
    </style:style>
    <style:style style:name="T223_14" style:family="text">
      <style:text-properties fo:font-size="12pt" style:font-size-asian="12pt" style:font-size-complex="12pt"/>
    </style:style>
    <style:style style:name="T223_15" style:family="text">
      <style:text-properties fo:font-size="12pt" style:font-size-asian="12pt" style:font-size-complex="12pt"/>
    </style:style>
    <style:style style:name="T223_16" style:family="text">
      <style:text-properties fo:font-size="12pt" style:font-size-asian="12pt" style:font-size-complex="12pt"/>
    </style:style>
    <style:style style:name="T223_17" style:family="text">
      <style:text-properties fo:font-size="12pt" style:font-size-asian="12pt" style:font-size-complex="12pt"/>
    </style:style>
    <style:style style:name="T223_18" style:family="text">
      <style:text-properties fo:font-size="12pt" style:font-size-asian="12pt" style:font-size-complex="12pt"/>
    </style:style>
    <style:style style:name="T223_19" style:family="text">
      <style:text-properties fo:font-size="12pt" style:font-size-asian="12pt" style:font-size-complex="12pt"/>
    </style:style>
    <style:style style:name="T223_20" style:family="text">
      <style:text-properties fo:font-size="12pt" style:font-size-asian="12pt" style:font-size-complex="12pt"/>
    </style:style>
    <style:style style:name="T223_21" style:family="text">
      <style:text-properties fo:font-size="12pt" style:font-size-asian="12pt" style:font-size-complex="12pt"/>
    </style:style>
    <style:style style:name="T223_22" style:family="text">
      <style:text-properties fo:font-size="12pt" style:font-size-asian="12pt" style:font-size-complex="12pt"/>
    </style:style>
    <style:style style:name="T223_23" style:family="text">
      <style:text-properties fo:font-size="12pt" style:font-size-asian="12pt" style:font-size-complex="12pt"/>
    </style:style>
    <style:style style:name="T223_24" style:family="text">
      <style:text-properties fo:font-size="12pt" style:font-size-asian="12pt" style:font-size-complex="12pt"/>
    </style:style>
    <style:style style:name="T223_25" style:family="text">
      <style:text-properties fo:font-size="12pt" style:font-size-asian="12pt" style:font-size-complex="12pt"/>
    </style:style>
    <style:style style:name="T223_26" style:family="text">
      <style:text-properties fo:font-size="12pt" style:font-size-asian="12pt" style:font-size-complex="12pt"/>
    </style:style>
    <style:style style:name="T223_27" style:family="text">
      <style:text-properties fo:font-size="12pt" style:font-size-asian="12pt" style:font-size-complex="12pt"/>
    </style:style>
    <style:style style:name="T223_28" style:family="text">
      <style:text-properties fo:font-size="12pt" style:font-size-asian="12pt" style:font-size-complex="12pt"/>
    </style:style>
    <style:style style:name="T223_29" style:family="text">
      <style:text-properties fo:font-size="12pt" style:font-size-asian="12pt" style:font-size-complex="12pt"/>
    </style:style>
    <style:style style:name="T223_30" style:family="text">
      <style:text-properties fo:font-size="12pt" style:font-size-asian="12pt" style:font-size-complex="12pt"/>
    </style:style>
    <style:style style:name="T223_31" style:family="text">
      <style:text-properties fo:font-size="12pt" style:font-size-asian="12pt" style:font-size-complex="12pt"/>
    </style:style>
    <style:style style:name="T223_32" style:family="text">
      <style:text-properties fo:font-size="12pt" style:font-size-asian="12pt" style:font-size-complex="12pt"/>
    </style:style>
    <style:style style:name="T223_33" style:family="text">
      <style:text-properties fo:font-size="12pt" style:font-size-asian="12pt" style:font-size-complex="12pt"/>
    </style:style>
    <style:style style:name="T223_34" style:family="text">
      <style:text-properties fo:font-size="12pt" style:font-size-asian="12pt" style:font-size-complex="12pt"/>
    </style:style>
    <style:style style:name="T223_35" style:family="text">
      <style:text-properties fo:font-size="12pt" style:font-size-asian="12pt" style:font-size-complex="12pt"/>
    </style:style>
    <style:style style:name="T223_36" style:family="text">
      <style:text-properties fo:font-size="12pt" style:font-size-asian="12pt" style:font-size-complex="12pt"/>
    </style:style>
    <style:style style:name="T223_37" style:family="text">
      <style:text-properties fo:font-size="12pt" style:font-size-asian="12pt" style:font-size-complex="12pt"/>
    </style:style>
    <style:style style:name="T223_38" style:family="text">
      <style:text-properties fo:font-size="12pt" style:font-size-asian="12pt" style:font-size-complex="12pt"/>
    </style:style>
    <style:style style:name="T223_39" style:family="text">
      <style:text-properties fo:font-size="12pt" style:font-size-asian="12pt" style:font-size-complex="12pt"/>
    </style:style>
    <style:style style:name="T223_40" style:family="text">
      <style:text-properties fo:font-size="12pt" style:font-size-asian="12pt" style:font-size-complex="12pt"/>
    </style:style>
    <style:style style:name="T223_41" style:family="text">
      <style:text-properties fo:font-size="12pt" style:font-size-asian="12pt" style:font-size-complex="12pt"/>
    </style:style>
    <style:style style:name="T223_42" style:family="text">
      <style:text-properties fo:font-size="12pt" style:font-size-asian="12pt" style:font-size-complex="12pt"/>
    </style:style>
    <style:style style:name="T223_43" style:family="text">
      <style:text-properties fo:font-size="12pt" style:font-size-asian="12pt" style:font-size-complex="12pt"/>
    </style:style>
    <style:style style:name="T223_44" style:family="text">
      <style:text-properties fo:font-size="12pt" style:font-size-asian="12pt" style:font-size-complex="12pt"/>
    </style:style>
    <style:style style:name="T223_45" style:family="text">
      <style:text-properties fo:font-size="12pt" style:font-size-asian="12pt" style:font-size-complex="12pt"/>
    </style:style>
    <style:style style:name="T223_46" style:family="text">
      <style:text-properties fo:font-size="12pt" style:font-size-asian="12pt" style:font-size-complex="12pt"/>
    </style:style>
    <style:style style:name="T223_47" style:family="text">
      <style:text-properties fo:font-size="12pt" style:font-size-asian="12pt" style:font-size-complex="12pt"/>
    </style:style>
    <style:style style:name="T223_48" style:family="text">
      <style:text-properties fo:font-size="12pt" style:font-size-asian="12pt" style:font-size-complex="12pt"/>
    </style:style>
    <style:style style:name="T223_49" style:family="text">
      <style:text-properties fo:font-size="12pt" style:font-size-asian="12pt" style:font-size-complex="12pt"/>
    </style:style>
    <style:style style:name="T223_50" style:family="text">
      <style:text-properties fo:font-size="12pt" style:font-size-asian="12pt" style:font-size-complex="12pt"/>
    </style:style>
    <style:style style:name="T223_51" style:family="text">
      <style:text-properties fo:font-size="12pt" style:font-size-asian="12pt" style:font-size-complex="12pt"/>
    </style:style>
    <style:style style:name="T223_52" style:family="text">
      <style:text-properties fo:font-size="12pt" style:font-size-asian="12pt" style:font-size-complex="12pt"/>
    </style:style>
    <style:style style:name="T223_53" style:family="text">
      <style:text-properties fo:font-size="12pt" style:font-size-asian="12pt" style:font-size-complex="12pt"/>
    </style:style>
    <style:style style:name="T223_54" style:family="text">
      <style:text-properties fo:font-size="12pt" style:font-size-asian="12pt" style:font-size-complex="12pt"/>
    </style:style>
    <style:style style:name="T223_55" style:family="text">
      <style:text-properties fo:font-size="12pt" style:font-size-asian="12pt" style:font-size-complex="12pt"/>
    </style:style>
    <style:style style:name="T223_56" style:family="text">
      <style:text-properties fo:font-size="12pt" style:font-size-asian="12pt" style:font-size-complex="12pt"/>
    </style:style>
    <style:style style:name="T223_57" style:family="text">
      <style:text-properties fo:font-size="12pt" style:font-size-asian="12pt" style:font-size-complex="12pt"/>
    </style:style>
    <style:style style:name="T223_58" style:family="text">
      <style:text-properties fo:font-size="12pt" style:font-size-asian="12pt" style:font-size-complex="12pt"/>
    </style:style>
    <style:style style:name="T223_59" style:family="text">
      <style:text-properties fo:font-size="12pt" style:font-size-asian="12pt" style:font-size-complex="12pt"/>
    </style:style>
    <style:style style:name="T223_60" style:family="text">
      <style:text-properties fo:font-size="12pt" style:font-size-asian="12pt" style:font-size-complex="12pt"/>
    </style:style>
    <style:style style:name="T223_61" style:family="text">
      <style:text-properties fo:font-size="12pt" style:font-size-asian="12pt" style:font-size-complex="12pt"/>
    </style:style>
    <style:style style:name="T223_62" style:family="text">
      <style:text-properties fo:font-size="12pt" style:font-size-asian="12pt" style:font-size-complex="12pt"/>
    </style:style>
    <style:style style:name="T223_63" style:family="text">
      <style:text-properties fo:font-size="12pt" style:font-size-asian="12pt" style:font-size-complex="12pt"/>
    </style:style>
    <style:style style:name="T223_64" style:family="text">
      <style:text-properties fo:font-size="12pt" style:font-size-asian="12pt" style:font-size-complex="12pt"/>
    </style:style>
    <style:style style:name="T223_65" style:family="text">
      <style:text-properties fo:font-size="12pt" style:font-size-asian="12pt" style:font-size-complex="12pt"/>
    </style:style>
    <style:style style:name="T223_66" style:family="text">
      <style:text-properties fo:font-size="12pt" style:font-size-asian="12pt" style:font-size-complex="12pt"/>
    </style:style>
    <style:style style:name="T223_67" style:family="text">
      <style:text-properties fo:font-size="12pt" style:font-size-asian="12pt" style:font-size-complex="12pt"/>
    </style:style>
    <style:style style:name="T223_68" style:family="text">
      <style:text-properties fo:font-size="12pt" style:font-size-asian="12pt" style:font-size-complex="12pt"/>
    </style:style>
    <style:style style:name="T223_69" style:family="text">
      <style:text-properties fo:font-size="12pt" style:font-size-asian="12pt" style:font-size-complex="12pt"/>
    </style:style>
    <style:style style:name="T223_70" style:family="text">
      <style:text-properties fo:font-size="12pt" style:font-size-asian="12pt" style:font-size-complex="12pt"/>
    </style:style>
    <style:style style:name="T223_71" style:family="text">
      <style:text-properties fo:font-size="12pt" style:font-size-asian="12pt" style:font-size-complex="12pt"/>
    </style:style>
    <style:style style:name="T223_72" style:family="text">
      <style:text-properties fo:font-size="12pt" style:font-size-asian="12pt" style:font-size-complex="12pt"/>
    </style:style>
    <style:style style:name="T223_73" style:family="text">
      <style:text-properties fo:font-size="12pt" style:font-size-asian="12pt" style:font-size-complex="12pt"/>
    </style:style>
    <style:style style:name="T223_74" style:family="text">
      <style:text-properties fo:font-size="12pt" style:font-size-asian="12pt" style:font-size-complex="12pt"/>
    </style:style>
    <style:style style:name="T223_75" style:family="text">
      <style:text-properties fo:font-size="12pt" style:font-size-asian="12pt" style:font-size-complex="12pt"/>
    </style:style>
    <style:style style:name="T223_76" style:family="text">
      <style:text-properties fo:font-size="12pt" style:font-size-asian="12pt" style:font-size-complex="12pt"/>
    </style:style>
    <style:style style:name="T223_77" style:family="text">
      <style:text-properties fo:font-size="12pt" style:font-size-asian="12pt" style:font-size-complex="12pt"/>
    </style:style>
    <style:style style:name="T223_78" style:family="text">
      <style:text-properties fo:font-size="12pt" style:font-size-asian="12pt" style:font-size-complex="12pt"/>
    </style:style>
    <style:style style:name="T223_79" style:family="text">
      <style:text-properties fo:font-size="12pt" style:font-size-asian="12pt" style:font-size-complex="12pt"/>
    </style:style>
    <style:style style:name="T223_80" style:family="text">
      <style:text-properties fo:font-size="12pt" style:font-size-asian="12pt" style:font-size-complex="12pt"/>
    </style:style>
    <style:style style:name="T223_81" style:family="text">
      <style:text-properties fo:font-size="12pt" style:font-size-asian="12pt" style:font-size-complex="12pt"/>
    </style:style>
    <style:style style:name="T223_82" style:family="text">
      <style:text-properties fo:font-size="12pt" style:font-size-asian="12pt" style:font-size-complex="12pt"/>
    </style:style>
    <style:style style:name="T223_83" style:family="text">
      <style:text-properties fo:font-size="12pt" style:font-size-asian="12pt" style:font-size-complex="12pt"/>
    </style:style>
    <style:style style:name="T223_84" style:family="text">
      <style:text-properties fo:font-size="12pt" style:font-size-asian="12pt" style:font-size-complex="12pt"/>
    </style:style>
    <style:style style:name="T223_85" style:family="text">
      <style:text-properties fo:font-size="12pt" style:font-size-asian="12pt" style:font-size-complex="12pt"/>
    </style:style>
    <style:style style:name="T223_86" style:family="text">
      <style:text-properties fo:font-size="12pt" style:font-size-asian="12pt" style:font-size-complex="12pt"/>
    </style:style>
    <style:style style:name="T223_87" style:family="text">
      <style:text-properties fo:font-size="12pt" style:font-size-asian="12pt" style:font-size-complex="12pt"/>
    </style:style>
    <style:style style:name="T223_88" style:family="text">
      <style:text-properties fo:font-size="12pt" style:font-size-asian="12pt" style:font-size-complex="12pt"/>
    </style:style>
    <style:style style:name="T223_89" style:family="text">
      <style:text-properties fo:font-size="12pt" style:font-size-asian="12pt" style:font-size-complex="12pt"/>
    </style:style>
    <style:style style:name="T223_90" style:family="text">
      <style:text-properties fo:font-size="12pt" style:font-size-asian="12pt" style:font-size-complex="12pt"/>
    </style:style>
    <style:style style:name="T223_91" style:family="text">
      <style:text-properties fo:font-size="12pt" style:font-size-asian="12pt" style:font-size-complex="12pt"/>
    </style:style>
    <style:style style:name="T223_92" style:family="text">
      <style:text-properties fo:font-size="12pt" style:font-size-asian="12pt" style:font-size-complex="12pt"/>
    </style:style>
    <style:style style:name="T223_93" style:family="text">
      <style:text-properties fo:font-size="12pt" style:font-size-asian="12pt" style:font-size-complex="12pt"/>
    </style:style>
    <style:style style:name="T223_94" style:family="text">
      <style:text-properties fo:font-size="12pt" style:font-size-asian="12pt" style:font-size-complex="12pt"/>
    </style:style>
    <style:style style:name="T223_95" style:family="text">
      <style:text-properties fo:font-size="12pt" style:font-size-asian="12pt" style:font-size-complex="12pt"/>
    </style:style>
    <style:style style:name="T223_96" style:family="text">
      <style:text-properties fo:font-size="12pt" style:font-size-asian="12pt" style:font-size-complex="12pt"/>
    </style:style>
    <style:style style:name="T223_97" style:family="text">
      <style:text-properties fo:font-size="12pt" style:font-size-asian="12pt" style:font-size-complex="12pt"/>
    </style:style>
    <style:style style:name="T223_98" style:family="text">
      <style:text-properties fo:font-size="12pt" style:font-size-asian="12pt" style:font-size-complex="12pt"/>
    </style:style>
    <style:style style:name="T223_99" style:family="text">
      <style:text-properties fo:font-size="12pt" style:font-size-asian="12pt" style:font-size-complex="12pt"/>
    </style:style>
    <style:style style:name="T223_100" style:family="text">
      <style:text-properties fo:font-size="12pt" style:font-size-asian="12pt" style:font-size-complex="12pt"/>
    </style:style>
    <style:style style:name="T223_101" style:family="text">
      <style:text-properties fo:font-size="12pt" style:font-size-asian="12pt" style:font-size-complex="12pt"/>
    </style:style>
    <style:style style:name="T223_102" style:family="text">
      <style:text-properties fo:font-size="12pt" style:font-size-asian="12pt" style:font-size-complex="12pt"/>
    </style:style>
    <style:style style:name="T223_103" style:family="text">
      <style:text-properties fo:font-size="12pt" style:font-size-asian="12pt" style:font-size-complex="12pt"/>
    </style:style>
    <style:style style:name="T223_104" style:family="text">
      <style:text-properties fo:font-size="12pt" style:font-size-asian="12pt" style:font-size-complex="12pt"/>
    </style:style>
    <style:style style:name="T223_105" style:family="text">
      <style:text-properties fo:font-size="12pt" style:font-size-asian="12pt" style:font-size-complex="12pt"/>
    </style:style>
    <style:style style:name="T223_106" style:family="text">
      <style:text-properties fo:font-size="12pt" style:font-size-asian="12pt" style:font-size-complex="12pt"/>
    </style:style>
    <style:style style:name="T223_107" style:family="text">
      <style:text-properties fo:font-size="12pt" style:font-size-asian="12pt" style:font-size-complex="12pt"/>
    </style:style>
    <style:style style:name="T223_108" style:family="text">
      <style:text-properties fo:font-size="12pt" style:font-size-asian="12pt" style:font-size-complex="12pt"/>
    </style:style>
    <style:style style:name="T223_109" style:family="text">
      <style:text-properties fo:font-size="12pt" style:font-size-asian="12pt" style:font-size-complex="12pt"/>
    </style:style>
    <style:style style:name="T223_110" style:family="text">
      <style:text-properties fo:font-size="12pt" style:font-size-asian="12pt" style:font-size-complex="12pt"/>
    </style:style>
    <style:style style:name="T223_111" style:family="text">
      <style:text-properties fo:font-size="12pt" style:font-size-asian="12pt" style:font-size-complex="12pt"/>
    </style:style>
    <style:style style:name="T223_112" style:family="text">
      <style:text-properties fo:font-size="12pt" style:font-size-asian="12pt" style:font-size-complex="12pt"/>
    </style:style>
    <style:style style:name="P224" style:family="paragraph" style:parent-style-name="Standard">
      <style:paragraph-properties fo:text-align="justify" fo:break-before="auto" fo:line-height="138%" style:writing-mode="rl-tb"/>
    </style:style>
    <style:style style:name="T224_1" style:family="text">
      <style:text-properties fo:font-size="12pt" style:font-size-asian="12pt" style:font-size-complex="12pt"/>
    </style:style>
    <style:style style:name="T224_2" style:family="text">
      <style:text-properties fo:font-size="12pt" style:font-size-asian="12pt" style:font-size-complex="12pt"/>
    </style:style>
    <style:style style:name="T224_3" style:family="text">
      <style:text-properties fo:font-size="12pt" style:font-size-asian="12pt" style:font-size-complex="12pt"/>
    </style:style>
    <style:style style:name="T224_4" style:family="text">
      <style:text-properties fo:font-size="12pt" style:font-size-asian="12pt" style:font-size-complex="12pt"/>
    </style:style>
    <style:style style:name="T224_5" style:family="text">
      <style:text-properties fo:font-size="12pt" style:font-size-asian="12pt" style:font-size-complex="12pt"/>
    </style:style>
    <style:style style:name="T224_6" style:family="text">
      <style:text-properties fo:font-size="12pt" style:font-size-asian="12pt" style:font-size-complex="12pt"/>
    </style:style>
    <style:style style:name="T224_7" style:family="text">
      <style:text-properties fo:font-size="12pt" style:font-size-asian="12pt" style:font-size-complex="12pt"/>
    </style:style>
    <style:style style:name="T224_8" style:family="text">
      <style:text-properties fo:font-size="12pt" style:font-size-asian="12pt" style:font-size-complex="12pt"/>
    </style:style>
    <style:style style:name="T224_9" style:family="text">
      <style:text-properties fo:font-size="12pt" style:font-size-asian="12pt" style:font-size-complex="12pt"/>
    </style:style>
    <style:style style:name="T224_10" style:family="text">
      <style:text-properties fo:font-size="12pt" style:font-size-asian="12pt" style:font-size-complex="12pt"/>
    </style:style>
    <style:style style:name="T224_11" style:family="text">
      <style:text-properties fo:font-size="12pt" style:font-size-asian="12pt" style:font-size-complex="12pt"/>
    </style:style>
    <style:style style:name="T224_12" style:family="text">
      <style:text-properties fo:font-size="12pt" style:font-size-asian="12pt" style:font-size-complex="12pt"/>
    </style:style>
    <style:style style:name="T224_13" style:family="text">
      <style:text-properties fo:font-size="12pt" style:font-size-asian="12pt" style:font-size-complex="12pt"/>
    </style:style>
    <style:style style:name="T224_14" style:family="text">
      <style:text-properties fo:font-size="12pt" style:font-size-asian="12pt" style:font-size-complex="12pt"/>
    </style:style>
    <style:style style:name="T224_15" style:family="text">
      <style:text-properties fo:font-size="12pt" style:font-size-asian="12pt" style:font-size-complex="12pt"/>
    </style:style>
    <style:style style:name="T224_16" style:family="text">
      <style:text-properties fo:font-size="12pt" style:font-size-asian="12pt" style:font-size-complex="12pt"/>
    </style:style>
    <style:style style:name="T224_17" style:family="text">
      <style:text-properties fo:font-size="12pt" style:font-size-asian="12pt" style:font-size-complex="12pt"/>
    </style:style>
    <style:style style:name="T224_18" style:family="text">
      <style:text-properties fo:font-size="12pt" style:font-size-asian="12pt" style:font-size-complex="12pt"/>
    </style:style>
    <style:style style:name="T224_19" style:family="text">
      <style:text-properties fo:font-size="12pt" style:font-size-asian="12pt" style:font-size-complex="12pt"/>
    </style:style>
    <style:style style:name="T224_20" style:family="text">
      <style:text-properties fo:font-size="12pt" style:font-size-asian="12pt" style:font-size-complex="12pt"/>
    </style:style>
    <style:style style:name="T224_21" style:family="text">
      <style:text-properties fo:font-size="12pt" style:font-size-asian="12pt" style:font-size-complex="12pt"/>
    </style:style>
    <style:style style:name="T224_22" style:family="text">
      <style:text-properties fo:font-size="12pt" style:font-size-asian="12pt" style:font-size-complex="12pt"/>
    </style:style>
    <style:style style:name="T224_23" style:family="text">
      <style:text-properties fo:font-size="12pt" style:font-size-asian="12pt" style:font-size-complex="12pt"/>
    </style:style>
    <style:style style:name="T224_24" style:family="text">
      <style:text-properties fo:font-size="12pt" style:font-size-asian="12pt" style:font-size-complex="12pt"/>
    </style:style>
    <style:style style:name="T224_25" style:family="text">
      <style:text-properties fo:font-size="12pt" style:font-size-asian="12pt" style:font-size-complex="12pt"/>
    </style:style>
    <style:style style:name="T224_26" style:family="text">
      <style:text-properties fo:font-size="12pt" style:font-size-asian="12pt" style:font-size-complex="12pt"/>
    </style:style>
    <style:style style:name="T224_27" style:family="text">
      <style:text-properties fo:font-size="12pt" style:font-size-asian="12pt" style:font-size-complex="12pt"/>
    </style:style>
    <style:style style:name="T224_28" style:family="text">
      <style:text-properties fo:font-size="12pt" style:font-size-asian="12pt" style:font-size-complex="12pt"/>
    </style:style>
    <style:style style:name="T224_29" style:family="text">
      <style:text-properties fo:font-size="12pt" style:font-size-asian="12pt" style:font-size-complex="12pt"/>
    </style:style>
    <style:style style:name="T224_30" style:family="text">
      <style:text-properties fo:font-size="12pt" style:font-size-asian="12pt" style:font-size-complex="12pt"/>
    </style:style>
    <style:style style:name="T224_31" style:family="text">
      <style:text-properties fo:font-size="12pt" style:font-size-asian="12pt" style:font-size-complex="12pt"/>
    </style:style>
    <style:style style:name="T224_32" style:family="text">
      <style:text-properties fo:font-size="12pt" style:font-size-asian="12pt" style:font-size-complex="12pt"/>
    </style:style>
    <style:style style:name="T224_33" style:family="text">
      <style:text-properties fo:font-size="12pt" style:font-size-asian="12pt" style:font-size-complex="12pt"/>
    </style:style>
    <style:style style:name="T224_34" style:family="text">
      <style:text-properties fo:font-size="12pt" style:font-size-asian="12pt" style:font-size-complex="12pt"/>
    </style:style>
    <style:style style:name="T224_35" style:family="text">
      <style:text-properties fo:font-size="12pt" style:font-size-asian="12pt" style:font-size-complex="12pt"/>
    </style:style>
    <style:style style:name="T224_36" style:family="text">
      <style:text-properties fo:font-size="12pt" style:font-size-asian="12pt" style:font-size-complex="12pt"/>
    </style:style>
    <style:style style:name="T224_37" style:family="text">
      <style:text-properties fo:font-size="12pt" style:font-size-asian="12pt" style:font-size-complex="12pt"/>
    </style:style>
    <style:style style:name="T224_38" style:family="text">
      <style:text-properties fo:font-size="12pt" style:font-size-asian="12pt" style:font-size-complex="12pt"/>
    </style:style>
    <style:style style:name="T224_39" style:family="text">
      <style:text-properties fo:font-size="12pt" style:font-size-asian="12pt" style:font-size-complex="12pt"/>
    </style:style>
    <style:style style:name="T224_40" style:family="text">
      <style:text-properties fo:font-size="12pt" style:font-size-asian="12pt" style:font-size-complex="12pt"/>
    </style:style>
    <style:style style:name="T224_41" style:family="text">
      <style:text-properties fo:font-size="12pt" style:font-size-asian="12pt" style:font-size-complex="12pt"/>
    </style:style>
    <style:style style:name="T224_42" style:family="text">
      <style:text-properties fo:font-size="12pt" style:font-size-asian="12pt" style:font-size-complex="12pt"/>
    </style:style>
    <style:style style:name="T224_43" style:family="text">
      <style:text-properties fo:font-size="12pt" style:font-size-asian="12pt" style:font-size-complex="12pt"/>
    </style:style>
    <style:style style:name="T224_44" style:family="text">
      <style:text-properties fo:font-size="12pt" style:font-size-asian="12pt" style:font-size-complex="12pt"/>
    </style:style>
    <style:style style:name="T224_45" style:family="text">
      <style:text-properties fo:font-size="12pt" style:font-size-asian="12pt" style:font-size-complex="12pt"/>
    </style:style>
    <style:style style:name="T224_46" style:family="text">
      <style:text-properties fo:font-size="12pt" style:font-size-asian="12pt" style:font-size-complex="12pt"/>
    </style:style>
    <style:style style:name="T224_47" style:family="text">
      <style:text-properties fo:font-size="12pt" style:font-size-asian="12pt" style:font-size-complex="12pt"/>
    </style:style>
    <style:style style:name="T224_48" style:family="text">
      <style:text-properties fo:font-size="12pt" style:font-size-asian="12pt" style:font-size-complex="12pt"/>
    </style:style>
    <style:style style:name="T224_49" style:family="text">
      <style:text-properties fo:font-size="12pt" style:font-size-asian="12pt" style:font-size-complex="12pt"/>
    </style:style>
    <style:style style:name="T224_50" style:family="text">
      <style:text-properties fo:font-size="12pt" style:font-size-asian="12pt" style:font-size-complex="12pt"/>
    </style:style>
    <style:style style:name="T224_51" style:family="text">
      <style:text-properties fo:font-size="12pt" style:font-size-asian="12pt" style:font-size-complex="12pt"/>
    </style:style>
    <style:style style:name="T224_52" style:family="text">
      <style:text-properties fo:font-size="12pt" style:font-size-asian="12pt" style:font-size-complex="12pt"/>
    </style:style>
    <style:style style:name="T224_53" style:family="text">
      <style:text-properties fo:font-size="12pt" style:font-size-asian="12pt" style:font-size-complex="12pt"/>
    </style:style>
    <style:style style:name="T224_54" style:family="text">
      <style:text-properties fo:font-size="12pt" style:font-size-asian="12pt" style:font-size-complex="12pt"/>
    </style:style>
    <style:style style:name="T224_55" style:family="text">
      <style:text-properties fo:font-size="12pt" style:font-size-asian="12pt" style:font-size-complex="12pt"/>
    </style:style>
    <style:style style:name="T224_56" style:family="text">
      <style:text-properties fo:font-size="12pt" style:font-size-asian="12pt" style:font-size-complex="12pt"/>
    </style:style>
    <style:style style:name="T224_57" style:family="text">
      <style:text-properties fo:font-size="12pt" style:font-size-asian="12pt" style:font-size-complex="12pt"/>
    </style:style>
    <style:style style:name="T224_58" style:family="text">
      <style:text-properties fo:font-size="12pt" style:font-size-asian="12pt" style:font-size-complex="12pt"/>
    </style:style>
    <style:style style:name="T224_59" style:family="text">
      <style:text-properties fo:font-size="12pt" style:font-size-asian="12pt" style:font-size-complex="12pt"/>
    </style:style>
    <style:style style:name="T224_60" style:family="text">
      <style:text-properties fo:font-size="12pt" style:font-size-asian="12pt" style:font-size-complex="12pt"/>
    </style:style>
    <style:style style:name="T224_61" style:family="text">
      <style:text-properties fo:font-size="12pt" style:font-size-asian="12pt" style:font-size-complex="12pt"/>
    </style:style>
    <style:style style:name="T224_62" style:family="text">
      <style:text-properties fo:font-size="12pt" style:font-size-asian="12pt" style:font-size-complex="12pt"/>
    </style:style>
    <style:style style:name="T224_63" style:family="text">
      <style:text-properties fo:font-size="12pt" style:font-size-asian="12pt" style:font-size-complex="12pt"/>
    </style:style>
    <style:style style:name="T224_64" style:family="text">
      <style:text-properties fo:font-size="12pt" style:font-size-asian="12pt" style:font-size-complex="12pt"/>
    </style:style>
    <style:style style:name="T224_65" style:family="text">
      <style:text-properties fo:font-size="12pt" style:font-size-asian="12pt" style:font-size-complex="12pt"/>
    </style:style>
    <style:style style:name="T224_66" style:family="text">
      <style:text-properties fo:font-size="12pt" style:font-size-asian="12pt" style:font-size-complex="12pt"/>
    </style:style>
    <style:style style:name="T224_67" style:family="text">
      <style:text-properties fo:font-size="12pt" style:font-size-asian="12pt" style:font-size-complex="12pt"/>
    </style:style>
    <style:style style:name="T224_68" style:family="text">
      <style:text-properties fo:font-size="12pt" style:font-size-asian="12pt" style:font-size-complex="12pt"/>
    </style:style>
    <style:style style:name="T224_69" style:family="text">
      <style:text-properties fo:font-size="12pt" style:font-size-asian="12pt" style:font-size-complex="12pt"/>
    </style:style>
    <style:style style:name="T224_70" style:family="text">
      <style:text-properties fo:font-size="12pt" style:font-size-asian="12pt" style:font-size-complex="12pt"/>
    </style:style>
    <style:style style:name="T224_71" style:family="text">
      <style:text-properties fo:font-size="12pt" style:font-size-asian="12pt" style:font-size-complex="12pt"/>
    </style:style>
    <style:style style:name="T224_72" style:family="text">
      <style:text-properties fo:font-size="12pt" style:font-size-asian="12pt" style:font-size-complex="12pt"/>
    </style:style>
    <style:style style:name="T224_73" style:family="text">
      <style:text-properties fo:font-size="12pt" style:font-size-asian="12pt" style:font-size-complex="12pt"/>
    </style:style>
    <style:style style:name="T224_74" style:family="text">
      <style:text-properties fo:font-size="12pt" style:font-size-asian="12pt" style:font-size-complex="12pt"/>
    </style:style>
    <style:style style:name="T224_75" style:family="text">
      <style:text-properties fo:font-size="12pt" style:font-size-asian="12pt" style:font-size-complex="12pt"/>
    </style:style>
    <style:style style:name="T224_76" style:family="text">
      <style:text-properties fo:font-size="12pt" style:font-size-asian="12pt" style:font-size-complex="12pt"/>
    </style:style>
    <style:style style:name="T224_77" style:family="text">
      <style:text-properties fo:font-size="12pt" style:font-size-asian="12pt" style:font-size-complex="12pt"/>
    </style:style>
    <style:style style:name="T224_78" style:family="text">
      <style:text-properties fo:font-size="12pt" style:font-size-asian="12pt" style:font-size-complex="12pt"/>
    </style:style>
    <style:style style:name="T224_79" style:family="text">
      <style:text-properties fo:font-size="12pt" style:font-size-asian="12pt" style:font-size-complex="12pt"/>
    </style:style>
    <style:style style:name="T224_80" style:family="text">
      <style:text-properties fo:font-size="12pt" style:font-size-asian="12pt" style:font-size-complex="12pt"/>
    </style:style>
    <style:style style:name="T224_81" style:family="text">
      <style:text-properties fo:font-size="12pt" style:font-size-asian="12pt" style:font-size-complex="12pt"/>
    </style:style>
    <style:style style:name="T224_82" style:family="text">
      <style:text-properties fo:font-size="12pt" style:font-size-asian="12pt" style:font-size-complex="12pt"/>
    </style:style>
    <style:style style:name="T224_83" style:family="text">
      <style:text-properties fo:font-size="12pt" style:font-size-asian="12pt" style:font-size-complex="12pt"/>
    </style:style>
    <style:style style:name="T224_84" style:family="text">
      <style:text-properties fo:font-size="12pt" style:font-size-asian="12pt" style:font-size-complex="12pt"/>
    </style:style>
    <style:style style:name="T224_85" style:family="text">
      <style:text-properties fo:font-size="12pt" style:font-size-asian="12pt" style:font-size-complex="12pt"/>
    </style:style>
    <style:style style:name="T224_86" style:family="text">
      <style:text-properties fo:font-size="12pt" style:font-size-asian="12pt" style:font-size-complex="12pt"/>
    </style:style>
    <style:style style:name="T224_87" style:family="text">
      <style:text-properties fo:font-size="12pt" style:font-size-asian="12pt" style:font-size-complex="12pt"/>
    </style:style>
    <style:style style:name="T224_88" style:family="text">
      <style:text-properties fo:font-size="12pt" style:font-size-asian="12pt" style:font-size-complex="12pt"/>
    </style:style>
    <style:style style:name="T224_89" style:family="text">
      <style:text-properties fo:font-size="12pt" style:font-size-asian="12pt" style:font-size-complex="12pt"/>
    </style:style>
    <style:style style:name="T224_90" style:family="text">
      <style:text-properties fo:font-size="12pt" style:font-size-asian="12pt" style:font-size-complex="12pt"/>
    </style:style>
    <style:style style:name="T224_91" style:family="text">
      <style:text-properties fo:font-size="12pt" style:font-size-asian="12pt" style:font-size-complex="12pt"/>
    </style:style>
    <style:style style:name="T224_92" style:family="text">
      <style:text-properties fo:font-size="12pt" style:font-size-asian="12pt" style:font-size-complex="12pt"/>
    </style:style>
    <style:style style:name="T224_93" style:family="text">
      <style:text-properties fo:font-size="12pt" style:font-size-asian="12pt" style:font-size-complex="12pt"/>
    </style:style>
    <style:style style:name="T224_94" style:family="text">
      <style:text-properties fo:font-size="12pt" style:font-size-asian="12pt" style:font-size-complex="12pt"/>
    </style:style>
    <style:style style:name="T224_95" style:family="text">
      <style:text-properties fo:font-size="12pt" style:font-size-asian="12pt" style:font-size-complex="12pt"/>
    </style:style>
    <style:style style:name="T224_96" style:family="text">
      <style:text-properties fo:font-size="12pt" style:font-size-asian="12pt" style:font-size-complex="12pt"/>
    </style:style>
    <style:style style:name="T224_97" style:family="text">
      <style:text-properties fo:font-size="12pt" style:font-size-asian="12pt" style:font-size-complex="12pt"/>
    </style:style>
    <style:style style:name="T224_98" style:family="text">
      <style:text-properties fo:font-size="12pt" style:font-size-asian="12pt" style:font-size-complex="12pt"/>
    </style:style>
    <style:style style:name="T224_99" style:family="text">
      <style:text-properties fo:font-size="12pt" style:font-size-asian="12pt" style:font-size-complex="12pt"/>
    </style:style>
    <style:style style:name="T224_100" style:family="text">
      <style:text-properties fo:font-size="12pt" style:font-size-asian="12pt" style:font-size-complex="12pt"/>
    </style:style>
    <style:style style:name="T224_101" style:family="text">
      <style:text-properties fo:font-size="12pt" style:font-size-asian="12pt" style:font-size-complex="12pt"/>
    </style:style>
    <style:style style:name="T224_102" style:family="text">
      <style:text-properties fo:font-size="12pt" style:font-size-asian="12pt" style:font-size-complex="12pt"/>
    </style:style>
    <style:style style:name="T224_103" style:family="text">
      <style:text-properties fo:font-size="12pt" style:font-size-asian="12pt" style:font-size-complex="12pt"/>
    </style:style>
    <style:style style:name="T224_104" style:family="text">
      <style:text-properties fo:font-size="12pt" style:font-size-asian="12pt" style:font-size-complex="12pt"/>
    </style:style>
    <style:style style:name="T224_105" style:family="text">
      <style:text-properties fo:font-size="12pt" style:font-size-asian="12pt" style:font-size-complex="12pt"/>
    </style:style>
    <style:style style:name="T224_106" style:family="text">
      <style:text-properties fo:font-size="12pt" style:font-size-asian="12pt" style:font-size-complex="12pt"/>
    </style:style>
    <style:style style:name="T224_107" style:family="text">
      <style:text-properties fo:font-size="12pt" style:font-size-asian="12pt" style:font-size-complex="12pt"/>
    </style:style>
    <style:style style:name="T224_108" style:family="text">
      <style:text-properties fo:font-size="12pt" style:font-size-asian="12pt" style:font-size-complex="12pt"/>
    </style:style>
    <style:style style:name="T224_109" style:family="text">
      <style:text-properties fo:font-size="12pt" style:font-size-asian="12pt" style:font-size-complex="12pt"/>
    </style:style>
    <style:style style:name="T224_110" style:family="text">
      <style:text-properties fo:font-size="12pt" style:font-size-asian="12pt" style:font-size-complex="12pt"/>
    </style:style>
    <style:style style:name="T224_111" style:family="text">
      <style:text-properties fo:font-size="12pt" style:font-size-asian="12pt" style:font-size-complex="12pt"/>
    </style:style>
    <style:style style:name="T224_112" style:family="text">
      <style:text-properties fo:font-size="12pt" style:font-size-asian="12pt" style:font-size-complex="12pt"/>
    </style:style>
    <style:style style:name="T224_113" style:family="text">
      <style:text-properties fo:font-size="12pt" style:font-size-asian="12pt" style:font-size-complex="12pt"/>
    </style:style>
    <style:style style:name="T224_114" style:family="text">
      <style:text-properties fo:font-size="12pt" style:font-size-asian="12pt" style:font-size-complex="12pt"/>
    </style:style>
    <style:style style:name="T224_115" style:family="text">
      <style:text-properties fo:font-size="12pt" style:font-size-asian="12pt" style:font-size-complex="12pt"/>
    </style:style>
    <style:style style:name="T224_116" style:family="text">
      <style:text-properties fo:font-size="12pt" style:font-size-asian="12pt" style:font-size-complex="12pt"/>
    </style:style>
    <style:style style:name="T224_117" style:family="text">
      <style:text-properties fo:font-size="12pt" style:font-size-asian="12pt" style:font-size-complex="12pt"/>
    </style:style>
    <style:style style:name="T224_118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text-align="justify" fo:break-before="auto" fo:line-height="138%" style:writing-mode="rl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T225_6" style:family="text">
      <style:text-properties fo:font-size="12pt" style:font-size-asian="12pt" style:font-size-complex="12pt"/>
    </style:style>
    <style:style style:name="T225_7" style:family="text">
      <style:text-properties fo:font-size="16pt" style:font-size-asian="16pt" style:font-size-complex="16pt"/>
    </style:style>
    <style:style style:name="T225_8" style:family="text">
      <style:text-properties fo:font-size="12pt" style:font-size-asian="12pt" style:font-size-complex="12pt"/>
    </style:style>
    <style:style style:name="T225_9" style:family="text">
      <style:text-properties fo:font-size="12pt" style:font-size-asian="12pt" style:font-size-complex="12pt"/>
    </style:style>
    <style:style style:name="T225_10" style:family="text">
      <style:text-properties fo:font-size="12pt" style:font-size-asian="12pt" style:font-size-complex="12pt"/>
    </style:style>
    <style:style style:name="T225_11" style:family="text">
      <style:text-properties fo:font-size="12pt" style:font-size-asian="12pt" style:font-size-complex="12pt"/>
    </style:style>
    <style:style style:name="T225_12" style:family="text">
      <style:text-properties fo:font-size="12pt" style:font-size-asian="12pt" style:font-size-complex="12pt"/>
    </style:style>
    <style:style style:name="T225_13" style:family="text">
      <style:text-properties fo:font-size="12pt" style:font-size-asian="12pt" style:font-size-complex="12pt"/>
    </style:style>
    <style:style style:name="T225_14" style:family="text">
      <style:text-properties fo:font-size="12pt" style:font-size-asian="12pt" style:font-size-complex="12pt"/>
    </style:style>
    <style:style style:name="T225_15" style:family="text">
      <style:text-properties fo:font-size="12pt" style:font-size-asian="12pt" style:font-size-complex="12pt"/>
    </style:style>
    <style:style style:name="T225_16" style:family="text">
      <style:text-properties fo:font-size="12pt" style:font-size-asian="12pt" style:font-size-complex="12pt"/>
    </style:style>
    <style:style style:name="T225_17" style:family="text">
      <style:text-properties fo:font-size="12pt" style:font-size-asian="12pt" style:font-size-complex="12pt"/>
    </style:style>
    <style:style style:name="T225_18" style:family="text">
      <style:text-properties fo:font-size="12pt" style:font-size-asian="12pt" style:font-size-complex="12pt"/>
    </style:style>
    <style:style style:name="T225_19" style:family="text">
      <style:text-properties fo:font-size="12pt" style:font-size-asian="12pt" style:font-size-complex="12pt"/>
    </style:style>
    <style:style style:name="T225_20" style:family="text">
      <style:text-properties fo:font-size="12pt" style:font-size-asian="12pt" style:font-size-complex="12pt"/>
    </style:style>
    <style:style style:name="T225_21" style:family="text">
      <style:text-properties fo:font-size="12pt" style:font-size-asian="12pt" style:font-size-complex="12pt"/>
    </style:style>
    <style:style style:name="T225_22" style:family="text">
      <style:text-properties fo:font-size="12pt" style:font-size-asian="12pt" style:font-size-complex="12pt"/>
    </style:style>
    <style:style style:name="T225_23" style:family="text">
      <style:text-properties fo:font-size="12pt" style:font-size-asian="12pt" style:font-size-complex="12pt"/>
    </style:style>
    <style:style style:name="T225_24" style:family="text">
      <style:text-properties fo:font-size="12pt" style:font-size-asian="12pt" style:font-size-complex="12pt"/>
    </style:style>
    <style:style style:name="T225_25" style:family="text">
      <style:text-properties fo:font-size="12pt" style:font-size-asian="12pt" style:font-size-complex="12pt"/>
    </style:style>
    <style:style style:name="T225_26" style:family="text">
      <style:text-properties fo:font-size="12pt" style:font-size-asian="12pt" style:font-size-complex="12pt"/>
    </style:style>
    <style:style style:name="T225_27" style:family="text">
      <style:text-properties fo:font-size="12pt" style:font-size-asian="12pt" style:font-size-complex="12pt"/>
    </style:style>
    <style:style style:name="T225_28" style:family="text">
      <style:text-properties fo:font-size="12pt" style:font-size-asian="12pt" style:font-size-complex="12pt"/>
    </style:style>
    <style:style style:name="T225_29" style:family="text">
      <style:text-properties fo:font-size="12pt" style:font-size-asian="12pt" style:font-size-complex="12pt"/>
    </style:style>
    <style:style style:name="T225_30" style:family="text">
      <style:text-properties fo:font-size="12pt" style:font-size-asian="12pt" style:font-size-complex="12pt"/>
    </style:style>
    <style:style style:name="T225_31" style:family="text">
      <style:text-properties fo:font-size="12pt" style:font-size-asian="12pt" style:font-size-complex="12pt"/>
    </style:style>
    <style:style style:name="T225_32" style:family="text">
      <style:text-properties fo:font-size="12pt" style:font-size-asian="12pt" style:font-size-complex="12pt"/>
    </style:style>
    <style:style style:name="T225_33" style:family="text">
      <style:text-properties fo:font-size="12pt" style:font-size-asian="12pt" style:font-size-complex="12pt"/>
    </style:style>
    <style:style style:name="T225_34" style:family="text">
      <style:text-properties fo:font-size="12pt" style:font-size-asian="12pt" style:font-size-complex="12pt"/>
    </style:style>
    <style:style style:name="T225_35" style:family="text">
      <style:text-properties fo:font-size="12pt" style:font-size-asian="12pt" style:font-size-complex="12pt"/>
    </style:style>
    <style:style style:name="T225_36" style:family="text">
      <style:text-properties fo:font-size="12pt" style:font-size-asian="12pt" style:font-size-complex="12pt"/>
    </style:style>
    <style:style style:name="T225_37" style:family="text">
      <style:text-properties fo:font-size="12pt" style:font-size-asian="12pt" style:font-size-complex="12pt"/>
    </style:style>
    <style:style style:name="T225_38" style:family="text">
      <style:text-properties fo:font-size="12pt" style:font-size-asian="12pt" style:font-size-complex="12pt"/>
    </style:style>
    <style:style style:name="T225_39" style:family="text">
      <style:text-properties fo:font-size="12pt" style:font-size-asian="12pt" style:font-size-complex="12pt"/>
    </style:style>
    <style:style style:name="T225_40" style:family="text">
      <style:text-properties fo:font-size="12pt" style:font-size-asian="12pt" style:font-size-complex="12pt"/>
    </style:style>
    <style:style style:name="T225_41" style:family="text">
      <style:text-properties fo:font-size="12pt" style:font-size-asian="12pt" style:font-size-complex="12pt"/>
    </style:style>
    <style:style style:name="T225_42" style:family="text">
      <style:text-properties fo:font-size="12pt" style:font-size-asian="12pt" style:font-size-complex="12pt"/>
    </style:style>
    <style:style style:name="T225_43" style:family="text">
      <style:text-properties fo:font-size="12pt" style:font-size-asian="12pt" style:font-size-complex="12pt"/>
    </style:style>
    <style:style style:name="T225_44" style:family="text">
      <style:text-properties fo:font-size="12pt" style:font-size-asian="12pt" style:font-size-complex="12pt"/>
    </style:style>
    <style:style style:name="T225_45" style:family="text">
      <style:text-properties fo:font-size="12pt" style:font-size-asian="12pt" style:font-size-complex="12pt"/>
    </style:style>
    <style:style style:name="T225_46" style:family="text">
      <style:text-properties fo:font-size="12pt" style:font-size-asian="12pt" style:font-size-complex="12pt"/>
    </style:style>
    <style:style style:name="T225_47" style:family="text">
      <style:text-properties fo:font-size="12pt" style:font-size-asian="12pt" style:font-size-complex="12pt"/>
    </style:style>
    <style:style style:name="T225_48" style:family="text">
      <style:text-properties fo:font-size="12pt" style:font-size-asian="12pt" style:font-size-complex="12pt"/>
    </style:style>
    <style:style style:name="T225_49" style:family="text">
      <style:text-properties fo:font-size="12pt" style:font-size-asian="12pt" style:font-size-complex="12pt"/>
    </style:style>
    <style:style style:name="T225_50" style:family="text">
      <style:text-properties fo:font-size="12pt" style:font-size-asian="12pt" style:font-size-complex="12pt"/>
    </style:style>
    <style:style style:name="T225_51" style:family="text">
      <style:text-properties fo:font-size="12pt" style:font-size-asian="12pt" style:font-size-complex="12pt"/>
    </style:style>
    <style:style style:name="T225_52" style:family="text">
      <style:text-properties fo:font-size="12pt" style:font-size-asian="12pt" style:font-size-complex="12pt"/>
    </style:style>
    <style:style style:name="T225_53" style:family="text">
      <style:text-properties fo:font-size="12pt" style:font-size-asian="12pt" style:font-size-complex="12pt"/>
    </style:style>
    <style:style style:name="T225_54" style:family="text">
      <style:text-properties fo:font-size="12pt" style:font-size-asian="12pt" style:font-size-complex="12pt"/>
    </style:style>
    <style:style style:name="T225_55" style:family="text">
      <style:text-properties fo:font-size="12pt" style:font-size-asian="12pt" style:font-size-complex="12pt"/>
    </style:style>
    <style:style style:name="T225_56" style:family="text">
      <style:text-properties fo:font-size="12pt" style:font-size-asian="12pt" style:font-size-complex="12pt"/>
    </style:style>
    <style:style style:name="T225_57" style:family="text">
      <style:text-properties fo:font-size="12pt" style:font-size-asian="12pt" style:font-size-complex="12pt"/>
    </style:style>
    <style:style style:name="T225_58" style:family="text">
      <style:text-properties fo:font-size="12pt" style:font-size-asian="12pt" style:font-size-complex="12pt"/>
    </style:style>
    <style:style style:name="P226" style:family="paragraph" style:parent-style-name="Heading_20_2">
      <style:paragraph-properties fo:text-align="justify" fo:break-before="auto" fo:line-height="138%" fo:margin-bottom="0.141cm" style:writing-mode="rl-tb"/>
    </style:style>
    <style:style style:name="T226_1" style:family="text">
      <style:text-properties fo:font-size="17pt" style:font-size-asian="17pt" style:font-size-complex="17pt" fo:font-weight="bold" style:font-weight-asian="bold" style:font-weight-complex="bold"/>
    </style:style>
    <style:style style:name="T226_2" style:family="text">
      <style:text-properties fo:font-size="17pt" style:font-size-asian="17pt" style:font-size-complex="17pt" fo:font-weight="bold" style:font-weight-asian="bold" style:font-weight-complex="bold"/>
    </style:style>
    <style:style style:name="T226_3" style:family="text">
      <style:text-properties fo:font-size="17pt" style:font-size-asian="17pt" style:font-size-complex="17pt" fo:font-weight="bold" style:font-weight-asian="bold" style:font-weight-complex="bold"/>
    </style:style>
    <style:style style:name="T226_4" style:family="text">
      <style:text-properties fo:font-size="17pt" style:font-size-asian="17pt" style:font-size-complex="17pt" fo:font-weight="bold" style:font-weight-asian="bold" style:font-weight-complex="bold"/>
    </style:style>
    <style:style style:name="P227" style:family="paragraph" style:parent-style-name="Standard">
      <style:paragraph-properties fo:text-align="justify" fo:break-before="auto" fo:line-height="138%" style:writing-mode="rl-tb"/>
    </style:style>
    <style:style style:name="T227_1" style:family="text">
      <style:text-properties fo:font-size="12pt" style:font-size-asian="12pt" style:font-size-complex="12pt"/>
    </style:style>
    <style:style style:name="T227_2" style:family="text">
      <style:text-properties fo:font-size="12pt" style:font-size-asian="12pt" style:font-size-complex="12pt"/>
    </style:style>
    <style:style style:name="T227_3" style:family="text">
      <style:text-properties fo:font-size="12pt" style:font-size-asian="12pt" style:font-size-complex="12pt"/>
    </style:style>
    <style:style style:name="T227_4" style:family="text">
      <style:text-properties fo:font-size="12pt" style:font-size-asian="12pt" style:font-size-complex="12pt"/>
    </style:style>
    <style:style style:name="T227_5" style:family="text">
      <style:text-properties fo:font-size="12pt" style:font-size-asian="12pt" style:font-size-complex="12pt"/>
    </style:style>
    <style:style style:name="T227_6" style:family="text">
      <style:text-properties fo:font-size="12pt" style:font-size-asian="12pt" style:font-size-complex="12pt"/>
    </style:style>
    <style:style style:name="T227_7" style:family="text">
      <style:text-properties fo:font-size="12pt" style:font-size-asian="12pt" style:font-size-complex="12pt"/>
    </style:style>
    <style:style style:name="T227_8" style:family="text">
      <style:text-properties fo:font-size="12pt" style:font-size-asian="12pt" style:font-size-complex="12pt"/>
    </style:style>
    <style:style style:name="T227_9" style:family="text">
      <style:text-properties fo:font-size="12pt" style:font-size-asian="12pt" style:font-size-complex="12pt"/>
    </style:style>
    <style:style style:name="T227_10" style:family="text">
      <style:text-properties fo:font-size="12pt" style:font-size-asian="12pt" style:font-size-complex="12pt"/>
    </style:style>
    <style:style style:name="T227_11" style:family="text">
      <style:text-properties fo:font-size="12pt" style:font-size-asian="12pt" style:font-size-complex="12pt"/>
    </style:style>
    <style:style style:name="T227_12" style:family="text">
      <style:text-properties fo:font-size="12pt" style:font-size-asian="12pt" style:font-size-complex="12pt"/>
    </style:style>
    <style:style style:name="T227_13" style:family="text">
      <style:text-properties fo:font-size="12pt" style:font-size-asian="12pt" style:font-size-complex="12pt"/>
    </style:style>
    <style:style style:name="T227_14" style:family="text">
      <style:text-properties fo:font-size="12pt" style:font-size-asian="12pt" style:font-size-complex="12pt"/>
    </style:style>
    <style:style style:name="T227_15" style:family="text">
      <style:text-properties fo:font-size="12pt" style:font-size-asian="12pt" style:font-size-complex="12pt"/>
    </style:style>
    <style:style style:name="T227_16" style:family="text">
      <style:text-properties fo:font-size="12pt" style:font-size-asian="12pt" style:font-size-complex="12pt"/>
    </style:style>
    <style:style style:name="T227_17" style:family="text">
      <style:text-properties fo:font-size="12pt" style:font-size-asian="12pt" style:font-size-complex="12pt"/>
    </style:style>
    <style:style style:name="T227_18" style:family="text">
      <style:text-properties fo:font-size="12pt" style:font-size-asian="12pt" style:font-size-complex="12pt"/>
    </style:style>
    <style:style style:name="T227_19" style:family="text">
      <style:text-properties fo:font-size="12pt" style:font-size-asian="12pt" style:font-size-complex="12pt"/>
    </style:style>
    <style:style style:name="T227_20" style:family="text">
      <style:text-properties fo:font-size="12pt" style:font-size-asian="12pt" style:font-size-complex="12pt"/>
    </style:style>
    <style:style style:name="T227_21" style:family="text">
      <style:text-properties fo:font-size="12pt" style:font-size-asian="12pt" style:font-size-complex="12pt"/>
    </style:style>
    <style:style style:name="T227_22" style:family="text">
      <style:text-properties fo:font-size="12pt" style:font-size-asian="12pt" style:font-size-complex="12pt"/>
    </style:style>
    <style:style style:name="T227_23" style:family="text">
      <style:text-properties fo:font-size="12pt" style:font-size-asian="12pt" style:font-size-complex="12pt"/>
    </style:style>
    <style:style style:name="T227_24" style:family="text">
      <style:text-properties fo:font-size="12pt" style:font-size-asian="12pt" style:font-size-complex="12pt"/>
    </style:style>
    <style:style style:name="T227_25" style:family="text">
      <style:text-properties fo:font-size="12pt" style:font-size-asian="12pt" style:font-size-complex="12pt"/>
    </style:style>
    <style:style style:name="T227_26" style:family="text">
      <style:text-properties fo:font-size="12pt" style:font-size-asian="12pt" style:font-size-complex="12pt"/>
    </style:style>
    <style:style style:name="T227_27" style:family="text">
      <style:text-properties fo:font-size="12pt" style:font-size-asian="12pt" style:font-size-complex="12pt"/>
    </style:style>
    <style:style style:name="T227_28" style:family="text">
      <style:text-properties fo:font-size="12pt" style:font-size-asian="12pt" style:font-size-complex="12pt"/>
    </style:style>
    <style:style style:name="T227_29" style:family="text">
      <style:text-properties fo:font-size="12pt" style:font-size-asian="12pt" style:font-size-complex="12pt"/>
    </style:style>
    <style:style style:name="T227_30" style:family="text">
      <style:text-properties fo:font-size="12pt" style:font-size-asian="12pt" style:font-size-complex="12pt"/>
    </style:style>
    <style:style style:name="T227_31" style:family="text">
      <style:text-properties fo:font-size="12pt" style:font-size-asian="12pt" style:font-size-complex="12pt"/>
    </style:style>
    <style:style style:name="T227_32" style:family="text">
      <style:text-properties fo:font-size="12pt" style:font-size-asian="12pt" style:font-size-complex="12pt"/>
    </style:style>
    <style:style style:name="T227_33" style:family="text">
      <style:text-properties fo:font-size="12pt" style:font-size-asian="12pt" style:font-size-complex="12pt"/>
    </style:style>
    <style:style style:name="T227_34" style:family="text">
      <style:text-properties fo:font-size="12pt" style:font-size-asian="12pt" style:font-size-complex="12pt"/>
    </style:style>
    <style:style style:name="T227_35" style:family="text">
      <style:text-properties fo:font-size="12pt" style:font-size-asian="12pt" style:font-size-complex="12pt"/>
    </style:style>
    <style:style style:name="T227_36" style:family="text">
      <style:text-properties fo:font-size="12pt" style:font-size-asian="12pt" style:font-size-complex="12pt"/>
    </style:style>
    <style:style style:name="T227_37" style:family="text">
      <style:text-properties fo:font-size="12pt" style:font-size-asian="12pt" style:font-size-complex="12pt"/>
    </style:style>
    <style:style style:name="T227_38" style:family="text">
      <style:text-properties fo:font-size="12pt" style:font-size-asian="12pt" style:font-size-complex="12pt"/>
    </style:style>
    <style:style style:name="T227_39" style:family="text">
      <style:text-properties fo:font-size="12pt" style:font-size-asian="12pt" style:font-size-complex="12pt"/>
    </style:style>
    <style:style style:name="T227_40" style:family="text">
      <style:text-properties fo:font-size="12pt" style:font-size-asian="12pt" style:font-size-complex="12pt"/>
    </style:style>
    <style:style style:name="T227_41" style:family="text">
      <style:text-properties fo:font-size="12pt" style:font-size-asian="12pt" style:font-size-complex="12pt"/>
    </style:style>
    <style:style style:name="T227_42" style:family="text">
      <style:text-properties fo:font-size="12pt" style:font-size-asian="12pt" style:font-size-complex="12pt"/>
    </style:style>
    <style:style style:name="T227_43" style:family="text">
      <style:text-properties fo:font-size="12pt" style:font-size-asian="12pt" style:font-size-complex="12pt"/>
    </style:style>
    <style:style style:name="T227_44" style:family="text">
      <style:text-properties fo:font-size="12pt" style:font-size-asian="12pt" style:font-size-complex="12pt"/>
    </style:style>
    <style:style style:name="T227_45" style:family="text">
      <style:text-properties fo:font-size="12pt" style:font-size-asian="12pt" style:font-size-complex="12pt"/>
    </style:style>
    <style:style style:name="T227_46" style:family="text">
      <style:text-properties fo:font-size="12pt" style:font-size-asian="12pt" style:font-size-complex="12pt"/>
    </style:style>
    <style:style style:name="T227_47" style:family="text">
      <style:text-properties fo:font-size="12pt" style:font-size-asian="12pt" style:font-size-complex="12pt"/>
    </style:style>
    <style:style style:name="T227_48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text-align="justify" fo:break-before="auto" fo:line-height="138%" style:writing-mode="rl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>
      <style:text-properties fo:font-size="12pt" style:font-size-asian="12pt" style:font-size-complex="12pt"/>
    </style:style>
    <style:style style:name="T228_6" style:family="text">
      <style:text-properties fo:font-size="12pt" style:font-size-asian="12pt" style:font-size-complex="12pt"/>
    </style:style>
    <style:style style:name="T228_7" style:family="text">
      <style:text-properties fo:font-size="12pt" style:font-size-asian="12pt" style:font-size-complex="12pt"/>
    </style:style>
    <style:style style:name="T228_8" style:family="text">
      <style:text-properties fo:font-size="12pt" style:font-size-asian="12pt" style:font-size-complex="12pt"/>
    </style:style>
    <style:style style:name="T228_9" style:family="text">
      <style:text-properties fo:font-size="12pt" style:font-size-asian="12pt" style:font-size-complex="12pt"/>
    </style:style>
    <style:style style:name="T228_10" style:family="text">
      <style:text-properties fo:font-size="12pt" style:font-size-asian="12pt" style:font-size-complex="12pt"/>
    </style:style>
    <style:style style:name="T228_11" style:family="text">
      <style:text-properties fo:font-size="12pt" style:font-size-asian="12pt" style:font-size-complex="12pt"/>
    </style:style>
    <style:style style:name="T228_12" style:family="text">
      <style:text-properties fo:font-size="12pt" style:font-size-asian="12pt" style:font-size-complex="12pt"/>
    </style:style>
    <style:style style:name="T228_13" style:family="text">
      <style:text-properties fo:font-size="12pt" style:font-size-asian="12pt" style:font-size-complex="12pt"/>
    </style:style>
    <style:style style:name="T228_14" style:family="text">
      <style:text-properties fo:font-size="12pt" style:font-size-asian="12pt" style:font-size-complex="12pt"/>
    </style:style>
    <style:style style:name="T228_15" style:family="text">
      <style:text-properties fo:font-size="12pt" style:font-size-asian="12pt" style:font-size-complex="12pt"/>
    </style:style>
    <style:style style:name="T228_16" style:family="text">
      <style:text-properties fo:font-size="12pt" style:font-size-asian="12pt" style:font-size-complex="12pt"/>
    </style:style>
    <style:style style:name="T228_17" style:family="text">
      <style:text-properties fo:font-size="12pt" style:font-size-asian="12pt" style:font-size-complex="12pt"/>
    </style:style>
    <style:style style:name="T228_18" style:family="text">
      <style:text-properties fo:font-size="12pt" style:font-size-asian="12pt" style:font-size-complex="12pt"/>
    </style:style>
    <style:style style:name="T228_19" style:family="text">
      <style:text-properties fo:font-size="12pt" style:font-size-asian="12pt" style:font-size-complex="12pt"/>
    </style:style>
    <style:style style:name="T228_20" style:family="text">
      <style:text-properties fo:font-size="12pt" style:font-size-asian="12pt" style:font-size-complex="12pt"/>
    </style:style>
    <style:style style:name="T228_21" style:family="text">
      <style:text-properties fo:font-size="12pt" style:font-size-asian="12pt" style:font-size-complex="12pt"/>
    </style:style>
    <style:style style:name="T228_22" style:family="text">
      <style:text-properties fo:font-size="12pt" style:font-size-asian="12pt" style:font-size-complex="12pt"/>
    </style:style>
    <style:style style:name="T228_23" style:family="text">
      <style:text-properties fo:font-size="12pt" style:font-size-asian="12pt" style:font-size-complex="12pt"/>
    </style:style>
    <style:style style:name="T228_24" style:family="text">
      <style:text-properties fo:font-size="12pt" style:font-size-asian="12pt" style:font-size-complex="12pt"/>
    </style:style>
    <style:style style:name="T228_25" style:family="text">
      <style:text-properties fo:font-size="12pt" style:font-size-asian="12pt" style:font-size-complex="12pt"/>
    </style:style>
    <style:style style:name="T228_26" style:family="text">
      <style:text-properties fo:font-size="12pt" style:font-size-asian="12pt" style:font-size-complex="12pt"/>
    </style:style>
    <style:style style:name="T228_27" style:family="text">
      <style:text-properties fo:font-size="12pt" style:font-size-asian="12pt" style:font-size-complex="12pt"/>
    </style:style>
    <style:style style:name="T228_28" style:family="text">
      <style:text-properties fo:font-size="12pt" style:font-size-asian="12pt" style:font-size-complex="12pt"/>
    </style:style>
    <style:style style:name="T228_29" style:family="text">
      <style:text-properties fo:font-size="12pt" style:font-size-asian="12pt" style:font-size-complex="12pt"/>
    </style:style>
    <style:style style:name="T228_30" style:family="text">
      <style:text-properties fo:font-size="12pt" style:font-size-asian="12pt" style:font-size-complex="12pt"/>
    </style:style>
    <style:style style:name="T228_31" style:family="text">
      <style:text-properties fo:font-size="12pt" style:font-size-asian="12pt" style:font-size-complex="12pt"/>
    </style:style>
    <style:style style:name="T228_32" style:family="text">
      <style:text-properties fo:font-size="12pt" style:font-size-asian="12pt" style:font-size-complex="12pt"/>
    </style:style>
    <style:style style:name="T228_33" style:family="text">
      <style:text-properties fo:font-size="12pt" style:font-size-asian="12pt" style:font-size-complex="12pt"/>
    </style:style>
    <style:style style:name="T228_34" style:family="text">
      <style:text-properties fo:font-size="12pt" style:font-size-asian="12pt" style:font-size-complex="12pt"/>
    </style:style>
    <style:style style:name="T228_35" style:family="text">
      <style:text-properties fo:font-size="12pt" style:font-size-asian="12pt" style:font-size-complex="12pt"/>
    </style:style>
    <style:style style:name="T228_36" style:family="text">
      <style:text-properties fo:font-size="12pt" style:font-size-asian="12pt" style:font-size-complex="12pt"/>
    </style:style>
    <style:style style:name="T228_37" style:family="text">
      <style:text-properties fo:font-size="12pt" style:font-size-asian="12pt" style:font-size-complex="12pt"/>
    </style:style>
    <style:style style:name="T228_38" style:family="text">
      <style:text-properties fo:font-size="12pt" style:font-size-asian="12pt" style:font-size-complex="12pt"/>
    </style:style>
    <style:style style:name="T228_39" style:family="text">
      <style:text-properties fo:font-size="12pt" style:font-size-asian="12pt" style:font-size-complex="12pt"/>
    </style:style>
    <style:style style:name="T228_40" style:family="text">
      <style:text-properties fo:font-size="12pt" style:font-size-asian="12pt" style:font-size-complex="12pt"/>
    </style:style>
    <style:style style:name="T228_41" style:family="text">
      <style:text-properties fo:font-size="12pt" style:font-size-asian="12pt" style:font-size-complex="12pt"/>
    </style:style>
    <style:style style:name="T228_42" style:family="text">
      <style:text-properties fo:font-size="12pt" style:font-size-asian="12pt" style:font-size-complex="12pt"/>
    </style:style>
    <style:style style:name="P229" style:family="paragraph" style:parent-style-name="Standard">
      <style:paragraph-properties fo:text-align="justify" fo:break-before="auto" fo:line-height="138%" style:writing-mode="rl-tb"/>
    </style:style>
    <style:style style:name="T229_1" style:family="text">
      <style:text-properties fo:font-size="12pt" style:font-size-asian="12pt" style:font-size-complex="12pt"/>
    </style:style>
    <style:style style:name="T229_2" style:family="text">
      <style:text-properties fo:font-size="12pt" style:font-size-asian="12pt" style:font-size-complex="12pt"/>
    </style:style>
    <style:style style:name="T229_3" style:family="text">
      <style:text-properties fo:font-size="12pt" style:font-size-asian="12pt" style:font-size-complex="12pt"/>
    </style:style>
    <style:style style:name="T229_4" style:family="text">
      <style:text-properties fo:font-size="12pt" style:font-size-asian="12pt" style:font-size-complex="12pt"/>
    </style:style>
    <style:style style:name="T229_5" style:family="text">
      <style:text-properties fo:font-size="12pt" style:font-size-asian="12pt" style:font-size-complex="12pt"/>
    </style:style>
    <style:style style:name="T229_6" style:family="text">
      <style:text-properties fo:font-size="12pt" style:font-size-asian="12pt" style:font-size-complex="12pt"/>
    </style:style>
    <style:style style:name="T229_7" style:family="text">
      <style:text-properties fo:font-size="12pt" style:font-size-asian="12pt" style:font-size-complex="12pt"/>
    </style:style>
    <style:style style:name="T229_8" style:family="text">
      <style:text-properties fo:font-size="12pt" style:font-size-asian="12pt" style:font-size-complex="12pt"/>
    </style:style>
    <style:style style:name="T229_9" style:family="text">
      <style:text-properties fo:font-size="12pt" style:font-size-asian="12pt" style:font-size-complex="12pt"/>
    </style:style>
    <style:style style:name="T229_10" style:family="text">
      <style:text-properties fo:font-size="12pt" style:font-size-asian="12pt" style:font-size-complex="12pt"/>
    </style:style>
    <style:style style:name="T229_11" style:family="text">
      <style:text-properties fo:font-size="12pt" style:font-size-asian="12pt" style:font-size-complex="12pt"/>
    </style:style>
    <style:style style:name="T229_12" style:family="text">
      <style:text-properties fo:font-size="12pt" style:font-size-asian="12pt" style:font-size-complex="12pt"/>
    </style:style>
    <style:style style:name="T229_13" style:family="text">
      <style:text-properties fo:font-size="12pt" style:font-size-asian="12pt" style:font-size-complex="12pt"/>
    </style:style>
    <style:style style:name="T229_14" style:family="text">
      <style:text-properties fo:font-size="12pt" style:font-size-asian="12pt" style:font-size-complex="12pt"/>
    </style:style>
    <style:style style:name="T229_15" style:family="text">
      <style:text-properties fo:font-size="12pt" style:font-size-asian="12pt" style:font-size-complex="12pt"/>
    </style:style>
    <style:style style:name="T229_16" style:family="text">
      <style:text-properties fo:font-size="12pt" style:font-size-asian="12pt" style:font-size-complex="12pt"/>
    </style:style>
    <style:style style:name="T229_17" style:family="text">
      <style:text-properties fo:font-size="12pt" style:font-size-asian="12pt" style:font-size-complex="12pt"/>
    </style:style>
    <style:style style:name="T229_18" style:family="text">
      <style:text-properties fo:font-size="12pt" style:font-size-asian="12pt" style:font-size-complex="12pt"/>
    </style:style>
    <style:style style:name="T229_19" style:family="text">
      <style:text-properties fo:font-size="12pt" style:font-size-asian="12pt" style:font-size-complex="12pt"/>
    </style:style>
    <style:style style:name="T229_20" style:family="text">
      <style:text-properties fo:font-size="12pt" style:font-size-asian="12pt" style:font-size-complex="12pt"/>
    </style:style>
    <style:style style:name="T229_21" style:family="text">
      <style:text-properties fo:font-size="12pt" style:font-size-asian="12pt" style:font-size-complex="12pt"/>
    </style:style>
    <style:style style:name="T229_22" style:family="text">
      <style:text-properties fo:font-size="12pt" style:font-size-asian="12pt" style:font-size-complex="12pt"/>
    </style:style>
    <style:style style:name="T229_23" style:family="text">
      <style:text-properties fo:font-size="12pt" style:font-size-asian="12pt" style:font-size-complex="12pt"/>
    </style:style>
    <style:style style:name="T229_24" style:family="text">
      <style:text-properties fo:font-size="12pt" style:font-size-asian="12pt" style:font-size-complex="12pt"/>
    </style:style>
    <style:style style:name="T229_25" style:family="text">
      <style:text-properties fo:font-size="12pt" style:font-size-asian="12pt" style:font-size-complex="12pt"/>
    </style:style>
    <style:style style:name="T229_26" style:family="text">
      <style:text-properties fo:font-size="12pt" style:font-size-asian="12pt" style:font-size-complex="12pt"/>
    </style:style>
    <style:style style:name="T229_27" style:family="text">
      <style:text-properties fo:font-size="12pt" style:font-size-asian="12pt" style:font-size-complex="12pt"/>
    </style:style>
    <style:style style:name="T229_28" style:family="text">
      <style:text-properties fo:font-size="12pt" style:font-size-asian="12pt" style:font-size-complex="12pt"/>
    </style:style>
    <style:style style:name="T229_29" style:family="text">
      <style:text-properties fo:font-size="12pt" style:font-size-asian="12pt" style:font-size-complex="12pt"/>
    </style:style>
    <style:style style:name="T229_30" style:family="text">
      <style:text-properties fo:font-size="12pt" style:font-size-asian="12pt" style:font-size-complex="12pt"/>
    </style:style>
    <style:style style:name="T229_31" style:family="text">
      <style:text-properties fo:font-size="12pt" style:font-size-asian="12pt" style:font-size-complex="12pt"/>
    </style:style>
    <style:style style:name="T229_32" style:family="text">
      <style:text-properties fo:font-size="12pt" style:font-size-asian="12pt" style:font-size-complex="12pt"/>
    </style:style>
    <style:style style:name="T229_33" style:family="text">
      <style:text-properties fo:font-size="12pt" style:font-size-asian="12pt" style:font-size-complex="12pt"/>
    </style:style>
    <style:style style:name="T229_34" style:family="text">
      <style:text-properties fo:font-size="12pt" style:font-size-asian="12pt" style:font-size-complex="12pt"/>
    </style:style>
    <style:style style:name="T229_35" style:family="text">
      <style:text-properties fo:font-size="12pt" style:font-size-asian="12pt" style:font-size-complex="12pt"/>
    </style:style>
    <style:style style:name="T229_36" style:family="text">
      <style:text-properties fo:font-size="12pt" style:font-size-asian="12pt" style:font-size-complex="12pt"/>
    </style:style>
    <style:style style:name="P230" style:family="paragraph" style:parent-style-name="Standard">
      <style:paragraph-properties fo:text-align="justify" fo:break-before="auto" fo:line-height="138%" style:writing-mode="rl-tb"/>
    </style:style>
    <style:style style:name="T230_1" style:family="text">
      <style:text-properties fo:font-size="12pt" style:font-size-asian="12pt" style:font-size-complex="12pt"/>
    </style:style>
    <style:style style:name="T230_2" style:family="text">
      <style:text-properties fo:font-size="12pt" style:font-size-asian="12pt" style:font-size-complex="12pt"/>
    </style:style>
    <style:style style:name="T230_3" style:family="text">
      <style:text-properties fo:font-size="12pt" style:font-size-asian="12pt" style:font-size-complex="12pt"/>
    </style:style>
    <style:style style:name="T230_4" style:family="text">
      <style:text-properties fo:font-size="12pt" style:font-size-asian="12pt" style:font-size-complex="12pt"/>
    </style:style>
    <style:style style:name="T230_5" style:family="text">
      <style:text-properties fo:font-size="12pt" style:font-size-asian="12pt" style:font-size-complex="12pt"/>
    </style:style>
    <style:style style:name="T230_6" style:family="text">
      <style:text-properties fo:font-size="12pt" style:font-size-asian="12pt" style:font-size-complex="12pt"/>
    </style:style>
    <style:style style:name="T230_7" style:family="text">
      <style:text-properties fo:font-size="12pt" style:font-size-asian="12pt" style:font-size-complex="12pt"/>
    </style:style>
    <style:style style:name="T230_8" style:family="text">
      <style:text-properties fo:font-size="12pt" style:font-size-asian="12pt" style:font-size-complex="12pt"/>
    </style:style>
    <style:style style:name="T230_9" style:family="text">
      <style:text-properties fo:font-size="12pt" style:font-size-asian="12pt" style:font-size-complex="12pt"/>
    </style:style>
    <style:style style:name="T230_10" style:family="text">
      <style:text-properties fo:font-size="12pt" style:font-size-asian="12pt" style:font-size-complex="12pt"/>
    </style:style>
    <style:style style:name="T230_11" style:family="text">
      <style:text-properties fo:font-size="12pt" style:font-size-asian="12pt" style:font-size-complex="12pt"/>
    </style:style>
    <style:style style:name="T230_12" style:family="text">
      <style:text-properties fo:font-size="12pt" style:font-size-asian="12pt" style:font-size-complex="12pt"/>
    </style:style>
    <style:style style:name="T230_13" style:family="text">
      <style:text-properties fo:font-size="12pt" style:font-size-asian="12pt" style:font-size-complex="12pt"/>
    </style:style>
    <style:style style:name="T230_14" style:family="text">
      <style:text-properties fo:font-size="12pt" style:font-size-asian="12pt" style:font-size-complex="12pt"/>
    </style:style>
    <style:style style:name="T230_15" style:family="text">
      <style:text-properties fo:font-size="12pt" style:font-size-asian="12pt" style:font-size-complex="12pt"/>
    </style:style>
    <style:style style:name="T230_16" style:family="text">
      <style:text-properties fo:font-size="12pt" style:font-size-asian="12pt" style:font-size-complex="12pt"/>
    </style:style>
    <style:style style:name="T230_17" style:family="text">
      <style:text-properties fo:font-size="12pt" style:font-size-asian="12pt" style:font-size-complex="12pt"/>
    </style:style>
    <style:style style:name="T230_18" style:family="text">
      <style:text-properties fo:font-size="12pt" style:font-size-asian="12pt" style:font-size-complex="12pt"/>
    </style:style>
    <style:style style:name="T230_19" style:family="text">
      <style:text-properties fo:font-size="12pt" style:font-size-asian="12pt" style:font-size-complex="12pt"/>
    </style:style>
    <style:style style:name="T230_20" style:family="text">
      <style:text-properties fo:font-size="12pt" style:font-size-asian="12pt" style:font-size-complex="12pt"/>
    </style:style>
    <style:style style:name="T230_21" style:family="text">
      <style:text-properties fo:font-size="12pt" style:font-size-asian="12pt" style:font-size-complex="12pt"/>
    </style:style>
    <style:style style:name="T230_22" style:family="text">
      <style:text-properties fo:font-size="12pt" style:font-size-asian="12pt" style:font-size-complex="12pt"/>
    </style:style>
    <style:style style:name="T230_23" style:family="text">
      <style:text-properties fo:font-size="12pt" style:font-size-asian="12pt" style:font-size-complex="12pt"/>
    </style:style>
    <style:style style:name="T230_24" style:family="text">
      <style:text-properties fo:font-size="12pt" style:font-size-asian="12pt" style:font-size-complex="12pt"/>
    </style:style>
    <style:style style:name="P231" style:family="paragraph" style:parent-style-name="Standard">
      <style:paragraph-properties fo:text-align="justify" fo:break-before="auto" fo:line-height="138%" style:writing-mode="rl-tb"/>
    </style:style>
    <style:style style:name="T231_1" style:family="text">
      <style:text-properties fo:font-size="12pt" style:font-size-asian="12pt" style:font-size-complex="12pt"/>
    </style:style>
    <style:style style:name="T231_2" style:family="text">
      <style:text-properties fo:font-size="12pt" style:font-size-asian="12pt" style:font-size-complex="12pt"/>
    </style:style>
    <style:style style:name="T231_3" style:family="text">
      <style:text-properties fo:font-size="12pt" style:font-size-asian="12pt" style:font-size-complex="12pt"/>
    </style:style>
    <style:style style:name="T231_4" style:family="text">
      <style:text-properties fo:font-size="12pt" style:font-size-asian="12pt" style:font-size-complex="12pt"/>
    </style:style>
    <style:style style:name="T231_5" style:family="text">
      <style:text-properties fo:font-size="12pt" style:font-size-asian="12pt" style:font-size-complex="12pt"/>
    </style:style>
    <style:style style:name="T231_6" style:family="text">
      <style:text-properties fo:font-size="12pt" style:font-size-asian="12pt" style:font-size-complex="12pt"/>
    </style:style>
    <style:style style:name="T231_7" style:family="text">
      <style:text-properties fo:font-size="12pt" style:font-size-asian="12pt" style:font-size-complex="12pt"/>
    </style:style>
    <style:style style:name="T231_8" style:family="text">
      <style:text-properties fo:font-size="12pt" style:font-size-asian="12pt" style:font-size-complex="12pt"/>
    </style:style>
    <style:style style:name="T231_9" style:family="text">
      <style:text-properties fo:font-size="12pt" style:font-size-asian="12pt" style:font-size-complex="12pt"/>
    </style:style>
    <style:style style:name="T231_10" style:family="text">
      <style:text-properties fo:font-size="12pt" style:font-size-asian="12pt" style:font-size-complex="12pt"/>
    </style:style>
    <style:style style:name="T231_11" style:family="text">
      <style:text-properties fo:font-size="12pt" style:font-size-asian="12pt" style:font-size-complex="12pt"/>
    </style:style>
    <style:style style:name="T231_12" style:family="text">
      <style:text-properties fo:font-size="12pt" style:font-size-asian="12pt" style:font-size-complex="12pt"/>
    </style:style>
    <style:style style:name="T231_13" style:family="text">
      <style:text-properties fo:font-size="12pt" style:font-size-asian="12pt" style:font-size-complex="12pt"/>
    </style:style>
    <style:style style:name="T231_14" style:family="text">
      <style:text-properties fo:font-size="12pt" style:font-size-asian="12pt" style:font-size-complex="12pt"/>
    </style:style>
    <style:style style:name="T231_15" style:family="text">
      <style:text-properties fo:font-size="12pt" style:font-size-asian="12pt" style:font-size-complex="12pt"/>
    </style:style>
    <style:style style:name="T231_16" style:family="text">
      <style:text-properties fo:font-size="12pt" style:font-size-asian="12pt" style:font-size-complex="12pt"/>
    </style:style>
    <style:style style:name="T231_17" style:family="text">
      <style:text-properties fo:font-size="12pt" style:font-size-asian="12pt" style:font-size-complex="12pt"/>
    </style:style>
    <style:style style:name="T231_18" style:family="text">
      <style:text-properties fo:font-size="12pt" style:font-size-asian="12pt" style:font-size-complex="12pt"/>
    </style:style>
    <style:style style:name="T231_19" style:family="text">
      <style:text-properties fo:font-size="12pt" style:font-size-asian="12pt" style:font-size-complex="12pt"/>
    </style:style>
    <style:style style:name="T231_20" style:family="text">
      <style:text-properties fo:font-size="12pt" style:font-size-asian="12pt" style:font-size-complex="12pt"/>
    </style:style>
    <style:style style:name="T231_21" style:family="text">
      <style:text-properties fo:font-size="12pt" style:font-size-asian="12pt" style:font-size-complex="12pt"/>
    </style:style>
    <style:style style:name="T231_22" style:family="text">
      <style:text-properties fo:font-size="12pt" style:font-size-asian="12pt" style:font-size-complex="12pt"/>
    </style:style>
    <style:style style:name="T231_23" style:family="text">
      <style:text-properties fo:font-size="12pt" style:font-size-asian="12pt" style:font-size-complex="12pt"/>
    </style:style>
    <style:style style:name="T231_24" style:family="text">
      <style:text-properties fo:font-size="12pt" style:font-size-asian="12pt" style:font-size-complex="12pt"/>
    </style:style>
    <style:style style:name="T231_25" style:family="text">
      <style:text-properties fo:font-size="12pt" style:font-size-asian="12pt" style:font-size-complex="12pt"/>
    </style:style>
    <style:style style:name="T231_26" style:family="text">
      <style:text-properties fo:font-size="12pt" style:font-size-asian="12pt" style:font-size-complex="12pt"/>
    </style:style>
    <style:style style:name="T231_27" style:family="text">
      <style:text-properties fo:font-size="12pt" style:font-size-asian="12pt" style:font-size-complex="12pt"/>
    </style:style>
    <style:style style:name="T231_28" style:family="text">
      <style:text-properties fo:font-size="12pt" style:font-size-asian="12pt" style:font-size-complex="12pt"/>
    </style:style>
    <style:style style:name="T231_29" style:family="text">
      <style:text-properties fo:font-size="12pt" style:font-size-asian="12pt" style:font-size-complex="12pt"/>
    </style:style>
    <style:style style:name="T231_30" style:family="text">
      <style:text-properties fo:font-size="12pt" style:font-size-asian="12pt" style:font-size-complex="12pt"/>
    </style:style>
    <style:style style:name="T231_31" style:family="text">
      <style:text-properties fo:font-size="12pt" style:font-size-asian="12pt" style:font-size-complex="12pt"/>
    </style:style>
    <style:style style:name="T231_32" style:family="text">
      <style:text-properties fo:font-size="12pt" style:font-size-asian="12pt" style:font-size-complex="12pt"/>
    </style:style>
    <style:style style:name="T231_33" style:family="text">
      <style:text-properties fo:font-size="12pt" style:font-size-asian="12pt" style:font-size-complex="12pt"/>
    </style:style>
    <style:style style:name="T231_34" style:family="text">
      <style:text-properties fo:font-size="12pt" style:font-size-asian="12pt" style:font-size-complex="12pt"/>
    </style:style>
    <style:style style:name="T231_35" style:family="text">
      <style:text-properties fo:font-size="12pt" style:font-size-asian="12pt" style:font-size-complex="12pt"/>
    </style:style>
    <style:style style:name="T231_36" style:family="text">
      <style:text-properties fo:font-size="12pt" style:font-size-asian="12pt" style:font-size-complex="12pt"/>
    </style:style>
    <style:style style:name="T231_37" style:family="text">
      <style:text-properties fo:font-size="12pt" style:font-size-asian="12pt" style:font-size-complex="12pt"/>
    </style:style>
    <style:style style:name="T231_38" style:family="text">
      <style:text-properties fo:font-size="12pt" style:font-size-asian="12pt" style:font-size-complex="12pt"/>
    </style:style>
    <style:style style:name="T231_39" style:family="text">
      <style:text-properties fo:font-size="12pt" style:font-size-asian="12pt" style:font-size-complex="12pt"/>
    </style:style>
    <style:style style:name="T231_40" style:family="text">
      <style:text-properties fo:font-size="12pt" style:font-size-asian="12pt" style:font-size-complex="12pt"/>
    </style:style>
    <style:style style:name="T231_41" style:family="text">
      <style:text-properties fo:font-size="12pt" style:font-size-asian="12pt" style:font-size-complex="12pt"/>
    </style:style>
    <style:style style:name="T231_42" style:family="text">
      <style:text-properties fo:font-size="12pt" style:font-size-asian="12pt" style:font-size-complex="12pt"/>
    </style:style>
    <style:style style:name="P232" style:family="paragraph" style:parent-style-name="Standard">
      <style:paragraph-properties fo:text-align="justify" fo:break-before="auto" fo:line-height="138%" style:writing-mode="rl-tb"/>
    </style:style>
    <style:style style:name="T232_1" style:family="text">
      <style:text-properties fo:font-size="12pt" style:font-size-asian="12pt" style:font-size-complex="12pt"/>
    </style:style>
    <style:style style:name="T232_2" style:family="text">
      <style:text-properties fo:font-size="12pt" style:font-size-asian="12pt" style:font-size-complex="12pt"/>
    </style:style>
    <style:style style:name="T232_3" style:family="text">
      <style:text-properties fo:font-size="12pt" style:font-size-asian="12pt" style:font-size-complex="12pt"/>
    </style:style>
    <style:style style:name="T232_4" style:family="text">
      <style:text-properties fo:font-size="12pt" style:font-size-asian="12pt" style:font-size-complex="12pt"/>
    </style:style>
    <style:style style:name="T232_5" style:family="text">
      <style:text-properties fo:font-size="12pt" style:font-size-asian="12pt" style:font-size-complex="12pt"/>
    </style:style>
    <style:style style:name="T232_6" style:family="text">
      <style:text-properties fo:font-size="12pt" style:font-size-asian="12pt" style:font-size-complex="12pt"/>
    </style:style>
    <style:style style:name="T232_7" style:family="text">
      <style:text-properties fo:font-size="12pt" style:font-size-asian="12pt" style:font-size-complex="12pt"/>
    </style:style>
    <style:style style:name="T232_8" style:family="text">
      <style:text-properties fo:font-size="12pt" style:font-size-asian="12pt" style:font-size-complex="12pt"/>
    </style:style>
    <style:style style:name="T232_9" style:family="text">
      <style:text-properties fo:font-size="12pt" style:font-size-asian="12pt" style:font-size-complex="12pt"/>
    </style:style>
    <style:style style:name="T232_10" style:family="text">
      <style:text-properties fo:font-size="12pt" style:font-size-asian="12pt" style:font-size-complex="12pt"/>
    </style:style>
    <style:style style:name="T232_11" style:family="text">
      <style:text-properties fo:font-size="12pt" style:font-size-asian="12pt" style:font-size-complex="12pt"/>
    </style:style>
    <style:style style:name="T232_12" style:family="text">
      <style:text-properties fo:font-size="12pt" style:font-size-asian="12pt" style:font-size-complex="12pt"/>
    </style:style>
    <style:style style:name="T232_13" style:family="text">
      <style:text-properties fo:font-size="12pt" style:font-size-asian="12pt" style:font-size-complex="12pt"/>
    </style:style>
    <style:style style:name="T232_14" style:family="text">
      <style:text-properties fo:font-size="12pt" style:font-size-asian="12pt" style:font-size-complex="12pt"/>
    </style:style>
    <style:style style:name="T232_15" style:family="text">
      <style:text-properties fo:font-size="12pt" style:font-size-asian="12pt" style:font-size-complex="12pt"/>
    </style:style>
    <style:style style:name="T232_16" style:family="text">
      <style:text-properties fo:font-size="12pt" style:font-size-asian="12pt" style:font-size-complex="12pt"/>
    </style:style>
    <style:style style:name="T232_17" style:family="text">
      <style:text-properties fo:font-size="12pt" style:font-size-asian="12pt" style:font-size-complex="12pt"/>
    </style:style>
    <style:style style:name="T232_18" style:family="text">
      <style:text-properties fo:font-size="12pt" style:font-size-asian="12pt" style:font-size-complex="12pt"/>
    </style:style>
    <style:style style:name="T232_19" style:family="text">
      <style:text-properties fo:font-size="12pt" style:font-size-asian="12pt" style:font-size-complex="12pt"/>
    </style:style>
    <style:style style:name="T232_20" style:family="text">
      <style:text-properties fo:font-size="12pt" style:font-size-asian="12pt" style:font-size-complex="12pt"/>
    </style:style>
    <style:style style:name="T232_21" style:family="text">
      <style:text-properties fo:font-size="12pt" style:font-size-asian="12pt" style:font-size-complex="12pt"/>
    </style:style>
    <style:style style:name="T232_22" style:family="text">
      <style:text-properties fo:font-size="12pt" style:font-size-asian="12pt" style:font-size-complex="12pt"/>
    </style:style>
    <style:style style:name="T232_23" style:family="text">
      <style:text-properties fo:font-size="12pt" style:font-size-asian="12pt" style:font-size-complex="12pt"/>
    </style:style>
    <style:style style:name="T232_24" style:family="text">
      <style:text-properties fo:font-size="12pt" style:font-size-asian="12pt" style:font-size-complex="12pt"/>
    </style:style>
    <style:style style:name="T232_25" style:family="text">
      <style:text-properties fo:font-size="12pt" style:font-size-asian="12pt" style:font-size-complex="12pt"/>
    </style:style>
    <style:style style:name="T232_26" style:family="text">
      <style:text-properties fo:font-size="12pt" style:font-size-asian="12pt" style:font-size-complex="12pt"/>
    </style:style>
    <style:style style:name="T232_27" style:family="text">
      <style:text-properties fo:font-size="12pt" style:font-size-asian="12pt" style:font-size-complex="12pt"/>
    </style:style>
    <style:style style:name="T232_28" style:family="text">
      <style:text-properties fo:font-size="12pt" style:font-size-asian="12pt" style:font-size-complex="12pt"/>
    </style:style>
    <style:style style:name="T232_29" style:family="text">
      <style:text-properties fo:font-size="12pt" style:font-size-asian="12pt" style:font-size-complex="12pt"/>
    </style:style>
    <style:style style:name="T232_30" style:family="text">
      <style:text-properties fo:font-size="12pt" style:font-size-asian="12pt" style:font-size-complex="12pt"/>
    </style:style>
    <style:style style:name="T232_31" style:family="text">
      <style:text-properties fo:font-size="12pt" style:font-size-asian="12pt" style:font-size-complex="12pt"/>
    </style:style>
    <style:style style:name="T232_32" style:family="text">
      <style:text-properties fo:font-size="12pt" style:font-size-asian="12pt" style:font-size-complex="12pt"/>
    </style:style>
    <style:style style:name="T232_33" style:family="text">
      <style:text-properties fo:font-size="12pt" style:font-size-asian="12pt" style:font-size-complex="12pt"/>
    </style:style>
    <style:style style:name="T232_34" style:family="text">
      <style:text-properties fo:font-size="12pt" style:font-size-asian="12pt" style:font-size-complex="12pt"/>
    </style:style>
    <style:style style:name="T232_35" style:family="text">
      <style:text-properties fo:font-size="12pt" style:font-size-asian="12pt" style:font-size-complex="12pt"/>
    </style:style>
    <style:style style:name="T232_36" style:family="text">
      <style:text-properties fo:font-size="12pt" style:font-size-asian="12pt" style:font-size-complex="12pt"/>
    </style:style>
    <style:style style:name="T232_37" style:family="text">
      <style:text-properties fo:font-size="12pt" style:font-size-asian="12pt" style:font-size-complex="12pt"/>
    </style:style>
    <style:style style:name="T232_38" style:family="text">
      <style:text-properties fo:font-size="12pt" style:font-size-asian="12pt" style:font-size-complex="12pt"/>
    </style:style>
    <style:style style:name="T232_39" style:family="text">
      <style:text-properties fo:font-size="12pt" style:font-size-asian="12pt" style:font-size-complex="12pt"/>
    </style:style>
    <style:style style:name="T232_40" style:family="text">
      <style:text-properties fo:font-size="12pt" style:font-size-asian="12pt" style:font-size-complex="12pt"/>
    </style:style>
    <style:style style:name="T232_41" style:family="text">
      <style:text-properties fo:font-size="12pt" style:font-size-asian="12pt" style:font-size-complex="12pt"/>
    </style:style>
    <style:style style:name="T232_42" style:family="text">
      <style:text-properties fo:font-size="12pt" style:font-size-asian="12pt" style:font-size-complex="12pt"/>
    </style:style>
    <style:style style:name="T232_43" style:family="text">
      <style:text-properties fo:font-size="12pt" style:font-size-asian="12pt" style:font-size-complex="12pt"/>
    </style:style>
    <style:style style:name="T232_44" style:family="text">
      <style:text-properties fo:font-size="12pt" style:font-size-asian="12pt" style:font-size-complex="12pt"/>
    </style:style>
    <style:style style:name="T232_45" style:family="text">
      <style:text-properties fo:font-size="12pt" style:font-size-asian="12pt" style:font-size-complex="12pt"/>
    </style:style>
    <style:style style:name="T232_46" style:family="text">
      <style:text-properties fo:font-size="12pt" style:font-size-asian="12pt" style:font-size-complex="12pt"/>
    </style:style>
    <style:style style:name="T232_47" style:family="text">
      <style:text-properties fo:font-size="12pt" style:font-size-asian="12pt" style:font-size-complex="12pt"/>
    </style:style>
    <style:style style:name="T232_48" style:family="text">
      <style:text-properties fo:font-size="12pt" style:font-size-asian="12pt" style:font-size-complex="12pt"/>
    </style:style>
    <style:style style:name="T232_49" style:family="text">
      <style:text-properties fo:font-size="12pt" style:font-size-asian="12pt" style:font-size-complex="12pt"/>
    </style:style>
    <style:style style:name="T232_50" style:family="text">
      <style:text-properties fo:font-size="12pt" style:font-size-asian="12pt" style:font-size-complex="12pt"/>
    </style:style>
    <style:style style:name="T232_51" style:family="text">
      <style:text-properties fo:font-size="12pt" style:font-size-asian="12pt" style:font-size-complex="12pt"/>
    </style:style>
    <style:style style:name="T232_52" style:family="text">
      <style:text-properties fo:font-size="12pt" style:font-size-asian="12pt" style:font-size-complex="12pt"/>
    </style:style>
    <style:style style:name="T232_53" style:family="text">
      <style:text-properties fo:font-size="12pt" style:font-size-asian="12pt" style:font-size-complex="12pt"/>
    </style:style>
    <style:style style:name="T232_54" style:family="text">
      <style:text-properties fo:font-size="12pt" style:font-size-asian="12pt" style:font-size-complex="12pt"/>
    </style:style>
    <style:style style:name="T232_55" style:family="text">
      <style:text-properties fo:font-size="12pt" style:font-size-asian="12pt" style:font-size-complex="12pt"/>
    </style:style>
    <style:style style:name="T232_56" style:family="text">
      <style:text-properties fo:font-size="12pt" style:font-size-asian="12pt" style:font-size-complex="12pt"/>
    </style:style>
    <style:style style:name="T232_57" style:family="text">
      <style:text-properties fo:font-size="12pt" style:font-size-asian="12pt" style:font-size-complex="12pt"/>
    </style:style>
    <style:style style:name="T232_58" style:family="text">
      <style:text-properties fo:font-size="12pt" style:font-size-asian="12pt" style:font-size-complex="12pt"/>
    </style:style>
    <style:style style:name="T232_59" style:family="text">
      <style:text-properties fo:font-size="12pt" style:font-size-asian="12pt" style:font-size-complex="12pt"/>
    </style:style>
    <style:style style:name="T232_60" style:family="text">
      <style:text-properties fo:font-size="12pt" style:font-size-asian="12pt" style:font-size-complex="12pt"/>
    </style:style>
    <style:style style:name="T232_61" style:family="text">
      <style:text-properties fo:font-size="12pt" style:font-size-asian="12pt" style:font-size-complex="12pt"/>
    </style:style>
    <style:style style:name="T232_62" style:family="text">
      <style:text-properties fo:font-size="12pt" style:font-size-asian="12pt" style:font-size-complex="12pt"/>
    </style:style>
    <style:style style:name="T232_63" style:family="text">
      <style:text-properties fo:font-size="12pt" style:font-size-asian="12pt" style:font-size-complex="12pt"/>
    </style:style>
    <style:style style:name="T232_64" style:family="text">
      <style:text-properties fo:font-size="12pt" style:font-size-asian="12pt" style:font-size-complex="12pt"/>
    </style:style>
    <style:style style:name="T232_65" style:family="text">
      <style:text-properties fo:font-size="12pt" style:font-size-asian="12pt" style:font-size-complex="12pt"/>
    </style:style>
    <style:style style:name="T232_66" style:family="text">
      <style:text-properties fo:font-size="12pt" style:font-size-asian="12pt" style:font-size-complex="12pt"/>
    </style:style>
    <style:style style:name="T232_67" style:family="text">
      <style:text-properties fo:font-size="12pt" style:font-size-asian="12pt" style:font-size-complex="12pt"/>
    </style:style>
    <style:style style:name="T232_68" style:family="text">
      <style:text-properties fo:font-size="12pt" style:font-size-asian="12pt" style:font-size-complex="12pt"/>
    </style:style>
    <style:style style:name="T232_69" style:family="text">
      <style:text-properties fo:font-size="12pt" style:font-size-asian="12pt" style:font-size-complex="12pt"/>
    </style:style>
    <style:style style:name="T232_70" style:family="text">
      <style:text-properties fo:font-size="12pt" style:font-size-asian="12pt" style:font-size-complex="12pt"/>
    </style:style>
    <style:style style:name="T232_71" style:family="text">
      <style:text-properties fo:font-size="12pt" style:font-size-asian="12pt" style:font-size-complex="12pt"/>
    </style:style>
    <style:style style:name="T232_72" style:family="text">
      <style:text-properties fo:font-size="12pt" style:font-size-asian="12pt" style:font-size-complex="12pt"/>
    </style:style>
    <style:style style:name="T232_73" style:family="text">
      <style:text-properties fo:font-size="12pt" style:font-size-asian="12pt" style:font-size-complex="12pt"/>
    </style:style>
    <style:style style:name="T232_74" style:family="text">
      <style:text-properties fo:font-size="12pt" style:font-size-asian="12pt" style:font-size-complex="12pt"/>
    </style:style>
    <style:style style:name="T232_75" style:family="text">
      <style:text-properties fo:font-size="12pt" style:font-size-asian="12pt" style:font-size-complex="12pt"/>
    </style:style>
    <style:style style:name="T232_76" style:family="text">
      <style:text-properties fo:font-size="12pt" style:font-size-asian="12pt" style:font-size-complex="12pt"/>
    </style:style>
    <style:style style:name="T232_77" style:family="text">
      <style:text-properties fo:font-size="12pt" style:font-size-asian="12pt" style:font-size-complex="12pt"/>
    </style:style>
    <style:style style:name="T232_78" style:family="text">
      <style:text-properties fo:font-size="12pt" style:font-size-asian="12pt" style:font-size-complex="12pt"/>
    </style:style>
    <style:style style:name="T232_79" style:family="text">
      <style:text-properties fo:font-size="12pt" style:font-size-asian="12pt" style:font-size-complex="12pt"/>
    </style:style>
    <style:style style:name="T232_80" style:family="text">
      <style:text-properties fo:font-size="12pt" style:font-size-asian="12pt" style:font-size-complex="12pt"/>
    </style:style>
    <style:style style:name="P233" style:family="paragraph" style:parent-style-name="Heading_20_2">
      <style:paragraph-properties fo:text-align="justify" fo:break-before="auto" fo:line-height="138%" style:writing-mode="rl-tb"/>
    </style:style>
    <style:style style:name="T233_1" style:family="text">
      <style:text-properties fo:font-size="17pt" style:font-size-asian="17pt" style:font-size-complex="17pt" fo:font-weight="bold" style:font-weight-asian="bold" style:font-weight-complex="bold"/>
    </style:style>
    <style:style style:name="T233_2" style:family="text">
      <style:text-properties fo:font-size="17pt" style:font-size-asian="17pt" style:font-size-complex="17pt" fo:font-weight="bold" style:font-weight-asian="bold" style:font-weight-complex="bold"/>
    </style:style>
    <style:style style:name="T233_3" style:family="text">
      <style:text-properties fo:font-size="17pt" style:font-size-asian="17pt" style:font-size-complex="17pt" fo:font-weight="bold" style:font-weight-asian="bold" style:font-weight-complex="bold"/>
    </style:style>
    <style:style style:name="T233_4" style:family="text">
      <style:text-properties fo:font-size="17pt" style:font-size-asian="17pt" style:font-size-complex="17pt" fo:font-weight="bold" style:font-weight-asian="bold" style:font-weight-complex="bold"/>
    </style:style>
    <style:style style:name="P234" style:family="paragraph" style:parent-style-name="Heading_20_3">
      <style:paragraph-properties fo:text-align="justify" fo:break-before="auto" fo:line-height="138%" fo:margin-top="0.494cm" style:writing-mode="rl-tb"/>
    </style:style>
    <style:style style:name="T234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34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235" style:family="paragraph" style:parent-style-name="Standard">
      <style:paragraph-properties fo:text-align="justify" fo:break-before="auto" fo:line-height="138%" style:writing-mode="rl-tb"/>
    </style:style>
    <style:style style:name="T235_1" style:family="text">
      <style:text-properties fo:font-size="12pt" style:font-size-asian="12pt" style:font-size-complex="12pt"/>
    </style:style>
    <style:style style:name="T235_2" style:family="text">
      <style:text-properties fo:font-size="12pt" style:font-size-asian="12pt" style:font-size-complex="12pt"/>
    </style:style>
    <style:style style:name="T235_3" style:family="text">
      <style:text-properties fo:font-size="12pt" style:font-size-asian="12pt" style:font-size-complex="12pt"/>
    </style:style>
    <style:style style:name="T235_4" style:family="text">
      <style:text-properties fo:font-size="12pt" style:font-size-asian="12pt" style:font-size-complex="12pt"/>
    </style:style>
    <style:style style:name="T235_5" style:family="text">
      <style:text-properties fo:font-size="12pt" style:font-size-asian="12pt" style:font-size-complex="12pt"/>
    </style:style>
    <style:style style:name="T235_6" style:family="text">
      <style:text-properties fo:font-size="12pt" style:font-size-asian="12pt" style:font-size-complex="12pt"/>
    </style:style>
    <style:style style:name="T235_7" style:family="text">
      <style:text-properties fo:font-size="12pt" style:font-size-asian="12pt" style:font-size-complex="12pt"/>
    </style:style>
    <style:style style:name="T235_8" style:family="text">
      <style:text-properties fo:font-size="12pt" style:font-size-asian="12pt" style:font-size-complex="12pt"/>
    </style:style>
    <style:style style:name="T235_9" style:family="text">
      <style:text-properties fo:font-size="12pt" style:font-size-asian="12pt" style:font-size-complex="12pt"/>
    </style:style>
    <style:style style:name="T235_10" style:family="text">
      <style:text-properties fo:font-size="12pt" style:font-size-asian="12pt" style:font-size-complex="12pt"/>
    </style:style>
    <style:style style:name="T235_11" style:family="text">
      <style:text-properties fo:font-size="12pt" style:font-size-asian="12pt" style:font-size-complex="12pt"/>
    </style:style>
    <style:style style:name="T235_12" style:family="text">
      <style:text-properties fo:font-size="12pt" style:font-size-asian="12pt" style:font-size-complex="12pt"/>
    </style:style>
    <style:style style:name="T235_13" style:family="text">
      <style:text-properties fo:font-size="12pt" style:font-size-asian="12pt" style:font-size-complex="12pt"/>
    </style:style>
    <style:style style:name="T235_14" style:family="text">
      <style:text-properties fo:font-size="12pt" style:font-size-asian="12pt" style:font-size-complex="12pt"/>
    </style:style>
    <style:style style:name="T235_15" style:family="text">
      <style:text-properties fo:font-size="12pt" style:font-size-asian="12pt" style:font-size-complex="12pt"/>
    </style:style>
    <style:style style:name="T235_16" style:family="text">
      <style:text-properties fo:font-size="12pt" style:font-size-asian="12pt" style:font-size-complex="12pt"/>
    </style:style>
    <style:style style:name="T235_17" style:family="text">
      <style:text-properties fo:font-size="12pt" style:font-size-asian="12pt" style:font-size-complex="12pt"/>
    </style:style>
    <style:style style:name="T235_18" style:family="text">
      <style:text-properties fo:font-size="12pt" style:font-size-asian="12pt" style:font-size-complex="12pt"/>
    </style:style>
    <style:style style:name="T235_19" style:family="text">
      <style:text-properties fo:font-size="12pt" style:font-size-asian="12pt" style:font-size-complex="12pt"/>
    </style:style>
    <style:style style:name="T235_20" style:family="text">
      <style:text-properties fo:font-size="12pt" style:font-size-asian="12pt" style:font-size-complex="12pt"/>
    </style:style>
    <style:style style:name="T235_21" style:family="text">
      <style:text-properties fo:font-size="12pt" style:font-size-asian="12pt" style:font-size-complex="12pt"/>
    </style:style>
    <style:style style:name="T235_22" style:family="text">
      <style:text-properties fo:font-size="12pt" style:font-size-asian="12pt" style:font-size-complex="12pt"/>
    </style:style>
    <style:style style:name="T235_23" style:family="text">
      <style:text-properties fo:font-size="12pt" style:font-size-asian="12pt" style:font-size-complex="12pt"/>
    </style:style>
    <style:style style:name="T235_24" style:family="text">
      <style:text-properties fo:font-size="12pt" style:font-size-asian="12pt" style:font-size-complex="12pt"/>
    </style:style>
    <style:style style:name="T235_25" style:family="text">
      <style:text-properties fo:font-size="12pt" style:font-size-asian="12pt" style:font-size-complex="12pt"/>
    </style:style>
    <style:style style:name="T235_26" style:family="text">
      <style:text-properties fo:font-size="12pt" style:font-size-asian="12pt" style:font-size-complex="12pt"/>
    </style:style>
    <style:style style:name="T235_27" style:family="text">
      <style:text-properties fo:font-size="12pt" style:font-size-asian="12pt" style:font-size-complex="12pt"/>
    </style:style>
    <style:style style:name="T235_28" style:family="text">
      <style:text-properties fo:font-size="12pt" style:font-size-asian="12pt" style:font-size-complex="12pt"/>
    </style:style>
    <style:style style:name="T235_29" style:family="text">
      <style:text-properties fo:font-size="12pt" style:font-size-asian="12pt" style:font-size-complex="12pt"/>
    </style:style>
    <style:style style:name="T235_30" style:family="text">
      <style:text-properties fo:font-size="12pt" style:font-size-asian="12pt" style:font-size-complex="12pt"/>
    </style:style>
    <style:style style:name="T235_31" style:family="text">
      <style:text-properties fo:font-size="12pt" style:font-size-asian="12pt" style:font-size-complex="12pt"/>
    </style:style>
    <style:style style:name="T235_32" style:family="text">
      <style:text-properties fo:font-size="12pt" style:font-size-asian="12pt" style:font-size-complex="12pt"/>
    </style:style>
    <style:style style:name="T235_33" style:family="text">
      <style:text-properties fo:font-size="12pt" style:font-size-asian="12pt" style:font-size-complex="12pt"/>
    </style:style>
    <style:style style:name="T235_34" style:family="text">
      <style:text-properties fo:font-size="12pt" style:font-size-asian="12pt" style:font-size-complex="12pt"/>
    </style:style>
    <style:style style:name="T235_35" style:family="text">
      <style:text-properties fo:font-size="12pt" style:font-size-asian="12pt" style:font-size-complex="12pt"/>
    </style:style>
    <style:style style:name="T235_36" style:family="text">
      <style:text-properties fo:font-size="12pt" style:font-size-asian="12pt" style:font-size-complex="12pt"/>
    </style:style>
    <style:style style:name="T235_37" style:family="text">
      <style:text-properties fo:font-size="12pt" style:font-size-asian="12pt" style:font-size-complex="12pt"/>
    </style:style>
    <style:style style:name="T235_38" style:family="text">
      <style:text-properties fo:font-size="12pt" style:font-size-asian="12pt" style:font-size-complex="12pt"/>
    </style:style>
    <style:style style:name="T235_39" style:family="text">
      <style:text-properties fo:font-size="12pt" style:font-size-asian="12pt" style:font-size-complex="12pt"/>
    </style:style>
    <style:style style:name="T235_40" style:family="text">
      <style:text-properties fo:font-size="12pt" style:font-size-asian="12pt" style:font-size-complex="12pt"/>
    </style:style>
    <style:style style:name="T235_41" style:family="text">
      <style:text-properties fo:font-size="12pt" style:font-size-asian="12pt" style:font-size-complex="12pt"/>
    </style:style>
    <style:style style:name="T235_42" style:family="text">
      <style:text-properties fo:font-size="12pt" style:font-size-asian="12pt" style:font-size-complex="12pt"/>
    </style:style>
    <style:style style:name="T235_43" style:family="text">
      <style:text-properties fo:font-size="12pt" style:font-size-asian="12pt" style:font-size-complex="12pt"/>
    </style:style>
    <style:style style:name="T235_44" style:family="text">
      <style:text-properties fo:font-size="12pt" style:font-size-asian="12pt" style:font-size-complex="12pt"/>
    </style:style>
    <style:style style:name="T235_45" style:family="text">
      <style:text-properties fo:font-size="12pt" style:font-size-asian="12pt" style:font-size-complex="12pt"/>
    </style:style>
    <style:style style:name="T235_46" style:family="text">
      <style:text-properties fo:font-size="12pt" style:font-size-asian="12pt" style:font-size-complex="12pt"/>
    </style:style>
    <style:style style:name="T235_47" style:family="text">
      <style:text-properties fo:font-size="12pt" style:font-size-asian="12pt" style:font-size-complex="12pt"/>
    </style:style>
    <style:style style:name="T235_48" style:family="text">
      <style:text-properties fo:font-size="12pt" style:font-size-asian="12pt" style:font-size-complex="12pt"/>
    </style:style>
    <style:style style:name="T235_49" style:family="text">
      <style:text-properties fo:font-size="12pt" style:font-size-asian="12pt" style:font-size-complex="12pt"/>
    </style:style>
    <style:style style:name="T235_50" style:family="text">
      <style:text-properties fo:font-size="12pt" style:font-size-asian="12pt" style:font-size-complex="12pt"/>
    </style:style>
    <style:style style:name="T235_51" style:family="text">
      <style:text-properties fo:font-size="12pt" style:font-size-asian="12pt" style:font-size-complex="12pt"/>
    </style:style>
    <style:style style:name="T235_52" style:family="text">
      <style:text-properties fo:font-size="12pt" style:font-size-asian="12pt" style:font-size-complex="12pt"/>
    </style:style>
    <style:style style:name="T235_53" style:family="text">
      <style:text-properties fo:font-size="12pt" style:font-size-asian="12pt" style:font-size-complex="12pt"/>
    </style:style>
    <style:style style:name="T235_54" style:family="text">
      <style:text-properties fo:font-size="12pt" style:font-size-asian="12pt" style:font-size-complex="12pt"/>
    </style:style>
    <style:style style:name="T235_55" style:family="text">
      <style:text-properties fo:font-size="12pt" style:font-size-asian="12pt" style:font-size-complex="12pt"/>
    </style:style>
    <style:style style:name="T235_56" style:family="text">
      <style:text-properties fo:font-size="12pt" style:font-size-asian="12pt" style:font-size-complex="12pt"/>
    </style:style>
    <style:style style:name="T235_57" style:family="text">
      <style:text-properties fo:font-size="12pt" style:font-size-asian="12pt" style:font-size-complex="12pt"/>
    </style:style>
    <style:style style:name="T235_58" style:family="text">
      <style:text-properties fo:font-size="12pt" style:font-size-asian="12pt" style:font-size-complex="12pt"/>
    </style:style>
    <style:style style:name="T235_59" style:family="text">
      <style:text-properties fo:font-size="12pt" style:font-size-asian="12pt" style:font-size-complex="12pt"/>
    </style:style>
    <style:style style:name="P236" style:family="paragraph" style:parent-style-name="Standard">
      <style:paragraph-properties fo:text-align="justify" fo:break-before="auto" fo:line-height="138%" style:writing-mode="rl-tb"/>
    </style:style>
    <style:style style:name="T236_1" style:family="text">
      <style:text-properties fo:font-size="12pt" style:font-size-asian="12pt" style:font-size-complex="12pt"/>
    </style:style>
    <style:style style:name="T236_2" style:family="text">
      <style:text-properties fo:font-size="12pt" style:font-size-asian="12pt" style:font-size-complex="12pt"/>
    </style:style>
    <style:style style:name="T236_3" style:family="text">
      <style:text-properties fo:font-size="16pt" style:font-size-asian="16pt" style:font-size-complex="16pt"/>
    </style:style>
    <style:style style:name="T236_4" style:family="text">
      <style:text-properties fo:font-size="12pt" style:font-size-asian="12pt" style:font-size-complex="12pt"/>
    </style:style>
    <style:style style:name="T236_5" style:family="text">
      <style:text-properties fo:font-size="12pt" style:font-size-asian="12pt" style:font-size-complex="12pt"/>
    </style:style>
    <style:style style:name="T236_6" style:family="text">
      <style:text-properties fo:font-size="12pt" style:font-size-asian="12pt" style:font-size-complex="12pt"/>
    </style:style>
    <style:style style:name="T236_7" style:family="text">
      <style:text-properties fo:font-size="12pt" style:font-size-asian="12pt" style:font-size-complex="12pt"/>
    </style:style>
    <style:style style:name="T236_8" style:family="text">
      <style:text-properties fo:font-size="12pt" style:font-size-asian="12pt" style:font-size-complex="12pt"/>
    </style:style>
    <style:style style:name="T236_9" style:family="text">
      <style:text-properties fo:font-size="12pt" style:font-size-asian="12pt" style:font-size-complex="12pt"/>
    </style:style>
    <style:style style:name="T236_10" style:family="text">
      <style:text-properties fo:font-size="12pt" style:font-size-asian="12pt" style:font-size-complex="12pt"/>
    </style:style>
    <style:style style:name="T236_11" style:family="text">
      <style:text-properties fo:font-size="12pt" style:font-size-asian="12pt" style:font-size-complex="12pt"/>
    </style:style>
    <style:style style:name="T236_12" style:family="text">
      <style:text-properties fo:font-size="12pt" style:font-size-asian="12pt" style:font-size-complex="12pt"/>
    </style:style>
    <style:style style:name="T236_13" style:family="text">
      <style:text-properties fo:font-size="12pt" style:font-size-asian="12pt" style:font-size-complex="12pt"/>
    </style:style>
    <style:style style:name="T236_14" style:family="text">
      <style:text-properties fo:font-size="12pt" style:font-size-asian="12pt" style:font-size-complex="12pt"/>
    </style:style>
    <style:style style:name="T236_15" style:family="text">
      <style:text-properties fo:font-size="12pt" style:font-size-asian="12pt" style:font-size-complex="12pt"/>
    </style:style>
    <style:style style:name="T236_16" style:family="text">
      <style:text-properties fo:font-size="12pt" style:font-size-asian="12pt" style:font-size-complex="12pt"/>
    </style:style>
    <style:style style:name="T236_17" style:family="text">
      <style:text-properties fo:font-size="12pt" style:font-size-asian="12pt" style:font-size-complex="12pt"/>
    </style:style>
    <style:style style:name="T236_18" style:family="text">
      <style:text-properties fo:font-size="12pt" style:font-size-asian="12pt" style:font-size-complex="12pt"/>
    </style:style>
    <style:style style:name="T236_19" style:family="text">
      <style:text-properties fo:font-size="12pt" style:font-size-asian="12pt" style:font-size-complex="12pt"/>
    </style:style>
    <style:style style:name="T236_20" style:family="text">
      <style:text-properties fo:font-size="12pt" style:font-size-asian="12pt" style:font-size-complex="12pt"/>
    </style:style>
    <style:style style:name="T236_21" style:family="text">
      <style:text-properties fo:font-size="12pt" style:font-size-asian="12pt" style:font-size-complex="12pt"/>
    </style:style>
    <style:style style:name="T236_22" style:family="text">
      <style:text-properties fo:font-size="12pt" style:font-size-asian="12pt" style:font-size-complex="12pt"/>
    </style:style>
    <style:style style:name="T236_23" style:family="text">
      <style:text-properties fo:font-size="12pt" style:font-size-asian="12pt" style:font-size-complex="12pt"/>
    </style:style>
    <style:style style:name="T236_24" style:family="text">
      <style:text-properties fo:font-size="12pt" style:font-size-asian="12pt" style:font-size-complex="12pt"/>
    </style:style>
    <style:style style:name="T236_25" style:family="text">
      <style:text-properties fo:font-size="12pt" style:font-size-asian="12pt" style:font-size-complex="12pt"/>
    </style:style>
    <style:style style:name="T236_26" style:family="text">
      <style:text-properties fo:font-size="12pt" style:font-size-asian="12pt" style:font-size-complex="12pt"/>
    </style:style>
    <style:style style:name="T236_27" style:family="text">
      <style:text-properties fo:font-size="12pt" style:font-size-asian="12pt" style:font-size-complex="12pt"/>
    </style:style>
    <style:style style:name="T236_28" style:family="text">
      <style:text-properties fo:font-size="12pt" style:font-size-asian="12pt" style:font-size-complex="12pt"/>
    </style:style>
    <style:style style:name="T236_29" style:family="text">
      <style:text-properties fo:font-size="12pt" style:font-size-asian="12pt" style:font-size-complex="12pt"/>
    </style:style>
    <style:style style:name="T236_30" style:family="text">
      <style:text-properties fo:font-size="12pt" style:font-size-asian="12pt" style:font-size-complex="12pt"/>
    </style:style>
    <style:style style:name="T236_31" style:family="text"/>
    <style:style style:name="T236_32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33" style:family="text"/>
    <style:style style:name="T236_34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35" style:family="text"/>
    <style:style style:name="T236_36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37" style:family="text"/>
    <style:style style:name="T236_38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39" style:family="text"/>
    <style:style style:name="T236_40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41" style:family="text"/>
    <style:style style:name="T236_42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43" style:family="text"/>
    <style:style style:name="T236_44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45" style:family="text"/>
    <style:style style:name="T236_46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47" style:family="text"/>
    <style:style style:name="T236_48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49" style:family="text"/>
    <style:style style:name="T236_50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51" style:family="text"/>
    <style:style style:name="T236_52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53" style:family="text"/>
    <style:style style:name="T236_54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55" style:family="text"/>
    <style:style style:name="T236_56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57" style:family="text"/>
    <style:style style:name="T236_58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59" style:family="text"/>
    <style:style style:name="T236_60" style:family="text">
      <style:text-properties fo:color="#1155cc" fo:font-size="16pt" style:font-size-asian="16pt" style:font-size-complex="16pt" style:text-underline-style="solid" style:text-underline-color="font-color"/>
    </style:style>
    <style:style style:name="T236_61" style:family="text">
      <style:text-properties fo:font-size="12pt" style:font-size-asian="12pt" style:font-size-complex="12pt"/>
    </style:style>
    <style:style style:name="T236_62" style:family="text">
      <style:text-properties fo:font-size="12pt" style:font-size-asian="12pt" style:font-size-complex="12pt"/>
    </style:style>
    <style:style style:name="T236_63" style:family="text">
      <style:text-properties fo:font-size="12pt" style:font-size-asian="12pt" style:font-size-complex="12pt"/>
    </style:style>
    <style:style style:name="T236_64" style:family="text">
      <style:text-properties fo:font-size="12pt" style:font-size-asian="12pt" style:font-size-complex="12pt"/>
    </style:style>
    <style:style style:name="T236_65" style:family="text">
      <style:text-properties fo:font-size="12pt" style:font-size-asian="12pt" style:font-size-complex="12pt"/>
    </style:style>
    <style:style style:name="T236_66" style:family="text">
      <style:text-properties fo:font-size="12pt" style:font-size-asian="12pt" style:font-size-complex="12pt"/>
    </style:style>
    <style:style style:name="T236_67" style:family="text">
      <style:text-properties fo:font-size="12pt" style:font-size-asian="12pt" style:font-size-complex="12pt"/>
    </style:style>
    <style:style style:name="T236_68" style:family="text">
      <style:text-properties fo:font-size="12pt" style:font-size-asian="12pt" style:font-size-complex="12pt"/>
    </style:style>
    <style:style style:name="T236_69" style:family="text">
      <style:text-properties fo:font-size="12pt" style:font-size-asian="12pt" style:font-size-complex="12pt"/>
    </style:style>
    <style:style style:name="T236_70" style:family="text">
      <style:text-properties fo:font-size="12pt" style:font-size-asian="12pt" style:font-size-complex="12pt"/>
    </style:style>
    <style:style style:name="T236_71" style:family="text">
      <style:text-properties fo:font-size="12pt" style:font-size-asian="12pt" style:font-size-complex="12pt"/>
    </style:style>
    <style:style style:name="T236_72" style:family="text">
      <style:text-properties fo:font-size="12pt" style:font-size-asian="12pt" style:font-size-complex="12pt"/>
    </style:style>
    <style:style style:name="T236_73" style:family="text">
      <style:text-properties fo:font-size="12pt" style:font-size-asian="12pt" style:font-size-complex="12pt"/>
    </style:style>
    <style:style style:name="T236_74" style:family="text">
      <style:text-properties fo:font-size="12pt" style:font-size-asian="12pt" style:font-size-complex="12pt"/>
    </style:style>
    <style:style style:name="T236_75" style:family="text">
      <style:text-properties fo:font-size="12pt" style:font-size-asian="12pt" style:font-size-complex="12pt"/>
    </style:style>
    <style:style style:name="T236_76" style:family="text">
      <style:text-properties fo:font-size="12pt" style:font-size-asian="12pt" style:font-size-complex="12pt"/>
    </style:style>
    <style:style style:name="T236_77" style:family="text">
      <style:text-properties fo:font-size="12pt" style:font-size-asian="12pt" style:font-size-complex="12pt"/>
    </style:style>
    <style:style style:name="T236_78" style:family="text">
      <style:text-properties fo:font-size="16pt" style:font-size-asian="16pt" style:font-size-complex="16pt"/>
    </style:style>
    <style:style style:name="T236_79" style:family="text">
      <style:text-properties fo:font-size="12pt" style:font-size-asian="12pt" style:font-size-complex="12pt"/>
    </style:style>
    <style:style style:name="T236_80" style:family="text">
      <style:text-properties fo:font-size="12pt" style:font-size-asian="12pt" style:font-size-complex="12pt"/>
    </style:style>
    <style:style style:name="T236_81" style:family="text">
      <style:text-properties fo:font-size="12pt" style:font-size-asian="12pt" style:font-size-complex="12pt"/>
    </style:style>
    <style:style style:name="T236_82" style:family="text">
      <style:text-properties fo:font-size="12pt" style:font-size-asian="12pt" style:font-size-complex="12pt"/>
    </style:style>
    <style:style style:name="T236_83" style:family="text">
      <style:text-properties fo:font-size="12pt" style:font-size-asian="12pt" style:font-size-complex="12pt"/>
    </style:style>
    <style:style style:name="T236_84" style:family="text">
      <style:text-properties fo:font-size="12pt" style:font-size-asian="12pt" style:font-size-complex="12pt"/>
    </style:style>
    <style:style style:name="T236_85" style:family="text">
      <style:text-properties fo:font-size="12pt" style:font-size-asian="12pt" style:font-size-complex="12pt"/>
    </style:style>
    <style:style style:name="T236_86" style:family="text">
      <style:text-properties fo:font-size="16pt" style:font-size-asian="16pt" style:font-size-complex="16pt"/>
    </style:style>
    <style:style style:name="T236_87" style:family="text">
      <style:text-properties fo:font-size="12pt" style:font-size-asian="12pt" style:font-size-complex="12pt"/>
    </style:style>
    <style:style style:name="T236_88" style:family="text">
      <style:text-properties fo:font-size="12pt" style:font-size-asian="12pt" style:font-size-complex="12pt"/>
    </style:style>
    <style:style style:name="T236_89" style:family="text">
      <style:text-properties fo:font-size="12pt" style:font-size-asian="12pt" style:font-size-complex="12pt"/>
    </style:style>
    <style:style style:name="T236_90" style:family="text">
      <style:text-properties fo:font-size="12pt" style:font-size-asian="12pt" style:font-size-complex="12pt"/>
    </style:style>
    <style:style style:name="T236_91" style:family="text">
      <style:text-properties fo:font-size="12pt" style:font-size-asian="12pt" style:font-size-complex="12pt"/>
    </style:style>
    <style:style style:name="T236_92" style:family="text">
      <style:text-properties fo:font-size="12pt" style:font-size-asian="12pt" style:font-size-complex="12pt"/>
    </style:style>
    <style:style style:name="T236_93" style:family="text">
      <style:text-properties fo:font-size="12pt" style:font-size-asian="12pt" style:font-size-complex="12pt"/>
    </style:style>
    <style:style style:name="Table25" style:family="table">
      <style:table-properties table:align="right" style:width="15.69cm" fo:margin-left="0.82cm" style:writing-mode="rl-tb"/>
    </style:style>
    <style:style style:name="Column25" style:family="table-column">
      <style:table-column-properties style:column-width="15.69cm"/>
    </style:style>
    <style:style style:name="Row25" style:family="table-row"/>
    <style:style style:name="Cell25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237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7_4" style:family="text">
      <style:text-properties style:text-position="super 58%"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7_5" style:family="text">
      <style:text-properties style:text-position="super 58%"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line-height="138%" style:writing-mode="rl-tb"/>
    </style:style>
    <style:style style:name="T238_1" style:family="text">
      <style:text-properties fo:font-size="12pt" style:font-size-asian="12pt" style:font-size-complex="12pt"/>
    </style:style>
    <style:style style:name="T238_2" style:family="text">
      <style:text-properties fo:font-size="12pt" style:font-size-asian="12pt" style:font-size-complex="12pt"/>
    </style:style>
    <style:style style:name="T238_3" style:family="text">
      <style:text-properties fo:font-size="16pt" style:font-size-asian="16pt" style:font-size-complex="16pt"/>
    </style:style>
    <style:style style:name="T238_4" style:family="text">
      <style:text-properties fo:font-size="12pt" style:font-size-asian="12pt" style:font-size-complex="12pt"/>
    </style:style>
    <style:style style:name="T238_5" style:family="text">
      <style:text-properties fo:font-size="12pt" style:font-size-asian="12pt" style:font-size-complex="12pt"/>
    </style:style>
    <style:style style:name="T238_6" style:family="text">
      <style:text-properties fo:font-size="12pt" style:font-size-asian="12pt" style:font-size-complex="12pt"/>
    </style:style>
    <style:style style:name="T238_7" style:family="text">
      <style:text-properties fo:font-size="16pt" style:font-size-asian="16pt" style:font-size-complex="16pt"/>
    </style:style>
    <style:style style:name="T238_8" style:family="text">
      <style:text-properties fo:font-size="12pt" style:font-size-asian="12pt" style:font-size-complex="12pt"/>
    </style:style>
    <style:style style:name="T238_9" style:family="text">
      <style:text-properties fo:font-size="12pt" style:font-size-asian="12pt" style:font-size-complex="12pt"/>
    </style:style>
    <style:style style:name="T238_10" style:family="text">
      <style:text-properties fo:font-size="12pt" style:font-size-asian="12pt" style:font-size-complex="12pt"/>
    </style:style>
    <style:style style:name="T238_11" style:family="text">
      <style:text-properties fo:font-size="12pt" style:font-size-asian="12pt" style:font-size-complex="12pt"/>
    </style:style>
    <style:style style:name="T238_12" style:family="text">
      <style:text-properties fo:font-size="12pt" style:font-size-asian="12pt" style:font-size-complex="12pt"/>
    </style:style>
    <style:style style:name="T238_13" style:family="text">
      <style:text-properties fo:font-size="12pt" style:font-size-asian="12pt" style:font-size-complex="12pt"/>
    </style:style>
    <style:style style:name="T238_14" style:family="text">
      <style:text-properties fo:font-size="12pt" style:font-size-asian="12pt" style:font-size-complex="12pt"/>
    </style:style>
    <style:style style:name="T238_15" style:family="text">
      <style:text-properties fo:font-size="12pt" style:font-size-asian="12pt" style:font-size-complex="12pt"/>
    </style:style>
    <style:style style:name="T238_16" style:family="text">
      <style:text-properties fo:font-size="12pt" style:font-size-asian="12pt" style:font-size-complex="12pt"/>
    </style:style>
    <style:style style:name="T238_17" style:family="text">
      <style:text-properties fo:font-size="12pt" style:font-size-asian="12pt" style:font-size-complex="12pt"/>
    </style:style>
    <style:style style:name="T238_18" style:family="text">
      <style:text-properties fo:font-size="12pt" style:font-size-asian="12pt" style:font-size-complex="12pt"/>
    </style:style>
    <style:style style:name="T238_19" style:family="text">
      <style:text-properties fo:font-size="12pt" style:font-size-asian="12pt" style:font-size-complex="12pt"/>
    </style:style>
    <style:style style:name="T238_20" style:family="text">
      <style:text-properties fo:font-size="12pt" style:font-size-asian="12pt" style:font-size-complex="12pt"/>
    </style:style>
    <style:style style:name="T238_21" style:family="text">
      <style:text-properties fo:font-size="12pt" style:font-size-asian="12pt" style:font-size-complex="12pt"/>
    </style:style>
    <style:style style:name="T238_22" style:family="text">
      <style:text-properties fo:font-size="12pt" style:font-size-asian="12pt" style:font-size-complex="12pt"/>
    </style:style>
    <style:style style:name="T238_23" style:family="text">
      <style:text-properties fo:font-size="12pt" style:font-size-asian="12pt" style:font-size-complex="12pt"/>
    </style:style>
    <style:style style:name="T238_24" style:family="text">
      <style:text-properties fo:font-size="12pt" style:font-size-asian="12pt" style:font-size-complex="12pt"/>
    </style:style>
    <style:style style:name="T238_25" style:family="text">
      <style:text-properties fo:font-size="12pt" style:font-size-asian="12pt" style:font-size-complex="12pt"/>
    </style:style>
    <style:style style:name="T238_26" style:family="text">
      <style:text-properties fo:font-size="12pt" style:font-size-asian="12pt" style:font-size-complex="12pt"/>
    </style:style>
    <style:style style:name="T238_27" style:family="text">
      <style:text-properties fo:font-size="12pt" style:font-size-asian="12pt" style:font-size-complex="12pt"/>
    </style:style>
    <style:style style:name="T238_28" style:family="text">
      <style:text-properties fo:font-size="12pt" style:font-size-asian="12pt" style:font-size-complex="12pt"/>
    </style:style>
    <style:style style:name="T238_29" style:family="text">
      <style:text-properties fo:font-size="12pt" style:font-size-asian="12pt" style:font-size-complex="12pt"/>
    </style:style>
    <style:style style:name="T238_30" style:family="text">
      <style:text-properties fo:font-size="12pt" style:font-size-asian="12pt" style:font-size-complex="12pt"/>
    </style:style>
    <style:style style:name="T238_31" style:family="text">
      <style:text-properties fo:font-size="12pt" style:font-size-asian="12pt" style:font-size-complex="12pt"/>
    </style:style>
    <style:style style:name="T238_32" style:family="text">
      <style:text-properties fo:font-size="12pt" style:font-size-asian="12pt" style:font-size-complex="12pt"/>
    </style:style>
    <style:style style:name="T238_33" style:family="text">
      <style:text-properties fo:font-size="12pt" style:font-size-asian="12pt" style:font-size-complex="12pt"/>
    </style:style>
    <style:style style:name="T238_34" style:family="text">
      <style:text-properties fo:font-size="12pt" style:font-size-asian="12pt" style:font-size-complex="12pt"/>
    </style:style>
    <style:style style:name="T238_35" style:family="text">
      <style:text-properties fo:font-size="12pt" style:font-size-asian="12pt" style:font-size-complex="12pt"/>
    </style:style>
    <style:style style:name="T238_36" style:family="text">
      <style:text-properties fo:font-size="12pt" style:font-size-asian="12pt" style:font-size-complex="12pt"/>
    </style:style>
    <style:style style:name="T238_37" style:family="text">
      <style:text-properties fo:font-size="12pt" style:font-size-asian="12pt" style:font-size-complex="12pt"/>
    </style:style>
    <style:style style:name="T238_38" style:family="text">
      <style:text-properties fo:font-size="12pt" style:font-size-asian="12pt" style:font-size-complex="12pt"/>
    </style:style>
    <style:style style:name="T238_39" style:family="text">
      <style:text-properties fo:font-size="12pt" style:font-size-asian="12pt" style:font-size-complex="12pt"/>
    </style:style>
    <style:style style:name="T238_40" style:family="text">
      <style:text-properties fo:font-size="12pt" style:font-size-asian="12pt" style:font-size-complex="12pt"/>
    </style:style>
    <style:style style:name="T238_41" style:family="text">
      <style:text-properties fo:font-size="12pt" style:font-size-asian="12pt" style:font-size-complex="12pt"/>
    </style:style>
    <style:style style:name="T238_42" style:family="text">
      <style:text-properties fo:font-size="12pt" style:font-size-asian="12pt" style:font-size-complex="12pt"/>
    </style:style>
    <style:style style:name="T238_43" style:family="text">
      <style:text-properties fo:font-size="12pt" style:font-size-asian="12pt" style:font-size-complex="12pt"/>
    </style:style>
    <style:style style:name="T238_44" style:family="text">
      <style:text-properties fo:font-size="12pt" style:font-size-asian="12pt" style:font-size-complex="12pt"/>
    </style:style>
    <style:style style:name="T238_45" style:family="text">
      <style:text-properties fo:font-size="12pt" style:font-size-asian="12pt" style:font-size-complex="12pt"/>
    </style:style>
    <style:style style:name="T238_46" style:family="text">
      <style:text-properties fo:font-size="12pt" style:font-size-asian="12pt" style:font-size-complex="12pt"/>
    </style:style>
    <style:style style:name="Table26" style:family="table">
      <style:table-properties table:align="right" style:width="15.69cm" fo:margin-left="0.82cm" style:writing-mode="rl-tb"/>
    </style:style>
    <style:style style:name="Column26" style:family="table-column">
      <style:table-column-properties style:column-width="15.69cm"/>
    </style:style>
    <style:style style:name="Row26" style:family="table-row"/>
    <style:style style:name="Cell26" style:family="table-cell">
      <style:table-cell-properties style:vertical-align="top" fo:padding-top="0.176cm" fo:border-top="#70ad47 0.026cm solid" fo:padding-bottom="0.176cm" fo:border-bottom="#70ad47 0.026cm solid" fo:padding-left="0.176cm" fo:border-left="#000000 0.026cm solid" fo:padding-right="0.176cm" fo:border-right="#000000 0.026cm solid"/>
    </style:style>
    <style:style style:name="P239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53813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justify" fo:break-before="auto" fo:line-height="138%" style:writing-mode="rl-tb"/>
    </style:style>
    <style:style style:name="T240_1" style:family="text">
      <style:text-properties fo:font-size="12pt" style:font-size-asian="12pt" style:font-size-complex="12pt"/>
    </style:style>
    <style:style style:name="T240_2" style:family="text">
      <style:text-properties fo:font-size="12pt" style:font-size-asian="12pt" style:font-size-complex="12pt"/>
    </style:style>
    <style:style style:name="T240_3" style:family="text">
      <style:text-properties fo:font-size="12pt" style:font-size-asian="12pt" style:font-size-complex="12pt"/>
    </style:style>
    <style:style style:name="T240_4" style:family="text">
      <style:text-properties fo:font-size="12pt" style:font-size-asian="12pt" style:font-size-complex="12pt"/>
    </style:style>
    <style:style style:name="T240_5" style:family="text">
      <style:text-properties fo:font-size="12pt" style:font-size-asian="12pt" style:font-size-complex="12pt"/>
    </style:style>
    <style:style style:name="T240_6" style:family="text">
      <style:text-properties fo:font-size="12pt" style:font-size-asian="12pt" style:font-size-complex="12pt"/>
    </style:style>
    <style:style style:name="T240_7" style:family="text">
      <style:text-properties fo:font-size="16pt" style:font-size-asian="16pt" style:font-size-complex="16pt"/>
    </style:style>
    <style:style style:name="T240_8" style:family="text">
      <style:text-properties fo:font-size="16pt" style:font-size-asian="16pt" style:font-size-complex="16pt"/>
    </style:style>
    <style:style style:name="T240_9" style:family="text">
      <style:text-properties fo:font-size="16pt" style:font-size-asian="16pt" style:font-size-complex="16pt"/>
    </style:style>
    <style:style style:name="T240_10" style:family="text">
      <style:text-properties fo:font-size="12pt" style:font-size-asian="12pt" style:font-size-complex="12pt"/>
    </style:style>
    <style:style style:name="T240_11" style:family="text">
      <style:text-properties fo:font-size="12pt" style:font-size-asian="12pt" style:font-size-complex="12pt"/>
    </style:style>
    <style:style style:name="T240_12" style:family="text">
      <style:text-properties fo:font-size="12pt" style:font-size-asian="12pt" style:font-size-complex="12pt"/>
    </style:style>
    <style:style style:name="T240_13" style:family="text">
      <style:text-properties fo:font-size="12pt" style:font-size-asian="12pt" style:font-size-complex="12pt"/>
    </style:style>
    <style:style style:name="T240_14" style:family="text">
      <style:text-properties fo:font-size="12pt" style:font-size-asian="12pt" style:font-size-complex="12pt"/>
    </style:style>
    <style:style style:name="T240_15" style:family="text">
      <style:text-properties fo:font-size="16pt" style:font-size-asian="16pt" style:font-size-complex="16pt"/>
    </style:style>
    <style:style style:name="T240_16" style:family="text">
      <style:text-properties fo:font-size="16pt" style:font-size-asian="16pt" style:font-size-complex="16pt"/>
    </style:style>
    <style:style style:name="T240_17" style:family="text">
      <style:text-properties fo:font-size="16pt" style:font-size-asian="16pt" style:font-size-complex="16pt"/>
    </style:style>
    <style:style style:name="T240_18" style:family="text">
      <style:text-properties fo:font-size="12pt" style:font-size-asian="12pt" style:font-size-complex="12pt"/>
    </style:style>
    <style:style style:name="T240_19" style:family="text">
      <style:text-properties fo:font-size="12pt" style:font-size-asian="12pt" style:font-size-complex="12pt"/>
    </style:style>
    <style:style style:name="T240_20" style:family="text">
      <style:text-properties fo:font-size="12pt" style:font-size-asian="12pt" style:font-size-complex="12pt"/>
    </style:style>
    <style:style style:name="T240_21" style:family="text">
      <style:text-properties fo:font-size="12pt" style:font-size-asian="12pt" style:font-size-complex="12pt"/>
    </style:style>
    <style:style style:name="T240_22" style:family="text">
      <style:text-properties fo:font-size="12pt" style:font-size-asian="12pt" style:font-size-complex="12pt"/>
    </style:style>
    <style:style style:name="T240_23" style:family="text">
      <style:text-properties fo:font-size="12pt" style:font-size-asian="12pt" style:font-size-complex="12pt"/>
    </style:style>
    <style:style style:name="T240_24" style:family="text">
      <style:text-properties fo:font-size="12pt" style:font-size-asian="12pt" style:font-size-complex="12pt"/>
    </style:style>
    <style:style style:name="T240_25" style:family="text">
      <style:text-properties fo:font-size="12pt" style:font-size-asian="12pt" style:font-size-complex="12pt"/>
    </style:style>
    <style:style style:name="T240_26" style:family="text">
      <style:text-properties fo:font-size="12pt" style:font-size-asian="12pt" style:font-size-complex="12pt"/>
    </style:style>
    <style:style style:name="T240_27" style:family="text">
      <style:text-properties fo:font-size="12pt" style:font-size-asian="12pt" style:font-size-complex="12pt"/>
    </style:style>
    <style:style style:name="T240_28" style:family="text">
      <style:text-properties fo:font-size="12pt" style:font-size-asian="12pt" style:font-size-complex="12pt"/>
    </style:style>
    <style:style style:name="T240_29" style:family="text">
      <style:text-properties fo:font-size="12pt" style:font-size-asian="12pt" style:font-size-complex="12pt"/>
    </style:style>
    <style:style style:name="T240_30" style:family="text">
      <style:text-properties fo:font-size="12pt" style:font-size-asian="12pt" style:font-size-complex="12pt"/>
    </style:style>
    <style:style style:name="T240_31" style:family="text">
      <style:text-properties fo:font-size="12pt" style:font-size-asian="12pt" style:font-size-complex="12pt"/>
    </style:style>
    <style:style style:name="T240_32" style:family="text">
      <style:text-properties fo:font-size="12pt" style:font-size-asian="12pt" style:font-size-complex="12pt"/>
    </style:style>
    <style:style style:name="T240_33" style:family="text">
      <style:text-properties fo:font-size="12pt" style:font-size-asian="12pt" style:font-size-complex="12pt"/>
    </style:style>
    <style:style style:name="T240_34" style:family="text">
      <style:text-properties fo:font-size="12pt" style:font-size-asian="12pt" style:font-size-complex="12pt"/>
    </style:style>
    <style:style style:name="T240_35" style:family="text">
      <style:text-properties fo:font-size="12pt" style:font-size-asian="12pt" style:font-size-complex="12pt"/>
    </style:style>
    <style:style style:name="T240_36" style:family="text">
      <style:text-properties fo:font-size="12pt" style:font-size-asian="12pt" style:font-size-complex="12pt"/>
    </style:style>
    <style:style style:name="T240_37" style:family="text">
      <style:text-properties fo:font-size="16pt" style:font-size-asian="16pt" style:font-size-complex="16pt"/>
    </style:style>
    <style:style style:name="T240_38" style:family="text">
      <style:text-properties fo:font-size="16pt" style:font-size-asian="16pt" style:font-size-complex="16pt"/>
    </style:style>
    <style:style style:name="T240_39" style:family="text">
      <style:text-properties fo:font-size="12pt" style:font-size-asian="12pt" style:font-size-complex="12pt"/>
    </style:style>
    <style:style style:name="T240_40" style:family="text">
      <style:text-properties fo:font-size="12pt" style:font-size-asian="12pt" style:font-size-complex="12pt"/>
    </style:style>
    <style:style style:name="T240_41" style:family="text">
      <style:text-properties fo:font-size="12pt" style:font-size-asian="12pt" style:font-size-complex="12pt"/>
    </style:style>
    <style:style style:name="T240_42" style:family="text">
      <style:text-properties fo:font-size="12pt" style:font-size-asian="12pt" style:font-size-complex="12pt"/>
    </style:style>
    <style:style style:name="T240_43" style:family="text">
      <style:text-properties fo:font-size="12pt" style:font-size-asian="12pt" style:font-size-complex="12pt"/>
    </style:style>
    <style:style style:name="T240_44" style:family="text">
      <style:text-properties fo:font-size="12pt" style:font-size-asian="12pt" style:font-size-complex="12pt"/>
    </style:style>
    <style:style style:name="T240_45" style:family="text">
      <style:text-properties fo:font-size="12pt" style:font-size-asian="12pt" style:font-size-complex="12pt"/>
    </style:style>
    <style:style style:name="T240_46" style:family="text">
      <style:text-properties fo:font-size="16pt" style:font-size-asian="16pt" style:font-size-complex="16pt"/>
    </style:style>
    <style:style style:name="T240_47" style:family="text">
      <style:text-properties fo:font-size="16pt" style:font-size-asian="16pt" style:font-size-complex="16pt"/>
    </style:style>
    <style:style style:name="T240_48" style:family="text">
      <style:text-properties fo:font-size="16pt" style:font-size-asian="16pt" style:font-size-complex="16pt"/>
    </style:style>
    <style:style style:name="T240_49" style:family="text">
      <style:text-properties fo:font-size="12pt" style:font-size-asian="12pt" style:font-size-complex="12pt"/>
    </style:style>
    <style:style style:name="T240_50" style:family="text">
      <style:text-properties fo:font-size="12pt" style:font-size-asian="12pt" style:font-size-complex="12pt"/>
    </style:style>
    <style:style style:name="T240_51" style:family="text">
      <style:text-properties fo:font-size="12pt" style:font-size-asian="12pt" style:font-size-complex="12pt"/>
    </style:style>
    <style:style style:name="T240_52" style:family="text">
      <style:text-properties fo:font-size="12pt" style:font-size-asian="12pt" style:font-size-complex="12pt"/>
    </style:style>
    <style:style style:name="T240_53" style:family="text">
      <style:text-properties fo:font-size="12pt" style:font-size-asian="12pt" style:font-size-complex="12pt"/>
    </style:style>
    <style:style style:name="P241" style:family="paragraph" style:parent-style-name="Standard">
      <style:paragraph-properties fo:text-align="justify" fo:break-before="auto" fo:line-height="138%" style:writing-mode="rl-tb"/>
    </style:style>
    <style:style style:name="T241_1" style:family="text">
      <style:text-properties fo:font-size="12pt" style:font-size-asian="12pt" style:font-size-complex="12pt"/>
    </style:style>
    <style:style style:name="T241_2" style:family="text">
      <style:text-properties fo:font-size="12pt" style:font-size-asian="12pt" style:font-size-complex="12pt"/>
    </style:style>
    <style:style style:name="T241_3" style:family="text">
      <style:text-properties fo:font-size="12pt" style:font-size-asian="12pt" style:font-size-complex="12pt"/>
    </style:style>
    <style:style style:name="T241_4" style:family="text">
      <style:text-properties fo:font-size="12pt" style:font-size-asian="12pt" style:font-size-complex="12pt"/>
    </style:style>
    <style:style style:name="T241_5" style:family="text">
      <style:text-properties fo:font-size="12pt" style:font-size-asian="12pt" style:font-size-complex="12pt"/>
    </style:style>
    <style:style style:name="T241_6" style:family="text">
      <style:text-properties fo:font-size="12pt" style:font-size-asian="12pt" style:font-size-complex="12pt"/>
    </style:style>
    <style:style style:name="T241_7" style:family="text">
      <style:text-properties fo:font-size="12pt" style:font-size-asian="12pt" style:font-size-complex="12pt"/>
    </style:style>
    <style:style style:name="T241_8" style:family="text">
      <style:text-properties fo:font-size="12pt" style:font-size-asian="12pt" style:font-size-complex="12pt"/>
    </style:style>
    <style:style style:name="T241_9" style:family="text">
      <style:text-properties fo:font-size="12pt" style:font-size-asian="12pt" style:font-size-complex="12pt"/>
    </style:style>
    <style:style style:name="T241_10" style:family="text">
      <style:text-properties fo:font-size="12pt" style:font-size-asian="12pt" style:font-size-complex="12pt"/>
    </style:style>
    <style:style style:name="T241_11" style:family="text">
      <style:text-properties fo:font-size="12pt" style:font-size-asian="12pt" style:font-size-complex="12pt"/>
    </style:style>
    <style:style style:name="T241_12" style:family="text">
      <style:text-properties fo:font-size="12pt" style:font-size-asian="12pt" style:font-size-complex="12pt"/>
    </style:style>
    <style:style style:name="T241_13" style:family="text">
      <style:text-properties fo:font-size="12pt" style:font-size-asian="12pt" style:font-size-complex="12pt"/>
    </style:style>
    <style:style style:name="T241_14" style:family="text">
      <style:text-properties fo:font-size="12pt" style:font-size-asian="12pt" style:font-size-complex="12pt"/>
    </style:style>
    <style:style style:name="T241_15" style:family="text">
      <style:text-properties fo:font-size="12pt" style:font-size-asian="12pt" style:font-size-complex="12pt"/>
    </style:style>
    <style:style style:name="T241_16" style:family="text">
      <style:text-properties fo:font-size="12pt" style:font-size-asian="12pt" style:font-size-complex="12pt"/>
    </style:style>
    <style:style style:name="T241_17" style:family="text">
      <style:text-properties fo:font-size="12pt" style:font-size-asian="12pt" style:font-size-complex="12pt"/>
    </style:style>
    <style:style style:name="T241_18" style:family="text">
      <style:text-properties fo:font-size="12pt" style:font-size-asian="12pt" style:font-size-complex="12pt"/>
    </style:style>
    <style:style style:name="T241_19" style:family="text">
      <style:text-properties fo:font-size="12pt" style:font-size-asian="12pt" style:font-size-complex="12pt"/>
    </style:style>
    <style:style style:name="T241_20" style:family="text">
      <style:text-properties fo:font-size="12pt" style:font-size-asian="12pt" style:font-size-complex="12pt"/>
    </style:style>
    <style:style style:name="T241_21" style:family="text">
      <style:text-properties fo:font-size="12pt" style:font-size-asian="12pt" style:font-size-complex="12pt"/>
    </style:style>
    <style:style style:name="T241_22" style:family="text">
      <style:text-properties fo:font-size="12pt" style:font-size-asian="12pt" style:font-size-complex="12pt"/>
    </style:style>
    <style:style style:name="T241_23" style:family="text">
      <style:text-properties fo:font-size="12pt" style:font-size-asian="12pt" style:font-size-complex="12pt"/>
    </style:style>
    <style:style style:name="T241_24" style:family="text">
      <style:text-properties fo:font-size="12pt" style:font-size-asian="12pt" style:font-size-complex="12pt"/>
    </style:style>
    <style:style style:name="T241_25" style:family="text">
      <style:text-properties fo:font-size="12pt" style:font-size-asian="12pt" style:font-size-complex="12pt"/>
    </style:style>
    <style:style style:name="T241_26" style:family="text">
      <style:text-properties fo:font-size="12pt" style:font-size-asian="12pt" style:font-size-complex="12pt"/>
    </style:style>
    <style:style style:name="T241_27" style:family="text">
      <style:text-properties fo:font-size="12pt" style:font-size-asian="12pt" style:font-size-complex="12pt"/>
    </style:style>
    <style:style style:name="T241_28" style:family="text">
      <style:text-properties fo:font-size="12pt" style:font-size-asian="12pt" style:font-size-complex="12pt"/>
    </style:style>
    <style:style style:name="T241_29" style:family="text">
      <style:text-properties fo:font-size="12pt" style:font-size-asian="12pt" style:font-size-complex="12pt"/>
    </style:style>
    <style:style style:name="T241_30" style:family="text">
      <style:text-properties fo:font-size="12pt" style:font-size-asian="12pt" style:font-size-complex="12pt"/>
    </style:style>
    <style:style style:name="T241_31" style:family="text">
      <style:text-properties fo:font-size="12pt" style:font-size-asian="12pt" style:font-size-complex="12pt"/>
    </style:style>
    <style:style style:name="T241_32" style:family="text">
      <style:text-properties fo:font-size="12pt" style:font-size-asian="12pt" style:font-size-complex="12pt"/>
    </style:style>
    <style:style style:name="T241_33" style:family="text">
      <style:text-properties fo:font-size="12pt" style:font-size-asian="12pt" style:font-size-complex="12pt"/>
    </style:style>
    <style:style style:name="T241_34" style:family="text">
      <style:text-properties fo:font-size="12pt" style:font-size-asian="12pt" style:font-size-complex="12pt"/>
    </style:style>
    <style:style style:name="T241_35" style:family="text">
      <style:text-properties fo:font-size="12pt" style:font-size-asian="12pt" style:font-size-complex="12pt"/>
    </style:style>
    <style:style style:name="T241_36" style:family="text">
      <style:text-properties fo:font-size="12pt" style:font-size-asian="12pt" style:font-size-complex="12pt"/>
    </style:style>
    <style:style style:name="T241_37" style:family="text">
      <style:text-properties fo:font-size="12pt" style:font-size-asian="12pt" style:font-size-complex="12pt"/>
    </style:style>
    <style:style style:name="T241_38" style:family="text">
      <style:text-properties fo:font-size="12pt" style:font-size-asian="12pt" style:font-size-complex="12pt"/>
    </style:style>
    <style:style style:name="T241_39" style:family="text">
      <style:text-properties fo:font-size="12pt" style:font-size-asian="12pt" style:font-size-complex="12pt"/>
    </style:style>
    <style:style style:name="T241_40" style:family="text">
      <style:text-properties fo:font-size="12pt" style:font-size-asian="12pt" style:font-size-complex="12pt"/>
    </style:style>
    <style:style style:name="T241_41" style:family="text">
      <style:text-properties fo:font-size="12pt" style:font-size-asian="12pt" style:font-size-complex="12pt"/>
    </style:style>
    <style:style style:name="T241_42" style:family="text">
      <style:text-properties fo:font-size="12pt" style:font-size-asian="12pt" style:font-size-complex="12pt"/>
    </style:style>
    <style:style style:name="T241_43" style:family="text">
      <style:text-properties fo:font-size="12pt" style:font-size-asian="12pt" style:font-size-complex="12pt"/>
    </style:style>
    <style:style style:name="T241_44" style:family="text">
      <style:text-properties fo:font-size="12pt" style:font-size-asian="12pt" style:font-size-complex="12pt"/>
    </style:style>
    <style:style style:name="T241_45" style:family="text">
      <style:text-properties fo:font-size="12pt" style:font-size-asian="12pt" style:font-size-complex="12pt"/>
    </style:style>
    <style:style style:name="T241_46" style:family="text">
      <style:text-properties fo:font-size="12pt" style:font-size-asian="12pt" style:font-size-complex="12pt"/>
    </style:style>
    <style:style style:name="T241_47" style:family="text">
      <style:text-properties fo:font-size="12pt" style:font-size-asian="12pt" style:font-size-complex="12pt"/>
    </style:style>
    <style:style style:name="T241_48" style:family="text">
      <style:text-properties fo:font-size="12pt" style:font-size-asian="12pt" style:font-size-complex="12pt"/>
    </style:style>
    <style:style style:name="T241_49" style:family="text">
      <style:text-properties fo:font-size="12pt" style:font-size-asian="12pt" style:font-size-complex="12pt"/>
    </style:style>
    <style:style style:name="T241_50" style:family="text">
      <style:text-properties fo:font-size="12pt" style:font-size-asian="12pt" style:font-size-complex="12pt"/>
    </style:style>
    <style:style style:name="T241_51" style:family="text">
      <style:text-properties fo:font-size="12pt" style:font-size-asian="12pt" style:font-size-complex="12pt"/>
    </style:style>
    <style:style style:name="T241_52" style:family="text">
      <style:text-properties fo:font-size="12pt" style:font-size-asian="12pt" style:font-size-complex="12pt"/>
    </style:style>
    <style:style style:name="T241_53" style:family="text">
      <style:text-properties fo:font-size="16pt" style:font-size-asian="16pt" style:font-size-complex="16pt"/>
    </style:style>
    <style:style style:name="T241_54" style:family="text">
      <style:text-properties fo:font-size="16pt" style:font-size-asian="16pt" style:font-size-complex="16pt"/>
    </style:style>
    <style:style style:name="T241_55" style:family="text">
      <style:text-properties fo:font-size="16pt" style:font-size-asian="16pt" style:font-size-complex="16pt"/>
    </style:style>
    <style:style style:name="T241_56" style:family="text">
      <style:text-properties fo:font-size="12pt" style:font-size-asian="12pt" style:font-size-complex="12pt"/>
    </style:style>
    <style:style style:name="T241_57" style:family="text">
      <style:text-properties fo:font-size="12pt" style:font-size-asian="12pt" style:font-size-complex="12pt"/>
    </style:style>
    <style:style style:name="T241_58" style:family="text">
      <style:text-properties fo:font-size="12pt" style:font-size-asian="12pt" style:font-size-complex="12pt"/>
    </style:style>
    <style:style style:name="T241_59" style:family="text">
      <style:text-properties fo:font-size="16pt" style:font-size-asian="16pt" style:font-size-complex="16pt"/>
    </style:style>
    <style:style style:name="T241_60" style:family="text">
      <style:text-properties fo:font-size="16pt" style:font-size-asian="16pt" style:font-size-complex="16pt"/>
    </style:style>
    <style:style style:name="T241_61" style:family="text">
      <style:text-properties fo:font-size="16pt" style:font-size-asian="16pt" style:font-size-complex="16pt"/>
    </style:style>
    <style:style style:name="T241_62" style:family="text">
      <style:text-properties fo:font-size="12pt" style:font-size-asian="12pt" style:font-size-complex="12pt"/>
    </style:style>
    <style:style style:name="T241_63" style:family="text">
      <style:text-properties fo:font-size="12pt" style:font-size-asian="12pt" style:font-size-complex="12pt"/>
    </style:style>
    <style:style style:name="T241_64" style:family="text">
      <style:text-properties fo:font-size="12pt" style:font-size-asian="12pt" style:font-size-complex="12pt"/>
    </style:style>
    <style:style style:name="T241_65" style:family="text">
      <style:text-properties fo:font-size="12pt" style:font-size-asian="12pt" style:font-size-complex="12pt"/>
    </style:style>
    <style:style style:name="T241_66" style:family="text">
      <style:text-properties fo:font-size="12pt" style:font-size-asian="12pt" style:font-size-complex="12pt"/>
    </style:style>
    <style:style style:name="T241_67" style:family="text">
      <style:text-properties fo:font-size="12pt" style:font-size-asian="12pt" style:font-size-complex="12pt"/>
    </style:style>
    <style:style style:name="T241_68" style:family="text">
      <style:text-properties fo:font-size="12pt" style:font-size-asian="12pt" style:font-size-complex="12pt"/>
    </style:style>
    <style:style style:name="T241_69" style:family="text">
      <style:text-properties fo:font-size="12pt" style:font-size-asian="12pt" style:font-size-complex="12pt"/>
    </style:style>
    <style:style style:name="T241_70" style:family="text">
      <style:text-properties fo:font-size="12pt" style:font-size-asian="12pt" style:font-size-complex="12pt"/>
    </style:style>
    <style:style style:name="T241_71" style:family="text">
      <style:text-properties fo:font-size="12pt" style:font-size-asian="12pt" style:font-size-complex="12pt"/>
    </style:style>
    <style:style style:name="T241_72" style:family="text">
      <style:text-properties fo:font-size="12pt" style:font-size-asian="12pt" style:font-size-complex="12pt"/>
    </style:style>
    <style:style style:name="T241_73" style:family="text">
      <style:text-properties fo:font-size="12pt" style:font-size-asian="12pt" style:font-size-complex="12pt"/>
    </style:style>
    <style:style style:name="T241_74" style:family="text">
      <style:text-properties fo:font-size="12pt" style:font-size-asian="12pt" style:font-size-complex="12pt"/>
    </style:style>
    <style:style style:name="T241_75" style:family="text">
      <style:text-properties fo:font-size="12pt" style:font-size-asian="12pt" style:font-size-complex="12pt"/>
    </style:style>
    <style:style style:name="T241_76" style:family="text">
      <style:text-properties fo:font-size="12pt" style:font-size-asian="12pt" style:font-size-complex="12pt"/>
    </style:style>
    <style:style style:name="T241_77" style:family="text">
      <style:text-properties fo:font-size="12pt" style:font-size-asian="12pt" style:font-size-complex="12pt"/>
    </style:style>
    <style:style style:name="T241_78" style:family="text">
      <style:text-properties fo:font-size="12pt" style:font-size-asian="12pt" style:font-size-complex="12pt"/>
    </style:style>
    <style:style style:name="T241_79" style:family="text">
      <style:text-properties fo:font-size="12pt" style:font-size-asian="12pt" style:font-size-complex="12pt"/>
    </style:style>
    <style:style style:name="T241_80" style:family="text">
      <style:text-properties fo:font-size="12pt" style:font-size-asian="12pt" style:font-size-complex="12pt"/>
    </style:style>
    <style:style style:name="T241_81" style:family="text">
      <style:text-properties fo:font-size="12pt" style:font-size-asian="12pt" style:font-size-complex="12pt"/>
    </style:style>
    <style:style style:name="T241_82" style:family="text">
      <style:text-properties fo:font-size="12pt" style:font-size-asian="12pt" style:font-size-complex="12pt"/>
    </style:style>
    <style:style style:name="T241_83" style:family="text">
      <style:text-properties fo:font-size="12pt" style:font-size-asian="12pt" style:font-size-complex="12pt"/>
    </style:style>
    <style:style style:name="T241_84" style:family="text">
      <style:text-properties fo:font-size="12pt" style:font-size-asian="12pt" style:font-size-complex="12pt"/>
    </style:style>
    <style:style style:name="T241_85" style:family="text">
      <style:text-properties fo:font-size="12pt" style:font-size-asian="12pt" style:font-size-complex="12pt"/>
    </style:style>
    <style:style style:name="T241_86" style:family="text">
      <style:text-properties fo:font-size="12pt" style:font-size-asian="12pt" style:font-size-complex="12pt"/>
    </style:style>
    <style:style style:name="T241_87" style:family="text">
      <style:text-properties fo:font-size="12pt" style:font-size-asian="12pt" style:font-size-complex="12pt"/>
    </style:style>
    <style:style style:name="T241_88" style:family="text">
      <style:text-properties fo:font-size="12pt" style:font-size-asian="12pt" style:font-size-complex="12pt"/>
    </style:style>
    <style:style style:name="T241_89" style:family="text">
      <style:text-properties fo:font-size="12pt" style:font-size-asian="12pt" style:font-size-complex="12pt"/>
    </style:style>
    <style:style style:name="T241_90" style:family="text">
      <style:text-properties fo:font-size="12pt" style:font-size-asian="12pt" style:font-size-complex="12pt"/>
    </style:style>
    <style:style style:name="T241_91" style:family="text">
      <style:text-properties fo:font-size="12pt" style:font-size-asian="12pt" style:font-size-complex="12pt"/>
    </style:style>
    <style:style style:name="T241_92" style:family="text">
      <style:text-properties fo:font-size="12pt" style:font-size-asian="12pt" style:font-size-complex="12pt"/>
    </style:style>
    <style:style style:name="T241_93" style:family="text">
      <style:text-properties fo:font-size="12pt" style:font-size-asian="12pt" style:font-size-complex="12pt"/>
    </style:style>
    <style:style style:name="T241_94" style:family="text">
      <style:text-properties fo:font-size="12pt" style:font-size-asian="12pt" style:font-size-complex="12pt"/>
    </style:style>
    <style:style style:name="T241_95" style:family="text">
      <style:text-properties fo:font-size="12pt" style:font-size-asian="12pt" style:font-size-complex="12pt"/>
    </style:style>
    <style:style style:name="T241_96" style:family="text">
      <style:text-properties fo:font-size="12pt" style:font-size-asian="12pt" style:font-size-complex="12pt"/>
    </style:style>
    <style:style style:name="T241_97" style:family="text">
      <style:text-properties fo:font-size="12pt" style:font-size-asian="12pt" style:font-size-complex="12pt"/>
    </style:style>
    <style:style style:name="T241_98" style:family="text">
      <style:text-properties fo:font-size="12pt" style:font-size-asian="12pt" style:font-size-complex="12pt"/>
    </style:style>
    <style:style style:name="T241_99" style:family="text">
      <style:text-properties fo:font-size="12pt" style:font-size-asian="12pt" style:font-size-complex="12pt"/>
    </style:style>
    <style:style style:name="T241_100" style:family="text">
      <style:text-properties fo:font-size="12pt" style:font-size-asian="12pt" style:font-size-complex="12pt"/>
    </style:style>
    <style:style style:name="T241_101" style:family="text">
      <style:text-properties fo:font-size="12pt" style:font-size-asian="12pt" style:font-size-complex="12pt"/>
    </style:style>
    <style:style style:name="T241_102" style:family="text">
      <style:text-properties fo:font-size="12pt" style:font-size-asian="12pt" style:font-size-complex="12pt"/>
    </style:style>
    <style:style style:name="T241_103" style:family="text">
      <style:text-properties fo:font-size="12pt" style:font-size-asian="12pt" style:font-size-complex="12pt"/>
    </style:style>
    <style:style style:name="T241_104" style:family="text">
      <style:text-properties fo:font-size="12pt" style:font-size-asian="12pt" style:font-size-complex="12pt"/>
    </style:style>
    <style:style style:name="T241_105" style:family="text">
      <style:text-properties fo:font-size="12pt" style:font-size-asian="12pt" style:font-size-complex="12pt"/>
    </style:style>
    <style:style style:name="T241_106" style:family="text">
      <style:text-properties fo:font-size="12pt" style:font-size-asian="12pt" style:font-size-complex="12pt"/>
    </style:style>
    <style:style style:name="T241_107" style:family="text">
      <style:text-properties fo:font-size="12pt" style:font-size-asian="12pt" style:font-size-complex="12pt"/>
    </style:style>
    <style:style style:name="T241_108" style:family="text">
      <style:text-properties fo:font-size="12pt" style:font-size-asian="12pt" style:font-size-complex="12pt"/>
    </style:style>
    <style:style style:name="T241_109" style:family="text">
      <style:text-properties fo:font-size="12pt" style:font-size-asian="12pt" style:font-size-complex="12pt"/>
    </style:style>
    <style:style style:name="T241_110" style:family="text">
      <style:text-properties fo:font-size="12pt" style:font-size-asian="12pt" style:font-size-complex="12pt"/>
    </style:style>
    <style:style style:name="T241_111" style:family="text">
      <style:text-properties fo:font-size="12pt" style:font-size-asian="12pt" style:font-size-complex="12pt"/>
    </style:style>
    <style:style style:name="T241_112" style:family="text">
      <style:text-properties fo:font-size="12pt" style:font-size-asian="12pt" style:font-size-complex="12pt"/>
    </style:style>
    <style:style style:name="T241_113" style:family="text">
      <style:text-properties fo:font-size="12pt" style:font-size-asian="12pt" style:font-size-complex="12pt"/>
    </style:style>
    <style:style style:name="T241_114" style:family="text">
      <style:text-properties fo:font-size="12pt" style:font-size-asian="12pt" style:font-size-complex="12pt"/>
    </style:style>
    <style:style style:name="T241_115" style:family="text">
      <style:text-properties fo:font-size="12pt" style:font-size-asian="12pt" style:font-size-complex="12pt"/>
    </style:style>
    <style:style style:name="T241_116" style:family="text">
      <style:text-properties fo:font-size="12pt" style:font-size-asian="12pt" style:font-size-complex="12pt"/>
    </style:style>
    <style:style style:name="T241_117" style:family="text">
      <style:text-properties fo:font-size="12pt" style:font-size-asian="12pt" style:font-size-complex="12pt"/>
    </style:style>
    <style:style style:name="T241_118" style:family="text">
      <style:text-properties fo:font-size="12pt" style:font-size-asian="12pt" style:font-size-complex="12pt"/>
    </style:style>
    <style:style style:name="T241_119" style:family="text">
      <style:text-properties fo:font-size="12pt" style:font-size-asian="12pt" style:font-size-complex="12pt"/>
    </style:style>
    <style:style style:name="T241_120" style:family="text">
      <style:text-properties fo:font-size="12pt" style:font-size-asian="12pt" style:font-size-complex="12pt"/>
    </style:style>
    <style:style style:name="T241_121" style:family="text">
      <style:text-properties fo:font-size="12pt" style:font-size-asian="12pt" style:font-size-complex="12pt"/>
    </style:style>
    <style:style style:name="T241_122" style:family="text">
      <style:text-properties fo:font-size="12pt" style:font-size-asian="12pt" style:font-size-complex="12pt"/>
    </style:style>
    <style:style style:name="T241_123" style:family="text">
      <style:text-properties fo:font-size="12pt" style:font-size-asian="12pt" style:font-size-complex="12pt"/>
    </style:style>
    <style:style style:name="T241_124" style:family="text">
      <style:text-properties fo:font-size="12pt" style:font-size-asian="12pt" style:font-size-complex="12pt"/>
    </style:style>
    <style:style style:name="T241_125" style:family="text">
      <style:text-properties fo:font-size="12pt" style:font-size-asian="12pt" style:font-size-complex="12pt"/>
    </style:style>
    <style:style style:name="T241_126" style:family="text">
      <style:text-properties fo:font-size="12pt" style:font-size-asian="12pt" style:font-size-complex="12pt"/>
    </style:style>
    <style:style style:name="T241_127" style:family="text">
      <style:text-properties fo:font-size="12pt" style:font-size-asian="12pt" style:font-size-complex="12pt"/>
    </style:style>
    <style:style style:name="T241_128" style:family="text">
      <style:text-properties fo:font-size="12pt" style:font-size-asian="12pt" style:font-size-complex="12pt"/>
    </style:style>
    <style:style style:name="T241_129" style:family="text">
      <style:text-properties fo:font-size="12pt" style:font-size-asian="12pt" style:font-size-complex="12pt"/>
    </style:style>
    <style:style style:name="T241_130" style:family="text">
      <style:text-properties fo:font-size="12pt" style:font-size-asian="12pt" style:font-size-complex="12pt"/>
    </style:style>
    <style:style style:name="T241_131" style:family="text">
      <style:text-properties fo:font-size="16pt" style:font-size-asian="16pt" style:font-size-complex="16pt"/>
    </style:style>
    <style:style style:name="T241_132" style:family="text">
      <style:text-properties fo:font-size="12pt" style:font-size-asian="12pt" style:font-size-complex="12pt"/>
    </style:style>
    <style:style style:name="T241_133" style:family="text">
      <style:text-properties fo:font-size="12pt" style:font-size-asian="12pt" style:font-size-complex="12pt"/>
    </style:style>
    <style:style style:name="T241_134" style:family="text">
      <style:text-properties fo:font-size="12pt" style:font-size-asian="12pt" style:font-size-complex="12pt"/>
    </style:style>
    <style:style style:name="T241_135" style:family="text">
      <style:text-properties fo:font-size="12pt" style:font-size-asian="12pt" style:font-size-complex="12pt"/>
    </style:style>
    <style:style style:name="T241_136" style:family="text">
      <style:text-properties fo:font-size="12pt" style:font-size-asian="12pt" style:font-size-complex="12pt"/>
    </style:style>
    <style:style style:name="T241_137" style:family="text">
      <style:text-properties fo:font-size="12pt" style:font-size-asian="12pt" style:font-size-complex="12pt"/>
    </style:style>
    <style:style style:name="T241_138" style:family="text">
      <style:text-properties fo:font-size="12pt" style:font-size-asian="12pt" style:font-size-complex="12pt"/>
    </style:style>
    <style:style style:name="P242" style:family="paragraph" style:parent-style-name="Standard">
      <style:paragraph-properties fo:text-align="justify" fo:break-before="auto" fo:line-height="138%" style:writing-mode="rl-tb"/>
    </style:style>
    <style:style style:name="T242_1" style:family="text">
      <style:text-properties fo:font-size="12pt" style:font-size-asian="12pt" style:font-size-complex="12pt"/>
    </style:style>
    <style:style style:name="T242_2" style:family="text">
      <style:text-properties fo:font-size="12pt" style:font-size-asian="12pt" style:font-size-complex="12pt"/>
    </style:style>
    <style:style style:name="T242_3" style:family="text">
      <style:text-properties fo:font-size="12pt" style:font-size-asian="12pt" style:font-size-complex="12pt"/>
    </style:style>
    <style:style style:name="T242_4" style:family="text">
      <style:text-properties fo:font-size="12pt" style:font-size-asian="12pt" style:font-size-complex="12pt"/>
    </style:style>
    <style:style style:name="T242_5" style:family="text"/>
    <style:style style:name="T242_6" style:family="text">
      <style:text-properties fo:font-size="12pt" style:font-size-asian="12pt" style:font-size-complex="12pt"/>
    </style:style>
    <style:style style:name="T242_7" style:family="text"/>
    <style:style style:name="T242_8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9" style:family="text"/>
    <style:style style:name="T242_10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11" style:family="text"/>
    <style:style style:name="T242_12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13" style:family="text"/>
    <style:style style:name="T242_14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15" style:family="text"/>
    <style:style style:name="T242_16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17" style:family="text"/>
    <style:style style:name="T242_18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19" style:family="text"/>
    <style:style style:name="T242_20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21" style:family="text"/>
    <style:style style:name="T242_22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23" style:family="text"/>
    <style:style style:name="T242_24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25" style:family="text"/>
    <style:style style:name="T242_26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27" style:family="text"/>
    <style:style style:name="T242_28" style:family="text">
      <style:text-properties fo:color="#1155cc" fo:font-size="16pt" style:font-size-asian="16pt" style:font-size-complex="16pt" style:text-underline-style="solid" style:text-underline-color="font-color"/>
    </style:style>
    <style:style style:name="T242_29" style:family="text">
      <style:text-properties fo:font-size="12pt" style:font-size-asian="12pt" style:font-size-complex="12pt"/>
    </style:style>
    <style:style style:name="T242_30" style:family="text">
      <style:text-properties fo:font-size="12pt" style:font-size-asian="12pt" style:font-size-complex="12pt"/>
    </style:style>
    <style:style style:name="T242_31" style:family="text">
      <style:text-properties fo:font-size="12pt" style:font-size-asian="12pt" style:font-size-complex="12pt"/>
    </style:style>
    <style:style style:name="T242_32" style:family="text">
      <style:text-properties fo:font-size="12pt" style:font-size-asian="12pt" style:font-size-complex="12pt"/>
    </style:style>
    <style:style style:name="T242_33" style:family="text">
      <style:text-properties fo:font-size="12pt" style:font-size-asian="12pt" style:font-size-complex="12pt"/>
    </style:style>
    <style:style style:name="T242_34" style:family="text">
      <style:text-properties fo:font-size="16pt" style:font-size-asian="16pt" style:font-size-complex="16pt"/>
    </style:style>
    <style:style style:name="T242_35" style:family="text">
      <style:text-properties fo:font-size="12pt" style:font-size-asian="12pt" style:font-size-complex="12pt"/>
    </style:style>
    <style:style style:name="T242_36" style:family="text">
      <style:text-properties fo:font-size="12pt" style:font-size-asian="12pt" style:font-size-complex="12pt"/>
    </style:style>
    <style:style style:name="T242_37" style:family="text">
      <style:text-properties fo:font-size="12pt" style:font-size-asian="12pt" style:font-size-complex="12pt"/>
    </style:style>
    <style:style style:name="T242_38" style:family="text">
      <style:text-properties fo:font-size="12pt" style:font-size-asian="12pt" style:font-size-complex="12pt"/>
    </style:style>
    <style:style style:name="T242_39" style:family="text">
      <style:text-properties fo:font-size="12pt" style:font-size-asian="12pt" style:font-size-complex="12pt"/>
    </style:style>
    <style:style style:name="T242_40" style:family="text">
      <style:text-properties fo:font-size="12pt" style:font-size-asian="12pt" style:font-size-complex="12pt"/>
    </style:style>
    <style:style style:name="T242_41" style:family="text">
      <style:text-properties fo:font-size="12pt" style:font-size-asian="12pt" style:font-size-complex="12pt"/>
    </style:style>
    <style:style style:name="T242_42" style:family="text">
      <style:text-properties fo:font-size="12pt" style:font-size-asian="12pt" style:font-size-complex="12pt"/>
    </style:style>
    <style:style style:name="T242_43" style:family="text">
      <style:text-properties fo:font-size="12pt" style:font-size-asian="12pt" style:font-size-complex="12pt"/>
    </style:style>
    <style:style style:name="T242_44" style:family="text">
      <style:text-properties fo:font-size="12pt" style:font-size-asian="12pt" style:font-size-complex="12pt"/>
    </style:style>
    <style:style style:name="T242_45" style:family="text">
      <style:text-properties fo:font-size="12pt" style:font-size-asian="12pt" style:font-size-complex="12pt"/>
    </style:style>
    <style:style style:name="T242_46" style:family="text">
      <style:text-properties fo:font-size="12pt" style:font-size-asian="12pt" style:font-size-complex="12pt"/>
    </style:style>
    <style:style style:name="T242_47" style:family="text">
      <style:text-properties fo:font-size="12pt" style:font-size-asian="12pt" style:font-size-complex="12pt"/>
    </style:style>
    <style:style style:name="T242_48" style:family="text">
      <style:text-properties fo:font-size="12pt" style:font-size-asian="12pt" style:font-size-complex="12pt"/>
    </style:style>
    <style:style style:name="T242_49" style:family="text">
      <style:text-properties fo:font-size="12pt" style:font-size-asian="12pt" style:font-size-complex="12pt"/>
    </style:style>
    <style:style style:name="T242_50" style:family="text">
      <style:text-properties fo:font-size="16pt" style:font-size-asian="16pt" style:font-size-complex="16pt"/>
    </style:style>
    <style:style style:name="T242_51" style:family="text">
      <style:text-properties fo:font-size="12pt" style:font-size-asian="12pt" style:font-size-complex="12pt"/>
    </style:style>
    <style:style style:name="T242_52" style:family="text">
      <style:text-properties fo:font-size="12pt" style:font-size-asian="12pt" style:font-size-complex="12pt"/>
    </style:style>
    <style:style style:name="T242_53" style:family="text">
      <style:text-properties fo:font-size="12pt" style:font-size-asian="12pt" style:font-size-complex="12pt"/>
    </style:style>
    <style:style style:name="T242_54" style:family="text">
      <style:text-properties fo:font-size="12pt" style:font-size-asian="12pt" style:font-size-complex="12pt"/>
    </style:style>
    <style:style style:name="T242_55" style:family="text">
      <style:text-properties fo:font-size="12pt" style:font-size-asian="12pt" style:font-size-complex="12pt"/>
    </style:style>
    <style:style style:name="T242_56" style:family="text">
      <style:text-properties fo:font-size="12pt" style:font-size-asian="12pt" style:font-size-complex="12pt"/>
    </style:style>
    <style:style style:name="T242_57" style:family="text">
      <style:text-properties fo:font-size="12pt" style:font-size-asian="12pt" style:font-size-complex="12pt"/>
    </style:style>
    <style:style style:name="T242_58" style:family="text">
      <style:text-properties fo:font-size="12pt" style:font-size-asian="12pt" style:font-size-complex="12pt"/>
    </style:style>
    <style:style style:name="T242_59" style:family="text">
      <style:text-properties fo:font-size="12pt" style:font-size-asian="12pt" style:font-size-complex="12pt"/>
    </style:style>
    <style:style style:name="T242_60" style:family="text">
      <style:text-properties fo:font-size="12pt" style:font-size-asian="12pt" style:font-size-complex="12pt"/>
    </style:style>
    <style:style style:name="T242_61" style:family="text">
      <style:text-properties fo:font-size="12pt" style:font-size-asian="12pt" style:font-size-complex="12pt"/>
    </style:style>
    <style:style style:name="T242_62" style:family="text">
      <style:text-properties fo:font-size="12pt" style:font-size-asian="12pt" style:font-size-complex="12pt"/>
    </style:style>
    <style:style style:name="T242_63" style:family="text">
      <style:text-properties fo:font-size="12pt" style:font-size-asian="12pt" style:font-size-complex="12pt"/>
    </style:style>
    <style:style style:name="T242_64" style:family="text">
      <style:text-properties fo:font-size="12pt" style:font-size-asian="12pt" style:font-size-complex="12pt"/>
    </style:style>
    <style:style style:name="T242_65" style:family="text">
      <style:text-properties fo:font-size="12pt" style:font-size-asian="12pt" style:font-size-complex="12pt"/>
    </style:style>
    <style:style style:name="T242_66" style:family="text">
      <style:text-properties fo:font-size="12pt" style:font-size-asian="12pt" style:font-size-complex="12pt"/>
    </style:style>
    <style:style style:name="T242_67" style:family="text">
      <style:text-properties fo:font-size="12pt" style:font-size-asian="12pt" style:font-size-complex="12pt"/>
    </style:style>
    <style:style style:name="T242_68" style:family="text">
      <style:text-properties fo:font-size="12pt" style:font-size-asian="12pt" style:font-size-complex="12pt"/>
    </style:style>
    <style:style style:name="T242_69" style:family="text">
      <style:text-properties fo:font-size="12pt" style:font-size-asian="12pt" style:font-size-complex="12pt"/>
    </style:style>
    <style:style style:name="P2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ycf5kspdcb4w"/><text:bookmark-end text:name="h.ycf5kspdcb4w"/><text:span text:style-name="T1_1">فصل</text:span><text:span text:style-name="T1_2"><text:s/>13</text:span></text:h>
      <text:h text:style-name="P2" text:outline-level="10"><text:bookmark-start text:name="h.19u9ye10vtrr"/><text:bookmark-end text:name="h.19u9ye10vtrr"/><text:span text:style-name="T2_1">انتخاب</text:span><text:span text:style-name="T2_2"><text:s/></text:span><text:span text:style-name="T2_3">ساختمان</text:span><text:span text:style-name="T2_4"><text:s/></text:span><text:span text:style-name="T2_5">داده</text:span></text:h>
      <text:p text:style-name="P3"><text:span text:style-name="T3_1">تا</text:span><text:span text:style-name="T3_2"><text:s/></text:span><text:span text:style-name="T3_3">اینجا</text:span><text:span text:style-name="T3_4"><text:s/></text:span><text:span text:style-name="T3_5">ساختمان</text:span><text:span text:style-name="T3_6"><text:s/></text:span><text:span text:style-name="T3_7">داده</text:span><text:span text:style-name="T3_8"><text:s/></text:span><text:span text:style-name="T3_9">های</text:span><text:span text:style-name="T3_10"><text:s/></text:span><text:span text:style-name="T3_11">اصلی</text:span><text:span text:style-name="T3_12"><text:s/></text:span><text:span text:style-name="T3_13">پایتون</text:span><text:span text:style-name="T3_14"><text:s/></text:span><text:span text:style-name="T3_15">را</text:span><text:span text:style-name="T3_16"><text:s/></text:span><text:span text:style-name="T3_17">یاد</text:span><text:span text:style-name="T3_18"><text:s/></text:span><text:span text:style-name="T3_19">گرفتید</text:span><text:span text:style-name="T3_20"><text:s/></text:span><text:span text:style-name="T3_21">و</text:span><text:span text:style-name="T3_22"><text:s/></text:span><text:span text:style-name="T3_23">چندین</text:span><text:span text:style-name="T3_24"><text:s/></text:span><text:span text:style-name="T3_25">الگوریتم</text:span><text:span text:style-name="T3_26"><text:s/></text:span><text:span text:style-name="T3_27">را</text:span><text:span text:style-name="T3_28"><text:s/></text:span><text:span text:style-name="T3_29">که</text:span><text:span text:style-name="T3_30"><text:s/></text:span><text:span text:style-name="T3_31">از</text:span><text:span text:style-name="T3_32"><text:s/></text:span><text:span text:style-name="T3_33">آنها</text:span><text:span text:style-name="T3_34"><text:s/></text:span><text:span text:style-name="T3_35">استفاده</text:span><text:span text:style-name="T3_36"><text:s/></text:span><text:span text:style-name="T3_37">کردید</text:span><text:span text:style-name="T3_38"><text:s/></text:span><text:span text:style-name="T3_39">را</text:span><text:span text:style-name="T3_40"><text:s/></text:span><text:span text:style-name="T3_41">مشاهده</text:span><text:span text:style-name="T3_42"><text:s/></text:span><text:span text:style-name="T3_43">کردید</text:span><text:span text:style-name="T3_44">.<text:s/></text:span><text:span text:style-name="T3_45">اگر</text:span><text:span text:style-name="T3_46"><text:s/></text:span><text:span text:style-name="T3_47">می</text:span><text:span text:style-name="T3_48"><text:s/></text:span><text:span text:style-name="T3_49">خواهید</text:span><text:span text:style-name="T3_50"><text:s/></text:span><text:span text:style-name="T3_51">بیشتر</text:span><text:span text:style-name="T3_52"><text:s/></text:span><text:span text:style-name="T3_53">در</text:span><text:span text:style-name="T3_54"><text:s/></text:span><text:span text:style-name="T3_55">مورد</text:span><text:span text:style-name="T3_56"><text:s/></text:span><text:span text:style-name="T3_57">الگوریتم</text:span><text:span text:style-name="T3_58"><text:s/></text:span><text:span text:style-name="T3_59">ها</text:span><text:span text:style-name="T3_60"><text:s/></text:span><text:span text:style-name="T3_61">بدانید</text:span><text:span text:style-name="T3_62">،<text:s/></text:span><text:span text:style-name="T3_63">شاید</text:span><text:span text:style-name="T3_64"><text:s/></text:span><text:span text:style-name="T3_65">الان</text:span><text:span text:style-name="T3_66"><text:s/></text:span><text:span text:style-name="T3_67">فرصت</text:span><text:span text:style-name="T3_68"><text:s/></text:span><text:span text:style-name="T3_69">خوبی</text:span><text:span text:style-name="T3_70"><text:s/></text:span><text:span text:style-name="T3_71">باشد</text:span><text:span text:style-name="T3_72"><text:s/></text:span><text:span text:style-name="T3_73">تا</text:span><text:span text:style-name="T3_74"><text:s/></text:span><text:span text:style-name="T3_75">فصل</text:span><text:span text:style-name="T3_76"><text:s/></text:span><text:span text:style-name="T3_77">B</text:span><text:span text:style-name="T3_78"><text:s/></text:span><text:span text:style-name="T3_79">را</text:span><text:span text:style-name="T3_80"><text:s/></text:span><text:span text:style-name="T3_81">بخوانید</text:span><text:span text:style-name="T3_82">.<text:s/></text:span><text:span text:style-name="T3_83">اما</text:span><text:span text:style-name="T3_84"><text:s/></text:span><text:span text:style-name="T3_85">مجبور</text:span><text:span text:style-name="T3_86"><text:s/></text:span><text:span text:style-name="T3_87">نیستید</text:span><text:span text:style-name="T3_88"><text:s/></text:span><text:span text:style-name="T3_89">قبل</text:span><text:span text:style-name="T3_90"><text:s/></text:span><text:span text:style-name="T3_91">از</text:span><text:span text:style-name="T3_92"><text:s/></text:span><text:span text:style-name="T3_93">رفتن</text:span><text:span text:style-name="T3_94"><text:s/></text:span><text:span text:style-name="T3_95">به</text:span><text:span text:style-name="T3_96"><text:s/></text:span><text:span text:style-name="T3_97">فصل</text:span><text:span text:style-name="T3_98"><text:s/></text:span><text:span text:style-name="T3_99">بعد</text:span><text:span text:style-name="T3_100">،<text:s/></text:span><text:span text:style-name="T3_101">این</text:span><text:span text:style-name="T3_102"><text:s/></text:span><text:span text:style-name="T3_103">فصل</text:span><text:span text:style-name="T3_104"><text:s/></text:span><text:span text:style-name="T3_105">را</text:span><text:span text:style-name="T3_106"><text:s/></text:span><text:span text:style-name="T3_107">بخوانید</text:span><text:span text:style-name="T3_108">،<text:s/></text:span><text:span text:style-name="T3_109">می</text:span><text:span text:style-name="T3_110"><text:s/></text:span><text:span text:style-name="T3_111">توانید</text:span><text:span text:style-name="T3_112"><text:s/></text:span><text:span text:style-name="T3_113">هر</text:span><text:span text:style-name="T3_114"><text:s/></text:span><text:span text:style-name="T3_115">موقع</text:span><text:span text:style-name="T3_116"><text:s/></text:span><text:span text:style-name="T3_117">علاقه</text:span><text:span text:style-name="T3_118"><text:s/></text:span><text:span text:style-name="T3_119">داشتید</text:span><text:span text:style-name="T3_120"><text:s/></text:span><text:span text:style-name="T3_121">این</text:span><text:span text:style-name="T3_122"><text:s/></text:span><text:span text:style-name="T3_123">فصل</text:span><text:span text:style-name="T3_124"><text:s/></text:span><text:span text:style-name="T3_125">را</text:span><text:span text:style-name="T3_126"><text:s/></text:span><text:span text:style-name="T3_127">بخوانید</text:span><text:span text:style-name="T3_128">.</text:span></text:p>
      <text:p text:style-name="P4"><text:span text:style-name="T4_1">این</text:span><text:span text:style-name="T4_2"><text:s/></text:span><text:span text:style-name="T4_3">فصل</text:span><text:span text:style-name="T4_4"><text:s/></text:span><text:span text:style-name="T4_5">یک</text:span><text:span text:style-name="T4_6"><text:s/></text:span><text:span text:style-name="T4_7">مطالعه</text:span><text:span text:style-name="T4_8"><text:s/></text:span><text:span text:style-name="T4_9">موردی</text:span><text:span text:style-name="T4_10"><text:s/></text:span><text:span text:style-name="T4_11">با</text:span><text:span text:style-name="T4_12"><text:s/></text:span><text:span text:style-name="T4_13">تمرین</text:span><text:span text:style-name="T4_14"><text:s/></text:span><text:span text:style-name="T4_15">هایش</text:span><text:span text:style-name="T4_16"><text:s/></text:span><text:span text:style-name="T4_17">را</text:span><text:span text:style-name="T4_18"><text:s/></text:span><text:span text:style-name="T4_19">ارائه</text:span><text:span text:style-name="T4_20"><text:s/></text:span><text:span text:style-name="T4_21">می</text:span><text:span text:style-name="T4_22"><text:s/></text:span><text:span text:style-name="T4_23">دهد</text:span><text:span text:style-name="T4_24"><text:s/></text:span><text:span text:style-name="T4_25">که</text:span><text:span text:style-name="T4_26"><text:s/></text:span><text:span text:style-name="T4_27">اجازه</text:span><text:span text:style-name="T4_28"><text:s/></text:span><text:span text:style-name="T4_29">می</text:span><text:span text:style-name="T4_30"><text:s/></text:span><text:span text:style-name="T4_31">دهد</text:span><text:span text:style-name="T4_32"><text:s/></text:span><text:span text:style-name="T4_33">درمورد</text:span><text:span text:style-name="T4_34"><text:s/></text:span><text:span text:style-name="T4_35">انتخاب</text:span><text:span text:style-name="T4_36"><text:s/></text:span><text:span text:style-name="T4_37">ساختمان</text:span><text:span text:style-name="T4_38"><text:s/></text:span><text:span text:style-name="T4_39">داده</text:span><text:span text:style-name="T4_40"><text:s/></text:span><text:span text:style-name="T4_41">ها</text:span><text:span text:style-name="T4_42"><text:s/></text:span><text:span text:style-name="T4_43">فکر</text:span><text:span text:style-name="T4_44"><text:s/></text:span><text:span text:style-name="T4_45">کنید</text:span><text:span text:style-name="T4_46"><text:s/></text:span><text:span text:style-name="T4_47">و</text:span><text:span text:style-name="T4_48"><text:s/></text:span><text:span text:style-name="T4_49">استفاده</text:span><text:span text:style-name="T4_50"><text:s/></text:span><text:span text:style-name="T4_51">از</text:span><text:span text:style-name="T4_52"><text:s/></text:span><text:span text:style-name="T4_53">آنها</text:span><text:span text:style-name="T4_54"><text:s/></text:span><text:span text:style-name="T4_55">را</text:span><text:span text:style-name="T4_56"><text:s/></text:span><text:span text:style-name="T4_57">تمرین</text:span><text:span text:style-name="T4_58"><text:s/></text:span><text:span text:style-name="T4_59">کنید</text:span><text:span text:style-name="T4_60">.</text:span></text:p>
      <text:h text:style-name="P5" text:outline-level="10"><text:bookmark-start text:name="h.hmyjrwumbit9"/><text:bookmark-end text:name="h.hmyjrwumbit9"/><text:span text:style-name="T5_1">13.1<text:s/></text:span><text:span text:style-name="T5_2">تحلیل</text:span><text:span text:style-name="T5_3"><text:s/></text:span><text:span text:style-name="T5_4">مسئله</text:span><text:span text:style-name="T5_5"><text:s/></text:span><text:span text:style-name="T5_6">فراوانی</text:span><text:span text:style-name="T5_7"><text:s/></text:span><text:span text:style-name="T5_8">کلمه</text:span></text:h>
      <text:p text:style-name="P6"><text:span text:style-name="T6_1">بطور</text:span><text:span text:style-name="T6_2"><text:s/></text:span><text:span text:style-name="T6_3">معمول</text:span><text:span text:style-name="T6_4">،<text:s/></text:span><text:span text:style-name="T6_5">قبل</text:span><text:span text:style-name="T6_6"><text:s/></text:span><text:span text:style-name="T6_7">از</text:span><text:span text:style-name="T6_8"><text:s/></text:span><text:span text:style-name="T6_9">اینکه</text:span><text:span text:style-name="T6_10"><text:s/></text:span><text:span text:style-name="T6_11">راه</text:span><text:span text:style-name="T6_12"><text:s/></text:span><text:span text:style-name="T6_13">حل</text:span><text:span text:style-name="T6_14"><text:s/></text:span><text:span text:style-name="T6_15">من</text:span><text:span text:style-name="T6_16"><text:s/></text:span><text:span text:style-name="T6_17">را</text:span><text:span text:style-name="T6_18"><text:s/></text:span><text:span text:style-name="T6_19">بخوانید</text:span><text:span text:style-name="T6_20"><text:s/></text:span><text:span text:style-name="T6_21">حداقل</text:span><text:span text:style-name="T6_22"><text:s/></text:span><text:span text:style-name="T6_23">باید</text:span><text:span text:style-name="T6_24"><text:s/></text:span><text:span text:style-name="T6_25">یکبار</text:span><text:span text:style-name="T6_26"><text:s/></text:span><text:span text:style-name="T6_27">سعی</text:span><text:span text:style-name="T6_28"><text:s/></text:span><text:span text:style-name="T6_29">در</text:span><text:span text:style-name="T6_30"><text:s/></text:span><text:span text:style-name="T6_31">حل</text:span><text:span text:style-name="T6_32"><text:s/></text:span><text:span text:style-name="T6_33">تمرین</text:span><text:span text:style-name="T6_34"><text:s/></text:span><text:span text:style-name="T6_35">کنید</text:span><text:span text:style-name="T6_36">.</text:span></text:p>
      <text:h text:style-name="P7" text:outline-level="10"><text:bookmark-start text:name="h.bmlx3u1xtzfl"/><text:bookmark-end text:name="h.bmlx3u1xtzfl"/><text:span text:style-name="T7_1">تمرین</text:span><text:span text:style-name="T7_2"><text:s/>13.1</text:span></text:h>
      <text:p text:style-name="P8"><text:span text:style-name="T8_1">برنامه</text:span><text:span text:style-name="T8_2"><text:s/></text:span><text:span text:style-name="T8_3">ای</text:span><text:span text:style-name="T8_4"><text:s/></text:span><text:span text:style-name="T8_5">بنویسید</text:span><text:span text:style-name="T8_6"><text:s/></text:span><text:span text:style-name="T8_7">که</text:span><text:span text:style-name="T8_8"><text:s/></text:span><text:span text:style-name="T8_9">یک</text:span><text:span text:style-name="T8_10"><text:s/></text:span><text:span text:style-name="T8_11">فایل</text:span><text:span text:style-name="T8_12"><text:s/></text:span><text:span text:style-name="T8_13">را</text:span><text:span text:style-name="T8_14"><text:s/></text:span><text:span text:style-name="T8_15">بخواند</text:span><text:span text:style-name="T8_16">،<text:s/></text:span><text:span text:style-name="T8_17">هر</text:span><text:span text:style-name="T8_18"><text:s/></text:span><text:span text:style-name="T8_19">خط</text:span><text:span text:style-name="T8_20"><text:s/></text:span><text:span text:style-name="T8_21">را</text:span><text:span text:style-name="T8_22"><text:s/></text:span><text:span text:style-name="T8_23">به</text:span><text:span text:style-name="T8_24"><text:s/></text:span><text:span text:style-name="T8_25">کلمات</text:span><text:span text:style-name="T8_26"><text:s/></text:span><text:span text:style-name="T8_27">بشکند</text:span><text:span text:style-name="T8_28">،<text:s/></text:span><text:span text:style-name="T8_29">کاراکتر</text:span><text:span text:style-name="T8_30"><text:s/></text:span><text:span text:style-name="T8_31">های</text:span><text:span text:style-name="T8_32"><text:s/></text:span><text:span text:style-name="T8_33">فاصله</text:span><text:span text:style-name="T8_34"><text:s/>(</text:span><text:span text:style-name="T8_35">space</text:span><text:span text:style-name="T8_36">)<text:s/></text:span><text:span text:style-name="T8_37">و</text:span><text:span text:style-name="T8_38"><text:s/></text:span><text:span text:style-name="T8_39">نشانه</text:span><text:span text:style-name="T8_40"><text:s/></text:span><text:span text:style-name="T8_41">گذاری</text:span><text:span text:style-name="T8_42"><text:s/></text:span><text:span text:style-name="T8_43">را</text:span><text:span text:style-name="T8_44"><text:s/></text:span><text:span text:style-name="T8_45">از</text:span><text:span text:style-name="T8_46"><text:s/></text:span><text:span text:style-name="T8_47">کلمات</text:span><text:span text:style-name="T8_48"><text:s/></text:span><text:span text:style-name="T8_49">پاک</text:span><text:span text:style-name="T8_50"><text:s/></text:span><text:span text:style-name="T8_51">کند</text:span><text:span text:style-name="T8_52"><text:s/></text:span><text:span text:style-name="T8_53">و</text:span><text:span text:style-name="T8_54"><text:s/></text:span><text:span text:style-name="T8_55">آنها</text:span><text:span text:style-name="T8_56"><text:s/></text:span><text:span text:style-name="T8_57">به</text:span><text:span text:style-name="T8_58"><text:s/></text:span><text:span text:style-name="T8_59">حروف</text:span><text:span text:style-name="T8_60"><text:s/></text:span><text:span text:style-name="T8_61">کوچک</text:span><text:span text:style-name="T8_62"><text:s/></text:span><text:span text:style-name="T8_63">تبدیل</text:span><text:span text:style-name="T8_64"><text:s/></text:span><text:span text:style-name="T8_65">کند</text:span><text:span text:style-name="T8_66">.</text:span></text:p>
      <text:p text:style-name="P9"><text:span text:style-name="T9_1">نکته</text:span><text:span text:style-name="T9_2">:<text:s/></text:span><text:span text:style-name="T9_3">ماژول</text:span><text:span text:style-name="T9_4"><text:s/></text:span><text:span text:style-name="T9_5">string</text:span><text:span text:style-name="T9_6"><text:s/></text:span><text:span text:style-name="T9_7">رشته</text:span><text:span text:style-name="T9_8"><text:s/></text:span><text:span text:style-name="T9_9">ای</text:span><text:span text:style-name="T9_10"><text:s/></text:span><text:span text:style-name="T9_11">بنام</text:span><text:span text:style-name="T9_12"><text:s/>"</text:span><text:span text:style-name="T9_13"><text:s/></text:span><text:span text:style-name="T9_14">whitespace</text:span><text:span text:style-name="T9_15">"<text:s/></text:span><text:span text:style-name="T9_16">که</text:span><text:span text:style-name="T9_17"><text:s/></text:span><text:span text:style-name="T9_18">شامل</text:span><text:span text:style-name="T9_19"><text:s/></text:span><text:span text:style-name="T9_20">فاصله</text:span><text:span text:style-name="T9_21">،<text:s/></text:span><text:span text:style-name="T9_22">تب</text:span><text:span text:style-name="T9_23"><text:s/>(</text:span><text:span text:style-name="T9_24">tab</text:span><text:span text:style-name="T9_25">)،<text:s/></text:span><text:span text:style-name="T9_26">خط</text:span><text:span text:style-name="T9_27"><text:s/></text:span><text:span text:style-name="T9_28">جدید</text:span><text:span text:style-name="T9_29"><text:s/>(</text:span><text:span text:style-name="T9_30">newline</text:span><text:span text:style-name="T9_31">)<text:s/></text:span><text:span text:style-name="T9_32">و</text:span><text:span text:style-name="T9_33">...<text:s/></text:span><text:span text:style-name="T9_34">و</text:span><text:span text:style-name="T9_35"><text:s/></text:span><text:span text:style-name="T9_36">رشته</text:span><text:span text:style-name="T9_37"><text:s/></text:span><text:span text:style-name="T9_38">ای</text:span><text:span text:style-name="T9_39"><text:s/></text:span><text:span text:style-name="T9_40">بنام</text:span><text:span text:style-name="T9_41"><text:s/>"</text:span><text:span text:style-name="T9_42"><text:s/></text:span><text:span text:style-name="T9_43">punctuation</text:span><text:span text:style-name="T9_44">"<text:s/></text:span><text:span text:style-name="T9_45">که</text:span><text:span text:style-name="T9_46"><text:s/></text:span><text:span text:style-name="T9_47">شامل</text:span><text:span text:style-name="T9_48"><text:s/></text:span><text:span text:style-name="T9_49">کاراکتر</text:span><text:span text:style-name="T9_50"><text:s/></text:span><text:span text:style-name="T9_51">های</text:span><text:span text:style-name="T9_52"><text:s/></text:span><text:span text:style-name="T9_53">نشانه</text:span><text:span text:style-name="T9_54"><text:s/></text:span><text:span text:style-name="T9_55">گذاری</text:span><text:span text:style-name="T9_56"><text:s/></text:span><text:span text:style-name="T9_57">می</text:span><text:span text:style-name="T9_58"><text:s/></text:span><text:span text:style-name="T9_59">باشد</text:span><text:span text:style-name="T9_60"><text:s/></text:span><text:span text:style-name="T9_61">را</text:span><text:span text:style-name="T9_62"><text:s/></text:span><text:span text:style-name="T9_63">فراهم</text:span><text:span text:style-name="T9_64"><text:s/></text:span><text:span text:style-name="T9_65">می</text:span><text:span text:style-name="T9_66"><text:s/></text:span><text:span text:style-name="T9_67">کند</text:span><text:span text:style-name="T9_68">.<text:s/></text:span><text:span text:style-name="T9_69">بیایید</text:span><text:span text:style-name="T9_70"><text:s/></text:span><text:span text:style-name="T9_71">ببینیم</text:span><text:span text:style-name="T9_72">،</text:span><text:span text:style-name="T9_73"><text:s/></text:span><text:span text:style-name="T9_74">اگر</text:span><text:span text:style-name="T9_75"><text:s/></text:span><text:span text:style-name="T9_76">به</text:span><text:span text:style-name="T9_77"><text:s/></text:span><text:span text:style-name="T9_78">پایتون</text:span><text:span text:style-name="T9_79"><text:s/></text:span><text:span text:style-name="T9_80">قسم</text:span><text:span text:style-name="T9_81"><text:s/></text:span><text:span text:style-name="T9_82">می</text:span><text:span text:style-name="T9_83"><text:s/></text:span><text:span text:style-name="T9_84">خوریم</text:span><text:span text:style-name="T9_85">:</text:span></text:p>
      <table:table table:style-name="Table1">
        <table:table-column table:style-name="Column1"/>
        <table:table-row table:style-name="Row1">
          <table:table-cell table:style-name="Cell1">
            <text:p text:style-name="P10"><text:span text:style-name="T10_1">&gt;&gt;&gt;<text:s/></text:span><text:span text:style-name="T10_2">import</text:span><text:span text:style-name="T10_3"><text:s/></text:span><text:span text:style-name="T10_4">string</text:span></text:p>
            <text:p text:style-name="P11"><text:span text:style-name="T11_1">&gt;&gt;&gt;<text:s/></text:span><text:span text:style-name="T11_2">string</text:span><text:span text:style-name="T11_3">.</text:span><text:span text:style-name="T11_4">punctuation</text:span></text:p>
            <text:p text:style-name="P12"><text:span text:style-name="T12_1">'!"#$%&amp;'()*+,-./:;&lt;=&gt;?@[\]^_`{|}~'</text:span><text:span text:style-name="T12_2"><text:s text:c="95"/><text:tab/></text:span></text:p>
          </table:table-cell>
        </table:table-row>
      </table:table>
      <text:p text:style-name="P13"><text:span text:style-name="T13_1">همچنین</text:span><text:span text:style-name="T13_2"><text:s/></text:span><text:span text:style-name="T13_3">می</text:span><text:span text:style-name="T13_4"><text:s/></text:span><text:span text:style-name="T13_5">توانید</text:span><text:span text:style-name="T13_6"><text:s/></text:span><text:span text:style-name="T13_7">استفاده</text:span><text:span text:style-name="T13_8"><text:s/></text:span><text:span text:style-name="T13_9">از</text:span><text:span text:style-name="T13_10"><text:s/></text:span><text:span text:style-name="T13_11">متدهای</text:span><text:span text:style-name="T13_12"><text:s/></text:span><text:span text:style-name="T13_13">strip</text:span><text:span text:style-name="T13_14">،<text:s/></text:span><text:span text:style-name="T13_15">replace</text:span><text:span text:style-name="T13_16"><text:s text:c="2"/></text:span><text:span text:style-name="T13_17">و</text:span><text:span text:style-name="T13_18"><text:s text:c="2"/></text:span><text:span text:style-name="T13_19">translate</text:span><text:span text:style-name="T13_20"><text:s/></text:span><text:span text:style-name="T13_21">را</text:span><text:span text:style-name="T13_22"><text:s/></text:span><text:span text:style-name="T13_23">هم</text:span><text:span text:style-name="T13_24"><text:s/></text:span><text:span text:style-name="T13_25">در</text:span><text:span text:style-name="T13_26"><text:s/></text:span><text:span text:style-name="T13_27">نظر</text:span><text:span text:style-name="T13_28"><text:s/></text:span><text:span text:style-name="T13_29">بگیرید</text:span><text:span text:style-name="T13_30">.</text:span></text:p>
      <text:h text:style-name="P14" text:outline-level="10"><text:bookmark-start text:name="h.jzgygrmoqvtt"/><text:bookmark-end text:name="h.jzgygrmoqvtt"/><text:span text:style-name="T14_1">تمرین</text:span><text:span text:style-name="T14_2"><text:s/>13.2</text:span></text:h>
      <text:p text:style-name="P15"><text:span text:style-name="T15_1">به</text:span><text:span text:style-name="T15_2"><text:s/></text:span><text:span text:style-name="T15_3">پروژه</text:span><text:span text:style-name="T15_4"><text:s/></text:span><text:span text:style-name="T15_5">Gutenberg</text:span><text:span text:style-name="T15_6"><text:s/>(</text:span><text:span text:style-name="T15_7">http</text:span><text:span text:style-name="T15_8">://</text:span><text:span text:style-name="T15_9">gutenberg</text:span><text:span text:style-name="T15_10">.</text:span><text:span text:style-name="T15_11">org</text:span><text:span text:style-name="T15_12">)</text:span><text:span text:style-name="T15_13"><text:s/></text:span><text:span text:style-name="T15_14">و</text:span><text:span text:style-name="T15_15"><text:s/></text:span><text:span text:style-name="T15_16">کتاب</text:span><text:span text:style-name="T15_17"><text:s/></text:span><text:span text:style-name="T15_18">خارج</text:span><text:span text:style-name="T15_19"><text:s/></text:span><text:span text:style-name="T15_20">از</text:span><text:span text:style-name="T15_21"><text:s/></text:span><text:span text:style-name="T15_22">حق</text:span><text:span text:style-name="T15_23"><text:s/></text:span><text:span text:style-name="T15_24">نشر</text:span><text:span text:style-name="T15_25"><text:s/>(</text:span><text:span text:style-name="T15_26">out</text:span><text:span text:style-name="T15_27">-</text:span><text:span text:style-name="T15_28">of</text:span><text:span text:style-name="T15_29">-</text:span><text:span text:style-name="T15_30">copyright</text:span><text:span text:style-name="T15_31">)<text:s/></text:span><text:span text:style-name="T15_32">محبوب</text:span><text:span text:style-name="T15_33"><text:s/></text:span><text:span text:style-name="T15_34">خود</text:span><text:span text:style-name="T15_35"><text:s/></text:span><text:span text:style-name="T15_36">را</text:span><text:span text:style-name="T15_37"><text:s/></text:span><text:span text:style-name="T15_38">در</text:span><text:span text:style-name="T15_39"><text:s/></text:span><text:span text:style-name="T15_40">فرمت</text:span><text:span text:style-name="T15_41"><text:s/></text:span><text:span text:style-name="T15_42">متن</text:span><text:span text:style-name="T15_43"><text:s/></text:span><text:span text:style-name="T15_44">خام</text:span><text:span text:style-name="T15_45"><text:s/>(</text:span><text:span text:style-name="T15_46">plain</text:span><text:span text:style-name="T15_47"><text:s/></text:span><text:span text:style-name="T15_48">text</text:span><text:span text:style-name="T15_49">)<text:s/></text:span><text:span text:style-name="T15_50">دانلود</text:span><text:span text:style-name="T15_51"><text:s/></text:span><text:span text:style-name="T15_52">کنید</text:span><text:span text:style-name="T15_53">.</text:span></text:p>
      <text:p text:style-name="P16"><text:span text:style-name="T16_1">برنامه</text:span><text:span text:style-name="T16_2"><text:s/></text:span><text:span text:style-name="T16_3">خود</text:span><text:span text:style-name="T16_4"><text:s/></text:span><text:span text:style-name="T16_5">را</text:span><text:span text:style-name="T16_6"><text:s/></text:span><text:span text:style-name="T16_7">از</text:span><text:span text:style-name="T16_8"><text:s/></text:span><text:span text:style-name="T16_9">تمرین</text:span><text:span text:style-name="T16_10"><text:s/></text:span><text:span text:style-name="T16_11">قبلی</text:span><text:span text:style-name="T16_12"><text:s/></text:span><text:span text:style-name="T16_13">به</text:span><text:span text:style-name="T16_14"><text:s/></text:span><text:span text:style-name="T16_15">خواندن</text:span><text:span text:style-name="T16_16"><text:s/></text:span><text:span text:style-name="T16_17">کتابی</text:span><text:span text:style-name="T16_18"><text:s/></text:span><text:span text:style-name="T16_19">که</text:span><text:span text:style-name="T16_20"><text:s/></text:span><text:span text:style-name="T16_21">دانلود</text:span><text:span text:style-name="T16_22"><text:s/></text:span><text:span text:style-name="T16_23">کردید</text:span><text:span text:style-name="T16_24"><text:s/></text:span><text:span text:style-name="T16_25">اصلاح</text:span><text:span text:style-name="T16_26"><text:s/></text:span><text:span text:style-name="T16_27">کنید</text:span><text:span text:style-name="T16_28">،<text:s/></text:span><text:span text:style-name="T16_29">اطلاعات</text:span><text:span text:style-name="T16_30"><text:s/></text:span><text:span text:style-name="T16_31">بالای</text:span><text:span text:style-name="T16_32"><text:s/></text:span><text:span text:style-name="T16_33">سر</text:span><text:span text:style-name="T16_34"><text:s/></text:span><text:span text:style-name="T16_35">صفحه</text:span><text:span text:style-name="T16_36"><text:s/></text:span><text:span text:style-name="T16_37">در</text:span><text:span text:style-name="T16_38"><text:s/></text:span><text:span text:style-name="T16_39">ابتدای</text:span><text:span text:style-name="T16_40"><text:s/></text:span><text:span text:style-name="T16_41">فایل</text:span><text:span text:style-name="T16_42"><text:s/></text:span><text:span text:style-name="T16_43">را</text:span><text:span text:style-name="T16_44"><text:s/></text:span><text:span text:style-name="T16_45">صرفنظر</text:span><text:span text:style-name="T16_46"><text:s/></text:span><text:span text:style-name="T16_47">کنید</text:span><text:span text:style-name="T16_48"><text:s/></text:span><text:span text:style-name="T16_49">و</text:span><text:span text:style-name="T16_50"><text:s/></text:span><text:span text:style-name="T16_51">مانند</text:span><text:span text:style-name="T16_52"><text:s/></text:span><text:span text:style-name="T16_53">تمرین</text:span><text:span text:style-name="T16_54"><text:s/></text:span><text:span text:style-name="T16_55">قبل</text:span><text:span text:style-name="T16_56"><text:s/></text:span><text:span text:style-name="T16_57">بقیه</text:span><text:span text:style-name="T16_58"><text:s/></text:span><text:span text:style-name="T16_59">کلمات</text:span><text:span text:style-name="T16_60"><text:s/></text:span><text:span text:style-name="T16_61">را</text:span><text:span text:style-name="T16_62"><text:s/></text:span><text:span text:style-name="T16_63">پردازش</text:span><text:span text:style-name="T16_64"><text:s/></text:span><text:span text:style-name="T16_65">کنید</text:span><text:span text:style-name="T16_66">.<text:s/></text:span><text:span text:style-name="T16_67">اکنون</text:span><text:span text:style-name="T16_68"><text:s/></text:span><text:span text:style-name="T16_69">برنامه</text:span><text:span text:style-name="T16_70"><text:s/></text:span><text:span text:style-name="T16_71">خود</text:span><text:span text:style-name="T16_72"><text:s/></text:span><text:span text:style-name="T16_73">برای</text:span><text:span text:style-name="T16_74"><text:s/></text:span><text:span text:style-name="T16_75">شمارش</text:span><text:span text:style-name="T16_76"><text:s/></text:span><text:span text:style-name="T16_77">مجموع</text:span><text:span text:style-name="T16_78"><text:s/></text:span><text:span text:style-name="T16_79">تعداد</text:span><text:span text:style-name="T16_80"><text:s/></text:span><text:span text:style-name="T16_81">کلمات</text:span><text:span text:style-name="T16_82"><text:s/></text:span><text:span text:style-name="T16_83">و</text:span><text:span text:style-name="T16_84"><text:s/></text:span><text:span text:style-name="T16_85">تعداد</text:span><text:span text:style-name="T16_86"><text:s/></text:span><text:span text:style-name="T16_87">استفاده</text:span><text:span text:style-name="T16_88"><text:s/></text:span><text:span text:style-name="T16_89">هر</text:span><text:span text:style-name="T16_90"><text:s/></text:span><text:span text:style-name="T16_91">کلمه</text:span><text:span text:style-name="T16_92"><text:s/></text:span><text:span text:style-name="T16_93">در</text:span><text:span text:style-name="T16_94"><text:s/></text:span><text:span text:style-name="T16_95">کتاب</text:span><text:span text:style-name="T16_96"><text:s/></text:span><text:span text:style-name="T16_97">تغییر</text:span><text:span text:style-name="T16_98"><text:s/></text:span><text:span text:style-name="T16_99">دهید</text:span><text:span text:style-name="T16_100">.</text:span></text:p>
      <text:p text:style-name="P17"><text:span text:style-name="T17_1">تعداد</text:span><text:span text:style-name="T17_2"><text:s/></text:span><text:span text:style-name="T17_3">کلمات</text:span><text:span text:style-name="T17_4"><text:s/></text:span><text:span text:style-name="T17_5">مختلف</text:span><text:span text:style-name="T17_6"><text:s/></text:span><text:span text:style-name="T17_7">استفاده</text:span><text:span text:style-name="T17_8"><text:s/></text:span><text:span text:style-name="T17_9">شده</text:span><text:span text:style-name="T17_10"><text:s/></text:span><text:span text:style-name="T17_11">در</text:span><text:span text:style-name="T17_12"><text:s/></text:span><text:span text:style-name="T17_13">کتاب</text:span><text:span text:style-name="T17_14"><text:s/></text:span><text:span text:style-name="T17_15">را</text:span><text:span text:style-name="T17_16"><text:s/></text:span><text:span text:style-name="T17_17">چاپ</text:span><text:span text:style-name="T17_18"><text:s/></text:span><text:span text:style-name="T17_19">کنید</text:span><text:span text:style-name="T17_20">.<text:s/></text:span><text:span text:style-name="T17_21">کتاب</text:span><text:span text:style-name="T17_22"><text:s/></text:span><text:span text:style-name="T17_23">های</text:span><text:span text:style-name="T17_24"><text:s/></text:span><text:span text:style-name="T17_25">مختلف</text:span><text:span text:style-name="T17_26"><text:s/></text:span><text:span text:style-name="T17_27">با</text:span><text:span text:style-name="T17_28"><text:s/></text:span><text:span text:style-name="T17_29">نویسنده</text:span><text:span text:style-name="T17_30"><text:s/></text:span><text:span text:style-name="T17_31">های</text:span><text:span text:style-name="T17_32"><text:s/></text:span><text:span text:style-name="T17_33">متفاوت</text:span><text:span text:style-name="T17_34"><text:s/></text:span><text:span text:style-name="T17_35">در</text:span><text:span text:style-name="T17_36"><text:s/></text:span><text:span text:style-name="T17_37">دوره</text:span><text:span text:style-name="T17_38"><text:s/></text:span><text:span text:style-name="T17_39">های</text:span><text:span text:style-name="T17_40"><text:s/></text:span><text:span text:style-name="T17_41">تاریخی</text:span><text:span text:style-name="T17_42"><text:s/></text:span><text:span text:style-name="T17_43">متفاوت</text:span><text:span text:style-name="T17_44"><text:s/></text:span><text:span text:style-name="T17_45">را</text:span><text:span text:style-name="T17_46"><text:s/></text:span><text:span text:style-name="T17_47">مقایسه</text:span><text:span text:style-name="T17_48"><text:s/></text:span><text:span text:style-name="T17_49">کنید</text:span><text:span text:style-name="T17_50">.<text:s/></text:span><text:span text:style-name="T17_51">کدام</text:span><text:span text:style-name="T17_52"><text:s/></text:span><text:span text:style-name="T17_53">نویسنده</text:span><text:span text:style-name="T17_54"><text:s/></text:span><text:span text:style-name="T17_55">بیشترین</text:span><text:span text:style-name="T17_56"><text:s/></text:span><text:span text:style-name="T17_57">وسعت</text:span><text:span text:style-name="T17_58"><text:s/></text:span><text:span text:style-name="T17_59">واژگان</text:span><text:span text:style-name="T17_60"><text:s/></text:span><text:span text:style-name="T17_61">را</text:span><text:span text:style-name="T17_62"><text:s/></text:span><text:span text:style-name="T17_63">استفاده</text:span><text:span text:style-name="T17_64"><text:s/></text:span><text:span text:style-name="T17_65">می</text:span><text:span text:style-name="T17_66"><text:s/></text:span><text:span text:style-name="T17_67">کند</text:span><text:span text:style-name="T17_68">؟</text:span></text:p>
      <text:h text:style-name="P18" text:outline-level="10"><text:bookmark-start text:name="h.lsnvdbuqx08"/><text:bookmark-end text:name="h.lsnvdbuqx08"/><text:span text:style-name="T18_1">تمرین</text:span><text:span text:style-name="T18_2"><text:s/>13.3</text:span></text:h>
      <text:p text:style-name="P19"><text:span text:style-name="T19_1">برنامه</text:span><text:span text:style-name="T19_2"><text:s/></text:span><text:span text:style-name="T19_3">خود</text:span><text:span text:style-name="T19_4"><text:s/></text:span><text:span text:style-name="T19_5">را</text:span><text:span text:style-name="T19_6"><text:s/></text:span><text:span text:style-name="T19_7">از</text:span><text:span text:style-name="T19_8"><text:s/></text:span><text:span text:style-name="T19_9">تمرین</text:span><text:span text:style-name="T19_10"><text:s/></text:span><text:span text:style-name="T19_11">قبل</text:span><text:span text:style-name="T19_12"><text:s/></text:span><text:span text:style-name="T19_13">به</text:span><text:span text:style-name="T19_14"><text:s/></text:span><text:span text:style-name="T19_15">چاپ</text:span><text:span text:style-name="T19_16"><text:s/>20<text:s/></text:span><text:span text:style-name="T19_17">پر</text:span><text:span text:style-name="T19_18"><text:s/></text:span><text:span text:style-name="T19_19">تکرار</text:span><text:span text:style-name="T19_20"><text:s/></text:span><text:span text:style-name="T19_21">ترین</text:span><text:span text:style-name="T19_22"><text:s/></text:span><text:span text:style-name="T19_23">کلمه</text:span><text:span text:style-name="T19_24"><text:s/></text:span><text:span text:style-name="T19_25">های</text:span><text:span text:style-name="T19_26"><text:s/></text:span><text:span text:style-name="T19_27">استفاده</text:span><text:span text:style-name="T19_28"><text:s/></text:span><text:span text:style-name="T19_29">شده</text:span><text:span text:style-name="T19_30"><text:s/></text:span><text:span text:style-name="T19_31">در</text:span><text:span text:style-name="T19_32"><text:s/></text:span><text:span text:style-name="T19_33">کتاب</text:span><text:span text:style-name="T19_34"><text:s/></text:span><text:span text:style-name="T19_35">اصلاح</text:span><text:span text:style-name="T19_36"><text:s/></text:span><text:span text:style-name="T19_37">کنید</text:span><text:span text:style-name="T19_38">.</text:span></text:p>
      <text:h text:style-name="P20" text:outline-level="10"><text:bookmark-start text:name="h.uko4tyx5hdbr"/><text:bookmark-end text:name="h.uko4tyx5hdbr"/><text:span text:style-name="T20_1">تمرین</text:span><text:span text:style-name="T20_2"><text:s/>13.4</text:span></text:h>
      <text:p text:style-name="P21"><text:span text:style-name="T21_1">برنامه</text:span><text:span text:style-name="T21_2"><text:s/></text:span><text:span text:style-name="T21_3">قبلی</text:span><text:span text:style-name="T21_4"><text:s/></text:span><text:span text:style-name="T21_5">را</text:span><text:span text:style-name="T21_6"><text:s/></text:span><text:span text:style-name="T21_7">برای</text:span><text:span text:style-name="T21_8"><text:s/></text:span><text:span text:style-name="T21_9">خواندن</text:span><text:span text:style-name="T21_10"><text:s/></text:span><text:span text:style-name="T21_11">یک</text:span><text:span text:style-name="T21_12"><text:s/></text:span><text:span text:style-name="T21_13">لیست</text:span><text:span text:style-name="T21_14"><text:s/></text:span><text:span text:style-name="T21_15">کلمات</text:span><text:span text:style-name="T21_16"><text:s/>(</text:span><text:span text:style-name="T21_17">بخش</text:span><text:span text:style-name="T21_18"><text:s/>9.1<text:s/></text:span><text:span text:style-name="T21_19">را</text:span><text:span text:style-name="T21_20"><text:s/></text:span><text:span text:style-name="T21_21">مشاهده</text:span><text:span text:style-name="T21_22"><text:s/></text:span><text:span text:style-name="T21_23">کنید</text:span><text:span text:style-name="T21_24">)<text:s/></text:span><text:span text:style-name="T21_25">و</text:span><text:span text:style-name="T21_26"><text:s/></text:span><text:span text:style-name="T21_27">سپس</text:span><text:span text:style-name="T21_28"><text:s/></text:span><text:span text:style-name="T21_29">چاپ</text:span><text:span text:style-name="T21_30"><text:s/></text:span><text:span text:style-name="T21_31">همه</text:span><text:span text:style-name="T21_32"><text:s/></text:span><text:span text:style-name="T21_33">کلمات</text:span><text:span text:style-name="T21_34"><text:s/></text:span><text:span text:style-name="T21_35">در</text:span><text:span text:style-name="T21_36"><text:s/></text:span><text:span text:style-name="T21_37">کتاب</text:span><text:span text:style-name="T21_38"><text:s/></text:span><text:span text:style-name="T21_39">که</text:span><text:span text:style-name="T21_40"><text:s/></text:span><text:span text:style-name="T21_41">در</text:span><text:span text:style-name="T21_42"><text:s/></text:span><text:span text:style-name="T21_43">لیست</text:span><text:span text:style-name="T21_44"><text:s/></text:span><text:span text:style-name="T21_45">کلمات</text:span><text:span text:style-name="T21_46"><text:s/></text:span><text:span text:style-name="T21_47">نیستند</text:span><text:span text:style-name="T21_48">،<text:s/></text:span><text:span text:style-name="T21_49">تغییر</text:span><text:span text:style-name="T21_50"><text:s/></text:span><text:span text:style-name="T21_51">دهید</text:span><text:span text:style-name="T21_52">.<text:s/></text:span><text:span text:style-name="T21_53">چه</text:span><text:span text:style-name="T21_54"><text:s/></text:span><text:span text:style-name="T21_55">تعداد</text:span><text:span text:style-name="T21_56"><text:s/></text:span><text:span text:style-name="T21_57">غلط</text:span><text:span text:style-name="T21_58"><text:s/></text:span><text:span text:style-name="T21_59">املایی</text:span><text:span text:style-name="T21_60"><text:s/></text:span><text:span text:style-name="T21_61">در</text:span><text:span text:style-name="T21_62"><text:s/></text:span><text:span text:style-name="T21_63">آنها</text:span><text:span text:style-name="T21_64"><text:s/></text:span><text:span text:style-name="T21_65">وجود</text:span><text:span text:style-name="T21_66"><text:s/></text:span><text:span text:style-name="T21_67">دارد</text:span><text:span text:style-name="T21_68">؟<text:s/></text:span><text:span text:style-name="T21_69">چه</text:span><text:span text:style-name="T21_70"><text:s/></text:span><text:span text:style-name="T21_71">تعداد</text:span><text:span text:style-name="T21_72"><text:s/></text:span><text:span text:style-name="T21_73">از</text:span><text:span text:style-name="T21_74"><text:s/></text:span><text:span text:style-name="T21_75">آنها</text:span><text:span text:style-name="T21_76"><text:s/></text:span><text:span text:style-name="T21_77">کلمات</text:span><text:span text:style-name="T21_78"><text:s/></text:span><text:span text:style-name="T21_79">رایج</text:span><text:span text:style-name="T21_80"><text:s/></text:span><text:span text:style-name="T21_81">هستند</text:span><text:span text:style-name="T21_82"><text:s/></text:span><text:span text:style-name="T21_83">که</text:span><text:span text:style-name="T21_84"><text:s/></text:span><text:span text:style-name="T21_85">باید</text:span><text:span text:style-name="T21_86"><text:s/></text:span><text:span text:style-name="T21_87">در</text:span><text:span text:style-name="T21_88"><text:s/></text:span><text:span text:style-name="T21_89">لیست</text:span><text:span text:style-name="T21_90"><text:s/></text:span><text:span text:style-name="T21_91">کلمات</text:span><text:span text:style-name="T21_92"><text:s/></text:span><text:span text:style-name="T21_93">بیایند</text:span><text:span text:style-name="T21_94"><text:s/></text:span><text:span text:style-name="T21_95">و</text:span><text:span text:style-name="T21_96"><text:s/></text:span><text:span text:style-name="T21_97">چه</text:span><text:span text:style-name="T21_98"><text:s/></text:span><text:span text:style-name="T21_99">تعداد</text:span><text:span text:style-name="T21_100"><text:s/></text:span><text:span text:style-name="T21_101">آنها</text:span><text:span text:style-name="T21_102"><text:s/></text:span><text:span text:style-name="T21_103">واقعا</text:span><text:span text:style-name="T21_104">ً<text:s/></text:span><text:span text:style-name="T21_105">مبهم</text:span><text:span text:style-name="T21_106"><text:s/></text:span><text:span text:style-name="T21_107">هستند</text:span><text:span text:style-name="T21_108">؟</text:span></text:p>
      <text:h text:style-name="P22" text:outline-level="10"><text:bookmark-start text:name="h.7ea1pr71tw9m"/><text:bookmark-end text:name="h.7ea1pr71tw9m"/><text:span text:style-name="T22_1">13.2<text:s/></text:span><text:span text:style-name="T22_2">اعداد</text:span><text:span text:style-name="T22_3"><text:s/></text:span><text:span text:style-name="T22_4">تصادفی</text:span></text:h>
      <text:p text:style-name="P23"><text:span text:style-name="T23_1">با</text:span><text:span text:style-name="T23_2"><text:s/></text:span><text:span text:style-name="T23_3">توجه</text:span><text:span text:style-name="T23_4"><text:s/></text:span><text:span text:style-name="T23_5">به</text:span><text:span text:style-name="T23_6"><text:s/></text:span><text:span text:style-name="T23_7">ورودی</text:span><text:span text:style-name="T23_8"><text:s/></text:span><text:span text:style-name="T23_9">های</text:span><text:span text:style-name="T23_10"><text:s/></text:span><text:span text:style-name="T23_11">مشابه</text:span><text:span text:style-name="T23_12">،<text:s/></text:span><text:span text:style-name="T23_13">بیشتر</text:span><text:span text:style-name="T23_14"><text:s/></text:span><text:span text:style-name="T23_15">برنامه</text:span><text:span text:style-name="T23_16"><text:s/></text:span><text:span text:style-name="T23_17">های</text:span><text:span text:style-name="T23_18"><text:s/></text:span><text:span text:style-name="T23_19">کامپیوتری</text:span><text:span text:style-name="T23_20"><text:s/></text:span><text:span text:style-name="T23_21">خروجی</text:span><text:span text:style-name="T23_22"><text:s/></text:span><text:span text:style-name="T23_23">های</text:span><text:span text:style-name="T23_24"><text:s/></text:span><text:span text:style-name="T23_25">مشابه</text:span><text:span text:style-name="T23_26"><text:s/></text:span><text:span text:style-name="T23_27">در</text:span><text:span text:style-name="T23_28"><text:s/></text:span><text:span text:style-name="T23_29">هر</text:span><text:span text:style-name="T23_30"><text:s/></text:span><text:span text:style-name="T23_31">زمان</text:span><text:span text:style-name="T23_32"><text:s/></text:span><text:span text:style-name="T23_33">تولید</text:span><text:span text:style-name="T23_34"><text:s/></text:span><text:span text:style-name="T23_35">می</text:span><text:span text:style-name="T23_36"><text:s/></text:span><text:span text:style-name="T23_37">کنند</text:span><text:span text:style-name="T23_38">،<text:s/></text:span><text:span text:style-name="T23_39">بنابراین</text:span><text:span text:style-name="T23_40"><text:s/></text:span><text:span text:style-name="T23_41">به</text:span><text:span text:style-name="T23_42"><text:s/></text:span><text:span text:style-name="T23_43">آنها</text:span><text:span text:style-name="T23_44"><text:s/></text:span><text:span text:style-name="T23_45">قطعی</text:span><text:span text:style-name="T23_46"><text:s/></text:span><text:span text:style-name="T23_47">یا</text:span><text:span text:style-name="T23_48"><text:s/></text:span><text:span text:style-name="T23_49">جبرگرایی</text:span><text:span text:style-name="T23_50"><text:s/></text:span><text:span text:style-name="T23_51">گفته</text:span><text:span text:style-name="T23_52"><text:s/></text:span><text:span text:style-name="T23_53">می</text:span><text:span text:style-name="T23_54"><text:s/></text:span><text:span text:style-name="T23_55">شود</text:span><text:span text:style-name="T23_56">.<text:s/></text:span><text:span text:style-name="T23_57">قطعیت</text:span><text:span text:style-name="T23_58"><text:s/></text:span><text:span text:style-name="T23_59">معمولا</text:span><text:span text:style-name="T23_60"><text:s/></text:span><text:span text:style-name="T23_61">چیز</text:span><text:span text:style-name="T23_62"><text:s/></text:span><text:span text:style-name="T23_63">خوبی</text:span><text:span text:style-name="T23_64"><text:s/></text:span><text:span text:style-name="T23_65">است</text:span><text:span text:style-name="T23_66">،<text:s/></text:span><text:span text:style-name="T23_67">چون</text:span><text:span text:style-name="T23_68"><text:s/></text:span><text:span text:style-name="T23_69">انتظار</text:span><text:span text:style-name="T23_70"><text:s/></text:span><text:span text:style-name="T23_71">داریم</text:span><text:span text:style-name="T23_72"><text:s/></text:span><text:span text:style-name="T23_73">محاسبه</text:span><text:span text:style-name="T23_74"><text:s/></text:span><text:span text:style-name="T23_75">مشابه</text:span><text:span text:style-name="T23_76"><text:s/></text:span><text:span text:style-name="T23_77">به</text:span><text:span text:style-name="T23_78"><text:s/></text:span><text:span text:style-name="T23_79">عملکرد</text:span><text:span text:style-name="T23_80">،<text:s/></text:span><text:span text:style-name="T23_81">نتیجه</text:span><text:span text:style-name="T23_82"><text:s/></text:span><text:span text:style-name="T23_83">مشابه</text:span><text:span text:style-name="T23_84"><text:s/></text:span><text:span text:style-name="T23_85">داشته</text:span><text:span text:style-name="T23_86"><text:s/></text:span><text:span text:style-name="T23_87">باشد</text:span><text:span text:style-name="T23_88">.<text:s/></text:span><text:span text:style-name="T23_89">هرچند</text:span><text:span text:style-name="T23_90"><text:s/></text:span><text:span text:style-name="T23_91">برای</text:span><text:span text:style-name="T23_92"><text:s/></text:span><text:span text:style-name="T23_93">برخی</text:span><text:span text:style-name="T23_94"><text:s/></text:span><text:span text:style-name="T23_95">از</text:span><text:span text:style-name="T23_96"><text:s/></text:span><text:span text:style-name="T23_97">برنامه</text:span><text:span text:style-name="T23_98"><text:s/></text:span><text:span text:style-name="T23_99">ها</text:span><text:span text:style-name="T23_100"><text:s/></text:span><text:span text:style-name="T23_101">می</text:span><text:span text:style-name="T23_102"><text:s/></text:span><text:span text:style-name="T23_103">خواهیم</text:span><text:span text:style-name="T23_104"><text:s/></text:span><text:span text:style-name="T23_105">که</text:span><text:span text:style-name="T23_106"><text:s/></text:span><text:span text:style-name="T23_107">کامپیوتر</text:span><text:span text:style-name="T23_108"><text:s/></text:span><text:span text:style-name="T23_109">غیر</text:span><text:span text:style-name="T23_110"><text:s/></text:span><text:span text:style-name="T23_111">قابل</text:span><text:span text:style-name="T23_112"><text:s/></text:span><text:span text:style-name="T23_113">پیش</text:span><text:span text:style-name="T23_114"><text:s/></text:span><text:span text:style-name="T23_115">بینی</text:span><text:span text:style-name="T23_116"><text:s/></text:span><text:span text:style-name="T23_117">باشد</text:span><text:span text:style-name="T23_118">.<text:s/></text:span><text:span text:style-name="T23_119">بازی</text:span><text:span text:style-name="T23_120"><text:s/></text:span><text:span text:style-name="T23_121">ها</text:span><text:span text:style-name="T23_122"><text:s/></text:span><text:span text:style-name="T23_123">یک</text:span><text:span text:style-name="T23_124"><text:s/></text:span><text:span text:style-name="T23_125">مثال</text:span><text:span text:style-name="T23_126"><text:s/></text:span><text:span text:style-name="T23_127">آشکار</text:span><text:span text:style-name="T23_128"><text:s/></text:span><text:span text:style-name="T23_129">هستند</text:span><text:span text:style-name="T23_130">،<text:s/></text:span><text:span text:style-name="T23_131">ولی</text:span><text:span text:style-name="T23_132"><text:s/></text:span><text:span text:style-name="T23_133">تعداد</text:span><text:span text:style-name="T23_134"><text:s/></text:span><text:span text:style-name="T23_135">برنامه</text:span><text:span text:style-name="T23_136"><text:s/></text:span><text:span text:style-name="T23_137">های</text:span><text:span text:style-name="T23_138"><text:s/></text:span><text:span text:style-name="T23_139">بیشتری</text:span><text:span text:style-name="T23_140"><text:s/></text:span><text:span text:style-name="T23_141">وجود</text:span><text:span text:style-name="T23_142"><text:s/></text:span><text:span text:style-name="T23_143">دارند</text:span><text:span text:style-name="T23_144">.</text:span></text:p>
      <text:p text:style-name="P24"><text:span text:style-name="T24_1">ساختن</text:span><text:span text:style-name="T24_2"><text:s/></text:span><text:span text:style-name="T24_3">یک</text:span><text:span text:style-name="T24_4"><text:s/></text:span><text:span text:style-name="T24_5">برنامه</text:span><text:span text:style-name="T24_6"><text:s/></text:span><text:span text:style-name="T24_7">واقعا</text:span><text:span text:style-name="T24_8">ً<text:s/></text:span><text:span text:style-name="T24_9">غیر</text:span><text:span text:style-name="T24_10"><text:s/></text:span><text:span text:style-name="T24_11">قطعی</text:span><text:span text:style-name="T24_12"><text:s/></text:span><text:span text:style-name="T24_13">مشخصا</text:span><text:span text:style-name="T24_14"><text:s/></text:span><text:span text:style-name="T24_15">دشوار</text:span><text:span text:style-name="T24_16"><text:s/></text:span><text:span text:style-name="T24_17">است</text:span><text:span text:style-name="T24_18"><text:s/></text:span><text:span text:style-name="T24_19">اما</text:span><text:span text:style-name="T24_20"><text:s/></text:span><text:span text:style-name="T24_21">راه</text:span><text:span text:style-name="T24_22"><text:s/></text:span><text:span text:style-name="T24_23">هایی</text:span><text:span text:style-name="T24_24"><text:s/></text:span><text:span text:style-name="T24_25">برای</text:span><text:span text:style-name="T24_26"><text:s/></text:span><text:span text:style-name="T24_27">ساخت</text:span><text:span text:style-name="T24_28"><text:s/></text:span><text:span text:style-name="T24_29">آن</text:span><text:span text:style-name="T24_30"><text:s/>(</text:span><text:span text:style-name="T24_31">حداقل</text:span><text:span text:style-name="T24_32"><text:s/></text:span><text:span text:style-name="T24_33">به</text:span><text:span text:style-name="T24_34"><text:s/></text:span><text:span text:style-name="T24_35">ظاهر</text:span><text:span text:style-name="T24_36"><text:s/></text:span><text:span text:style-name="T24_37">غیر</text:span><text:span text:style-name="T24_38"><text:s/></text:span><text:span text:style-name="T24_39">قطعی</text:span><text:span text:style-name="T24_40">)<text:s/></text:span><text:span text:style-name="T24_41">وجود</text:span><text:span text:style-name="T24_42"><text:s/></text:span><text:span text:style-name="T24_43">دارد</text:span><text:span text:style-name="T24_44">.<text:s/></text:span><text:span text:style-name="T24_45">یکی</text:span><text:span text:style-name="T24_46"><text:s/></text:span><text:span text:style-name="T24_47">از</text:span><text:span text:style-name="T24_48"><text:s/></text:span><text:span text:style-name="T24_49">آنها</text:span><text:span text:style-name="T24_50"><text:s/></text:span><text:span text:style-name="T24_51">استفاده</text:span><text:span text:style-name="T24_52"><text:s/></text:span><text:span text:style-name="T24_53">از</text:span><text:span text:style-name="T24_54"><text:s/></text:span><text:span text:style-name="T24_55">الگوریتم</text:span><text:span text:style-name="T24_56"><text:s/></text:span><text:span text:style-name="T24_57">هایی</text:span><text:span text:style-name="T24_58"><text:s/></text:span><text:span text:style-name="T24_59">است</text:span><text:span text:style-name="T24_60"><text:s/></text:span><text:span text:style-name="T24_61">که</text:span><text:span text:style-name="T24_62"><text:s/></text:span><text:span text:style-name="T24_63">اعداد</text:span><text:span text:style-name="T24_64"><text:s/></text:span><text:span text:style-name="T24_65">شبه</text:span><text:span text:style-name="T24_66"><text:s/></text:span><text:span text:style-name="T24_67">تصادفی</text:span><text:span text:style-name="T24_68"><text:s/></text:span><text:span text:style-name="T24_69">ایجاد</text:span><text:span text:style-name="T24_70"><text:s/></text:span><text:span text:style-name="T24_71">می</text:span><text:span text:style-name="T24_72"><text:s/></text:span><text:span text:style-name="T24_73">کنند</text:span><text:span text:style-name="T24_74">.<text:s/></text:span><text:span text:style-name="T24_75">اعداد</text:span><text:span text:style-name="T24_76"><text:s/></text:span><text:span text:style-name="T24_77">شبه</text:span><text:span text:style-name="T24_78"><text:s/></text:span><text:span text:style-name="T24_79">تصادفی</text:span><text:span text:style-name="T24_80"><text:s/></text:span><text:span text:style-name="T24_81">واقعا</text:span><text:span text:style-name="T24_82">ً<text:s/></text:span><text:span text:style-name="T24_83">تصادفی</text:span><text:span text:style-name="T24_84"><text:s/></text:span><text:span text:style-name="T24_85">نیستند</text:span><text:span text:style-name="T24_86"><text:s/></text:span><text:span text:style-name="T24_87">چون</text:span><text:span text:style-name="T24_88"><text:s/></text:span><text:span text:style-name="T24_89">آنها</text:span><text:span text:style-name="T24_90"><text:s/></text:span><text:span text:style-name="T24_91">توسط</text:span><text:span text:style-name="T24_92"><text:s/></text:span><text:span text:style-name="T24_93">یک</text:span><text:span text:style-name="T24_94"><text:s/></text:span><text:span text:style-name="T24_95">محاسبه</text:span><text:span text:style-name="T24_96"><text:s/></text:span><text:span text:style-name="T24_97">قطعی</text:span><text:span text:style-name="T24_98"><text:s/></text:span><text:span text:style-name="T24_99">تولید</text:span><text:span text:style-name="T24_100"><text:s/></text:span><text:span text:style-name="T24_101">می</text:span><text:span text:style-name="T24_102"><text:s/></text:span><text:span text:style-name="T24_103">شوند</text:span><text:span text:style-name="T24_104">.<text:s/></text:span><text:span text:style-name="T24_105">اما</text:span><text:span text:style-name="T24_106"><text:s/></text:span><text:span text:style-name="T24_107">فقط</text:span><text:span text:style-name="T24_108"><text:s/></text:span><text:span text:style-name="T24_109">با</text:span><text:span text:style-name="T24_110"><text:s/></text:span><text:span text:style-name="T24_111">نگاه</text:span><text:span text:style-name="T24_112"><text:s/></text:span><text:span text:style-name="T24_113">کردن</text:span><text:span text:style-name="T24_114"><text:s/></text:span><text:span text:style-name="T24_115">به</text:span><text:span text:style-name="T24_116"><text:s/></text:span><text:span text:style-name="T24_117">اعداد</text:span><text:span text:style-name="T24_118"><text:s/></text:span><text:span text:style-name="T24_119">اینطور</text:span><text:span text:style-name="T24_120"><text:s/></text:span><text:span text:style-name="T24_121">به</text:span><text:span text:style-name="T24_122"><text:s/></text:span><text:span text:style-name="T24_123">نظر</text:span><text:span text:style-name="T24_124"><text:s/></text:span><text:span text:style-name="T24_125">می</text:span><text:span text:style-name="T24_126"><text:s/></text:span><text:span text:style-name="T24_127">رسد</text:span><text:span text:style-name="T24_128"><text:s/></text:span><text:span text:style-name="T24_129">و</text:span><text:span text:style-name="T24_130"><text:s/></text:span><text:span text:style-name="T24_131">تمایز</text:span><text:span text:style-name="T24_132"><text:s/></text:span><text:span text:style-name="T24_133">دادن</text:span><text:span text:style-name="T24_134"><text:s/></text:span><text:span text:style-name="T24_135">آنها</text:span><text:span text:style-name="T24_136"><text:s/></text:span><text:span text:style-name="T24_137">از</text:span><text:span text:style-name="T24_138"><text:s/></text:span><text:span text:style-name="T24_139">اعداد</text:span><text:span text:style-name="T24_140"><text:s/></text:span><text:span text:style-name="T24_141">تصادفی</text:span><text:span text:style-name="T24_142"><text:s/></text:span><text:span text:style-name="T24_143">غیر</text:span><text:span text:style-name="T24_144"><text:s/></text:span><text:span text:style-name="T24_145">ممکن</text:span><text:span text:style-name="T24_146"><text:s/></text:span><text:span text:style-name="T24_147">است</text:span><text:span text:style-name="T24_148">.</text:span></text:p>
      <text:p text:style-name="P25"><text:span text:style-name="T25_1">ماژول</text:span><text:span text:style-name="T25_2"><text:s/></text:span><text:span text:style-name="T25_3">random</text:span><text:span text:style-name="T25_4"><text:s/></text:span><text:span text:style-name="T25_5">متد</text:span><text:span text:style-name="T25_6"><text:s/></text:span><text:span text:style-name="T25_7">هایی</text:span><text:span text:style-name="T25_8"><text:s/></text:span><text:span text:style-name="T25_9">جهت</text:span><text:span text:style-name="T25_10"><text:s/></text:span><text:span text:style-name="T25_11">تولید</text:span><text:span text:style-name="T25_12"><text:s/></text:span><text:span text:style-name="T25_13">اعداد</text:span><text:span text:style-name="T25_14"><text:s/></text:span><text:span text:style-name="T25_15">شبه</text:span><text:span text:style-name="T25_16"><text:s/></text:span><text:span text:style-name="T25_17">تصادفی</text:span><text:span text:style-name="T25_18"><text:s/>(</text:span><text:span text:style-name="T25_19">که</text:span><text:span text:style-name="T25_20"><text:s/></text:span><text:span text:style-name="T25_21">از</text:span><text:span text:style-name="T25_22"><text:s/></text:span><text:span text:style-name="T25_23">اینجا</text:span><text:span text:style-name="T25_24"><text:s/></text:span><text:span text:style-name="T25_25">به</text:span><text:span text:style-name="T25_26"><text:s/></text:span><text:span text:style-name="T25_27">بعد</text:span><text:span text:style-name="T25_28"><text:s/></text:span><text:span text:style-name="T25_29">برای</text:span><text:span text:style-name="T25_30"><text:s/></text:span><text:span text:style-name="T25_31">سادگی</text:span><text:span text:style-name="T25_32"><text:s/>"</text:span><text:span text:style-name="T25_33">تصادفی</text:span><text:span text:style-name="T25_34">"<text:s/></text:span><text:span text:style-name="T25_35">می</text:span><text:span text:style-name="T25_36"><text:s/></text:span><text:span text:style-name="T25_37">گویم</text:span><text:span text:style-name="T25_38">)<text:s/></text:span><text:span text:style-name="T25_39">فراهم</text:span><text:span text:style-name="T25_40"><text:s/></text:span><text:span text:style-name="T25_41">می</text:span><text:span text:style-name="T25_42"><text:s/></text:span><text:span text:style-name="T25_43">کند</text:span><text:span text:style-name="T25_44">.</text:span></text:p>
      <text:p text:style-name="P26"><text:span text:style-name="T26_1">متد</text:span><text:span text:style-name="T26_2"><text:s/></text:span><text:span text:style-name="T26_3">random</text:span><text:span text:style-name="T26_4"><text:s/></text:span><text:span text:style-name="T26_5">یک</text:span><text:span text:style-name="T26_6"><text:s/></text:span><text:span text:style-name="T26_7">عدد</text:span><text:span text:style-name="T26_8"><text:s/></text:span><text:span text:style-name="T26_9">شناور</text:span><text:span text:style-name="T26_10"><text:s/></text:span><text:span text:style-name="T26_11">بین</text:span><text:span text:style-name="T26_12"><text:s/>0.0<text:s/></text:span><text:span text:style-name="T26_13">و</text:span><text:span text:style-name="T26_14"><text:s/>1.0<text:s/></text:span><text:span text:style-name="T26_15">برمی</text:span><text:span text:style-name="T26_16"><text:s/></text:span><text:span text:style-name="T26_17">گرداند</text:span><text:span text:style-name="T26_18"><text:s/>(</text:span><text:span text:style-name="T26_19">شامل</text:span><text:span text:style-name="T26_20"><text:s/>0.0<text:s/></text:span><text:span text:style-name="T26_21">می</text:span><text:span text:style-name="T26_22"><text:s/></text:span><text:span text:style-name="T26_23">شود</text:span><text:span text:style-name="T26_24"><text:s/></text:span><text:span text:style-name="T26_25">اما</text:span><text:span text:style-name="T26_26"><text:s/>1.0<text:s/></text:span><text:span text:style-name="T26_27">نه</text:span><text:span text:style-name="T26_28">).<text:s/></text:span><text:span text:style-name="T26_29">هر</text:span><text:span text:style-name="T26_30"><text:s/></text:span><text:span text:style-name="T26_31">بار</text:span><text:span text:style-name="T26_32"><text:s/></text:span><text:span text:style-name="T26_33">که</text:span><text:span text:style-name="T26_34"><text:s/></text:span><text:span text:style-name="T26_35">متد</text:span><text:span text:style-name="T26_36"><text:s/></text:span><text:span text:style-name="T26_37">random</text:span><text:span text:style-name="T26_38"><text:s/></text:span><text:span text:style-name="T26_39">را</text:span><text:span text:style-name="T26_40"><text:s/></text:span><text:span text:style-name="T26_41">فراخوانی</text:span><text:span text:style-name="T26_42"><text:s/></text:span><text:span text:style-name="T26_43">کنید</text:span><text:span text:style-name="T26_44"><text:s/></text:span><text:span text:style-name="T26_45">عدد</text:span><text:span text:style-name="T26_46"><text:s/></text:span><text:span text:style-name="T26_47">بعدی</text:span><text:span text:style-name="T26_48"><text:s/></text:span><text:span text:style-name="T26_49">را</text:span><text:span text:style-name="T26_50"><text:s/></text:span><text:span text:style-name="T26_51">در</text:span><text:span text:style-name="T26_52"><text:s/></text:span><text:span text:style-name="T26_53">یک</text:span><text:span text:style-name="T26_54"><text:s/></text:span><text:span text:style-name="T26_55">سری</text:span><text:span text:style-name="T26_56"><text:s/></text:span><text:span text:style-name="T26_57">طولانی</text:span><text:span text:style-name="T26_58"><text:s/></text:span><text:span text:style-name="T26_59">دریافت</text:span><text:span text:style-name="T26_60"><text:s/></text:span><text:span text:style-name="T26_61">می</text:span><text:span text:style-name="T26_62"><text:s/></text:span><text:span text:style-name="T26_63">کنید</text:span><text:span text:style-name="T26_64">.<text:s/></text:span><text:span text:style-name="T26_65">برای</text:span><text:span text:style-name="T26_66"><text:s/></text:span><text:span text:style-name="T26_67">دیدن</text:span><text:span text:style-name="T26_68"><text:s/></text:span><text:span text:style-name="T26_69">یک</text:span><text:span text:style-name="T26_70"><text:s/></text:span><text:span text:style-name="T26_71">مثال</text:span><text:span text:style-name="T26_72">،<text:s/></text:span><text:span text:style-name="T26_73">این</text:span><text:span text:style-name="T26_74"><text:s/></text:span><text:span text:style-name="T26_75">حلقه</text:span><text:span text:style-name="T26_76"><text:s/></text:span><text:span text:style-name="T26_77">را</text:span><text:span text:style-name="T26_78"><text:s/></text:span><text:span text:style-name="T26_79">اجرا</text:span><text:span text:style-name="T26_80"><text:s/></text:span><text:span text:style-name="T26_81">کنید</text:span><text:span text:style-name="T26_82">:</text:span></text:p>
      <table:table table:style-name="Table2">
        <table:table-column table:style-name="Column2"/>
        <table:table-row table:style-name="Row2">
          <table:table-cell table:style-name="Cell2">
            <text:p text:style-name="P27"><text:span text:style-name="T27_1">import</text:span><text:span text:style-name="T27_2"><text:s/></text:span><text:span text:style-name="T27_3">random</text:span></text:p>
            <text:p text:style-name="P28"><text:span text:style-name="T28_1">for</text:span><text:span text:style-name="T28_2"><text:s/></text:span><text:span text:style-name="T28_3">i</text:span><text:span text:style-name="T28_4"><text:s/></text:span><text:span text:style-name="T28_5">in</text:span><text:span text:style-name="T28_6"><text:s/></text:span><text:span text:style-name="T28_7">range</text:span><text:span text:style-name="T28_8">(10):</text:span></text:p>
            <text:p text:style-name="P29"><text:span text:style-name="T29_1"><text:tab/></text:span><text:span text:style-name="T29_2">x</text:span><text:span text:style-name="T29_3"><text:s/>=<text:s/></text:span><text:span text:style-name="T29_4">random</text:span><text:span text:style-name="T29_5">.</text:span><text:span text:style-name="T29_6">random</text:span><text:span text:style-name="T29_7">()</text:span></text:p>
            <text:p text:style-name="P30"><text:span text:style-name="T30_1"><text:tab/></text:span><text:span text:style-name="T30_2">print</text:span><text:span text:style-name="T30_3">(</text:span><text:span text:style-name="T30_4">x</text:span><text:span text:style-name="T30_5">)</text:span></text:p>
          </table:table-cell>
        </table:table-row>
      </table:table>
      <text:p text:style-name="P31"><text:span text:style-name="T31_1">متد</text:span><text:span text:style-name="T31_2"><text:s/></text:span><text:span text:style-name="T31_3">randint</text:span><text:span text:style-name="T31_4"><text:s/></text:span><text:span text:style-name="T31_5">پارامترهای</text:span><text:span text:style-name="T31_6"><text:s/></text:span><text:span text:style-name="T31_7">low</text:span><text:span text:style-name="T31_8"><text:s/></text:span><text:span text:style-name="T31_9">و</text:span><text:span text:style-name="T31_10"><text:s/></text:span><text:span text:style-name="T31_11">high</text:span><text:span text:style-name="T31_12"><text:s/></text:span><text:span text:style-name="T31_13">را</text:span><text:span text:style-name="T31_14"><text:s/></text:span><text:span text:style-name="T31_15">می</text:span><text:span text:style-name="T31_16"><text:s/></text:span><text:span text:style-name="T31_17">گیرد</text:span><text:span text:style-name="T31_18"><text:s/></text:span><text:span text:style-name="T31_19">و</text:span><text:span text:style-name="T31_20"><text:s/></text:span><text:span text:style-name="T31_21">یک</text:span><text:span text:style-name="T31_22"><text:s/></text:span><text:span text:style-name="T31_23">عدد</text:span><text:span text:style-name="T31_24"><text:s/></text:span><text:span text:style-name="T31_25">صحیح</text:span><text:span text:style-name="T31_26"><text:s/></text:span><text:span text:style-name="T31_27">بین</text:span><text:span text:style-name="T31_28"><text:s/></text:span><text:span text:style-name="T31_29">این</text:span><text:span text:style-name="T31_30"><text:s/></text:span><text:span text:style-name="T31_31">دو</text:span><text:span text:style-name="T31_32"><text:s/></text:span><text:span text:style-name="T31_33">بر</text:span><text:span text:style-name="T31_34"><text:s/></text:span><text:span text:style-name="T31_35">می</text:span><text:span text:style-name="T31_36"><text:s/></text:span><text:span text:style-name="T31_37">گرداند</text:span><text:span text:style-name="T31_38"><text:s/>(</text:span><text:span text:style-name="T31_39">شامل</text:span><text:span text:style-name="T31_40"><text:s/></text:span><text:span text:style-name="T31_41">هر</text:span><text:span text:style-name="T31_42"><text:s/></text:span><text:span text:style-name="T31_43">دو</text:span><text:span text:style-name="T31_44"><text:s/></text:span><text:span text:style-name="T31_45">عدد</text:span><text:span text:style-name="T31_46"><text:s/></text:span><text:span text:style-name="T31_47">هم</text:span><text:span text:style-name="T31_48"><text:s/></text:span><text:span text:style-name="T31_49">می</text:span><text:span text:style-name="T31_50"><text:s/></text:span><text:span text:style-name="T31_51">شود</text:span><text:span text:style-name="T31_52">).</text:span></text:p>
      <table:table table:style-name="Table3">
        <table:table-column table:style-name="Column3"/>
        <table:table-row table:style-name="Row3">
          <table:table-cell table:style-name="Cell3">
            <text:p text:style-name="P32"><text:span text:style-name="T32_1">&gt;&gt;&gt;<text:s/></text:span><text:span text:style-name="T32_2">random</text:span><text:span text:style-name="T32_3">.</text:span><text:span text:style-name="T32_4">randint</text:span><text:span text:style-name="T32_5">(5,<text:s/>10)</text:span></text:p>
            <text:p text:style-name="P33"><text:span text:style-name="T33_1">5</text:span></text:p>
            <text:p text:style-name="P34"><text:span text:style-name="T34_1">&gt;&gt;&gt;<text:s/></text:span><text:span text:style-name="T34_2">random</text:span><text:span text:style-name="T34_3">.</text:span><text:span text:style-name="T34_4">randint</text:span><text:span text:style-name="T34_5">(5,<text:s/>10)</text:span></text:p>
            <text:p text:style-name="P35"><text:span text:style-name="T35_1">9</text:span></text:p>
          </table:table-cell>
        </table:table-row>
      </table:table>
      <text:p text:style-name="P36"><text:span text:style-name="T36_1">برای</text:span><text:span text:style-name="T36_2"><text:s/></text:span><text:span text:style-name="T36_3">انتخاب</text:span><text:span text:style-name="T36_4"><text:s/></text:span><text:span text:style-name="T36_5">یک</text:span><text:span text:style-name="T36_6"><text:s/></text:span><text:span text:style-name="T36_7">عنصر</text:span><text:span text:style-name="T36_8"><text:s/></text:span><text:span text:style-name="T36_9">از</text:span><text:span text:style-name="T36_10"><text:s/></text:span><text:span text:style-name="T36_11">توالی</text:span><text:span text:style-name="T36_12"><text:s/></text:span><text:span text:style-name="T36_13">بصورت</text:span><text:span text:style-name="T36_14"><text:s/></text:span><text:span text:style-name="T36_15">تصادفی</text:span><text:span text:style-name="T36_16">،<text:s/></text:span><text:span text:style-name="T36_17">می</text:span><text:span text:style-name="T36_18"><text:s/></text:span><text:span text:style-name="T36_19">توانید</text:span><text:span text:style-name="T36_20"><text:s/></text:span><text:span text:style-name="T36_21">از</text:span><text:span text:style-name="T36_22"><text:s/></text:span><text:span text:style-name="T36_23">متد</text:span><text:span text:style-name="T36_24"><text:s/></text:span><text:span text:style-name="T36_25">choice</text:span><text:span text:style-name="T36_26"><text:s/></text:span><text:span text:style-name="T36_27">استفاده</text:span><text:span text:style-name="T36_28"><text:s/></text:span><text:span text:style-name="T36_29">کنید</text:span><text:span text:style-name="T36_30">:</text:span></text:p>
      <table:table table:style-name="Table4">
        <table:table-column table:style-name="Column4"/>
        <table:table-row table:style-name="Row4">
          <table:table-cell table:style-name="Cell4">
            <text:p text:style-name="P37"><text:span text:style-name="T37_1">&gt;&gt;&gt;<text:s/></text:span><text:span text:style-name="T37_2">t</text:span><text:span text:style-name="T37_3"><text:s/>=<text:s/>[1,<text:s/>2,<text:s/>3]</text:span></text:p>
            <text:p text:style-name="P38"><text:span text:style-name="T38_1">&gt;&gt;&gt;<text:s/></text:span><text:span text:style-name="T38_2">random</text:span><text:span text:style-name="T38_3">.</text:span><text:span text:style-name="T38_4">choice</text:span><text:span text:style-name="T38_5">(</text:span><text:span text:style-name="T38_6">t</text:span><text:span text:style-name="T38_7">)</text:span></text:p>
            <text:p text:style-name="P39"><text:span text:style-name="T39_1">2</text:span></text:p>
            <text:p text:style-name="P40"><text:span text:style-name="T40_1">&gt;&gt;&gt;<text:s/></text:span><text:span text:style-name="T40_2">random</text:span><text:span text:style-name="T40_3">.</text:span><text:span text:style-name="T40_4">choice</text:span><text:span text:style-name="T40_5">(</text:span><text:span text:style-name="T40_6">t</text:span><text:span text:style-name="T40_7">)</text:span></text:p>
            <text:p text:style-name="P41"><text:span text:style-name="T41_1">3</text:span></text:p>
          </table:table-cell>
        </table:table-row>
      </table:table>
      <text:p text:style-name="P42"><text:span text:style-name="T42_1">ماژول</text:span><text:span text:style-name="T42_2"><text:s/></text:span><text:span text:style-name="T42_3">random</text:span><text:span text:style-name="T42_4"><text:s/></text:span><text:span text:style-name="T42_5">همچنین</text:span><text:span text:style-name="T42_6"><text:s/></text:span><text:span text:style-name="T42_7">متد</text:span><text:span text:style-name="T42_8"><text:s/></text:span><text:span text:style-name="T42_9">هایی</text:span><text:span text:style-name="T42_10"><text:s/></text:span><text:span text:style-name="T42_11">برای</text:span><text:span text:style-name="T42_12"><text:s/></text:span><text:span text:style-name="T42_13">تولید</text:span><text:span text:style-name="T42_14"><text:s/></text:span><text:span text:style-name="T42_15">مقادیر</text:span><text:span text:style-name="T42_16"><text:s/></text:span><text:span text:style-name="T42_17">تصادفی</text:span><text:span text:style-name="T42_18"><text:s/></text:span><text:span text:style-name="T42_19">از</text:span><text:span text:style-name="T42_20"><text:s/></text:span><text:span text:style-name="T42_21">توزیع</text:span><text:span text:style-name="T42_22"><text:s/></text:span><text:span text:style-name="T42_23">های</text:span><text:span text:style-name="T42_24"><text:s/></text:span><text:span text:style-name="T42_25">پیوسته</text:span><text:span text:style-name="T42_26"><text:s/></text:span><text:span text:style-name="T42_27">شامل</text:span><text:span text:style-name="T42_28"><text:s/></text:span><text:span text:style-name="T42_29">گاوسی</text:span><text:span text:style-name="T42_30">،<text:s/></text:span><text:span text:style-name="T42_31">نمایی</text:span><text:span text:style-name="T42_32">،<text:s/></text:span><text:span text:style-name="T42_33">گاما</text:span><text:span text:style-name="T42_34"><text:s/></text:span><text:span text:style-name="T42_35">و</text:span><text:span text:style-name="T42_36"><text:s/></text:span><text:span text:style-name="T42_37">تعدادی</text:span><text:span text:style-name="T42_38"><text:s/></text:span><text:span text:style-name="T42_39">دیگر</text:span><text:span text:style-name="T42_40"><text:s/></text:span><text:span text:style-name="T42_41">فراهم</text:span><text:span text:style-name="T42_42"><text:s/></text:span><text:span text:style-name="T42_43">می</text:span><text:span text:style-name="T42_44"><text:s/></text:span><text:span text:style-name="T42_45">کند</text:span><text:span text:style-name="T42_46">.</text:span></text:p>
      <text:h text:style-name="P43" text:outline-level="10"><text:bookmark-start text:name="h.3qhq2ud48mpe"/><text:bookmark-end text:name="h.3qhq2ud48mpe"/><text:span text:style-name="T43_1">تمرین</text:span><text:span text:style-name="T43_2"><text:s/>13.5</text:span></text:h>
      <text:p text:style-name="P44"><text:span text:style-name="T44_1">یک</text:span><text:span text:style-name="T44_2"><text:s/></text:span><text:span text:style-name="T44_3">متد</text:span><text:span text:style-name="T44_4"><text:s/></text:span><text:span text:style-name="T44_5">با</text:span><text:span text:style-name="T44_6"><text:s/></text:span><text:span text:style-name="T44_7">نام</text:span><text:span text:style-name="T44_8"><text:s/></text:span><text:span text:style-name="T44_9">choose</text:span><text:span text:style-name="T44_10">_</text:span><text:span text:style-name="T44_11">from</text:span><text:span text:style-name="T44_12">_</text:span><text:span text:style-name="T44_13">hist</text:span><text:span text:style-name="T44_14"><text:s/></text:span><text:span text:style-name="T44_15">بنویسید</text:span><text:span text:style-name="T44_16"><text:s/></text:span><text:span text:style-name="T44_17">که</text:span><text:span text:style-name="T44_18"><text:s/></text:span><text:span text:style-name="T44_19">یک</text:span><text:span text:style-name="T44_20"><text:s/></text:span><text:span text:style-name="T44_21">هیستوگرام</text:span><text:span text:style-name="T44_22"><text:s/>(</text:span><text:span text:style-name="T44_23">که</text:span><text:span text:style-name="T44_24"><text:s/></text:span><text:span text:style-name="T44_25">در</text:span><text:span text:style-name="T44_26"><text:s/></text:span><text:span text:style-name="T44_27">بخش</text:span><text:span text:style-name="T44_28"><text:s/>11.2<text:s/></text:span><text:span text:style-name="T44_29">تعریف</text:span><text:span text:style-name="T44_30"><text:s/></text:span><text:span text:style-name="T44_31">شد</text:span><text:span text:style-name="T44_32">)<text:s/></text:span><text:span text:style-name="T44_33">بگیرد</text:span><text:span text:style-name="T44_34"><text:s/></text:span><text:span text:style-name="T44_35">و</text:span><text:span text:style-name="T44_36"><text:s/></text:span><text:span text:style-name="T44_37">یک</text:span><text:span text:style-name="T44_38"><text:s/></text:span><text:span text:style-name="T44_39">مقدار</text:span><text:span text:style-name="T44_40"><text:s/></text:span><text:span text:style-name="T44_41">تصادفی</text:span><text:span text:style-name="T44_42"><text:s/></text:span><text:span text:style-name="T44_43">از</text:span><text:span text:style-name="T44_44"><text:s/></text:span><text:span text:style-name="T44_45">هیستوگرام</text:span><text:span text:style-name="T44_46"><text:s/></text:span><text:span text:style-name="T44_47">را</text:span><text:span text:style-name="T44_48"><text:s/></text:span><text:span text:style-name="T44_49">برگرداند</text:span><text:span text:style-name="T44_50">.<text:s/></text:span><text:span text:style-name="T44_51">انتخاب</text:span><text:span text:style-name="T44_52"><text:s/></text:span><text:span text:style-name="T44_53">با</text:span><text:span text:style-name="T44_54"><text:s/></text:span><text:span text:style-name="T44_55">احتمال</text:span><text:span text:style-name="T44_56"><text:s/></text:span><text:span text:style-name="T44_57">تناسب</text:span><text:span text:style-name="T44_58"><text:s/></text:span><text:span text:style-name="T44_59">نسبت</text:span><text:span text:style-name="T44_60"><text:s/></text:span><text:span text:style-name="T44_61">به</text:span><text:span text:style-name="T44_62"><text:s/></text:span><text:span text:style-name="T44_63">تکرار</text:span><text:span text:style-name="T44_64"><text:s/></text:span><text:span text:style-name="T44_65">باشد</text:span><text:span text:style-name="T44_66">.<text:s/></text:span><text:span text:style-name="T44_67">برای</text:span><text:span text:style-name="T44_68"><text:s/></text:span><text:span text:style-name="T44_69">مثال</text:span><text:span text:style-name="T44_70">،<text:s/></text:span><text:span text:style-name="T44_71">برای</text:span><text:span text:style-name="T44_72"><text:s/></text:span><text:span text:style-name="T44_73">این</text:span><text:span text:style-name="T44_74"><text:s/></text:span><text:span text:style-name="T44_75">هیستوگرام</text:span><text:span text:style-name="T44_76">:</text:span></text:p>
      <table:table table:style-name="Table5">
        <table:table-column table:style-name="Column5"/>
        <table:table-row table:style-name="Row5">
          <table:table-cell table:style-name="Cell5">
            <text:p text:style-name="P45"><text:span text:style-name="T45_1">&gt;&gt;&gt;<text:s/></text:span><text:span text:style-name="T45_2">t</text:span><text:span text:style-name="T45_3"><text:s/>=<text:s/>['</text:span><text:span text:style-name="T45_4">a</text:span><text:span text:style-name="T45_5">',<text:s/>'</text:span><text:span text:style-name="T45_6">a</text:span><text:span text:style-name="T45_7">',<text:s/>'</text:span><text:span text:style-name="T45_8">b</text:span><text:span text:style-name="T45_9">']</text:span></text:p>
            <text:p text:style-name="P46"><text:span text:style-name="T46_1">&gt;&gt;&gt;<text:s/></text:span><text:span text:style-name="T46_2">hist</text:span><text:span text:style-name="T46_3"><text:s/>=<text:s/></text:span><text:span text:style-name="T46_4">histogram</text:span><text:span text:style-name="T46_5">(</text:span><text:span text:style-name="T46_6">t</text:span><text:span text:style-name="T46_7">)</text:span></text:p>
            <text:p text:style-name="P47"><text:span text:style-name="T47_1">&gt;&gt;&gt;<text:s/></text:span><text:span text:style-name="T47_2">hist</text:span></text:p>
            <text:p text:style-name="P48"><text:span text:style-name="T48_1">{'</text:span><text:span text:style-name="T48_2">a</text:span><text:span text:style-name="T48_3">':<text:s/>2,<text:s/>'</text:span><text:span text:style-name="T48_4">b</text:span><text:span text:style-name="T48_5">':<text:s/>1}</text:span></text:p>
          </table:table-cell>
        </table:table-row>
      </table:table>
      <text:p text:style-name="P49"><text:span text:style-name="T49_1">متد</text:span><text:span text:style-name="T49_2"><text:s/></text:span><text:span text:style-name="T49_3">شما</text:span><text:span text:style-name="T49_4"><text:s/></text:span><text:span text:style-name="T49_5">باید</text:span><text:span text:style-name="T49_6"><text:s/></text:span><text:span text:style-name="T49_7">مقدار</text:span><text:span text:style-name="T49_8"><text:s/></text:span><text:span text:style-name="T49_9">‘</text:span><text:span text:style-name="T49_10">a</text:span><text:span text:style-name="T49_11">’</text:span><text:span text:style-name="T49_12"><text:s/></text:span><text:span text:style-name="T49_13">را</text:span><text:span text:style-name="T49_14"><text:s/></text:span><text:span text:style-name="T49_15">با</text:span><text:span text:style-name="T49_16"><text:s/></text:span><text:span text:style-name="T49_17">احتمال</text:span><text:span text:style-name="T49_18"><text:s/>3/2<text:s/></text:span><text:span text:style-name="T49_19">و</text:span><text:span text:style-name="T49_20"><text:s/></text:span><text:span text:style-name="T49_21">مقدار</text:span><text:span text:style-name="T49_22"><text:s/></text:span><text:span text:style-name="T49_23">‘</text:span><text:span text:style-name="T49_24">b</text:span><text:span text:style-name="T49_25">’</text:span><text:span text:style-name="T49_26"><text:s/></text:span><text:span text:style-name="T49_27">را</text:span><text:span text:style-name="T49_28"><text:s/></text:span><text:span text:style-name="T49_29">با</text:span><text:span text:style-name="T49_30"><text:s/></text:span><text:span text:style-name="T49_31">احتمال</text:span><text:span text:style-name="T49_32"><text:s/>3/1</text:span><text:span text:style-name="T49_33"><text:s/></text:span><text:span text:style-name="T49_34">برگرداند</text:span><text:span text:style-name="T49_35">.</text:span></text:p>
      <text:h text:style-name="P50" text:outline-level="10"><text:bookmark-start text:name="h.jzszpnynsg8r"/><text:bookmark-end text:name="h.jzszpnynsg8r"/><text:span text:style-name="T50_1">13.3<text:s/></text:span><text:span text:style-name="T50_2">هیستوگرام</text:span><text:span text:style-name="T50_3"><text:s/></text:span><text:span text:style-name="T50_4">کلمه</text:span></text:h>
      <text:p text:style-name="P51"><text:span text:style-name="T51_1">شما</text:span><text:span text:style-name="T51_2"><text:s/></text:span><text:span text:style-name="T51_3">قبل</text:span><text:span text:style-name="T51_4"><text:s/></text:span><text:span text:style-name="T51_5">از</text:span><text:span text:style-name="T51_6"><text:s/></text:span><text:span text:style-name="T51_7">آمدن</text:span><text:span text:style-name="T51_8"><text:s/></text:span><text:span text:style-name="T51_9">به</text:span><text:span text:style-name="T51_10"><text:s/></text:span><text:span text:style-name="T51_11">این</text:span><text:span text:style-name="T51_12"><text:s/></text:span><text:span text:style-name="T51_13">قسمت</text:span><text:span text:style-name="T51_14"><text:s/></text:span><text:span text:style-name="T51_15">باید</text:span><text:span text:style-name="T51_16"><text:s/></text:span><text:span text:style-name="T51_17">سعی</text:span><text:span text:style-name="T51_18"><text:s/></text:span><text:span text:style-name="T51_19">کنید</text:span><text:span text:style-name="T51_20"><text:s/></text:span><text:span text:style-name="T51_21">تمرین</text:span><text:span text:style-name="T51_22"><text:s/></text:span><text:span text:style-name="T51_23">قبلی</text:span><text:span text:style-name="T51_24"><text:s/></text:span><text:span text:style-name="T51_25">را</text:span><text:span text:style-name="T51_26"><text:s/></text:span><text:span text:style-name="T51_27">حل</text:span><text:span text:style-name="T51_28"><text:s/></text:span><text:span text:style-name="T51_29">کنید</text:span><text:span text:style-name="T51_30">.<text:s/></text:span><text:span text:style-name="T51_31">می</text:span><text:span text:style-name="T51_32"><text:s/></text:span><text:span text:style-name="T51_33">توانید</text:span><text:span text:style-name="T51_34"><text:s/></text:span><text:span text:style-name="T51_35">راه</text:span><text:span text:style-name="T51_36"><text:s/></text:span><text:span text:style-name="T51_37">حل</text:span><text:span text:style-name="T51_38"><text:s/></text:span><text:span text:style-name="T51_39">های</text:span><text:span text:style-name="T51_40"><text:s/></text:span><text:span text:style-name="T51_41">من</text:span><text:span text:style-name="T51_42"><text:s/></text:span><text:span text:style-name="T51_43">را</text:span><text:span text:style-name="T51_44"><text:s/></text:span><text:span text:style-name="T51_45">از</text:span><text:span text:style-name="T51_46"><text:s/></text:span><text:span text:style-name="T51_47">آدرس</text:span><text:span text:style-name="T51_48"><text:a xlink:type="simple" xlink:href="http://thinkpython2.com/code/analyze_book1.py"><text:span text:style-name="T51_49"><text:s/></text:span></text:a></text:span><text:span text:style-name="T51_50"><text:a xlink:type="simple" xlink:href="http://thinkpython2.com/code/analyze_book1.py"><text:span text:style-name="T51_51">http</text:span></text:a></text:span><text:span text:style-name="T51_52"><text:a xlink:type="simple" xlink:href="http://thinkpython2.com/code/analyze_book1.py"><text:span text:style-name="T51_53">://</text:span></text:a></text:span><text:span text:style-name="T51_54"><text:a xlink:type="simple" xlink:href="http://thinkpython2.com/code/analyze_book1.py"><text:span text:style-name="T51_55">thinkpython</text:span></text:a></text:span><text:span text:style-name="T51_56"><text:a xlink:type="simple" xlink:href="http://thinkpython2.com/code/analyze_book1.py"><text:span text:style-name="T51_57">2.</text:span></text:a></text:span><text:span text:style-name="T51_58"><text:a xlink:type="simple" xlink:href="http://thinkpython2.com/code/analyze_book1.py"><text:span text:style-name="T51_59">com</text:span></text:a></text:span><text:span text:style-name="T51_60"><text:a xlink:type="simple" xlink:href="http://thinkpython2.com/code/analyze_book1.py"><text:span text:style-name="T51_61">/</text:span></text:a></text:span><text:span text:style-name="T51_62"><text:a xlink:type="simple" xlink:href="http://thinkpython2.com/code/analyze_book1.py"><text:span text:style-name="T51_63">code</text:span></text:a></text:span><text:span text:style-name="T51_64"><text:a xlink:type="simple" xlink:href="http://thinkpython2.com/code/analyze_book1.py"><text:span text:style-name="T51_65">/</text:span></text:a></text:span><text:span text:style-name="T51_66"><text:a xlink:type="simple" xlink:href="http://thinkpython2.com/code/analyze_book1.py"><text:span text:style-name="T51_67">analyze</text:span></text:a></text:span><text:span text:style-name="T51_68"><text:a xlink:type="simple" xlink:href="http://thinkpython2.com/code/analyze_book1.py"><text:span text:style-name="T51_69">_</text:span></text:a></text:span><text:span text:style-name="T51_70"><text:a xlink:type="simple" xlink:href="http://thinkpython2.com/code/analyze_book1.py"><text:span text:style-name="T51_71">book</text:span></text:a></text:span><text:span text:style-name="T51_72"><text:a xlink:type="simple" xlink:href="http://thinkpython2.com/code/analyze_book1.py"><text:span text:style-name="T51_73">1.</text:span></text:a></text:span><text:span text:style-name="T51_74"><text:a xlink:type="simple" xlink:href="http://thinkpython2.com/code/analyze_book1.py"><text:span text:style-name="T51_75">py</text:span></text:a></text:span><text:span text:style-name="T51_76"><text:s/></text:span><text:span text:style-name="T51_77">دانلود</text:span><text:span text:style-name="T51_78"><text:s/></text:span><text:span text:style-name="T51_79">کنید</text:span><text:span text:style-name="T51_80">.<text:s/></text:span><text:span text:style-name="T51_81">همچنین</text:span><text:span text:style-name="T51_82"><text:s/></text:span><text:span text:style-name="T51_83">به</text:span><text:span text:style-name="T51_84"><text:a xlink:type="simple" xlink:href="http://thinkpython2.com/code/emma.txt"><text:span text:style-name="T51_85"><text:s/></text:span></text:a></text:span><text:span text:style-name="T51_86"><text:a xlink:type="simple" xlink:href="http://thinkpython2.com/code/emma.txt"><text:span text:style-name="T51_87">http</text:span></text:a></text:span><text:span text:style-name="T51_88"><text:a xlink:type="simple" xlink:href="http://thinkpython2.com/code/emma.txt"><text:span text:style-name="T51_89">://</text:span></text:a></text:span><text:span text:style-name="T51_90"><text:a xlink:type="simple" xlink:href="http://thinkpython2.com/code/emma.txt"><text:span text:style-name="T51_91">thinkpython</text:span></text:a></text:span><text:span text:style-name="T51_92"><text:a xlink:type="simple" xlink:href="http://thinkpython2.com/code/emma.txt"><text:span text:style-name="T51_93">2.</text:span></text:a></text:span><text:span text:style-name="T51_94"><text:a xlink:type="simple" xlink:href="http://thinkpython2.com/code/emma.txt"><text:span text:style-name="T51_95">com</text:span></text:a></text:span><text:span text:style-name="T51_96"><text:a xlink:type="simple" xlink:href="http://thinkpython2.com/code/emma.txt"><text:span text:style-name="T51_97">/</text:span></text:a></text:span><text:span text:style-name="T51_98"><text:a xlink:type="simple" xlink:href="http://thinkpython2.com/code/emma.txt"><text:span text:style-name="T51_99">code</text:span></text:a></text:span><text:span text:style-name="T51_100"><text:a xlink:type="simple" xlink:href="http://thinkpython2.com/code/emma.txt"><text:span text:style-name="T51_101">/</text:span></text:a></text:span><text:span text:style-name="T51_102"><text:a xlink:type="simple" xlink:href="http://thinkpython2.com/code/emma.txt"><text:span text:style-name="T51_103">emma</text:span></text:a></text:span><text:span text:style-name="T51_104"><text:a xlink:type="simple" xlink:href="http://thinkpython2.com/code/emma.txt"><text:span text:style-name="T51_105">.</text:span></text:a></text:span><text:span text:style-name="T51_106"><text:a xlink:type="simple" xlink:href="http://thinkpython2.com/code/emma.txt"><text:span text:style-name="T51_107">txt</text:span></text:a></text:span><text:span text:style-name="T51_108"><text:s/></text:span><text:span text:style-name="T51_109">هم</text:span><text:span text:style-name="T51_110"><text:s/></text:span><text:span text:style-name="T51_111">نیاز</text:span><text:span text:style-name="T51_112"><text:s/></text:span><text:span text:style-name="T51_113">خواهید</text:span><text:span text:style-name="T51_114"><text:s/></text:span><text:span text:style-name="T51_115">داشت</text:span><text:span text:style-name="T51_116">.</text:span></text:p>
      <text:p text:style-name="P52"><text:span text:style-name="T52_1">این</text:span><text:span text:style-name="T52_2"><text:s/></text:span><text:span text:style-name="T52_3">یک</text:span><text:span text:style-name="T52_4"><text:s/></text:span><text:span text:style-name="T52_5">برنامه</text:span><text:span text:style-name="T52_6"><text:s/></text:span><text:span text:style-name="T52_7">است</text:span><text:span text:style-name="T52_8"><text:s/></text:span><text:span text:style-name="T52_9">که</text:span><text:span text:style-name="T52_10"><text:s/></text:span><text:span text:style-name="T52_11">یک</text:span><text:span text:style-name="T52_12"><text:s/></text:span><text:span text:style-name="T52_13">فایل</text:span><text:span text:style-name="T52_14"><text:s/></text:span><text:span text:style-name="T52_15">را</text:span><text:span text:style-name="T52_16"><text:s/></text:span><text:span text:style-name="T52_17">می</text:span><text:span text:style-name="T52_18"><text:s/></text:span><text:span text:style-name="T52_19">خواند</text:span><text:span text:style-name="T52_20"><text:s/></text:span><text:span text:style-name="T52_21">و</text:span><text:span text:style-name="T52_22"><text:s/></text:span><text:span text:style-name="T52_23">یک</text:span><text:span text:style-name="T52_24"><text:s/></text:span><text:span text:style-name="T52_25">هیستوگرام</text:span><text:span text:style-name="T52_26"><text:s/></text:span><text:span text:style-name="T52_27">از</text:span><text:span text:style-name="T52_28"><text:s/></text:span><text:span text:style-name="T52_29">کلمات</text:span><text:span text:style-name="T52_30"><text:s/></text:span><text:span text:style-name="T52_31">در</text:span><text:span text:style-name="T52_32"><text:s/></text:span><text:span text:style-name="T52_33">فایل</text:span><text:span text:style-name="T52_34"><text:s/></text:span><text:span text:style-name="T52_35">می</text:span><text:span text:style-name="T52_36"><text:s/></text:span><text:span text:style-name="T52_37">سازد</text:span><text:span text:style-name="T52_38">:</text:span></text:p>
      <table:table table:style-name="Table6">
        <table:table-column table:style-name="Column6"/>
        <table:table-row table:style-name="Row6">
          <table:table-cell table:style-name="Cell6">
            <text:p text:style-name="P53"><text:span text:style-name="T53_1">import</text:span><text:span text:style-name="T53_2"><text:s/></text:span><text:span text:style-name="T53_3">string</text:span></text:p>
            <text:p text:style-name="P54"><text:span text:style-name="T54_1">def</text:span><text:span text:style-name="T54_2"><text:s/></text:span><text:span text:style-name="T54_3">process</text:span><text:span text:style-name="T54_4">_</text:span><text:span text:style-name="T54_5">file</text:span><text:span text:style-name="T54_6">(</text:span><text:span text:style-name="T54_7">filename</text:span><text:span text:style-name="T54_8">):</text:span></text:p>
            <text:p text:style-name="P55"><text:span text:style-name="T55_1">hist</text:span><text:span text:style-name="T55_2"><text:s/>=<text:s/></text:span><text:span text:style-name="T55_3">dict</text:span><text:span text:style-name="T55_4">()</text:span></text:p>
            <text:p text:style-name="P56"><text:span text:style-name="T56_1">fp</text:span><text:span text:style-name="T56_2"><text:s/>=<text:s/></text:span><text:span text:style-name="T56_3">open</text:span><text:span text:style-name="T56_4">(</text:span><text:span text:style-name="T56_5">filename</text:span><text:span text:style-name="T56_6">)</text:span></text:p>
            <text:p text:style-name="P57"><text:span text:style-name="T57_1">for</text:span><text:span text:style-name="T57_2"><text:s/></text:span><text:span text:style-name="T57_3">line</text:span><text:span text:style-name="T57_4"><text:s/></text:span><text:span text:style-name="T57_5">in</text:span><text:span text:style-name="T57_6"><text:s/></text:span><text:span text:style-name="T57_7">fp</text:span><text:span text:style-name="T57_8">:</text:span></text:p>
            <text:p text:style-name="P58"><text:span text:style-name="T58_1">process</text:span><text:span text:style-name="T58_2">_</text:span><text:span text:style-name="T58_3">line</text:span><text:span text:style-name="T58_4">(</text:span><text:span text:style-name="T58_5">line</text:span><text:span text:style-name="T58_6">,<text:s/></text:span><text:span text:style-name="T58_7">hist</text:span><text:span text:style-name="T58_8">)</text:span></text:p>
            <text:p text:style-name="P59"><text:span text:style-name="T59_1">return</text:span><text:span text:style-name="T59_2"><text:s/></text:span><text:span text:style-name="T59_3">hist</text:span></text:p>
            <text:p text:style-name="P60"><text:span text:style-name="T60_1">def</text:span><text:span text:style-name="T60_2"><text:s/></text:span><text:span text:style-name="T60_3">process</text:span><text:span text:style-name="T60_4">_</text:span><text:span text:style-name="T60_5">line</text:span><text:span text:style-name="T60_6">(</text:span><text:span text:style-name="T60_7">line</text:span><text:span text:style-name="T60_8">,<text:s/></text:span><text:span text:style-name="T60_9">hist</text:span><text:span text:style-name="T60_10">):</text:span></text:p>
            <text:p text:style-name="P61"><text:span text:style-name="T61_1">line</text:span><text:span text:style-name="T61_2"><text:s/>=<text:s/></text:span><text:span text:style-name="T61_3">line</text:span><text:span text:style-name="T61_4">.</text:span><text:span text:style-name="T61_5">replace</text:span><text:span text:style-name="T61_6">('-',<text:s/>'<text:s/>')</text:span></text:p>
            <text:p text:style-name="P62"><text:span text:style-name="T62_1">for</text:span><text:span text:style-name="T62_2"><text:s/></text:span><text:span text:style-name="T62_3">word</text:span><text:span text:style-name="T62_4"><text:s/></text:span><text:span text:style-name="T62_5">in</text:span><text:span text:style-name="T62_6"><text:s/></text:span><text:span text:style-name="T62_7">line</text:span><text:span text:style-name="T62_8">.</text:span><text:span text:style-name="T62_9">split</text:span><text:span text:style-name="T62_10">():</text:span></text:p>
            <text:p text:style-name="P63"><text:span text:style-name="T63_1">word</text:span><text:span text:style-name="T63_2"><text:s/>=<text:s/></text:span><text:span text:style-name="T63_3">word</text:span><text:span text:style-name="T63_4">.</text:span><text:span text:style-name="T63_5">strip</text:span><text:span text:style-name="T63_6">(</text:span><text:span text:style-name="T63_7">string</text:span><text:span text:style-name="T63_8">.</text:span><text:span text:style-name="T63_9">punctuation</text:span><text:span text:style-name="T63_10"><text:s/>+<text:s/></text:span><text:span text:style-name="T63_11">string</text:span><text:span text:style-name="T63_12">.</text:span><text:span text:style-name="T63_13">whitespace</text:span><text:span text:style-name="T63_14">)</text:span></text:p>
            <text:p text:style-name="P64"><text:span text:style-name="T64_1">word</text:span><text:span text:style-name="T64_2"><text:s/>=<text:s/></text:span><text:span text:style-name="T64_3">word</text:span><text:span text:style-name="T64_4">.</text:span><text:span text:style-name="T64_5">lower</text:span><text:span text:style-name="T64_6">()</text:span></text:p>
            <text:p text:style-name="P65"><text:span text:style-name="T65_1">hist</text:span><text:span text:style-name="T65_2">[</text:span><text:span text:style-name="T65_3">word</text:span><text:span text:style-name="T65_4">]<text:s/>=<text:s/></text:span><text:span text:style-name="T65_5">hist</text:span><text:span text:style-name="T65_6">.</text:span><text:span text:style-name="T65_7">get</text:span><text:span text:style-name="T65_8">(</text:span><text:span text:style-name="T65_9">word</text:span><text:span text:style-name="T65_10">,<text:s/>0)<text:s/>+<text:s/>1</text:span></text:p>
            <text:p text:style-name="P66"><text:span text:style-name="T66_1">hist</text:span><text:span text:style-name="T66_2"><text:s/>=<text:s/></text:span><text:span text:style-name="T66_3">process</text:span><text:span text:style-name="T66_4">_</text:span><text:span text:style-name="T66_5">file</text:span><text:span text:style-name="T66_6">('</text:span><text:span text:style-name="T66_7">emma</text:span><text:span text:style-name="T66_8">.</text:span><text:span text:style-name="T66_9">txt</text:span><text:span text:style-name="T66_10">')</text:span></text:p>
          </table:table-cell>
        </table:table-row>
      </table:table>
      <text:p text:style-name="P67"><text:span text:style-name="T67_1">این</text:span><text:span text:style-name="T67_2"><text:s/></text:span><text:span text:style-name="T67_3">برنامه</text:span><text:span text:style-name="T67_4"><text:s/></text:span><text:span text:style-name="T67_5">فایل</text:span><text:span text:style-name="T67_6"><text:s/></text:span><text:span text:style-name="T67_7">emma</text:span><text:span text:style-name="T67_8">.</text:span><text:span text:style-name="T67_9">txt</text:span><text:span text:style-name="T67_10"><text:s/>(</text:span><text:span text:style-name="T67_11">که</text:span><text:span text:style-name="T67_12"><text:s text:c="2"/></text:span><text:span text:style-name="T67_13">شامل</text:span><text:span text:style-name="T67_14"><text:s/></text:span><text:span text:style-name="T67_15">متن</text:span><text:span text:style-name="T67_16"><text:s/></text:span><text:span text:style-name="T67_17">کتاب</text:span><text:span text:style-name="T67_18"><text:s/></text:span><text:span text:style-name="T67_19">Emma</text:span><text:span text:style-name="T67_20"><text:s/></text:span><text:span text:style-name="T67_21">نوشته</text:span><text:span text:style-name="T67_22"><text:s/></text:span><text:span text:style-name="T67_23">Jane</text:span><text:span text:style-name="T67_24"><text:s/></text:span><text:span text:style-name="T67_25">Austen</text:span><text:span text:style-name="T67_26">)<text:s/></text:span><text:span text:style-name="T67_27">را</text:span><text:span text:style-name="T67_28"><text:s/></text:span><text:span text:style-name="T67_29">می</text:span><text:span text:style-name="T67_30"><text:s/></text:span><text:span text:style-name="T67_31">خواند</text:span><text:span text:style-name="T67_32">.<text:s/></text:span><text:span text:style-name="T67_33">متد</text:span><text:span text:style-name="T67_34"><text:s/></text:span><text:span text:style-name="T67_35">process</text:span><text:span text:style-name="T67_36">_</text:span><text:span text:style-name="T67_37">file</text:span><text:span text:style-name="T67_38"><text:s/></text:span><text:span text:style-name="T67_39">میان</text:span><text:span text:style-name="T67_40"><text:s/></text:span><text:span text:style-name="T67_41">خط</text:span><text:span text:style-name="T67_42"><text:s/></text:span><text:span text:style-name="T67_43">های</text:span><text:span text:style-name="T67_44"><text:s/></text:span><text:span text:style-name="T67_45">فایل</text:span><text:span text:style-name="T67_46"><text:s/></text:span><text:span text:style-name="T67_47">حلقه</text:span><text:span text:style-name="T67_48"><text:s/></text:span><text:span text:style-name="T67_49">می</text:span><text:span text:style-name="T67_50"><text:s/></text:span><text:span text:style-name="T67_51">زند</text:span><text:span text:style-name="T67_52"><text:s/>(</text:span><text:span text:style-name="T67_53">پیمایش</text:span><text:span text:style-name="T67_54"><text:s/></text:span><text:span text:style-name="T67_55">می</text:span><text:span text:style-name="T67_56"><text:s/></text:span><text:span text:style-name="T67_57">کند</text:span><text:span text:style-name="T67_58">)<text:s/></text:span><text:span text:style-name="T67_59">و</text:span><text:span text:style-name="T67_60"><text:s/></text:span><text:span text:style-name="T67_61">هر</text:span><text:span text:style-name="T67_62"><text:s/></text:span><text:span text:style-name="T67_63">بار</text:span><text:span text:style-name="T67_64"><text:s/></text:span><text:span text:style-name="T67_65">یکی</text:span><text:span text:style-name="T67_66"><text:s/></text:span><text:span text:style-name="T67_67">از</text:span><text:span text:style-name="T67_68"><text:s/></text:span><text:span text:style-name="T67_69">آنها</text:span><text:span text:style-name="T67_70"><text:s/></text:span><text:span text:style-name="T67_71">را</text:span><text:span text:style-name="T67_72"><text:s/></text:span><text:span text:style-name="T67_73">به</text:span><text:span text:style-name="T67_74"><text:s/></text:span><text:span text:style-name="T67_75">process</text:span><text:span text:style-name="T67_76">_</text:span><text:span text:style-name="T67_77">line</text:span><text:span text:style-name="T67_78"><text:s/></text:span><text:span text:style-name="T67_79">پاس</text:span><text:span text:style-name="T67_80"><text:s/></text:span><text:span text:style-name="T67_81">می</text:span><text:span text:style-name="T67_82"><text:s/></text:span><text:span text:style-name="T67_83">دهد</text:span><text:span text:style-name="T67_84">.<text:s/></text:span><text:span text:style-name="T67_85">هیستوگرام</text:span><text:span text:style-name="T67_86"><text:s/></text:span><text:span text:style-name="T67_87">بنام</text:span><text:span text:style-name="T67_88"><text:s/></text:span><text:span text:style-name="T67_89">hist</text:span><text:span text:style-name="T67_90"><text:s/></text:span><text:span text:style-name="T67_91">بعنوان</text:span><text:span text:style-name="T67_92"><text:s/></text:span><text:span text:style-name="T67_93">یک</text:span><text:span text:style-name="T67_94"><text:s/></text:span><text:span text:style-name="T67_95">انباره</text:span><text:span text:style-name="T67_96"><text:s/></text:span><text:span text:style-name="T67_97">استفاده</text:span><text:span text:style-name="T67_98"><text:s/></text:span><text:span text:style-name="T67_99">می</text:span><text:span text:style-name="T67_100"><text:s/></text:span><text:span text:style-name="T67_101">شود</text:span><text:span text:style-name="T67_102">.<text:s/></text:span><text:span text:style-name="T67_103">process</text:span><text:span text:style-name="T67_104">_</text:span><text:span text:style-name="T67_105">line</text:span><text:span text:style-name="T67_106"><text:s/></text:span><text:span text:style-name="T67_107">از</text:span><text:span text:style-name="T67_108"><text:s/></text:span><text:span text:style-name="T67_109">متد</text:span><text:span text:style-name="T67_110"><text:s/></text:span><text:span text:style-name="T67_111">replace</text:span><text:span text:style-name="T67_112"><text:s/></text:span><text:span text:style-name="T67_113">کلاس</text:span><text:span text:style-name="T67_114"><text:s/></text:span><text:span text:style-name="T67_115">string</text:span><text:span text:style-name="T67_116"><text:s/></text:span><text:span text:style-name="T67_117">برای</text:span><text:span text:style-name="T67_118"><text:s/></text:span><text:span text:style-name="T67_119">جایگزین</text:span><text:span text:style-name="T67_120"><text:s/></text:span><text:span text:style-name="T67_121">کردن</text:span><text:span text:style-name="T67_122"><text:s/></text:span><text:span text:style-name="T67_123">خط</text:span><text:span text:style-name="T67_124"><text:s/></text:span><text:span text:style-name="T67_125">تیره</text:span><text:span text:style-name="T67_126"><text:s/></text:span><text:span text:style-name="T67_127">ها</text:span><text:span text:style-name="T67_128"><text:s/></text:span><text:span text:style-name="T67_129">با</text:span><text:span text:style-name="T67_130"><text:s/></text:span><text:span text:style-name="T67_131">کاراکتر</text:span><text:span text:style-name="T67_132"><text:s/></text:span><text:span text:style-name="T67_133">فاصله</text:span><text:span text:style-name="T67_134"><text:s/></text:span><text:span text:style-name="T67_135">قبل</text:span><text:span text:style-name="T67_136"><text:s/></text:span><text:span text:style-name="T67_137">از</text:span><text:span text:style-name="T67_138"><text:s/></text:span><text:span text:style-name="T67_139">متد</text:span><text:span text:style-name="T67_140"><text:s/></text:span><text:span text:style-name="T67_141">split</text:span><text:span text:style-name="T67_142"><text:s/>(</text:span><text:span text:style-name="T67_143">برای</text:span><text:span text:style-name="T67_144"><text:s/></text:span><text:span text:style-name="T67_145">شکستن</text:span><text:span text:style-name="T67_146"><text:s/></text:span><text:span text:style-name="T67_147">هر</text:span><text:span text:style-name="T67_148"><text:s/></text:span><text:span text:style-name="T67_149">خط</text:span><text:span text:style-name="T67_150"><text:s/></text:span><text:span text:style-name="T67_151">در</text:span><text:span text:style-name="T67_152"><text:s/></text:span><text:span text:style-name="T67_153">یک</text:span><text:span text:style-name="T67_154"><text:s/></text:span><text:span text:style-name="T67_155">لیست</text:span><text:span text:style-name="T67_156"><text:s/></text:span><text:span text:style-name="T67_157">از</text:span><text:span text:style-name="T67_158"><text:s/></text:span><text:span text:style-name="T67_159">رشته</text:span><text:span text:style-name="T67_160"><text:s/></text:span><text:span text:style-name="T67_161">ها</text:span><text:span text:style-name="T67_162">)<text:s/></text:span><text:span text:style-name="T67_163">استفاده</text:span><text:span text:style-name="T67_164"><text:s/></text:span><text:span text:style-name="T67_165">می</text:span><text:span text:style-name="T67_166"><text:s/></text:span><text:span text:style-name="T67_167">کند</text:span><text:span text:style-name="T67_168">.<text:s/></text:span><text:span text:style-name="T67_169">این</text:span><text:span text:style-name="T67_170"><text:s/></text:span><text:span text:style-name="T67_171">متد</text:span><text:span text:style-name="T67_172"><text:s/></text:span><text:span text:style-name="T67_173">لیست</text:span><text:span text:style-name="T67_174"><text:s/></text:span><text:span text:style-name="T67_175">کلمات</text:span><text:span text:style-name="T67_176"><text:s/></text:span><text:span text:style-name="T67_177">را</text:span><text:span text:style-name="T67_178"><text:s/></text:span><text:span text:style-name="T67_179">پیمایش</text:span><text:span text:style-name="T67_180"><text:s/></text:span><text:span text:style-name="T67_181">می</text:span><text:span text:style-name="T67_182"><text:s/></text:span><text:span text:style-name="T67_183">کند</text:span><text:span text:style-name="T67_184"><text:s/></text:span><text:span text:style-name="T67_185">از</text:span><text:span text:style-name="T67_186"><text:s/></text:span><text:span text:style-name="T67_187">متد</text:span><text:span text:style-name="T67_188"><text:s/></text:span><text:span text:style-name="T67_189">strip</text:span><text:span text:style-name="T67_190"><text:s/></text:span><text:span text:style-name="T67_191"><text:s/></text:span><text:span text:style-name="T67_192">و</text:span><text:span text:style-name="T67_193"><text:s/></text:span><text:span text:style-name="T67_194">lower</text:span><text:span text:style-name="T67_195"><text:s/></text:span><text:span text:style-name="T67_196">برای</text:span><text:span text:style-name="T67_197"><text:s/></text:span><text:span text:style-name="T67_198">حذف</text:span><text:span text:style-name="T67_199"><text:s/></text:span><text:span text:style-name="T67_200">نشانه</text:span><text:span text:style-name="T67_201"><text:s/></text:span><text:span text:style-name="T67_202">گذاری</text:span><text:span text:style-name="T67_203"><text:s/></text:span><text:span text:style-name="T67_204">و</text:span><text:span text:style-name="T67_205"><text:s/></text:span><text:span text:style-name="T67_206">تبدیل</text:span><text:span text:style-name="T67_207"><text:s/></text:span><text:span text:style-name="T67_208">به</text:span><text:span text:style-name="T67_209"><text:s/></text:span><text:span text:style-name="T67_210">حروف</text:span><text:span text:style-name="T67_211"><text:s/></text:span><text:span text:style-name="T67_212">کوچک</text:span><text:span text:style-name="T67_213"><text:s/></text:span><text:span text:style-name="T67_214">استفاده</text:span><text:span text:style-name="T67_215"><text:s/></text:span><text:span text:style-name="T67_216">می</text:span><text:span text:style-name="T67_217"><text:s/></text:span><text:span text:style-name="T67_218">کند</text:span><text:span text:style-name="T67_219">.<text:s/>(</text:span><text:span text:style-name="T67_220">مختصر</text:span><text:span text:style-name="T67_221"><text:s/></text:span><text:span text:style-name="T67_222">بگویم</text:span><text:span text:style-name="T67_223"><text:s/></text:span><text:span text:style-name="T67_224">که</text:span><text:span text:style-name="T67_225"><text:s/></text:span><text:span text:style-name="T67_226">رشته</text:span><text:span text:style-name="T67_227"><text:s/></text:span><text:span text:style-name="T67_228">ها</text:span><text:span text:style-name="T67_229"><text:s/></text:span><text:span text:style-name="T67_230">تبدیل</text:span><text:span text:style-name="T67_231"><text:s/></text:span><text:span text:style-name="T67_232">شدند</text:span><text:span text:style-name="T67_233">.<text:s/></text:span><text:span text:style-name="T67_234">به</text:span><text:span text:style-name="T67_235"><text:s/></text:span><text:span text:style-name="T67_236">یاد</text:span><text:span text:style-name="T67_237"><text:s/></text:span><text:span text:style-name="T67_238">داشته</text:span><text:span text:style-name="T67_239"><text:s/></text:span><text:span text:style-name="T67_240">باشید</text:span><text:span text:style-name="T67_241"><text:s/></text:span><text:span text:style-name="T67_242">که</text:span><text:span text:style-name="T67_243"><text:s/></text:span><text:span text:style-name="T67_244">رشته</text:span><text:span text:style-name="T67_245"><text:s/></text:span><text:span text:style-name="T67_246">تغییر</text:span><text:span text:style-name="T67_247"><text:s/></text:span><text:span text:style-name="T67_248">ناپذیر</text:span><text:span text:style-name="T67_249"><text:s/></text:span><text:span text:style-name="T67_250">هستند</text:span><text:span text:style-name="T67_251">؛<text:s/></text:span><text:span text:style-name="T67_252">بنابراین</text:span><text:span text:style-name="T67_253"><text:s/></text:span><text:span text:style-name="T67_254">متد</text:span><text:span text:style-name="T67_255"><text:s/></text:span><text:span text:style-name="T67_256">هایی</text:span><text:span text:style-name="T67_257"><text:s/></text:span><text:span text:style-name="T67_258">مثل</text:span><text:span text:style-name="T67_259"><text:s/></text:span><text:span text:style-name="T67_260">strip</text:span><text:span text:style-name="T67_261"><text:s/></text:span><text:span text:style-name="T67_262">و</text:span><text:span text:style-name="T67_263"><text:s/></text:span><text:span text:style-name="T67_264">lower</text:span><text:span text:style-name="T67_265"><text:s/></text:span><text:span text:style-name="T67_266">یک</text:span><text:span text:style-name="T67_267"><text:s/></text:span><text:span text:style-name="T67_268">رشته</text:span><text:span text:style-name="T67_269"><text:s/></text:span><text:span text:style-name="T67_270">جدید</text:span><text:span text:style-name="T67_271"><text:s/></text:span><text:span text:style-name="T67_272">برمی</text:span><text:span text:style-name="T67_273"><text:s/></text:span><text:span text:style-name="T67_274">گردانند</text:span><text:span text:style-name="T67_275">.)</text:span></text:p>
      <text:p text:style-name="P68"><text:span text:style-name="T68_1">در</text:span><text:span text:style-name="T68_2"><text:s/></text:span><text:span text:style-name="T68_3">نهایت</text:span><text:span text:style-name="T68_4">،<text:s/></text:span><text:span text:style-name="T68_5">متد</text:span><text:span text:style-name="T68_6"><text:s/></text:span><text:span text:style-name="T68_7">process</text:span><text:span text:style-name="T68_8">_</text:span><text:span text:style-name="T68_9">line</text:span><text:span text:style-name="T68_10"><text:s/></text:span><text:span text:style-name="T68_11">هیستوگرام</text:span><text:span text:style-name="T68_12"><text:s/></text:span><text:span text:style-name="T68_13">را</text:span><text:span text:style-name="T68_14"><text:s/></text:span><text:span text:style-name="T68_15">توسط</text:span><text:span text:style-name="T68_16"><text:s/></text:span><text:span text:style-name="T68_17">ساختن</text:span><text:span text:style-name="T68_18"><text:s/></text:span><text:span text:style-name="T68_19">یک</text:span><text:span text:style-name="T68_20"><text:s/></text:span><text:span text:style-name="T68_21">مورد</text:span><text:span text:style-name="T68_22"><text:s/></text:span><text:span text:style-name="T68_23">جدید</text:span><text:span text:style-name="T68_24"><text:s/></text:span><text:span text:style-name="T68_25">یا</text:span><text:span text:style-name="T68_26"><text:s/></text:span><text:span text:style-name="T68_27">افزودن</text:span><text:span text:style-name="T68_28"><text:s/></text:span><text:span text:style-name="T68_29">به</text:span><text:span text:style-name="T68_30"><text:s/></text:span><text:span text:style-name="T68_31">یک</text:span><text:span text:style-name="T68_32"><text:s/></text:span><text:span text:style-name="T68_33">مورد</text:span><text:span text:style-name="T68_34"><text:s/></text:span><text:span text:style-name="T68_35">موجود</text:span><text:span text:style-name="T68_36"><text:s/></text:span><text:span text:style-name="T68_37">بروز</text:span><text:span text:style-name="T68_38"><text:s/></text:span><text:span text:style-name="T68_39">رسانی</text:span><text:span text:style-name="T68_40"><text:s/></text:span><text:span text:style-name="T68_41">می</text:span><text:span text:style-name="T68_42"><text:s/></text:span><text:span text:style-name="T68_43">کند</text:span><text:span text:style-name="T68_44">.</text:span></text:p>
      <text:p text:style-name="P69"><text:span text:style-name="T69_1">برای</text:span><text:span text:style-name="T69_2"><text:s/></text:span><text:span text:style-name="T69_3">شمارش</text:span><text:span text:style-name="T69_4"><text:s/></text:span><text:span text:style-name="T69_5">مجموع</text:span><text:span text:style-name="T69_6"><text:s/></text:span><text:span text:style-name="T69_7">تعداد</text:span><text:span text:style-name="T69_8"><text:s/></text:span><text:span text:style-name="T69_9">کلمات</text:span><text:span text:style-name="T69_10"><text:s/></text:span><text:span text:style-name="T69_11">در</text:span><text:span text:style-name="T69_12"><text:s/></text:span><text:span text:style-name="T69_13">فایل</text:span><text:span text:style-name="T69_14"><text:s/></text:span><text:span text:style-name="T69_15">می</text:span><text:span text:style-name="T69_16"><text:s/></text:span><text:span text:style-name="T69_17">توانیم</text:span><text:span text:style-name="T69_18"><text:s/></text:span><text:span text:style-name="T69_19">فراوانی</text:span><text:span text:style-name="T69_20"><text:s/></text:span><text:span text:style-name="T69_21">در</text:span><text:span text:style-name="T69_22"><text:s/></text:span><text:span text:style-name="T69_23">هیستوگرام</text:span><text:span text:style-name="T69_24"><text:s/></text:span><text:span text:style-name="T69_25">رو</text:span><text:span text:style-name="T69_26"><text:s/></text:span><text:span text:style-name="T69_27">اضافه</text:span><text:span text:style-name="T69_28"><text:s/></text:span><text:span text:style-name="T69_29">کنیم</text:span><text:span text:style-name="T69_30">:</text:span></text:p>
      <table:table table:style-name="Table7">
        <table:table-column table:style-name="Column7"/>
        <table:table-row table:style-name="Row7">
          <table:table-cell table:style-name="Cell7">
            <text:p text:style-name="P70"><text:span text:style-name="T70_1">def</text:span><text:span text:style-name="T70_2"><text:s/></text:span><text:span text:style-name="T70_3">total</text:span><text:span text:style-name="T70_4">_</text:span><text:span text:style-name="T70_5">words</text:span><text:span text:style-name="T70_6">(</text:span><text:span text:style-name="T70_7">hist</text:span><text:span text:style-name="T70_8">):</text:span></text:p>
            <text:p text:style-name="P71"><text:span text:style-name="T71_1">return</text:span><text:span text:style-name="T71_2"><text:s/></text:span><text:span text:style-name="T71_3">sum</text:span><text:span text:style-name="T71_4">(</text:span><text:span text:style-name="T71_5">hist</text:span><text:span text:style-name="T71_6">.</text:span><text:span text:style-name="T71_7">values</text:span><text:span text:style-name="T71_8">())</text:span></text:p>
          </table:table-cell>
        </table:table-row>
      </table:table>
      <text:p text:style-name="P72"><text:span text:style-name="T72_1">تعداد</text:span><text:span text:style-name="T72_2"><text:s/></text:span><text:span text:style-name="T72_3">کلمات</text:span><text:span text:style-name="T72_4"><text:s/></text:span><text:span text:style-name="T72_5">مختلف</text:span><text:span text:style-name="T72_6"><text:s/></text:span><text:span text:style-name="T72_7">دقیقا</text:span><text:span text:style-name="T72_8"><text:s/></text:span><text:span text:style-name="T72_9">تعداد</text:span><text:span text:style-name="T72_10"><text:s/></text:span><text:span text:style-name="T72_11">موارد</text:span><text:span text:style-name="T72_12"><text:s/></text:span><text:span text:style-name="T72_13">در</text:span><text:span text:style-name="T72_14"><text:s/></text:span><text:span text:style-name="T72_15">دیکشنری</text:span><text:span text:style-name="T72_16"><text:s/></text:span><text:span text:style-name="T72_17">است</text:span><text:span text:style-name="T72_18">:</text:span></text:p>
      <table:table table:style-name="Table8">
        <table:table-column table:style-name="Column8"/>
        <table:table-row table:style-name="Row8">
          <table:table-cell table:style-name="Cell8">
            <text:p text:style-name="P73"><text:span text:style-name="T73_1">def</text:span><text:span text:style-name="T73_2"><text:s/></text:span><text:span text:style-name="T73_3">different</text:span><text:span text:style-name="T73_4">_</text:span><text:span text:style-name="T73_5">words</text:span><text:span text:style-name="T73_6">(</text:span><text:span text:style-name="T73_7">hist</text:span><text:span text:style-name="T73_8">):</text:span></text:p>
            <text:p text:style-name="P74"><text:span text:style-name="T74_1">return</text:span><text:span text:style-name="T74_2"><text:s/></text:span><text:span text:style-name="T74_3">len</text:span><text:span text:style-name="T74_4">(</text:span><text:span text:style-name="T74_5">hist</text:span><text:span text:style-name="T74_6">)</text:span></text:p>
          </table:table-cell>
        </table:table-row>
      </table:table>
      <text:p text:style-name="P75"><text:span text:style-name="T75_1">این</text:span><text:span text:style-name="T75_2"><text:s/></text:span><text:span text:style-name="T75_3">تکه</text:span><text:span text:style-name="T75_4"><text:s/></text:span><text:span text:style-name="T75_5">کدی</text:span><text:span text:style-name="T75_6"><text:s/></text:span><text:span text:style-name="T75_7">برای</text:span><text:span text:style-name="T75_8"><text:s/></text:span><text:span text:style-name="T75_9">چاپ</text:span><text:span text:style-name="T75_10"><text:s/></text:span><text:span text:style-name="T75_11">نتیجه</text:span><text:span text:style-name="T75_12"><text:s/></text:span><text:span text:style-name="T75_13">است</text:span><text:span text:style-name="T75_14">:</text:span></text:p>
      <table:table table:style-name="Table9">
        <table:table-column table:style-name="Column9"/>
        <table:table-row table:style-name="Row9">
          <table:table-cell table:style-name="Cell9">
            <text:p text:style-name="P76"><text:span text:style-name="T76_1">def</text:span><text:span text:style-name="T76_2"><text:s/></text:span><text:span text:style-name="T76_3">different</text:span><text:span text:style-name="T76_4">_</text:span><text:span text:style-name="T76_5">words</text:span><text:span text:style-name="T76_6">(</text:span><text:span text:style-name="T76_7">hist</text:span><text:span text:style-name="T76_8">):</text:span></text:p>
            <text:p text:style-name="P77"><text:span text:style-name="T77_1">return</text:span><text:span text:style-name="T77_2"><text:s/></text:span><text:span text:style-name="T77_3">len</text:span><text:span text:style-name="T77_4">(</text:span><text:span text:style-name="T77_5">hist</text:span><text:span text:style-name="T77_6">)</text:span></text:p>
          </table:table-cell>
        </table:table-row>
      </table:table>
      <text:p text:style-name="P78"><text:span text:style-name="T78_1">و</text:span><text:span text:style-name="T78_2"><text:s/></text:span><text:span text:style-name="T78_3">نتیجه</text:span><text:span text:style-name="T78_4">:</text:span></text:p>
      <table:table table:style-name="Table10">
        <table:table-column table:style-name="Column10"/>
        <table:table-row table:style-name="Row10">
          <table:table-cell table:style-name="Cell10">
            <text:p text:style-name="P79"><text:span text:style-name="T79_1">Total</text:span><text:span text:style-name="T79_2"><text:s/></text:span><text:span text:style-name="T79_3">number</text:span><text:span text:style-name="T79_4"><text:s/></text:span><text:span text:style-name="T79_5">of</text:span><text:span text:style-name="T79_6"><text:s/></text:span><text:span text:style-name="T79_7">words</text:span><text:span text:style-name="T79_8">:<text:s/>161080</text:span></text:p>
            <text:p text:style-name="P80"><text:span text:style-name="T80_1">Number</text:span><text:span text:style-name="T80_2"><text:s/></text:span><text:span text:style-name="T80_3">of</text:span><text:span text:style-name="T80_4"><text:s/></text:span><text:span text:style-name="T80_5">different</text:span><text:span text:style-name="T80_6"><text:s/></text:span><text:span text:style-name="T80_7">words</text:span><text:span text:style-name="T80_8">:<text:s/>7214</text:span></text:p>
          </table:table-cell>
        </table:table-row>
      </table:table>
      <text:h text:style-name="P81" text:outline-level="10"><text:bookmark-start text:name="h.kpinoon2uxot"/><text:bookmark-end text:name="h.kpinoon2uxot"/><text:span text:style-name="T81_1">13.4<text:s/></text:span><text:span text:style-name="T81_2">بیشترین</text:span><text:span text:style-name="T81_3"><text:s/></text:span><text:span text:style-name="T81_4">کلمات</text:span><text:span text:style-name="T81_5"><text:s/></text:span><text:span text:style-name="T81_6">رایج</text:span></text:h>
      <text:p text:style-name="P82"><text:span text:style-name="T82_1">برای</text:span><text:span text:style-name="T82_2"><text:s/></text:span><text:span text:style-name="T82_3">پیدا</text:span><text:span text:style-name="T82_4"><text:s/></text:span><text:span text:style-name="T82_5">کردن</text:span><text:span text:style-name="T82_6"><text:s/></text:span><text:span text:style-name="T82_7">بیشترین</text:span><text:span text:style-name="T82_8"><text:s/></text:span><text:span text:style-name="T82_9">کلمات</text:span><text:span text:style-name="T82_10"><text:s/></text:span><text:span text:style-name="T82_11">رایج</text:span><text:span text:style-name="T82_12"><text:s/></text:span><text:span text:style-name="T82_13">می</text:span><text:span text:style-name="T82_14"><text:s/></text:span><text:span text:style-name="T82_15">توانیم</text:span><text:span text:style-name="T82_16"><text:s/></text:span><text:span text:style-name="T82_17">یک</text:span><text:span text:style-name="T82_18"><text:s/></text:span><text:span text:style-name="T82_19">لیست</text:span><text:span text:style-name="T82_20"><text:s/></text:span><text:span text:style-name="T82_21">از</text:span><text:span text:style-name="T82_22"><text:s/></text:span><text:span text:style-name="T82_23">tuple</text:span><text:span text:style-name="T82_24"><text:s/></text:span><text:span text:style-name="T82_25">ها</text:span><text:span text:style-name="T82_26"><text:s/></text:span><text:span text:style-name="T82_27">بسازیم</text:span><text:span text:style-name="T82_28"><text:s/></text:span><text:span text:style-name="T82_29">که</text:span><text:span text:style-name="T82_30"><text:s/></text:span><text:span text:style-name="T82_31">هر</text:span><text:span text:style-name="T82_32"><text:s/></text:span><text:span text:style-name="T82_33">tuple</text:span><text:span text:style-name="T82_34"><text:s/></text:span><text:span text:style-name="T82_35">شامل</text:span><text:span text:style-name="T82_36"><text:s/></text:span><text:span text:style-name="T82_37">یک</text:span><text:span text:style-name="T82_38"><text:s/></text:span><text:span text:style-name="T82_39">کلمه</text:span><text:span text:style-name="T82_40"><text:s/></text:span><text:span text:style-name="T82_41">و</text:span><text:span text:style-name="T82_42"><text:s/></text:span><text:span text:style-name="T82_43">فراوانی</text:span><text:span text:style-name="T82_44"><text:s/></text:span><text:span text:style-name="T82_45">آن</text:span><text:span text:style-name="T82_46"><text:s/></text:span><text:span text:style-name="T82_47">باشد</text:span><text:span text:style-name="T82_48">،<text:s/></text:span><text:span text:style-name="T82_49">سپس</text:span><text:span text:style-name="T82_50"><text:s/></text:span><text:span text:style-name="T82_51">آن</text:span><text:span text:style-name="T82_52"><text:s/></text:span><text:span text:style-name="T82_53">را</text:span><text:span text:style-name="T82_54"><text:s/></text:span><text:span text:style-name="T82_55">مرتب</text:span><text:span text:style-name="T82_56"><text:s/></text:span><text:span text:style-name="T82_57">کنیم</text:span><text:span text:style-name="T82_58">.</text:span></text:p>
      <text:p text:style-name="P83"><text:span text:style-name="T83_1">متد</text:span><text:span text:style-name="T83_2"><text:s/></text:span><text:span text:style-name="T83_3">زیر</text:span><text:span text:style-name="T83_4"><text:s/></text:span><text:span text:style-name="T83_5">یک</text:span><text:span text:style-name="T83_6"><text:s/></text:span><text:span text:style-name="T83_7">هیستوگرام</text:span><text:span text:style-name="T83_8"><text:s/></text:span><text:span text:style-name="T83_9">از</text:span><text:span text:style-name="T83_10"><text:s/></text:span><text:span text:style-name="T83_11">ورودی</text:span><text:span text:style-name="T83_12"><text:s/></text:span><text:span text:style-name="T83_13">می</text:span><text:span text:style-name="T83_14"><text:s/></text:span><text:span text:style-name="T83_15">گیرد</text:span><text:span text:style-name="T83_16"><text:s/></text:span><text:span text:style-name="T83_17">و</text:span><text:span text:style-name="T83_18"><text:s/></text:span><text:span text:style-name="T83_19">یک</text:span><text:span text:style-name="T83_20"><text:s/></text:span><text:span text:style-name="T83_21">لیست</text:span><text:span text:style-name="T83_22"><text:s/></text:span><text:span text:style-name="T83_23">از</text:span><text:span text:style-name="T83_24"><text:s/></text:span><text:span text:style-name="T83_25">tuple</text:span><text:span text:style-name="T83_26"><text:s/></text:span><text:span text:style-name="T83_27">شامل</text:span><text:span text:style-name="T83_28"><text:s/></text:span><text:span text:style-name="T83_29">کلمه</text:span><text:span text:style-name="T83_30"><text:s/></text:span><text:span text:style-name="T83_31">و</text:span><text:span text:style-name="T83_32"><text:s/></text:span><text:span text:style-name="T83_33">تکرار</text:span><text:span text:style-name="T83_34"><text:s/></text:span><text:span text:style-name="T83_35">آن</text:span><text:span text:style-name="T83_36"><text:s/></text:span><text:span text:style-name="T83_37">برمی</text:span><text:span text:style-name="T83_38"><text:s/></text:span><text:span text:style-name="T83_39">گرداند</text:span><text:span text:style-name="T83_40">:</text:span></text:p>
      <table:table table:style-name="Table11">
        <table:table-column table:style-name="Column11"/>
        <table:table-row table:style-name="Row11">
          <table:table-cell table:style-name="Cell11">
            <text:p text:style-name="P84"><text:span text:style-name="T84_1">def</text:span><text:span text:style-name="T84_2"><text:s/></text:span><text:span text:style-name="T84_3">most</text:span><text:span text:style-name="T84_4">_</text:span><text:span text:style-name="T84_5">common</text:span><text:span text:style-name="T84_6">(</text:span><text:span text:style-name="T84_7">hist</text:span><text:span text:style-name="T84_8">):</text:span></text:p>
            <text:p text:style-name="P85"><text:span text:style-name="T85_1">t</text:span><text:span text:style-name="T85_2"><text:s/>=<text:s/>[]</text:span></text:p>
            <text:p text:style-name="P86"><text:span text:style-name="T86_1">for</text:span><text:span text:style-name="T86_2"><text:s/></text:span><text:span text:style-name="T86_3">key</text:span><text:span text:style-name="T86_4">,<text:s/></text:span><text:span text:style-name="T86_5">value</text:span><text:span text:style-name="T86_6"><text:s/></text:span><text:span text:style-name="T86_7">in</text:span><text:span text:style-name="T86_8"><text:s/></text:span><text:span text:style-name="T86_9">hist</text:span><text:span text:style-name="T86_10">.</text:span><text:span text:style-name="T86_11">items</text:span><text:span text:style-name="T86_12">():</text:span></text:p>
            <text:p text:style-name="P87"><text:span text:style-name="T87_1">t</text:span><text:span text:style-name="T87_2">.</text:span><text:span text:style-name="T87_3">append</text:span><text:span text:style-name="T87_4">((</text:span><text:span text:style-name="T87_5">value</text:span><text:span text:style-name="T87_6">,<text:s/></text:span><text:span text:style-name="T87_7">key</text:span><text:span text:style-name="T87_8">))</text:span></text:p>
            <text:p text:style-name="P88"><text:span text:style-name="T88_1">t</text:span><text:span text:style-name="T88_2">.</text:span><text:span text:style-name="T88_3">sort</text:span><text:span text:style-name="T88_4">(</text:span><text:span text:style-name="T88_5">reverse</text:span><text:span text:style-name="T88_6">=</text:span><text:span text:style-name="T88_7">True</text:span><text:span text:style-name="T88_8">)</text:span></text:p>
            <text:p text:style-name="P89"><text:span text:style-name="T89_1">return</text:span><text:span text:style-name="T89_2"><text:s/></text:span><text:span text:style-name="T89_3">t</text:span></text:p>
          </table:table-cell>
        </table:table-row>
      </table:table>
      <text:p text:style-name="P90"><text:span text:style-name="T90_1">در</text:span><text:span text:style-name="T90_2"><text:s/></text:span><text:span text:style-name="T90_3">هر</text:span><text:span text:style-name="T90_4"><text:s/></text:span><text:span text:style-name="T90_5">tuple</text:span><text:span text:style-name="T90_6">،<text:s/></text:span><text:span text:style-name="T90_7">اول</text:span><text:span text:style-name="T90_8"><text:s/></text:span><text:span text:style-name="T90_9">فراوانی</text:span><text:span text:style-name="T90_10"><text:s/></text:span><text:span text:style-name="T90_11">می</text:span><text:span text:style-name="T90_12"><text:s/></text:span><text:span text:style-name="T90_13">آید</text:span><text:span text:style-name="T90_14">؛<text:s/></text:span><text:span text:style-name="T90_15">پس</text:span><text:span text:style-name="T90_16"><text:s/></text:span><text:span text:style-name="T90_17">لیست</text:span><text:span text:style-name="T90_18"><text:s/></text:span><text:span text:style-name="T90_19">نتیجه</text:span><text:span text:style-name="T90_20"><text:s/></text:span><text:span text:style-name="T90_21">بر</text:span><text:span text:style-name="T90_22"><text:s/></text:span><text:span text:style-name="T90_23">اساس</text:span><text:span text:style-name="T90_24"><text:s/></text:span><text:span text:style-name="T90_25">فراوانی</text:span><text:span text:style-name="T90_26"><text:s/></text:span><text:span text:style-name="T90_27">مرتب</text:span><text:span text:style-name="T90_28"><text:s/></text:span><text:span text:style-name="T90_29">می</text:span><text:span text:style-name="T90_30"><text:s/></text:span><text:span text:style-name="T90_31">شود</text:span><text:span text:style-name="T90_32">.<text:s/></text:span><text:span text:style-name="T90_33">این</text:span><text:span text:style-name="T90_34"><text:s/></text:span><text:span text:style-name="T90_35">یک</text:span><text:span text:style-name="T90_36"><text:s/></text:span><text:span text:style-name="T90_37">حلقه</text:span><text:span text:style-name="T90_38"><text:s/></text:span><text:span text:style-name="T90_39">است</text:span><text:span text:style-name="T90_40"><text:s/></text:span><text:span text:style-name="T90_41">که</text:span><text:span text:style-name="T90_42"><text:s/></text:span><text:span text:style-name="T90_43">بیشترین</text:span><text:span text:style-name="T90_44"><text:s/></text:span><text:span text:style-name="T90_45">کلمات</text:span><text:span text:style-name="T90_46"><text:s/></text:span><text:span text:style-name="T90_47">رایج</text:span><text:span text:style-name="T90_48"><text:s/></text:span><text:span text:style-name="T90_49">را</text:span><text:span text:style-name="T90_50"><text:s/></text:span><text:span text:style-name="T90_51">چاپ</text:span><text:span text:style-name="T90_52"><text:s/></text:span><text:span text:style-name="T90_53">می</text:span><text:span text:style-name="T90_54"><text:s/></text:span><text:span text:style-name="T90_55">کند</text:span><text:span text:style-name="T90_56">:</text:span></text:p>
      <table:table table:style-name="Table12">
        <table:table-column table:style-name="Column12"/>
        <table:table-row table:style-name="Row12">
          <table:table-cell table:style-name="Cell12">
            <text:p text:style-name="P91"><text:span text:style-name="T91_1">t</text:span><text:span text:style-name="T91_2"><text:s/>=<text:s/></text:span><text:span text:style-name="T91_3">most</text:span><text:span text:style-name="T91_4">_</text:span><text:span text:style-name="T91_5">common</text:span><text:span text:style-name="T91_6">(</text:span><text:span text:style-name="T91_7">hist</text:span><text:span text:style-name="T91_8">)</text:span></text:p>
            <text:p text:style-name="P92"><text:span text:style-name="T92_1">print</text:span><text:span text:style-name="T92_2">('</text:span><text:span text:style-name="T92_3">The</text:span><text:span text:style-name="T92_4"><text:s/></text:span><text:span text:style-name="T92_5">most</text:span><text:span text:style-name="T92_6"><text:s/></text:span><text:span text:style-name="T92_7">common</text:span><text:span text:style-name="T92_8"><text:s/></text:span><text:span text:style-name="T92_9">words</text:span><text:span text:style-name="T92_10"><text:s/></text:span><text:span text:style-name="T92_11">are</text:span><text:span text:style-name="T92_12">:')</text:span></text:p>
            <text:p text:style-name="P93"><text:span text:style-name="T93_1">for</text:span><text:span text:style-name="T93_2"><text:s/></text:span><text:span text:style-name="T93_3">freq</text:span><text:span text:style-name="T93_4">,<text:s/></text:span><text:span text:style-name="T93_5">word</text:span><text:span text:style-name="T93_6"><text:s/></text:span><text:span text:style-name="T93_7">in</text:span><text:span text:style-name="T93_8"><text:s/></text:span><text:span text:style-name="T93_9">t</text:span><text:span text:style-name="T93_10">[:10]:</text:span></text:p>
            <text:p text:style-name="P94"><text:span text:style-name="T94_1">print</text:span><text:span text:style-name="T94_2">(</text:span><text:span text:style-name="T94_3">word</text:span><text:span text:style-name="T94_4">,<text:s/></text:span><text:span text:style-name="T94_5">freq</text:span><text:span text:style-name="T94_6">,<text:s/></text:span><text:span text:style-name="T94_7">sep</text:span><text:span text:style-name="T94_8">='\</text:span><text:span text:style-name="T94_9">t</text:span><text:span text:style-name="T94_10">')</text:span></text:p>
          </table:table-cell>
        </table:table-row>
      </table:table>
      <text:p text:style-name="P95"><text:span text:style-name="T95_1">من</text:span><text:span text:style-name="T95_2"><text:s/></text:span><text:span text:style-name="T95_3">از</text:span><text:span text:style-name="T95_4"><text:s/></text:span><text:span text:style-name="T95_5">آرگومان</text:span><text:span text:style-name="T95_6"><text:s/></text:span><text:span text:style-name="T95_7">کلیدی</text:span><text:span text:style-name="T95_8"><text:s/></text:span><text:span text:style-name="T95_9">sep</text:span><text:span text:style-name="T95_10"><text:s/></text:span><text:span text:style-name="T95_11">استفاده</text:span><text:span text:style-name="T95_12"><text:s/></text:span><text:span text:style-name="T95_13">کردم</text:span><text:span text:style-name="T95_14"><text:s/></text:span><text:span text:style-name="T95_15">برای</text:span><text:span text:style-name="T95_16"><text:s/></text:span><text:span text:style-name="T95_17">اینکه</text:span><text:span text:style-name="T95_18"><text:s/></text:span><text:span text:style-name="T95_19">به</text:span><text:span text:style-name="T95_20"><text:s/></text:span><text:span text:style-name="T95_21">متد</text:span><text:span text:style-name="T95_22"><text:s/></text:span><text:span text:style-name="T95_23">بگویم</text:span><text:span text:style-name="T95_24"><text:s/></text:span><text:span text:style-name="T95_25">از</text:span><text:span text:style-name="T95_26"><text:s/></text:span><text:span text:style-name="T95_27">کاراکتر</text:span><text:span text:style-name="T95_28"><text:s/></text:span><text:span text:style-name="T95_29">tab</text:span><text:span text:style-name="T95_30"><text:s/></text:span><text:span text:style-name="T95_31">بعنوان</text:span><text:span text:style-name="T95_32"><text:s/></text:span><text:span text:style-name="T95_33">یک</text:span><text:span text:style-name="T95_34"><text:s/></text:span><text:span text:style-name="T95_35">جدا</text:span><text:span text:style-name="T95_36"><text:s/></text:span><text:span text:style-name="T95_37">کننده</text:span><text:span text:style-name="T95_38"><text:s/></text:span><text:span text:style-name="T95_39">بجای</text:span><text:span text:style-name="T95_40"><text:s/></text:span><text:span text:style-name="T95_41">یک</text:span><text:span text:style-name="T95_42"><text:s/></text:span><text:span text:style-name="T95_43">کاراکتر</text:span><text:span text:style-name="T95_44"><text:s/></text:span><text:span text:style-name="T95_45">فاصله</text:span><text:span text:style-name="T95_46"><text:s/></text:span><text:span text:style-name="T95_47">استفاده</text:span><text:span text:style-name="T95_48"><text:s/></text:span><text:span text:style-name="T95_49">کن</text:span><text:span text:style-name="T95_50">؛<text:s/></text:span><text:span text:style-name="T95_51">بنابراین</text:span><text:span text:style-name="T95_52"><text:s/></text:span><text:span text:style-name="T95_53">ستون</text:span><text:span text:style-name="T95_54"><text:s/></text:span><text:span text:style-name="T95_55">دون</text:span><text:span text:style-name="T95_56"><text:s/></text:span><text:span text:style-name="T95_57">مرتب</text:span><text:span text:style-name="T95_58"><text:s/></text:span><text:span text:style-name="T95_59">شده</text:span><text:span text:style-name="T95_60"><text:s/></text:span><text:span text:style-name="T95_61">است</text:span><text:span text:style-name="T95_62">.<text:s/></text:span><text:span text:style-name="T95_63">این</text:span><text:span text:style-name="T95_64"><text:s/></text:span><text:span text:style-name="T95_65">نتیجه</text:span><text:span text:style-name="T95_66"><text:s/></text:span><text:span text:style-name="T95_67">های</text:span><text:span text:style-name="T95_68"><text:s/></text:span><text:span text:style-name="T95_69">کتاب</text:span><text:span text:style-name="T95_70"><text:s/></text:span><text:span text:style-name="T95_71">Emma</text:span><text:span text:style-name="T95_72"><text:s/></text:span><text:span text:style-name="T95_73">هستند</text:span><text:span text:style-name="T95_74">:</text:span></text:p>
      <table:table table:style-name="Table13">
        <table:table-column table:style-name="Column13"/>
        <table:table-row table:style-name="Row13">
          <table:table-cell table:style-name="Cell13">
            <text:p text:style-name="P96"><text:span text:style-name="T96_1">The</text:span><text:span text:style-name="T96_2"><text:s/></text:span><text:span text:style-name="T96_3">most</text:span><text:span text:style-name="T96_4"><text:s/></text:span><text:span text:style-name="T96_5">common</text:span><text:span text:style-name="T96_6"><text:s/></text:span><text:span text:style-name="T96_7">words</text:span><text:span text:style-name="T96_8"><text:s/></text:span><text:span text:style-name="T96_9">are</text:span><text:span text:style-name="T96_10">:</text:span></text:p>
            <text:p text:style-name="P97"><text:span text:style-name="T97_1">to</text:span><text:span text:style-name="T97_2"><text:s/>5242</text:span></text:p>
            <text:p text:style-name="P98"><text:span text:style-name="T98_1">the</text:span><text:span text:style-name="T98_2"><text:s/>5205</text:span></text:p>
            <text:p text:style-name="P99"><text:span text:style-name="T99_1">and</text:span><text:span text:style-name="T99_2"><text:s/>4897</text:span></text:p>
            <text:p text:style-name="P100"><text:span text:style-name="T100_1">of</text:span><text:span text:style-name="T100_2"><text:s/>4295</text:span></text:p>
            <text:p text:style-name="P101"><text:span text:style-name="T101_1">i</text:span><text:span text:style-name="T101_2"><text:s/>3191</text:span></text:p>
            <text:p text:style-name="P102"><text:span text:style-name="T102_1">a</text:span><text:span text:style-name="T102_2"><text:s/>3130</text:span></text:p>
            <text:p text:style-name="P103"><text:span text:style-name="T103_1">it</text:span><text:span text:style-name="T103_2"><text:s/>2529</text:span></text:p>
            <text:p text:style-name="P104"><text:span text:style-name="T104_1">her</text:span><text:span text:style-name="T104_2"><text:s/>2483</text:span></text:p>
            <text:p text:style-name="P105"><text:span text:style-name="T105_1">was</text:span><text:span text:style-name="T105_2"><text:s/>2400</text:span></text:p>
            <text:p text:style-name="P106"><text:span text:style-name="T106_1">she</text:span><text:span text:style-name="T106_2"><text:s/>2364</text:span></text:p>
          </table:table-cell>
        </table:table-row>
      </table:table>
      <text:p text:style-name="P107"><text:span text:style-name="T107_1">این</text:span><text:span text:style-name="T107_2"><text:s/></text:span><text:span text:style-name="T107_3">کد</text:span><text:span text:style-name="T107_4"><text:s/></text:span><text:span text:style-name="T107_5">با</text:span><text:span text:style-name="T107_6"><text:s/></text:span><text:span text:style-name="T107_7">استفاده</text:span><text:span text:style-name="T107_8"><text:s/></text:span><text:span text:style-name="T107_9">پارامتر</text:span><text:span text:style-name="T107_10"><text:s/></text:span><text:span text:style-name="T107_11">کلیدی</text:span><text:span text:style-name="T107_12"><text:s/></text:span><text:span text:style-name="T107_13">متد</text:span><text:span text:style-name="T107_14"><text:s text:c="2"/></text:span><text:span text:style-name="T107_15">sort</text:span><text:span text:style-name="T107_16"><text:s/></text:span><text:span text:style-name="T107_17">می</text:span><text:span text:style-name="T107_18"><text:s/></text:span><text:span text:style-name="T107_19">تواند</text:span><text:span text:style-name="T107_20"><text:s/></text:span><text:span text:style-name="T107_21">ساده</text:span><text:span text:style-name="T107_22"><text:s/></text:span><text:span text:style-name="T107_23">تر</text:span><text:span text:style-name="T107_24"><text:s/></text:span><text:span text:style-name="T107_25">شود</text:span><text:span text:style-name="T107_26">.<text:s/></text:span><text:span text:style-name="T107_27">اگر</text:span><text:span text:style-name="T107_28"><text:s/></text:span><text:span text:style-name="T107_29">کنجکاو</text:span><text:span text:style-name="T107_30"><text:s/></text:span><text:span text:style-name="T107_31">هستید</text:span><text:span text:style-name="T107_32">،<text:s/></text:span><text:span text:style-name="T107_33">می</text:span><text:span text:style-name="T107_34"><text:s/></text:span><text:span text:style-name="T107_35">توانید</text:span><text:span text:style-name="T107_36"><text:s/></text:span><text:span text:style-name="T107_37">درباره</text:span><text:span text:style-name="T107_38"><text:s/></text:span><text:span text:style-name="T107_39">آن</text:span><text:span text:style-name="T107_40"><text:s/></text:span><text:span text:style-name="T107_41">در</text:span><text:span text:style-name="T107_42"><text:s/></text:span><text:span text:style-name="T107_43">آدرس</text:span><text:span text:style-name="T107_44"><text:s/></text:span><text:span text:style-name="T107_45">https</text:span><text:span text:style-name="T107_46">://</text:span><text:span text:style-name="T107_47">wiki</text:span><text:span text:style-name="T107_48">.</text:span><text:span text:style-name="T107_49">python</text:span><text:span text:style-name="T107_50">.</text:span><text:span text:style-name="T107_51">org</text:span><text:span text:style-name="T107_52">/</text:span><text:span text:style-name="T107_53">moin</text:span><text:span text:style-name="T107_54">/</text:span><text:span text:style-name="T107_55">HowTo</text:span><text:span text:style-name="T107_56">/</text:span><text:span text:style-name="T107_57">Sorting</text:span><text:span text:style-name="T107_58"><text:s/></text:span><text:span text:style-name="T107_59">بخوانید</text:span><text:span text:style-name="T107_60">.</text:span></text:p>
      <text:h text:style-name="P108" text:outline-level="10"><text:bookmark-start text:name="h.768mbws0pkcn"/><text:bookmark-end text:name="h.768mbws0pkcn"/><text:span text:style-name="T108_1">13.5<text:s/></text:span><text:span text:style-name="T108_2">پارامترهای</text:span><text:span text:style-name="T108_3"><text:s/></text:span><text:span text:style-name="T108_4">اختیاری</text:span></text:h>
      <text:p text:style-name="P109"><text:span text:style-name="T109_1">متدهای</text:span><text:span text:style-name="T109_2"><text:s/></text:span><text:span text:style-name="T109_3">توکار</text:span><text:span text:style-name="T109_4"><text:s/></text:span><text:span text:style-name="T109_5">و</text:span><text:span text:style-name="T109_6"><text:s/></text:span><text:span text:style-name="T109_7">متد</text:span><text:span text:style-name="T109_8"><text:s/></text:span><text:span text:style-name="T109_9">هایی</text:span><text:span text:style-name="T109_10"><text:s/></text:span><text:span text:style-name="T109_11">که</text:span><text:span text:style-name="T109_12"><text:s/></text:span><text:span text:style-name="T109_13">آرگومان</text:span><text:span text:style-name="T109_14"><text:s/></text:span><text:span text:style-name="T109_15">های</text:span><text:span text:style-name="T109_16"><text:s/></text:span><text:span text:style-name="T109_17">اختیاری</text:span><text:span text:style-name="T109_18"><text:s/></text:span><text:span text:style-name="T109_19">را</text:span><text:span text:style-name="T109_20"><text:s/></text:span><text:span text:style-name="T109_21">دیدیم</text:span><text:span text:style-name="T109_22">.<text:s/></text:span><text:span text:style-name="T109_23">همچین</text:span><text:span text:style-name="T109_24"><text:s/></text:span><text:span text:style-name="T109_25">نوشتن</text:span><text:span text:style-name="T109_26"><text:s/></text:span><text:span text:style-name="T109_27">متد</text:span><text:span text:style-name="T109_28"><text:s/></text:span><text:span text:style-name="T109_29">هایی</text:span><text:span text:style-name="T109_30"><text:s/></text:span><text:span text:style-name="T109_31">با</text:span><text:span text:style-name="T109_32"><text:s/></text:span><text:span text:style-name="T109_33">آرگومان</text:span><text:span text:style-name="T109_34"><text:s/></text:span><text:span text:style-name="T109_35">های</text:span><text:span text:style-name="T109_36"><text:s/></text:span><text:span text:style-name="T109_37">اختیاری</text:span><text:span text:style-name="T109_38"><text:s/></text:span><text:span text:style-name="T109_39">توسط</text:span><text:span text:style-name="T109_40"><text:s/></text:span><text:span text:style-name="T109_41">برنامه</text:span><text:span text:style-name="T109_42"><text:s/></text:span><text:span text:style-name="T109_43">نویس</text:span><text:span text:style-name="T109_44"><text:s/></text:span><text:span text:style-name="T109_45">هم</text:span><text:span text:style-name="T109_46"><text:s/></text:span><text:span text:style-name="T109_47">امکان</text:span><text:span text:style-name="T109_48"><text:s/></text:span><text:span text:style-name="T109_49">دارد</text:span><text:span text:style-name="T109_50">.<text:s/></text:span><text:span text:style-name="T109_51">برای</text:span><text:span text:style-name="T109_52"><text:s/></text:span><text:span text:style-name="T109_53">مثال</text:span><text:span text:style-name="T109_54">،<text:s/></text:span><text:span text:style-name="T109_55">این</text:span><text:span text:style-name="T109_56"><text:s/></text:span><text:span text:style-name="T109_57">یک</text:span><text:span text:style-name="T109_58"><text:s/></text:span><text:span text:style-name="T109_59">متد</text:span><text:span text:style-name="T109_60"><text:s/></text:span><text:span text:style-name="T109_61">است</text:span><text:span text:style-name="T109_62"><text:s/></text:span><text:span text:style-name="T109_63">که</text:span><text:span text:style-name="T109_64"><text:s/></text:span><text:span text:style-name="T109_65">بیشترین</text:span><text:span text:style-name="T109_66"><text:s/></text:span><text:span text:style-name="T109_67">کلمات</text:span><text:span text:style-name="T109_68"><text:s/></text:span><text:span text:style-name="T109_69">رایج</text:span><text:span text:style-name="T109_70"><text:s/></text:span><text:span text:style-name="T109_71">را</text:span><text:span text:style-name="T109_72"><text:s/></text:span><text:span text:style-name="T109_73">در</text:span><text:span text:style-name="T109_74"><text:s/></text:span><text:span text:style-name="T109_75">یک</text:span><text:span text:style-name="T109_76"><text:s/></text:span><text:span text:style-name="T109_77">هیستوگرام</text:span><text:span text:style-name="T109_78"><text:s/></text:span><text:span text:style-name="T109_79">چاپ</text:span><text:span text:style-name="T109_80"><text:s/></text:span><text:span text:style-name="T109_81">می</text:span><text:span text:style-name="T109_82"><text:s/></text:span><text:span text:style-name="T109_83">کند</text:span></text:p>
      <table:table table:style-name="Table14">
        <table:table-column table:style-name="Column14"/>
        <table:table-row table:style-name="Row14">
          <table:table-cell table:style-name="Cell14">
            <text:p text:style-name="P110"><text:span text:style-name="T110_1">def</text:span><text:span text:style-name="T110_2"><text:s/></text:span><text:span text:style-name="T110_3">print</text:span><text:span text:style-name="T110_4">_</text:span><text:span text:style-name="T110_5">most</text:span><text:span text:style-name="T110_6">_</text:span><text:span text:style-name="T110_7">common</text:span><text:span text:style-name="T110_8">(</text:span><text:span text:style-name="T110_9">hist</text:span><text:span text:style-name="T110_10">,<text:s/></text:span><text:span text:style-name="T110_11">num</text:span><text:span text:style-name="T110_12">=10):</text:span></text:p>
            <text:p text:style-name="P111"><text:span text:style-name="T111_1">t</text:span><text:span text:style-name="T111_2"><text:s/>=<text:s/></text:span><text:span text:style-name="T111_3">most</text:span><text:span text:style-name="T111_4">_</text:span><text:span text:style-name="T111_5">common</text:span><text:span text:style-name="T111_6">(</text:span><text:span text:style-name="T111_7">hist</text:span><text:span text:style-name="T111_8">)</text:span></text:p>
            <text:p text:style-name="P112"><text:span text:style-name="T112_1">print</text:span><text:span text:style-name="T112_2">('</text:span><text:span text:style-name="T112_3">The</text:span><text:span text:style-name="T112_4"><text:s/></text:span><text:span text:style-name="T112_5">most</text:span><text:span text:style-name="T112_6"><text:s/></text:span><text:span text:style-name="T112_7">common</text:span><text:span text:style-name="T112_8"><text:s/></text:span><text:span text:style-name="T112_9">words</text:span><text:span text:style-name="T112_10"><text:s/></text:span><text:span text:style-name="T112_11">are</text:span><text:span text:style-name="T112_12">:')</text:span></text:p>
            <text:p text:style-name="P113"><text:span text:style-name="T113_1">for</text:span><text:span text:style-name="T113_2"><text:s/></text:span><text:span text:style-name="T113_3">freq</text:span><text:span text:style-name="T113_4">,<text:s/></text:span><text:span text:style-name="T113_5">word</text:span><text:span text:style-name="T113_6"><text:s/></text:span><text:span text:style-name="T113_7">in</text:span><text:span text:style-name="T113_8"><text:s/></text:span><text:span text:style-name="T113_9">t</text:span><text:span text:style-name="T113_10">[:</text:span><text:span text:style-name="T113_11">num</text:span><text:span text:style-name="T113_12">]:</text:span></text:p>
            <text:p text:style-name="P114"><text:span text:style-name="T114_1">print</text:span><text:span text:style-name="T114_2">(</text:span><text:span text:style-name="T114_3">word</text:span><text:span text:style-name="T114_4">,<text:s/></text:span><text:span text:style-name="T114_5">freq</text:span><text:span text:style-name="T114_6">,<text:s/></text:span><text:span text:style-name="T114_7">sep</text:span><text:span text:style-name="T114_8">='\</text:span><text:span text:style-name="T114_9">t</text:span><text:span text:style-name="T114_10">')</text:span></text:p>
          </table:table-cell>
        </table:table-row>
      </table:table>
      <text:p text:style-name="P115"><text:span text:style-name="T115_1">پارامتر</text:span><text:span text:style-name="T115_2"><text:s/></text:span><text:span text:style-name="T115_3">اول</text:span><text:span text:style-name="T115_4"><text:s/></text:span><text:span text:style-name="T115_5">اجباری</text:span><text:span text:style-name="T115_6"><text:s/></text:span><text:span text:style-name="T115_7">است</text:span><text:span text:style-name="T115_8">،<text:s/></text:span><text:span text:style-name="T115_9">دومی</text:span><text:span text:style-name="T115_10"><text:s/></text:span><text:span text:style-name="T115_11">اختیاری</text:span><text:span text:style-name="T115_12"><text:s/></text:span><text:span text:style-name="T115_13">است</text:span><text:span text:style-name="T115_14">.<text:s/></text:span><text:span text:style-name="T115_15">مقدار</text:span><text:span text:style-name="T115_16"><text:s/></text:span><text:span text:style-name="T115_17">پیش</text:span><text:span text:style-name="T115_18"><text:s/></text:span><text:span text:style-name="T115_19">فرض</text:span><text:span text:style-name="T115_20"><text:s/></text:span><text:span text:style-name="T115_21">پارامتر</text:span><text:span text:style-name="T115_22"><text:s/></text:span><text:span text:style-name="T115_23">num</text:span><text:span text:style-name="T115_24"><text:s/></text:span><text:span text:style-name="T115_25">برابر</text:span><text:span text:style-name="T115_26"><text:s/>10<text:s/></text:span><text:span text:style-name="T115_27">است</text:span><text:span text:style-name="T115_28">.<text:s/></text:span><text:span text:style-name="T115_29">اگر</text:span><text:span text:style-name="T115_30"><text:s/></text:span><text:span text:style-name="T115_31">فقط</text:span><text:span text:style-name="T115_32"><text:s/></text:span><text:span text:style-name="T115_33">می</text:span><text:span text:style-name="T115_34"><text:s/></text:span><text:span text:style-name="T115_35">خواهید</text:span><text:span text:style-name="T115_36"><text:s/></text:span><text:span text:style-name="T115_37">یک</text:span><text:span text:style-name="T115_38"><text:s/></text:span><text:span text:style-name="T115_39">آرگومان</text:span><text:span text:style-name="T115_40"><text:s/></text:span><text:span text:style-name="T115_41">ارائه</text:span><text:span text:style-name="T115_42"><text:s/></text:span><text:span text:style-name="T115_43">دهید</text:span><text:span text:style-name="T115_44">:</text:span></text:p>
      <table:table table:style-name="Table15">
        <table:table-column table:style-name="Column15"/>
        <table:table-row table:style-name="Row15">
          <table:table-cell table:style-name="Cell15">
            <text:p text:style-name="P116"><text:span text:style-name="T116_1">print</text:span><text:span text:style-name="T116_2">_</text:span><text:span text:style-name="T116_3">most</text:span><text:span text:style-name="T116_4">_</text:span><text:span text:style-name="T116_5">common</text:span><text:span text:style-name="T116_6">(</text:span><text:span text:style-name="T116_7">hist</text:span><text:span text:style-name="T116_8">)</text:span></text:p>
          </table:table-cell>
        </table:table-row>
      </table:table>
      <text:p text:style-name="P117"/>
      <table:table table:style-name="Table16">
        <table:table-column table:style-name="Column16"/>
        <table:table-row table:style-name="Row16">
          <table:table-cell table:style-name="Cell16">
            <text:p text:style-name="P118"><text:span text:style-name="T118_1">print</text:span><text:span text:style-name="T118_2">_</text:span><text:span text:style-name="T118_3">most</text:span><text:span text:style-name="T118_4">_</text:span><text:span text:style-name="T118_5">common</text:span><text:span text:style-name="T118_6">(</text:span><text:span text:style-name="T118_7">hist</text:span><text:span text:style-name="T118_8">,<text:s/>20)</text:span></text:p>
          </table:table-cell>
        </table:table-row>
      </table:table>
      <text:p text:style-name="P119"><text:span text:style-name="T119_1">پارامتر</text:span><text:span text:style-name="T119_2"><text:s/></text:span><text:span text:style-name="T119_3">num</text:span><text:span text:style-name="T119_4"><text:s/></text:span><text:span text:style-name="T119_5">مقدار</text:span><text:span text:style-name="T119_6"><text:s/></text:span><text:span text:style-name="T119_7">پیش</text:span><text:span text:style-name="T119_8"><text:s/></text:span><text:span text:style-name="T119_9">فرض</text:span><text:span text:style-name="T119_10"><text:s/></text:span><text:span text:style-name="T119_11">می</text:span><text:span text:style-name="T119_12"><text:s/></text:span><text:span text:style-name="T119_13">گیرد</text:span><text:span text:style-name="T119_14">.<text:s/></text:span><text:span text:style-name="T119_15">اگر</text:span><text:span text:style-name="T119_16"><text:s/></text:span><text:span text:style-name="T119_17">می</text:span><text:span text:style-name="T119_18"><text:s/></text:span><text:span text:style-name="T119_19">خواهید</text:span><text:span text:style-name="T119_20"><text:s/></text:span><text:span text:style-name="T119_21">دو</text:span><text:span text:style-name="T119_22"><text:s/></text:span><text:span text:style-name="T119_23">آرگومان</text:span><text:span text:style-name="T119_24"><text:s/></text:span><text:span text:style-name="T119_25">ارائه</text:span><text:span text:style-name="T119_26"><text:s/></text:span><text:span text:style-name="T119_27">دهید</text:span><text:span text:style-name="T119_28">:</text:span></text:p>
      <text:p text:style-name="P120"><text:span text:style-name="T120_1">پارامتر</text:span><text:span text:style-name="T120_2"><text:s/></text:span><text:span text:style-name="T120_3">num</text:span><text:span text:style-name="T120_4"><text:s/></text:span><text:span text:style-name="T120_5">مقدار</text:span><text:span text:style-name="T120_6"><text:s/></text:span><text:span text:style-name="T120_7">آرگومان</text:span><text:span text:style-name="T120_8"><text:s/></text:span><text:span text:style-name="T120_9">را</text:span><text:span text:style-name="T120_10"><text:s/></text:span><text:span text:style-name="T120_11">بجای</text:span><text:span text:style-name="T120_12"><text:s/></text:span><text:span text:style-name="T120_13">مقدار</text:span><text:span text:style-name="T120_14"><text:s/></text:span><text:span text:style-name="T120_15">پیش</text:span><text:span text:style-name="T120_16"><text:s/></text:span><text:span text:style-name="T120_17">فرض</text:span><text:span text:style-name="T120_18"><text:s/></text:span><text:span text:style-name="T120_19">می</text:span><text:span text:style-name="T120_20"><text:s/></text:span><text:span text:style-name="T120_21">گیرد</text:span><text:span text:style-name="T120_22">.<text:s/></text:span><text:span text:style-name="T120_23">به</text:span><text:span text:style-name="T120_24"><text:s/></text:span><text:span text:style-name="T120_25">عبارت</text:span><text:span text:style-name="T120_26"><text:s/></text:span><text:span text:style-name="T120_27">دیگر</text:span><text:span text:style-name="T120_28">،<text:s/></text:span><text:span text:style-name="T120_29">آرگومان</text:span><text:span text:style-name="T120_30"><text:s/></text:span><text:span text:style-name="T120_31">اختیاری</text:span><text:span text:style-name="T120_32"><text:s/></text:span><text:span text:style-name="T120_33">مقدار</text:span><text:span text:style-name="T120_34"><text:s/></text:span><text:span text:style-name="T120_35">پیش</text:span><text:span text:style-name="T120_36"><text:s/></text:span><text:span text:style-name="T120_37">فرض</text:span><text:span text:style-name="T120_38"><text:s/></text:span><text:span text:style-name="T120_39">را</text:span><text:span text:style-name="T120_40"><text:s/></text:span><text:span text:style-name="T120_41">باطل</text:span><text:span text:style-name="T120_42"><text:s/></text:span><text:span text:style-name="T120_43">می</text:span><text:span text:style-name="T120_44"><text:s/></text:span><text:span text:style-name="T120_45">کند</text:span><text:span text:style-name="T120_46">.</text:span></text:p>
      <text:p text:style-name="P121"><text:span text:style-name="T121_1">اگر</text:span><text:span text:style-name="T121_2"><text:s/></text:span><text:span text:style-name="T121_3">یک</text:span><text:span text:style-name="T121_4"><text:s/></text:span><text:span text:style-name="T121_5">متد</text:span><text:span text:style-name="T121_6"><text:s/></text:span><text:span text:style-name="T121_7">هم</text:span><text:span text:style-name="T121_8"><text:s/></text:span><text:span text:style-name="T121_9">پارامتر</text:span><text:span text:style-name="T121_10"><text:s/></text:span><text:span text:style-name="T121_11">اختیاری</text:span><text:span text:style-name="T121_12"><text:s/></text:span><text:span text:style-name="T121_13">داشته</text:span><text:span text:style-name="T121_14"><text:s/></text:span><text:span text:style-name="T121_15">باشد</text:span><text:span text:style-name="T121_16"><text:s/></text:span><text:span text:style-name="T121_17">و</text:span><text:span text:style-name="T121_18"><text:s/></text:span><text:span text:style-name="T121_19">هم</text:span><text:span text:style-name="T121_20"><text:s/></text:span><text:span text:style-name="T121_21">اجباری</text:span><text:span text:style-name="T121_22">،<text:s/></text:span><text:span text:style-name="T121_23">همه</text:span><text:span text:style-name="T121_24"><text:s/></text:span><text:span text:style-name="T121_25">پارامترهای</text:span><text:span text:style-name="T121_26"><text:s/></text:span><text:span text:style-name="T121_27">اجباری</text:span><text:span text:style-name="T121_28"><text:s/></text:span><text:span text:style-name="T121_29">باید</text:span><text:span text:style-name="T121_30"><text:s/></text:span><text:span text:style-name="T121_31">اول</text:span><text:span text:style-name="T121_32"><text:s/></text:span><text:span text:style-name="T121_33">بیایند</text:span><text:span text:style-name="T121_34">،<text:s/></text:span><text:span text:style-name="T121_35">به</text:span><text:span text:style-name="T121_36"><text:s/></text:span><text:span text:style-name="T121_37">دنبالشان</text:span><text:span text:style-name="T121_38"><text:s/></text:span><text:span text:style-name="T121_39">اختیاری</text:span><text:span text:style-name="T121_40"><text:s/></text:span><text:span text:style-name="T121_41">ها</text:span><text:span text:style-name="T121_42"><text:s/></text:span><text:span text:style-name="T121_43">میایند</text:span><text:span text:style-name="T121_44">.</text:span></text:p>
      <text:h text:style-name="P122" text:outline-level="10"><text:bookmark-start text:name="h.bv7kmymje7ms"/><text:bookmark-end text:name="h.bv7kmymje7ms"/><text:span text:style-name="T122_1">13.6<text:s/></text:span><text:span text:style-name="T122_2">کاهش</text:span><text:span text:style-name="T122_3"><text:s/></text:span><text:span text:style-name="T122_4">Dictionary</text:span></text:h>
      <text:p text:style-name="P123"><text:span text:style-name="T123_1">پیدا</text:span><text:span text:style-name="T123_2"><text:s/></text:span><text:span text:style-name="T123_3">کردن</text:span><text:span text:style-name="T123_4"><text:s/></text:span><text:span text:style-name="T123_5">کلماتی</text:span><text:span text:style-name="T123_6"><text:s/></text:span><text:span text:style-name="T123_7">از</text:span><text:span text:style-name="T123_8"><text:s/></text:span><text:span text:style-name="T123_9">کتاب</text:span><text:span text:style-name="T123_10"><text:s/></text:span><text:span text:style-name="T123_11">که</text:span><text:span text:style-name="T123_12"><text:s/></text:span><text:span text:style-name="T123_13">در</text:span><text:span text:style-name="T123_14"><text:s/></text:span><text:span text:style-name="T123_15">لیست</text:span><text:span text:style-name="T123_16"><text:s/></text:span><text:span text:style-name="T123_17">کلمات</text:span><text:span text:style-name="T123_18"><text:s/></text:span><text:span text:style-name="T123_19">words</text:span><text:span text:style-name="T123_20">.</text:span><text:span text:style-name="T123_21">txt</text:span><text:span text:style-name="T123_22"><text:s/></text:span><text:span text:style-name="T123_23">نیستند</text:span><text:span text:style-name="T123_24"><text:s/></text:span><text:span text:style-name="T123_25">یک</text:span><text:span text:style-name="T123_26"><text:s/></text:span><text:span text:style-name="T123_27">مسئله</text:span><text:span text:style-name="T123_28"><text:s/></text:span><text:span text:style-name="T123_29">است</text:span><text:span text:style-name="T123_30"><text:s/>(</text:span><text:span text:style-name="T123_31">ممکن</text:span><text:span text:style-name="T123_32"><text:s/></text:span><text:span text:style-name="T123_33">است</text:span><text:span text:style-name="T123_34"><text:s/></text:span><text:span text:style-name="T123_35">بعنوان</text:span><text:span text:style-name="T123_36"><text:s/></text:span><text:span text:style-name="T123_37">تفریق</text:span><text:span text:style-name="T123_38"><text:s/></text:span><text:span text:style-name="T123_39">مجموعه</text:span><text:span text:style-name="T123_40"><text:s/></text:span><text:span text:style-name="T123_41">تشخیص</text:span><text:span text:style-name="T123_42"><text:s/></text:span><text:span text:style-name="T123_43">دهید</text:span><text:span text:style-name="T123_44">)<text:s/></text:span><text:span text:style-name="T123_45">که</text:span><text:span text:style-name="T123_46"><text:s/></text:span><text:span text:style-name="T123_47">می</text:span><text:span text:style-name="T123_48"><text:s/></text:span><text:span text:style-name="T123_49">خواهیم</text:span><text:span text:style-name="T123_50"><text:s/></text:span><text:span text:style-name="T123_51">همه</text:span><text:span text:style-name="T123_52"><text:s/></text:span><text:span text:style-name="T123_53">کلمات</text:span><text:span text:style-name="T123_54"><text:s/></text:span><text:span text:style-name="T123_55">از</text:span><text:span text:style-name="T123_56"><text:s/></text:span><text:span text:style-name="T123_57">مجموعه</text:span><text:span text:style-name="T123_58"><text:s/></text:span><text:span text:style-name="T123_59">اول</text:span><text:span text:style-name="T123_60"><text:s/>(</text:span><text:span text:style-name="T123_61">کلمات</text:span><text:span text:style-name="T123_62"><text:s/></text:span><text:span text:style-name="T123_63">در</text:span><text:span text:style-name="T123_64"><text:s/></text:span><text:span text:style-name="T123_65">کتاب</text:span><text:span text:style-name="T123_66">)<text:s/></text:span><text:span text:style-name="T123_67">که</text:span><text:span text:style-name="T123_68"><text:s/></text:span><text:span text:style-name="T123_69">در</text:span><text:span text:style-name="T123_70"><text:s/></text:span><text:span text:style-name="T123_71">مجموعه</text:span><text:span text:style-name="T123_72"><text:s/></text:span><text:span text:style-name="T123_73">دیگر</text:span><text:span text:style-name="T123_74"><text:s/>(</text:span><text:span text:style-name="T123_75">لیست</text:span><text:span text:style-name="T123_76"><text:s/></text:span><text:span text:style-name="T123_77">کلمات</text:span><text:span text:style-name="T123_78">)<text:s/></text:span><text:span text:style-name="T123_79">نیستند</text:span><text:span text:style-name="T123_80"><text:s/></text:span><text:span text:style-name="T123_81">را</text:span><text:span text:style-name="T123_82"><text:s/></text:span><text:span text:style-name="T123_83">پیدا</text:span><text:span text:style-name="T123_84"><text:s/></text:span><text:span text:style-name="T123_85">کنیم</text:span><text:span text:style-name="T123_86">.</text:span></text:p>
      <text:p text:style-name="P124"><text:span text:style-name="T124_1">متد</text:span><text:span text:style-name="T124_2"><text:s/></text:span><text:span text:style-name="T124_3">subtract</text:span><text:span text:style-name="T124_4"><text:s/></text:span><text:span text:style-name="T124_5">دیکشنری</text:span><text:span text:style-name="T124_6"><text:s/></text:span><text:span text:style-name="T124_7">های</text:span><text:span text:style-name="T124_8"><text:s/></text:span><text:span text:style-name="T124_9">d</text:span><text:span text:style-name="T124_10">1</text:span><text:span text:style-name="T124_11"><text:s/></text:span><text:span text:style-name="T124_12">و</text:span><text:span text:style-name="T124_13"><text:s/></text:span><text:span text:style-name="T124_14">d</text:span><text:span text:style-name="T124_15">2</text:span><text:span text:style-name="T124_16"><text:s/></text:span><text:span text:style-name="T124_17">را</text:span><text:span text:style-name="T124_18"><text:s/></text:span><text:span text:style-name="T124_19">می</text:span><text:span text:style-name="T124_20"><text:s/></text:span><text:span text:style-name="T124_21">گیرد</text:span><text:span text:style-name="T124_22"><text:s/></text:span><text:span text:style-name="T124_23">و</text:span><text:span text:style-name="T124_24"><text:s/></text:span><text:span text:style-name="T124_25">یک</text:span><text:span text:style-name="T124_26"><text:s/></text:span><text:span text:style-name="T124_27">دیکشنری</text:span><text:span text:style-name="T124_28"><text:s/></text:span><text:span text:style-name="T124_29">که</text:span><text:span text:style-name="T124_30"><text:s/></text:span><text:span text:style-name="T124_31">شامل</text:span><text:span text:style-name="T124_32"><text:s/></text:span><text:span text:style-name="T124_33">همه</text:span><text:span text:style-name="T124_34"><text:s/></text:span><text:span text:style-name="T124_35">کلیدهای</text:span><text:span text:style-name="T124_36"><text:s/></text:span><text:span text:style-name="T124_37">d</text:span><text:span text:style-name="T124_38">1</text:span><text:span text:style-name="T124_39"><text:s/></text:span><text:span text:style-name="T124_40">که</text:span><text:span text:style-name="T124_41"><text:s/></text:span><text:span text:style-name="T124_42">در</text:span><text:span text:style-name="T124_43"><text:s/></text:span><text:span text:style-name="T124_44">d</text:span><text:span text:style-name="T124_45">2</text:span><text:span text:style-name="T124_46"><text:s/></text:span><text:span text:style-name="T124_47">نیستند</text:span><text:span text:style-name="T124_48"><text:s/></text:span><text:span text:style-name="T124_49">را</text:span><text:span text:style-name="T124_50"><text:s/></text:span><text:span text:style-name="T124_51">برمی</text:span><text:span text:style-name="T124_52"><text:s/></text:span><text:span text:style-name="T124_53">گرداند</text:span><text:span text:style-name="T124_54">.<text:s/></text:span><text:span text:style-name="T124_55">از</text:span><text:span text:style-name="T124_56"><text:s/></text:span><text:span text:style-name="T124_57">آنجا</text:span><text:span text:style-name="T124_58"><text:s/></text:span><text:span text:style-name="T124_59">که</text:span><text:span text:style-name="T124_60"><text:s/></text:span><text:span text:style-name="T124_61">واقعا</text:span><text:span text:style-name="T124_62">ً<text:s/></text:span><text:span text:style-name="T124_63">به</text:span><text:span text:style-name="T124_64"><text:s/></text:span><text:span text:style-name="T124_65">مقادیر</text:span><text:span text:style-name="T124_66"><text:s/></text:span><text:span text:style-name="T124_67">متناظر</text:span><text:span text:style-name="T124_68"><text:s/></text:span><text:span text:style-name="T124_69">کلید</text:span><text:span text:style-name="T124_70"><text:s/></text:span><text:span text:style-name="T124_71">ها</text:span><text:span text:style-name="T124_72"><text:s/>(</text:span><text:span text:style-name="T124_73">value</text:span><text:span text:style-name="T124_74"><text:s/></text:span><text:span text:style-name="T124_75">ها</text:span><text:span text:style-name="T124_76"><text:s/></text:span><text:span text:style-name="T124_77">در</text:span><text:span text:style-name="T124_78"><text:s/></text:span><text:span text:style-name="T124_79">دیکشنری</text:span><text:span text:style-name="T124_80">)<text:s/></text:span><text:span text:style-name="T124_81">اهمیتی</text:span><text:span text:style-name="T124_82"><text:s/></text:span><text:span text:style-name="T124_83">نمی</text:span><text:span text:style-name="T124_84"><text:s/></text:span><text:span text:style-name="T124_85">دهیم</text:span><text:span text:style-name="T124_86"><text:s/></text:span><text:span text:style-name="T124_87">همه</text:span><text:span text:style-name="T124_88"><text:s/></text:span><text:span text:style-name="T124_89">آنها</text:span><text:span text:style-name="T124_90"><text:s/></text:span><text:span text:style-name="T124_91">را</text:span><text:span text:style-name="T124_92"><text:s/></text:span><text:span text:style-name="T124_93">با</text:span><text:span text:style-name="T124_94"><text:s/></text:span><text:span text:style-name="T124_95"><text:s/></text:span><text:span text:style-name="T124_96">None</text:span><text:span text:style-name="T124_97"><text:s/></text:span><text:span text:style-name="T124_98">مقدار</text:span><text:span text:style-name="T124_99"><text:s/></text:span><text:span text:style-name="T124_100">می</text:span><text:span text:style-name="T124_101"><text:s/></text:span><text:span text:style-name="T124_102">دهیم</text:span><text:span text:style-name="T124_103">.</text:span></text:p>
      <table:table table:style-name="Table17">
        <table:table-column table:style-name="Column17"/>
        <table:table-row table:style-name="Row17">
          <table:table-cell table:style-name="Cell17">
            <text:p text:style-name="P125"><text:span text:style-name="T125_1">def</text:span><text:span text:style-name="T125_2"><text:s/></text:span><text:span text:style-name="T125_3">subtract</text:span><text:span text:style-name="T125_4">(</text:span><text:span text:style-name="T125_5">d</text:span><text:span text:style-name="T125_6">1,<text:s/></text:span><text:span text:style-name="T125_7">d</text:span><text:span text:style-name="T125_8">2):</text:span></text:p>
            <text:p text:style-name="P126"><text:span text:style-name="T126_1">res</text:span><text:span text:style-name="T126_2"><text:s/>=<text:s/></text:span><text:span text:style-name="T126_3">dict</text:span><text:span text:style-name="T126_4">()</text:span></text:p>
            <text:p text:style-name="P127"><text:span text:style-name="T127_1">for</text:span><text:span text:style-name="T127_2"><text:s/></text:span><text:span text:style-name="T127_3">key</text:span><text:span text:style-name="T127_4"><text:s/></text:span><text:span text:style-name="T127_5">in</text:span><text:span text:style-name="T127_6"><text:s/></text:span><text:span text:style-name="T127_7">d</text:span><text:span text:style-name="T127_8">1:</text:span></text:p>
            <text:p text:style-name="P128"><text:span text:style-name="T128_1">if</text:span><text:span text:style-name="T128_2"><text:s/></text:span><text:span text:style-name="T128_3">key</text:span><text:span text:style-name="T128_4"><text:s/></text:span><text:span text:style-name="T128_5">not</text:span><text:span text:style-name="T128_6"><text:s/></text:span><text:span text:style-name="T128_7">in</text:span><text:span text:style-name="T128_8"><text:s/></text:span><text:span text:style-name="T128_9">d</text:span><text:span text:style-name="T128_10">2:</text:span></text:p>
            <text:p text:style-name="P129"><text:span text:style-name="T129_1">res</text:span><text:span text:style-name="T129_2">[</text:span><text:span text:style-name="T129_3">key</text:span><text:span text:style-name="T129_4">]<text:s/>=<text:s/></text:span><text:span text:style-name="T129_5">None</text:span></text:p>
            <text:p text:style-name="P130"><text:span text:style-name="T130_1">return</text:span><text:span text:style-name="T130_2"><text:s/></text:span><text:span text:style-name="T130_3">res</text:span></text:p>
          </table:table-cell>
        </table:table-row>
      </table:table>
      <text:p text:style-name="P131"><text:span text:style-name="T131_1">برای</text:span><text:span text:style-name="T131_2"><text:s/></text:span><text:span text:style-name="T131_3">پیدا</text:span><text:span text:style-name="T131_4"><text:s/></text:span><text:span text:style-name="T131_5">کردن</text:span><text:span text:style-name="T131_6"><text:s/></text:span><text:span text:style-name="T131_7">کلماتی</text:span><text:span text:style-name="T131_8"><text:s/></text:span><text:span text:style-name="T131_9">در</text:span><text:span text:style-name="T131_10"><text:s/></text:span><text:span text:style-name="T131_11">کتاب</text:span><text:span text:style-name="T131_12"><text:s/></text:span><text:span text:style-name="T131_13">که</text:span><text:span text:style-name="T131_14"><text:s/></text:span><text:span text:style-name="T131_15">در</text:span><text:span text:style-name="T131_16"><text:s/></text:span><text:span text:style-name="T131_17">لیست</text:span><text:span text:style-name="T131_18"><text:s/></text:span><text:span text:style-name="T131_19">words</text:span><text:span text:style-name="T131_20">.</text:span><text:span text:style-name="T131_21">txt</text:span><text:span text:style-name="T131_22"><text:s/></text:span><text:span text:style-name="T131_23">نیستند</text:span><text:span text:style-name="T131_24"><text:s/></text:span><text:span text:style-name="T131_25">می</text:span><text:span text:style-name="T131_26"><text:s/></text:span><text:span text:style-name="T131_27">توانیم</text:span><text:span text:style-name="T131_28"><text:s/></text:span><text:span text:style-name="T131_29">از</text:span><text:span text:style-name="T131_30"><text:s/></text:span><text:span text:style-name="T131_31">متد</text:span><text:span text:style-name="T131_32"><text:s/></text:span><text:span text:style-name="T131_33">process</text:span><text:span text:style-name="T131_34">_</text:span><text:span text:style-name="T131_35">file</text:span><text:span text:style-name="T131_36"><text:s/></text:span><text:span text:style-name="T131_37">برای</text:span><text:span text:style-name="T131_38"><text:s/></text:span><text:span text:style-name="T131_39">ساخت</text:span><text:span text:style-name="T131_40"><text:s/></text:span><text:span text:style-name="T131_41">یک</text:span><text:span text:style-name="T131_42"><text:s/></text:span><text:span text:style-name="T131_43">هیستوگرام</text:span><text:span text:style-name="T131_44"><text:s/></text:span><text:span text:style-name="T131_45">برای</text:span><text:span text:style-name="T131_46"><text:s/></text:span><text:span text:style-name="T131_47">words</text:span><text:span text:style-name="T131_48">.</text:span><text:span text:style-name="T131_49">txt</text:span><text:span text:style-name="T131_50"><text:s/></text:span><text:span text:style-name="T131_51">و</text:span><text:span text:style-name="T131_52"><text:s/></text:span><text:span text:style-name="T131_53">سپس</text:span><text:span text:style-name="T131_54"><text:s/></text:span><text:span text:style-name="T131_55">از</text:span><text:span text:style-name="T131_56"><text:s/></text:span><text:span text:style-name="T131_57">متد</text:span><text:span text:style-name="T131_58"><text:s/></text:span><text:span text:style-name="T131_59">subtract</text:span><text:span text:style-name="T131_60"><text:s/></text:span><text:span text:style-name="T131_61">استفاده</text:span><text:span text:style-name="T131_62"><text:s/></text:span><text:span text:style-name="T131_63">کنیم</text:span><text:span text:style-name="T131_64">:</text:span></text:p>
      <table:table table:style-name="Table18">
        <table:table-column table:style-name="Column18"/>
        <table:table-row table:style-name="Row18">
          <table:table-cell table:style-name="Cell18">
            <text:p text:style-name="P132"><text:span text:style-name="T132_1">words</text:span><text:span text:style-name="T132_2"><text:s/>=<text:s/></text:span><text:span text:style-name="T132_3">process</text:span><text:span text:style-name="T132_4">_</text:span><text:span text:style-name="T132_5">file</text:span><text:span text:style-name="T132_6">('</text:span><text:span text:style-name="T132_7">words</text:span><text:span text:style-name="T132_8">.</text:span><text:span text:style-name="T132_9">txt</text:span><text:span text:style-name="T132_10">')</text:span></text:p>
            <text:p text:style-name="P133"><text:span text:style-name="T133_1">diff</text:span><text:span text:style-name="T133_2"><text:s/>=<text:s/></text:span><text:span text:style-name="T133_3">subtract</text:span><text:span text:style-name="T133_4">(</text:span><text:span text:style-name="T133_5">hist</text:span><text:span text:style-name="T133_6">,<text:s/></text:span><text:span text:style-name="T133_7">words</text:span><text:span text:style-name="T133_8">)</text:span></text:p>
            <text:p text:style-name="P134"><text:span text:style-name="T134_1">print</text:span><text:span text:style-name="T134_2">("</text:span><text:span text:style-name="T134_3">Words</text:span><text:span text:style-name="T134_4"><text:s/></text:span><text:span text:style-name="T134_5">in</text:span><text:span text:style-name="T134_6"><text:s/></text:span><text:span text:style-name="T134_7">the</text:span><text:span text:style-name="T134_8"><text:s/></text:span><text:span text:style-name="T134_9">book</text:span><text:span text:style-name="T134_10"><text:s/></text:span><text:span text:style-name="T134_11">that</text:span><text:span text:style-name="T134_12"><text:s/></text:span><text:span text:style-name="T134_13">aren</text:span><text:span text:style-name="T134_14">'</text:span><text:span text:style-name="T134_15">t</text:span><text:span text:style-name="T134_16"><text:s/></text:span><text:span text:style-name="T134_17">in</text:span><text:span text:style-name="T134_18"><text:s/></text:span><text:span text:style-name="T134_19">the</text:span><text:span text:style-name="T134_20"><text:s/></text:span><text:span text:style-name="T134_21">word</text:span><text:span text:style-name="T134_22"><text:s/></text:span><text:span text:style-name="T134_23">list</text:span><text:span text:style-name="T134_24">:")</text:span></text:p>
            <text:p text:style-name="P135"><text:span text:style-name="T135_1">for</text:span><text:span text:style-name="T135_2"><text:s/></text:span><text:span text:style-name="T135_3">word</text:span><text:span text:style-name="T135_4"><text:s/></text:span><text:span text:style-name="T135_5">in</text:span><text:span text:style-name="T135_6"><text:s/></text:span><text:span text:style-name="T135_7">diff</text:span><text:span text:style-name="T135_8">.</text:span><text:span text:style-name="T135_9">keys</text:span><text:span text:style-name="T135_10">():</text:span></text:p>
            <text:p text:style-name="P136"><text:span text:style-name="T136_1">print</text:span><text:span text:style-name="T136_2">(</text:span><text:span text:style-name="T136_3">word</text:span><text:span text:style-name="T136_4">,<text:s/></text:span><text:span text:style-name="T136_5">end</text:span><text:span text:style-name="T136_6">='<text:s/>')</text:span></text:p>
          </table:table-cell>
        </table:table-row>
      </table:table>
      <text:p text:style-name="P137"><text:span text:style-name="T137_1">این</text:span><text:span text:style-name="T137_2"><text:s/></text:span><text:span text:style-name="T137_3">برخی</text:span><text:span text:style-name="T137_4"><text:s/></text:span><text:span text:style-name="T137_5">از</text:span><text:span text:style-name="T137_6"><text:s/></text:span><text:span text:style-name="T137_7">نتیجه</text:span><text:span text:style-name="T137_8"><text:s/></text:span><text:span text:style-name="T137_9">کتاب</text:span><text:span text:style-name="T137_10"><text:s/></text:span><text:span text:style-name="T137_11">Emma</text:span><text:span text:style-name="T137_12"><text:s/></text:span><text:span text:style-name="T137_13">است</text:span><text:span text:style-name="T137_14">:</text:span></text:p>
      <table:table table:style-name="Table19">
        <table:table-column table:style-name="Column19"/>
        <table:table-row table:style-name="Row19">
          <table:table-cell table:style-name="Cell19">
            <text:p text:style-name="P138"><text:span text:style-name="T138_1">Words</text:span><text:span text:style-name="T138_2"><text:s/></text:span><text:span text:style-name="T138_3">in</text:span><text:span text:style-name="T138_4"><text:s/></text:span><text:span text:style-name="T138_5">the</text:span><text:span text:style-name="T138_6"><text:s/></text:span><text:span text:style-name="T138_7">book</text:span><text:span text:style-name="T138_8"><text:s/></text:span><text:span text:style-name="T138_9">that</text:span><text:span text:style-name="T138_10"><text:s/></text:span><text:span text:style-name="T138_11">aren</text:span><text:span text:style-name="T138_12">'</text:span><text:span text:style-name="T138_13">t</text:span><text:span text:style-name="T138_14"><text:s/></text:span><text:span text:style-name="T138_15">in</text:span><text:span text:style-name="T138_16"><text:s/></text:span><text:span text:style-name="T138_17">the</text:span><text:span text:style-name="T138_18"><text:s/></text:span><text:span text:style-name="T138_19">word</text:span><text:span text:style-name="T138_20"><text:s/></text:span><text:span text:style-name="T138_21">list</text:span><text:span text:style-name="T138_22">:</text:span></text:p>
            <text:p text:style-name="P139"><text:span text:style-name="T139_1">rencontre</text:span><text:span text:style-name="T139_2"><text:s/></text:span><text:span text:style-name="T139_3">jane</text:span><text:span text:style-name="T139_4">'</text:span><text:span text:style-name="T139_5">s</text:span><text:span text:style-name="T139_6"><text:s/></text:span><text:span text:style-name="T139_7">blanche</text:span><text:span text:style-name="T139_8"><text:s/></text:span><text:span text:style-name="T139_9">woodhouses</text:span><text:span text:style-name="T139_10"><text:s/></text:span><text:span text:style-name="T139_11">disingenuousness</text:span></text:p>
            <text:p text:style-name="P140"><text:span text:style-name="T140_1">friend</text:span><text:span text:style-name="T140_2">'</text:span><text:span text:style-name="T140_3">s</text:span><text:span text:style-name="T140_4"><text:s/></text:span><text:span text:style-name="T140_5">venice</text:span><text:span text:style-name="T140_6"><text:s/></text:span><text:span text:style-name="T140_7">apartment</text:span><text:span text:style-name="T140_8"><text:s/>...</text:span></text:p>
          </table:table-cell>
        </table:table-row>
      </table:table>
      <text:p text:style-name="P141"><text:span text:style-name="T141_1">برخی</text:span><text:span text:style-name="T141_2"><text:s/></text:span><text:span text:style-name="T141_3">از</text:span><text:span text:style-name="T141_4"><text:s/></text:span><text:span text:style-name="T141_5">این</text:span><text:span text:style-name="T141_6"><text:s/></text:span><text:span text:style-name="T141_7">کلمات</text:span><text:span text:style-name="T141_8"><text:s/></text:span><text:span text:style-name="T141_9">نام</text:span><text:span text:style-name="T141_10"><text:s/></text:span><text:span text:style-name="T141_11">و</text:span><text:span text:style-name="T141_12"><text:s/></text:span><text:span text:style-name="T141_13">مضاف</text:span><text:span text:style-name="T141_14"><text:s/></text:span><text:span text:style-name="T141_15">الیه</text:span><text:span text:style-name="T141_16"><text:s/></text:span><text:span text:style-name="T141_17">هستند</text:span><text:span text:style-name="T141_18">.<text:s/></text:span><text:span text:style-name="T141_19">بقیه</text:span><text:span text:style-name="T141_20"><text:s/></text:span><text:span text:style-name="T141_21">–</text:span><text:span text:style-name="T141_22"><text:s/></text:span><text:span text:style-name="T141_23">مثل</text:span><text:span text:style-name="T141_24"><text:s/></text:span><text:span text:style-name="T141_25">کلمه</text:span><text:span text:style-name="T141_26"><text:s/>"</text:span><text:span text:style-name="T141_27">مقابله</text:span><text:span text:style-name="T141_28"><text:s/></text:span><text:span text:style-name="T141_29">کردن</text:span><text:span text:style-name="T141_30">"<text:s/></text:span><text:span text:style-name="T141_31">–</text:span><text:span text:style-name="T141_32"><text:s/></text:span><text:span text:style-name="T141_33">کلمه</text:span><text:span text:style-name="T141_34"><text:s/></text:span><text:span text:style-name="T141_35">رایج</text:span><text:span text:style-name="T141_36"><text:s/></text:span><text:span text:style-name="T141_37">نیستند</text:span><text:span text:style-name="T141_38">.<text:s/></text:span><text:span text:style-name="T141_39">اما</text:span><text:span text:style-name="T141_40"><text:s/></text:span><text:span text:style-name="T141_41">تعدادی</text:span><text:span text:style-name="T141_42"><text:s/></text:span><text:span text:style-name="T141_43">کلمات</text:span><text:span text:style-name="T141_44"><text:s/></text:span><text:span text:style-name="T141_45">رایج</text:span><text:span text:style-name="T141_46"><text:s/></text:span><text:span text:style-name="T141_47">هستند</text:span><text:span text:style-name="T141_48"><text:s/></text:span><text:span text:style-name="T141_49">که</text:span><text:span text:style-name="T141_50"><text:s/></text:span><text:span text:style-name="T141_51">باید</text:span><text:span text:style-name="T141_52"><text:s/></text:span><text:span text:style-name="T141_53">واقعا</text:span><text:span text:style-name="T141_54">ً<text:s/></text:span><text:span text:style-name="T141_55">در</text:span><text:span text:style-name="T141_56"><text:s/></text:span><text:span text:style-name="T141_57">این</text:span><text:span text:style-name="T141_58"><text:s/></text:span><text:span text:style-name="T141_59">لیست</text:span><text:span text:style-name="T141_60"><text:s/></text:span><text:span text:style-name="T141_61">باید</text:span><text:span text:style-name="T141_62"><text:s/></text:span><text:span text:style-name="T141_63">باشند</text:span><text:span text:style-name="T141_64">!</text:span></text:p>
      <text:h text:style-name="P142" text:outline-level="10"><text:bookmark-start text:name="h.igostoi2nzfc"/><text:bookmark-end text:name="h.igostoi2nzfc"/><text:span text:style-name="T142_1">تمرین</text:span><text:span text:style-name="T142_2"><text:s/>13.6</text:span></text:h>
      <text:p text:style-name="P143"><text:span text:style-name="T143_1">پایتون</text:span><text:span text:style-name="T143_2"><text:s/></text:span><text:span text:style-name="T143_3">یک</text:span><text:span text:style-name="T143_4"><text:s/></text:span><text:span text:style-name="T143_5">ساختمان</text:span><text:span text:style-name="T143_6"><text:s/></text:span><text:span text:style-name="T143_7">داده</text:span><text:span text:style-name="T143_8"><text:s/></text:span><text:span text:style-name="T143_9">بنام</text:span><text:span text:style-name="T143_10"><text:s/></text:span><text:span text:style-name="T143_11">set</text:span><text:span text:style-name="T143_12"><text:s/></text:span><text:span text:style-name="T143_13">فراهم</text:span><text:span text:style-name="T143_14"><text:s/></text:span><text:span text:style-name="T143_15">می</text:span><text:span text:style-name="T143_16"><text:s/></text:span><text:span text:style-name="T143_17">کند</text:span><text:span text:style-name="T143_18"><text:s/></text:span><text:span text:style-name="T143_19">که</text:span><text:span text:style-name="T143_20"><text:s/></text:span><text:span text:style-name="T143_21">مجموعه</text:span><text:span text:style-name="T143_22"><text:s/></text:span><text:span text:style-name="T143_23">ای</text:span><text:span text:style-name="T143_24"><text:s/></text:span><text:span text:style-name="T143_25">از</text:span><text:span text:style-name="T143_26"><text:s/></text:span><text:span text:style-name="T143_27">عملیات</text:span><text:span text:style-name="T143_28"><text:s/></text:span><text:span text:style-name="T143_29">رایج</text:span><text:span text:style-name="T143_30"><text:s/></text:span><text:span text:style-name="T143_31">را</text:span><text:span text:style-name="T143_32"><text:s/></text:span><text:span text:style-name="T143_33">ارائه</text:span><text:span text:style-name="T143_34"><text:s/></text:span><text:span text:style-name="T143_35">می</text:span><text:span text:style-name="T143_36"><text:s/></text:span><text:span text:style-name="T143_37">دهد</text:span><text:span text:style-name="T143_38">.<text:s/></text:span><text:span text:style-name="T143_39">می</text:span><text:span text:style-name="T143_40"><text:s/></text:span><text:span text:style-name="T143_41">توانید</text:span><text:span text:style-name="T143_42"><text:s/></text:span><text:span text:style-name="T143_43">درباره</text:span><text:span text:style-name="T143_44"><text:s/></text:span><text:span text:style-name="T143_45">آن</text:span><text:span text:style-name="T143_46"><text:s/></text:span><text:span text:style-name="T143_47">در</text:span><text:span text:style-name="T143_48"><text:s/></text:span><text:span text:style-name="T143_49">بخش</text:span><text:span text:style-name="T143_50"><text:s/>19.5<text:s/></text:span><text:span text:style-name="T143_51">یا</text:span><text:span text:style-name="T143_52"><text:s/></text:span><text:span text:style-name="T143_53">مستندات</text:span><text:span text:style-name="T143_54"><text:s/></text:span><text:span text:style-name="T143_55">آدرس</text:span><text:span text:style-name="T143_56"><text:a xlink:type="simple" xlink:href="http://docs.python.org/3/library/stdtypes.html#types-set"><text:span text:style-name="T143_57"><text:s/></text:span></text:a></text:span><text:span text:style-name="T143_58"><text:a xlink:type="simple" xlink:href="http://docs.python.org/3/library/stdtypes.html#types-set"><text:span text:style-name="T143_59">http</text:span></text:a></text:span><text:span text:style-name="T143_60"><text:a xlink:type="simple" xlink:href="http://docs.python.org/3/library/stdtypes.html#types-set"><text:span text:style-name="T143_61">://</text:span></text:a></text:span><text:span text:style-name="T143_62"><text:a xlink:type="simple" xlink:href="http://docs.python.org/3/library/stdtypes.html#types-set"><text:span text:style-name="T143_63">docs</text:span></text:a></text:span><text:span text:style-name="T143_64"><text:a xlink:type="simple" xlink:href="http://docs.python.org/3/library/stdtypes.html#types-set"><text:span text:style-name="T143_65">.</text:span></text:a></text:span><text:span text:style-name="T143_66"><text:a xlink:type="simple" xlink:href="http://docs.python.org/3/library/stdtypes.html#types-set"><text:span text:style-name="T143_67">python</text:span></text:a></text:span><text:span text:style-name="T143_68"><text:a xlink:type="simple" xlink:href="http://docs.python.org/3/library/stdtypes.html#types-set"><text:span text:style-name="T143_69">.</text:span></text:a></text:span><text:span text:style-name="T143_70"><text:a xlink:type="simple" xlink:href="http://docs.python.org/3/library/stdtypes.html#types-set"><text:span text:style-name="T143_71">org</text:span></text:a></text:span><text:span text:style-name="T143_72"><text:a xlink:type="simple" xlink:href="http://docs.python.org/3/library/stdtypes.html#types-set"><text:span text:style-name="T143_73">/3/</text:span></text:a></text:span><text:span text:style-name="T143_74"><text:a xlink:type="simple" xlink:href="http://docs.python.org/3/library/stdtypes.html#types-set"><text:span text:style-name="T143_75">library</text:span></text:a></text:span><text:span text:style-name="T143_76"><text:a xlink:type="simple" xlink:href="http://docs.python.org/3/library/stdtypes.html#types-set"><text:span text:style-name="T143_77">/</text:span></text:a></text:span><text:span text:style-name="T143_78"><text:a xlink:type="simple" xlink:href="http://docs.python.org/3/library/stdtypes.html#types-set"><text:span text:style-name="T143_79">stdtypes</text:span></text:a></text:span><text:span text:style-name="T143_80"><text:a xlink:type="simple" xlink:href="http://docs.python.org/3/library/stdtypes.html#types-set"><text:span text:style-name="T143_81">.</text:span></text:a></text:span><text:span text:style-name="T143_82"><text:a xlink:type="simple" xlink:href="http://docs.python.org/3/library/stdtypes.html#types-set"><text:span text:style-name="T143_83">html</text:span></text:a></text:span><text:span text:style-name="T143_84"><text:a xlink:type="simple" xlink:href="http://docs.python.org/3/library/stdtypes.html#types-set"><text:span text:style-name="T143_85">#</text:span></text:a></text:span><text:span text:style-name="T143_86"><text:a xlink:type="simple" xlink:href="http://docs.python.org/3/library/stdtypes.html#types-set"><text:span text:style-name="T143_87">types</text:span></text:a></text:span><text:span text:style-name="T143_88"><text:a xlink:type="simple" xlink:href="http://docs.python.org/3/library/stdtypes.html#types-set"><text:span text:style-name="T143_89">-</text:span></text:a></text:span><text:span text:style-name="T143_90"><text:a xlink:type="simple" xlink:href="http://docs.python.org/3/library/stdtypes.html#types-set"><text:span text:style-name="T143_91">set</text:span></text:a></text:span><text:span text:style-name="T143_92"><text:s/></text:span><text:span text:style-name="T143_93">را</text:span><text:span text:style-name="T143_94"><text:s/></text:span><text:span text:style-name="T143_95">بخوانید</text:span><text:span text:style-name="T143_96">.</text:span></text:p>
      <text:p text:style-name="P144"><text:span text:style-name="T144_1">یک</text:span><text:span text:style-name="T144_2"><text:s/></text:span><text:span text:style-name="T144_3">برنامه</text:span><text:span text:style-name="T144_4"><text:s/></text:span><text:span text:style-name="T144_5">بنویسید</text:span><text:span text:style-name="T144_6"><text:s/></text:span><text:span text:style-name="T144_7">که</text:span><text:span text:style-name="T144_8"><text:s/></text:span><text:span text:style-name="T144_9">از</text:span><text:span text:style-name="T144_10"><text:s/></text:span><text:span text:style-name="T144_11">set</text:span><text:span text:style-name="T144_12"><text:s/></text:span><text:span text:style-name="T144_13">subtraction</text:span><text:span text:style-name="T144_14"><text:s/></text:span><text:span text:style-name="T144_15">برای</text:span><text:span text:style-name="T144_16"><text:s/></text:span><text:span text:style-name="T144_17">پیدا</text:span><text:span text:style-name="T144_18"><text:s/></text:span><text:span text:style-name="T144_19">کردن</text:span><text:span text:style-name="T144_20"><text:s/></text:span><text:span text:style-name="T144_21">کلماتی</text:span><text:span text:style-name="T144_22"><text:s/></text:span><text:span text:style-name="T144_23">که</text:span><text:span text:style-name="T144_24"><text:s/></text:span><text:span text:style-name="T144_25">در</text:span><text:span text:style-name="T144_26"><text:s/></text:span><text:span text:style-name="T144_27">کتاب</text:span><text:span text:style-name="T144_28"><text:s/></text:span><text:span text:style-name="T144_29">هستند</text:span><text:span text:style-name="T144_30"><text:s/></text:span><text:span text:style-name="T144_31">و</text:span><text:span text:style-name="T144_32"><text:s/></text:span><text:span text:style-name="T144_33">در</text:span><text:span text:style-name="T144_34"><text:s/></text:span><text:span text:style-name="T144_35">لیست</text:span><text:span text:style-name="T144_36"><text:s/></text:span><text:span text:style-name="T144_37">نیستند</text:span><text:span text:style-name="T144_38">،<text:s/></text:span><text:span text:style-name="T144_39">استفاده</text:span><text:span text:style-name="T144_40"><text:s/></text:span><text:span text:style-name="T144_41">کند</text:span><text:span text:style-name="T144_42">.</text:span></text:p>
      <text:p text:style-name="P145"><text:span text:style-name="T145_1">راه</text:span><text:span text:style-name="T145_2"><text:s/></text:span><text:span text:style-name="T145_3">حل</text:span><text:span text:style-name="T145_4">:</text:span><text:span text:style-name="T145_5"><text:a xlink:type="simple" xlink:href="http://thinkpython2.com/code/analyze_book2.py"><text:span text:style-name="T145_6"><text:s/></text:span></text:a></text:span><text:span text:style-name="T145_7"><text:a xlink:type="simple" xlink:href="http://thinkpython2.com/code/analyze_book2.py"><text:span text:style-name="T145_8">http</text:span></text:a></text:span><text:span text:style-name="T145_9"><text:a xlink:type="simple" xlink:href="http://thinkpython2.com/code/analyze_book2.py"><text:span text:style-name="T145_10">://</text:span></text:a></text:span><text:span text:style-name="T145_11"><text:a xlink:type="simple" xlink:href="http://thinkpython2.com/code/analyze_book2.py"><text:span text:style-name="T145_12">thinkpython</text:span></text:a></text:span><text:span text:style-name="T145_13"><text:a xlink:type="simple" xlink:href="http://thinkpython2.com/code/analyze_book2.py"><text:span text:style-name="T145_14">2.</text:span></text:a></text:span><text:span text:style-name="T145_15"><text:a xlink:type="simple" xlink:href="http://thinkpython2.com/code/analyze_book2.py"><text:span text:style-name="T145_16">com</text:span></text:a></text:span><text:span text:style-name="T145_17"><text:a xlink:type="simple" xlink:href="http://thinkpython2.com/code/analyze_book2.py"><text:span text:style-name="T145_18">/</text:span></text:a></text:span><text:span text:style-name="T145_19"><text:a xlink:type="simple" xlink:href="http://thinkpython2.com/code/analyze_book2.py"><text:span text:style-name="T145_20">code</text:span></text:a></text:span><text:span text:style-name="T145_21"><text:a xlink:type="simple" xlink:href="http://thinkpython2.com/code/analyze_book2.py"><text:span text:style-name="T145_22">/</text:span></text:a></text:span><text:span text:style-name="T145_23"><text:a xlink:type="simple" xlink:href="http://thinkpython2.com/code/analyze_book2.py"><text:span text:style-name="T145_24">analyze</text:span></text:a></text:span><text:span text:style-name="T145_25"><text:a xlink:type="simple" xlink:href="http://thinkpython2.com/code/analyze_book2.py"><text:span text:style-name="T145_26">_</text:span></text:a></text:span><text:span text:style-name="T145_27"><text:a xlink:type="simple" xlink:href="http://thinkpython2.com/code/analyze_book2.py"><text:span text:style-name="T145_28">book</text:span></text:a></text:span><text:span text:style-name="T145_29"><text:a xlink:type="simple" xlink:href="http://thinkpython2.com/code/analyze_book2.py"><text:span text:style-name="T145_30">2.</text:span></text:a></text:span><text:span text:style-name="T145_31"><text:a xlink:type="simple" xlink:href="http://thinkpython2.com/code/analyze_book2.py"><text:span text:style-name="T145_32">py</text:span></text:a></text:span></text:p>
      <text:h text:style-name="P146" text:outline-level="10"><text:bookmark-start text:name="h.d44o9285gfrf"/><text:bookmark-end text:name="h.d44o9285gfrf"/><text:span text:style-name="T146_1">13.7<text:s/></text:span><text:span text:style-name="T146_2">کلمات</text:span><text:span text:style-name="T146_3"><text:s/></text:span><text:span text:style-name="T146_4">تصادفی</text:span></text:h>
      <text:p text:style-name="P147"><text:span text:style-name="T147_1">برای</text:span><text:span text:style-name="T147_2"><text:s/></text:span><text:span text:style-name="T147_3">انتخاب</text:span><text:span text:style-name="T147_4"><text:s/></text:span><text:span text:style-name="T147_5">یک</text:span><text:span text:style-name="T147_6"><text:s/></text:span><text:span text:style-name="T147_7">کلمه</text:span><text:span text:style-name="T147_8"><text:s/></text:span><text:span text:style-name="T147_9">تصادفی</text:span><text:span text:style-name="T147_10"><text:s/></text:span><text:span text:style-name="T147_11">از</text:span><text:span text:style-name="T147_12"><text:s/></text:span><text:span text:style-name="T147_13">هیستوگرام</text:span><text:span text:style-name="T147_14"><text:s/></text:span><text:span text:style-name="T147_15">ساده</text:span><text:span text:style-name="T147_16"><text:s/></text:span><text:span text:style-name="T147_17">ترین</text:span><text:span text:style-name="T147_18"><text:s/></text:span><text:span text:style-name="T147_19">الگوریتم</text:span><text:span text:style-name="T147_20"><text:s/></text:span><text:span text:style-name="T147_21">برای</text:span><text:span text:style-name="T147_22"><text:s/></text:span><text:span text:style-name="T147_23">ساخت</text:span><text:span text:style-name="T147_24"><text:s/></text:span><text:span text:style-name="T147_25">یک</text:span><text:span text:style-name="T147_26"><text:s/></text:span><text:span text:style-name="T147_27">لیست</text:span><text:span text:style-name="T147_28"><text:s/></text:span><text:span text:style-name="T147_29">به</text:span><text:span text:style-name="T147_30"><text:s/></text:span><text:span text:style-name="T147_31">همراه</text:span><text:span text:style-name="T147_32"><text:s/></text:span><text:span text:style-name="T147_33">چندین</text:span><text:span text:style-name="T147_34"><text:s/></text:span><text:span text:style-name="T147_35">انتخاب</text:span><text:span text:style-name="T147_36"><text:s/></text:span><text:span text:style-name="T147_37">از</text:span><text:span text:style-name="T147_38"><text:s/></text:span><text:span text:style-name="T147_39">کلمه</text:span><text:span text:style-name="T147_40"><text:s/></text:span><text:span text:style-name="T147_41">طبق</text:span><text:span text:style-name="T147_42"><text:s/></text:span><text:span text:style-name="T147_43">تعداد</text:span><text:span text:style-name="T147_44"><text:s/></text:span><text:span text:style-name="T147_45">مشاهده</text:span><text:span text:style-name="T147_46"><text:s/></text:span><text:span text:style-name="T147_47">و</text:span><text:span text:style-name="T147_48"><text:s/></text:span><text:span text:style-name="T147_49">سپس</text:span><text:span text:style-name="T147_50"><text:s/></text:span><text:span text:style-name="T147_51">انتخاب</text:span><text:span text:style-name="T147_52"><text:s/></text:span><text:span text:style-name="T147_53">از</text:span><text:span text:style-name="T147_54"><text:s/></text:span><text:span text:style-name="T147_55">لیست</text:span><text:span text:style-name="T147_56">:</text:span></text:p>
      <table:table table:style-name="Table20">
        <table:table-column table:style-name="Column20"/>
        <table:table-row table:style-name="Row20">
          <table:table-cell table:style-name="Cell20">
            <text:p text:style-name="P148"><text:span text:style-name="T148_1">def</text:span><text:span text:style-name="T148_2"><text:s/></text:span><text:span text:style-name="T148_3">random</text:span><text:span text:style-name="T148_4">_</text:span><text:span text:style-name="T148_5">word</text:span><text:span text:style-name="T148_6">(</text:span><text:span text:style-name="T148_7">h</text:span><text:span text:style-name="T148_8">):</text:span></text:p>
            <text:p text:style-name="P149"><text:span text:style-name="T149_1">t</text:span><text:span text:style-name="T149_2"><text:s/>=<text:s/>[]</text:span></text:p>
            <text:p text:style-name="P150"><text:span text:style-name="T150_1">for</text:span><text:span text:style-name="T150_2"><text:s/></text:span><text:span text:style-name="T150_3">word</text:span><text:span text:style-name="T150_4">,<text:s/></text:span><text:span text:style-name="T150_5">freq</text:span><text:span text:style-name="T150_6"><text:s/></text:span><text:span text:style-name="T150_7">in</text:span><text:span text:style-name="T150_8"><text:s/></text:span><text:span text:style-name="T150_9">h</text:span><text:span text:style-name="T150_10">.</text:span><text:span text:style-name="T150_11">items</text:span><text:span text:style-name="T150_12">():</text:span></text:p>
            <text:p text:style-name="P151"><text:span text:style-name="T151_1">t</text:span><text:span text:style-name="T151_2">.</text:span><text:span text:style-name="T151_3">extend</text:span><text:span text:style-name="T151_4">([</text:span><text:span text:style-name="T151_5">word</text:span><text:span text:style-name="T151_6">]<text:s/>*<text:s/></text:span><text:span text:style-name="T151_7">freq</text:span><text:span text:style-name="T151_8">)</text:span></text:p>
            <text:p text:style-name="P152"><text:span text:style-name="T152_1">return</text:span><text:span text:style-name="T152_2"><text:s/></text:span><text:span text:style-name="T152_3">random</text:span><text:span text:style-name="T152_4">.</text:span><text:span text:style-name="T152_5">choice</text:span><text:span text:style-name="T152_6">(</text:span><text:span text:style-name="T152_7">t</text:span><text:span text:style-name="T152_8">)</text:span></text:p>
          </table:table-cell>
        </table:table-row>
      </table:table>
      <text:p text:style-name="P153"><text:span text:style-name="T153_1">عبارت</text:span><text:span text:style-name="T153_2"><text:s/>"</text:span><text:span text:style-name="T153_3">[</text:span><text:span text:style-name="T153_4">word</text:span><text:span text:style-name="T153_5">]<text:s/>*<text:s/></text:span><text:span text:style-name="T153_6">freq</text:span><text:span text:style-name="T153_7">"<text:s/></text:span><text:span text:style-name="T153_8">یک</text:span><text:span text:style-name="T153_9"><text:s/></text:span><text:span text:style-name="T153_10">لیست</text:span><text:span text:style-name="T153_11"><text:s/></text:span><text:span text:style-name="T153_12">از</text:span><text:span text:style-name="T153_13"><text:s/></text:span><text:span text:style-name="T153_14">کپی</text:span><text:span text:style-name="T153_15"><text:s/></text:span><text:span text:style-name="T153_16">های</text:span><text:span text:style-name="T153_17"><text:s/></text:span><text:span text:style-name="T153_18">freq</text:span><text:span text:style-name="T153_19"><text:s/></text:span><text:span text:style-name="T153_20">از</text:span><text:span text:style-name="T153_21"><text:s/></text:span><text:span text:style-name="T153_22">رشته</text:span><text:span text:style-name="T153_23"><text:s/></text:span><text:span text:style-name="T153_24">word</text:span><text:span text:style-name="T153_25"><text:s/></text:span><text:span text:style-name="T153_26">می</text:span><text:span text:style-name="T153_27"><text:s/></text:span><text:span text:style-name="T153_28">سازد</text:span><text:span text:style-name="T153_29">.<text:s/></text:span><text:span text:style-name="T153_30">متد</text:span><text:span text:style-name="T153_31"><text:s/></text:span><text:span text:style-name="T153_32">extend</text:span><text:span text:style-name="T153_33"><text:s/></text:span><text:span text:style-name="T153_34">شبیه</text:span><text:span text:style-name="T153_35"><text:s/></text:span><text:span text:style-name="T153_36">متد</text:span><text:span text:style-name="T153_37"><text:s/></text:span><text:span text:style-name="T153_38">append</text:span><text:span text:style-name="T153_39"><text:s/></text:span><text:span text:style-name="T153_40">است</text:span><text:span text:style-name="T153_41"><text:s/></text:span><text:span text:style-name="T153_42">بجز</text:span><text:span text:style-name="T153_43"><text:s/></text:span><text:span text:style-name="T153_44">اینکه</text:span><text:span text:style-name="T153_45"><text:s/></text:span><text:span text:style-name="T153_46">آرگومان</text:span><text:span text:style-name="T153_47"><text:s/></text:span><text:span text:style-name="T153_48">آن</text:span><text:span text:style-name="T153_49"><text:s/></text:span><text:span text:style-name="T153_50">یک</text:span><text:span text:style-name="T153_51"><text:s/></text:span><text:span text:style-name="T153_52">توالی</text:span><text:span text:style-name="T153_53"><text:s/></text:span><text:span text:style-name="T153_54">است</text:span><text:span text:style-name="T153_55">.</text:span></text:p>
      <text:p text:style-name="P154"><text:span text:style-name="T154_1">این</text:span><text:span text:style-name="T154_2"><text:s/></text:span><text:span text:style-name="T154_3">الگوریتم</text:span><text:span text:style-name="T154_4"><text:s/></text:span><text:span text:style-name="T154_5">کار</text:span><text:span text:style-name="T154_6"><text:s/></text:span><text:span text:style-name="T154_7">می</text:span><text:span text:style-name="T154_8"><text:s/></text:span><text:span text:style-name="T154_9">کند</text:span><text:span text:style-name="T154_10"><text:s/></text:span><text:span text:style-name="T154_11">اما</text:span><text:span text:style-name="T154_12"><text:s/></text:span><text:span text:style-name="T154_13">خیلی</text:span><text:span text:style-name="T154_14"><text:s/></text:span><text:span text:style-name="T154_15">کارآمد</text:span><text:span text:style-name="T154_16"><text:s/></text:span><text:span text:style-name="T154_17">نیست</text:span><text:span text:style-name="T154_18">؛<text:s/></text:span><text:span text:style-name="T154_19">هر</text:span><text:span text:style-name="T154_20"><text:s/></text:span><text:span text:style-name="T154_21">وقت</text:span><text:span text:style-name="T154_22"><text:s/></text:span><text:span text:style-name="T154_23">یک</text:span><text:span text:style-name="T154_24"><text:s/></text:span><text:span text:style-name="T154_25">کلمه</text:span><text:span text:style-name="T154_26"><text:s/></text:span><text:span text:style-name="T154_27">تصادفی</text:span><text:span text:style-name="T154_28"><text:s/></text:span><text:span text:style-name="T154_29">انتخاب</text:span><text:span text:style-name="T154_30"><text:s/></text:span><text:span text:style-name="T154_31">کنید</text:span><text:span text:style-name="T154_32">،<text:s/></text:span><text:span text:style-name="T154_33">این</text:span><text:span text:style-name="T154_34"><text:s/></text:span><text:span text:style-name="T154_35">متد</text:span><text:span text:style-name="T154_36"><text:s/></text:span><text:span text:style-name="T154_37">لیست</text:span><text:span text:style-name="T154_38"><text:s/></text:span><text:span text:style-name="T154_39">را</text:span><text:span text:style-name="T154_40"><text:s/></text:span><text:span text:style-name="T154_41">دوباره</text:span><text:span text:style-name="T154_42"><text:s/></text:span><text:span text:style-name="T154_43">می</text:span><text:span text:style-name="T154_44"><text:s/></text:span><text:span text:style-name="T154_45">سازد</text:span><text:span text:style-name="T154_46"><text:s/></text:span><text:span text:style-name="T154_47">که</text:span><text:span text:style-name="T154_48"><text:s/></text:span><text:span text:style-name="T154_49">این</text:span><text:span text:style-name="T154_50"><text:s/></text:span><text:span text:style-name="T154_51">به</text:span><text:span text:style-name="T154_52"><text:s/></text:span><text:span text:style-name="T154_53">بزرگی</text:span><text:span text:style-name="T154_54"><text:s/></text:span><text:span text:style-name="T154_55">کتاب</text:span><text:span text:style-name="T154_56"><text:s/></text:span><text:span text:style-name="T154_57">اصلی</text:span><text:span text:style-name="T154_58"><text:s/></text:span><text:span text:style-name="T154_59">است</text:span><text:span text:style-name="T154_60">.<text:s/></text:span><text:span text:style-name="T154_61">یک</text:span><text:span text:style-name="T154_62"><text:s/></text:span><text:span text:style-name="T154_63">بهبود</text:span><text:span text:style-name="T154_64"><text:s/></text:span><text:span text:style-name="T154_65">آشکار</text:span><text:span text:style-name="T154_66"><text:s/></text:span><text:span text:style-name="T154_67">این</text:span><text:span text:style-name="T154_68"><text:s/></text:span><text:span text:style-name="T154_69">است</text:span><text:span text:style-name="T154_70"><text:s/></text:span><text:span text:style-name="T154_71">که</text:span><text:span text:style-name="T154_72"><text:s/></text:span><text:span text:style-name="T154_73">اول</text:span><text:span text:style-name="T154_74"><text:s/></text:span><text:span text:style-name="T154_75">لیست</text:span><text:span text:style-name="T154_76"><text:s/></text:span><text:span text:style-name="T154_77">را</text:span><text:span text:style-name="T154_78"><text:s/></text:span><text:span text:style-name="T154_79">بسازید</text:span><text:span text:style-name="T154_80"><text:s/></text:span><text:span text:style-name="T154_81">سپس</text:span><text:span text:style-name="T154_82"><text:s/></text:span><text:span text:style-name="T154_83">انتخاب</text:span><text:span text:style-name="T154_84"><text:s/></text:span><text:span text:style-name="T154_85">های</text:span><text:span text:style-name="T154_86"><text:s/></text:span><text:span text:style-name="T154_87">چند</text:span><text:span text:style-name="T154_88"><text:s/></text:span><text:span text:style-name="T154_89">گانه</text:span><text:span text:style-name="T154_90"><text:s/></text:span><text:span text:style-name="T154_91">را</text:span><text:span text:style-name="T154_92">.<text:s/></text:span><text:span text:style-name="T154_93">اما</text:span><text:span text:style-name="T154_94"><text:s/></text:span><text:span text:style-name="T154_95">هنوز</text:span><text:span text:style-name="T154_96"><text:s/></text:span><text:span text:style-name="T154_97">هم</text:span><text:span text:style-name="T154_98"><text:s/></text:span><text:span text:style-name="T154_99">بزرگ</text:span><text:span text:style-name="T154_100"><text:s/></text:span><text:span text:style-name="T154_101">است</text:span><text:span text:style-name="T154_102">.</text:span></text:p>
      <text:p text:style-name="P155"><text:span text:style-name="T155_1">یک</text:span><text:span text:style-name="T155_2"><text:s/></text:span><text:span text:style-name="T155_3">راه</text:span><text:span text:style-name="T155_4"><text:s/></text:span><text:span text:style-name="T155_5">جایگزین</text:span><text:span text:style-name="T155_6"><text:s/></text:span><text:span text:style-name="T155_7">این</text:span><text:span text:style-name="T155_8"><text:s/></text:span><text:span text:style-name="T155_9">است</text:span><text:span text:style-name="T155_10">:</text:span></text:p>
      <text:p text:style-name="P156"><text:span text:style-name="T156_1">1.</text:span><text:span text:style-name="T156_2"><text:s text:c="7"/></text:span><text:span text:style-name="T156_3">از</text:span><text:span text:style-name="T156_4"><text:s/></text:span><text:span text:style-name="T156_5">کلید</text:span><text:span text:style-name="T156_6"><text:s/></text:span><text:span text:style-name="T156_7">ها</text:span><text:span text:style-name="T156_8"><text:s/></text:span><text:span text:style-name="T156_9">برای</text:span><text:span text:style-name="T156_10"><text:s/></text:span><text:span text:style-name="T156_11">بدست</text:span><text:span text:style-name="T156_12"><text:s/></text:span><text:span text:style-name="T156_13">آوردن</text:span><text:span text:style-name="T156_14"><text:s/></text:span><text:span text:style-name="T156_15">لیست</text:span><text:span text:style-name="T156_16"><text:s/></text:span><text:span text:style-name="T156_17">کلمات</text:span><text:span text:style-name="T156_18"><text:s/></text:span><text:span text:style-name="T156_19">در</text:span><text:span text:style-name="T156_20"><text:s/></text:span><text:span text:style-name="T156_21">کتاب</text:span><text:span text:style-name="T156_22"><text:s/></text:span><text:span text:style-name="T156_23">استفاده</text:span><text:span text:style-name="T156_24"><text:s/></text:span><text:span text:style-name="T156_25">کنید</text:span><text:span text:style-name="T156_26">.</text:span></text:p>
      <text:p text:style-name="P157"><text:span text:style-name="T157_1">2.</text:span><text:span text:style-name="T157_2"><text:s text:c="7"/></text:span><text:span text:style-name="T157_3">یک</text:span><text:span text:style-name="T157_4"><text:s/></text:span><text:span text:style-name="T157_5">لیست</text:span><text:span text:style-name="T157_6"><text:s/></text:span><text:span text:style-name="T157_7">بسازید</text:span><text:span text:style-name="T157_8"><text:s/></text:span><text:span text:style-name="T157_9">که</text:span><text:span text:style-name="T157_10"><text:s/></text:span><text:span text:style-name="T157_11">شامل</text:span><text:span text:style-name="T157_12"><text:s/></text:span><text:span text:style-name="T157_13">جمع</text:span><text:span text:style-name="T157_14"><text:s/></text:span><text:span text:style-name="T157_15">تعداد</text:span><text:span text:style-name="T157_16"><text:s/></text:span><text:span text:style-name="T157_17">کلمات</text:span><text:span text:style-name="T157_18"><text:s/></text:span><text:span text:style-name="T157_19">را</text:span><text:span text:style-name="T157_20"><text:s/></text:span><text:span text:style-name="T157_21">یکجا</text:span><text:span text:style-name="T157_22"><text:s/></text:span><text:span text:style-name="T157_23">داشته</text:span><text:span text:style-name="T157_24"><text:s/></text:span><text:span text:style-name="T157_25">باشد</text:span><text:span text:style-name="T157_26"><text:s/>(</text:span><text:span text:style-name="T157_27">تمرین</text:span><text:span text:style-name="T157_28"><text:s/>10.2<text:s/></text:span><text:span text:style-name="T157_29">را</text:span><text:span text:style-name="T157_30"><text:s/></text:span><text:span text:style-name="T157_31">ببینید</text:span><text:span text:style-name="T157_32">).<text:s/></text:span><text:span text:style-name="T157_33">آخرین</text:span><text:span text:style-name="T157_34"><text:s/></text:span><text:span text:style-name="T157_35">مورد</text:span><text:span text:style-name="T157_36"><text:s/></text:span><text:span text:style-name="T157_37">در</text:span><text:span text:style-name="T157_38"><text:s/></text:span><text:span text:style-name="T157_39">این</text:span><text:span text:style-name="T157_40"><text:s/></text:span><text:span text:style-name="T157_41">لیست</text:span><text:span text:style-name="T157_42"><text:s/></text:span><text:span text:style-name="T157_43">مجموع</text:span><text:span text:style-name="T157_44"><text:s/></text:span><text:span text:style-name="T157_45">تعداد</text:span><text:span text:style-name="T157_46"><text:s/></text:span><text:span text:style-name="T157_47">کلمات</text:span><text:span text:style-name="T157_48"><text:s/></text:span><text:span text:style-name="T157_49">در</text:span><text:span text:style-name="T157_50"><text:s/></text:span><text:span text:style-name="T157_51">این</text:span><text:span text:style-name="T157_52"><text:s/></text:span><text:span text:style-name="T157_53">کتاب</text:span><text:span text:style-name="T157_54"><text:s/></text:span><text:span text:style-name="T157_55">است</text:span><text:span text:style-name="T157_56"><text:s/>(</text:span><text:span text:style-name="T157_57">n</text:span><text:span text:style-name="T157_58">).</text:span></text:p>
      <text:p text:style-name="P158"><text:span text:style-name="T158_1">3.</text:span><text:span text:style-name="T158_2"><text:s text:c="7"/></text:span><text:span text:style-name="T158_3">یک</text:span><text:span text:style-name="T158_4"><text:s/></text:span><text:span text:style-name="T158_5">شماره</text:span><text:span text:style-name="T158_6"><text:s/></text:span><text:span text:style-name="T158_7">تصادفی</text:span><text:span text:style-name="T158_8"><text:s/></text:span><text:span text:style-name="T158_9">از</text:span><text:span text:style-name="T158_10"><text:s/>1<text:s/></text:span><text:span text:style-name="T158_11">تا</text:span><text:span text:style-name="T158_12"><text:s/></text:span><text:span text:style-name="T158_13">n</text:span><text:span text:style-name="T158_14"><text:s/></text:span><text:span text:style-name="T158_15">انتخاب</text:span><text:span text:style-name="T158_16"><text:s/></text:span><text:span text:style-name="T158_17">کنید</text:span><text:span text:style-name="T158_18">.<text:s/></text:span><text:span text:style-name="T158_19">از</text:span><text:span text:style-name="T158_20"><text:s/></text:span><text:span text:style-name="T158_21">یک</text:span><text:span text:style-name="T158_22"><text:s/></text:span><text:span text:style-name="T158_23">جستجوی</text:span><text:span text:style-name="T158_24"><text:s/></text:span><text:span text:style-name="T158_25">دو</text:span><text:span text:style-name="T158_26"><text:s/></text:span><text:span text:style-name="T158_27">بخشی</text:span><text:span text:style-name="T158_28"><text:s/>(</text:span><text:span text:style-name="T158_29">تمرین</text:span><text:span text:style-name="T158_30"><text:s/>10.10<text:s/></text:span><text:span text:style-name="T158_31">را</text:span><text:span text:style-name="T158_32"><text:s/></text:span><text:span text:style-name="T158_33">ببینید</text:span><text:span text:style-name="T158_34">)<text:s/></text:span><text:span text:style-name="T158_35">برای</text:span><text:span text:style-name="T158_36"><text:s/></text:span><text:span text:style-name="T158_37">پیدا</text:span><text:span text:style-name="T158_38"><text:s/></text:span><text:span text:style-name="T158_39">کردن</text:span><text:span text:style-name="T158_40"><text:s/></text:span><text:span text:style-name="T158_41">اندیس</text:span><text:span text:style-name="T158_42"><text:s/></text:span><text:span text:style-name="T158_43">که</text:span><text:span text:style-name="T158_44"><text:s text:c="2"/></text:span><text:span text:style-name="T158_45">شماره</text:span><text:span text:style-name="T158_46"><text:s/></text:span><text:span text:style-name="T158_47">تصادفی</text:span><text:span text:style-name="T158_48"><text:s/></text:span><text:span text:style-name="T158_49">می</text:span><text:span text:style-name="T158_50"><text:s/></text:span><text:span text:style-name="T158_51">خواهد</text:span><text:span text:style-name="T158_52"><text:s/></text:span><text:span text:style-name="T158_53">در</text:span><text:span text:style-name="T158_54"><text:s/></text:span><text:span text:style-name="T158_55">مجموع</text:span><text:span text:style-name="T158_56"><text:s/></text:span><text:span text:style-name="T158_57">تجمعی</text:span><text:span text:style-name="T158_58"><text:s/></text:span><text:span text:style-name="T158_59">درج</text:span><text:span text:style-name="T158_60"><text:s/></text:span><text:span text:style-name="T158_61">کند</text:span><text:span text:style-name="T158_62">،<text:s/></text:span><text:span text:style-name="T158_63">استفاده</text:span><text:span text:style-name="T158_64"><text:s/></text:span><text:span text:style-name="T158_65">کنید</text:span><text:span text:style-name="T158_66">.</text:span></text:p>
      <text:p text:style-name="P159"><text:span text:style-name="T159_1">4.</text:span><text:span text:style-name="T159_2"><text:s text:c="7"/></text:span><text:span text:style-name="T159_3">از</text:span><text:span text:style-name="T159_4"><text:s/></text:span><text:span text:style-name="T159_5">اندیس</text:span><text:span text:style-name="T159_6"><text:s/></text:span><text:span text:style-name="T159_7">برای</text:span><text:span text:style-name="T159_8"><text:s/></text:span><text:span text:style-name="T159_9">پیدا</text:span><text:span text:style-name="T159_10"><text:s/></text:span><text:span text:style-name="T159_11">کردن</text:span><text:span text:style-name="T159_12"><text:s/></text:span><text:span text:style-name="T159_13">کلمه</text:span><text:span text:style-name="T159_14"><text:s/></text:span><text:span text:style-name="T159_15">مربوط</text:span><text:span text:style-name="T159_16"><text:s/></text:span><text:span text:style-name="T159_17">در</text:span><text:span text:style-name="T159_18"><text:s/></text:span><text:span text:style-name="T159_19">لیست</text:span><text:span text:style-name="T159_20"><text:s/></text:span><text:span text:style-name="T159_21">کلمات</text:span><text:span text:style-name="T159_22"><text:s/></text:span><text:span text:style-name="T159_23">استفاده</text:span><text:span text:style-name="T159_24"><text:s/></text:span><text:span text:style-name="T159_25">کنید</text:span><text:span text:style-name="T159_26">.</text:span></text:p>
      <text:h text:style-name="P160" text:outline-level="10"><text:bookmark-start text:name="h.bt14bmpqrfgh"/><text:bookmark-end text:name="h.bt14bmpqrfgh"/><text:span text:style-name="T160_1">تمرین</text:span><text:span text:style-name="T160_2"><text:s/>13.7</text:span></text:h>
      <text:p text:style-name="P161"><text:span text:style-name="T161_1">یک</text:span><text:span text:style-name="T161_2"><text:s/></text:span><text:span text:style-name="T161_3">برنامه</text:span><text:span text:style-name="T161_4"><text:s/></text:span><text:span text:style-name="T161_5">بنویسید</text:span><text:span text:style-name="T161_6"><text:s/></text:span><text:span text:style-name="T161_7">که</text:span><text:span text:style-name="T161_8"><text:s/></text:span><text:span text:style-name="T161_9">از</text:span><text:span text:style-name="T161_10"><text:s/></text:span><text:span text:style-name="T161_11">این</text:span><text:span text:style-name="T161_12"><text:s/></text:span><text:span text:style-name="T161_13">الگوریتم</text:span><text:span text:style-name="T161_14"><text:s/></text:span><text:span text:style-name="T161_15">برای</text:span><text:span text:style-name="T161_16"><text:s/></text:span><text:span text:style-name="T161_17">انتخاب</text:span><text:span text:style-name="T161_18"><text:s/></text:span><text:span text:style-name="T161_19">یک</text:span><text:span text:style-name="T161_20"><text:s/></text:span><text:span text:style-name="T161_21">کلمه</text:span><text:span text:style-name="T161_22"><text:s/></text:span><text:span text:style-name="T161_23">تصادفی</text:span><text:span text:style-name="T161_24"><text:s/></text:span><text:span text:style-name="T161_25">از</text:span><text:span text:style-name="T161_26"><text:s/></text:span><text:span text:style-name="T161_27">کتاب</text:span><text:span text:style-name="T161_28"><text:s/></text:span><text:span text:style-name="T161_29">استفاده</text:span><text:span text:style-name="T161_30"><text:s/></text:span><text:span text:style-name="T161_31">کند</text:span><text:span text:style-name="T161_32">.</text:span></text:p>
      <text:p text:style-name="P162"><text:span text:style-name="T162_1">راه</text:span><text:span text:style-name="T162_2"><text:s/></text:span><text:span text:style-name="T162_3">حل</text:span><text:span text:style-name="T162_4">:</text:span><text:span text:style-name="T162_5"><text:a xlink:type="simple" xlink:href="http://thinkpython2.com/code/analyze_book3.Py"><text:span text:style-name="T162_6"><text:s/></text:span></text:a></text:span><text:span text:style-name="T162_7"><text:a xlink:type="simple" xlink:href="http://thinkpython2.com/code/analyze_book3.Py"><text:span text:style-name="T162_8">http</text:span></text:a></text:span><text:span text:style-name="T162_9"><text:a xlink:type="simple" xlink:href="http://thinkpython2.com/code/analyze_book3.Py"><text:span text:style-name="T162_10">://</text:span></text:a></text:span><text:span text:style-name="T162_11"><text:a xlink:type="simple" xlink:href="http://thinkpython2.com/code/analyze_book3.Py"><text:span text:style-name="T162_12">thinkpython</text:span></text:a></text:span><text:span text:style-name="T162_13"><text:a xlink:type="simple" xlink:href="http://thinkpython2.com/code/analyze_book3.Py"><text:span text:style-name="T162_14">2.</text:span></text:a></text:span><text:span text:style-name="T162_15"><text:a xlink:type="simple" xlink:href="http://thinkpython2.com/code/analyze_book3.Py"><text:span text:style-name="T162_16">com</text:span></text:a></text:span><text:span text:style-name="T162_17"><text:a xlink:type="simple" xlink:href="http://thinkpython2.com/code/analyze_book3.Py"><text:span text:style-name="T162_18">/</text:span></text:a></text:span><text:span text:style-name="T162_19"><text:a xlink:type="simple" xlink:href="http://thinkpython2.com/code/analyze_book3.Py"><text:span text:style-name="T162_20">code</text:span></text:a></text:span><text:span text:style-name="T162_21"><text:a xlink:type="simple" xlink:href="http://thinkpython2.com/code/analyze_book3.Py"><text:span text:style-name="T162_22">/</text:span></text:a></text:span><text:span text:style-name="T162_23"><text:a xlink:type="simple" xlink:href="http://thinkpython2.com/code/analyze_book3.Py"><text:span text:style-name="T162_24">analyze</text:span></text:a></text:span><text:span text:style-name="T162_25"><text:a xlink:type="simple" xlink:href="http://thinkpython2.com/code/analyze_book3.Py"><text:span text:style-name="T162_26">_</text:span></text:a></text:span><text:span text:style-name="T162_27"><text:a xlink:type="simple" xlink:href="http://thinkpython2.com/code/analyze_book3.Py"><text:span text:style-name="T162_28">book</text:span></text:a></text:span><text:span text:style-name="T162_29"><text:a xlink:type="simple" xlink:href="http://thinkpython2.com/code/analyze_book3.Py"><text:span text:style-name="T162_30">3.</text:span></text:a></text:span><text:span text:style-name="T162_31"><text:a xlink:type="simple" xlink:href="http://thinkpython2.com/code/analyze_book3.Py"><text:span text:style-name="T162_32">Py</text:span></text:a></text:span></text:p>
      <text:h text:style-name="P163" text:outline-level="10"><text:bookmark-start text:name="h.ugn6xu3g7xss"/><text:bookmark-end text:name="h.ugn6xu3g7xss"/><text:span text:style-name="T163_1">13.8<text:s/></text:span><text:span text:style-name="T163_2">تحلیل</text:span><text:span text:style-name="T163_3"><text:s/></text:span><text:span text:style-name="T163_4">مارکوف</text:span></text:h>
      <text:p text:style-name="P164"><text:span text:style-name="T164_1">اگر</text:span><text:span text:style-name="T164_2"><text:s/></text:span><text:span text:style-name="T164_3">کلماتی</text:span><text:span text:style-name="T164_4"><text:s/></text:span><text:span text:style-name="T164_5">بصورت</text:span><text:span text:style-name="T164_6"><text:s/></text:span><text:span text:style-name="T164_7">تصادفی</text:span><text:span text:style-name="T164_8"><text:s/></text:span><text:span text:style-name="T164_9">از</text:span><text:span text:style-name="T164_10"><text:s/></text:span><text:span text:style-name="T164_11">کتاب</text:span><text:span text:style-name="T164_12"><text:s/></text:span><text:span text:style-name="T164_13">انتخاب</text:span><text:span text:style-name="T164_14"><text:s/></text:span><text:span text:style-name="T164_15">می</text:span><text:span text:style-name="T164_16"><text:s/></text:span><text:span text:style-name="T164_17">کنید</text:span><text:span text:style-name="T164_18"><text:s/></text:span><text:span text:style-name="T164_19">می</text:span><text:span text:style-name="T164_20"><text:s/></text:span><text:span text:style-name="T164_21">توانید</text:span><text:span text:style-name="T164_22"><text:s/></text:span><text:span text:style-name="T164_23">لغات</text:span><text:span text:style-name="T164_24"><text:s/></text:span><text:span text:style-name="T164_25">با</text:span><text:span text:style-name="T164_26"><text:s/></text:span><text:span text:style-name="T164_27">معنی</text:span><text:span text:style-name="T164_28"><text:s/></text:span><text:span text:style-name="T164_29">انتخاب</text:span><text:span text:style-name="T164_30"><text:s/></text:span><text:span text:style-name="T164_31">کنید</text:span><text:span text:style-name="T164_32"><text:s/></text:span><text:span text:style-name="T164_33">اما</text:span><text:span text:style-name="T164_34"><text:s/></text:span><text:span text:style-name="T164_35">ممکن</text:span><text:span text:style-name="T164_36"><text:s/></text:span><text:span text:style-name="T164_37">است</text:span><text:span text:style-name="T164_38"><text:s/></text:span><text:span text:style-name="T164_39">نخواهید</text:span><text:span text:style-name="T164_40"><text:s/></text:span><text:span text:style-name="T164_41">یک</text:span><text:span text:style-name="T164_42"><text:s/></text:span><text:span text:style-name="T164_43">جمله</text:span><text:span text:style-name="T164_44"><text:s/></text:span><text:span text:style-name="T164_45">دریافت</text:span><text:span text:style-name="T164_46"><text:s/></text:span><text:span text:style-name="T164_47">کنید</text:span><text:span text:style-name="T164_48">:</text:span></text:p>
      <table:table table:style-name="Table21">
        <table:table-column table:style-name="Column21"/>
        <table:table-row table:style-name="Row21">
          <table:table-cell table:style-name="Cell21">
            <text:p text:style-name="P165"><text:span text:style-name="T165_1">this</text:span><text:span text:style-name="T165_2"><text:s/></text:span><text:span text:style-name="T165_3">the</text:span><text:span text:style-name="T165_4"><text:s/></text:span><text:span text:style-name="T165_5">small</text:span><text:span text:style-name="T165_6"><text:s/></text:span><text:span text:style-name="T165_7">regard</text:span><text:span text:style-name="T165_8"><text:s/></text:span><text:span text:style-name="T165_9">harriet</text:span><text:span text:style-name="T165_10"><text:s/></text:span><text:span text:style-name="T165_11">which</text:span><text:span text:style-name="T165_12"><text:s/></text:span><text:span text:style-name="T165_13">knightley</text:span><text:span text:style-name="T165_14">'</text:span><text:span text:style-name="T165_15">s</text:span><text:span text:style-name="T165_16"><text:s/></text:span><text:span text:style-name="T165_17">it</text:span><text:span text:style-name="T165_18"><text:s/></text:span><text:span text:style-name="T165_19">most</text:span><text:span text:style-name="T165_20"><text:s/></text:span><text:span text:style-name="T165_21">things</text:span></text:p>
          </table:table-cell>
        </table:table-row>
      </table:table>
      <text:p text:style-name="P166"><text:span text:style-name="T166_1">یک</text:span><text:span text:style-name="T166_2"><text:s/></text:span><text:span text:style-name="T166_3">سری</text:span><text:span text:style-name="T166_4"><text:s/></text:span><text:span text:style-name="T166_5">از</text:span><text:span text:style-name="T166_6"><text:s/></text:span><text:span text:style-name="T166_7">کلمات</text:span><text:span text:style-name="T166_8"><text:s/></text:span><text:span text:style-name="T166_9">تصادفی</text:span><text:span text:style-name="T166_10">ِ<text:s/></text:span><text:span text:style-name="T166_11">بسیار</text:span><text:span text:style-name="T166_12"><text:s/></text:span><text:span text:style-name="T166_13">کم</text:span><text:span text:style-name="T166_14">،<text:s/></text:span><text:span text:style-name="T166_15">منطقی</text:span><text:span text:style-name="T166_16"><text:s/></text:span><text:span text:style-name="T166_17">هستند</text:span><text:span text:style-name="T166_18"><text:s/></text:span><text:span text:style-name="T166_19">اما</text:span><text:span text:style-name="T166_20"><text:s/></text:span><text:span text:style-name="T166_21">رابطه</text:span><text:span text:style-name="T166_22"><text:s/></text:span><text:span text:style-name="T166_23">ای</text:span><text:span text:style-name="T166_24"><text:s/></text:span><text:span text:style-name="T166_25">بین</text:span><text:span text:style-name="T166_26"><text:s/></text:span><text:span text:style-name="T166_27">کلمات</text:span><text:span text:style-name="T166_28"><text:s/></text:span><text:span text:style-name="T166_29">پیاپی</text:span><text:span text:style-name="T166_30"><text:s/></text:span><text:span text:style-name="T166_31">وجود</text:span><text:span text:style-name="T166_32"><text:s/></text:span><text:span text:style-name="T166_33">ندارد</text:span><text:span text:style-name="T166_34">.<text:s/></text:span><text:span text:style-name="T166_35">برای</text:span><text:span text:style-name="T166_36"><text:s/></text:span><text:span text:style-name="T166_37">مثال</text:span><text:span text:style-name="T166_38"><text:s/></text:span><text:span text:style-name="T166_39">در</text:span><text:span text:style-name="T166_40"><text:s/></text:span><text:span text:style-name="T166_41">یک</text:span><text:span text:style-name="T166_42"><text:s/></text:span><text:span text:style-name="T166_43">جمله</text:span><text:span text:style-name="T166_44"><text:s/></text:span><text:span text:style-name="T166_45">واقعی</text:span><text:span text:style-name="T166_46"><text:s/></text:span><text:span text:style-name="T166_47">می</text:span><text:span text:style-name="T166_48"><text:s/></text:span><text:span text:style-name="T166_49">توانید</text:span><text:span text:style-name="T166_50"><text:s/></text:span><text:span text:style-name="T166_51">انتظار</text:span><text:span text:style-name="T166_52"><text:s/></text:span><text:span text:style-name="T166_53">داشته</text:span><text:span text:style-name="T166_54"><text:s/></text:span><text:span text:style-name="T166_55">باشید</text:span><text:span text:style-name="T166_56"><text:s/></text:span><text:span text:style-name="T166_57">یک</text:span><text:span text:style-name="T166_58"><text:s/></text:span><text:span text:style-name="T166_59">حرف</text:span><text:span text:style-name="T166_60"><text:s/></text:span><text:span text:style-name="T166_61">تعریف</text:span><text:span text:style-name="T166_62"><text:s/></text:span><text:span text:style-name="T166_63">مثل</text:span><text:span text:style-name="T166_64"><text:s/>"</text:span><text:span text:style-name="T166_65">the</text:span><text:span text:style-name="T166_66">"<text:s/></text:span><text:span text:style-name="T166_67">به</text:span><text:span text:style-name="T166_68"><text:s/></text:span><text:span text:style-name="T166_69">دنبال</text:span><text:span text:style-name="T166_70"><text:s/></text:span><text:span text:style-name="T166_71">یک</text:span><text:span text:style-name="T166_72"><text:s/></text:span><text:span text:style-name="T166_73">صفت</text:span><text:span text:style-name="T166_74"><text:s/></text:span><text:span text:style-name="T166_75">یا</text:span><text:span text:style-name="T166_76"><text:s/></text:span><text:span text:style-name="T166_77">اسم</text:span><text:span text:style-name="T166_78"><text:s/></text:span><text:span text:style-name="T166_79">بیاید</text:span><text:span text:style-name="T166_80"><text:s/></text:span><text:span text:style-name="T166_81">و</text:span><text:span text:style-name="T166_82"><text:s/></text:span><text:span text:style-name="T166_83">ممکن</text:span><text:span text:style-name="T166_84"><text:s/></text:span><text:span text:style-name="T166_85">است</text:span><text:span text:style-name="T166_86"><text:s/></text:span><text:span text:style-name="T166_87">با</text:span><text:span text:style-name="T166_88"><text:s/></text:span><text:span text:style-name="T166_89">فعل</text:span><text:span text:style-name="T166_90"><text:s/></text:span><text:span text:style-name="T166_91">یا</text:span><text:span text:style-name="T166_92"><text:s/></text:span><text:span text:style-name="T166_93">عبارت</text:span><text:span text:style-name="T166_94"><text:s/></text:span><text:span text:style-name="T166_95">قیدی</text:span><text:span text:style-name="T166_96"><text:s/></text:span><text:span text:style-name="T166_97">نیاید</text:span><text:span text:style-name="T166_98">.</text:span></text:p>
      <text:p text:style-name="P167"><text:span text:style-name="T167_1">یک</text:span><text:span text:style-name="T167_2"><text:s/></text:span><text:span text:style-name="T167_3">راه</text:span><text:span text:style-name="T167_4"><text:s/></text:span><text:span text:style-name="T167_5">برای</text:span><text:span text:style-name="T167_6"><text:s/></text:span><text:span text:style-name="T167_7">اندازه</text:span><text:span text:style-name="T167_8"><text:s/></text:span><text:span text:style-name="T167_9">گیری</text:span><text:span text:style-name="T167_10"><text:s/></text:span><text:span text:style-name="T167_11">این</text:span><text:span text:style-name="T167_12"><text:s/></text:span><text:span text:style-name="T167_13">نوع</text:span><text:span text:style-name="T167_14"><text:s/></text:span><text:span text:style-name="T167_15">از</text:span><text:span text:style-name="T167_16"><text:s/></text:span><text:span text:style-name="T167_17">رابطه</text:span><text:span text:style-name="T167_18"><text:s/></text:span><text:span text:style-name="T167_19">ها</text:span><text:span text:style-name="T167_20"><text:s/></text:span><text:span text:style-name="T167_21">تحلیل</text:span><text:span text:style-name="T167_22"><text:s/></text:span><text:span text:style-name="T167_23">مارکوف</text:span><text:span text:style-name="T167_24"><text:s/>(</text:span><text:span text:style-name="T167_25">Markov</text:span><text:span text:style-name="T167_26">)<text:s/></text:span><text:span text:style-name="T167_27">است</text:span><text:span text:style-name="T167_28"><text:s/></text:span><text:span text:style-name="T167_29">که</text:span><text:span text:style-name="T167_30"><text:s/></text:span><text:span text:style-name="T167_31">برای</text:span><text:span text:style-name="T167_32"><text:s/></text:span><text:span text:style-name="T167_33">یک</text:span><text:span text:style-name="T167_34"><text:s/></text:span><text:span text:style-name="T167_35">توالی</text:span><text:span text:style-name="T167_36"><text:s/></text:span><text:span text:style-name="T167_37">از</text:span><text:span text:style-name="T167_38"><text:s/></text:span><text:span text:style-name="T167_39">کلمات</text:span><text:span text:style-name="T167_40">،<text:s/></text:span><text:span text:style-name="T167_41">احتمال</text:span><text:span text:style-name="T167_42"><text:s/></text:span><text:span text:style-name="T167_43">کلماتی</text:span><text:span text:style-name="T167_44"><text:s/></text:span><text:span text:style-name="T167_45">که</text:span><text:span text:style-name="T167_46"><text:s/></text:span><text:span text:style-name="T167_47">در</text:span><text:span text:style-name="T167_48"><text:s/></text:span><text:span text:style-name="T167_49">بعد</text:span><text:span text:style-name="T167_50"><text:s/></text:span><text:span text:style-name="T167_51">این</text:span><text:span text:style-name="T167_52"><text:s/></text:span><text:span text:style-name="T167_53">بیایند</text:span><text:span text:style-name="T167_54"><text:s/></text:span><text:span text:style-name="T167_55">را</text:span><text:span text:style-name="T167_56"><text:s/></text:span><text:span text:style-name="T167_57">تشخیص</text:span><text:span text:style-name="T167_58"><text:s/></text:span><text:span text:style-name="T167_59">می</text:span><text:span text:style-name="T167_60"><text:s/></text:span><text:span text:style-name="T167_61">دهد</text:span><text:span text:style-name="T167_62">.<text:s/></text:span><text:span text:style-name="T167_63">برای</text:span><text:span text:style-name="T167_64"><text:s/></text:span><text:span text:style-name="T167_65">مثال</text:span><text:span text:style-name="T167_66">،<text:s/></text:span><text:span text:style-name="T167_67">آهنگ</text:span><text:span text:style-name="T167_68"><text:s/></text:span><text:span text:style-name="T167_69">Eric</text:span><text:span text:style-name="T167_70"><text:s/></text:span><text:span text:style-name="T167_71">با</text:span><text:span text:style-name="T167_72"><text:s/>"</text:span><text:span text:style-name="T167_73">Half</text:span><text:span text:style-name="T167_74"><text:s/></text:span><text:span text:style-name="T167_75">a</text:span><text:span text:style-name="T167_76"><text:s/></text:span><text:span text:style-name="T167_77">Bee</text:span><text:span text:style-name="T167_78"><text:s/></text:span><text:span text:style-name="T167_79">begins</text:span><text:span text:style-name="T167_80">"<text:s/></text:span><text:span text:style-name="T167_81">شروع</text:span><text:span text:style-name="T167_82"><text:s/></text:span><text:span text:style-name="T167_83">می</text:span><text:span text:style-name="T167_84"><text:s/></text:span><text:span text:style-name="T167_85">شود</text:span><text:span text:style-name="T167_86">:</text:span></text:p>
      <table:table table:style-name="Table22">
        <table:table-column table:style-name="Column22"/>
        <table:table-row table:style-name="Row22">
          <table:table-cell table:style-name="Cell22">
            <text:p text:style-name="P168"><text:span text:style-name="T168_1">Half</text:span><text:span text:style-name="T168_2"><text:s/></text:span><text:span text:style-name="T168_3">a</text:span><text:span text:style-name="T168_4"><text:s/></text:span><text:span text:style-name="T168_5">bee</text:span><text:span text:style-name="T168_6">,<text:s/></text:span><text:span text:style-name="T168_7">philosophically</text:span><text:span text:style-name="T168_8">,</text:span></text:p>
            <text:p text:style-name="P169"><text:span text:style-name="T169_1">Must</text:span><text:span text:style-name="T169_2">,<text:s/></text:span><text:span text:style-name="T169_3">ipso</text:span><text:span text:style-name="T169_4"><text:s/></text:span><text:span text:style-name="T169_5">facto</text:span><text:span text:style-name="T169_6">,<text:s/></text:span><text:span text:style-name="T169_7">half</text:span><text:span text:style-name="T169_8"><text:s/></text:span><text:span text:style-name="T169_9">not</text:span><text:span text:style-name="T169_10"><text:s/></text:span><text:span text:style-name="T169_11">be</text:span><text:span text:style-name="T169_12">.</text:span></text:p>
            <text:p text:style-name="P170"><text:span text:style-name="T170_1">But</text:span><text:span text:style-name="T170_2"><text:s/></text:span><text:span text:style-name="T170_3">half</text:span><text:span text:style-name="T170_4"><text:s/></text:span><text:span text:style-name="T170_5">the</text:span><text:span text:style-name="T170_6"><text:s/></text:span><text:span text:style-name="T170_7">bee</text:span><text:span text:style-name="T170_8"><text:s/></text:span><text:span text:style-name="T170_9">has</text:span><text:span text:style-name="T170_10"><text:s/></text:span><text:span text:style-name="T170_11">got</text:span><text:span text:style-name="T170_12"><text:s/></text:span><text:span text:style-name="T170_13">to</text:span><text:span text:style-name="T170_14"><text:s/></text:span><text:span text:style-name="T170_15">be</text:span></text:p>
            <text:p text:style-name="P171"><text:span text:style-name="T171_1">Vis</text:span><text:span text:style-name="T171_2"><text:s/></text:span><text:span text:style-name="T171_3">a</text:span><text:span text:style-name="T171_4"><text:s/></text:span><text:span text:style-name="T171_5">vis</text:span><text:span text:style-name="T171_6">,<text:s/></text:span><text:span text:style-name="T171_7">its</text:span><text:span text:style-name="T171_8"><text:s/></text:span><text:span text:style-name="T171_9">entity</text:span><text:span text:style-name="T171_10">.<text:s/></text:span><text:span text:style-name="T171_11">D</text:span><text:span text:style-name="T171_12">’</text:span><text:span text:style-name="T171_13">you</text:span><text:span text:style-name="T171_14"><text:s/></text:span><text:span text:style-name="T171_15">see</text:span><text:span text:style-name="T171_16">?</text:span></text:p>
            <text:p text:style-name="P172"><text:span text:style-name="T172_1">But</text:span><text:span text:style-name="T172_2"><text:s/></text:span><text:span text:style-name="T172_3">can</text:span><text:span text:style-name="T172_4"><text:s/></text:span><text:span text:style-name="T172_5">a</text:span><text:span text:style-name="T172_6"><text:s/></text:span><text:span text:style-name="T172_7">bee</text:span><text:span text:style-name="T172_8"><text:s/></text:span><text:span text:style-name="T172_9">be</text:span><text:span text:style-name="T172_10"><text:s/></text:span><text:span text:style-name="T172_11">said</text:span><text:span text:style-name="T172_12"><text:s/></text:span><text:span text:style-name="T172_13">to</text:span><text:span text:style-name="T172_14"><text:s/></text:span><text:span text:style-name="T172_15">be</text:span></text:p>
            <text:p text:style-name="P173"><text:span text:style-name="T173_1">Or</text:span><text:span text:style-name="T173_2"><text:s/></text:span><text:span text:style-name="T173_3">not</text:span><text:span text:style-name="T173_4"><text:s/></text:span><text:span text:style-name="T173_5">to</text:span><text:span text:style-name="T173_6"><text:s/></text:span><text:span text:style-name="T173_7">be</text:span><text:span text:style-name="T173_8"><text:s/></text:span><text:span text:style-name="T173_9">an</text:span><text:span text:style-name="T173_10"><text:s/></text:span><text:span text:style-name="T173_11">entire</text:span><text:span text:style-name="T173_12"><text:s/></text:span><text:span text:style-name="T173_13">bee</text:span></text:p>
            <text:p text:style-name="P174"><text:span text:style-name="T174_1">When</text:span><text:span text:style-name="T174_2"><text:s/></text:span><text:span text:style-name="T174_3">half</text:span><text:span text:style-name="T174_4"><text:s/></text:span><text:span text:style-name="T174_5">the</text:span><text:span text:style-name="T174_6"><text:s/></text:span><text:span text:style-name="T174_7">bee</text:span><text:span text:style-name="T174_8"><text:s/></text:span><text:span text:style-name="T174_9">is</text:span><text:span text:style-name="T174_10"><text:s/></text:span><text:span text:style-name="T174_11">not</text:span><text:span text:style-name="T174_12"><text:s/></text:span><text:span text:style-name="T174_13">a</text:span><text:span text:style-name="T174_14"><text:s/></text:span><text:span text:style-name="T174_15">bee</text:span></text:p>
            <text:p text:style-name="P175"><text:span text:style-name="T175_1">Due</text:span><text:span text:style-name="T175_2"><text:s/></text:span><text:span text:style-name="T175_3">to</text:span><text:span text:style-name="T175_4"><text:s/></text:span><text:span text:style-name="T175_5">some</text:span><text:span text:style-name="T175_6"><text:s/></text:span><text:span text:style-name="T175_7">ancient</text:span><text:span text:style-name="T175_8"><text:s/></text:span><text:span text:style-name="T175_9">injury</text:span><text:span text:style-name="T175_10">?</text:span></text:p>
          </table:table-cell>
        </table:table-row>
      </table:table>
      <text:p text:style-name="P176"><text:span text:style-name="T176_1">در</text:span><text:span text:style-name="T176_2"><text:s/></text:span><text:span text:style-name="T176_3">این</text:span><text:span text:style-name="T176_4"><text:s/></text:span><text:span text:style-name="T176_5">متن</text:span><text:span text:style-name="T176_6"><text:s/></text:span><text:span text:style-name="T176_7">اصطلاح</text:span><text:span text:style-name="T176_8"><text:s/>"</text:span><text:span text:style-name="T176_9">half</text:span><text:span text:style-name="T176_10"><text:s/></text:span><text:span text:style-name="T176_11">the</text:span><text:span text:style-name="T176_12">"</text:span><text:span text:style-name="T176_13"><text:s/></text:span><text:span text:style-name="T176_14">همیشه</text:span><text:span text:style-name="T176_15"><text:s/></text:span><text:span text:style-name="T176_16">به</text:span><text:span text:style-name="T176_17"><text:s/></text:span><text:span text:style-name="T176_18">دنبال</text:span><text:span text:style-name="T176_19"><text:s/></text:span><text:span text:style-name="T176_20">کلمه</text:span><text:span text:style-name="T176_21"><text:s/>"</text:span><text:span text:style-name="T176_22">bee</text:span><text:span text:style-name="T176_23">"<text:s/></text:span><text:span text:style-name="T176_24">می</text:span><text:span text:style-name="T176_25"><text:s/></text:span><text:span text:style-name="T176_26">آید</text:span><text:span text:style-name="T176_27"><text:s/></text:span><text:span text:style-name="T176_28">اما</text:span><text:span text:style-name="T176_29"><text:s/></text:span><text:span text:style-name="T176_30">اصطلاح</text:span><text:span text:style-name="T176_31"><text:s/>"</text:span><text:span text:style-name="T176_32">the</text:span><text:span text:style-name="T176_33"><text:s/></text:span><text:span text:style-name="T176_34">bee</text:span><text:span text:style-name="T176_35">"<text:s/></text:span><text:span text:style-name="T176_36">ممکن</text:span><text:span text:style-name="T176_37"><text:s/></text:span><text:span text:style-name="T176_38">است</text:span><text:span text:style-name="T176_39"><text:s/></text:span><text:span text:style-name="T176_40">به</text:span><text:span text:style-name="T176_41"><text:s/></text:span><text:span text:style-name="T176_42">دنبال</text:span><text:span text:style-name="T176_43"><text:s/></text:span><text:span text:style-name="T176_44">کلمات</text:span><text:span text:style-name="T176_45"><text:s/>"</text:span><text:span text:style-name="T176_46">has</text:span><text:span text:style-name="T176_47">"<text:s/></text:span><text:span text:style-name="T176_48">یا</text:span><text:span text:style-name="T176_49"><text:s/>"</text:span><text:span text:style-name="T176_50">is</text:span><text:span text:style-name="T176_51">"<text:s/></text:span><text:span text:style-name="T176_52">بیاید</text:span><text:span text:style-name="T176_53">.</text:span></text:p>
      <text:p text:style-name="P177"><text:span text:style-name="T177_1">نتیجه</text:span><text:span text:style-name="T177_2"><text:s/></text:span><text:span text:style-name="T177_3">تحلیل</text:span><text:span text:style-name="T177_4"><text:s/></text:span><text:span text:style-name="T177_5">مارکوف</text:span><text:span text:style-name="T177_6"><text:s/></text:span><text:span text:style-name="T177_7">یک</text:span><text:span text:style-name="T177_8"><text:s/></text:span><text:span text:style-name="T177_9">نگاشت</text:span><text:span text:style-name="T177_10"><text:s/></text:span><text:span text:style-name="T177_11">از</text:span><text:span text:style-name="T177_12"><text:s/></text:span><text:span text:style-name="T177_13">هر</text:span><text:span text:style-name="T177_14"><text:s/></text:span><text:span text:style-name="T177_15">پیشوند</text:span><text:span text:style-name="T177_16"><text:s/>(</text:span><text:span text:style-name="T177_17">مانند</text:span><text:span text:style-name="T177_18"><text:s/>"</text:span><text:span text:style-name="T177_19">half</text:span><text:span text:style-name="T177_20"><text:s/></text:span><text:span text:style-name="T177_21">the</text:span><text:span text:style-name="T177_22">"<text:s/></text:span><text:span text:style-name="T177_23">و</text:span><text:span text:style-name="T177_24"><text:s/>"</text:span><text:span text:style-name="T177_25">the</text:span><text:span text:style-name="T177_26"><text:s/></text:span><text:span text:style-name="T177_27">bee</text:span><text:span text:style-name="T177_28">")<text:s/></text:span><text:span text:style-name="T177_29">برای</text:span><text:span text:style-name="T177_30"><text:s/></text:span><text:span text:style-name="T177_31">تمام</text:span><text:span text:style-name="T177_32"><text:s/></text:span><text:span text:style-name="T177_33">پسوندهای</text:span><text:span text:style-name="T177_34"><text:s/></text:span><text:span text:style-name="T177_35">ممکن</text:span><text:span text:style-name="T177_36"><text:s/>(</text:span><text:span text:style-name="T177_37">مانند</text:span><text:span text:style-name="T177_38"><text:s/>"</text:span><text:span text:style-name="T177_39">has</text:span><text:span text:style-name="T177_40">"<text:s/></text:span><text:span text:style-name="T177_41">و</text:span><text:span text:style-name="T177_42"><text:s/>"</text:span><text:span text:style-name="T177_43">is</text:span><text:span text:style-name="T177_44">")<text:s/></text:span><text:span text:style-name="T177_45">است</text:span><text:span text:style-name="T177_46">.</text:span></text:p>
      <text:p text:style-name="P178"><text:span text:style-name="T178_1">با</text:span><text:span text:style-name="T178_2"><text:s/></text:span><text:span text:style-name="T178_3">توجه</text:span><text:span text:style-name="T178_4"><text:s/></text:span><text:span text:style-name="T178_5">به</text:span><text:span text:style-name="T178_6"><text:s/></text:span><text:span text:style-name="T178_7">این</text:span><text:span text:style-name="T178_8"><text:s/></text:span><text:span text:style-name="T178_9">نگاشت</text:span><text:span text:style-name="T178_10"><text:s/></text:span><text:span text:style-name="T178_11">می</text:span><text:span text:style-name="T178_12"><text:s/></text:span><text:span text:style-name="T178_13">توانید</text:span><text:span text:style-name="T178_14"><text:s/></text:span><text:span text:style-name="T178_15">یک</text:span><text:span text:style-name="T178_16"><text:s/></text:span><text:span text:style-name="T178_17">متن</text:span><text:span text:style-name="T178_18"><text:s/></text:span><text:span text:style-name="T178_19">تصادفی</text:span><text:span text:style-name="T178_20"><text:s/></text:span><text:span text:style-name="T178_21">تولید</text:span><text:span text:style-name="T178_22"><text:s/></text:span><text:span text:style-name="T178_23">کنید</text:span><text:span text:style-name="T178_24"><text:s/></text:span><text:span text:style-name="T178_25">که</text:span><text:span text:style-name="T178_26"><text:s/></text:span><text:span text:style-name="T178_27">با</text:span><text:span text:style-name="T178_28"><text:s/></text:span><text:span text:style-name="T178_29">هر</text:span><text:span text:style-name="T178_30"><text:s/></text:span><text:span text:style-name="T178_31">پیشوندی</text:span><text:span text:style-name="T178_32"><text:s/></text:span><text:span text:style-name="T178_33">شروع</text:span><text:span text:style-name="T178_34"><text:s/></text:span><text:span text:style-name="T178_35">شود</text:span><text:span text:style-name="T178_36"><text:s/></text:span><text:span text:style-name="T178_37">و</text:span><text:span text:style-name="T178_38"><text:s/></text:span><text:span text:style-name="T178_39">از</text:span><text:span text:style-name="T178_40"><text:s/></text:span><text:span text:style-name="T178_41">پسوندهای</text:span><text:span text:style-name="T178_42"><text:s/></text:span><text:span text:style-name="T178_43">ممکن</text:span><text:span text:style-name="T178_44"><text:s/></text:span><text:span text:style-name="T178_45">بصورت</text:span><text:span text:style-name="T178_46"><text:s/></text:span><text:span text:style-name="T178_47">تصادفی</text:span><text:span text:style-name="T178_48"><text:s/></text:span><text:span text:style-name="T178_49">انتخاب</text:span><text:span text:style-name="T178_50"><text:s/></text:span><text:span text:style-name="T178_51">کنید</text:span><text:span text:style-name="T178_52">.<text:s/></text:span><text:span text:style-name="T178_53">سپس</text:span><text:span text:style-name="T178_54"><text:s/></text:span><text:span text:style-name="T178_55">می</text:span><text:span text:style-name="T178_56"><text:s/></text:span><text:span text:style-name="T178_57">توانید</text:span><text:span text:style-name="T178_58"><text:s/></text:span><text:span text:style-name="T178_59">پایان</text:span><text:span text:style-name="T178_60"><text:s/></text:span><text:span text:style-name="T178_61">پیشوند</text:span><text:span text:style-name="T178_62"><text:s/></text:span><text:span text:style-name="T178_63">و</text:span><text:span text:style-name="T178_64"><text:s/></text:span><text:span text:style-name="T178_65">پسوند</text:span><text:span text:style-name="T178_66"><text:s/></text:span><text:span text:style-name="T178_67">جدید</text:span><text:span text:style-name="T178_68"><text:s/></text:span><text:span text:style-name="T178_69">را</text:span><text:span text:style-name="T178_70"><text:s/></text:span><text:span text:style-name="T178_71">برای</text:span><text:span text:style-name="T178_72"><text:s/></text:span><text:span text:style-name="T178_73">تشکیل</text:span><text:span text:style-name="T178_74"><text:s/></text:span><text:span text:style-name="T178_75">پیشوند</text:span><text:span text:style-name="T178_76"><text:s/></text:span><text:span text:style-name="T178_77">بعدی</text:span><text:span text:style-name="T178_78"><text:s/></text:span><text:span text:style-name="T178_79">ترکیب</text:span><text:span text:style-name="T178_80"><text:s/></text:span><text:span text:style-name="T178_81">کنید</text:span><text:span text:style-name="T178_82"><text:s/></text:span><text:span text:style-name="T178_83">و</text:span><text:span text:style-name="T178_84"><text:s/></text:span><text:span text:style-name="T178_85">این</text:span><text:span text:style-name="T178_86"><text:s/></text:span><text:span text:style-name="T178_87">کار</text:span><text:span text:style-name="T178_88"><text:s/></text:span><text:span text:style-name="T178_89">را</text:span><text:span text:style-name="T178_90"><text:s/></text:span><text:span text:style-name="T178_91">تکرار</text:span><text:span text:style-name="T178_92"><text:s/></text:span><text:span text:style-name="T178_93">کنید</text:span><text:span text:style-name="T178_94">.</text:span></text:p>
      <text:p text:style-name="P179"><text:span text:style-name="T179_1">برای</text:span><text:span text:style-name="T179_2"><text:s/></text:span><text:span text:style-name="T179_3">مثال</text:span><text:span text:style-name="T179_4"><text:s/></text:span><text:span text:style-name="T179_5">اگر</text:span><text:span text:style-name="T179_6"><text:s/></text:span><text:span text:style-name="T179_7">با</text:span><text:span text:style-name="T179_8"><text:s/></text:span><text:span text:style-name="T179_9">پیشوند</text:span><text:span text:style-name="T179_10"><text:s/>"</text:span><text:span text:style-name="T179_11">Half</text:span><text:span text:style-name="T179_12"><text:s/></text:span><text:span text:style-name="T179_13">a</text:span><text:span text:style-name="T179_14">"<text:s/></text:span><text:span text:style-name="T179_15">شروع</text:span><text:span text:style-name="T179_16"><text:s/></text:span><text:span text:style-name="T179_17">کردید</text:span><text:span text:style-name="T179_18">،<text:s/></text:span><text:span text:style-name="T179_19">پس</text:span><text:span text:style-name="T179_20"><text:s/></text:span><text:span text:style-name="T179_21">کلمه</text:span><text:span text:style-name="T179_22"><text:s/></text:span><text:span text:style-name="T179_23">بعدی</text:span><text:span text:style-name="T179_24"><text:s/></text:span><text:span text:style-name="T179_25">باید</text:span><text:span text:style-name="T179_26"><text:s/>"</text:span><text:span text:style-name="T179_27">bee</text:span><text:span text:style-name="T179_28">"<text:s/></text:span><text:span text:style-name="T179_29">باشد</text:span><text:span text:style-name="T179_30">؛<text:s/></text:span><text:span text:style-name="T179_31">چون</text:span><text:span text:style-name="T179_32"><text:s/></text:span><text:span text:style-name="T179_33">این</text:span><text:span text:style-name="T179_34"><text:s/></text:span><text:span text:style-name="T179_35">پیشوند</text:span><text:span text:style-name="T179_36"><text:s/></text:span><text:span text:style-name="T179_37">فقط</text:span><text:span text:style-name="T179_38"><text:s/></text:span><text:span text:style-name="T179_39">یک</text:span><text:span text:style-name="T179_40"><text:s/></text:span><text:span text:style-name="T179_41">بار</text:span><text:span text:style-name="T179_42"><text:s/></text:span><text:span text:style-name="T179_43">در</text:span><text:span text:style-name="T179_44"><text:s/></text:span><text:span text:style-name="T179_45">متن</text:span><text:span text:style-name="T179_46"><text:s/></text:span><text:span text:style-name="T179_47">ظاهر</text:span><text:span text:style-name="T179_48"><text:s/></text:span><text:span text:style-name="T179_49">شده</text:span><text:span text:style-name="T179_50"><text:s/></text:span><text:span text:style-name="T179_51">است</text:span><text:span text:style-name="T179_52">.<text:s/></text:span><text:span text:style-name="T179_53">پیشوند</text:span><text:span text:style-name="T179_54"><text:s/></text:span><text:span text:style-name="T179_55">بعدی</text:span><text:span text:style-name="T179_56"><text:s/>"</text:span><text:span text:style-name="T179_57">a</text:span><text:span text:style-name="T179_58"><text:s/></text:span><text:span text:style-name="T179_59">bee</text:span><text:span text:style-name="T179_60">"<text:s/></text:span><text:span text:style-name="T179_61">است</text:span><text:span text:style-name="T179_62">؛<text:s/></text:span><text:span text:style-name="T179_63">بنابراین</text:span><text:span text:style-name="T179_64"><text:s/></text:span><text:span text:style-name="T179_65">پسوند</text:span><text:span text:style-name="T179_66"><text:s/></text:span><text:span text:style-name="T179_67">بعدی</text:span><text:span text:style-name="T179_68"><text:s/></text:span><text:span text:style-name="T179_69">ممکنه</text:span><text:span text:style-name="T179_70"><text:s/></text:span><text:span text:style-name="T179_71">کلمات</text:span><text:span text:style-name="T179_72"><text:s/>"</text:span><text:span text:style-name="T179_73">philosophically</text:span><text:span text:style-name="T179_74">"،<text:s/>"</text:span><text:span text:style-name="T179_75">be</text:span><text:span text:style-name="T179_76">"<text:s/></text:span><text:span text:style-name="T179_77">یا</text:span><text:span text:style-name="T179_78"><text:s/>"</text:span><text:span text:style-name="T179_79">due</text:span><text:span text:style-name="T179_80">"<text:s/></text:span><text:span text:style-name="T179_81">باشد</text:span><text:span text:style-name="T179_82">.</text:span></text:p>
      <text:p text:style-name="P180"><text:span text:style-name="T180_1">در</text:span><text:span text:style-name="T180_2"><text:s/></text:span><text:span text:style-name="T180_3">این</text:span><text:span text:style-name="T180_4"><text:s/></text:span><text:span text:style-name="T180_5">مثال</text:span><text:span text:style-name="T180_6"><text:s/></text:span><text:span text:style-name="T180_7">اندازه</text:span><text:span text:style-name="T180_8"><text:s/></text:span><text:span text:style-name="T180_9">پیشوند</text:span><text:span text:style-name="T180_10"><text:s/></text:span><text:span text:style-name="T180_11">همیشه</text:span><text:span text:style-name="T180_12"><text:s/></text:span><text:span text:style-name="T180_13">دو</text:span><text:span text:style-name="T180_14"><text:s/></text:span><text:span text:style-name="T180_15">عدد</text:span><text:span text:style-name="T180_16"><text:s/></text:span><text:span text:style-name="T180_17">است</text:span><text:span text:style-name="T180_18"><text:s/></text:span><text:span text:style-name="T180_19">اما</text:span><text:span text:style-name="T180_20"><text:s/></text:span><text:span text:style-name="T180_21">می</text:span><text:span text:style-name="T180_22"><text:s/></text:span><text:span text:style-name="T180_23">توانید</text:span><text:span text:style-name="T180_24"><text:s/></text:span><text:span text:style-name="T180_25">تحلیل</text:span><text:span text:style-name="T180_26"><text:s/></text:span><text:span text:style-name="T180_27">مارکوف</text:span><text:span text:style-name="T180_28"><text:s/></text:span><text:span text:style-name="T180_29">را</text:span><text:span text:style-name="T180_30"><text:s/></text:span><text:span text:style-name="T180_31">با</text:span><text:span text:style-name="T180_32"><text:s/></text:span><text:span text:style-name="T180_33">هر</text:span><text:span text:style-name="T180_34"><text:s/></text:span><text:span text:style-name="T180_35">اندازه</text:span><text:span text:style-name="T180_36"><text:s/></text:span><text:span text:style-name="T180_37">پیشوند</text:span><text:span text:style-name="T180_38"><text:s/></text:span><text:span text:style-name="T180_39">انجام</text:span><text:span text:style-name="T180_40"><text:s/></text:span><text:span text:style-name="T180_41">دهید</text:span><text:span text:style-name="T180_42">.</text:span></text:p>
      <text:h text:style-name="P181" text:outline-level="10"><text:bookmark-start text:name="h.77cdmc6s5g2c"/><text:bookmark-end text:name="h.77cdmc6s5g2c"/><text:span text:style-name="T181_1">تمرین</text:span><text:span text:style-name="T181_2"><text:s/>13.8<text:s/></text:span><text:span text:style-name="T181_3">تحلیل</text:span><text:span text:style-name="T181_4"><text:s/></text:span><text:span text:style-name="T181_5">مارکوف</text:span></text:h>
      <text:p text:style-name="P182"><text:span text:style-name="T182_1">1.</text:span><text:span text:style-name="T182_2"><text:s text:c="7"/></text:span><text:span text:style-name="T182_3">یک</text:span><text:span text:style-name="T182_4"><text:s/></text:span><text:span text:style-name="T182_5">برنامه</text:span><text:span text:style-name="T182_6"><text:s/></text:span><text:span text:style-name="T182_7">بنویسید</text:span><text:span text:style-name="T182_8"><text:s/></text:span><text:span text:style-name="T182_9">که</text:span><text:span text:style-name="T182_10"><text:s/></text:span><text:span text:style-name="T182_11">یک</text:span><text:span text:style-name="T182_12"><text:s/></text:span><text:span text:style-name="T182_13">متن</text:span><text:span text:style-name="T182_14"><text:s/></text:span><text:span text:style-name="T182_15">از</text:span><text:span text:style-name="T182_16"><text:s/></text:span><text:span text:style-name="T182_17">یک</text:span><text:span text:style-name="T182_18"><text:s/></text:span><text:span text:style-name="T182_19">فایل</text:span><text:span text:style-name="T182_20"><text:s/></text:span><text:span text:style-name="T182_21">بخواند</text:span><text:span text:style-name="T182_22"><text:s/></text:span><text:span text:style-name="T182_23">و</text:span><text:span text:style-name="T182_24"><text:s/></text:span><text:span text:style-name="T182_25">تحلیل</text:span><text:span text:style-name="T182_26"><text:s/></text:span><text:span text:style-name="T182_27">مارکوف</text:span><text:span text:style-name="T182_28"><text:s/></text:span><text:span text:style-name="T182_29">را</text:span><text:span text:style-name="T182_30"><text:s/></text:span><text:span text:style-name="T182_31">انجام</text:span><text:span text:style-name="T182_32"><text:s/></text:span><text:span text:style-name="T182_33">دهد</text:span><text:span text:style-name="T182_34">.<text:s/></text:span><text:span text:style-name="T182_35">نتیجه</text:span><text:span text:style-name="T182_36"><text:s/></text:span><text:span text:style-name="T182_37">باید</text:span><text:span text:style-name="T182_38"><text:s/></text:span><text:span text:style-name="T182_39">یک</text:span><text:span text:style-name="T182_40"><text:s/></text:span><text:span text:style-name="T182_41">دیکشنری</text:span><text:span text:style-name="T182_42"><text:s/></text:span><text:span text:style-name="T182_43">باشد</text:span><text:span text:style-name="T182_44"><text:s/></text:span><text:span text:style-name="T182_45">که</text:span><text:span text:style-name="T182_46"><text:s/></text:span><text:span text:style-name="T182_47">پیشوندها</text:span><text:span text:style-name="T182_48"><text:s/></text:span><text:span text:style-name="T182_49">را</text:span><text:span text:style-name="T182_50"><text:s/></text:span><text:span text:style-name="T182_51">به</text:span><text:span text:style-name="T182_52"><text:s/></text:span><text:span text:style-name="T182_53">مجموعه</text:span><text:span text:style-name="T182_54"><text:s/></text:span><text:span text:style-name="T182_55">از</text:span><text:span text:style-name="T182_56"><text:s/></text:span><text:span text:style-name="T182_57">پسوندهای</text:span><text:span text:style-name="T182_58"><text:s/></text:span><text:span text:style-name="T182_59">ممکن</text:span><text:span text:style-name="T182_60"><text:s/></text:span><text:span text:style-name="T182_61">نگاشت</text:span><text:span text:style-name="T182_62"><text:s/></text:span><text:span text:style-name="T182_63">کند</text:span><text:span text:style-name="T182_64">.<text:s/></text:span><text:span text:style-name="T182_65">مجموعه</text:span><text:span text:style-name="T182_66"><text:s/></text:span><text:span text:style-name="T182_67">ممکن</text:span><text:span text:style-name="T182_68"><text:s/></text:span><text:span text:style-name="T182_69">از</text:span><text:span text:style-name="T182_70"><text:s/></text:span><text:span text:style-name="T182_71">نوع</text:span><text:span text:style-name="T182_72"><text:s/></text:span><text:span text:style-name="T182_73">list</text:span><text:span text:style-name="T182_74">،<text:s/></text:span><text:span text:style-name="T182_75">tuple</text:span><text:span text:style-name="T182_76"><text:s/></text:span><text:span text:style-name="T182_77">یا</text:span><text:span text:style-name="T182_78"><text:s/></text:span><text:span text:style-name="T182_79">dictionary</text:span><text:span text:style-name="T182_80"><text:s/></text:span><text:span text:style-name="T182_81">باشد</text:span><text:span text:style-name="T182_82">.<text:s/></text:span><text:span text:style-name="T182_83">این</text:span><text:span text:style-name="T182_84"><text:s/></text:span><text:span text:style-name="T182_85">به</text:span><text:span text:style-name="T182_86"><text:s/></text:span><text:span text:style-name="T182_87">شما</text:span><text:span text:style-name="T182_88"><text:s/></text:span><text:span text:style-name="T182_89">بستگی</text:span><text:span text:style-name="T182_90"><text:s/></text:span><text:span text:style-name="T182_91">دارد</text:span><text:span text:style-name="T182_92"><text:s/></text:span><text:span text:style-name="T182_93">که</text:span><text:span text:style-name="T182_94"><text:s/></text:span><text:span text:style-name="T182_95">یک</text:span><text:span text:style-name="T182_96"><text:s/></text:span><text:span text:style-name="T182_97">انتخاب</text:span><text:span text:style-name="T182_98"><text:s/></text:span><text:span text:style-name="T182_99">مناسب</text:span><text:span text:style-name="T182_100"><text:s/></text:span><text:span text:style-name="T182_101">انجام</text:span><text:span text:style-name="T182_102"><text:s/></text:span><text:span text:style-name="T182_103">دهید</text:span><text:span text:style-name="T182_104">.<text:s/></text:span><text:span text:style-name="T182_105">می</text:span><text:span text:style-name="T182_106"><text:s/></text:span><text:span text:style-name="T182_107">توانید</text:span><text:span text:style-name="T182_108"><text:s/></text:span><text:span text:style-name="T182_109">برنامه</text:span><text:span text:style-name="T182_110"><text:s/></text:span><text:span text:style-name="T182_111">خود</text:span><text:span text:style-name="T182_112"><text:s/></text:span><text:span text:style-name="T182_113">را</text:span><text:span text:style-name="T182_114"><text:s/></text:span><text:span text:style-name="T182_115">با</text:span><text:span text:style-name="T182_116"><text:s/></text:span><text:span text:style-name="T182_117">اندازه</text:span><text:span text:style-name="T182_118"><text:s/></text:span><text:span text:style-name="T182_119">پیشوند</text:span><text:span text:style-name="T182_120"><text:s/></text:span><text:span text:style-name="T182_121">دو</text:span><text:span text:style-name="T182_122"><text:s/></text:span><text:span text:style-name="T182_123">عدد</text:span><text:span text:style-name="T182_124"><text:s/></text:span><text:span text:style-name="T182_125">تست</text:span><text:span text:style-name="T182_126"><text:s/></text:span><text:span text:style-name="T182_127">کنید</text:span><text:span text:style-name="T182_128"><text:s/></text:span><text:span text:style-name="T182_129">اما</text:span><text:span text:style-name="T182_130"><text:s/></text:span><text:span text:style-name="T182_131">باید</text:span><text:span text:style-name="T182_132"><text:s/></text:span><text:span text:style-name="T182_133">این</text:span><text:span text:style-name="T182_134"><text:s/></text:span><text:span text:style-name="T182_135">برنامه</text:span><text:span text:style-name="T182_136"><text:s/></text:span><text:span text:style-name="T182_137">را</text:span><text:span text:style-name="T182_138"><text:s/></text:span><text:span text:style-name="T182_139">طوری</text:span><text:span text:style-name="T182_140"><text:s/></text:span><text:span text:style-name="T182_141">بنویسید</text:span><text:span text:style-name="T182_142"><text:s/></text:span><text:span text:style-name="T182_143">که</text:span><text:span text:style-name="T182_144"><text:s/></text:span><text:span text:style-name="T182_145">امتحان</text:span><text:span text:style-name="T182_146"><text:s/></text:span><text:span text:style-name="T182_147">کردن</text:span><text:span text:style-name="T182_148"><text:s/></text:span><text:span text:style-name="T182_149">بقیه</text:span><text:span text:style-name="T182_150"><text:s/></text:span><text:span text:style-name="T182_151">اندازه</text:span><text:span text:style-name="T182_152"><text:s/></text:span><text:span text:style-name="T182_153">ها</text:span><text:span text:style-name="T182_154"><text:s/></text:span><text:span text:style-name="T182_155">نیز</text:span><text:span text:style-name="T182_156"><text:s/></text:span><text:span text:style-name="T182_157">آسان</text:span><text:span text:style-name="T182_158"><text:s/></text:span><text:span text:style-name="T182_159">و</text:span><text:span text:style-name="T182_160"><text:s/></text:span><text:span text:style-name="T182_161">مقدور</text:span><text:span text:style-name="T182_162"><text:s/></text:span><text:span text:style-name="T182_163">باشد</text:span><text:span text:style-name="T182_164">.</text:span></text:p>
      <text:p text:style-name="P183"><text:span text:style-name="T183_1">2.</text:span><text:span text:style-name="T183_2"><text:s text:c="7"/></text:span><text:span text:style-name="T183_3">یک</text:span><text:span text:style-name="T183_4"><text:s/></text:span><text:span text:style-name="T183_5">متد</text:span><text:span text:style-name="T183_6"><text:s/></text:span><text:span text:style-name="T183_7">به</text:span><text:span text:style-name="T183_8"><text:s/></text:span><text:span text:style-name="T183_9">برنامه</text:span><text:span text:style-name="T183_10"><text:s/></text:span><text:span text:style-name="T183_11">قبلی</text:span><text:span text:style-name="T183_12"><text:s/></text:span><text:span text:style-name="T183_13">برای</text:span><text:span text:style-name="T183_14"><text:s/></text:span><text:span text:style-name="T183_15">تولید</text:span><text:span text:style-name="T183_16"><text:s/></text:span><text:span text:style-name="T183_17">متن</text:span><text:span text:style-name="T183_18"><text:s/></text:span><text:span text:style-name="T183_19">تصادفی</text:span><text:span text:style-name="T183_20"><text:s/></text:span><text:span text:style-name="T183_21">مبتنی</text:span><text:span text:style-name="T183_22"><text:s/></text:span><text:span text:style-name="T183_23">بر</text:span><text:span text:style-name="T183_24"><text:s/></text:span><text:span text:style-name="T183_25">تحلیل</text:span><text:span text:style-name="T183_26"><text:s/></text:span><text:span text:style-name="T183_27">مارکوف</text:span><text:span text:style-name="T183_28"><text:s/></text:span><text:span text:style-name="T183_29">اضافه</text:span><text:span text:style-name="T183_30"><text:s/></text:span><text:span text:style-name="T183_31">کنید</text:span><text:span text:style-name="T183_32">.<text:s/></text:span><text:span text:style-name="T183_33">این</text:span><text:span text:style-name="T183_34"><text:s/></text:span><text:span text:style-name="T183_35">یک</text:span><text:span text:style-name="T183_36"><text:s/></text:span><text:span text:style-name="T183_37">مثال</text:span><text:span text:style-name="T183_38"><text:s/></text:span><text:span text:style-name="T183_39">از</text:span><text:span text:style-name="T183_40"><text:s/></text:span><text:span text:style-name="T183_41">کتاب</text:span><text:span text:style-name="T183_42"><text:s/></text:span><text:span text:style-name="T183_43">Emma</text:span><text:span text:style-name="T183_44"><text:s/></text:span><text:span text:style-name="T183_45">با</text:span><text:span text:style-name="T183_46"><text:s/></text:span><text:span text:style-name="T183_47">اندازه</text:span><text:span text:style-name="T183_48"><text:s/></text:span><text:span text:style-name="T183_49">پیشوند</text:span><text:span text:style-name="T183_50"><text:s/></text:span><text:span text:style-name="T183_51">دو</text:span><text:span text:style-name="T183_52"><text:s/></text:span><text:span text:style-name="T183_53">عدد</text:span><text:span text:style-name="T183_54"><text:s/></text:span><text:span text:style-name="T183_55">است</text:span><text:span text:style-name="T183_56">:</text:span></text:p>
      <table:table table:style-name="Table23">
        <table:table-column table:style-name="Column23"/>
        <table:table-row table:style-name="Row23">
          <table:table-cell table:style-name="Cell23">
            <text:p text:style-name="P184"><text:span text:style-name="T184_1">He</text:span><text:span text:style-name="T184_2"><text:s/></text:span><text:span text:style-name="T184_3">was</text:span><text:span text:style-name="T184_4"><text:s/></text:span><text:span text:style-name="T184_5">very</text:span><text:span text:style-name="T184_6"><text:s/></text:span><text:span text:style-name="T184_7">clever</text:span><text:span text:style-name="T184_8">,<text:s/></text:span><text:span text:style-name="T184_9">be</text:span><text:span text:style-name="T184_10"><text:s/></text:span><text:span text:style-name="T184_11">it</text:span><text:span text:style-name="T184_12"><text:s/></text:span><text:span text:style-name="T184_13">sweetness</text:span><text:span text:style-name="T184_14"><text:s/></text:span><text:span text:style-name="T184_15">or</text:span><text:span text:style-name="T184_16"><text:s/></text:span><text:span text:style-name="T184_17">be</text:span><text:span text:style-name="T184_18"><text:s/></text:span><text:span text:style-name="T184_19">angry</text:span><text:span text:style-name="T184_20">,<text:s/></text:span><text:span text:style-name="T184_21">ashamed</text:span><text:span text:style-name="T184_22"><text:s/></text:span><text:span text:style-name="T184_23">or</text:span><text:span text:style-name="T184_24"><text:s/></text:span><text:span text:style-name="T184_25">only</text:span><text:span text:style-name="T184_26"><text:s/></text:span><text:span text:style-name="T184_27">amused</text:span><text:span text:style-name="T184_28">,<text:s/></text:span><text:span text:style-name="T184_29">at</text:span><text:span text:style-name="T184_30"><text:s/></text:span><text:span text:style-name="T184_31">such</text:span></text:p>
            <text:p text:style-name="P185"><text:span text:style-name="T185_1">a</text:span><text:span text:style-name="T185_2"><text:s/></text:span><text:span text:style-name="T185_3">stroke</text:span><text:span text:style-name="T185_4">.<text:s/></text:span><text:span text:style-name="T185_5">She</text:span><text:span text:style-name="T185_6"><text:s/></text:span><text:span text:style-name="T185_7">had</text:span><text:span text:style-name="T185_8"><text:s/></text:span><text:span text:style-name="T185_9">never</text:span><text:span text:style-name="T185_10"><text:s/></text:span><text:span text:style-name="T185_11">thought</text:span><text:span text:style-name="T185_12"><text:s/></text:span><text:span text:style-name="T185_13">of</text:span><text:span text:style-name="T185_14"><text:s/></text:span><text:span text:style-name="T185_15">Hannah</text:span><text:span text:style-name="T185_16"><text:s/></text:span><text:span text:style-name="T185_17">till</text:span><text:span text:style-name="T185_18"><text:s/></text:span><text:span text:style-name="T185_19">you</text:span><text:span text:style-name="T185_20"><text:s/></text:span><text:span text:style-name="T185_21">were</text:span><text:span text:style-name="T185_22"><text:s/></text:span><text:span text:style-name="T185_23">never</text:span><text:span text:style-name="T185_24"><text:s/></text:span><text:span text:style-name="T185_25">meant</text:span><text:span text:style-name="T185_26"><text:s/></text:span><text:span text:style-name="T185_27">for</text:span><text:span text:style-name="T185_28"><text:s/></text:span><text:span text:style-name="T185_29">me</text:span><text:span text:style-name="T185_30">?"<text:s/>"</text:span><text:span text:style-name="T185_31">I</text:span></text:p>
            <text:p text:style-name="P186"><text:span text:style-name="T186_1">cannot</text:span><text:span text:style-name="T186_2"><text:s/></text:span><text:span text:style-name="T186_3">make</text:span><text:span text:style-name="T186_4"><text:s/></text:span><text:span text:style-name="T186_5">speeches</text:span><text:span text:style-name="T186_6">,<text:s/></text:span><text:span text:style-name="T186_7">Emma</text:span><text:span text:style-name="T186_8">:"<text:s/></text:span><text:span text:style-name="T186_9">he</text:span><text:span text:style-name="T186_10"><text:s/></text:span><text:span text:style-name="T186_11">soon</text:span><text:span text:style-name="T186_12"><text:s/></text:span><text:span text:style-name="T186_13">cut</text:span><text:span text:style-name="T186_14"><text:s/></text:span><text:span text:style-name="T186_15">it</text:span><text:span text:style-name="T186_16"><text:s/></text:span><text:span text:style-name="T186_17">all</text:span><text:span text:style-name="T186_18"><text:s/></text:span><text:span text:style-name="T186_19">himself</text:span><text:span text:style-name="T186_20">.</text:span></text:p>
          </table:table-cell>
        </table:table-row>
      </table:table>
      <text:p text:style-name="P187"><text:span text:style-name="T187_1">برای</text:span><text:span text:style-name="T187_2"><text:s/></text:span><text:span text:style-name="T187_3">این</text:span><text:span text:style-name="T187_4"><text:s/></text:span><text:span text:style-name="T187_5">مثال</text:span><text:span text:style-name="T187_6"><text:s/></text:span><text:span text:style-name="T187_7">نشانه</text:span><text:span text:style-name="T187_8"><text:s/></text:span><text:span text:style-name="T187_9">گذاری</text:span><text:span text:style-name="T187_10"><text:s/></text:span><text:span text:style-name="T187_11">های</text:span><text:span text:style-name="T187_12"><text:s/></text:span><text:span text:style-name="T187_13">ضمیمه</text:span><text:span text:style-name="T187_14"><text:s/></text:span><text:span text:style-name="T187_15">شده</text:span><text:span text:style-name="T187_16"><text:s/></text:span><text:span text:style-name="T187_17">به</text:span><text:span text:style-name="T187_18"><text:s/></text:span><text:span text:style-name="T187_19">کلمات</text:span><text:span text:style-name="T187_20"><text:s/></text:span><text:span text:style-name="T187_21">را</text:span><text:span text:style-name="T187_22"><text:s/></text:span><text:span text:style-name="T187_23">حذف</text:span><text:span text:style-name="T187_24"><text:s/></text:span><text:span text:style-name="T187_25">کردم</text:span><text:span text:style-name="T187_26">.<text:s/></text:span><text:span text:style-name="T187_27">نتیجه</text:span><text:span text:style-name="T187_28"><text:s/></text:span><text:span text:style-name="T187_29">تقریبا</text:span><text:span text:style-name="T187_30"><text:s/></text:span><text:span text:style-name="T187_31">از</text:span><text:span text:style-name="T187_32"><text:s/></text:span><text:span text:style-name="T187_33">روی</text:span><text:span text:style-name="T187_34"><text:s/></text:span><text:span text:style-name="T187_35">قواعد</text:span><text:span text:style-name="T187_36"><text:s/></text:span><text:span text:style-name="T187_37">نحوی</text:span><text:span text:style-name="T187_38"><text:s/></text:span><text:span text:style-name="T187_39">درست</text:span><text:span text:style-name="T187_40"><text:s/></text:span><text:span text:style-name="T187_41">است</text:span><text:span text:style-name="T187_42"><text:s/></text:span><text:span text:style-name="T187_43">اما</text:span><text:span text:style-name="T187_44"><text:s/></text:span><text:span text:style-name="T187_45">نه</text:span><text:span text:style-name="T187_46"><text:s/></text:span><text:span text:style-name="T187_47">کاملا</text:span><text:span text:style-name="T187_48">.<text:s/></text:span><text:span text:style-name="T187_49">از</text:span><text:span text:style-name="T187_50"><text:s/></text:span><text:span text:style-name="T187_51">نظر</text:span><text:span text:style-name="T187_52"><text:s/></text:span><text:span text:style-name="T187_53">معنایی</text:span><text:span text:style-name="T187_54"><text:s/></text:span><text:span text:style-name="T187_55">هم</text:span><text:span text:style-name="T187_56"><text:s/></text:span><text:span text:style-name="T187_57">تقریبا</text:span><text:span text:style-name="T187_58"><text:s/></text:span><text:span text:style-name="T187_59">قابل</text:span><text:span text:style-name="T187_60"><text:s/></text:span><text:span text:style-name="T187_61">قبول</text:span><text:span text:style-name="T187_62"><text:s/></text:span><text:span text:style-name="T187_63">هستند</text:span><text:span text:style-name="T187_64"><text:s/></text:span><text:span text:style-name="T187_65">اما</text:span><text:span text:style-name="T187_66"><text:s/></text:span><text:span text:style-name="T187_67">نه</text:span><text:span text:style-name="T187_68"><text:s/></text:span><text:span text:style-name="T187_69">کاملا</text:span><text:span text:style-name="T187_70">.</text:span></text:p>
      <text:p text:style-name="P188"><text:span text:style-name="T188_1">چه</text:span><text:span text:style-name="T188_2"><text:s/></text:span><text:span text:style-name="T188_3">اتفاقی</text:span><text:span text:style-name="T188_4"><text:s/></text:span><text:span text:style-name="T188_5">می</text:span><text:span text:style-name="T188_6"><text:s/></text:span><text:span text:style-name="T188_7">افتد</text:span><text:span text:style-name="T188_8"><text:s/></text:span><text:span text:style-name="T188_9">اگر</text:span><text:span text:style-name="T188_10"><text:s/></text:span><text:span text:style-name="T188_11">اندازه</text:span><text:span text:style-name="T188_12"><text:s/></text:span><text:span text:style-name="T188_13">پیشوند</text:span><text:span text:style-name="T188_14"><text:s/></text:span><text:span text:style-name="T188_15">را</text:span><text:span text:style-name="T188_16"><text:s/></text:span><text:span text:style-name="T188_17">افزایش</text:span><text:span text:style-name="T188_18"><text:s/></text:span><text:span text:style-name="T188_19">دهیم</text:span><text:span text:style-name="T188_20">؟<text:s/></text:span><text:span text:style-name="T188_21">آیا</text:span><text:span text:style-name="T188_22"><text:s/></text:span><text:span text:style-name="T188_23">متن</text:span><text:span text:style-name="T188_24"><text:s/></text:span><text:span text:style-name="T188_25">تصادفی</text:span><text:span text:style-name="T188_26"><text:s/></text:span><text:span text:style-name="T188_27">بیشتر</text:span><text:span text:style-name="T188_28"><text:s/></text:span><text:span text:style-name="T188_29">منطقی</text:span><text:span text:style-name="T188_30"><text:s/></text:span><text:span text:style-name="T188_31">می</text:span><text:span text:style-name="T188_32"><text:s/></text:span><text:span text:style-name="T188_33">شود</text:span><text:span text:style-name="T188_34">؟</text:span></text:p>
      <text:p text:style-name="P189"><text:span text:style-name="T189_1">3.</text:span><text:span text:style-name="T189_2"><text:s text:c="7"/></text:span><text:span text:style-name="T189_3">یکبار</text:span><text:span text:style-name="T189_4"><text:s/></text:span><text:span text:style-name="T189_5">دیگر</text:span><text:span text:style-name="T189_6"><text:s/></text:span><text:span text:style-name="T189_7">برنامه</text:span><text:span text:style-name="T189_8"><text:s/></text:span><text:span text:style-name="T189_9">تان</text:span><text:span text:style-name="T189_10"><text:s/></text:span><text:span text:style-name="T189_11">کار</text:span><text:span text:style-name="T189_12"><text:s/></text:span><text:span text:style-name="T189_13">می</text:span><text:span text:style-name="T189_14"><text:s/></text:span><text:span text:style-name="T189_15">کند</text:span><text:span text:style-name="T189_16">؛<text:s/></text:span><text:span text:style-name="T189_17">ممکن</text:span><text:span text:style-name="T189_18"><text:s/></text:span><text:span text:style-name="T189_19">است</text:span><text:span text:style-name="T189_20"><text:s/></text:span><text:span text:style-name="T189_21">بخواهید</text:span><text:span text:style-name="T189_22"><text:s/></text:span><text:span text:style-name="T189_23">یک</text:span><text:span text:style-name="T189_24"><text:s/></text:span><text:span text:style-name="T189_25">ترکیب</text:span><text:span text:style-name="T189_26"><text:s/></text:span><text:span text:style-name="T189_27">دیگر</text:span><text:span text:style-name="T189_28"><text:s/></text:span><text:span text:style-name="T189_29">را</text:span><text:span text:style-name="T189_30"><text:s/></text:span><text:span text:style-name="T189_31">امتحان</text:span><text:span text:style-name="T189_32"><text:s/></text:span><text:span text:style-name="T189_33">کنید</text:span><text:span text:style-name="T189_34">.<text:s/></text:span><text:span text:style-name="T189_35">اگر</text:span><text:span text:style-name="T189_36"><text:s/></text:span><text:span text:style-name="T189_37">متن</text:span><text:span text:style-name="T189_38"><text:s/></text:span><text:span text:style-name="T189_39">را</text:span><text:span text:style-name="T189_40"><text:s/></text:span><text:span text:style-name="T189_41">از</text:span><text:span text:style-name="T189_42"><text:s/></text:span><text:span text:style-name="T189_43">دو</text:span><text:span text:style-name="T189_44"><text:s/></text:span><text:span text:style-name="T189_45">یا</text:span><text:span text:style-name="T189_46"><text:s/></text:span><text:span text:style-name="T189_47">چند</text:span><text:span text:style-name="T189_48"><text:s/></text:span><text:span text:style-name="T189_49">کتاب</text:span><text:span text:style-name="T189_50"><text:s/></text:span><text:span text:style-name="T189_51">ترکیب</text:span><text:span text:style-name="T189_52"><text:s/></text:span><text:span text:style-name="T189_53">کنید</text:span><text:span text:style-name="T189_54"><text:s/></text:span><text:span text:style-name="T189_55">متن</text:span><text:span text:style-name="T189_56"><text:s/></text:span><text:span text:style-name="T189_57">تصادفی</text:span><text:span text:style-name="T189_58"><text:s/></text:span><text:span text:style-name="T189_59">که</text:span><text:span text:style-name="T189_60"><text:s/></text:span><text:span text:style-name="T189_61">تولید</text:span><text:span text:style-name="T189_62"><text:s/></text:span><text:span text:style-name="T189_63">کرده</text:span><text:span text:style-name="T189_64"><text:s/></text:span><text:span text:style-name="T189_65">اید</text:span><text:span text:style-name="T189_66"><text:s/></text:span><text:span text:style-name="T189_67">مخلوطی</text:span><text:span text:style-name="T189_68"><text:s/></text:span><text:span text:style-name="T189_69">از</text:span><text:span text:style-name="T189_70"><text:s/></text:span><text:span text:style-name="T189_71">لغات</text:span><text:span text:style-name="T189_72"><text:s/></text:span><text:span text:style-name="T189_73">و</text:span><text:span text:style-name="T189_74"><text:s/></text:span><text:span text:style-name="T189_75">اصطلاحات</text:span><text:span text:style-name="T189_76"><text:s/></text:span><text:span text:style-name="T189_77">از</text:span><text:span text:style-name="T189_78"><text:s/></text:span><text:span text:style-name="T189_79">منابعی</text:span><text:span text:style-name="T189_80"><text:s/></text:span><text:span text:style-name="T189_81">در</text:span><text:span text:style-name="T189_82"><text:s/></text:span><text:span text:style-name="T189_83">روش</text:span><text:span text:style-name="T189_84"><text:s/></text:span><text:span text:style-name="T189_85">های</text:span><text:span text:style-name="T189_86"><text:s/></text:span><text:span text:style-name="T189_87">جالب</text:span><text:span text:style-name="T189_88"><text:s/></text:span><text:span text:style-name="T189_89">خواهد</text:span><text:span text:style-name="T189_90"><text:s/></text:span><text:span text:style-name="T189_91">شد</text:span><text:span text:style-name="T189_92">.</text:span></text:p>
      <text:p text:style-name="P190"><text:span text:style-name="T190_1">فرجه</text:span><text:span text:style-name="T190_2">:<text:s/></text:span><text:span text:style-name="T190_3">این</text:span><text:span text:style-name="T190_4"><text:s/></text:span><text:span text:style-name="T190_5">مورد</text:span><text:span text:style-name="T190_6"><text:s/></text:span><text:span text:style-name="T190_7">مطالعه</text:span><text:span text:style-name="T190_8"><text:s/></text:span><text:span text:style-name="T190_9">بر</text:span><text:span text:style-name="T190_10"><text:s/></text:span><text:span text:style-name="T190_11">پایه</text:span><text:span text:style-name="T190_12"><text:s/></text:span><text:span text:style-name="T190_13">یک</text:span><text:span text:style-name="T190_14"><text:s/></text:span><text:span text:style-name="T190_15">مثال</text:span><text:span text:style-name="T190_16"><text:s/></text:span><text:span text:style-name="T190_17">از</text:span><text:span text:style-name="T190_18"><text:s/></text:span><text:span text:style-name="T190_19">کتاب</text:span><text:span text:style-name="T190_20"><text:s/></text:span><text:span text:style-name="T190_21">زیر</text:span><text:span text:style-name="T190_22"><text:s/></text:span><text:span text:style-name="T190_23">است</text:span><text:span text:style-name="T190_24">:</text:span></text:p>
      <text:p text:style-name="P191"><text:span text:style-name="T191_1">Kernighan</text:span><text:span text:style-name="T191_2"><text:s/></text:span><text:span text:style-name="T191_3">and</text:span><text:span text:style-name="T191_4"><text:s/></text:span><text:span text:style-name="T191_5">Pike</text:span><text:span text:style-name="T191_6">,<text:s/></text:span><text:span text:style-name="T191_7">The</text:span><text:span text:style-name="T191_8"><text:s/></text:span><text:span text:style-name="T191_9">Practice</text:span><text:span text:style-name="T191_10"><text:s/></text:span><text:span text:style-name="T191_11">of</text:span><text:span text:style-name="T191_12"><text:s/></text:span><text:span text:style-name="T191_13">Programming</text:span><text:span text:style-name="T191_14">,</text:span><text:span text:style-name="T191_15"><text:s/></text:span><text:span text:style-name="T191_16">Addison</text:span><text:span text:style-name="T191_17">-</text:span><text:span text:style-name="T191_18">Wesley</text:span><text:span text:style-name="T191_19">,<text:s/>1999.</text:span></text:p>
      <text:p text:style-name="P192"><text:span text:style-name="T192_1">شما</text:span><text:span text:style-name="T192_2"><text:s/></text:span><text:span text:style-name="T192_3">باید</text:span><text:span text:style-name="T192_4"><text:s/></text:span><text:span text:style-name="T192_5">قبل</text:span><text:span text:style-name="T192_6"><text:s/></text:span><text:span text:style-name="T192_7">از</text:span><text:span text:style-name="T192_8"><text:s/></text:span><text:span text:style-name="T192_9">ادامه</text:span><text:span text:style-name="T192_10"><text:s/></text:span><text:span text:style-name="T192_11">دادن</text:span><text:span text:style-name="T192_12"><text:s/></text:span><text:span text:style-name="T192_13">کتاب</text:span><text:span text:style-name="T192_14"><text:s/></text:span><text:span text:style-name="T192_15">سعی</text:span><text:span text:style-name="T192_16"><text:s/></text:span><text:span text:style-name="T192_17">در</text:span><text:span text:style-name="T192_18"><text:s/></text:span><text:span text:style-name="T192_19">حل</text:span><text:span text:style-name="T192_20"><text:s/></text:span><text:span text:style-name="T192_21">این</text:span><text:span text:style-name="T192_22"><text:s/></text:span><text:span text:style-name="T192_23">تمرین</text:span><text:span text:style-name="T192_24"><text:s/></text:span><text:span text:style-name="T192_25">کنید</text:span><text:span text:style-name="T192_26">؛<text:s/></text:span><text:span text:style-name="T192_27">پس</text:span><text:span text:style-name="T192_28"><text:s/></text:span><text:span text:style-name="T192_29">می</text:span><text:span text:style-name="T192_30"><text:s/></text:span><text:span text:style-name="T192_31">توانید</text:span><text:span text:style-name="T192_32"><text:s/></text:span><text:span text:style-name="T192_33">راه</text:span><text:span text:style-name="T192_34"><text:s/></text:span><text:span text:style-name="T192_35">حل</text:span><text:span text:style-name="T192_36"><text:s/></text:span><text:span text:style-name="T192_37">من</text:span><text:span text:style-name="T192_38"><text:s/></text:span><text:span text:style-name="T192_39">را</text:span><text:span text:style-name="T192_40"><text:s/></text:span><text:span text:style-name="T192_41">از</text:span><text:span text:style-name="T192_42"><text:s/></text:span><text:span text:style-name="T192_43">آدرس</text:span><text:span text:style-name="T192_44"><text:a xlink:type="simple" xlink:href="http://thinkpython2.com/code/markov.py"><text:span text:style-name="T192_45"><text:s/></text:span></text:a></text:span><text:span text:style-name="T192_46"><text:a xlink:type="simple" xlink:href="http://thinkpython2.com/code/markov.py"><text:span text:style-name="T192_47">http</text:span></text:a></text:span><text:span text:style-name="T192_48"><text:a xlink:type="simple" xlink:href="http://thinkpython2.com/code/markov.py"><text:span text:style-name="T192_49">://</text:span></text:a></text:span><text:span text:style-name="T192_50"><text:a xlink:type="simple" xlink:href="http://thinkpython2.com/code/markov.py"><text:span text:style-name="T192_51">thinkpython</text:span></text:a></text:span><text:span text:style-name="T192_52"><text:a xlink:type="simple" xlink:href="http://thinkpython2.com/code/markov.py"><text:span text:style-name="T192_53">2.</text:span></text:a></text:span><text:span text:style-name="T192_54"><text:a xlink:type="simple" xlink:href="http://thinkpython2.com/code/markov.py"><text:span text:style-name="T192_55">com</text:span></text:a></text:span><text:span text:style-name="T192_56"><text:a xlink:type="simple" xlink:href="http://thinkpython2.com/code/markov.py"><text:span text:style-name="T192_57">/</text:span></text:a></text:span><text:span text:style-name="T192_58"><text:a xlink:type="simple" xlink:href="http://thinkpython2.com/code/markov.py"><text:span text:style-name="T192_59">code</text:span></text:a></text:span><text:span text:style-name="T192_60"><text:a xlink:type="simple" xlink:href="http://thinkpython2.com/code/markov.py"><text:span text:style-name="T192_61">/</text:span></text:a></text:span><text:span text:style-name="T192_62"><text:a xlink:type="simple" xlink:href="http://thinkpython2.com/code/markov.py"><text:span text:style-name="T192_63">markov</text:span></text:a></text:span><text:span text:style-name="T192_64"><text:a xlink:type="simple" xlink:href="http://thinkpython2.com/code/markov.py"><text:span text:style-name="T192_65">.</text:span></text:a></text:span><text:span text:style-name="T192_66"><text:a xlink:type="simple" xlink:href="http://thinkpython2.com/code/markov.py"><text:span text:style-name="T192_67">py</text:span></text:a></text:span><text:span text:style-name="T192_68"><text:s/></text:span><text:span text:style-name="T192_69">دانلود</text:span><text:span text:style-name="T192_70"><text:s/></text:span><text:span text:style-name="T192_71">کنید</text:span><text:span text:style-name="T192_72">.<text:s/></text:span><text:span text:style-name="T192_73">همچنین</text:span><text:span text:style-name="T192_74"><text:s/></text:span><text:span text:style-name="T192_75">به</text:span><text:span text:style-name="T192_76"><text:s/></text:span><text:span text:style-name="T192_77"><text:s/></text:span><text:span text:style-name="T192_78"><text:a xlink:type="simple" xlink:href="http://thinkpython2.com/code/emma.txt"><text:span text:style-name="T192_79">http</text:span></text:a></text:span><text:span text:style-name="T192_80"><text:a xlink:type="simple" xlink:href="http://thinkpython2.com/code/emma.txt"><text:span text:style-name="T192_81">://</text:span></text:a></text:span><text:span text:style-name="T192_82"><text:a xlink:type="simple" xlink:href="http://thinkpython2.com/code/emma.txt"><text:span text:style-name="T192_83">thinkpython</text:span></text:a></text:span><text:span text:style-name="T192_84"><text:a xlink:type="simple" xlink:href="http://thinkpython2.com/code/emma.txt"><text:span text:style-name="T192_85">2.</text:span></text:a></text:span><text:span text:style-name="T192_86"><text:a xlink:type="simple" xlink:href="http://thinkpython2.com/code/emma.txt"><text:span text:style-name="T192_87">com</text:span></text:a></text:span><text:span text:style-name="T192_88"><text:a xlink:type="simple" xlink:href="http://thinkpython2.com/code/emma.txt"><text:span text:style-name="T192_89">/</text:span></text:a></text:span><text:span text:style-name="T192_90"><text:a xlink:type="simple" xlink:href="http://thinkpython2.com/code/emma.txt"><text:span text:style-name="T192_91">code</text:span></text:a></text:span><text:span text:style-name="T192_92"><text:a xlink:type="simple" xlink:href="http://thinkpython2.com/code/emma.txt"><text:span text:style-name="T192_93">/</text:span></text:a></text:span><text:span text:style-name="T192_94"><text:a xlink:type="simple" xlink:href="http://thinkpython2.com/code/emma.txt"><text:span text:style-name="T192_95">emma</text:span></text:a></text:span><text:span text:style-name="T192_96"><text:a xlink:type="simple" xlink:href="http://thinkpython2.com/code/emma.txt"><text:span text:style-name="T192_97">.</text:span></text:a></text:span><text:span text:style-name="T192_98"><text:a xlink:type="simple" xlink:href="http://thinkpython2.com/code/emma.txt"><text:span text:style-name="T192_99">txt</text:span></text:a></text:span><text:span text:style-name="T192_100"><text:s/></text:span><text:span text:style-name="T192_101">نیاز</text:span><text:span text:style-name="T192_102"><text:s/></text:span><text:span text:style-name="T192_103">خواهید</text:span><text:span text:style-name="T192_104"><text:s/></text:span><text:span text:style-name="T192_105">داشت</text:span><text:span text:style-name="T192_106">.</text:span></text:p>
      <text:h text:style-name="P193" text:outline-level="10"><text:bookmark-start text:name="h.drvxxfh5jer"/><text:bookmark-end text:name="h.drvxxfh5jer"/><text:span text:style-name="T193_1">13.9<text:s/></text:span><text:span text:style-name="T193_2">ساختمان</text:span><text:span text:style-name="T193_3"><text:s/></text:span><text:span text:style-name="T193_4">داده</text:span><text:span text:style-name="T193_5"><text:s/></text:span><text:span text:style-name="T193_6">ها</text:span></text:h>
      <text:p text:style-name="P194"><text:span text:style-name="T194_1">استفاده</text:span><text:span text:style-name="T194_2"><text:s/></text:span><text:span text:style-name="T194_3">از</text:span><text:span text:style-name="T194_4"><text:s/></text:span><text:span text:style-name="T194_5">تحلیل</text:span><text:span text:style-name="T194_6"><text:s/></text:span><text:span text:style-name="T194_7">مارکوف</text:span><text:span text:style-name="T194_8"><text:s/></text:span><text:span text:style-name="T194_9">برای</text:span><text:span text:style-name="T194_10"><text:s/></text:span><text:span text:style-name="T194_11">تولید</text:span><text:span text:style-name="T194_12"><text:s/></text:span><text:span text:style-name="T194_13">متن</text:span><text:span text:style-name="T194_14"><text:s/></text:span><text:span text:style-name="T194_15">تصادفی</text:span><text:span text:style-name="T194_16"><text:s/></text:span><text:span text:style-name="T194_17">جذاب</text:span><text:span text:style-name="T194_18"><text:s/></text:span><text:span text:style-name="T194_19">است</text:span><text:span text:style-name="T194_20">،<text:s/></text:span><text:span text:style-name="T194_21">اما</text:span><text:span text:style-name="T194_22"><text:s/></text:span><text:span text:style-name="T194_23">یک</text:span><text:span text:style-name="T194_24"><text:s/></text:span><text:span text:style-name="T194_25">نکته</text:span><text:span text:style-name="T194_26"><text:s/></text:span><text:span text:style-name="T194_27">دیگر</text:span><text:span text:style-name="T194_28"><text:s/></text:span><text:span text:style-name="T194_29">نیز</text:span><text:span text:style-name="T194_30"><text:s/></text:span><text:span text:style-name="T194_31">برای</text:span><text:span text:style-name="T194_32"><text:s/></text:span><text:span text:style-name="T194_33">این</text:span><text:span text:style-name="T194_34"><text:s/></text:span><text:span text:style-name="T194_35">تمرین</text:span><text:span text:style-name="T194_36"><text:s/></text:span><text:span text:style-name="T194_37">وجود</text:span><text:span text:style-name="T194_38"><text:s/></text:span><text:span text:style-name="T194_39">دارد</text:span><text:span text:style-name="T194_40">:<text:s/></text:span><text:span text:style-name="T194_41">انتخاب</text:span><text:span text:style-name="T194_42"><text:s/></text:span><text:span text:style-name="T194_43">ساختمان</text:span><text:span text:style-name="T194_44"><text:s/></text:span><text:span text:style-name="T194_45">داده</text:span><text:span text:style-name="T194_46">.<text:s/></text:span><text:span text:style-name="T194_47">در</text:span><text:span text:style-name="T194_48"><text:s/></text:span><text:span text:style-name="T194_49">راه</text:span><text:span text:style-name="T194_50"><text:s/></text:span><text:span text:style-name="T194_51">حل</text:span><text:span text:style-name="T194_52"><text:s/></text:span><text:span text:style-name="T194_53">تمرین</text:span><text:span text:style-name="T194_54"><text:s/></text:span><text:span text:style-name="T194_55">قبلی</text:span><text:span text:style-name="T194_56"><text:s/></text:span><text:span text:style-name="T194_57">باید</text:span><text:span text:style-name="T194_58"><text:s/></text:span><text:span text:style-name="T194_59">انتخاب</text:span><text:span text:style-name="T194_60"><text:s/></text:span><text:span text:style-name="T194_61">می</text:span><text:span text:style-name="T194_62"><text:s/></text:span><text:span text:style-name="T194_63">کردید</text:span><text:span text:style-name="T194_64">:</text:span></text:p>
      <text:p text:style-name="P195"><text:span text:style-name="T195_1">·</text:span><text:span text:style-name="T195_2"><text:s text:c="9"/></text:span><text:span text:style-name="T195_3">چگونه</text:span><text:span text:style-name="T195_4"><text:s/></text:span><text:span text:style-name="T195_5">پیشوندها</text:span><text:span text:style-name="T195_6"><text:s/></text:span><text:span text:style-name="T195_7">را</text:span><text:span text:style-name="T195_8"><text:s/></text:span><text:span text:style-name="T195_9">ارائه</text:span><text:span text:style-name="T195_10"><text:s/></text:span><text:span text:style-name="T195_11">دهید</text:span></text:p>
      <text:p text:style-name="P196"><text:span text:style-name="T196_1">·</text:span><text:span text:style-name="T196_2"><text:s text:c="9"/></text:span><text:span text:style-name="T196_3">چگونه</text:span><text:span text:style-name="T196_4"><text:s/></text:span><text:span text:style-name="T196_5">مجموعی</text:span><text:span text:style-name="T196_6"><text:s/></text:span><text:span text:style-name="T196_7">از</text:span><text:span text:style-name="T196_8"><text:s/></text:span><text:span text:style-name="T196_9">پسوندهای</text:span><text:span text:style-name="T196_10"><text:s/></text:span><text:span text:style-name="T196_11">ممکن</text:span><text:span text:style-name="T196_12"><text:s/></text:span><text:span text:style-name="T196_13">را</text:span><text:span text:style-name="T196_14"><text:s/></text:span><text:span text:style-name="T196_15">ارائه</text:span><text:span text:style-name="T196_16"><text:s/></text:span><text:span text:style-name="T196_17">دهید</text:span></text:p>
      <text:p text:style-name="P197"><text:span text:style-name="T197_1">·</text:span><text:span text:style-name="T197_2"><text:s text:c="9"/></text:span><text:span text:style-name="T197_3">چگونه</text:span><text:span text:style-name="T197_4"><text:s/></text:span><text:span text:style-name="T197_5">نگاشتی</text:span><text:span text:style-name="T197_6"><text:s/></text:span><text:span text:style-name="T197_7">از</text:span><text:span text:style-name="T197_8"><text:s/></text:span><text:span text:style-name="T197_9">هر</text:span><text:span text:style-name="T197_10"><text:s/></text:span><text:span text:style-name="T197_11">پیشوند</text:span><text:span text:style-name="T197_12"><text:s/></text:span><text:span text:style-name="T197_13">برای</text:span><text:span text:style-name="T197_14"><text:s/></text:span><text:span text:style-name="T197_15">مجموعی</text:span><text:span text:style-name="T197_16"><text:s/></text:span><text:span text:style-name="T197_17">از</text:span><text:span text:style-name="T197_18"><text:s/></text:span><text:span text:style-name="T197_19">پسوندهای</text:span><text:span text:style-name="T197_20"><text:s/></text:span><text:span text:style-name="T197_21">ممکن</text:span><text:span text:style-name="T197_22"><text:s/></text:span><text:span text:style-name="T197_23">را</text:span><text:span text:style-name="T197_24"><text:s/></text:span><text:span text:style-name="T197_25">ارائه</text:span><text:span text:style-name="T197_26"><text:s/></text:span><text:span text:style-name="T197_27">دهید</text:span></text:p>
      <text:p text:style-name="P198"><text:span text:style-name="T198_1">آخرین</text:span><text:span text:style-name="T198_2"><text:s/></text:span><text:span text:style-name="T198_3">آسان</text:span><text:span text:style-name="T198_4"><text:s/></text:span><text:span text:style-name="T198_5">است</text:span><text:span text:style-name="T198_6">:<text:s/></text:span><text:span text:style-name="T198_7">دیکشنری</text:span><text:span text:style-name="T198_8"><text:s/></text:span><text:span text:style-name="T198_9">یک</text:span><text:span text:style-name="T198_10"><text:s/></text:span><text:span text:style-name="T198_11">انتخاب</text:span><text:span text:style-name="T198_12"><text:s/></text:span><text:span text:style-name="T198_13">آشکار</text:span><text:span text:style-name="T198_14"><text:s/></text:span><text:span text:style-name="T198_15">است</text:span><text:span text:style-name="T198_16"><text:s/></text:span><text:span text:style-name="T198_17">برای</text:span><text:span text:style-name="T198_18"><text:s/></text:span><text:span text:style-name="T198_19">یک</text:span><text:span text:style-name="T198_20"><text:s/></text:span><text:span text:style-name="T198_21">نگاشت</text:span><text:span text:style-name="T198_22"><text:s/></text:span><text:span text:style-name="T198_23">از</text:span><text:span text:style-name="T198_24"><text:s/></text:span><text:span text:style-name="T198_25">کلید</text:span><text:span text:style-name="T198_26"><text:s/></text:span><text:span text:style-name="T198_27">ها</text:span><text:span text:style-name="T198_28"><text:s/></text:span><text:span text:style-name="T198_29">با</text:span><text:span text:style-name="T198_30"><text:s/></text:span><text:span text:style-name="T198_31">مقادیر</text:span><text:span text:style-name="T198_32"><text:s/></text:span><text:span text:style-name="T198_33">مترادف</text:span><text:span text:style-name="T198_34">.</text:span></text:p>
      <text:p text:style-name="P199"><text:span text:style-name="T199_1">برای</text:span><text:span text:style-name="T199_2"><text:s/></text:span><text:span text:style-name="T199_3">پیشوندها</text:span><text:span text:style-name="T199_4"><text:s/></text:span><text:span text:style-name="T199_5">بیشترین</text:span><text:span text:style-name="T199_6"><text:s/></text:span><text:span text:style-name="T199_7">انتخاب</text:span><text:span text:style-name="T199_8"><text:s/></text:span><text:span text:style-name="T199_9">آشکار</text:span><text:span text:style-name="T199_10"><text:s/></text:span><text:span text:style-name="T199_11">رشته</text:span><text:span text:style-name="T199_12"><text:s/></text:span><text:span text:style-name="T199_13">ها</text:span><text:span text:style-name="T199_14">،<text:s/></text:span><text:span text:style-name="T199_15">لیست</text:span><text:span text:style-name="T199_16"><text:s/></text:span><text:span text:style-name="T199_17">رشته</text:span><text:span text:style-name="T199_18"><text:s/></text:span><text:span text:style-name="T199_19">ها</text:span><text:span text:style-name="T199_20"><text:s/></text:span><text:span text:style-name="T199_21">و</text:span><text:span text:style-name="T199_22"><text:s/></text:span><text:span text:style-name="T199_23">چندتایی</text:span><text:span text:style-name="T199_24"><text:s/>(</text:span><text:span text:style-name="T199_25">tuple</text:span><text:span text:style-name="T199_26">)<text:s/></text:span><text:span text:style-name="T199_27">از</text:span><text:span text:style-name="T199_28"><text:s text:c="2"/></text:span><text:span text:style-name="T199_29">رشته</text:span><text:span text:style-name="T199_30"><text:s/></text:span><text:span text:style-name="T199_31">ها</text:span><text:span text:style-name="T199_32"><text:s/></text:span><text:span text:style-name="T199_33">هستند</text:span><text:span text:style-name="T199_34">.</text:span></text:p>
      <text:p text:style-name="P200"><text:span text:style-name="T200_1">برای</text:span><text:span text:style-name="T200_2"><text:s/></text:span><text:span text:style-name="T200_3">پسوندها</text:span><text:span text:style-name="T200_4"><text:s/></text:span><text:span text:style-name="T200_5">یک</text:span><text:span text:style-name="T200_6"><text:s/></text:span><text:span text:style-name="T200_7">انتخاب</text:span><text:span text:style-name="T200_8"><text:s/></text:span><text:span text:style-name="T200_9">لیست</text:span><text:span text:style-name="T200_10"><text:s/></text:span><text:span text:style-name="T200_11">است</text:span><text:span text:style-name="T200_12">،<text:s/></text:span><text:span text:style-name="T200_13">دیگری</text:span><text:span text:style-name="T200_14"><text:s/></text:span><text:span text:style-name="T200_15">هیستوگرام</text:span><text:span text:style-name="T200_16"><text:s/>(</text:span><text:span text:style-name="T200_17">دیکشنری</text:span><text:span text:style-name="T200_18">)<text:s/></text:span><text:span text:style-name="T200_19">است</text:span><text:span text:style-name="T200_20">.</text:span></text:p>
      <text:p text:style-name="P201"><text:span text:style-name="T201_1">چگونه</text:span><text:span text:style-name="T201_2"><text:s/></text:span><text:span text:style-name="T201_3">باید</text:span><text:span text:style-name="T201_4"><text:s/></text:span><text:span text:style-name="T201_5">انتخاب</text:span><text:span text:style-name="T201_6"><text:s/></text:span><text:span text:style-name="T201_7">کنید</text:span><text:span text:style-name="T201_8">؟<text:s/></text:span><text:span text:style-name="T201_9">اولین</text:span><text:span text:style-name="T201_10"><text:s/></text:span><text:span text:style-name="T201_11">قدم</text:span><text:span text:style-name="T201_12"><text:s/></text:span><text:span text:style-name="T201_13">فکر</text:span><text:span text:style-name="T201_14"><text:s/></text:span><text:span text:style-name="T201_15">کردن</text:span><text:span text:style-name="T201_16"><text:s/></text:span><text:span text:style-name="T201_17">درباره</text:span><text:span text:style-name="T201_18"><text:s/></text:span><text:span text:style-name="T201_19">عملیاتی</text:span><text:span text:style-name="T201_20"><text:s/></text:span><text:span text:style-name="T201_21">است</text:span><text:span text:style-name="T201_22"><text:s/></text:span><text:span text:style-name="T201_23">که</text:span><text:span text:style-name="T201_24"><text:s/></text:span><text:span text:style-name="T201_25">می</text:span><text:span text:style-name="T201_26"><text:s/></text:span><text:span text:style-name="T201_27">خواهید</text:span><text:span text:style-name="T201_28"><text:s/></text:span><text:span text:style-name="T201_29">برای</text:span><text:span text:style-name="T201_30"><text:s/></text:span><text:span text:style-name="T201_31">هر</text:span><text:span text:style-name="T201_32"><text:s/></text:span><text:span text:style-name="T201_33">ساختمان</text:span><text:span text:style-name="T201_34"><text:s/></text:span><text:span text:style-name="T201_35">داده</text:span><text:span text:style-name="T201_36"><text:s/></text:span><text:span text:style-name="T201_37">پیاده</text:span><text:span text:style-name="T201_38"><text:s/></text:span><text:span text:style-name="T201_39">سازی</text:span><text:span text:style-name="T201_40"><text:s/></text:span><text:span text:style-name="T201_41">کنید</text:span><text:span text:style-name="T201_42">.<text:s/></text:span><text:span text:style-name="T201_43">برای</text:span><text:span text:style-name="T201_44"><text:s/></text:span><text:span text:style-name="T201_45">پسوندها</text:span><text:span text:style-name="T201_46">،<text:s/></text:span><text:span text:style-name="T201_47">باید</text:span><text:span text:style-name="T201_48"><text:s/></text:span><text:span text:style-name="T201_49">قادر</text:span><text:span text:style-name="T201_50"><text:s/></text:span><text:span text:style-name="T201_51">باشیم</text:span><text:span text:style-name="T201_52"><text:s/></text:span><text:span text:style-name="T201_53">تا</text:span><text:span text:style-name="T201_54"><text:s/></text:span><text:span text:style-name="T201_55">کلمات</text:span><text:span text:style-name="T201_56"><text:s/></text:span><text:span text:style-name="T201_57">را</text:span><text:span text:style-name="T201_58"><text:s/></text:span><text:span text:style-name="T201_59">از</text:span><text:span text:style-name="T201_60"><text:s/></text:span><text:span text:style-name="T201_61">اول</text:span><text:span text:style-name="T201_62"><text:s/></text:span><text:span text:style-name="T201_63">بر</text:span><text:span text:style-name="T201_64"><text:s/></text:span><text:span text:style-name="T201_65">داریم</text:span><text:span text:style-name="T201_66"><text:s/></text:span><text:span text:style-name="T201_67">و</text:span><text:span text:style-name="T201_68"><text:s/></text:span><text:span text:style-name="T201_69">در</text:span><text:span text:style-name="T201_70"><text:s/></text:span><text:span text:style-name="T201_71">آخر</text:span><text:span text:style-name="T201_72"><text:s/></text:span><text:span text:style-name="T201_73">اضافه</text:span><text:span text:style-name="T201_74"><text:s/></text:span><text:span text:style-name="T201_75">کنیم</text:span><text:span text:style-name="T201_76">.<text:s/></text:span><text:span text:style-name="T201_77">برای</text:span><text:span text:style-name="T201_78"><text:s/></text:span><text:span text:style-name="T201_79">مثال</text:span><text:span text:style-name="T201_80"><text:s/></text:span><text:span text:style-name="T201_81">اگر</text:span><text:span text:style-name="T201_82"><text:s/></text:span><text:span text:style-name="T201_83">پیشوند</text:span><text:span text:style-name="T201_84"><text:s/></text:span><text:span text:style-name="T201_85">فعلی</text:span><text:span text:style-name="T201_86"><text:s/>"</text:span><text:span text:style-name="T201_87">half</text:span><text:span text:style-name="T201_88"><text:s/></text:span><text:span text:style-name="T201_89">a</text:span><text:span text:style-name="T201_90">"<text:s/></text:span><text:span text:style-name="T201_91">باشد</text:span><text:span text:style-name="T201_92"><text:s/></text:span><text:span text:style-name="T201_93">و</text:span><text:span text:style-name="T201_94"><text:s/></text:span><text:span text:style-name="T201_95">کلمه</text:span><text:span text:style-name="T201_96"><text:s/></text:span><text:span text:style-name="T201_97">بعدی</text:span><text:span text:style-name="T201_98"><text:s/>"</text:span><text:span text:style-name="T201_99">bee</text:span><text:span text:style-name="T201_100">"،<text:s/></text:span><text:span text:style-name="T201_101">باید</text:span><text:span text:style-name="T201_102"><text:s/></text:span><text:span text:style-name="T201_103">قادر</text:span><text:span text:style-name="T201_104"><text:s/></text:span><text:span text:style-name="T201_105">باشید</text:span><text:span text:style-name="T201_106"><text:s/></text:span><text:span text:style-name="T201_107">پیشوند</text:span><text:span text:style-name="T201_108"><text:s/></text:span><text:span text:style-name="T201_109">بعدی</text:span><text:span text:style-name="T201_110"><text:s/></text:span><text:span text:style-name="T201_111">را</text:span><text:span text:style-name="T201_112"><text:s/>"</text:span><text:span text:style-name="T201_113">a</text:span><text:span text:style-name="T201_114"><text:s/></text:span><text:span text:style-name="T201_115">bee</text:span><text:span text:style-name="T201_116">"<text:s/></text:span><text:span text:style-name="T201_117">تشخیص</text:span><text:span text:style-name="T201_118"><text:s/></text:span><text:span text:style-name="T201_119">دهید</text:span><text:span text:style-name="T201_120">.</text:span></text:p>
      <text:p text:style-name="P202"><text:span text:style-name="T202_1">شاید</text:span><text:span text:style-name="T202_2"><text:s/></text:span><text:span text:style-name="T202_3">اول</text:span><text:span text:style-name="T202_4"><text:s/></text:span><text:span text:style-name="T202_5">یک</text:span><text:span text:style-name="T202_6"><text:s/></text:span><text:span text:style-name="T202_7">لیست</text:span><text:span text:style-name="T202_8"><text:s/></text:span><text:span text:style-name="T202_9">انتخاب</text:span><text:span text:style-name="T202_10"><text:s/></text:span><text:span text:style-name="T202_11">کنید</text:span><text:span text:style-name="T202_12">،<text:s/></text:span><text:span text:style-name="T202_13">چون</text:span><text:span text:style-name="T202_14"><text:s/></text:span><text:span text:style-name="T202_15">حذف</text:span><text:span text:style-name="T202_16"><text:s/></text:span><text:span text:style-name="T202_17">و</text:span><text:span text:style-name="T202_18"><text:s/></text:span><text:span text:style-name="T202_19">اضافه</text:span><text:span text:style-name="T202_20"><text:s/></text:span><text:span text:style-name="T202_21">کردن</text:span><text:span text:style-name="T202_22"><text:s/></text:span><text:span text:style-name="T202_23">عناصر</text:span><text:span text:style-name="T202_24"><text:s/></text:span><text:span text:style-name="T202_25">در</text:span><text:span text:style-name="T202_26"><text:s/></text:span><text:span text:style-name="T202_27">آن</text:span><text:span text:style-name="T202_28"><text:s/></text:span><text:span text:style-name="T202_29">آسان</text:span><text:span text:style-name="T202_30"><text:s/></text:span><text:span text:style-name="T202_31">است</text:span><text:span text:style-name="T202_32">.<text:s/></text:span><text:span text:style-name="T202_33">همچنین</text:span><text:span text:style-name="T202_34"><text:s/></text:span><text:span text:style-name="T202_35">باید</text:span><text:span text:style-name="T202_36"><text:s/></text:span><text:span text:style-name="T202_37">قادر</text:span><text:span text:style-name="T202_38"><text:s/></text:span><text:span text:style-name="T202_39">باشیم</text:span><text:span text:style-name="T202_40"><text:s/></text:span><text:span text:style-name="T202_41">از</text:span><text:span text:style-name="T202_42"><text:s/></text:span><text:span text:style-name="T202_43">پیشوندها</text:span><text:span text:style-name="T202_44"><text:s/></text:span><text:span text:style-name="T202_45">بعنوان</text:span><text:span text:style-name="T202_46"><text:s/></text:span><text:span text:style-name="T202_47">کلید</text:span><text:span text:style-name="T202_48"><text:s/></text:span><text:span text:style-name="T202_49">در</text:span><text:span text:style-name="T202_50"><text:s/></text:span><text:span text:style-name="T202_51">دیکشنری</text:span><text:span text:style-name="T202_52"><text:s/></text:span><text:span text:style-name="T202_53">استفاده</text:span><text:span text:style-name="T202_54"><text:s/></text:span><text:span text:style-name="T202_55">کنیم</text:span><text:span text:style-name="T202_56">؛<text:s/></text:span><text:span text:style-name="T202_57">پس</text:span><text:span text:style-name="T202_58"><text:s/></text:span><text:span text:style-name="T202_59">قوانین</text:span><text:span text:style-name="T202_60">،<text:s/></text:span><text:span text:style-name="T202_61">لیست</text:span><text:span text:style-name="T202_62"><text:s/></text:span><text:span text:style-name="T202_63">ها</text:span><text:span text:style-name="T202_64"><text:s/></text:span><text:span text:style-name="T202_65">را</text:span><text:span text:style-name="T202_66"><text:s/></text:span><text:span text:style-name="T202_67">رد</text:span><text:span text:style-name="T202_68"><text:s/></text:span><text:span text:style-name="T202_69">می</text:span><text:span text:style-name="T202_70"><text:s/></text:span><text:span text:style-name="T202_71">کند</text:span><text:span text:style-name="T202_72">.<text:s/></text:span><text:span text:style-name="T202_73">با</text:span><text:span text:style-name="T202_74"><text:s/></text:span><text:span text:style-name="T202_75">چندتایی</text:span><text:span text:style-name="T202_76"><text:s/></text:span><text:span text:style-name="T202_77">ها</text:span><text:span text:style-name="T202_78"><text:s/></text:span><text:span text:style-name="T202_79">نمی</text:span><text:span text:style-name="T202_80"><text:s/></text:span><text:span text:style-name="T202_81">توانید</text:span><text:span text:style-name="T202_82"><text:s/></text:span><text:span text:style-name="T202_83">عنصر</text:span><text:span text:style-name="T202_84"><text:s/></text:span><text:span text:style-name="T202_85">حذف</text:span><text:span text:style-name="T202_86"><text:s/></text:span><text:span text:style-name="T202_87">و</text:span><text:span text:style-name="T202_88"><text:s/></text:span><text:span text:style-name="T202_89">اضافه</text:span><text:span text:style-name="T202_90"><text:s/></text:span><text:span text:style-name="T202_91">کنید</text:span><text:span text:style-name="T202_92"><text:s/></text:span><text:span text:style-name="T202_93">اما</text:span><text:span text:style-name="T202_94"><text:s/></text:span><text:span text:style-name="T202_95">می</text:span><text:span text:style-name="T202_96"><text:s/></text:span><text:span text:style-name="T202_97">توانید</text:span><text:span text:style-name="T202_98"><text:s/></text:span><text:span text:style-name="T202_99">از</text:span><text:span text:style-name="T202_100"><text:s/></text:span><text:span text:style-name="T202_101">عملیات</text:span><text:span text:style-name="T202_102"><text:s/></text:span><text:span text:style-name="T202_103">اضافه</text:span><text:span text:style-name="T202_104"><text:s/></text:span><text:span text:style-name="T202_105">برای</text:span><text:span text:style-name="T202_106"><text:s/></text:span><text:span text:style-name="T202_107">یک</text:span><text:span text:style-name="T202_108"><text:s/></text:span><text:span text:style-name="T202_109">چندتایی</text:span><text:span text:style-name="T202_110"><text:s/></text:span><text:span text:style-name="T202_111">استفاده</text:span><text:span text:style-name="T202_112"><text:s/></text:span><text:span text:style-name="T202_113">کنید</text:span><text:span text:style-name="T202_114">:</text:span></text:p>
      <table:table table:style-name="Table24">
        <table:table-column table:style-name="Column24"/>
        <table:table-row table:style-name="Row24">
          <table:table-cell table:style-name="Cell24">
            <text:p text:style-name="P203"><text:span text:style-name="T203_1">def</text:span><text:span text:style-name="T203_2"><text:s/></text:span><text:span text:style-name="T203_3">shift</text:span><text:span text:style-name="T203_4">(</text:span><text:span text:style-name="T203_5">prefix</text:span><text:span text:style-name="T203_6">,<text:s/></text:span><text:span text:style-name="T203_7">word</text:span><text:span text:style-name="T203_8">):</text:span></text:p>
            <text:p text:style-name="P204"><text:span text:style-name="T204_1">return</text:span><text:span text:style-name="T204_2"><text:s/></text:span><text:span text:style-name="T204_3">prefix</text:span><text:span text:style-name="T204_4">[1:]<text:s/>+<text:s/>(</text:span><text:span text:style-name="T204_5">word</text:span><text:span text:style-name="T204_6">,)</text:span></text:p>
          </table:table-cell>
        </table:table-row>
      </table:table>
      <text:p text:style-name="P205"><text:span text:style-name="T205_1">متد</text:span><text:span text:style-name="T205_2"><text:s/></text:span><text:span text:style-name="T205_3">shift</text:span><text:span text:style-name="T205_4"><text:s/></text:span><text:span text:style-name="T205_5">یک</text:span><text:span text:style-name="T205_6"><text:s/></text:span><text:span text:style-name="T205_7">چندتایی</text:span><text:span text:style-name="T205_8"><text:s/></text:span><text:span text:style-name="T205_9">از</text:span><text:span text:style-name="T205_10"><text:s/></text:span><text:span text:style-name="T205_11">کلمات</text:span><text:span text:style-name="T205_12"><text:s/>(</text:span><text:span text:style-name="T205_13">پارامتر</text:span><text:span text:style-name="T205_14"><text:s/></text:span><text:span text:style-name="T205_15">prefix</text:span><text:span text:style-name="T205_16">)<text:s/></text:span><text:span text:style-name="T205_17">می</text:span><text:span text:style-name="T205_18"><text:s/></text:span><text:span text:style-name="T205_19">گیرد</text:span><text:span text:style-name="T205_20"><text:s/></text:span><text:span text:style-name="T205_21">و</text:span><text:span text:style-name="T205_22"><text:s/></text:span><text:span text:style-name="T205_23">یک</text:span><text:span text:style-name="T205_24"><text:s/></text:span><text:span text:style-name="T205_25">رشته</text:span><text:span text:style-name="T205_26"><text:s/>(</text:span><text:span text:style-name="T205_27">پارامتر</text:span><text:span text:style-name="T205_28"><text:s/></text:span><text:span text:style-name="T205_29">word</text:span><text:span text:style-name="T205_30">)<text:s/></text:span><text:span text:style-name="T205_31">و</text:span><text:span text:style-name="T205_32"><text:s/></text:span><text:span text:style-name="T205_33">یک</text:span><text:span text:style-name="T205_34"><text:s/></text:span><text:span text:style-name="T205_35">چندتایی</text:span><text:span text:style-name="T205_36"><text:s/></text:span><text:span text:style-name="T205_37">جدید</text:span><text:span text:style-name="T205_38"><text:s/></text:span><text:span text:style-name="T205_39">شکل</text:span><text:span text:style-name="T205_40"><text:s/></text:span><text:span text:style-name="T205_41">می</text:span><text:span text:style-name="T205_42"><text:s/></text:span><text:span text:style-name="T205_43">دهد</text:span><text:span text:style-name="T205_44"><text:s/></text:span><text:span text:style-name="T205_45">که</text:span><text:span text:style-name="T205_46"><text:s/></text:span><text:span text:style-name="T205_47">شامل</text:span><text:span text:style-name="T205_48"><text:s/></text:span><text:span text:style-name="T205_49">همه</text:span><text:span text:style-name="T205_50"><text:s/></text:span><text:span text:style-name="T205_51">کلماتی</text:span><text:span text:style-name="T205_52"><text:s/></text:span><text:span text:style-name="T205_53">که</text:span><text:span text:style-name="T205_54"><text:s/></text:span><text:span text:style-name="T205_55">در</text:span><text:span text:style-name="T205_56"><text:s/></text:span><text:span text:style-name="T205_57">پیشوند</text:span><text:span text:style-name="T205_58"><text:s/></text:span><text:span text:style-name="T205_59">هستند</text:span><text:span text:style-name="T205_60"><text:s/>(</text:span><text:span text:style-name="T205_61">بجز</text:span><text:span text:style-name="T205_62"><text:s/></text:span><text:span text:style-name="T205_63">اولین</text:span><text:span text:style-name="T205_64">)<text:s/></text:span><text:span text:style-name="T205_65">است</text:span><text:span text:style-name="T205_66"><text:s/></text:span><text:span text:style-name="T205_67">سپس</text:span><text:span text:style-name="T205_68"><text:s/></text:span><text:span text:style-name="T205_69">word</text:span><text:span text:style-name="T205_70"><text:s/></text:span><text:span text:style-name="T205_71">را</text:span><text:span text:style-name="T205_72"><text:s/></text:span><text:span text:style-name="T205_73">به</text:span><text:span text:style-name="T205_74"><text:s/></text:span><text:span text:style-name="T205_75">انتهای</text:span><text:span text:style-name="T205_76"><text:s/></text:span><text:span text:style-name="T205_77">آن</text:span><text:span text:style-name="T205_78"><text:s/></text:span><text:span text:style-name="T205_79">اضافه</text:span><text:span text:style-name="T205_80"><text:s/></text:span><text:span text:style-name="T205_81">می</text:span><text:span text:style-name="T205_82"><text:s/></text:span><text:span text:style-name="T205_83">کند</text:span><text:span text:style-name="T205_84">.</text:span></text:p>
      <text:p text:style-name="P206"><text:span text:style-name="T206_1">برای</text:span><text:span text:style-name="T206_2"><text:s/></text:span><text:span text:style-name="T206_3">مجموع</text:span><text:span text:style-name="T206_4"><text:s/></text:span><text:span text:style-name="T206_5">پسوندها</text:span><text:span text:style-name="T206_6">،<text:s/></text:span><text:span text:style-name="T206_7">عملیاتی</text:span><text:span text:style-name="T206_8"><text:s/></text:span><text:span text:style-name="T206_9">که</text:span><text:span text:style-name="T206_10"><text:s/></text:span><text:span text:style-name="T206_11">نیاز</text:span><text:span text:style-name="T206_12"><text:s/></text:span><text:span text:style-name="T206_13">به</text:span><text:span text:style-name="T206_14"><text:s/></text:span><text:span text:style-name="T206_15">انجام</text:span><text:span text:style-name="T206_16"><text:s/></text:span><text:span text:style-name="T206_17">داریم</text:span><text:span text:style-name="T206_18"><text:s/></text:span><text:span text:style-name="T206_19">شامل</text:span><text:span text:style-name="T206_20"><text:s/></text:span><text:span text:style-name="T206_21">افزودن</text:span><text:span text:style-name="T206_22"><text:s/></text:span><text:span text:style-name="T206_23">یک</text:span><text:span text:style-name="T206_24"><text:s/></text:span><text:span text:style-name="T206_25">پسوند</text:span><text:span text:style-name="T206_26"><text:s/>(</text:span><text:span text:style-name="T206_27">یا</text:span><text:span text:style-name="T206_28"><text:s/></text:span><text:span text:style-name="T206_29">افزایش</text:span><text:span text:style-name="T206_30"><text:s/></text:span><text:span text:style-name="T206_31">فراوانی</text:span><text:span text:style-name="T206_32"><text:s/></text:span><text:span text:style-name="T206_33">یک</text:span><text:span text:style-name="T206_34"><text:s/></text:span><text:span text:style-name="T206_35">عنصر</text:span><text:span text:style-name="T206_36"><text:s/></text:span><text:span text:style-name="T206_37">موجود</text:span><text:span text:style-name="T206_38">)<text:s/></text:span><text:span text:style-name="T206_39">و</text:span><text:span text:style-name="T206_40"><text:s/></text:span><text:span text:style-name="T206_41">انتخاب</text:span><text:span text:style-name="T206_42"><text:s/></text:span><text:span text:style-name="T206_43">یک</text:span><text:span text:style-name="T206_44"><text:s/></text:span><text:span text:style-name="T206_45">پسوند</text:span><text:span text:style-name="T206_46"><text:s/></text:span><text:span text:style-name="T206_47">تصادفی</text:span><text:span text:style-name="T206_48"><text:s/></text:span><text:span text:style-name="T206_49">هستند</text:span><text:span text:style-name="T206_50">.</text:span></text:p>
      <text:p text:style-name="P207"><text:span text:style-name="T207_1">افزودن</text:span><text:span text:style-name="T207_2"><text:s/></text:span><text:span text:style-name="T207_3">یک</text:span><text:span text:style-name="T207_4"><text:s/></text:span><text:span text:style-name="T207_5">پسوند</text:span><text:span text:style-name="T207_6"><text:s/></text:span><text:span text:style-name="T207_7">به</text:span><text:span text:style-name="T207_8"><text:s/></text:span><text:span text:style-name="T207_9">همان</text:span><text:span text:style-name="T207_10"><text:s/></text:span><text:span text:style-name="T207_11">اندازه</text:span><text:span text:style-name="T207_12"><text:s/></text:span><text:span text:style-name="T207_13">برای</text:span><text:span text:style-name="T207_14"><text:s/></text:span><text:span text:style-name="T207_15">پیاده</text:span><text:span text:style-name="T207_16"><text:s/></text:span><text:span text:style-name="T207_17">سازی</text:span><text:span text:style-name="T207_18"><text:s/></text:span><text:span text:style-name="T207_19">در</text:span><text:span text:style-name="T207_20"><text:s/></text:span><text:span text:style-name="T207_21">لیست</text:span><text:span text:style-name="T207_22"><text:s/></text:span><text:span text:style-name="T207_23">یا</text:span><text:span text:style-name="T207_24"><text:s/></text:span><text:span text:style-name="T207_25">هیستوگرام</text:span><text:span text:style-name="T207_26"><text:s/></text:span><text:span text:style-name="T207_27">آسان</text:span><text:span text:style-name="T207_28"><text:s/></text:span><text:span text:style-name="T207_29">است</text:span><text:span text:style-name="T207_30">.<text:s/></text:span><text:span text:style-name="T207_31">انتخاب</text:span><text:span text:style-name="T207_32"><text:s/></text:span><text:span text:style-name="T207_33">یک</text:span><text:span text:style-name="T207_34"><text:s/></text:span><text:span text:style-name="T207_35">عنصر</text:span><text:span text:style-name="T207_36"><text:s/></text:span><text:span text:style-name="T207_37">تصادفی</text:span><text:span text:style-name="T207_38"><text:s/></text:span><text:span text:style-name="T207_39">از</text:span><text:span text:style-name="T207_40"><text:s/></text:span><text:span text:style-name="T207_41">لیست</text:span><text:span text:style-name="T207_42"><text:s/></text:span><text:span text:style-name="T207_43">ساده</text:span><text:span text:style-name="T207_44"><text:s/></text:span><text:span text:style-name="T207_45">است</text:span><text:span text:style-name="T207_46">.<text:s/></text:span><text:span text:style-name="T207_47">انتخاب</text:span><text:span text:style-name="T207_48"><text:s/></text:span><text:span text:style-name="T207_49">از</text:span><text:span text:style-name="T207_50"><text:s/></text:span><text:span text:style-name="T207_51">یک</text:span><text:span text:style-name="T207_52"><text:s/></text:span><text:span text:style-name="T207_53">هیستوگرام</text:span><text:span text:style-name="T207_54"><text:s/></text:span><text:span text:style-name="T207_55">برای</text:span><text:span text:style-name="T207_56"><text:s/></text:span><text:span text:style-name="T207_57">انجام</text:span><text:span text:style-name="T207_58"><text:s/></text:span><text:span text:style-name="T207_59">کارایی</text:span><text:span text:style-name="T207_60"><text:s/></text:span><text:span text:style-name="T207_61">سخت</text:span><text:span text:style-name="T207_62"><text:s/></text:span><text:span text:style-name="T207_63">تر</text:span><text:span text:style-name="T207_64"><text:s/></text:span><text:span text:style-name="T207_65">است</text:span><text:span text:style-name="T207_66"><text:s/>(</text:span><text:span text:style-name="T207_67">تمرین</text:span><text:span text:style-name="T207_68"><text:s/>13.7<text:s/></text:span><text:span text:style-name="T207_69">را</text:span><text:span text:style-name="T207_70"><text:s/></text:span><text:span text:style-name="T207_71">ببینید</text:span><text:span text:style-name="T207_72">).</text:span></text:p>
      <text:p text:style-name="P208"><text:span text:style-name="T208_1">تاکنون</text:span><text:span text:style-name="T208_2"><text:s/></text:span><text:span text:style-name="T208_3">بیشتر</text:span><text:span text:style-name="T208_4"><text:s/></text:span><text:span text:style-name="T208_5">درباره</text:span><text:span text:style-name="T208_6"><text:s/></text:span><text:span text:style-name="T208_7">سهولت</text:span><text:span text:style-name="T208_8"><text:s/></text:span><text:span text:style-name="T208_9">پیاده</text:span><text:span text:style-name="T208_10"><text:s/></text:span><text:span text:style-name="T208_11">سازی</text:span><text:span text:style-name="T208_12"><text:s/></text:span><text:span text:style-name="T208_13">صحبت</text:span><text:span text:style-name="T208_14"><text:s/></text:span><text:span text:style-name="T208_15">کردیم</text:span><text:span text:style-name="T208_16">،<text:s/></text:span><text:span text:style-name="T208_17">اما</text:span><text:span text:style-name="T208_18"><text:s/></text:span><text:span text:style-name="T208_19">فاکتورهای</text:span><text:span text:style-name="T208_20"><text:s/></text:span><text:span text:style-name="T208_21">دیگری</text:span><text:span text:style-name="T208_22"><text:s/></text:span><text:span text:style-name="T208_23">برای</text:span><text:span text:style-name="T208_24"><text:s/></text:span><text:span text:style-name="T208_25">بررسی</text:span><text:span text:style-name="T208_26"><text:s/></text:span><text:span text:style-name="T208_27">در</text:span><text:span text:style-name="T208_28"><text:s/></text:span><text:span text:style-name="T208_29">انتخاب</text:span><text:span text:style-name="T208_30"><text:s/></text:span><text:span text:style-name="T208_31">ساختمان</text:span><text:span text:style-name="T208_32"><text:s/></text:span><text:span text:style-name="T208_33">داده</text:span><text:span text:style-name="T208_34"><text:s/></text:span><text:span text:style-name="T208_35">وجود</text:span><text:span text:style-name="T208_36"><text:s/></text:span><text:span text:style-name="T208_37">دارند</text:span><text:span text:style-name="T208_38">.<text:s/></text:span><text:span text:style-name="T208_39">یکی</text:span><text:span text:style-name="T208_40"><text:s/></text:span><text:span text:style-name="T208_41">از</text:span><text:span text:style-name="T208_42"><text:s/></text:span><text:span text:style-name="T208_43">آنها</text:span><text:span text:style-name="T208_44"><text:s/></text:span><text:span text:style-name="T208_45">زمان</text:span><text:span text:style-name="T208_46"><text:s/></text:span><text:span text:style-name="T208_47">اجرا</text:span><text:span text:style-name="T208_48"><text:s/></text:span><text:span text:style-name="T208_49">است</text:span><text:span text:style-name="T208_50">.<text:s/></text:span><text:span text:style-name="T208_51">گاهی</text:span><text:span text:style-name="T208_52"><text:s/></text:span><text:span text:style-name="T208_53">اوقات</text:span><text:span text:style-name="T208_54"><text:s/></text:span><text:span text:style-name="T208_55">یک</text:span><text:span text:style-name="T208_56"><text:s/></text:span><text:span text:style-name="T208_57">دلیل</text:span><text:span text:style-name="T208_58"><text:s/></text:span><text:span text:style-name="T208_59">تئوری</text:span><text:span text:style-name="T208_60"><text:s/></text:span><text:span text:style-name="T208_61">وجود</text:span><text:span text:style-name="T208_62"><text:s/></text:span><text:span text:style-name="T208_63">دارد</text:span><text:span text:style-name="T208_64"><text:s/></text:span><text:span text:style-name="T208_65">که</text:span><text:span text:style-name="T208_66"><text:s/></text:span><text:span text:style-name="T208_67">انتظار</text:span><text:span text:style-name="T208_68"><text:s/></text:span><text:span text:style-name="T208_69">می</text:span><text:span text:style-name="T208_70"><text:s/></text:span><text:span text:style-name="T208_71">رود</text:span><text:span text:style-name="T208_72"><text:s/></text:span><text:span text:style-name="T208_73">یک</text:span><text:span text:style-name="T208_74"><text:s/></text:span><text:span text:style-name="T208_75">ساختمان</text:span><text:span text:style-name="T208_76"><text:s/></text:span><text:span text:style-name="T208_77">داده</text:span><text:span text:style-name="T208_78"><text:s/></text:span><text:span text:style-name="T208_79">از</text:span><text:span text:style-name="T208_80"><text:s/></text:span><text:span text:style-name="T208_81">بقیه</text:span><text:span text:style-name="T208_82"><text:s/></text:span><text:span text:style-name="T208_83">سریعتر</text:span><text:span text:style-name="T208_84"><text:s/></text:span><text:span text:style-name="T208_85">باشد</text:span><text:span text:style-name="T208_86">؛<text:s/></text:span><text:span text:style-name="T208_87">برای</text:span><text:span text:style-name="T208_88"><text:s/></text:span><text:span text:style-name="T208_89">مثال</text:span><text:span text:style-name="T208_90"><text:s/></text:span><text:span text:style-name="T208_91">اشاره</text:span><text:span text:style-name="T208_92"><text:s/></text:span><text:span text:style-name="T208_93">کردم</text:span><text:span text:style-name="T208_94"><text:s/></text:span><text:span text:style-name="T208_95">که</text:span><text:span text:style-name="T208_96"><text:s/></text:span><text:span text:style-name="T208_97">عملگر</text:span><text:span text:style-name="T208_98"><text:s/></text:span><text:span text:style-name="T208_99">in</text:span><text:span text:style-name="T208_100"><text:s/></text:span><text:span text:style-name="T208_101">برای</text:span><text:span text:style-name="T208_102"><text:s/></text:span><text:span text:style-name="T208_103">دیکشنری</text:span><text:span text:style-name="T208_104"><text:s/></text:span><text:span text:style-name="T208_105">ها</text:span><text:span text:style-name="T208_106"><text:s/></text:span><text:span text:style-name="T208_107">سریعتر</text:span><text:span text:style-name="T208_108"><text:s/></text:span><text:span text:style-name="T208_109">از</text:span><text:span text:style-name="T208_110"><text:s/></text:span><text:span text:style-name="T208_111">لیست</text:span><text:span text:style-name="T208_112"><text:s/></text:span><text:span text:style-name="T208_113">ها</text:span><text:span text:style-name="T208_114"><text:s/></text:span><text:span text:style-name="T208_115">است</text:span><text:span text:style-name="T208_116"><text:s/>(</text:span><text:span text:style-name="T208_117">حداقل</text:span><text:span text:style-name="T208_118"><text:s/></text:span><text:span text:style-name="T208_119">برای</text:span><text:span text:style-name="T208_120"><text:s/></text:span><text:span text:style-name="T208_121">مواقعی</text:span><text:span text:style-name="T208_122"><text:s/></text:span><text:span text:style-name="T208_123">که</text:span><text:span text:style-name="T208_124"><text:s/></text:span><text:span text:style-name="T208_125">تعداد</text:span><text:span text:style-name="T208_126"><text:s/></text:span><text:span text:style-name="T208_127">عناصر</text:span><text:span text:style-name="T208_128"><text:s/></text:span><text:span text:style-name="T208_129">زیاد</text:span><text:span text:style-name="T208_130"><text:s/></text:span><text:span text:style-name="T208_131">هستند</text:span><text:span text:style-name="T208_132">).</text:span></text:p>
      <text:p text:style-name="P209"><text:span text:style-name="T209_1">اما</text:span><text:span text:style-name="T209_2"><text:s/></text:span><text:span text:style-name="T209_3">اغلب</text:span><text:span text:style-name="T209_4"><text:s/></text:span><text:span text:style-name="T209_5">نمی</text:span><text:span text:style-name="T209_6"><text:s/></text:span><text:span text:style-name="T209_7">دانید</text:span><text:span text:style-name="T209_8"><text:s/></text:span><text:span text:style-name="T209_9">که</text:span><text:span text:style-name="T209_10"><text:s/></text:span><text:span text:style-name="T209_11">کدام</text:span><text:span text:style-name="T209_12"><text:s/></text:span><text:span text:style-name="T209_13">پیاده</text:span><text:span text:style-name="T209_14"><text:s/></text:span><text:span text:style-name="T209_15">سازی</text:span><text:span text:style-name="T209_16"><text:s/></text:span><text:span text:style-name="T209_17">زودتر</text:span><text:span text:style-name="T209_18"><text:s/></text:span><text:span text:style-name="T209_19">از</text:span><text:span text:style-name="T209_20"><text:s/></text:span><text:span text:style-name="T209_21">زمان</text:span><text:span text:style-name="T209_22"><text:s/></text:span><text:span text:style-name="T209_23">مقرر</text:span><text:span text:style-name="T209_24"><text:s/></text:span><text:span text:style-name="T209_25">انجام</text:span><text:span text:style-name="T209_26"><text:s/></text:span><text:span text:style-name="T209_27">خواهد</text:span><text:span text:style-name="T209_28"><text:s/></text:span><text:span text:style-name="T209_29">شد</text:span><text:span text:style-name="T209_30">.<text:s/></text:span><text:span text:style-name="T209_31">یکی</text:span><text:span text:style-name="T209_32"><text:s/></text:span><text:span text:style-name="T209_33">از</text:span><text:span text:style-name="T209_34"><text:s/></text:span><text:span text:style-name="T209_35">انتخاب</text:span><text:span text:style-name="T209_36"><text:s/></text:span><text:span text:style-name="T209_37">ها</text:span><text:span text:style-name="T209_38"><text:s/></text:span><text:span text:style-name="T209_39">پیاده</text:span><text:span text:style-name="T209_40"><text:s/></text:span><text:span text:style-name="T209_41">سازی</text:span><text:span text:style-name="T209_42"><text:s/></text:span><text:span text:style-name="T209_43">هردوتای</text:span><text:span text:style-name="T209_44"><text:s/></text:span><text:span text:style-name="T209_45">آنهاست</text:span><text:span text:style-name="T209_46"><text:s/></text:span><text:span text:style-name="T209_47">و</text:span><text:span text:style-name="T209_48"><text:s/></text:span><text:span text:style-name="T209_49">ببینیم</text:span><text:span text:style-name="T209_50"><text:s/></text:span><text:span text:style-name="T209_51">کدام</text:span><text:span text:style-name="T209_52"><text:s/></text:span><text:span text:style-name="T209_53">بهتر</text:span><text:span text:style-name="T209_54"><text:s/></text:span><text:span text:style-name="T209_55">است</text:span><text:span text:style-name="T209_56">.<text:s/></text:span><text:span text:style-name="T209_57">این</text:span><text:span text:style-name="T209_58"><text:s/></text:span><text:span text:style-name="T209_59">رویکرد</text:span><text:span text:style-name="T209_60">،<text:s/></text:span><text:span text:style-name="T209_61">محک</text:span><text:span text:style-name="T209_62"><text:s/></text:span><text:span text:style-name="T209_63">زنی</text:span><text:span text:style-name="T209_64"><text:s/>(</text:span><text:span text:style-name="T209_65">بنچ</text:span><text:span text:style-name="T209_66"><text:s/></text:span><text:span text:style-name="T209_67">مارک</text:span><text:span text:style-name="T209_68">)<text:s/></text:span><text:span text:style-name="T209_69">نام</text:span><text:span text:style-name="T209_70"><text:s/></text:span><text:span text:style-name="T209_71">دارد</text:span><text:span text:style-name="T209_72">.<text:s/></text:span><text:span text:style-name="T209_73">یک</text:span><text:span text:style-name="T209_74"><text:s/></text:span><text:span text:style-name="T209_75">راه</text:span><text:span text:style-name="T209_76"><text:s/></text:span><text:span text:style-name="T209_77">حل</text:span><text:span text:style-name="T209_78"><text:s/></text:span><text:span text:style-name="T209_79">جایگزین</text:span><text:span text:style-name="T209_80"><text:s/></text:span><text:span text:style-name="T209_81">کاربردی</text:span><text:span text:style-name="T209_82"><text:s/></text:span><text:span text:style-name="T209_83">این</text:span><text:span text:style-name="T209_84"><text:s/></text:span><text:span text:style-name="T209_85">است</text:span><text:span text:style-name="T209_86"><text:s/></text:span><text:span text:style-name="T209_87">که</text:span><text:span text:style-name="T209_88"><text:s/></text:span><text:span text:style-name="T209_89">یک</text:span><text:span text:style-name="T209_90"><text:s/></text:span><text:span text:style-name="T209_91">ساختمان</text:span><text:span text:style-name="T209_92"><text:s/></text:span><text:span text:style-name="T209_93">داده</text:span><text:span text:style-name="T209_94"><text:s/></text:span><text:span text:style-name="T209_95">با</text:span><text:span text:style-name="T209_96"><text:s/></text:span><text:span text:style-name="T209_97">آسانترین</text:span><text:span text:style-name="T209_98"><text:s/></text:span><text:span text:style-name="T209_99">پیاده</text:span><text:span text:style-name="T209_100"><text:s/></text:span><text:span text:style-name="T209_101">سازی</text:span><text:span text:style-name="T209_102"><text:s/></text:span><text:span text:style-name="T209_103">را</text:span><text:span text:style-name="T209_104"><text:s/></text:span><text:span text:style-name="T209_105">انتخاب</text:span><text:span text:style-name="T209_106"><text:s/></text:span><text:span text:style-name="T209_107">کنید</text:span><text:span text:style-name="T209_108">؛<text:s/></text:span><text:span text:style-name="T209_109">سپس</text:span><text:span text:style-name="T209_110"><text:s/></text:span><text:span text:style-name="T209_111">ببینید</text:span><text:span text:style-name="T209_112"><text:s/></text:span><text:span text:style-name="T209_113">به</text:span><text:span text:style-name="T209_114"><text:s/></text:span><text:span text:style-name="T209_115">اندازه</text:span><text:span text:style-name="T209_116"><text:s/></text:span><text:span text:style-name="T209_117">کافی</text:span><text:span text:style-name="T209_118"><text:s/></text:span><text:span text:style-name="T209_119">برای</text:span><text:span text:style-name="T209_120"><text:s/></text:span><text:span text:style-name="T209_121">برنامه</text:span><text:span text:style-name="T209_122"><text:s/></text:span><text:span text:style-name="T209_123">مذکور</text:span><text:span text:style-name="T209_124"><text:s/></text:span><text:span text:style-name="T209_125">سریع</text:span><text:span text:style-name="T209_126"><text:s/></text:span><text:span text:style-name="T209_127">است</text:span><text:span text:style-name="T209_128"><text:s/></text:span><text:span text:style-name="T209_129">یا</text:span><text:span text:style-name="T209_130"><text:s/></text:span><text:span text:style-name="T209_131">نه</text:span><text:span text:style-name="T209_132">.<text:s/></text:span><text:span text:style-name="T209_133">اگر</text:span><text:span text:style-name="T209_134"><text:s/></text:span><text:span text:style-name="T209_135">اینطور</text:span><text:span text:style-name="T209_136"><text:s/></text:span><text:span text:style-name="T209_137">بود</text:span><text:span text:style-name="T209_138"><text:s/></text:span><text:span text:style-name="T209_139">احتیاجی</text:span><text:span text:style-name="T209_140"><text:s/></text:span><text:span text:style-name="T209_141">نیست</text:span><text:span text:style-name="T209_142"><text:s/></text:span><text:span text:style-name="T209_143">ادامه</text:span><text:span text:style-name="T209_144"><text:s/></text:span><text:span text:style-name="T209_145">بدهید</text:span><text:span text:style-name="T209_146">،<text:s/></text:span><text:span text:style-name="T209_147">در</text:span><text:span text:style-name="T209_148"><text:s/></text:span><text:span text:style-name="T209_149">غیر</text:span><text:span text:style-name="T209_150"><text:s/></text:span><text:span text:style-name="T209_151">اینصورت</text:span><text:span text:style-name="T209_152"><text:s/></text:span><text:span text:style-name="T209_153">ابزارهایی</text:span><text:span text:style-name="T209_154"><text:s/></text:span><text:span text:style-name="T209_155">مانند</text:span><text:span text:style-name="T209_156"><text:s/></text:span><text:span text:style-name="T209_157">ماژول</text:span><text:span text:style-name="T209_158"><text:s/></text:span><text:span text:style-name="T209_159">پروفایل</text:span><text:span text:style-name="T209_160"><text:s/>(</text:span><text:span text:style-name="T209_161">profiler</text:span><text:span text:style-name="T209_162">)<text:s/></text:span><text:span text:style-name="T209_163">وجود</text:span><text:span text:style-name="T209_164"><text:s/></text:span><text:span text:style-name="T209_165">دارند</text:span><text:span text:style-name="T209_166"><text:s/></text:span><text:span text:style-name="T209_167">که</text:span><text:span text:style-name="T209_168"><text:s/></text:span><text:span text:style-name="T209_169">می</text:span><text:span text:style-name="T209_170"><text:s/></text:span><text:span text:style-name="T209_171">توانند</text:span><text:span text:style-name="T209_172"><text:s/></text:span><text:span text:style-name="T209_173">جایی</text:span><text:span text:style-name="T209_174"><text:s/></text:span><text:span text:style-name="T209_175">که</text:span><text:span text:style-name="T209_176"><text:s/></text:span><text:span text:style-name="T209_177">بیشترین</text:span><text:span text:style-name="T209_178"><text:s/></text:span><text:span text:style-name="T209_179">زمان</text:span><text:span text:style-name="T209_180"><text:s/></text:span><text:span text:style-name="T209_181">در</text:span><text:span text:style-name="T209_182"><text:s/></text:span><text:span text:style-name="T209_183">برنامه</text:span><text:span text:style-name="T209_184"><text:s/></text:span><text:span text:style-name="T209_185">می</text:span><text:span text:style-name="T209_186"><text:s/></text:span><text:span text:style-name="T209_187">گیرد</text:span><text:span text:style-name="T209_188"><text:s/></text:span><text:span text:style-name="T209_189">را</text:span><text:span text:style-name="T209_190"><text:s/></text:span><text:span text:style-name="T209_191">تشخیص</text:span><text:span text:style-name="T209_192"><text:s/></text:span><text:span text:style-name="T209_193">دهند</text:span><text:span text:style-name="T209_194">.</text:span></text:p>
      <text:p text:style-name="P210"><text:span text:style-name="T210_1">فاکتور</text:span><text:span text:style-name="T210_2"><text:s/></text:span><text:span text:style-name="T210_3">دیگر</text:span><text:span text:style-name="T210_4"><text:s/></text:span><text:span text:style-name="T210_5">برای</text:span><text:span text:style-name="T210_6"><text:s/></text:span><text:span text:style-name="T210_7">بررسی</text:span><text:span text:style-name="T210_8"><text:s/></text:span><text:span text:style-name="T210_9">فضای</text:span><text:span text:style-name="T210_10"><text:s/></text:span><text:span text:style-name="T210_11">ذخیره</text:span><text:span text:style-name="T210_12"><text:s/></text:span><text:span text:style-name="T210_13">سازی</text:span><text:span text:style-name="T210_14"><text:s/></text:span><text:span text:style-name="T210_15">است</text:span><text:span text:style-name="T210_16">.<text:s/></text:span><text:span text:style-name="T210_17">برای</text:span><text:span text:style-name="T210_18"><text:s/></text:span><text:span text:style-name="T210_19">مثال</text:span><text:span text:style-name="T210_20"><text:s/></text:span><text:span text:style-name="T210_21">استفاده</text:span><text:span text:style-name="T210_22"><text:s/></text:span><text:span text:style-name="T210_23">از</text:span><text:span text:style-name="T210_24"><text:s/></text:span><text:span text:style-name="T210_25">هیستوگرام</text:span><text:span text:style-name="T210_26"><text:s/></text:span><text:span text:style-name="T210_27">برای</text:span><text:span text:style-name="T210_28"><text:s/></text:span><text:span text:style-name="T210_29">مجموع</text:span><text:span text:style-name="T210_30"><text:s/></text:span><text:span text:style-name="T210_31">پیشوندها</text:span><text:span text:style-name="T210_32"><text:s/></text:span><text:span text:style-name="T210_33">ممکن</text:span><text:span text:style-name="T210_34"><text:s/></text:span><text:span text:style-name="T210_35">است</text:span><text:span text:style-name="T210_36"><text:s/></text:span><text:span text:style-name="T210_37">فضای</text:span><text:span text:style-name="T210_38"><text:s/></text:span><text:span text:style-name="T210_39">کمتری</text:span><text:span text:style-name="T210_40"><text:s/></text:span><text:span text:style-name="T210_41">بگیرد</text:span><text:span text:style-name="T210_42">؛<text:s/></text:span><text:span text:style-name="T210_43">چون</text:span><text:span text:style-name="T210_44"><text:s/></text:span><text:span text:style-name="T210_45">فقط</text:span><text:span text:style-name="T210_46"><text:s/></text:span><text:span text:style-name="T210_47">باید</text:span><text:span text:style-name="T210_48"><text:s/></text:span><text:span text:style-name="T210_49">هر</text:span><text:span text:style-name="T210_50"><text:s/></text:span><text:span text:style-name="T210_51">کلمه</text:span><text:span text:style-name="T210_52"><text:s/></text:span><text:span text:style-name="T210_53">را</text:span><text:span text:style-name="T210_54"><text:s/></text:span><text:span text:style-name="T210_55">یکبار</text:span><text:span text:style-name="T210_56"><text:s/></text:span><text:span text:style-name="T210_57">ذخیره</text:span><text:span text:style-name="T210_58"><text:s/></text:span><text:span text:style-name="T210_59">کنید</text:span><text:span text:style-name="T210_60"><text:s/></text:span><text:span text:style-name="T210_61">سوای</text:span><text:span text:style-name="T210_62"><text:s/></text:span><text:span text:style-name="T210_63">از</text:span><text:span text:style-name="T210_64"><text:s/></text:span><text:span text:style-name="T210_65">اینکه</text:span><text:span text:style-name="T210_66"><text:s/></text:span><text:span text:style-name="T210_67">چند</text:span><text:span text:style-name="T210_68"><text:s/></text:span><text:span text:style-name="T210_69">بار</text:span><text:span text:style-name="T210_70"><text:s/></text:span><text:span text:style-name="T210_71">در</text:span><text:span text:style-name="T210_72"><text:s/></text:span><text:span text:style-name="T210_73">متن</text:span><text:span text:style-name="T210_74"><text:s/></text:span><text:span text:style-name="T210_75">آماده</text:span><text:span text:style-name="T210_76"><text:s/></text:span><text:span text:style-name="T210_77">است</text:span><text:span text:style-name="T210_78">.<text:s/></text:span><text:span text:style-name="T210_79">همچنین</text:span><text:span text:style-name="T210_80"><text:s/></text:span><text:span text:style-name="T210_81">در</text:span><text:span text:style-name="T210_82"><text:s/></text:span><text:span text:style-name="T210_83">برخی</text:span><text:span text:style-name="T210_84"><text:s/></text:span><text:span text:style-name="T210_85">موارد</text:span><text:span text:style-name="T210_86"><text:s/></text:span><text:span text:style-name="T210_87">صرفه</text:span><text:span text:style-name="T210_88"><text:s/></text:span><text:span text:style-name="T210_89">جویی</text:span><text:span text:style-name="T210_90"><text:s/></text:span><text:span text:style-name="T210_91">در</text:span><text:span text:style-name="T210_92"><text:s/></text:span><text:span text:style-name="T210_93">فضای</text:span><text:span text:style-name="T210_94"><text:s/></text:span><text:span text:style-name="T210_95">ذخیره</text:span><text:span text:style-name="T210_96"><text:s/></text:span><text:span text:style-name="T210_97">سازی</text:span><text:span text:style-name="T210_98"><text:s/></text:span><text:span text:style-name="T210_99">برنامه</text:span><text:span text:style-name="T210_100"><text:s/></text:span><text:span text:style-name="T210_101">تان</text:span><text:span text:style-name="T210_102"><text:s/></text:span><text:span text:style-name="T210_103">را</text:span><text:span text:style-name="T210_104"><text:s/></text:span><text:span text:style-name="T210_105">سریعتر</text:span><text:span text:style-name="T210_106"><text:s/></text:span><text:span text:style-name="T210_107">اجرا</text:span><text:span text:style-name="T210_108"><text:s/></text:span><text:span text:style-name="T210_109">می</text:span><text:span text:style-name="T210_110"><text:s/></text:span><text:span text:style-name="T210_111">کند</text:span><text:span text:style-name="T210_112"><text:s/></text:span><text:span text:style-name="T210_113">و</text:span><text:span text:style-name="T210_114"><text:s/></text:span><text:span text:style-name="T210_115">درنهایت</text:span><text:span text:style-name="T210_116">،<text:s/></text:span><text:span text:style-name="T210_117">اگر</text:span><text:span text:style-name="T210_118"><text:s/></text:span><text:span text:style-name="T210_119">برنامه</text:span><text:span text:style-name="T210_120"><text:s/></text:span><text:span text:style-name="T210_121">تان</text:span><text:span text:style-name="T210_122"><text:s/></text:span><text:span text:style-name="T210_123">را</text:span><text:span text:style-name="T210_124"><text:s/></text:span><text:span text:style-name="T210_125">خارج</text:span><text:span text:style-name="T210_126"><text:s/></text:span><text:span text:style-name="T210_127">از</text:span><text:span text:style-name="T210_128"><text:s/></text:span><text:span text:style-name="T210_129">فضای</text:span><text:span text:style-name="T210_130"><text:s/></text:span><text:span text:style-name="T210_131">حافظه</text:span><text:span text:style-name="T210_132"><text:s/></text:span><text:span text:style-name="T210_133">اجرا</text:span><text:span text:style-name="T210_134"><text:s/></text:span><text:span text:style-name="T210_135">کنید</text:span><text:span text:style-name="T210_136">،<text:s/></text:span><text:span text:style-name="T210_137">ممکن</text:span><text:span text:style-name="T210_138"><text:s/></text:span><text:span text:style-name="T210_139">است</text:span><text:span text:style-name="T210_140"><text:s/></text:span><text:span text:style-name="T210_141">برنامه</text:span><text:span text:style-name="T210_142"><text:s/></text:span><text:span text:style-name="T210_143">شما</text:span><text:span text:style-name="T210_144"><text:s/></text:span><text:span text:style-name="T210_145">ابدا</text:span><text:span text:style-name="T210_146"><text:s/></text:span><text:span text:style-name="T210_147">اجرا</text:span><text:span text:style-name="T210_148"><text:s/></text:span><text:span text:style-name="T210_149">نشود</text:span><text:span text:style-name="T210_150">.<text:s/></text:span><text:span text:style-name="T210_151">اما</text:span><text:span text:style-name="T210_152"><text:s/></text:span><text:span text:style-name="T210_153">در</text:span><text:span text:style-name="T210_154"><text:s/></text:span><text:span text:style-name="T210_155">بیشتر</text:span><text:span text:style-name="T210_156"><text:s/></text:span><text:span text:style-name="T210_157">برنامه</text:span><text:span text:style-name="T210_158"><text:s/></text:span><text:span text:style-name="T210_159">های</text:span><text:span text:style-name="T210_160"><text:s/></text:span><text:span text:style-name="T210_161">کاربردی</text:span><text:span text:style-name="T210_162"><text:s/></text:span><text:span text:style-name="T210_163">فضا</text:span><text:span text:style-name="T210_164"><text:s/></text:span><text:span text:style-name="T210_165">یک</text:span><text:span text:style-name="T210_166"><text:s/></text:span><text:span text:style-name="T210_167">توجه</text:span><text:span text:style-name="T210_168"><text:s/></text:span><text:span text:style-name="T210_169">ثانویه</text:span><text:span text:style-name="T210_170"><text:s/></text:span><text:span text:style-name="T210_171">بعد</text:span><text:span text:style-name="T210_172"><text:s/></text:span><text:span text:style-name="T210_173">از</text:span><text:span text:style-name="T210_174"><text:s/></text:span><text:span text:style-name="T210_175">زمان</text:span><text:span text:style-name="T210_176"><text:s/></text:span><text:span text:style-name="T210_177">اجراست</text:span><text:span text:style-name="T210_178">.</text:span></text:p>
      <text:p text:style-name="P211"><text:span text:style-name="T211_1">یک</text:span><text:span text:style-name="T211_2"><text:s/></text:span><text:span text:style-name="T211_3">نظر</text:span><text:span text:style-name="T211_4"><text:s/></text:span><text:span text:style-name="T211_5">نهایی</text:span><text:span text:style-name="T211_6">:<text:s/></text:span><text:span text:style-name="T211_7">در</text:span><text:span text:style-name="T211_8"><text:s/></text:span><text:span text:style-name="T211_9">این</text:span><text:span text:style-name="T211_10"><text:s/></text:span><text:span text:style-name="T211_11">بحث</text:span><text:span text:style-name="T211_12"><text:s/></text:span><text:span text:style-name="T211_13">اشاره</text:span><text:span text:style-name="T211_14"><text:s/></text:span><text:span text:style-name="T211_15">کردم</text:span><text:span text:style-name="T211_16"><text:s/></text:span><text:span text:style-name="T211_17">که</text:span><text:span text:style-name="T211_18"><text:s/></text:span><text:span text:style-name="T211_19">باید</text:span><text:span text:style-name="T211_20"><text:s/></text:span><text:span text:style-name="T211_21">از</text:span><text:span text:style-name="T211_22"><text:s/></text:span><text:span text:style-name="T211_23">یک</text:span><text:span text:style-name="T211_24"><text:s/></text:span><text:span text:style-name="T211_25">ساختمان</text:span><text:span text:style-name="T211_26"><text:s/></text:span><text:span text:style-name="T211_27">داده</text:span><text:span text:style-name="T211_28"><text:s/></text:span><text:span text:style-name="T211_29">هم</text:span><text:span text:style-name="T211_30"><text:s/></text:span><text:span text:style-name="T211_31">برای</text:span><text:span text:style-name="T211_32"><text:s/></text:span><text:span text:style-name="T211_33">تحلیل</text:span><text:span text:style-name="T211_34"><text:s/></text:span><text:span text:style-name="T211_35">و</text:span><text:span text:style-name="T211_36"><text:s/></text:span><text:span text:style-name="T211_37">هم</text:span><text:span text:style-name="T211_38"><text:s/></text:span><text:span text:style-name="T211_39">تولید</text:span><text:span text:style-name="T211_40"><text:s/></text:span><text:span text:style-name="T211_41">استفاده</text:span><text:span text:style-name="T211_42"><text:s/></text:span><text:span text:style-name="T211_43">کنیم</text:span><text:span text:style-name="T211_44">.<text:s/></text:span><text:span text:style-name="T211_45">اما</text:span><text:span text:style-name="T211_46"><text:s/></text:span><text:span text:style-name="T211_47">چون</text:span><text:span text:style-name="T211_48"><text:s/></text:span><text:span text:style-name="T211_49">فازهای</text:span><text:span text:style-name="T211_50"><text:s/></text:span><text:span text:style-name="T211_51">جداگانه</text:span><text:span text:style-name="T211_52"><text:s/></text:span><text:span text:style-name="T211_53">وجود</text:span><text:span text:style-name="T211_54"><text:s/></text:span><text:span text:style-name="T211_55">دارد</text:span><text:span text:style-name="T211_56"><text:s/></text:span><text:span text:style-name="T211_57">ممکن</text:span><text:span text:style-name="T211_58"><text:s/></text:span><text:span text:style-name="T211_59">است</text:span><text:span text:style-name="T211_60"><text:s/></text:span><text:span text:style-name="T211_61">از</text:span><text:span text:style-name="T211_62"><text:s/></text:span><text:span text:style-name="T211_63">یک</text:span><text:span text:style-name="T211_64"><text:s/></text:span><text:span text:style-name="T211_65">ساختمان</text:span><text:span text:style-name="T211_66"><text:s/></text:span><text:span text:style-name="T211_67">داده</text:span><text:span text:style-name="T211_68"><text:s/></text:span><text:span text:style-name="T211_69">برای</text:span><text:span text:style-name="T211_70"><text:s/></text:span><text:span text:style-name="T211_71">تحلیل</text:span><text:span text:style-name="T211_72"><text:s/></text:span><text:span text:style-name="T211_73">استفاده</text:span><text:span text:style-name="T211_74"><text:s/></text:span><text:span text:style-name="T211_75">کنید</text:span><text:span text:style-name="T211_76"><text:s/></text:span><text:span text:style-name="T211_77">سپس</text:span><text:span text:style-name="T211_78"><text:s/></text:span><text:span text:style-name="T211_79">آن</text:span><text:span text:style-name="T211_80"><text:s/></text:span><text:span text:style-name="T211_81">را</text:span><text:span text:style-name="T211_82"><text:s/></text:span><text:span text:style-name="T211_83">به</text:span><text:span text:style-name="T211_84"><text:s/></text:span><text:span text:style-name="T211_85">ساختار</text:span><text:span text:style-name="T211_86"><text:s/></text:span><text:span text:style-name="T211_87">دیگری</text:span><text:span text:style-name="T211_88"><text:s/></text:span><text:span text:style-name="T211_89">برای</text:span><text:span text:style-name="T211_90"><text:s/></text:span><text:span text:style-name="T211_91">تولید</text:span><text:span text:style-name="T211_92"><text:s/></text:span><text:span text:style-name="T211_93">تبدیل</text:span><text:span text:style-name="T211_94"><text:s/></text:span><text:span text:style-name="T211_95">کنید</text:span><text:span text:style-name="T211_96">.<text:s/></text:span><text:span text:style-name="T211_97">این</text:span><text:span text:style-name="T211_98"><text:s/></text:span><text:span text:style-name="T211_99">امر</text:span><text:span text:style-name="T211_100"><text:s/></text:span><text:span text:style-name="T211_101">می</text:span><text:span text:style-name="T211_102"><text:s/></text:span><text:span text:style-name="T211_103">تواند</text:span><text:span text:style-name="T211_104"><text:s/></text:span><text:span text:style-name="T211_105">یک</text:span><text:span text:style-name="T211_106"><text:s/></text:span><text:span text:style-name="T211_107">پیروزی</text:span><text:span text:style-name="T211_108"><text:s/></text:span><text:span text:style-name="T211_109">خالص</text:span><text:span text:style-name="T211_110"><text:s/></text:span><text:span text:style-name="T211_111">باشد</text:span><text:span text:style-name="T211_112"><text:s/></text:span><text:span text:style-name="T211_113">اگر</text:span><text:span text:style-name="T211_114"><text:s/></text:span><text:span text:style-name="T211_115">زمان</text:span><text:span text:style-name="T211_116"><text:s/></text:span><text:span text:style-name="T211_117">ذخیره</text:span><text:span text:style-name="T211_118"><text:s/></text:span><text:span text:style-name="T211_119">شده</text:span><text:span text:style-name="T211_120"><text:s/></text:span><text:span text:style-name="T211_121">طی</text:span><text:span text:style-name="T211_122"><text:s/></text:span><text:span text:style-name="T211_123">تولید</text:span><text:span text:style-name="T211_124"><text:s/></text:span><text:span text:style-name="T211_125">از</text:span><text:span text:style-name="T211_126"><text:s/></text:span><text:span text:style-name="T211_127">زمان</text:span><text:span text:style-name="T211_128"><text:s/></text:span><text:span text:style-name="T211_129">صرف</text:span><text:span text:style-name="T211_130"><text:s/></text:span><text:span text:style-name="T211_131">شده</text:span><text:span text:style-name="T211_132"><text:s/></text:span><text:span text:style-name="T211_133">برای</text:span><text:span text:style-name="T211_134"><text:s/></text:span><text:span text:style-name="T211_135">تبدیل</text:span><text:span text:style-name="T211_136"><text:s/></text:span><text:span text:style-name="T211_137">تخطی</text:span><text:span text:style-name="T211_138"><text:s/></text:span><text:span text:style-name="T211_139">کند</text:span><text:span text:style-name="T211_140">.</text:span></text:p>
      <text:h text:style-name="P212" text:outline-level="10"><text:bookmark-start text:name="h.s1ts99ppkrvm"/><text:bookmark-end text:name="h.s1ts99ppkrvm"/><text:span text:style-name="T212_1">13.10<text:s/></text:span><text:span text:style-name="T212_2">اشکال</text:span><text:span text:style-name="T212_3"><text:s/></text:span><text:span text:style-name="T212_4">زدایی</text:span></text:h>
      <text:p text:style-name="P213"><text:span text:style-name="T213_1">5<text:s/></text:span><text:span text:style-name="T213_2">کار</text:span><text:span text:style-name="T213_3"><text:s/></text:span><text:span text:style-name="T213_4">برای</text:span><text:span text:style-name="T213_5"><text:s/></text:span><text:span text:style-name="T213_6">سعی</text:span><text:span text:style-name="T213_7"><text:s/></text:span><text:span text:style-name="T213_8">کردن</text:span><text:span text:style-name="T213_9"><text:s/></text:span><text:span text:style-name="T213_10">وجود</text:span><text:span text:style-name="T213_11"><text:s/></text:span><text:span text:style-name="T213_12">دارند</text:span><text:span text:style-name="T213_13"><text:s/></text:span><text:span text:style-name="T213_14">که</text:span><text:span text:style-name="T213_15"><text:s/></text:span><text:span text:style-name="T213_16">وقتی</text:span><text:span text:style-name="T213_17"><text:s/></text:span><text:span text:style-name="T213_18">در</text:span><text:span text:style-name="T213_19"><text:s/></text:span><text:span text:style-name="T213_20">حال</text:span><text:span text:style-name="T213_21"><text:s/></text:span><text:span text:style-name="T213_22">اشکال</text:span><text:span text:style-name="T213_23"><text:s/></text:span><text:span text:style-name="T213_24">زدایی</text:span><text:span text:style-name="T213_25"><text:s/>(</text:span><text:span text:style-name="T213_26">debugging</text:span><text:span text:style-name="T213_27">)<text:s/></text:span><text:span text:style-name="T213_28">یک</text:span><text:span text:style-name="T213_29"><text:s/></text:span><text:span text:style-name="T213_30">برنامه</text:span><text:span text:style-name="T213_31"><text:s/></text:span><text:span text:style-name="T213_32">هستید</text:span><text:span text:style-name="T213_33"><text:s/></text:span><text:span text:style-name="T213_34">و</text:span><text:span text:style-name="T213_35"><text:s/></text:span><text:span text:style-name="T213_36">بطور</text:span><text:span text:style-name="T213_37"><text:s/></text:span><text:span text:style-name="T213_38">خاص</text:span><text:span text:style-name="T213_39"><text:s/></text:span><text:span text:style-name="T213_40">روی</text:span><text:span text:style-name="T213_41"><text:s/></text:span><text:span text:style-name="T213_42">یک</text:span><text:span text:style-name="T213_43"><text:s/></text:span><text:span text:style-name="T213_44">اشکال</text:span><text:span text:style-name="T213_45"><text:s/></text:span><text:span text:style-name="T213_46">سخت</text:span><text:span text:style-name="T213_47"><text:s/></text:span><text:span text:style-name="T213_48">کار</text:span><text:span text:style-name="T213_49"><text:s/></text:span><text:span text:style-name="T213_50">می</text:span><text:span text:style-name="T213_51"><text:s/></text:span><text:span text:style-name="T213_52">کنید</text:span><text:span text:style-name="T213_53">:</text:span></text:p>
      <text:p text:style-name="P214"><text:span text:style-name="T214_1">·</text:span><text:span text:style-name="T214_2"><text:s text:c="9"/></text:span><text:span text:style-name="T214_3">خواندن</text:span><text:span text:style-name="T214_4">:<text:s/></text:span><text:span text:style-name="T214_5">کدتان</text:span><text:span text:style-name="T214_6"><text:s/></text:span><text:span text:style-name="T214_7">را</text:span><text:span text:style-name="T214_8"><text:s/></text:span><text:span text:style-name="T214_9">امتحان</text:span><text:span text:style-name="T214_10"><text:s/></text:span><text:span text:style-name="T214_11">کنید</text:span><text:span text:style-name="T214_12">،<text:s/></text:span><text:span text:style-name="T214_13">برگردید</text:span><text:span text:style-name="T214_14"><text:s/></text:span><text:span text:style-name="T214_15">و</text:span><text:span text:style-name="T214_16"><text:s/></text:span><text:span text:style-name="T214_17">دوباره</text:span><text:span text:style-name="T214_18"><text:s/></text:span><text:span text:style-name="T214_19">آنرا</text:span><text:span text:style-name="T214_20"><text:s/></text:span><text:span text:style-name="T214_21">بخوانید</text:span><text:span text:style-name="T214_22"><text:s/></text:span><text:span text:style-name="T214_23">و</text:span><text:span text:style-name="T214_24"><text:s/></text:span><text:span text:style-name="T214_25">آنرا</text:span><text:span text:style-name="T214_26"><text:s/></text:span><text:span text:style-name="T214_27">چک</text:span><text:span text:style-name="T214_28"><text:s/></text:span><text:span text:style-name="T214_29">کنید</text:span><text:span text:style-name="T214_30"><text:s/></text:span><text:span text:style-name="T214_31">که</text:span><text:span text:style-name="T214_32"><text:s/></text:span><text:span text:style-name="T214_33">می</text:span><text:span text:style-name="T214_34"><text:s/></text:span><text:span text:style-name="T214_35">گوید</text:span><text:span text:style-name="T214_36">:<text:s/>"</text:span><text:span text:style-name="T214_37">چه</text:span><text:span text:style-name="T214_38"><text:s/></text:span><text:span text:style-name="T214_39">چیز</text:span><text:span text:style-name="T214_40"><text:s/></text:span><text:span text:style-name="T214_41">میخواهی</text:span><text:span text:style-name="T214_42"><text:s/></text:span><text:span text:style-name="T214_43">بگویی</text:span><text:span text:style-name="T214_44">؟!"</text:span></text:p>
      <text:p text:style-name="P215"><text:span text:style-name="T215_1">·</text:span><text:span text:style-name="T215_2"><text:s text:c="9"/></text:span><text:span text:style-name="T215_3">اجرا</text:span><text:span text:style-name="T215_4"><text:s/></text:span><text:span text:style-name="T215_5">کردن</text:span><text:span text:style-name="T215_6">:<text:s/></text:span><text:span text:style-name="T215_7">توسط</text:span><text:span text:style-name="T215_8"><text:s/></text:span><text:span text:style-name="T215_9">تغییرات</text:span><text:span text:style-name="T215_10"><text:s/></text:span><text:span text:style-name="T215_11">و</text:span><text:span text:style-name="T215_12"><text:s/></text:span><text:span text:style-name="T215_13">اجرا</text:span><text:span text:style-name="T215_14"><text:s/></text:span><text:span text:style-name="T215_15">کردن</text:span><text:span text:style-name="T215_16"><text:s/></text:span><text:span text:style-name="T215_17">در</text:span><text:span text:style-name="T215_18"><text:s/></text:span><text:span text:style-name="T215_19">نسخه</text:span><text:span text:style-name="T215_20"><text:s/></text:span><text:span text:style-name="T215_21">های</text:span><text:span text:style-name="T215_22"><text:s/></text:span><text:span text:style-name="T215_23">متفاوت</text:span><text:span text:style-name="T215_24"><text:s/></text:span><text:span text:style-name="T215_25">آزمایش</text:span><text:span text:style-name="T215_26"><text:s/></text:span><text:span text:style-name="T215_27">کنید</text:span><text:span text:style-name="T215_28">.<text:s/></text:span><text:span text:style-name="T215_29">غالبا</text:span><text:span text:style-name="T215_30"><text:s/></text:span><text:span text:style-name="T215_31">اگر</text:span><text:span text:style-name="T215_32"><text:s/></text:span><text:span text:style-name="T215_33">یک</text:span><text:span text:style-name="T215_34"><text:s/></text:span><text:span text:style-name="T215_35">چیز</text:span><text:span text:style-name="T215_36"><text:s/></text:span><text:span text:style-name="T215_37">درست</text:span><text:span text:style-name="T215_38"><text:s/></text:span><text:span text:style-name="T215_39">را</text:span><text:span text:style-name="T215_40"><text:s/></text:span><text:span text:style-name="T215_41">در</text:span><text:span text:style-name="T215_42"><text:s/></text:span><text:span text:style-name="T215_43">مکان</text:span><text:span text:style-name="T215_44"><text:s/></text:span><text:span text:style-name="T215_45">صحیح</text:span><text:span text:style-name="T215_46"><text:s/></text:span><text:span text:style-name="T215_47">در</text:span><text:span text:style-name="T215_48"><text:s/></text:span><text:span text:style-name="T215_49">برنامه</text:span><text:span text:style-name="T215_50"><text:s/></text:span><text:span text:style-name="T215_51">مشاهده</text:span><text:span text:style-name="T215_52"><text:s/></text:span><text:span text:style-name="T215_53">کردید</text:span><text:span text:style-name="T215_54">،<text:s/></text:span><text:span text:style-name="T215_55">مسئله</text:span><text:span text:style-name="T215_56"><text:s/></text:span><text:span text:style-name="T215_57">آشکار</text:span><text:span text:style-name="T215_58"><text:s/></text:span><text:span text:style-name="T215_59">می</text:span><text:span text:style-name="T215_60"><text:s/></text:span><text:span text:style-name="T215_61">شود</text:span><text:span text:style-name="T215_62"><text:s/></text:span><text:span text:style-name="T215_63">اما</text:span><text:span text:style-name="T215_64"><text:s/></text:span><text:span text:style-name="T215_65">گاهی</text:span><text:span text:style-name="T215_66"><text:s/></text:span><text:span text:style-name="T215_67">اوقات</text:span><text:span text:style-name="T215_68"><text:s/></text:span><text:span text:style-name="T215_69">مجبورید</text:span><text:span text:style-name="T215_70"><text:s/></text:span><text:span text:style-name="T215_71">چوب</text:span><text:span text:style-name="T215_72"><text:s/></text:span><text:span text:style-name="T215_73">بست</text:span><text:span text:style-name="T215_74"><text:s/>(</text:span><text:span text:style-name="T215_75">scaffolding</text:span><text:span text:style-name="T215_76">)<text:s/></text:span><text:span text:style-name="T215_77">بسازید</text:span><text:span text:style-name="T215_78">.</text:span></text:p>
      <text:p text:style-name="P216"><text:span text:style-name="T216_1">·</text:span><text:span text:style-name="T216_2"><text:s text:c="9"/></text:span><text:span text:style-name="T216_3">اندیشیدن</text:span><text:span text:style-name="T216_4">:<text:s/></text:span><text:span text:style-name="T216_5">وقتی</text:span><text:span text:style-name="T216_6"><text:s/></text:span><text:span text:style-name="T216_7">را</text:span><text:span text:style-name="T216_8"><text:s/></text:span><text:span text:style-name="T216_9">برای</text:span><text:span text:style-name="T216_10"><text:s/></text:span><text:span text:style-name="T216_11">فکر</text:span><text:span text:style-name="T216_12"><text:s/></text:span><text:span text:style-name="T216_13">کردن</text:span><text:span text:style-name="T216_14"><text:s/></text:span><text:span text:style-name="T216_15">بگذارید</text:span><text:span text:style-name="T216_16">!<text:s/></text:span><text:span text:style-name="T216_17">این</text:span><text:span text:style-name="T216_18"><text:s/></text:span><text:span text:style-name="T216_19">چه</text:span><text:span text:style-name="T216_20"><text:s/></text:span><text:span text:style-name="T216_21">نوع</text:span><text:span text:style-name="T216_22"><text:s/></text:span><text:span text:style-name="T216_23">خطایی</text:span><text:span text:style-name="T216_24"><text:s/></text:span><text:span text:style-name="T216_25">است</text:span><text:span text:style-name="T216_26">؟<text:s/></text:span><text:span text:style-name="T216_27">نحوی</text:span><text:span text:style-name="T216_28">،<text:s/></text:span><text:span text:style-name="T216_29">زمان</text:span><text:span text:style-name="T216_30"><text:s/></text:span><text:span text:style-name="T216_31">اجرا</text:span><text:span text:style-name="T216_32"><text:s/></text:span><text:span text:style-name="T216_33">یا</text:span><text:span text:style-name="T216_34"><text:s/></text:span><text:span text:style-name="T216_35">معنایی</text:span><text:span text:style-name="T216_36">؟<text:s/></text:span><text:span text:style-name="T216_37">چه</text:span><text:span text:style-name="T216_38"><text:s/></text:span><text:span text:style-name="T216_39">اطلاعاتی</text:span><text:span text:style-name="T216_40"><text:s/></text:span><text:span text:style-name="T216_41">می</text:span><text:span text:style-name="T216_42"><text:s/></text:span><text:span text:style-name="T216_43">توانید</text:span><text:span text:style-name="T216_44"><text:s/></text:span><text:span text:style-name="T216_45">از</text:span><text:span text:style-name="T216_46"><text:s/></text:span><text:span text:style-name="T216_47">متن</text:span><text:span text:style-name="T216_48"><text:s/></text:span><text:span text:style-name="T216_49">پیام</text:span><text:span text:style-name="T216_50"><text:s/></text:span><text:span text:style-name="T216_51">یا</text:span><text:span text:style-name="T216_52"><text:s/></text:span><text:span text:style-name="T216_53">خروجی</text:span><text:span text:style-name="T216_54"><text:s/></text:span><text:span text:style-name="T216_55">برنامه</text:span><text:span text:style-name="T216_56"><text:s/></text:span><text:span text:style-name="T216_57">بدست</text:span><text:span text:style-name="T216_58"><text:s/></text:span><text:span text:style-name="T216_59">آورید</text:span><text:span text:style-name="T216_60">؟<text:s/></text:span><text:span text:style-name="T216_61">چه</text:span><text:span text:style-name="T216_62"><text:s/></text:span><text:span text:style-name="T216_63">نوع</text:span><text:span text:style-name="T216_64"><text:s/></text:span><text:span text:style-name="T216_65">خطایی</text:span><text:span text:style-name="T216_66"><text:s/></text:span><text:span text:style-name="T216_67">می</text:span><text:span text:style-name="T216_68"><text:s/></text:span><text:span text:style-name="T216_69">تواند</text:span><text:span text:style-name="T216_70"><text:s/></text:span><text:span text:style-name="T216_71">باعث</text:span><text:span text:style-name="T216_72"><text:s/></text:span><text:span text:style-name="T216_73">مشکلی</text:span><text:span text:style-name="T216_74"><text:s/></text:span><text:span text:style-name="T216_75">باشد</text:span><text:span text:style-name="T216_76"><text:s/></text:span><text:span text:style-name="T216_77">که</text:span><text:span text:style-name="T216_78"><text:s/></text:span><text:span text:style-name="T216_79">دیدید</text:span><text:span text:style-name="T216_80">؟<text:s/></text:span><text:span text:style-name="T216_81">آخرین</text:span><text:span text:style-name="T216_82"><text:s/></text:span><text:span text:style-name="T216_83">تغییر</text:span><text:span text:style-name="T216_84"><text:s/></text:span><text:span text:style-name="T216_85">قبل</text:span><text:span text:style-name="T216_86"><text:s/></text:span><text:span text:style-name="T216_87">از</text:span><text:span text:style-name="T216_88"><text:s/></text:span><text:span text:style-name="T216_89">ظاهر</text:span><text:span text:style-name="T216_90"><text:s/></text:span><text:span text:style-name="T216_91">شدن</text:span><text:span text:style-name="T216_92"><text:s/></text:span><text:span text:style-name="T216_93">مشکل</text:span><text:span text:style-name="T216_94"><text:s/></text:span><text:span text:style-name="T216_95">چه</text:span><text:span text:style-name="T216_96"><text:s/></text:span><text:span text:style-name="T216_97">بود</text:span><text:span text:style-name="T216_98">؟</text:span></text:p>
      <text:p text:style-name="P217"><text:span text:style-name="T217_1">·</text:span><text:span text:style-name="T217_2"><text:s text:c="9"/></text:span><text:span text:style-name="T217_3">اردک</text:span><text:span text:style-name="T217_4"><text:s/></text:span><text:span text:style-name="T217_5">پلاستیکی</text:span><text:span text:style-name="T217_6">:<text:s/></text:span><text:span text:style-name="T217_7">اگر</text:span><text:span text:style-name="T217_8"><text:s/></text:span><text:span text:style-name="T217_9">مشکل</text:span><text:span text:style-name="T217_10"><text:s/></text:span><text:span text:style-name="T217_11">تان</text:span><text:span text:style-name="T217_12"><text:s/></text:span><text:span text:style-name="T217_13">را</text:span><text:span text:style-name="T217_14"><text:s/></text:span><text:span text:style-name="T217_15">برای</text:span><text:span text:style-name="T217_16"><text:s/></text:span><text:span text:style-name="T217_17">دیگری</text:span><text:span text:style-name="T217_18"><text:s/></text:span><text:span text:style-name="T217_19">توضیح</text:span><text:span text:style-name="T217_20"><text:s/></text:span><text:span text:style-name="T217_21">دهید</text:span><text:span text:style-name="T217_22">،<text:s/></text:span><text:span text:style-name="T217_23">گاهی</text:span><text:span text:style-name="T217_24"><text:s/></text:span><text:span text:style-name="T217_25">اوقات</text:span><text:span text:style-name="T217_26"><text:s/></text:span><text:span text:style-name="T217_27">قبل</text:span><text:span text:style-name="T217_28"><text:s/></text:span><text:span text:style-name="T217_29">از</text:span><text:span text:style-name="T217_30"><text:s/></text:span><text:span text:style-name="T217_31">اینکه</text:span><text:span text:style-name="T217_32"><text:s/></text:span><text:span text:style-name="T217_33">سوال</text:span><text:span text:style-name="T217_34"><text:s/></text:span><text:span text:style-name="T217_35">پرسیدن</text:span><text:span text:style-name="T217_36"><text:s/></text:span><text:span text:style-name="T217_37">را</text:span><text:span text:style-name="T217_38"><text:s/></text:span><text:span text:style-name="T217_39">تمام</text:span><text:span text:style-name="T217_40"><text:s/></text:span><text:span text:style-name="T217_41">کنید</text:span><text:span text:style-name="T217_42">،<text:s/></text:span><text:span text:style-name="T217_43">جواب</text:span><text:span text:style-name="T217_44"><text:s/></text:span><text:span text:style-name="T217_45">را</text:span><text:span text:style-name="T217_46"><text:s/></text:span><text:span text:style-name="T217_47">پیدا</text:span><text:span text:style-name="T217_48"><text:s/></text:span><text:span text:style-name="T217_49">می</text:span><text:span text:style-name="T217_50"><text:s/></text:span><text:span text:style-name="T217_51">کنید</text:span><text:span text:style-name="T217_52">.<text:s/></text:span><text:span text:style-name="T217_53">اغلب</text:span><text:span text:style-name="T217_54"><text:s/></text:span><text:span text:style-name="T217_55">نیازی</text:span><text:span text:style-name="T217_56"><text:s/></text:span><text:span text:style-name="T217_57">نیست</text:span><text:span text:style-name="T217_58"><text:s/></text:span><text:span text:style-name="T217_59">از</text:span><text:span text:style-name="T217_60"><text:s/></text:span><text:span text:style-name="T217_61">شخص</text:span><text:span text:style-name="T217_62"><text:s/></text:span><text:span text:style-name="T217_63">دیگری</text:span><text:span text:style-name="T217_64"><text:s/></text:span><text:span text:style-name="T217_65">بپرسید</text:span><text:span text:style-name="T217_66">،<text:s/></text:span><text:span text:style-name="T217_67">می</text:span><text:span text:style-name="T217_68"><text:s/></text:span><text:span text:style-name="T217_69">توانید</text:span><text:span text:style-name="T217_70"><text:s/></text:span><text:span text:style-name="T217_71">برای</text:span><text:span text:style-name="T217_72"><text:s/></text:span><text:span text:style-name="T217_73">یک</text:span><text:span text:style-name="T217_74"><text:s/></text:span><text:span text:style-name="T217_75">اردک</text:span><text:span text:style-name="T217_76"><text:s/></text:span><text:span text:style-name="T217_77">پلاستیکی</text:span><text:span text:style-name="T217_78"><text:s/></text:span><text:span text:style-name="T217_79">صحبت</text:span><text:span text:style-name="T217_80"><text:s/></text:span><text:span text:style-name="T217_81">کنید</text:span><text:span text:style-name="T217_82"><text:s/></text:span><text:span text:style-name="T217_83">و</text:span><text:span text:style-name="T217_84"><text:s/></text:span><text:span text:style-name="T217_85">این</text:span><text:span text:style-name="T217_86"><text:s/></text:span><text:span text:style-name="T217_87">منبع</text:span><text:span text:style-name="T217_88"><text:s/></text:span><text:span text:style-name="T217_89">استراتژی</text:span><text:span text:style-name="T217_90"><text:s/></text:span><text:span text:style-name="T217_91">معروف</text:span><text:span text:style-name="T217_92">،<text:s/></text:span><text:span text:style-name="T217_93">اشکال</text:span><text:span text:style-name="T217_94"><text:s/></text:span><text:span text:style-name="T217_95">زدایی</text:span><text:span text:style-name="T217_96"><text:s/></text:span><text:span text:style-name="T217_97">اردک</text:span><text:span text:style-name="T217_98"><text:s/></text:span><text:span text:style-name="T217_99">پلاستیکی</text:span><text:span text:style-name="T217_100"><text:s/></text:span><text:span text:style-name="T217_101">نام</text:span><text:span text:style-name="T217_102"><text:s/></text:span><text:span text:style-name="T217_103">دارد</text:span><text:span text:style-name="T217_104">.<text:s/></text:span><text:span text:style-name="T217_105">من</text:span><text:span text:style-name="T217_106"><text:s/></text:span><text:span text:style-name="T217_107">این</text:span><text:span text:style-name="T217_108"><text:s/></text:span><text:span text:style-name="T217_109">را</text:span><text:span text:style-name="T217_110"><text:s/></text:span><text:span text:style-name="T217_111">درست</text:span><text:span text:style-name="T217_112"><text:s/></text:span><text:span text:style-name="T217_113">نکردم</text:span><text:span text:style-name="T217_114">،<text:s/></text:span><text:span text:style-name="T217_115">آدرس</text:span><text:span text:style-name="T217_116"><text:s/></text:span><text:span text:style-name="T217_117">https</text:span><text:span text:style-name="T217_118">://</text:span><text:span text:style-name="T217_119">en</text:span><text:span text:style-name="T217_120">.</text:span><text:span text:style-name="T217_121">wikipedia</text:span><text:span text:style-name="T217_122">.</text:span><text:span text:style-name="T217_123">org</text:span><text:span text:style-name="T217_124">/</text:span><text:span text:style-name="T217_125">wiki</text:span><text:span text:style-name="T217_126">/</text:span><text:span text:style-name="T217_127">Rubber</text:span><text:span text:style-name="T217_128">_</text:span><text:span text:style-name="T217_129">duck</text:span><text:span text:style-name="T217_130">_</text:span><text:span text:style-name="T217_131">debugging</text:span><text:span text:style-name="T217_132"><text:s/></text:span><text:span text:style-name="T217_133">را</text:span><text:span text:style-name="T217_134"><text:s/></text:span><text:span text:style-name="T217_135">ببینید</text:span><text:span text:style-name="T217_136">.</text:span></text:p>
      <text:p text:style-name="P218"><text:span text:style-name="T218_1">·</text:span><text:span text:style-name="T218_2"><text:s text:c="9"/></text:span><text:span text:style-name="T218_3">عقب</text:span><text:span text:style-name="T218_4"><text:s/></text:span><text:span text:style-name="T218_5">نشینی</text:span><text:span text:style-name="T218_6">:<text:s/></text:span><text:span text:style-name="T218_7">در</text:span><text:span text:style-name="T218_8"><text:s/></text:span><text:span text:style-name="T218_9">برخی</text:span><text:span text:style-name="T218_10"><text:s/></text:span><text:span text:style-name="T218_11">موارد</text:span><text:span text:style-name="T218_12"><text:s/></text:span><text:span text:style-name="T218_13">بهترین</text:span><text:span text:style-name="T218_14"><text:s/></text:span><text:span text:style-name="T218_15">کاری</text:span><text:span text:style-name="T218_16"><text:s/></text:span><text:span text:style-name="T218_17">که</text:span><text:span text:style-name="T218_18"><text:s/></text:span><text:span text:style-name="T218_19">می</text:span><text:span text:style-name="T218_20"><text:s/></text:span><text:span text:style-name="T218_21">شود</text:span><text:span text:style-name="T218_22"><text:s/></text:span><text:span text:style-name="T218_23">انجام</text:span><text:span text:style-name="T218_24"><text:s/></text:span><text:span text:style-name="T218_25">داد</text:span><text:span text:style-name="T218_26"><text:s/></text:span><text:span text:style-name="T218_27">برگرداندن</text:span><text:span text:style-name="T218_28"><text:s/></text:span><text:span text:style-name="T218_29">است</text:span><text:span text:style-name="T218_30">،<text:s/></text:span><text:span text:style-name="T218_31">تغییرات</text:span><text:span text:style-name="T218_32"><text:s/></text:span><text:span text:style-name="T218_33">اخیر</text:span><text:span text:style-name="T218_34"><text:s/></text:span><text:span text:style-name="T218_35">را</text:span><text:span text:style-name="T218_36"><text:s/></text:span><text:span text:style-name="T218_37">تا</text:span><text:span text:style-name="T218_38"><text:s/></text:span><text:span text:style-name="T218_39">زمانی</text:span><text:span text:style-name="T218_40"><text:s/></text:span><text:span text:style-name="T218_41">که</text:span><text:span text:style-name="T218_42"><text:s/></text:span><text:span text:style-name="T218_43">برنامه</text:span><text:span text:style-name="T218_44"><text:s/></text:span><text:span text:style-name="T218_45">کار</text:span><text:span text:style-name="T218_46"><text:s/></text:span><text:span text:style-name="T218_47">می</text:span><text:span text:style-name="T218_48"><text:s/></text:span><text:span text:style-name="T218_49">کرد</text:span><text:span text:style-name="T218_50"><text:s/></text:span><text:span text:style-name="T218_51">و</text:span><text:span text:style-name="T218_52"><text:s/></text:span><text:span text:style-name="T218_53">می</text:span><text:span text:style-name="T218_54"><text:s/></text:span><text:span text:style-name="T218_55">دانستید</text:span><text:span text:style-name="T218_56"><text:s/></text:span><text:span text:style-name="T218_57">به</text:span><text:span text:style-name="T218_58"><text:s/></text:span><text:span text:style-name="T218_59">عقب</text:span><text:span text:style-name="T218_60"><text:s/></text:span><text:span text:style-name="T218_61">برگردانید</text:span><text:span text:style-name="T218_62">.<text:s/></text:span><text:span text:style-name="T218_63">سپس</text:span><text:span text:style-name="T218_64"><text:s/></text:span><text:span text:style-name="T218_65">می</text:span><text:span text:style-name="T218_66"><text:s/></text:span><text:span text:style-name="T218_67">توانید</text:span><text:span text:style-name="T218_68"><text:s/></text:span><text:span text:style-name="T218_69">بازسازی</text:span><text:span text:style-name="T218_70"><text:s/></text:span><text:span text:style-name="T218_71">را</text:span><text:span text:style-name="T218_72"><text:s/></text:span><text:span text:style-name="T218_73">شروع</text:span><text:span text:style-name="T218_74"><text:s/></text:span><text:span text:style-name="T218_75">کنید</text:span><text:span text:style-name="T218_76">.</text:span></text:p>
      <text:p text:style-name="P219"><text:span text:style-name="T219_1">برنامه</text:span><text:span text:style-name="T219_2"><text:s/></text:span><text:span text:style-name="T219_3">نویس</text:span><text:span text:style-name="T219_4"><text:s/></text:span><text:span text:style-name="T219_5">های</text:span><text:span text:style-name="T219_6"><text:s/></text:span><text:span text:style-name="T219_7">تازه</text:span><text:span text:style-name="T219_8"><text:s/></text:span><text:span text:style-name="T219_9">کار</text:span><text:span text:style-name="T219_10"><text:s/></text:span><text:span text:style-name="T219_11">گاهی</text:span><text:span text:style-name="T219_12"><text:s/></text:span><text:span text:style-name="T219_13">اوقات</text:span><text:span text:style-name="T219_14"><text:s/></text:span><text:span text:style-name="T219_15">روی</text:span><text:span text:style-name="T219_16"><text:s/></text:span><text:span text:style-name="T219_17">یکی</text:span><text:span text:style-name="T219_18"><text:s/></text:span><text:span text:style-name="T219_19">از</text:span><text:span text:style-name="T219_20"><text:s/></text:span><text:span text:style-name="T219_21">این</text:span><text:span text:style-name="T219_22"><text:s/></text:span><text:span text:style-name="T219_23">فعالیت</text:span><text:span text:style-name="T219_24"><text:s/></text:span><text:span text:style-name="T219_25">ها</text:span><text:span text:style-name="T219_26"><text:s/></text:span><text:span text:style-name="T219_27">گیر</text:span><text:span text:style-name="T219_28"><text:s/></text:span><text:span text:style-name="T219_29">کرده</text:span><text:span text:style-name="T219_30"><text:s/></text:span><text:span text:style-name="T219_31">و</text:span><text:span text:style-name="T219_32"><text:s/></text:span><text:span text:style-name="T219_33">بقیه</text:span><text:span text:style-name="T219_34"><text:s/></text:span><text:span text:style-name="T219_35">را</text:span><text:span text:style-name="T219_36"><text:s/></text:span><text:span text:style-name="T219_37">فراموش</text:span><text:span text:style-name="T219_38"><text:s/></text:span><text:span text:style-name="T219_39">می</text:span><text:span text:style-name="T219_40"><text:s/></text:span><text:span text:style-name="T219_41">کنند</text:span><text:span text:style-name="T219_42">.<text:s/></text:span><text:span text:style-name="T219_43">هر</text:span><text:span text:style-name="T219_44"><text:s/></text:span><text:span text:style-name="T219_45">فعالیت</text:span><text:span text:style-name="T219_46"><text:s/></text:span><text:span text:style-name="T219_47">حالت</text:span><text:span text:style-name="T219_48"><text:s/></text:span><text:span text:style-name="T219_49">شکست</text:span><text:span text:style-name="T219_50"><text:s/></text:span><text:span text:style-name="T219_51">خود</text:span><text:span text:style-name="T219_52"><text:s/></text:span><text:span text:style-name="T219_53">را</text:span><text:span text:style-name="T219_54"><text:s/></text:span><text:span text:style-name="T219_55">دارد</text:span><text:span text:style-name="T219_56">.</text:span></text:p>
      <text:p text:style-name="P220"><text:span text:style-name="T220_1">برای</text:span><text:span text:style-name="T220_2"><text:s/></text:span><text:span text:style-name="T220_3">مثال</text:span><text:span text:style-name="T220_4"><text:s/></text:span><text:span text:style-name="T220_5">اگر</text:span><text:span text:style-name="T220_6"><text:s/></text:span><text:span text:style-name="T220_7">مشکل</text:span><text:span text:style-name="T220_8"><text:s/></text:span><text:span text:style-name="T220_9">یک</text:span><text:span text:style-name="T220_10"><text:s/></text:span><text:span text:style-name="T220_11">خطای</text:span><text:span text:style-name="T220_12"><text:s/></text:span><text:span text:style-name="T220_13">تایپی</text:span><text:span text:style-name="T220_14"><text:s/></text:span><text:span text:style-name="T220_15">باشد</text:span><text:span text:style-name="T220_16">،<text:s/></text:span><text:span text:style-name="T220_17">خواندن</text:span><text:span text:style-name="T220_18"><text:s/></text:span><text:span text:style-name="T220_19">کدتان</text:span><text:span text:style-name="T220_20"><text:s/></text:span><text:span text:style-name="T220_21">ممکن</text:span><text:span text:style-name="T220_22"><text:s/></text:span><text:span text:style-name="T220_23">است</text:span><text:span text:style-name="T220_24"><text:s/></text:span><text:span text:style-name="T220_25">کمک</text:span><text:span text:style-name="T220_26"><text:s/></text:span><text:span text:style-name="T220_27">تان</text:span><text:span text:style-name="T220_28"><text:s/></text:span><text:span text:style-name="T220_29">کند</text:span><text:span text:style-name="T220_30"><text:s/></text:span><text:span text:style-name="T220_31">اما</text:span><text:span text:style-name="T220_32"><text:s/></text:span><text:span text:style-name="T220_33">در</text:span><text:span text:style-name="T220_34"><text:s/></text:span><text:span text:style-name="T220_35">سوء</text:span><text:span text:style-name="T220_36"><text:s/></text:span><text:span text:style-name="T220_37">تفاهم</text:span><text:span text:style-name="T220_38"><text:s/></text:span><text:span text:style-name="T220_39">مفهومی</text:span><text:span text:style-name="T220_40"><text:s/></text:span><text:span text:style-name="T220_41">اینطور</text:span><text:span text:style-name="T220_42"><text:s/></text:span><text:span text:style-name="T220_43">نیست</text:span><text:span text:style-name="T220_44">.<text:s/></text:span><text:span text:style-name="T220_45">اگر</text:span><text:span text:style-name="T220_46"><text:s/></text:span><text:span text:style-name="T220_47">نمی</text:span><text:span text:style-name="T220_48"><text:s/></text:span><text:span text:style-name="T220_49">دانید</text:span><text:span text:style-name="T220_50"><text:s/></text:span><text:span text:style-name="T220_51">برنامه</text:span><text:span text:style-name="T220_52"><text:s/></text:span><text:span text:style-name="T220_53">تان</text:span><text:span text:style-name="T220_54"><text:s/></text:span><text:span text:style-name="T220_55">چکار</text:span><text:span text:style-name="T220_56"><text:s/></text:span><text:span text:style-name="T220_57">انجام</text:span><text:span text:style-name="T220_58"><text:s/></text:span><text:span text:style-name="T220_59">می</text:span><text:span text:style-name="T220_60"><text:s/></text:span><text:span text:style-name="T220_61">دهد</text:span><text:span text:style-name="T220_62"><text:s/></text:span><text:span text:style-name="T220_63">می</text:span><text:span text:style-name="T220_64"><text:s/></text:span><text:span text:style-name="T220_65">توانید</text:span><text:span text:style-name="T220_66"><text:s/></text:span><text:span text:style-name="T220_67">آنرا</text:span><text:span text:style-name="T220_68"><text:s/>100</text:span><text:span text:style-name="T220_69">بار</text:span><text:span text:style-name="T220_70"><text:s/></text:span><text:span text:style-name="T220_71">بخوانید</text:span><text:span text:style-name="T220_72"><text:s/></text:span><text:span text:style-name="T220_73">و</text:span><text:span text:style-name="T220_74"><text:s/></text:span><text:span text:style-name="T220_75">هرگز</text:span><text:span text:style-name="T220_76"><text:s/></text:span><text:span text:style-name="T220_77">خطا</text:span><text:span text:style-name="T220_78"><text:s/></text:span><text:span text:style-name="T220_79">را</text:span><text:span text:style-name="T220_80"><text:s/></text:span><text:span text:style-name="T220_81">نبینید</text:span><text:span text:style-name="T220_82"><text:s/></text:span><text:span text:style-name="T220_83">چون</text:span><text:span text:style-name="T220_84"><text:s/></text:span><text:span text:style-name="T220_85">خطا</text:span><text:span text:style-name="T220_86"><text:s/></text:span><text:span text:style-name="T220_87">در</text:span><text:span text:style-name="T220_88"><text:s/></text:span><text:span text:style-name="T220_89">سر</text:span><text:span text:style-name="T220_90"><text:s/></text:span><text:span text:style-name="T220_91">شماست</text:span><text:span text:style-name="T220_92">!</text:span></text:p>
      <text:p text:style-name="P221"><text:span text:style-name="T221_1">اجرا</text:span><text:span text:style-name="T221_2"><text:s/></text:span><text:span text:style-name="T221_3">کردن</text:span><text:span text:style-name="T221_4"><text:s/></text:span><text:span text:style-name="T221_5">آزمایشات</text:span><text:span text:style-name="T221_6"><text:s/></text:span><text:span text:style-name="T221_7">می</text:span><text:span text:style-name="T221_8"><text:s/></text:span><text:span text:style-name="T221_9">تواند</text:span><text:span text:style-name="T221_10"><text:s/></text:span><text:span text:style-name="T221_11">کمک</text:span><text:span text:style-name="T221_12"><text:s/></text:span><text:span text:style-name="T221_13">کند</text:span><text:span text:style-name="T221_14">،<text:s/></text:span><text:span text:style-name="T221_15">بطور</text:span><text:span text:style-name="T221_16"><text:s/></text:span><text:span text:style-name="T221_17">خاص</text:span><text:span text:style-name="T221_18"><text:s/></text:span><text:span text:style-name="T221_19">اگر</text:span><text:span text:style-name="T221_20"><text:s/></text:span><text:span text:style-name="T221_21">قطعه</text:span><text:span text:style-name="T221_22"><text:s/></text:span><text:span text:style-name="T221_23">برنامه</text:span><text:span text:style-name="T221_24"><text:s/></text:span><text:span text:style-name="T221_25">کوچک</text:span><text:span text:style-name="T221_26"><text:s/></text:span><text:span text:style-name="T221_27">و</text:span><text:span text:style-name="T221_28"><text:s/></text:span><text:span text:style-name="T221_29">با</text:span><text:span text:style-name="T221_30"><text:s/></text:span><text:span text:style-name="T221_31">تست</text:span><text:span text:style-name="T221_32"><text:s/></text:span><text:span text:style-name="T221_33">های</text:span><text:span text:style-name="T221_34"><text:s/></text:span><text:span text:style-name="T221_35">ساده</text:span><text:span text:style-name="T221_36"><text:s/></text:span><text:span text:style-name="T221_37">اجرا</text:span><text:span text:style-name="T221_38"><text:s/></text:span><text:span text:style-name="T221_39">کنید</text:span><text:span text:style-name="T221_40">.<text:s/></text:span><text:span text:style-name="T221_41">اما</text:span><text:span text:style-name="T221_42"><text:s/></text:span><text:span text:style-name="T221_43">اگر</text:span><text:span text:style-name="T221_44"><text:s/></text:span><text:span text:style-name="T221_45">آزمایشات</text:span><text:span text:style-name="T221_46"><text:s/></text:span><text:span text:style-name="T221_47">را</text:span><text:span text:style-name="T221_48"><text:s/></text:span><text:span text:style-name="T221_49">بدون</text:span><text:span text:style-name="T221_50"><text:s/></text:span><text:span text:style-name="T221_51">فکر</text:span><text:span text:style-name="T221_52"><text:s/></text:span><text:span text:style-name="T221_53">کردن</text:span><text:span text:style-name="T221_54"><text:s/></text:span><text:span text:style-name="T221_55">و</text:span><text:span text:style-name="T221_56"><text:s/></text:span><text:span text:style-name="T221_57">خواندن</text:span><text:span text:style-name="T221_58"><text:s/></text:span><text:span text:style-name="T221_59">کد</text:span><text:span text:style-name="T221_60"><text:s/></text:span><text:span text:style-name="T221_61">اجرا</text:span><text:span text:style-name="T221_62"><text:s/></text:span><text:span text:style-name="T221_63">کنید</text:span><text:span text:style-name="T221_64"><text:s/></text:span><text:span text:style-name="T221_65">ممکن</text:span><text:span text:style-name="T221_66"><text:s/></text:span><text:span text:style-name="T221_67">است</text:span><text:span text:style-name="T221_68"><text:s/></text:span><text:span text:style-name="T221_69">توی</text:span><text:span text:style-name="T221_70"><text:s/></text:span><text:span text:style-name="T221_71">الگوی</text:span><text:span text:style-name="T221_72"><text:s/></text:span><text:span text:style-name="T221_73">که</text:span><text:span text:style-name="T221_74"><text:s/></text:span><text:span text:style-name="T221_75">آنرا</text:span><text:span text:style-name="T221_76"><text:s/>"</text:span><text:span text:style-name="T221_77">برنامه</text:span><text:span text:style-name="T221_78"><text:s/></text:span><text:span text:style-name="T221_79">نویسی</text:span><text:span text:style-name="T221_80"><text:s/></text:span><text:span text:style-name="T221_81">گام</text:span><text:span text:style-name="T221_82"><text:s/></text:span><text:span text:style-name="T221_83">تصادفی</text:span><text:span text:style-name="T221_84">"<text:s/></text:span><text:span text:style-name="T221_85">می</text:span><text:span text:style-name="T221_86"><text:s/></text:span><text:span text:style-name="T221_87">نامم</text:span><text:span text:style-name="T221_88"><text:s/></text:span><text:span text:style-name="T221_89">بیفتید</text:span><text:span text:style-name="T221_90"><text:s/></text:span><text:span text:style-name="T221_91">که</text:span><text:span text:style-name="T221_92"><text:s/></text:span><text:span text:style-name="T221_93">عبارتند</text:span><text:span text:style-name="T221_94"><text:s/></text:span><text:span text:style-name="T221_95">از</text:span><text:span text:style-name="T221_96"><text:s/></text:span><text:span text:style-name="T221_97">فرایند</text:span><text:span text:style-name="T221_98"><text:s/></text:span><text:span text:style-name="T221_99">ایجاد</text:span><text:span text:style-name="T221_100"><text:s/></text:span><text:span text:style-name="T221_101">تغییرات</text:span><text:span text:style-name="T221_102"><text:s/></text:span><text:span text:style-name="T221_103">تصادفی</text:span><text:span text:style-name="T221_104"><text:s/></text:span><text:span text:style-name="T221_105">تا</text:span><text:span text:style-name="T221_106"><text:s/></text:span><text:span text:style-name="T221_107">زمانی</text:span><text:span text:style-name="T221_108"><text:s/></text:span><text:span text:style-name="T221_109">که</text:span><text:span text:style-name="T221_110"><text:s/></text:span><text:span text:style-name="T221_111">برنامه</text:span><text:span text:style-name="T221_112"><text:s/></text:span><text:span text:style-name="T221_113">کار</text:span><text:span text:style-name="T221_114"><text:s/></text:span><text:span text:style-name="T221_115">درست</text:span><text:span text:style-name="T221_116"><text:s/></text:span><text:span text:style-name="T221_117">را</text:span><text:span text:style-name="T221_118"><text:s/></text:span><text:span text:style-name="T221_119">انجام</text:span><text:span text:style-name="T221_120"><text:s/></text:span><text:span text:style-name="T221_121">دهد</text:span><text:span text:style-name="T221_122">.<text:s/></text:span><text:span text:style-name="T221_123">نیازی</text:span><text:span text:style-name="T221_124"><text:s/></text:span><text:span text:style-name="T221_125">به</text:span><text:span text:style-name="T221_126"><text:s/></text:span><text:span text:style-name="T221_127">گفتن</text:span><text:span text:style-name="T221_128"><text:s/></text:span><text:span text:style-name="T221_129">نیست</text:span><text:span text:style-name="T221_130">،<text:s/></text:span><text:span text:style-name="T221_131">برنامه</text:span><text:span text:style-name="T221_132"><text:s/></text:span><text:span text:style-name="T221_133">نویسی</text:span><text:span text:style-name="T221_134"><text:s/></text:span><text:span text:style-name="T221_135">گام</text:span><text:span text:style-name="T221_136"><text:s/></text:span><text:span text:style-name="T221_137">تصادفی</text:span><text:span text:style-name="T221_138"><text:s/></text:span><text:span text:style-name="T221_139">می</text:span><text:span text:style-name="T221_140"><text:s/></text:span><text:span text:style-name="T221_141">تواند</text:span><text:span text:style-name="T221_142"><text:s/></text:span><text:span text:style-name="T221_143">خیلی</text:span><text:span text:style-name="T221_144"><text:s/></text:span><text:span text:style-name="T221_145">طول</text:span><text:span text:style-name="T221_146"><text:s/></text:span><text:span text:style-name="T221_147">بکشد</text:span><text:span text:style-name="T221_148">.</text:span></text:p>
      <text:p text:style-name="P222"><text:span text:style-name="T222_1">شما</text:span><text:span text:style-name="T222_2"><text:s/></text:span><text:span text:style-name="T222_3">باید</text:span><text:span text:style-name="T222_4"><text:s/></text:span><text:span text:style-name="T222_5">زمانی</text:span><text:span text:style-name="T222_6"><text:s/></text:span><text:span text:style-name="T222_7">برای</text:span><text:span text:style-name="T222_8"><text:s/></text:span><text:span text:style-name="T222_9">فک</text:span><text:span text:style-name="T222_10"><text:s/></text:span><text:span text:style-name="T222_11">کردن</text:span><text:span text:style-name="T222_12"><text:s/></text:span><text:span text:style-name="T222_13">بگذارید</text:span><text:span text:style-name="T222_14">.<text:s/></text:span><text:span text:style-name="T222_15">اشکال</text:span><text:span text:style-name="T222_16"><text:s/></text:span><text:span text:style-name="T222_17">زدایی</text:span><text:span text:style-name="T222_18"><text:s/></text:span><text:span text:style-name="T222_19">مانند</text:span><text:span text:style-name="T222_20"><text:s/></text:span><text:span text:style-name="T222_21">یک</text:span><text:span text:style-name="T222_22"><text:s/></text:span><text:span text:style-name="T222_23">علم</text:span><text:span text:style-name="T222_24"><text:s/></text:span><text:span text:style-name="T222_25">آزمایشگاهی</text:span><text:span text:style-name="T222_26"><text:s/></text:span><text:span text:style-name="T222_27">است</text:span><text:span text:style-name="T222_28">.<text:s/></text:span><text:span text:style-name="T222_29">شما</text:span><text:span text:style-name="T222_30"><text:s/></text:span><text:span text:style-name="T222_31">باید</text:span><text:span text:style-name="T222_32"><text:s/></text:span><text:span text:style-name="T222_33">حداقل</text:span><text:span text:style-name="T222_34"><text:s/></text:span><text:span text:style-name="T222_35">یک</text:span><text:span text:style-name="T222_36"><text:s/></text:span><text:span text:style-name="T222_37">فرضیه</text:span><text:span text:style-name="T222_38"><text:s/></text:span><text:span text:style-name="T222_39">درباره</text:span><text:span text:style-name="T222_40"><text:s/></text:span><text:span text:style-name="T222_41">اینکه</text:span><text:span text:style-name="T222_42"><text:s/>"</text:span><text:span text:style-name="T222_43">مشکل</text:span><text:span text:style-name="T222_44"><text:s/></text:span><text:span text:style-name="T222_45">چه</text:span><text:span text:style-name="T222_46"><text:s/></text:span><text:span text:style-name="T222_47">چیزی</text:span><text:span text:style-name="T222_48"><text:s/></text:span><text:span text:style-name="T222_49">است</text:span><text:span text:style-name="T222_50">؟"<text:s/></text:span><text:span text:style-name="T222_51">داشته</text:span><text:span text:style-name="T222_52"><text:s/></text:span><text:span text:style-name="T222_53">باشید</text:span><text:span text:style-name="T222_54">.<text:s/></text:span><text:span text:style-name="T222_55">اگر</text:span><text:span text:style-name="T222_56"><text:s/></text:span><text:span text:style-name="T222_57">دو</text:span><text:span text:style-name="T222_58"><text:s/></text:span><text:span text:style-name="T222_59">یا</text:span><text:span text:style-name="T222_60"><text:s/></text:span><text:span text:style-name="T222_61">چند</text:span><text:span text:style-name="T222_62"><text:s/></text:span><text:span text:style-name="T222_63">احتمال</text:span><text:span text:style-name="T222_64"><text:s/></text:span><text:span text:style-name="T222_65">وجود</text:span><text:span text:style-name="T222_66"><text:s/></text:span><text:span text:style-name="T222_67">داشته</text:span><text:span text:style-name="T222_68"><text:s/></text:span><text:span text:style-name="T222_69">باشد</text:span><text:span text:style-name="T222_70"><text:s/></text:span><text:span text:style-name="T222_71">سعی</text:span><text:span text:style-name="T222_72"><text:s/></text:span><text:span text:style-name="T222_73">کنید</text:span><text:span text:style-name="T222_74"><text:s/></text:span><text:span text:style-name="T222_75">به</text:span><text:span text:style-name="T222_76"><text:s/></text:span><text:span text:style-name="T222_77">یک</text:span><text:span text:style-name="T222_78"><text:s/></text:span><text:span text:style-name="T222_79">آزمون</text:span><text:span text:style-name="T222_80"><text:s/></text:span><text:span text:style-name="T222_81">که</text:span><text:span text:style-name="T222_82"><text:s/></text:span><text:span text:style-name="T222_83">می</text:span><text:span text:style-name="T222_84"><text:s/></text:span><text:span text:style-name="T222_85">تواند</text:span><text:span text:style-name="T222_86"><text:s/></text:span><text:span text:style-name="T222_87">یکی</text:span><text:span text:style-name="T222_88"><text:s/></text:span><text:span text:style-name="T222_89">از</text:span><text:span text:style-name="T222_90"><text:s/></text:span><text:span text:style-name="T222_91">آنها</text:span><text:span text:style-name="T222_92"><text:s/></text:span><text:span text:style-name="T222_93">را</text:span><text:span text:style-name="T222_94"><text:s/></text:span><text:span text:style-name="T222_95">حذف</text:span><text:span text:style-name="T222_96"><text:s/></text:span><text:span text:style-name="T222_97">کند</text:span><text:span text:style-name="T222_98"><text:s/></text:span><text:span text:style-name="T222_99">فک</text:span><text:span text:style-name="T222_100"><text:s/></text:span><text:span text:style-name="T222_101">کنید</text:span><text:span text:style-name="T222_102">.</text:span></text:p>
      <text:p text:style-name="P223"><text:span text:style-name="T223_1">بهرحال</text:span><text:span text:style-name="T223_2"><text:s/></text:span><text:span text:style-name="T223_3">حتی</text:span><text:span text:style-name="T223_4"><text:s/></text:span><text:span text:style-name="T223_5">بهترین</text:span><text:span text:style-name="T223_6"><text:s/></text:span><text:span text:style-name="T223_7">تکنیک</text:span><text:span text:style-name="T223_8"><text:s/></text:span><text:span text:style-name="T223_9">های</text:span><text:span text:style-name="T223_10"><text:s/></text:span><text:span text:style-name="T223_11">اشکال</text:span><text:span text:style-name="T223_12"><text:s/></text:span><text:span text:style-name="T223_13">زدایی</text:span><text:span text:style-name="T223_14"><text:s/></text:span><text:span text:style-name="T223_15">هم</text:span><text:span text:style-name="T223_16"><text:s/></text:span><text:span text:style-name="T223_17">شکست</text:span><text:span text:style-name="T223_18"><text:s/></text:span><text:span text:style-name="T223_19">خواهند</text:span><text:span text:style-name="T223_20"><text:s/></text:span><text:span text:style-name="T223_21">خورند</text:span><text:span text:style-name="T223_22"><text:s/></text:span><text:span text:style-name="T223_23">اگر</text:span><text:span text:style-name="T223_24"><text:s/></text:span><text:span text:style-name="T223_25">خطاهای</text:span><text:span text:style-name="T223_26"><text:s/></text:span><text:span text:style-name="T223_27">زیادی</text:span><text:span text:style-name="T223_28"><text:s/></text:span><text:span text:style-name="T223_29">وجود</text:span><text:span text:style-name="T223_30"><text:s/></text:span><text:span text:style-name="T223_31">داشته</text:span><text:span text:style-name="T223_32"><text:s/></text:span><text:span text:style-name="T223_33">باشد</text:span><text:span text:style-name="T223_34"><text:s/></text:span><text:span text:style-name="T223_35">یا</text:span><text:span text:style-name="T223_36"><text:s/></text:span><text:span text:style-name="T223_37">اگر</text:span><text:span text:style-name="T223_38"><text:s/></text:span><text:span text:style-name="T223_39">کدی</text:span><text:span text:style-name="T223_40"><text:s/></text:span><text:span text:style-name="T223_41">که</text:span><text:span text:style-name="T223_42"><text:s/></text:span><text:span text:style-name="T223_43">سعی</text:span><text:span text:style-name="T223_44"><text:s/></text:span><text:span text:style-name="T223_45">می</text:span><text:span text:style-name="T223_46"><text:s/></text:span><text:span text:style-name="T223_47">کنید</text:span><text:span text:style-name="T223_48"><text:s/></text:span><text:span text:style-name="T223_49">تصحیح</text:span><text:span text:style-name="T223_50"><text:s/></text:span><text:span text:style-name="T223_51">کنید</text:span><text:span text:style-name="T223_52"><text:s/></text:span><text:span text:style-name="T223_53">خیلی</text:span><text:span text:style-name="T223_54"><text:s/></text:span><text:span text:style-name="T223_55">بزرگ</text:span><text:span text:style-name="T223_56"><text:s/></text:span><text:span text:style-name="T223_57">و</text:span><text:span text:style-name="T223_58"><text:s/></text:span><text:span text:style-name="T223_59">پیچیده</text:span><text:span text:style-name="T223_60"><text:s/></text:span><text:span text:style-name="T223_61">باشد</text:span><text:span text:style-name="T223_62">.<text:s/></text:span><text:span text:style-name="T223_63">گاهی</text:span><text:span text:style-name="T223_64"><text:s/></text:span><text:span text:style-name="T223_65">بهترین</text:span><text:span text:style-name="T223_66"><text:s/></text:span><text:span text:style-name="T223_67">انتخاب</text:span><text:span text:style-name="T223_68"><text:s/></text:span><text:span text:style-name="T223_69">برای</text:span><text:span text:style-name="T223_70"><text:s/></text:span><text:span text:style-name="T223_71">عقب</text:span><text:span text:style-name="T223_72"><text:s/></text:span><text:span text:style-name="T223_73">نشینی</text:span><text:span text:style-name="T223_74"><text:s/></text:span><text:span text:style-name="T223_75">ساده</text:span><text:span text:style-name="T223_76"><text:s/></text:span><text:span text:style-name="T223_77">کردن</text:span><text:span text:style-name="T223_78"><text:s/></text:span><text:span text:style-name="T223_79">برنامه</text:span><text:span text:style-name="T223_80"><text:s/></text:span><text:span text:style-name="T223_81">است</text:span><text:span text:style-name="T223_82"><text:s/></text:span><text:span text:style-name="T223_83">تا</text:span><text:span text:style-name="T223_84"><text:s/></text:span><text:span text:style-name="T223_85">زمانی</text:span><text:span text:style-name="T223_86"><text:s/></text:span><text:span text:style-name="T223_87">که</text:span><text:span text:style-name="T223_88"><text:s/></text:span><text:span text:style-name="T223_89">به</text:span><text:span text:style-name="T223_90"><text:s/></text:span><text:span text:style-name="T223_91">چیزهایی</text:span><text:span text:style-name="T223_92"><text:s/></text:span><text:span text:style-name="T223_93">برسید</text:span><text:span text:style-name="T223_94"><text:s/></text:span><text:span text:style-name="T223_95">که</text:span><text:span text:style-name="T223_96"><text:s/></text:span><text:span text:style-name="T223_97">کار</text:span><text:span text:style-name="T223_98"><text:s/></text:span><text:span text:style-name="T223_99">می</text:span><text:span text:style-name="T223_100"><text:s/></text:span><text:span text:style-name="T223_101">کنند</text:span><text:span text:style-name="T223_102"><text:s/></text:span><text:span text:style-name="T223_103">و</text:span><text:span text:style-name="T223_104"><text:s/></text:span><text:span text:style-name="T223_105">شما</text:span><text:span text:style-name="T223_106"><text:s/></text:span><text:span text:style-name="T223_107">آنرا</text:span><text:span text:style-name="T223_108"><text:s/></text:span><text:span text:style-name="T223_109">درک</text:span><text:span text:style-name="T223_110"><text:s/></text:span><text:span text:style-name="T223_111">کنید</text:span><text:span text:style-name="T223_112">.</text:span></text:p>
      <text:p text:style-name="P224"><text:span text:style-name="T224_1">برنامه</text:span><text:span text:style-name="T224_2"><text:s/></text:span><text:span text:style-name="T224_3">نویس</text:span><text:span text:style-name="T224_4"><text:s/></text:span><text:span text:style-name="T224_5">های</text:span><text:span text:style-name="T224_6"><text:s/></text:span><text:span text:style-name="T224_7">تازه</text:span><text:span text:style-name="T224_8"><text:s/></text:span><text:span text:style-name="T224_9">کار</text:span><text:span text:style-name="T224_10"><text:s/></text:span><text:span text:style-name="T224_11">اغلب</text:span><text:span text:style-name="T224_12"><text:s/></text:span><text:span text:style-name="T224_13">برای</text:span><text:span text:style-name="T224_14"><text:s/></text:span><text:span text:style-name="T224_15">عقب</text:span><text:span text:style-name="T224_16"><text:s/></text:span><text:span text:style-name="T224_17">نشینی</text:span><text:span text:style-name="T224_18"><text:s/></text:span><text:span text:style-name="T224_19">بی</text:span><text:span text:style-name="T224_20"><text:s/></text:span><text:span text:style-name="T224_21">میل</text:span><text:span text:style-name="T224_22"><text:s/></text:span><text:span text:style-name="T224_23">هستند</text:span><text:span text:style-name="T224_24"><text:s/></text:span><text:span text:style-name="T224_25">چون</text:span><text:span text:style-name="T224_26"><text:s/></text:span><text:span text:style-name="T224_27">آنها</text:span><text:span text:style-name="T224_28"><text:s/></text:span><text:span text:style-name="T224_29">نمی</text:span><text:span text:style-name="T224_30"><text:s/></text:span><text:span text:style-name="T224_31">توانند</text:span><text:span text:style-name="T224_32"><text:s/></text:span><text:span text:style-name="T224_33">یک</text:span><text:span text:style-name="T224_34"><text:s/></text:span><text:span text:style-name="T224_35">خط</text:span><text:span text:style-name="T224_36"><text:s/></text:span><text:span text:style-name="T224_37">کد</text:span><text:span text:style-name="T224_38"><text:s/></text:span><text:span text:style-name="T224_39">را</text:span><text:span text:style-name="T224_40"><text:s/></text:span><text:span text:style-name="T224_41">بتنهایی</text:span><text:span text:style-name="T224_42"><text:s/></text:span><text:span text:style-name="T224_43">پاک</text:span><text:span text:style-name="T224_44"><text:s/></text:span><text:span text:style-name="T224_45">کنند</text:span><text:span text:style-name="T224_46"><text:s/>(</text:span><text:span text:style-name="T224_47">حتی</text:span><text:span text:style-name="T224_48"><text:s/></text:span><text:span text:style-name="T224_49">اگر</text:span><text:span text:style-name="T224_50"><text:s/></text:span><text:span text:style-name="T224_51">آن</text:span><text:span text:style-name="T224_52"><text:s/></text:span><text:span text:style-name="T224_53">اشتباه</text:span><text:span text:style-name="T224_54"><text:s/></text:span><text:span text:style-name="T224_55">باشد</text:span><text:span text:style-name="T224_56">).<text:s/></text:span><text:span text:style-name="T224_57">اگر</text:span><text:span text:style-name="T224_58"><text:s/></text:span><text:span text:style-name="T224_59">اینکار</text:span><text:span text:style-name="T224_60"><text:s/></text:span><text:span text:style-name="T224_61">حال</text:span><text:span text:style-name="T224_62"><text:s/></text:span><text:span text:style-name="T224_63">تان</text:span><text:span text:style-name="T224_64"><text:s/></text:span><text:span text:style-name="T224_65">را</text:span><text:span text:style-name="T224_66"><text:s/></text:span><text:span text:style-name="T224_67">بهتری</text:span><text:span text:style-name="T224_68"><text:s/></text:span><text:span text:style-name="T224_69">می</text:span><text:span text:style-name="T224_70"><text:s/></text:span><text:span text:style-name="T224_71">کند</text:span><text:span text:style-name="T224_72">،<text:s/></text:span><text:span text:style-name="T224_73">برنامه</text:span><text:span text:style-name="T224_74"><text:s/></text:span><text:span text:style-name="T224_75">تان</text:span><text:span text:style-name="T224_76"><text:s/></text:span><text:span text:style-name="T224_77">را</text:span><text:span text:style-name="T224_78"><text:s/></text:span><text:span text:style-name="T224_79">قبل</text:span><text:span text:style-name="T224_80"><text:s/></text:span><text:span text:style-name="T224_81">از</text:span><text:span text:style-name="T224_82"><text:s/></text:span><text:span text:style-name="T224_83">تکه</text:span><text:span text:style-name="T224_84"><text:s/></text:span><text:span text:style-name="T224_85">تکه</text:span><text:span text:style-name="T224_86"><text:s/></text:span><text:span text:style-name="T224_87">کردن</text:span><text:span text:style-name="T224_88"><text:s/></text:span><text:span text:style-name="T224_89">در</text:span><text:span text:style-name="T224_90"><text:s/></text:span><text:span text:style-name="T224_91">یک</text:span><text:span text:style-name="T224_92"><text:s/></text:span><text:span text:style-name="T224_93">فایل</text:span><text:span text:style-name="T224_94"><text:s/></text:span><text:span text:style-name="T224_95">دیگر</text:span><text:span text:style-name="T224_96"><text:s/></text:span><text:span text:style-name="T224_97">کپی</text:span><text:span text:style-name="T224_98"><text:s/></text:span><text:span text:style-name="T224_99">کنید</text:span><text:span text:style-name="T224_100"><text:s/></text:span><text:span text:style-name="T224_101">سپس</text:span><text:span text:style-name="T224_102"><text:s/></text:span><text:span text:style-name="T224_103">می</text:span><text:span text:style-name="T224_104"><text:s/></text:span><text:span text:style-name="T224_105">توانید</text:span><text:span text:style-name="T224_106"><text:s/></text:span><text:span text:style-name="T224_107">قطعات</text:span><text:span text:style-name="T224_108"><text:s/></text:span><text:span text:style-name="T224_109">را</text:span><text:span text:style-name="T224_110"><text:s/></text:span><text:span text:style-name="T224_111">یکی</text:span><text:span text:style-name="T224_112"><text:s/></text:span><text:span text:style-name="T224_113">یکی</text:span><text:span text:style-name="T224_114"><text:s/></text:span><text:span text:style-name="T224_115">کپی</text:span><text:span text:style-name="T224_116"><text:s/></text:span><text:span text:style-name="T224_117">کنید</text:span><text:span text:style-name="T224_118">.</text:span></text:p>
      <text:p text:style-name="P225"><text:span text:style-name="T225_1">پیدا</text:span><text:span text:style-name="T225_2"><text:s/></text:span><text:span text:style-name="T225_3">کردن</text:span><text:span text:style-name="T225_4"><text:s/></text:span><text:span text:style-name="T225_5">اشکال</text:span><text:span text:style-name="T225_6"><text:s/>(</text:span><text:span text:style-name="T225_7">bug</text:span><text:span text:style-name="T225_8">)<text:s/></text:span><text:span text:style-name="T225_9">سخت</text:span><text:span text:style-name="T225_10"><text:s/></text:span><text:span text:style-name="T225_11">نیازمند</text:span><text:span text:style-name="T225_12"><text:s/></text:span><text:span text:style-name="T225_13">خواندن</text:span><text:span text:style-name="T225_14">،<text:s/></text:span><text:span text:style-name="T225_15">اجرا</text:span><text:span text:style-name="T225_16"><text:s/></text:span><text:span text:style-name="T225_17">کردن</text:span><text:span text:style-name="T225_18">،<text:s/></text:span><text:span text:style-name="T225_19">اندیشه</text:span><text:span text:style-name="T225_20"><text:s/></text:span><text:span text:style-name="T225_21">کردن</text:span><text:span text:style-name="T225_22"><text:s/></text:span><text:span text:style-name="T225_23">و</text:span><text:span text:style-name="T225_24"><text:s/></text:span><text:span text:style-name="T225_25">گاهی</text:span><text:span text:style-name="T225_26"><text:s/></text:span><text:span text:style-name="T225_27">عقب</text:span><text:span text:style-name="T225_28"><text:s/></text:span><text:span text:style-name="T225_29">نشینی</text:span><text:span text:style-name="T225_30"><text:s/></text:span><text:span text:style-name="T225_31">است</text:span><text:span text:style-name="T225_32">.<text:s/></text:span><text:span text:style-name="T225_33">اگر</text:span><text:span text:style-name="T225_34"><text:s/></text:span><text:span text:style-name="T225_35">روی</text:span><text:span text:style-name="T225_36"><text:s/></text:span><text:span text:style-name="T225_37">این</text:span><text:span text:style-name="T225_38"><text:s/></text:span><text:span text:style-name="T225_39">فعالیت</text:span><text:span text:style-name="T225_40"><text:s/></text:span><text:span text:style-name="T225_41">ها</text:span><text:span text:style-name="T225_42"><text:s/></text:span><text:span text:style-name="T225_43">گیر</text:span><text:span text:style-name="T225_44"><text:s/></text:span><text:span text:style-name="T225_45">کردید</text:span><text:span text:style-name="T225_46">،<text:s/></text:span><text:span text:style-name="T225_47">سعی</text:span><text:span text:style-name="T225_48"><text:s/></text:span><text:span text:style-name="T225_49">کنید</text:span><text:span text:style-name="T225_50"><text:s/></text:span><text:span text:style-name="T225_51">بقیه</text:span><text:span text:style-name="T225_52"><text:s/></text:span><text:span text:style-name="T225_53">را</text:span><text:span text:style-name="T225_54"><text:s/></text:span><text:span text:style-name="T225_55">انجام</text:span><text:span text:style-name="T225_56"><text:s/></text:span><text:span text:style-name="T225_57">دهید</text:span><text:span text:style-name="T225_58">.</text:span></text:p>
      <text:h text:style-name="P226" text:outline-level="10"><text:bookmark-start text:name="h.1yie0guwjb8m"/><text:bookmark-end text:name="h.1yie0guwjb8m"/><text:span text:style-name="T226_1">13.11<text:s/></text:span><text:span text:style-name="T226_2">واژه</text:span><text:span text:style-name="T226_3"><text:s/></text:span><text:span text:style-name="T226_4">نامه</text:span></text:h>
      <text:p text:style-name="P227"><text:span text:style-name="T227_1">قطعی</text:span><text:span text:style-name="T227_2">:<text:s/></text:span><text:span text:style-name="T227_3">مربوط</text:span><text:span text:style-name="T227_4"><text:s/></text:span><text:span text:style-name="T227_5">به</text:span><text:span text:style-name="T227_6"><text:s/></text:span><text:span text:style-name="T227_7">یک</text:span><text:span text:style-name="T227_8"><text:s/></text:span><text:span text:style-name="T227_9">برنامه</text:span><text:span text:style-name="T227_10"><text:s/></text:span><text:span text:style-name="T227_11">که</text:span><text:span text:style-name="T227_12"><text:s/></text:span><text:span text:style-name="T227_13">هر</text:span><text:span text:style-name="T227_14"><text:s/></text:span><text:span text:style-name="T227_15">وقت</text:span><text:span text:style-name="T227_16"><text:s/></text:span><text:span text:style-name="T227_17">آنرا</text:span><text:span text:style-name="T227_18"><text:s/></text:span><text:span text:style-name="T227_19">را</text:span><text:span text:style-name="T227_20"><text:s/></text:span><text:span text:style-name="T227_21">اجرا</text:span><text:span text:style-name="T227_22"><text:s/></text:span><text:span text:style-name="T227_23">کنید</text:span><text:span text:style-name="T227_24"><text:s/></text:span><text:span text:style-name="T227_25">با</text:span><text:span text:style-name="T227_26"><text:s/></text:span><text:span text:style-name="T227_27">توجه</text:span><text:span text:style-name="T227_28"><text:s/></text:span><text:span text:style-name="T227_29">به</text:span><text:span text:style-name="T227_30"><text:s/></text:span><text:span text:style-name="T227_31">ورودی</text:span><text:span text:style-name="T227_32"><text:s/></text:span><text:span text:style-name="T227_33">های</text:span><text:span text:style-name="T227_34"><text:s/></text:span><text:span text:style-name="T227_35">مشابه</text:span><text:span text:style-name="T227_36">،<text:s/></text:span><text:span text:style-name="T227_37">یک</text:span><text:span text:style-name="T227_38"><text:s/></text:span><text:span text:style-name="T227_39">کار</text:span><text:span text:style-name="T227_40"><text:s/></text:span><text:span text:style-name="T227_41">مشابه</text:span><text:span text:style-name="T227_42"><text:s/></text:span><text:span text:style-name="T227_43">انجام</text:span><text:span text:style-name="T227_44"><text:s/></text:span><text:span text:style-name="T227_45">می</text:span><text:span text:style-name="T227_46"><text:s/></text:span><text:span text:style-name="T227_47">دهد</text:span><text:span text:style-name="T227_48">.</text:span></text:p>
      <text:p text:style-name="P228"><text:span text:style-name="T228_1">شبه</text:span><text:span text:style-name="T228_2"><text:s/></text:span><text:span text:style-name="T228_3">تصادفی</text:span><text:span text:style-name="T228_4">:<text:s/></text:span><text:span text:style-name="T228_5">مربوط</text:span><text:span text:style-name="T228_6"><text:s/></text:span><text:span text:style-name="T228_7">به</text:span><text:span text:style-name="T228_8"><text:s/></text:span><text:span text:style-name="T228_9">سلسله</text:span><text:span text:style-name="T228_10"><text:s/></text:span><text:span text:style-name="T228_11">اعدادی</text:span><text:span text:style-name="T228_12"><text:s/></text:span><text:span text:style-name="T228_13">است</text:span><text:span text:style-name="T228_14"><text:s/></text:span><text:span text:style-name="T228_15">که</text:span><text:span text:style-name="T228_16"><text:s/></text:span><text:span text:style-name="T228_17">بصورت</text:span><text:span text:style-name="T228_18"><text:s/></text:span><text:span text:style-name="T228_19">تصادفی</text:span><text:span text:style-name="T228_20"><text:s/></text:span><text:span text:style-name="T228_21">ظاهر</text:span><text:span text:style-name="T228_22"><text:s/></text:span><text:span text:style-name="T228_23">می</text:span><text:span text:style-name="T228_24"><text:s/></text:span><text:span text:style-name="T228_25">شود</text:span><text:span text:style-name="T228_26"><text:s/></text:span><text:span text:style-name="T228_27">اما</text:span><text:span text:style-name="T228_28"><text:s/></text:span><text:span text:style-name="T228_29">توسط</text:span><text:span text:style-name="T228_30"><text:s/></text:span><text:span text:style-name="T228_31">یک</text:span><text:span text:style-name="T228_32"><text:s/></text:span><text:span text:style-name="T228_33">برنامه</text:span><text:span text:style-name="T228_34"><text:s/></text:span><text:span text:style-name="T228_35">قطعی</text:span><text:span text:style-name="T228_36"><text:s/></text:span><text:span text:style-name="T228_37">تولید</text:span><text:span text:style-name="T228_38"><text:s/></text:span><text:span text:style-name="T228_39">شده</text:span><text:span text:style-name="T228_40"><text:s/></text:span><text:span text:style-name="T228_41">است</text:span><text:span text:style-name="T228_42">.</text:span></text:p>
      <text:p text:style-name="P229"><text:span text:style-name="T229_1">مقدار</text:span><text:span text:style-name="T229_2"><text:s/></text:span><text:span text:style-name="T229_3">پیش</text:span><text:span text:style-name="T229_4"><text:s/></text:span><text:span text:style-name="T229_5">فرض</text:span><text:span text:style-name="T229_6">:<text:s/></text:span><text:span text:style-name="T229_7">مقدار</text:span><text:span text:style-name="T229_8"><text:s/></text:span><text:span text:style-name="T229_9">گرفته</text:span><text:span text:style-name="T229_10"><text:s/></text:span><text:span text:style-name="T229_11">شده</text:span><text:span text:style-name="T229_12"><text:s/></text:span><text:span text:style-name="T229_13">برای</text:span><text:span text:style-name="T229_14"><text:s/></text:span><text:span text:style-name="T229_15">یک</text:span><text:span text:style-name="T229_16"><text:s/></text:span><text:span text:style-name="T229_17">پارامتر</text:span><text:span text:style-name="T229_18"><text:s/></text:span><text:span text:style-name="T229_19">اختیاری</text:span><text:span text:style-name="T229_20">،<text:s/></text:span><text:span text:style-name="T229_21">درصورتی</text:span><text:span text:style-name="T229_22"><text:s/></text:span><text:span text:style-name="T229_23">که</text:span><text:span text:style-name="T229_24"><text:s/></text:span><text:span text:style-name="T229_25">توسط</text:span><text:span text:style-name="T229_26"><text:s/></text:span><text:span text:style-name="T229_27">آرگومان</text:span><text:span text:style-name="T229_28"><text:s/></text:span><text:span text:style-name="T229_29">مقدار</text:span><text:span text:style-name="T229_30"><text:s/></text:span><text:span text:style-name="T229_31">دهی</text:span><text:span text:style-name="T229_32"><text:s/></text:span><text:span text:style-name="T229_33">نشده</text:span><text:span text:style-name="T229_34"><text:s/></text:span><text:span text:style-name="T229_35">باشد</text:span><text:span text:style-name="T229_36">.</text:span></text:p>
      <text:p text:style-name="P230"><text:span text:style-name="T230_1">باطل</text:span><text:span text:style-name="T230_2"><text:s/></text:span><text:span text:style-name="T230_3">کردن</text:span><text:span text:style-name="T230_4">:<text:s/></text:span><text:span text:style-name="T230_5">برای</text:span><text:span text:style-name="T230_6"><text:s/></text:span><text:span text:style-name="T230_7">جایگزین</text:span><text:span text:style-name="T230_8"><text:s/></text:span><text:span text:style-name="T230_9">کردن</text:span><text:span text:style-name="T230_10"><text:s/></text:span><text:span text:style-name="T230_11">یک</text:span><text:span text:style-name="T230_12"><text:s/></text:span><text:span text:style-name="T230_13">مقدار</text:span><text:span text:style-name="T230_14"><text:s/></text:span><text:span text:style-name="T230_15">پیش</text:span><text:span text:style-name="T230_16"><text:s/></text:span><text:span text:style-name="T230_17">فرض</text:span><text:span text:style-name="T230_18"><text:s/></text:span><text:span text:style-name="T230_19">با</text:span><text:span text:style-name="T230_20"><text:s/></text:span><text:span text:style-name="T230_21">یک</text:span><text:span text:style-name="T230_22"><text:s/></text:span><text:span text:style-name="T230_23">آرگومان</text:span><text:span text:style-name="T230_24">.</text:span></text:p>
      <text:p text:style-name="P231"><text:span text:style-name="T231_1">محک</text:span><text:span text:style-name="T231_2"><text:s/></text:span><text:span text:style-name="T231_3">زنی</text:span><text:span text:style-name="T231_4">:<text:s/></text:span><text:span text:style-name="T231_5">فرایند</text:span><text:span text:style-name="T231_6"><text:s/></text:span><text:span text:style-name="T231_7">انتخاب</text:span><text:span text:style-name="T231_8"><text:s/></text:span><text:span text:style-name="T231_9">بین</text:span><text:span text:style-name="T231_10"><text:s/></text:span><text:span text:style-name="T231_11">ساختمان</text:span><text:span text:style-name="T231_12"><text:s/></text:span><text:span text:style-name="T231_13">های</text:span><text:span text:style-name="T231_14"><text:s/></text:span><text:span text:style-name="T231_15">داده</text:span><text:span text:style-name="T231_16"><text:s/></text:span><text:span text:style-name="T231_17">توسط</text:span><text:span text:style-name="T231_18"><text:s/></text:span><text:span text:style-name="T231_19">پیاده</text:span><text:span text:style-name="T231_20"><text:s/></text:span><text:span text:style-name="T231_21">سازی</text:span><text:span text:style-name="T231_22"><text:s/></text:span><text:span text:style-name="T231_23">و</text:span><text:span text:style-name="T231_24"><text:s/></text:span><text:span text:style-name="T231_25">تست</text:span><text:span text:style-name="T231_26"><text:s/></text:span><text:span text:style-name="T231_27">آنها</text:span><text:span text:style-name="T231_28"><text:s/></text:span><text:span text:style-name="T231_29">روی</text:span><text:span text:style-name="T231_30"><text:s/></text:span><text:span text:style-name="T231_31">یک</text:span><text:span text:style-name="T231_32"><text:s/></text:span><text:span text:style-name="T231_33">نمونه</text:span><text:span text:style-name="T231_34"><text:s/></text:span><text:span text:style-name="T231_35">از</text:span><text:span text:style-name="T231_36"><text:s/></text:span><text:span text:style-name="T231_37">ورودی</text:span><text:span text:style-name="T231_38"><text:s/></text:span><text:span text:style-name="T231_39">های</text:span><text:span text:style-name="T231_40"><text:s/></text:span><text:span text:style-name="T231_41">ممکن</text:span><text:span text:style-name="T231_42">.</text:span></text:p>
      <text:p text:style-name="P232"><text:span text:style-name="T232_1">اشکال</text:span><text:span text:style-name="T232_2"><text:s/></text:span><text:span text:style-name="T232_3">زدایی</text:span><text:span text:style-name="T232_4"><text:s/></text:span><text:span text:style-name="T232_5">به</text:span><text:span text:style-name="T232_6"><text:s/></text:span><text:span text:style-name="T232_7">سبک</text:span><text:span text:style-name="T232_8"><text:s/></text:span><text:span text:style-name="T232_9">اردک</text:span><text:span text:style-name="T232_10"><text:s/></text:span><text:span text:style-name="T232_11">پلاستیکی</text:span><text:span text:style-name="T232_12">:<text:s/></text:span><text:span text:style-name="T232_13">اشکال</text:span><text:span text:style-name="T232_14"><text:s/></text:span><text:span text:style-name="T232_15">زدایی</text:span><text:span text:style-name="T232_16"><text:s/></text:span><text:span text:style-name="T232_17">توسط</text:span><text:span text:style-name="T232_18"><text:s/></text:span><text:span text:style-name="T232_19">توضیح</text:span><text:span text:style-name="T232_20"><text:s/></text:span><text:span text:style-name="T232_21">دادن</text:span><text:span text:style-name="T232_22"><text:s/></text:span><text:span text:style-name="T232_23">به</text:span><text:span text:style-name="T232_24"><text:s/></text:span><text:span text:style-name="T232_25">یک</text:span><text:span text:style-name="T232_26"><text:s/></text:span><text:span text:style-name="T232_27">شی</text:span><text:span text:style-name="T232_28"><text:s/></text:span><text:span text:style-name="T232_29">بیجان</text:span><text:span text:style-name="T232_30"><text:s/></text:span><text:span text:style-name="T232_31">مثل</text:span><text:span text:style-name="T232_32"><text:s/></text:span><text:span text:style-name="T232_33">یک</text:span><text:span text:style-name="T232_34"><text:s/></text:span><text:span text:style-name="T232_35">اردک</text:span><text:span text:style-name="T232_36"><text:s/></text:span><text:span text:style-name="T232_37">پلاستیکی</text:span><text:span text:style-name="T232_38">.<text:s/></text:span><text:span text:style-name="T232_39">شمرده</text:span><text:span text:style-name="T232_40"><text:s/></text:span><text:span text:style-name="T232_41">و</text:span><text:span text:style-name="T232_42"><text:s/></text:span><text:span text:style-name="T232_43">مفصل</text:span><text:span text:style-name="T232_44"><text:s/></text:span><text:span text:style-name="T232_45">گفتن</text:span><text:span text:style-name="T232_46"><text:s/></text:span><text:span text:style-name="T232_47">مشکل</text:span><text:span text:style-name="T232_48"><text:s/></text:span><text:span text:style-name="T232_49">می</text:span><text:span text:style-name="T232_50"><text:s/></text:span><text:span text:style-name="T232_51">تواند</text:span><text:span text:style-name="T232_52"><text:s/></text:span><text:span text:style-name="T232_53">به</text:span><text:span text:style-name="T232_54"><text:s/></text:span><text:span text:style-name="T232_55">شما</text:span><text:span text:style-name="T232_56"><text:s/></text:span><text:span text:style-name="T232_57">کمک</text:span><text:span text:style-name="T232_58"><text:s/></text:span><text:span text:style-name="T232_59">کند</text:span><text:span text:style-name="T232_60"><text:s/></text:span><text:span text:style-name="T232_61">آنرا</text:span><text:span text:style-name="T232_62"><text:s/></text:span><text:span text:style-name="T232_63">حل</text:span><text:span text:style-name="T232_64"><text:s/></text:span><text:span text:style-name="T232_65">کنید</text:span><text:span text:style-name="T232_66">؛<text:s/></text:span><text:span text:style-name="T232_67">حتی</text:span><text:span text:style-name="T232_68"><text:s/></text:span><text:span text:style-name="T232_69">اگر</text:span><text:span text:style-name="T232_70"><text:s/></text:span><text:span text:style-name="T232_71">اردک</text:span><text:span text:style-name="T232_72"><text:s/></text:span><text:span text:style-name="T232_73">پلاستیکی</text:span><text:span text:style-name="T232_74"><text:s/></text:span><text:span text:style-name="T232_75">پایتون</text:span><text:span text:style-name="T232_76"><text:s/></text:span><text:span text:style-name="T232_77">بلد</text:span><text:span text:style-name="T232_78"><text:s/></text:span><text:span text:style-name="T232_79">نباشد</text:span><text:span text:style-name="T232_80">!</text:span></text:p>
      <text:h text:style-name="P233" text:outline-level="10"><text:bookmark-start text:name="h.shq6pqe2sord"/><text:bookmark-end text:name="h.shq6pqe2sord"/><text:span text:style-name="T233_1">13.2<text:s/></text:span><text:span text:style-name="T233_2">تمرین</text:span><text:span text:style-name="T233_3"><text:s/></text:span><text:span text:style-name="T233_4">ها</text:span></text:h>
      <text:h text:style-name="P234" text:outline-level="10"><text:bookmark-start text:name="h.j4th9jc3du3w"/><text:bookmark-end text:name="h.j4th9jc3du3w"/><text:span text:style-name="T234_1">تمرین</text:span><text:span text:style-name="T234_2"><text:s/>13.9</text:span></text:h>
      <text:p text:style-name="P235"><text:span text:style-name="T235_1">"</text:span><text:span text:style-name="T235_2">رتبه</text:span><text:span text:style-name="T235_3">"<text:s/></text:span><text:span text:style-name="T235_4">یک</text:span><text:span text:style-name="T235_5"><text:s/></text:span><text:span text:style-name="T235_6">کلمه</text:span><text:span text:style-name="T235_7">،<text:s/></text:span><text:span text:style-name="T235_8">یک</text:span><text:span text:style-name="T235_9"><text:s/></text:span><text:span text:style-name="T235_10">موقعیت</text:span><text:span text:style-name="T235_11"><text:s/></text:span><text:span text:style-name="T235_12">در</text:span><text:span text:style-name="T235_13"><text:s/></text:span><text:span text:style-name="T235_14">لیستی</text:span><text:span text:style-name="T235_15"><text:s/></text:span><text:span text:style-name="T235_16">از</text:span><text:span text:style-name="T235_17"><text:s/></text:span><text:span text:style-name="T235_18">کلمات</text:span><text:span text:style-name="T235_19"><text:s/></text:span><text:span text:style-name="T235_20">مرتب</text:span><text:span text:style-name="T235_21"><text:s/></text:span><text:span text:style-name="T235_22">شده</text:span><text:span text:style-name="T235_23"><text:s/></text:span><text:span text:style-name="T235_24">بر</text:span><text:span text:style-name="T235_25"><text:s/></text:span><text:span text:style-name="T235_26">اساس</text:span><text:span text:style-name="T235_27"><text:s/></text:span><text:span text:style-name="T235_28">فراوانی</text:span><text:span text:style-name="T235_29"><text:s/></text:span><text:span text:style-name="T235_30">است</text:span><text:span text:style-name="T235_31">،<text:s/></text:span><text:span text:style-name="T235_32">بیشترین</text:span><text:span text:style-name="T235_33"><text:s/></text:span><text:span text:style-name="T235_34">کلمه</text:span><text:span text:style-name="T235_35"><text:s/></text:span><text:span text:style-name="T235_36">رایج</text:span><text:span text:style-name="T235_37"><text:s/></text:span><text:span text:style-name="T235_38">رتبه</text:span><text:span text:style-name="T235_39"><text:s/>1<text:s/></text:span><text:span text:style-name="T235_40">را</text:span><text:span text:style-name="T235_41"><text:s/></text:span><text:span text:style-name="T235_42">دارد</text:span><text:span text:style-name="T235_43">،<text:s/></text:span><text:span text:style-name="T235_44">دومین</text:span><text:span text:style-name="T235_45"><text:s/></text:span><text:span text:style-name="T235_46">کلمه</text:span><text:span text:style-name="T235_47"><text:s/></text:span><text:span text:style-name="T235_48">پر</text:span><text:span text:style-name="T235_49"><text:s/></text:span><text:span text:style-name="T235_50">تکرار</text:span><text:span text:style-name="T235_51"><text:s/></text:span><text:span text:style-name="T235_52">رتبه</text:span><text:span text:style-name="T235_53"><text:s/>2<text:s/></text:span><text:span text:style-name="T235_54">و</text:span><text:span text:style-name="T235_55"><text:s/></text:span><text:span text:style-name="T235_56">الی</text:span><text:span text:style-name="T235_57"><text:s/></text:span><text:span text:style-name="T235_58">آخر</text:span><text:span text:style-name="T235_59">.</text:span></text:p>
      <text:p text:style-name="P236"><text:span text:style-name="T236_1">قانون</text:span><text:span text:style-name="T236_2"><text:s/></text:span><text:span text:style-name="T236_3">zipf</text:span><text:span text:style-name="T236_4"><text:s/></text:span><text:span text:style-name="T236_5">رابطه</text:span><text:span text:style-name="T236_6"><text:s/></text:span><text:span text:style-name="T236_7">بین</text:span><text:span text:style-name="T236_8"><text:s/></text:span><text:span text:style-name="T236_9">رتبه</text:span><text:span text:style-name="T236_10"><text:s/></text:span><text:span text:style-name="T236_11">و</text:span><text:span text:style-name="T236_12"><text:s/></text:span><text:span text:style-name="T236_13">فراوانی</text:span><text:span text:style-name="T236_14"><text:s/></text:span><text:span text:style-name="T236_15">کلمات</text:span><text:span text:style-name="T236_16"><text:s/></text:span><text:span text:style-name="T236_17">در</text:span><text:span text:style-name="T236_18"><text:s/></text:span><text:span text:style-name="T236_19">زبان</text:span><text:span text:style-name="T236_20"><text:s/></text:span><text:span text:style-name="T236_21">طبیعی</text:span><text:span text:style-name="T236_22"><text:s/></text:span><text:span text:style-name="T236_23">را</text:span><text:span text:style-name="T236_24"><text:s/></text:span><text:span text:style-name="T236_25">توضیح</text:span><text:span text:style-name="T236_26"><text:s/></text:span><text:span text:style-name="T236_27">می</text:span><text:span text:style-name="T236_28"><text:s/></text:span><text:span text:style-name="T236_29">دهد</text:span><text:span text:style-name="T236_30"><text:s/>(</text:span><text:span text:style-name="T236_31"><text:a xlink:type="simple" xlink:href="http://en.wikipedia.org/wiki/Zipf%27s_law"><text:span text:style-name="T236_32">http</text:span></text:a></text:span><text:span text:style-name="T236_33"><text:a xlink:type="simple" xlink:href="http://en.wikipedia.org/wiki/Zipf%27s_law"><text:span text:style-name="T236_34">://</text:span></text:a></text:span><text:span text:style-name="T236_35"><text:a xlink:type="simple" xlink:href="http://en.wikipedia.org/wiki/Zipf%27s_law"><text:span text:style-name="T236_36">en</text:span></text:a></text:span><text:span text:style-name="T236_37"><text:a xlink:type="simple" xlink:href="http://en.wikipedia.org/wiki/Zipf%27s_law"><text:span text:style-name="T236_38">.</text:span></text:a></text:span><text:span text:style-name="T236_39"><text:a xlink:type="simple" xlink:href="http://en.wikipedia.org/wiki/Zipf%27s_law"><text:span text:style-name="T236_40">wikipedia</text:span></text:a></text:span><text:span text:style-name="T236_41"><text:a xlink:type="simple" xlink:href="http://en.wikipedia.org/wiki/Zipf%27s_law"><text:span text:style-name="T236_42">.</text:span></text:a></text:span><text:span text:style-name="T236_43"><text:a xlink:type="simple" xlink:href="http://en.wikipedia.org/wiki/Zipf%27s_law"><text:span text:style-name="T236_44">org</text:span></text:a></text:span><text:span text:style-name="T236_45"><text:a xlink:type="simple" xlink:href="http://en.wikipedia.org/wiki/Zipf%27s_law"><text:span text:style-name="T236_46">/</text:span></text:a></text:span><text:span text:style-name="T236_47"><text:a xlink:type="simple" xlink:href="http://en.wikipedia.org/wiki/Zipf%27s_law"><text:span text:style-name="T236_48">wiki</text:span></text:a></text:span><text:span text:style-name="T236_49"><text:a xlink:type="simple" xlink:href="http://en.wikipedia.org/wiki/Zipf%27s_law"><text:span text:style-name="T236_50">/</text:span></text:a></text:span><text:span text:style-name="T236_51"><text:a xlink:type="simple" xlink:href="http://en.wikipedia.org/wiki/Zipf%27s_law"><text:span text:style-name="T236_52">Zipf</text:span></text:a></text:span><text:span text:style-name="T236_53"><text:a xlink:type="simple" xlink:href="http://en.wikipedia.org/wiki/Zipf%27s_law"><text:span text:style-name="T236_54">'</text:span></text:a></text:span><text:span text:style-name="T236_55"><text:a xlink:type="simple" xlink:href="http://en.wikipedia.org/wiki/Zipf%27s_law"><text:span text:style-name="T236_56">s</text:span></text:a></text:span><text:span text:style-name="T236_57"><text:a xlink:type="simple" xlink:href="http://en.wikipedia.org/wiki/Zipf%27s_law"><text:span text:style-name="T236_58">_</text:span></text:a></text:span><text:span text:style-name="T236_59"><text:a xlink:type="simple" xlink:href="http://en.wikipedia.org/wiki/Zipf%27s_law"><text:span text:style-name="T236_60">law</text:span></text:a></text:span><text:span text:style-name="T236_61">).<text:s/></text:span><text:span text:style-name="T236_62">بطور</text:span><text:span text:style-name="T236_63"><text:s/></text:span><text:span text:style-name="T236_64">خاص</text:span><text:span text:style-name="T236_65"><text:s/></text:span><text:span text:style-name="T236_66">پیش</text:span><text:span text:style-name="T236_67"><text:s/></text:span><text:span text:style-name="T236_68">بینی</text:span><text:span text:style-name="T236_69"><text:s/></text:span><text:span text:style-name="T236_70">می</text:span><text:span text:style-name="T236_71"><text:s/></text:span><text:span text:style-name="T236_72">کند</text:span><text:span text:style-name="T236_73"><text:s/></text:span><text:span text:style-name="T236_74">که</text:span><text:span text:style-name="T236_75"><text:s/></text:span><text:span text:style-name="T236_76">فراوانی</text:span><text:span text:style-name="T236_77"><text:s/>(</text:span><text:span text:style-name="T236_78">f</text:span><text:span text:style-name="T236_79">)<text:s/></text:span><text:span text:style-name="T236_80">کلمه</text:span><text:span text:style-name="T236_81"><text:s/></text:span><text:span text:style-name="T236_82">با</text:span><text:span text:style-name="T236_83"><text:s/></text:span><text:span text:style-name="T236_84">رتبه</text:span><text:span text:style-name="T236_85"><text:s/></text:span><text:span text:style-name="T236_86">r</text:span><text:span text:style-name="T236_87"><text:s/></text:span><text:span text:style-name="T236_88">برابر</text:span><text:span text:style-name="T236_89"><text:s/></text:span><text:span text:style-name="T236_90">است</text:span><text:span text:style-name="T236_91"><text:s/></text:span><text:span text:style-name="T236_92">با</text:span><text:span text:style-name="T236_93">:</text:span></text:p>
      <table:table table:style-name="Table25">
        <table:table-column table:style-name="Column25"/>
        <table:table-row table:style-name="Row25">
          <table:table-cell table:style-name="Cell25">
            <text:p text:style-name="P237"><text:span text:style-name="T237_1">f</text:span><text:span text:style-name="T237_2"><text:s/>=<text:s/></text:span><text:span text:style-name="T237_3">cr</text:span><text:span text:style-name="T237_4">-</text:span><text:span text:style-name="T237_5">s</text:span></text:p>
          </table:table-cell>
        </table:table-row>
      </table:table>
      <text:p text:style-name="P238"><text:span text:style-name="T238_1">بطوریکه</text:span><text:span text:style-name="T238_2"><text:s/></text:span><text:span text:style-name="T238_3">s</text:span><text:span text:style-name="T238_4"><text:s/></text:span><text:span text:style-name="T238_5">و</text:span><text:span text:style-name="T238_6"><text:s/></text:span><text:span text:style-name="T238_7">c</text:span><text:span text:style-name="T238_8"><text:s/></text:span><text:span text:style-name="T238_9">پارامترهایی</text:span><text:span text:style-name="T238_10"><text:s/></text:span><text:span text:style-name="T238_11">هستند</text:span><text:span text:style-name="T238_12"><text:s/></text:span><text:span text:style-name="T238_13">که</text:span><text:span text:style-name="T238_14"><text:s/></text:span><text:span text:style-name="T238_15">به</text:span><text:span text:style-name="T238_16"><text:s/></text:span><text:span text:style-name="T238_17">زبان</text:span><text:span text:style-name="T238_18"><text:s/></text:span><text:span text:style-name="T238_19">و</text:span><text:span text:style-name="T238_20"><text:s/></text:span><text:span text:style-name="T238_21">متن</text:span><text:span text:style-name="T238_22"><text:s/></text:span><text:span text:style-name="T238_23">بستگی</text:span><text:span text:style-name="T238_24"><text:s/></text:span><text:span text:style-name="T238_25">دارند</text:span><text:span text:style-name="T238_26">.<text:s/></text:span><text:span text:style-name="T238_27">اگر</text:span><text:span text:style-name="T238_28"><text:s/></text:span><text:span text:style-name="T238_29">لگاریتم</text:span><text:span text:style-name="T238_30"><text:s/></text:span><text:span text:style-name="T238_31">هر</text:span><text:span text:style-name="T238_32"><text:s/></text:span><text:span text:style-name="T238_33">دو</text:span><text:span text:style-name="T238_34"><text:s/></text:span><text:span text:style-name="T238_35">طرف</text:span><text:span text:style-name="T238_36"><text:s/></text:span><text:span text:style-name="T238_37">تساوی</text:span><text:span text:style-name="T238_38"><text:s/></text:span><text:span text:style-name="T238_39">را</text:span><text:span text:style-name="T238_40"><text:s/></text:span><text:span text:style-name="T238_41">بگیرید</text:span><text:span text:style-name="T238_42">،<text:s/></text:span><text:span text:style-name="T238_43">می</text:span><text:span text:style-name="T238_44"><text:s/></text:span><text:span text:style-name="T238_45">شود</text:span><text:span text:style-name="T238_46">:</text:span></text:p>
      <table:table table:style-name="Table26">
        <table:table-column table:style-name="Column26"/>
        <table:table-row table:style-name="Row26">
          <table:table-cell table:style-name="Cell26">
            <text:p text:style-name="P239"><text:span text:style-name="T239_1">log</text:span><text:span text:style-name="T239_2"><text:s/></text:span><text:span text:style-name="T239_3">f</text:span><text:span text:style-name="T239_4"><text:s/>=<text:s/></text:span><text:span text:style-name="T239_5">log</text:span><text:span text:style-name="T239_6"><text:s/></text:span><text:span text:style-name="T239_7">c</text:span><text:span text:style-name="T239_8"><text:s/>-<text:s/></text:span><text:span text:style-name="T239_9">s</text:span><text:span text:style-name="T239_10"><text:s/></text:span><text:span text:style-name="T239_11">log</text:span><text:span text:style-name="T239_12"><text:s/></text:span><text:span text:style-name="T239_13">r</text:span></text:p>
          </table:table-cell>
        </table:table-row>
      </table:table>
      <text:p text:style-name="P240"><text:span text:style-name="T240_1">بنابراین</text:span><text:span text:style-name="T240_2"><text:s/></text:span><text:span text:style-name="T240_3">اگر</text:span><text:span text:style-name="T240_4"><text:s/></text:span><text:span text:style-name="T240_5">نمودار</text:span><text:span text:style-name="T240_6"><text:s/></text:span><text:span text:style-name="T240_7">log</text:span><text:span text:style-name="T240_8"><text:s/></text:span><text:span text:style-name="T240_9">f</text:span><text:span text:style-name="T240_10"><text:s/></text:span><text:span text:style-name="T240_11">در</text:span><text:span text:style-name="T240_12"><text:s/></text:span><text:span text:style-name="T240_13">مقابل</text:span><text:span text:style-name="T240_14"><text:s/></text:span><text:span text:style-name="T240_15">log</text:span><text:span text:style-name="T240_16"><text:s/></text:span><text:span text:style-name="T240_17">r</text:span><text:span text:style-name="T240_18"><text:s/></text:span><text:span text:style-name="T240_19">را</text:span><text:span text:style-name="T240_20"><text:s/></text:span><text:span text:style-name="T240_21">رسم</text:span><text:span text:style-name="T240_22"><text:s/></text:span><text:span text:style-name="T240_23">کنید</text:span><text:span text:style-name="T240_24"><text:s/></text:span><text:span text:style-name="T240_25">باید</text:span><text:span text:style-name="T240_26"><text:s/></text:span><text:span text:style-name="T240_27">یک</text:span><text:span text:style-name="T240_28"><text:s/></text:span><text:span text:style-name="T240_29">خط</text:span><text:span text:style-name="T240_30"><text:s/></text:span><text:span text:style-name="T240_31">راست</text:span><text:span text:style-name="T240_32"><text:s/></text:span><text:span text:style-name="T240_33">با</text:span><text:span text:style-name="T240_34"><text:s/></text:span><text:span text:style-name="T240_35">شیب</text:span><text:span text:style-name="T240_36"><text:s/></text:span><text:span text:style-name="T240_37">–</text:span><text:span text:style-name="T240_38">s</text:span><text:span text:style-name="T240_39"><text:s/></text:span><text:span text:style-name="T240_40">و</text:span><text:span text:style-name="T240_41"><text:s/></text:span><text:span text:style-name="T240_42">محل</text:span><text:span text:style-name="T240_43"><text:s/></text:span><text:span text:style-name="T240_44">تقاطع</text:span><text:span text:style-name="T240_45"><text:s/></text:span><text:span text:style-name="T240_46">log</text:span><text:span text:style-name="T240_47"><text:s/></text:span><text:span text:style-name="T240_48">c</text:span><text:span text:style-name="T240_49"><text:s/></text:span><text:span text:style-name="T240_50">دریافت</text:span><text:span text:style-name="T240_51"><text:s/></text:span><text:span text:style-name="T240_52">کنید</text:span><text:span text:style-name="T240_53">.</text:span></text:p>
      <text:p text:style-name="P241"><text:span text:style-name="T241_1">یک</text:span><text:span text:style-name="T241_2"><text:s/></text:span><text:span text:style-name="T241_3">برنامه</text:span><text:span text:style-name="T241_4"><text:s/></text:span><text:span text:style-name="T241_5">بنویسید</text:span><text:span text:style-name="T241_6"><text:s/></text:span><text:span text:style-name="T241_7">که</text:span><text:span text:style-name="T241_8"><text:s/></text:span><text:span text:style-name="T241_9">یک</text:span><text:span text:style-name="T241_10"><text:s/></text:span><text:span text:style-name="T241_11">متن</text:span><text:span text:style-name="T241_12"><text:s/></text:span><text:span text:style-name="T241_13">را</text:span><text:span text:style-name="T241_14"><text:s/></text:span><text:span text:style-name="T241_15">از</text:span><text:span text:style-name="T241_16"><text:s/></text:span><text:span text:style-name="T241_17">فایل</text:span><text:span text:style-name="T241_18"><text:s/></text:span><text:span text:style-name="T241_19">بخواند</text:span><text:span text:style-name="T241_20">،<text:s/></text:span><text:span text:style-name="T241_21">فراوانی</text:span><text:span text:style-name="T241_22"><text:s/></text:span><text:span text:style-name="T241_23">کلمات</text:span><text:span text:style-name="T241_24"><text:s/></text:span><text:span text:style-name="T241_25">را</text:span><text:span text:style-name="T241_26"><text:s/></text:span><text:span text:style-name="T241_27">بشمارد</text:span><text:span text:style-name="T241_28"><text:s/></text:span><text:span text:style-name="T241_29">و</text:span><text:span text:style-name="T241_30"><text:s/></text:span><text:span text:style-name="T241_31">هر</text:span><text:span text:style-name="T241_32"><text:s/></text:span><text:span text:style-name="T241_33">کلمه</text:span><text:span text:style-name="T241_34"><text:s/></text:span><text:span text:style-name="T241_35">را</text:span><text:span text:style-name="T241_36"><text:s/></text:span><text:span text:style-name="T241_37">با</text:span><text:span text:style-name="T241_38"><text:s/></text:span><text:span text:style-name="T241_39">مرتب</text:span><text:span text:style-name="T241_40"><text:s/></text:span><text:span text:style-name="T241_41">سازی</text:span><text:span text:style-name="T241_42"><text:s/></text:span><text:span text:style-name="T241_43">نزولی</text:span><text:span text:style-name="T241_44"><text:s/></text:span><text:span text:style-name="T241_45">نسبت</text:span><text:span text:style-name="T241_46"><text:s/></text:span><text:span text:style-name="T241_47">به</text:span><text:span text:style-name="T241_48"><text:s/></text:span><text:span text:style-name="T241_49">تکرار</text:span><text:span text:style-name="T241_50"><text:s/></text:span><text:span text:style-name="T241_51">بهمراه</text:span><text:span text:style-name="T241_52"><text:s/></text:span><text:span text:style-name="T241_53">log</text:span><text:span text:style-name="T241_54"><text:s/></text:span><text:span text:style-name="T241_55">f</text:span><text:span text:style-name="T241_56"><text:s/></text:span><text:span text:style-name="T241_57">و</text:span><text:span text:style-name="T241_58"><text:s/></text:span><text:span text:style-name="T241_59">log</text:span><text:span text:style-name="T241_60"><text:s/></text:span><text:span text:style-name="T241_61">r</text:span><text:span text:style-name="T241_62"><text:s/></text:span><text:span text:style-name="T241_63">در</text:span><text:span text:style-name="T241_64"><text:s/></text:span><text:span text:style-name="T241_65">یک</text:span><text:span text:style-name="T241_66"><text:s/></text:span><text:span text:style-name="T241_67">خط</text:span><text:span text:style-name="T241_68"><text:s/></text:span><text:span text:style-name="T241_69">چاپ</text:span><text:span text:style-name="T241_70"><text:s/></text:span><text:span text:style-name="T241_71">کند</text:span><text:span text:style-name="T241_72">.<text:s/></text:span><text:span text:style-name="T241_73">از</text:span><text:span text:style-name="T241_74"><text:s/></text:span><text:span text:style-name="T241_75">برنامه</text:span><text:span text:style-name="T241_76"><text:s/></text:span><text:span text:style-name="T241_77">نموداری</text:span><text:span text:style-name="T241_78"><text:s/></text:span><text:span text:style-name="T241_79">به</text:span><text:span text:style-name="T241_80"><text:s/></text:span><text:span text:style-name="T241_81">انتخاب</text:span><text:span text:style-name="T241_82"><text:s/></text:span><text:span text:style-name="T241_83">خودتان</text:span><text:span text:style-name="T241_84"><text:s/></text:span><text:span text:style-name="T241_85">برای</text:span><text:span text:style-name="T241_86"><text:s/></text:span><text:span text:style-name="T241_87">رسم</text:span><text:span text:style-name="T241_88"><text:s/></text:span><text:span text:style-name="T241_89">نتیجه</text:span><text:span text:style-name="T241_90"><text:s/></text:span><text:span text:style-name="T241_91">استفاده</text:span><text:span text:style-name="T241_92"><text:s/></text:span><text:span text:style-name="T241_93">کنید</text:span><text:span text:style-name="T241_94"><text:s/></text:span><text:span text:style-name="T241_95">و</text:span><text:span text:style-name="T241_96"><text:s/></text:span><text:span text:style-name="T241_97">چک</text:span><text:span text:style-name="T241_98"><text:s/></text:span><text:span text:style-name="T241_99">کنید</text:span><text:span text:style-name="T241_100"><text:s/></text:span><text:span text:style-name="T241_101">که</text:span><text:span text:style-name="T241_102"><text:s/></text:span><text:span text:style-name="T241_103">آیا</text:span><text:span text:style-name="T241_104"><text:s/></text:span><text:span text:style-name="T241_105">آنها</text:span><text:span text:style-name="T241_106"><text:s/></text:span><text:span text:style-name="T241_107">یک</text:span><text:span text:style-name="T241_108"><text:s/></text:span><text:span text:style-name="T241_109">خط</text:span><text:span text:style-name="T241_110"><text:s/></text:span><text:span text:style-name="T241_111">راست</text:span><text:span text:style-name="T241_112"><text:s/></text:span><text:span text:style-name="T241_113">را</text:span><text:span text:style-name="T241_114"><text:s/></text:span><text:span text:style-name="T241_115">تشکیل</text:span><text:span text:style-name="T241_116"><text:s/></text:span><text:span text:style-name="T241_117">می</text:span><text:span text:style-name="T241_118"><text:s/></text:span><text:span text:style-name="T241_119">دهند</text:span><text:span text:style-name="T241_120"><text:s/></text:span><text:span text:style-name="T241_121">یا</text:span><text:span text:style-name="T241_122"><text:s/></text:span><text:span text:style-name="T241_123">نه</text:span><text:span text:style-name="T241_124">.<text:s/></text:span><text:span text:style-name="T241_125">می</text:span><text:span text:style-name="T241_126"><text:s/></text:span><text:span text:style-name="T241_127">توانید</text:span><text:span text:style-name="T241_128"><text:s/></text:span><text:span text:style-name="T241_129">مقدار</text:span><text:span text:style-name="T241_130"><text:s/></text:span><text:span text:style-name="T241_131">s</text:span><text:span text:style-name="T241_132"><text:s/></text:span><text:span text:style-name="T241_133">را</text:span><text:span text:style-name="T241_134"><text:s/></text:span><text:span text:style-name="T241_135">تخمین</text:span><text:span text:style-name="T241_136"><text:s/></text:span><text:span text:style-name="T241_137">بزنید</text:span><text:span text:style-name="T241_138">؟</text:span></text:p>
      <text:p text:style-name="P242"><text:span text:style-name="T242_1">راه</text:span><text:span text:style-name="T242_2"><text:s/></text:span><text:span text:style-name="T242_3">حل</text:span><text:span text:style-name="T242_4">:</text:span><text:span text:style-name="T242_5"><text:a xlink:type="simple" xlink:href="http://thinkpython2.com/code/zipf.py"><text:span text:style-name="T242_6"><text:s/></text:span></text:a></text:span><text:span text:style-name="T242_7"><text:a xlink:type="simple" xlink:href="http://thinkpython2.com/code/zipf.py"><text:span text:style-name="T242_8">http</text:span></text:a></text:span><text:span text:style-name="T242_9"><text:a xlink:type="simple" xlink:href="http://thinkpython2.com/code/zipf.py"><text:span text:style-name="T242_10">://</text:span></text:a></text:span><text:span text:style-name="T242_11"><text:a xlink:type="simple" xlink:href="http://thinkpython2.com/code/zipf.py"><text:span text:style-name="T242_12">thinkpython</text:span></text:a></text:span><text:span text:style-name="T242_13"><text:a xlink:type="simple" xlink:href="http://thinkpython2.com/code/zipf.py"><text:span text:style-name="T242_14">2.</text:span></text:a></text:span><text:span text:style-name="T242_15"><text:a xlink:type="simple" xlink:href="http://thinkpython2.com/code/zipf.py"><text:span text:style-name="T242_16">com</text:span></text:a></text:span><text:span text:style-name="T242_17"><text:a xlink:type="simple" xlink:href="http://thinkpython2.com/code/zipf.py"><text:span text:style-name="T242_18">/</text:span></text:a></text:span><text:span text:style-name="T242_19"><text:a xlink:type="simple" xlink:href="http://thinkpython2.com/code/zipf.py"><text:span text:style-name="T242_20">code</text:span></text:a></text:span><text:span text:style-name="T242_21"><text:a xlink:type="simple" xlink:href="http://thinkpython2.com/code/zipf.py"><text:span text:style-name="T242_22">/</text:span></text:a></text:span><text:span text:style-name="T242_23"><text:a xlink:type="simple" xlink:href="http://thinkpython2.com/code/zipf.py"><text:span text:style-name="T242_24">zipf</text:span></text:a></text:span><text:span text:style-name="T242_25"><text:a xlink:type="simple" xlink:href="http://thinkpython2.com/code/zipf.py"><text:span text:style-name="T242_26">.</text:span></text:a></text:span><text:span text:style-name="T242_27"><text:a xlink:type="simple" xlink:href="http://thinkpython2.com/code/zipf.py"><text:span text:style-name="T242_28">py</text:span></text:a></text:span><text:span text:style-name="T242_29"><text:s/></text:span><text:span text:style-name="T242_30">اگر</text:span><text:span text:style-name="T242_31"><text:s/></text:span><text:span text:style-name="T242_32">مجموعه</text:span><text:span text:style-name="T242_33"><text:s/></text:span><text:span text:style-name="T242_34">anaconda</text:span><text:span text:style-name="T242_35"><text:s/></text:span><text:span text:style-name="T242_36">را</text:span><text:span text:style-name="T242_37"><text:s/></text:span><text:span text:style-name="T242_38">نصب</text:span><text:span text:style-name="T242_39"><text:s/></text:span><text:span text:style-name="T242_40">کرده</text:span><text:span text:style-name="T242_41"><text:s/></text:span><text:span text:style-name="T242_42">اید</text:span><text:span text:style-name="T242_43">،<text:s/></text:span><text:span text:style-name="T242_44">از</text:span><text:span text:style-name="T242_45"><text:s/></text:span><text:span text:style-name="T242_46">قبل</text:span><text:span text:style-name="T242_47"><text:s/></text:span><text:span text:style-name="T242_48">کتابخانه</text:span><text:span text:style-name="T242_49"><text:s text:c="2"/></text:span><text:span text:style-name="T242_50">matplotlib</text:span><text:span text:style-name="T242_51"><text:s/></text:span><text:span text:style-name="T242_52">را</text:span><text:span text:style-name="T242_53"><text:s/></text:span><text:span text:style-name="T242_54">دارید</text:span><text:span text:style-name="T242_55">؛<text:s/></text:span><text:span text:style-name="T242_56">در</text:span><text:span text:style-name="T242_57"><text:s/></text:span><text:span text:style-name="T242_58">غیر</text:span><text:span text:style-name="T242_59"><text:s/></text:span><text:span text:style-name="T242_60">اینصورت</text:span><text:span text:style-name="T242_61"><text:s/></text:span><text:span text:style-name="T242_62">باید</text:span><text:span text:style-name="T242_63"><text:s/></text:span><text:span text:style-name="T242_64">آنرا</text:span><text:span text:style-name="T242_65"><text:s/></text:span><text:span text:style-name="T242_66">نصب</text:span><text:span text:style-name="T242_67"><text:s/></text:span><text:span text:style-name="T242_68">کنید</text:span><text:span text:style-name="T242_69">.</text:span></text:p>
      <text:p text:style-name="P243"/>
      <text:p text:style-name="P244"/>
      <text:p text:style-name="P2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